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Feuil2.xml"/>
  <manifest:file-entry manifest:media-type="text/xml" manifest:full-path="Basic/Standard/Feuil5.xml"/>
  <manifest:file-entry manifest:media-type="text/xml" manifest:full-path="Basic/Standard/Feuil8.xml"/>
  <manifest:file-entry manifest:media-type="text/xml" manifest:full-path="Basic/Standard/Feuil1.xml"/>
  <manifest:file-entry manifest:media-type="text/xml" manifest:full-path="Basic/Standard/Feuil4.xml"/>
  <manifest:file-entry manifest:media-type="text/xml" manifest:full-path="Basic/Standard/ThisWorkbook.xml"/>
  <manifest:file-entry manifest:media-type="text/xml" manifest:full-path="Basic/Standard/Feuil7.xml"/>
  <manifest:file-entry manifest:media-type="text/xml" manifest:full-path="Basic/Standard/Feuil3.xml"/>
  <manifest:file-entry manifest:media-type="text/xml" manifest:full-path="Basic/Standard/Module1.xml"/>
  <manifest:file-entry manifest:media-type="text/xml" manifest:full-path="Basic/Standard/Feuil6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0.531cm"/>
    </style:style>
    <style:style style:name="co18" style:family="table-column">
      <style:table-column-properties fo:break-before="auto" style:column-width="4.665cm"/>
    </style:style>
    <style:style style:name="co19" style:family="table-column">
      <style:table-column-properties fo:break-before="auto" style:column-width="2.806cm"/>
    </style:style>
    <style:style style:name="co20" style:family="table-column">
      <style:table-column-properties fo:break-before="auto" style:column-width="5.249cm"/>
    </style:style>
    <style:style style:name="co21" style:family="table-column">
      <style:table-column-properties fo:break-before="auto" style:column-width="4.306cm"/>
    </style:style>
    <style:style style:name="co22" style:family="table-column">
      <style:table-column-properties fo:break-before="auto" style:column-width="9.245cm"/>
    </style:style>
    <style:style style:name="co23" style:family="table-column">
      <style:table-column-properties fo:break-before="auto" style:column-width="2.166cm"/>
    </style:style>
    <style:style style:name="co24" style:family="table-column">
      <style:table-column-properties fo:break-before="auto" style:column-width="5.133cm"/>
    </style:style>
    <style:style style:name="co25" style:family="table-column">
      <style:table-column-properties fo:break-before="auto" style:column-width="1.118cm"/>
    </style:style>
    <style:style style:name="co26" style:family="table-column">
      <style:table-column-properties fo:break-before="auto" style:column-width="2.35cm"/>
    </style:style>
    <style:style style:name="co27" style:family="table-column">
      <style:table-column-properties fo:break-before="auto" style:column-width="2.545cm"/>
    </style:style>
    <style:style style:name="co28" style:family="table-column">
      <style:table-column-properties fo:break-before="auto" style:column-width="2.237cm"/>
    </style:style>
    <style:style style:name="co29" style:family="table-column">
      <style:table-column-properties fo:break-before="auto" style:column-width="1.12cm"/>
    </style:style>
    <style:style style:name="co76" style:family="table-column">
      <style:table-column-properties fo:break-before="auto" style:column-width="10.049cm"/>
    </style:style>
    <style:style style:name="co77" style:family="table-column">
      <style:table-column-properties fo:break-before="auto" style:column-width="3.14cm"/>
    </style:style>
    <style:style style:name="co78" style:family="table-column">
      <style:table-column-properties fo:break-before="auto" style:column-width="12.241cm"/>
    </style:style>
    <style:style style:name="co79" style:family="table-column">
      <style:table-column-properties fo:break-before="auto" style:column-width="9.772cm"/>
    </style:style>
    <style:style style:name="co80" style:family="table-column">
      <style:table-column-properties fo:break-before="auto" style:column-width="3.778cm"/>
    </style:style>
    <style:style style:name="co81" style:family="table-column">
      <style:table-column-properties fo:break-before="auto" style:column-width="15.307cm"/>
    </style:style>
    <style:style style:name="co36" style:family="table-column">
      <style:table-column-properties fo:break-before="auto" style:column-width="0.923cm"/>
    </style:style>
    <style:style style:name="co37" style:family="table-column">
      <style:table-column-properties fo:break-before="auto" style:column-width="0.559cm"/>
    </style:style>
    <style:style style:name="co38" style:family="table-column">
      <style:table-column-properties fo:break-before="auto" style:column-width="4.336cm"/>
    </style:style>
    <style:style style:name="co39" style:family="table-column">
      <style:table-column-properties fo:break-before="auto" style:column-width="2.432cm"/>
    </style:style>
    <style:style style:name="co40" style:family="table-column">
      <style:table-column-properties fo:break-before="auto" style:column-width="3.664cm"/>
    </style:style>
    <style:style style:name="co41" style:family="table-column">
      <style:table-column-properties fo:break-before="auto" style:column-width="1.706cm"/>
    </style:style>
    <style:style style:name="co82" style:family="table-column">
      <style:table-column-properties fo:break-before="auto" style:column-width="0.748cm"/>
    </style:style>
    <style:style style:name="co83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267cm"/>
    </style:style>
    <style:style style:name="co1" style:family="table-column">
      <style:table-column-properties fo:break-before="auto" style:column-width="0.499cm"/>
    </style:style>
    <style:style style:name="co44" style:family="table-column">
      <style:table-column-properties fo:break-before="auto" style:column-width="9.35cm"/>
    </style:style>
    <style:style style:name="co8" style:family="table-column">
      <style:table-column-properties fo:break-before="auto" style:column-width="1.281cm"/>
    </style:style>
    <style:style style:name="co45" style:family="table-column">
      <style:table-column-properties fo:break-before="auto" style:column-width="1.401cm"/>
    </style:style>
    <style:style style:name="co46" style:family="table-column">
      <style:table-column-properties fo:break-before="auto" style:column-width="1.863cm"/>
    </style:style>
    <style:style style:name="co47" style:family="table-column">
      <style:table-column-properties fo:break-before="auto" style:column-width="3.898cm"/>
    </style:style>
    <style:style style:name="co48" style:family="table-column">
      <style:table-column-properties fo:break-before="auto" style:column-width="1.741cm"/>
    </style:style>
    <style:style style:name="co49" style:family="table-column">
      <style:table-column-properties fo:break-before="auto" style:column-width="3.112cm"/>
    </style:style>
    <style:style style:name="co50" style:family="table-column">
      <style:table-column-properties fo:break-before="auto" style:column-width="25.728cm"/>
    </style:style>
    <style:style style:name="co51" style:family="table-column">
      <style:table-column-properties fo:break-before="auto" style:column-width="1.185cm"/>
    </style:style>
    <style:style style:name="co52" style:family="table-column">
      <style:table-column-properties fo:break-before="auto" style:column-width="1.787cm"/>
    </style:style>
    <style:style style:name="co53" style:family="table-column">
      <style:table-column-properties fo:break-before="auto" style:column-width="1.663cm"/>
    </style:style>
    <style:style style:name="co60" style:family="table-column">
      <style:table-column-properties fo:break-before="auto" style:column-width="4.447cm"/>
    </style:style>
    <style:style style:name="co61" style:family="table-column">
      <style:table-column-properties fo:break-before="auto" style:column-width="16.671cm"/>
    </style:style>
    <style:style style:name="co62" style:family="table-column">
      <style:table-column-properties fo:break-before="auto" style:column-width="1.258cm"/>
    </style:style>
    <style:style style:name="co63" style:family="table-column">
      <style:table-column-properties fo:break-before="auto" style:column-width="0.727cm"/>
    </style:style>
    <style:style style:name="co64" style:family="table-column">
      <style:table-column-properties fo:break-before="auto" style:column-width="3.792cm"/>
    </style:style>
    <style:style style:name="co65" style:family="table-column">
      <style:table-column-properties fo:break-before="auto" style:column-width="1.418cm"/>
    </style:style>
    <style:style style:name="co66" style:family="table-column">
      <style:table-column-properties fo:break-before="auto" style:column-width="7.722cm"/>
    </style:style>
    <style:style style:name="co67" style:family="table-column">
      <style:table-column-properties fo:break-before="auto" style:column-width="0.893cm"/>
    </style:style>
    <style:style style:name="co68" style:family="table-column">
      <style:table-column-properties fo:break-before="auto" style:column-width="1.309cm"/>
    </style:style>
    <style:style style:name="co69" style:family="table-column">
      <style:table-column-properties fo:break-before="auto" style:column-width="1.201cm"/>
    </style:style>
    <style:style style:name="co70" style:family="table-column">
      <style:table-column-properties fo:break-before="auto" style:column-width="3.722cm"/>
    </style:style>
    <style:style style:name="co71" style:family="table-column">
      <style:table-column-properties fo:break-before="auto" style:column-width="1.115cm"/>
    </style:style>
    <style:style style:name="co72" style:family="table-column">
      <style:table-column-properties fo:break-before="auto" style:column-width="0.975cm"/>
    </style:style>
    <style:style style:name="co73" style:family="table-column">
      <style:table-column-properties fo:break-before="auto" style:column-width="3.736cm"/>
    </style:style>
    <style:style style:name="co74" style:family="table-column">
      <style:table-column-properties fo:break-before="auto" style:column-width="0.984cm"/>
    </style:style>
    <style:style style:name="co75" style:family="table-column">
      <style:table-column-properties fo:break-before="auto" style:column-width="9.774cm"/>
    </style:style>
    <style:style style:name="co84" style:family="table-column">
      <style:table-column-properties fo:break-before="auto" style:column-width="3.859cm"/>
    </style:style>
    <style:style style:name="co85" style:family="table-column">
      <style:table-column-properties fo:break-before="auto" style:column-width="1.446cm"/>
    </style:style>
    <style:style style:name="co86" style:family="table-column">
      <style:table-column-properties fo:break-before="auto" style:column-width="1.363cm"/>
    </style:style>
    <style:style style:name="co87" style:family="table-column">
      <style:table-column-properties fo:break-before="auto" style:column-width="0.587cm"/>
    </style:style>
    <style:style style:name="co88" style:family="table-column">
      <style:table-column-properties fo:break-before="auto" style:column-width="1.035cm"/>
    </style:style>
    <style:style style:name="co89" style:family="table-column">
      <style:table-column-properties fo:break-before="auto" style:column-width="4.888cm"/>
    </style:style>
    <style:style style:name="co90" style:family="table-column">
      <style:table-column-properties fo:break-before="auto" style:column-width="0.616cm"/>
    </style:style>
    <style:style style:name="co91" style:family="table-column">
      <style:table-column-properties fo:break-before="auto" style:column-width="1.453cm"/>
    </style:style>
    <style:style style:name="co92" style:family="table-column">
      <style:table-column-properties fo:break-before="auto" style:column-width="5.23cm"/>
    </style:style>
    <style:style style:name="co93" style:family="table-column">
      <style:table-column-properties fo:break-before="auto" style:column-width="1.203cm"/>
    </style:style>
    <style:style style:name="co94" style:family="table-column">
      <style:table-column-properties fo:break-before="auto" style:column-width="1.399cm"/>
    </style:style>
    <style:style style:name="co95" style:family="table-column">
      <style:table-column-properties fo:break-before="auto" style:column-width="1.51cm"/>
    </style:style>
    <style:style style:name="co96" style:family="table-column">
      <style:table-column-properties fo:break-before="auto" style:column-width="1.6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mp">
      <style:table-properties table:display="true" style:writing-mode="lr-tb"/>
    </style:style>
    <style:style style:name="ta3" style:family="table" style:master-page-name="PageStyle_5f_BO">
      <style:table-properties table:display="true" style:writing-mode="lr-tb"/>
    </style:style>
    <style:style style:name="ta11" style:family="table" style:master-page-name="PageStyle_5f_CC">
      <style:table-properties table:display="true" style:writing-mode="lr-tb"/>
    </style:style>
    <style:style style:name="ta5" style:family="table" style:master-page-name="PageStyle_5f_Attaque">
      <style:table-properties table:display="true" style:writing-mode="lr-tb"/>
    </style:style>
    <style:style style:name="ta6" style:family="table" style:master-page-name="PageStyle_5f_Armes">
      <style:table-properties table:display="true" style:writing-mode="lr-tb"/>
    </style:style>
    <style:style style:name="ta7" style:family="table" style:master-page-name="PageStyle_5f_Xp">
      <style:table-properties table:display="true" style:writing-mode="lr-tb"/>
    </style:style>
    <style:style style:name="ta9" style:family="table" style:master-page-name="PageStyle_5f_PJ">
      <style:table-properties table:display="true" style:writing-mode="lr-tb"/>
    </style:style>
    <style:style style:name="ta10" style:family="table" style:master-page-name="PageStyle_5f_Calcul">
      <style:table-properties table:display="true" style:writing-mode="lr-tb"/>
    </style:style>
    <style:style style:name="ta12" style:family="table" style:master-page-name="PageStyle_5f_Perso">
      <style:table-properties table:display="true" style:writing-mode="lr-tb"/>
    </style:style>
    <style:style style:name="ta13" style:family="table" style:master-page-name="PageStyle_5f_Tes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44" style:family="table-cell" style:parent-style-name="Default" style:data-style-name="N100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</style:style>
    <style:style style:name="ce46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49" style:family="table-cell" style:parent-style-name="Default" style:data-style-name="N100">
      <style:table-cell-properties fo:border-bottom="0.002cm solid #000000" fo:background-color="#c0c0c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51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52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5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57" style:family="table-cell" style:parent-style-name="Default" style:data-style-name="N100">
      <style:table-cell-properties style:vertical-align="middle"/>
    </style:style>
    <style:style style:name="ce2" style:family="table-cell" style:parent-style-name="Default">
      <style:text-properties style:font-name="Tahoma" fo:font-size="10pt" style:font-size-asian="10pt" style:font-size-complex="10pt"/>
    </style:style>
    <style:style style:name="ce4" style:family="table-cell" style:parent-style-name="Default">
      <style:table-cell-properties fo:background-color="#c0c0c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ffff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ffff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ackground-color="#008080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99ccff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ff950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94bd5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ackground-color="#996633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#9966cc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ffcc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#ffcc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008080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#99ccff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ff950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94bd5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9966cc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80808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144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6" style:family="table-cell" style:parent-style-name="Default" style:data-style-name="N144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7" style:family="table-cell" style:parent-style-name="Default" style:data-style-name="N144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8" style:family="table-cell" style:parent-style-name="Default" style:data-style-name="N144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9" style:family="table-cell" style:parent-style-name="Default" style:data-style-name="N144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0" style:family="table-cell" style:parent-style-name="Default" style:data-style-name="N144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1" style:family="table-cell" style:parent-style-name="Default" style:data-style-name="N144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2" style:family="table-cell" style:parent-style-name="Default" style:data-style-name="N144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Tahoma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5" style:family="table-cell" style:parent-style-name="Default">
      <style:text-properties style:font-name="Tahoma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7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9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/>
    </style:style>
    <style:style style:name="ce9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95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97" style:family="table-cell" style:parent-style-name="Default">
      <style:text-properties fo:color="#808080" style:font-name="Tahoma"/>
    </style:style>
    <style:style style:name="ce9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85" style:family="table-cell" style:parent-style-name="Default">
      <style:table-cell-properties fo:background-color="transparent"/>
      <style:text-properties style:font-name="Tahoma" fo:font-size="10pt" style:font-size-asian="10pt" style:font-size-complex="10pt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2" style:family="table-cell" style:parent-style-name="Default">
      <style:table-cell-properties fo:background-color="transparent"/>
    </style:style>
    <style:style style:name="ce3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5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6" style:family="table-cell" style:parent-style-name="Default">
      <style:text-properties fo:color="#c0c0c0"/>
    </style:style>
    <style:style style:name="ce3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7" style:family="table-cell" style:parent-style-name="Default">
      <style:table-cell-properties style:vertical-align="top"/>
      <style:text-properties style:font-name="Tahoma"/>
    </style:style>
    <style:style style:name="ce14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/>
    </style:style>
    <style:style style:name="ce38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6" style:family="table-cell" style:parent-style-name="Default" style:data-style-name="N100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9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0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3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3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5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6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39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Tahoma"/>
    </style:style>
    <style:style style:name="ce39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9" style:family="table-cell" style:parent-style-name="Default">
      <style:table-cell-properties fo:background-color="#ffcc99" fo:border="0.002cm solid #000000" style:vertical-align="top"/>
      <style:text-properties style:use-window-font-color="true" style:font-name="Tahoma"/>
    </style:style>
    <style:style style:name="ce40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font-name-asian="Arial Unicode M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/>
    </style:style>
    <style:style style:name="ce40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/>
    </style:style>
    <style:style style:name="ce40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4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5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ahoma"/>
    </style:style>
    <style:style style:name="ce40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8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0" style:family="table-cell" style:parent-style-name="Default">
      <style:table-cell-properties fo:border="0.002cm solid #000000" style:vertical-align="top"/>
      <style:text-properties style:font-name="Tahoma"/>
    </style:style>
    <style:style style:name="ce411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2" style:family="table-cell" style:parent-style-name="Default">
      <style:table-cell-properties fo:background-color="#ffcc99" fo:border="0.002cm solid #000000" style:vertical-align="top"/>
      <style:text-properties style:font-name="Tahoma"/>
    </style:style>
    <style:style style:name="ce41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Tahoma"/>
    </style:style>
    <style:style style:name="ce41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style="normal" style:font-style-asian="normal" style:font-style-complex="normal"/>
    </style:style>
    <style:style style:name="ce4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000000" style:font-name="Tahoma" fo:font-style="normal" style:font-style-asian="normal" style:font-style-complex="normal"/>
    </style:style>
    <style:style style:name="ce416" style:family="table-cell" style:parent-style-name="Default">
      <style:table-cell-properties fo:background-color="transparent" style:vertical-align="top"/>
      <style:text-properties style:font-name="Tahoma"/>
    </style:style>
    <style:style style:name="ce417" style:family="table-cell" style:parent-style-name="Default">
      <style:table-cell-properties style:vertical-align="top"/>
      <style:text-properties fo:color="#808080" style:font-name="Tahoma"/>
    </style:style>
    <style:style style:name="ce418" style:family="table-cell" style:parent-style-name="Default">
      <style:table-cell-properties style:vertical-align="top"/>
      <style:text-properties fo:color="#000000" style:font-name="Tahoma"/>
    </style:style>
    <style:style style:name="ce14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font-name="Tahoma"/>
    </style:style>
    <style:style style:name="ce157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6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/>
    </style:style>
    <style:style style:name="ce16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Tahoma"/>
    </style:style>
    <style:style style:name="ce1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172" style:family="table-cell" style:parent-style-name="Default">
      <style:table-cell-properties fo:background-color="#c0c0c0" fo:border="0.002cm solid #000000"/>
      <style:text-properties style:font-name="Tahoma" fo:font-weight="bold" style:font-weight-asian="bold" style:font-weight-complex="bold"/>
    </style:style>
    <style:style style:name="ce173" style:family="table-cell" style:parent-style-name="Default">
      <style:table-cell-properties fo:border="0.002cm solid #000000"/>
      <style:text-properties style:font-name="Tahoma"/>
    </style:style>
    <style:style style:name="ce177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419" style:family="table-cell" style:parent-style-name="Default">
      <style:text-properties style:font-name="Tahoma" fo:font-weight="bold" style:font-weight-asian="bold" style:font-weight-complex="bold"/>
    </style:style>
    <style:style style:name="ce420" style:family="table-cell" style:parent-style-name="Default">
      <style:table-cell-properties fo:background-color="#808080" fo:border="0.002cm solid #000000"/>
      <style:text-properties style:font-name="Tahoma" fo:font-weight="bold" style:font-weight-asian="bold" style:font-weight-complex="bold"/>
    </style:style>
    <style:style style:name="ce421" style:family="table-cell" style:parent-style-name="Default">
      <style:table-cell-properties fo:background-color="#c0c0c0" fo:border="0.002cm solid #000000"/>
      <style:text-properties style:use-window-font-color="true" style:font-name="Tahoma" fo:font-weight="bold" style:font-weight-asian="bold" style:font-weight-complex="bold"/>
    </style:style>
    <style:style style:name="ce422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42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font-name="Tahoma" fo:font-weight="bold" style:font-weight-asian="bold" style:font-weight-complex="bold"/>
    </style:style>
    <style:style style:name="ce42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42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42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42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42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42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/>
    </style:style>
    <style:style style:name="ce43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ahoma"/>
    </style:style>
    <style:style style:name="ce4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432" style:family="table-cell" style:parent-style-name="Default">
      <style:table-cell-properties fo:border-bottom="none" fo:border-left="0.002cm solid #000000" fo:border-right="0.002cm solid #000000" fo:border-top="none"/>
      <style:text-properties style:font-name="Tahoma"/>
    </style:style>
    <style:style style:name="ce43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43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43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/>
    </style:style>
    <style:style style:name="ce43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43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43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43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18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1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199" style:family="table-cell" style:parent-style-name="Default">
      <style:text-properties fo:color="#c0c0c0" style:font-name="Tahoma"/>
    </style:style>
    <style:style style:name="ce2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/>
    </style:style>
    <style:style style:name="ce2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 style:font-name="Tahoma"/>
    </style:style>
    <style:style style:name="ce2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3" style:family="table-cell" style:parent-style-name="Default">
      <style:text-properties fo:font-weight="bold" style:font-weight-asian="bold" style:font-weight-complex="bold"/>
    </style:style>
    <style:style style:name="ce20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5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="0.002cm solid #000000"/>
    </style:style>
    <style:style style:name="ce20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ackground-color="transparent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4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4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4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4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8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9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0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4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6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7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8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0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1" style:family="table-cell" style:parent-style-name="Default" style:data-style-name="N100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3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4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5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6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9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0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1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0" style:family="table-cell" style:parent-style-name="Default">
      <style:table-cell-properties fo:background-color="transparent" fo:border="none"/>
      <style:text-properties style:font-name="Tahoma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>
      <style:table-cell-properties fo:border="0.002cm solid #000000"/>
      <style:text-properties style:font-name="Tahoma" fo:font-size="10pt" style:font-size-asian="10pt" style:font-size-complex="10pt"/>
    </style:style>
    <style:style style:name="ce30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0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30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 fo:font-size="10pt" style:font-size-asian="10pt" style:font-size-complex="10pt"/>
    </style:style>
    <style:style style:name="ce306" style:family="table-cell" style:parent-style-name="Default">
      <style:table-cell-properties fo:border-bottom="none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>
      <style:table-cell-properties fo:border-bottom="0.002cm solid #000000" fo:border-left="none" fo:border-right="none" fo:border-top="0.002cm solid #000000"/>
      <style:text-properties style:font-name="Tahoma" fo:font-size="10pt" style:font-size-asian="10pt" style:font-size-complex="10pt"/>
    </style:style>
    <style:style style:name="ce308" style:family="table-cell" style:parent-style-name="Default">
      <style:table-cell-properties fo:border="none"/>
      <style:text-properties style:font-name="Tahoma" fo:font-size="10pt" style:font-size-asian="10pt" style:font-size-complex="10pt"/>
    </style:style>
    <style:style style:name="ce309" style:family="table-cell" style:parent-style-name="Default">
      <style:table-cell-properties fo:border-bottom="0.002cm solid #000000" fo:border-left="none" fo:border-right="none" fo:border-top="none"/>
      <style:text-properties style:font-name="Tahoma" fo:font-size="10pt" style:font-size-asian="10pt" style:font-size-complex="10pt"/>
    </style:style>
    <style:style style:name="ce3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11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order-bottom="0.002cm solid #000000" fo:background-color="#c0c0c0" fo:border-left="0.002cm solid #000000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14" style:family="table-cell" style:parent-style-name="Default" style:data-style-name="N2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5" style:family="table-cell" style:parent-style-name="Default" style:data-style-name="N2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17" style:family="table-cell" style:parent-style-name="Default" style:data-style-name="N1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8" style:family="table-cell" style:parent-style-name="Default" style:data-style-name="N1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ahoma" fo:font-size="10pt" style:font-size-asian="10pt" style:font-size-complex="10pt"/>
    </style:style>
    <style:style style:name="ce32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41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style:font-size-asian="10pt" style:font-size-complex="10pt"/>
    </style:style>
    <style:style style:name="ce447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ackground-color="#c0c0c0" fo:border="0.002cm solid #000000"/>
      <style:text-properties style:font-name="Tahoma" fo:font-size="10pt" style:font-size-asian="10pt" style:font-size-complex="10pt"/>
    </style:style>
    <style:style style:name="ce451" style:family="table-cell" style:parent-style-name="Default">
      <style:table-cell-properties fo:border="0.002cm solid #000000" style:vertical-align="middle"/>
      <style:text-properties style:font-name="Tahoma" fo:font-size="10pt" style:font-size-asian="10pt" style:font-size-complex="10pt"/>
    </style:style>
    <style:style style:name="ce45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454" style:family="table-cell" style:parent-style-name="Default" style:data-style-name="N14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5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6" style:family="table-cell" style:parent-style-name="Default" style:data-style-name="N144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7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9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0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1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2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4" style:family="table-cell" style:parent-style-name="Default" style:data-style-name="N14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5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6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1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3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4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5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6" style:family="table-cell" style:parent-style-name="Default">
      <style:table-cell-properties fo:border-bottom="none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7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8" style:family="table-cell" style:parent-style-name="Default">
      <style:table-cell-properties fo:border-bottom="0.002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9" style:family="table-cell" style:parent-style-name="Default">
      <style:table-cell-properties fo:border-bottom="0.088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0" style:family="table-cell" style:parent-style-name="Default">
      <style:table-cell-properties fo:border-bottom="none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1" style:family="table-cell" style:parent-style-name="Default">
      <style:table-cell-properties fo:border-bottom="0.002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2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3" style:family="table-cell" style:parent-style-name="Default">
      <style:table-cell-properties fo:background-color="#94bd5e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84" style:family="table-cell" style:parent-style-name="Default">
      <style:table-cell-properties fo:border-bottom="0.002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86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7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88" style:family="table-cell" style:parent-style-name="Default">
      <style:table-cell-properties fo:border-bottom="0.088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0" style:family="table-cell" style:parent-style-name="Default">
      <style:table-cell-properties fo:border-bottom="0.088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1" style:family="table-cell" style:parent-style-name="Default">
      <style:table-cell-properties fo:border-bottom="0.088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2" style:family="table-cell" style:parent-style-name="Default">
      <style:table-cell-properties fo:border-bottom="0.088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3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4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5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6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8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9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0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02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0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0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0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0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08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0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12" style:family="table-cell" style:parent-style-name="Default" style:data-style-name="N151">
      <style:table-cell-properties fo:border-bottom="none" fo:border-left="0.002cm solid #000000" fo:border-right="none" fo:border-top="0.002cm solid #000000"/>
      <style:text-properties style:font-name="Tahoma" fo:font-size="10pt" style:font-size-asian="10pt" style:font-size-complex="10pt"/>
    </style:style>
    <style:style style:name="ce513" style:family="table-cell" style:parent-style-name="Default" style:data-style-name="N151">
      <style:table-cell-properties fo:border-bottom="none" fo:border-left="0.002cm solid #000000" fo:border-right="none" fo:border-top="none"/>
      <style:text-properties style:font-name="Tahoma" fo:font-size="10pt" style:font-size-asian="10pt" style:font-size-complex="10pt"/>
    </style:style>
    <style:style style:name="ce514" style:family="table-cell" style:parent-style-name="Default" style:data-style-name="N151">
      <style:table-cell-properties fo:border-bottom="0.002cm solid #000000" fo:border-left="0.002cm solid #000000" fo:border-right="none" fo:border-top="none"/>
      <style:text-properties style:font-name="Tahoma" fo:font-size="10pt" style:font-size-asian="10pt" style:font-size-complex="10pt"/>
    </style:style>
    <style:style style:name="ce515" style:family="table-cell" style:parent-style-name="Default" style:data-style-name="N151">
      <style:text-properties style:font-name="Tahoma" fo:font-size="10pt" style:font-size-asian="10pt" style:font-size-complex="10pt"/>
    </style:style>
    <style:style style:name="ce516" style:family="table-cell" style:parent-style-name="Default" style:data-style-name="N151">
      <style:table-cell-properties fo:border-bottom="none" fo:border-left="none" fo:border-right="none" fo:border-top="0.002cm solid #000000"/>
      <style:text-properties style:font-name="Tahoma" fo:font-size="10pt" style:font-size-asian="10pt" style:font-size-complex="10pt"/>
    </style:style>
    <style:style style:name="ce517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4pt" fo:font-weight="bold" style:font-size-asian="14pt" style:font-weight-asian="bold" style:font-size-complex="14pt" style:font-weight-complex="bold"/>
    </style:style>
    <style:style style:name="ce518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19" style:family="table-cell" style:parent-style-name="Default" style:data-style-name="N151">
      <style:table-cell-properties fo:border-bottom="0.002cm solid #000000" fo:border-left="none" fo:border-right="none" fo:border-top="none"/>
      <style:text-properties style:font-name="Tahoma" fo:font-size="10pt" style:font-size-asian="10pt" style:font-size-complex="10pt"/>
    </style:style>
    <style:style style:name="ce520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521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2" style:family="table-cell" style:parent-style-name="Default" style:data-style-name="N151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151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4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25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526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7" style:family="table-cell" style:parent-style-name="Default" style:data-style-name="N151">
      <style:table-cell-properties fo:border-bottom="0.002cm solid #000000" fo:background-color="#c0c0c0" fo:border-left="none" fo:border-right="0.002cm solid #000000" fo:border-top="0.002cm solid #000000"/>
      <style:text-properties style:font-name="Tahoma" fo:font-size="10pt" style:font-size-asian="10pt" style:font-size-complex="10pt"/>
    </style:style>
    <style:style style:name="ce528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9" style:family="table-cell" style:parent-style-name="Default" style:data-style-name="N151">
      <style:table-cell-properties fo:border-bottom="none" fo:border-left="none" fo:border-right="0.002cm solid #000000" fo:border-top="0.002cm solid #000000"/>
      <style:text-properties style:font-name="Tahoma" fo:font-size="10pt" style:font-size-asian="10pt" style:font-size-complex="10pt"/>
    </style:style>
    <style:style style:name="ce530" style:family="table-cell" style:parent-style-name="Default" style:data-style-name="N151">
      <style:table-cell-properties fo:border-bottom="none" fo:border-left="none" fo:border-right="0.002cm solid #000000" fo:border-top="none"/>
      <style:text-properties style:font-name="Tahoma" fo:font-size="10pt" style:font-size-asian="10pt" style:font-size-complex="10pt"/>
    </style:style>
    <style:style style:name="ce531" style:family="table-cell" style:parent-style-name="Default" style:data-style-name="N151">
      <style:table-cell-properties fo:border-bottom="0.002cm solid #000000" fo:border-left="none" fo:border-right="0.002cm solid #000000" fo:border-top="none"/>
      <style:text-properties style:font-name="Tahoma" fo:font-size="10pt" style:font-size-asian="10pt" style:font-size-complex="10pt"/>
    </style:style>
    <style:style style:name="ce532" style:family="table-cell" style:parent-style-name="Default" style:data-style-name="N151">
      <style:table-cell-properties fo:border="none"/>
      <style:text-properties style:font-name="Tahoma" fo:font-size="10pt" style:font-size-asian="10pt" style:font-size-complex="10pt"/>
    </style:style>
    <style:style style:name="ce533" style:family="table-cell" style:parent-style-name="Default" style:data-style-name="N151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4" style:family="table-cell" style:parent-style-name="Default" style:data-style-name="N151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5" style:family="table-cell" style:parent-style-name="Default" style:data-style-name="N151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6" style:family="table-cell" style:parent-style-name="Default" style:data-style-name="N151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7" style:family="table-cell" style:parent-style-name="Default" style:data-style-name="N151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8" style:family="table-cell" style:parent-style-name="Default" style:data-style-name="N151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9" style:family="table-cell" style:parent-style-name="Default" style:data-style-name="N151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40" style:family="table-cell" style:parent-style-name="Default" style:data-style-name="N151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41" style:family="table-cell" style:parent-style-name="Default" style:data-style-name="N151">
      <style:table-cell-properties fo:border="0.002cm solid #000000"/>
      <style:text-properties style:font-name="Tahoma" fo:font-size="10pt" style:font-size-asian="10pt" style:font-size-complex="10pt"/>
    </style:style>
    <style:style style:name="ce542" style:family="table-cell" style:parent-style-name="Default" style:data-style-name="N151">
      <style:table-cell-properties fo:border="0.002cm solid #000000"/>
      <style:text-properties style:font-name="Tahoma" fo:font-size="10pt" style:font-name-asian="Sherwood" style:font-size-asian="10pt" style:font-name-complex="Sherwood" style:font-size-complex="10pt"/>
    </style:style>
    <style:style style:name="ce5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Tahoma"/>
    </style:style>
    <style:style style:name="ce5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Tahoma"/>
    </style:style>
    <style:style style:name="ce54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8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office:forms form:automatic-focus="false" form:apply-design-mode="false"/>
        <table:table-column table:style-name="co1" table:default-cell-style-name="ce2"/>
        <table:table-column table:style-name="co64" table:default-cell-style-name="ce2"/>
        <table:table-column table:style-name="co65" table:default-cell-style-name="ce2"/>
        <table:table-column table:style-name="co66" table:default-cell-style-name="ce2"/>
        <table:table-column table:style-name="co5" table:default-cell-style-name="ce2"/>
        <table:table-column table:style-name="co67" table:default-cell-style-name="ce2"/>
        <table:table-column table:style-name="co68" table:default-cell-style-name="ce2"/>
        <table:table-column table:style-name="co8" table:default-cell-style-name="ce2"/>
        <table:table-column table:style-name="co69" table:default-cell-style-name="ce2"/>
        <table:table-column table:style-name="co70" table:default-cell-style-name="ce2"/>
        <table:table-column table:style-name="co71" table:default-cell-style-name="ce2"/>
        <table:table-column table:style-name="co72" table:default-cell-style-name="ce2"/>
        <table:table-column table:style-name="co5" table:default-cell-style-name="ce2"/>
        <table:table-column table:style-name="co67" table:default-cell-style-name="ce440"/>
        <table:table-column table:style-name="co73" table:default-cell-style-name="ce2"/>
        <table:table-column table:style-name="co74" table:default-cell-style-name="ce2"/>
        <table:table-column table:style-name="co75" table:default-cell-style-name="ce2"/>
        <table:table-column table:style-name="co5" table:number-columns-repeated="1007" table:default-cell-style-name="ce2"/>
        <table:table-row table:style-name="ro1">
          <table:table-cell table:style-name="ce285"/>
          <table:table-cell table:style-name="ce300"/>
          <table:table-cell table:style-name="ce302"/>
          <table:table-cell table:style-name="ce300"/>
          <table:table-cell table:style-name="ce285" table:number-columns-repeated="5"/>
          <table:table-cell table:style-name="ce320" table:number-columns-repeated="3"/>
          <table:table-cell table:style-name="ce285"/>
          <table:table-cell table:style-name="ce320"/>
          <table:table-cell table:style-name="ce285" table:number-columns-repeated="1010"/>
        </table:table-row>
        <table:table-row table:style-name="ro1">
          <table:table-cell/>
          <table:table-cell table:style-name="ce4" office:value-type="string">
            <text:p>Caracteristique</text:p>
          </table:table-cell>
          <table:table-cell table:style-name="ce303" office:value-type="string">
            <text:p>Abrv.</text:p>
          </table:table-cell>
          <table:table-cell table:style-name="ce4" office:value-type="string">
            <text:p>Desc</text:p>
          </table:table-cell>
          <table:table-cell/>
          <table:table-cell table:style-name="ce311" office:value-type="string">
            <text:p>Val</text:p>
          </table:table-cell>
          <table:table-cell table:style-name="ce314" office:value-type="string">
            <text:p>Taille</text:p>
          </table:table-cell>
          <table:table-cell table:style-name="ce317" office:value-type="string">
            <text:p>Poids</text:p>
          </table:table-cell>
          <table:table-cell/>
          <table:table-cell table:style-name="ce321" office:value-type="string">
            <text:p>Nom</text:p>
          </table:table-cell>
          <table:table-cell table:style-name="ce321" office:value-type="string">
            <text:p>Abv</text:p>
          </table:table-cell>
          <table:table-cell table:style-name="ce321" office:value-type="string">
            <text:p>D</text:p>
          </table:table-cell>
          <table:table-cell/>
          <table:table-cell table:style-name="ce442" office:value-type="string">
            <text:p>Tai</text:p>
          </table:table-cell>
          <table:table-cell table:style-name="ce442" office:value-type="string">
            <text:p>Type</text:p>
          </table:table-cell>
          <table:table-cell table:style-name="ce444" office:value-type="string">
            <text:p>mD</text:p>
          </table:table-cell>
          <table:table-cell table:number-columns-repeated="1008"/>
        </table:table-row>
        <table:table-row table:style-name="ro1">
          <table:table-cell/>
          <table:table-cell table:style-name="ce301" office:value-type="string">
            <text:p>Force</text:p>
          </table:table-cell>
          <table:table-cell table:style-name="ce304" office:value-type="string">
            <text:p>FOR</text:p>
          </table:table-cell>
          <table:table-cell table:style-name="ce301" office:value-type="string">
            <text:p>Force musculaire</text:p>
          </table:table-cell>
          <table:table-cell/>
          <table:table-cell table:style-name="ce312" office:value-type="float" office:value="0">
            <text:p>0</text:p>
          </table:table-cell>
          <table:table-cell table:style-name="ce315" table:formula="of:=3.4-[.G23]" office:value-type="float" office:value="0">
            <text:p>0,00</text:p>
          </table:table-cell>
          <table:table-cell table:style-name="ce318" table:formula="of:=[.F3]/0.15" office:value-type="float" office:value="0">
            <text:p>0</text:p>
          </table:table-cell>
          <table:table-cell/>
          <table:table-cell table:style-name="ce310" office:value-type="string">
            <text:p>Routine</text:p>
          </table:table-cell>
          <table:table-cell table:style-name="ce310" office:value-type="string">
            <text:p>R</text:p>
          </table:table-cell>
          <table:table-cell table:style-name="ce310" office:value-type="float" office:value="5">
            <text:p>5</text:p>
          </table:table-cell>
          <table:table-cell/>
          <table:table-cell table:style-name="ce443" office:value-type="string">
            <text:p>N</text:p>
          </table:table-cell>
          <table:table-cell table:style-name="ce447" office:value-type="string">
            <text:p>Armes naturelles</text:p>
          </table:table-cell>
          <table:table-cell table:style-name="ce452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301" office:value-type="string">
            <text:p>Constitution</text:p>
          </table:table-cell>
          <table:table-cell table:style-name="ce304" office:value-type="string">
            <text:p>CON</text:p>
          </table:table-cell>
          <table:table-cell table:style-name="ce301" office:value-type="string">
            <text:p>Résistance physique (choc, effort intense)</text:p>
          </table:table-cell>
          <table:table-cell/>
          <table:table-cell table:style-name="ce312" office:value-type="float" office:value="1">
            <text:p>1</text:p>
          </table:table-cell>
          <table:table-cell table:style-name="ce315" table:formula="of:=3.4-[.G22]" office:value-type="float" office:value="0.393663098584442">
            <text:p>0,39</text:p>
          </table:table-cell>
          <table:table-cell table:style-name="ce318" table:formula="of:=[.F4]/0.15" office:value-type="float" office:value="6.66666666666667">
            <text:p>7</text:p>
          </table:table-cell>
          <table:table-cell/>
          <table:table-cell table:style-name="ce310" office:value-type="string">
            <text:p>Très facile</text:p>
          </table:table-cell>
          <table:table-cell table:style-name="ce310" office:value-type="string">
            <text:p>TF</text:p>
          </table:table-cell>
          <table:table-cell table:style-name="ce310" office:value-type="float" office:value="10">
            <text:p>10</text:p>
          </table:table-cell>
          <table:table-cell/>
          <table:table-cell table:style-name="ce443" office:value-type="string">
            <text:p>P</text:p>
          </table:table-cell>
          <table:table-cell table:style-name="ce447" office:value-type="string">
            <text:p>Petites armes</text:p>
          </table:table-cell>
          <table:table-cell table:style-name="ce452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301" office:value-type="string">
            <text:p>Endurance</text:p>
          </table:table-cell>
          <table:table-cell table:style-name="ce304" office:value-type="string">
            <text:p>END</text:p>
          </table:table-cell>
          <table:table-cell table:style-name="ce301" office:value-type="string">
            <text:p>Endurance aux efforts prolongés</text:p>
          </table:table-cell>
          <table:table-cell/>
          <table:table-cell table:style-name="ce312" office:value-type="float" office:value="2">
            <text:p>2</text:p>
          </table:table-cell>
          <table:table-cell table:style-name="ce315" table:formula="of:=3.4-[.G21]" office:value-type="float" office:value="0.726863216192091">
            <text:p>0,73</text:p>
          </table:table-cell>
          <table:table-cell table:style-name="ce318" table:formula="of:=[.F5]/0.15" office:value-type="float" office:value="13.3333333333333">
            <text:p>13</text:p>
          </table:table-cell>
          <table:table-cell/>
          <table:table-cell table:style-name="ce310" office:value-type="string">
            <text:p>Facile</text:p>
          </table:table-cell>
          <table:table-cell table:style-name="ce310" office:value-type="string">
            <text:p>F</text:p>
          </table:table-cell>
          <table:table-cell table:style-name="ce310" office:value-type="float" office:value="15">
            <text:p>15</text:p>
          </table:table-cell>
          <table:table-cell/>
          <table:table-cell table:style-name="ce443" office:value-type="string">
            <text:p>M</text:p>
          </table:table-cell>
          <table:table-cell table:style-name="ce447" office:value-type="string">
            <text:p>Armes moyennes</text:p>
          </table:table-cell>
          <table:table-cell table:style-name="ce452" office:value-type="float" office:value="-10">
            <text:p>-10</text:p>
          </table:table-cell>
          <table:table-cell table:number-columns-repeated="1008"/>
        </table:table-row>
        <table:table-row table:style-name="ro1">
          <table:table-cell/>
          <table:table-cell table:style-name="ce301" office:value-type="string">
            <text:p>Intelligence</text:p>
          </table:table-cell>
          <table:table-cell table:style-name="ce304" office:value-type="string">
            <text:p>INT</text:p>
          </table:table-cell>
          <table:table-cell table:style-name="ce301" office:value-type="string">
            <text:p>Capacité d'analyse</text:p>
          </table:table-cell>
          <table:table-cell/>
          <table:table-cell table:style-name="ce312" office:value-type="float" office:value="3">
            <text:p>3</text:p>
          </table:table-cell>
          <table:table-cell table:style-name="ce315" table:formula="of:=3.4-[.G20]" office:value-type="float" office:value="1.00306219789712">
            <text:p>1,00</text:p>
          </table:table-cell>
          <table:table-cell table:style-name="ce318" table:formula="of:=[.F6]/0.15" office:value-type="float" office:value="20">
            <text:p>20</text:p>
          </table:table-cell>
          <table:table-cell/>
          <table:table-cell table:style-name="ce321" office:value-type="string">
            <text:p>Normal</text:p>
          </table:table-cell>
          <table:table-cell table:style-name="ce321" office:value-type="string">
            <text:p>N</text:p>
          </table:table-cell>
          <table:table-cell table:style-name="ce321" office:value-type="float" office:value="20">
            <text:p>20</text:p>
          </table:table-cell>
          <table:table-cell/>
          <table:table-cell table:style-name="ce443" office:value-type="string">
            <text:p>G</text:p>
          </table:table-cell>
          <table:table-cell table:style-name="ce447" office:value-type="string">
            <text:p>Grandes armes</text:p>
          </table:table-cell>
          <table:table-cell table:style-name="ce452" office:value-type="float" office:value="-20">
            <text:p>-20</text:p>
          </table:table-cell>
          <table:table-cell table:number-columns-repeated="1008"/>
        </table:table-row>
        <table:table-row table:style-name="ro1">
          <table:table-cell/>
          <table:table-cell table:style-name="ce301" office:value-type="string">
            <text:p>Volonté</text:p>
          </table:table-cell>
          <table:table-cell table:style-name="ce304" office:value-type="string">
            <text:p>VOL</text:p>
          </table:table-cell>
          <table:table-cell table:style-name="ce301" office:value-type="string">
            <text:p>Force de volonté ; résistance psychologique</text:p>
          </table:table-cell>
          <table:table-cell/>
          <table:table-cell table:style-name="ce312" office:value-type="float" office:value="4">
            <text:p>4</text:p>
          </table:table-cell>
          <table:table-cell table:style-name="ce315" table:formula="of:=3.4-[.G19]" office:value-type="float" office:value="1.22594683842421">
            <text:p>1,23</text:p>
          </table:table-cell>
          <table:table-cell table:style-name="ce318" table:formula="of:=[.F7]/0.15" office:value-type="float" office:value="26.6666666666667">
            <text:p>27</text:p>
          </table:table-cell>
          <table:table-cell/>
          <table:table-cell table:style-name="ce310" office:value-type="string">
            <text:p>Difficile</text:p>
          </table:table-cell>
          <table:table-cell table:style-name="ce310" office:value-type="string">
            <text:p>D</text:p>
          </table:table-cell>
          <table:table-cell table:style-name="ce310" office:value-type="float" office:value="25">
            <text:p>25</text:p>
          </table:table-cell>
          <table:table-cell table:number-columns-repeated="1012"/>
        </table:table-row>
        <table:table-row table:style-name="ro1">
          <table:table-cell/>
          <table:table-cell table:style-name="ce301" office:value-type="string">
            <text:p>Magie</text:p>
          </table:table-cell>
          <table:table-cell table:style-name="ce304" office:value-type="string">
            <text:p>MAG</text:p>
          </table:table-cell>
          <table:table-cell table:style-name="ce301" office:value-type="string">
            <text:p>Maitrise des forces magiques</text:p>
          </table:table-cell>
          <table:table-cell/>
          <table:table-cell table:style-name="ce312" office:value-type="float" office:value="5">
            <text:p>5</text:p>
          </table:table-cell>
          <table:table-cell table:style-name="ce315" table:formula="of:=3.4-[.G18]" office:value-type="float" office:value="1.39947961799572">
            <text:p>1,40</text:p>
          </table:table-cell>
          <table:table-cell table:style-name="ce318" table:formula="of:=[.F8]/0.15" office:value-type="float" office:value="33.3333333333333">
            <text:p>33</text:p>
          </table:table-cell>
          <table:table-cell/>
          <table:table-cell table:style-name="ce310" office:value-type="string">
            <text:p>Très difficile</text:p>
          </table:table-cell>
          <table:table-cell table:style-name="ce310" office:value-type="string">
            <text:p>TD</text:p>
          </table:table-cell>
          <table:table-cell table:style-name="ce310" office:value-type="float" office:value="30">
            <text:p>30</text:p>
          </table:table-cell>
          <table:table-cell/>
          <table:table-cell table:style-name="ce444" office:value-type="string">
            <text:p>d6</text:p>
          </table:table-cell>
          <table:table-cell table:style-name="ce448" office:value-type="string" table:number-columns-spanned="3" table:number-rows-spanned="1">
            <text:p>Fumble</text:p>
          </table:table-cell>
          <table:covered-table-cell table:number-columns-repeated="2" table:style-name="ce453"/>
          <table:table-cell table:number-columns-repeated="1007"/>
        </table:table-row>
        <table:table-row table:style-name="ro1">
          <table:table-cell/>
          <table:table-cell table:style-name="ce301" office:value-type="string">
            <text:p>Agilité</text:p>
          </table:table-cell>
          <table:table-cell table:style-name="ce304" office:value-type="string">
            <text:p>AGI</text:p>
          </table:table-cell>
          <table:table-cell table:style-name="ce301" office:value-type="string">
            <text:p>Souplesse et précision des mouvements</text:p>
          </table:table-cell>
          <table:table-cell/>
          <table:table-cell table:style-name="ce312" office:value-type="float" office:value="6">
            <text:p>6</text:p>
          </table:table-cell>
          <table:table-cell table:style-name="ce315" table:formula="of:=3.4-[.G17]" office:value-type="float" office:value="1.52797209528684">
            <text:p>1,53</text:p>
          </table:table-cell>
          <table:table-cell table:style-name="ce318" table:formula="of:=[.F9]/0.15" office:value-type="float" office:value="40">
            <text:p>40</text:p>
          </table:table-cell>
          <table:table-cell/>
          <table:table-cell table:style-name="ce310" office:value-type="string">
            <text:p>Extrêmement difficile</text:p>
          </table:table-cell>
          <table:table-cell table:style-name="ce310" office:value-type="string">
            <text:p>XD</text:p>
          </table:table-cell>
          <table:table-cell table:style-name="ce310" office:value-type="float" office:value="35">
            <text:p>35</text:p>
          </table:table-cell>
          <table:table-cell/>
          <table:table-cell table:style-name="ce445" office:value-type="float" office:value="1">
            <text:p>1</text:p>
          </table:table-cell>
          <table:table-cell table:style-name="ce449" office:value-type="string" table:number-columns-spanned="3" table:number-rows-spanned="1">
            <text:p>Le personnage s’assomme (-5 1 rd)</text:p>
          </table:table-cell>
          <table:covered-table-cell table:number-columns-repeated="2" table:style-name="ce301"/>
          <table:table-cell table:number-columns-repeated="1007"/>
        </table:table-row>
        <table:table-row table:style-name="ro1">
          <table:table-cell/>
          <table:table-cell table:style-name="ce301" office:value-type="string">
            <text:p>Rapidité</text:p>
          </table:table-cell>
          <table:table-cell table:style-name="ce304" office:value-type="string">
            <text:p>RAP</text:p>
          </table:table-cell>
          <table:table-cell table:style-name="ce301" office:value-type="string">
            <text:p>Rapidité du personnage ; réflexe</text:p>
          </table:table-cell>
          <table:table-cell/>
          <table:table-cell table:style-name="ce312" office:value-type="float" office:value="7">
            <text:p>7</text:p>
          </table:table-cell>
          <table:table-cell table:style-name="ce315" table:formula="of:=3.4-[.G16]" office:value-type="float" office:value="1.61619844870171">
            <text:p>1,62</text:p>
          </table:table-cell>
          <table:table-cell table:style-name="ce318" table:formula="of:=[.F10]/0.15" office:value-type="float" office:value="46.6666666666667">
            <text:p>47</text:p>
          </table:table-cell>
          <table:table-cell/>
          <table:table-cell table:style-name="ce310" office:value-type="string">
            <text:p>Héroïque</text:p>
          </table:table-cell>
          <table:table-cell table:style-name="ce310" office:value-type="string">
            <text:p>S</text:p>
          </table:table-cell>
          <table:table-cell table:style-name="ce310" office:value-type="float" office:value="40">
            <text:p>40</text:p>
          </table:table-cell>
          <table:table-cell/>
          <table:table-cell table:style-name="ce445" office:value-type="float" office:value="2">
            <text:p>2</text:p>
          </table:table-cell>
          <table:table-cell table:style-name="ce449" office:value-type="string" table:number-columns-spanned="3" table:number-rows-spanned="1">
            <text:p>Le personnage tombe au sol</text:p>
          </table:table-cell>
          <table:covered-table-cell table:number-columns-repeated="2" table:style-name="ce301"/>
          <table:table-cell table:number-columns-repeated="1007"/>
        </table:table-row>
        <table:table-row table:style-name="ro1">
          <table:table-cell/>
          <table:table-cell table:style-name="ce301" office:value-type="string">
            <text:p>Sociabilité</text:p>
          </table:table-cell>
          <table:table-cell table:style-name="ce304" office:value-type="string">
            <text:p>SOC</text:p>
          </table:table-cell>
          <table:table-cell table:style-name="ce301" office:value-type="string">
            <text:p>Intégration à la société ; ouverture d'esprit</text:p>
          </table:table-cell>
          <table:table-cell/>
          <table:table-cell table:style-name="ce312" office:value-type="float" office:value="8">
            <text:p>8</text:p>
          </table:table-cell>
          <table:table-cell table:style-name="ce315" table:formula="of:=3.4-[.G15]" office:value-type="float" office:value="1.669589475506">
            <text:p>1,67</text:p>
          </table:table-cell>
          <table:table-cell table:style-name="ce318" table:formula="of:=[.F11]/0.15" office:value-type="float" office:value="53.3333333333333">
            <text:p>53</text:p>
          </table:table-cell>
          <table:table-cell/>
          <table:table-cell table:style-name="ce310" office:value-type="string">
            <text:p>Sur humain</text:p>
          </table:table-cell>
          <table:table-cell table:style-name="ce310" office:value-type="string">
            <text:p>SH</text:p>
          </table:table-cell>
          <table:table-cell table:style-name="ce310" office:value-type="float" office:value="45">
            <text:p>45</text:p>
          </table:table-cell>
          <table:table-cell/>
          <table:table-cell table:style-name="ce445" office:value-type="float" office:value="3">
            <text:p>3</text:p>
          </table:table-cell>
          <table:table-cell table:style-name="ce449" office:value-type="string" table:number-columns-spanned="3" table:number-rows-spanned="1">
            <text:p>Le personnage tombe au sol et s’assomme (-5 2rd)</text:p>
          </table:table-cell>
          <table:covered-table-cell table:number-columns-repeated="2" table:style-name="ce301"/>
          <table:table-cell table:number-columns-repeated="1007"/>
        </table:table-row>
        <table:table-row table:style-name="ro1">
          <table:table-cell/>
          <table:table-cell table:style-name="ce301" office:value-type="string">
            <text:p>Commandement</text:p>
          </table:table-cell>
          <table:table-cell table:style-name="ce304" office:value-type="string">
            <text:p>CMD</text:p>
          </table:table-cell>
          <table:table-cell table:style-name="ce301" office:value-type="string">
            <text:p>Faire passer un message ; convaincre</text:p>
          </table:table-cell>
          <table:table-cell/>
          <table:table-cell table:style-name="ce312" office:value-type="float" office:value="9">
            <text:p>9</text:p>
          </table:table-cell>
          <table:table-cell table:style-name="ce315" table:formula="of:=3.4-[.G14]" office:value-type="float" office:value="1.69462412797771">
            <text:p>1,69</text:p>
          </table:table-cell>
          <table:table-cell table:style-name="ce318" table:formula="of:=[.F12]/0.15" office:value-type="float" office:value="60">
            <text:p>60</text:p>
          </table:table-cell>
          <table:table-cell/>
          <table:table-cell table:style-name="ce310" office:value-type="string">
            <text:p>Impossible</text:p>
          </table:table-cell>
          <table:table-cell table:style-name="ce310" office:value-type="string">
            <text:p>I</text:p>
          </table:table-cell>
          <table:table-cell table:style-name="ce310" office:value-type="float" office:value="50">
            <text:p>50</text:p>
          </table:table-cell>
          <table:table-cell/>
          <table:table-cell table:style-name="ce445" office:value-type="float" office:value="4">
            <text:p>4</text:p>
          </table:table-cell>
          <table:table-cell table:style-name="ce449" office:value-type="string" table:number-columns-spanned="3" table:number-rows-spanned="1">
            <text:p>Le personnage fait tomber tout ce qu'il tenait en main</text:p>
          </table:table-cell>
          <table:covered-table-cell table:number-columns-repeated="2" table:style-name="ce301"/>
          <table:table-cell table:number-columns-repeated="1007"/>
        </table:table-row>
        <table:table-row table:style-name="ro1">
          <table:table-cell table:number-columns-repeated="2"/>
          <table:table-cell table:style-name="ce305"/>
          <table:table-cell table:number-columns-repeated="2"/>
          <table:table-cell table:style-name="ce312" office:value-type="float" office:value="10">
            <text:p>10</text:p>
          </table:table-cell>
          <table:table-cell table:style-name="ce315" table:formula="of:=1.7+POWER(([.F13]-10)/10;2.5)*1.7" office:value-type="float" office:value="1.7">
            <text:p>1,70</text:p>
          </table:table-cell>
          <table:table-cell table:style-name="ce318" table:formula="of:=[.F13]/0.15" office:value-type="float" office:value="66.6666666666667">
            <text:p>67</text:p>
          </table:table-cell>
          <table:table-cell/>
          <table:table-cell table:style-name="ce440" table:number-columns-repeated="3"/>
          <table:table-cell/>
          <table:table-cell table:style-name="ce445" office:value-type="float" office:value="5">
            <text:p>5</text:p>
          </table:table-cell>
          <table:table-cell table:style-name="ce449" office:value-type="string" table:number-columns-spanned="3" table:number-rows-spanned="1">
            <text:p>Le personnage s’assomme. CON(N) ? -10 2rd : tombe KO jusqu'à la fin du combat</text:p>
          </table:table-cell>
          <table:covered-table-cell table:number-columns-repeated="2" table:style-name="ce301"/>
          <table:table-cell table:number-columns-repeated="1007"/>
        </table:table-row>
        <table:table-row table:style-name="ro1">
          <table:table-cell/>
          <table:table-cell table:style-name="ce301" office:value-type="string">
            <text:p>Taille</text:p>
          </table:table-cell>
          <table:table-cell table:style-name="ce304" office:value-type="string">
            <text:p>TAI</text:p>
          </table:table-cell>
          <table:table-cell table:style-name="ce301" office:value-type="string">
            <text:p>Taille du personnage</text:p>
          </table:table-cell>
          <table:table-cell/>
          <table:table-cell table:style-name="ce312" office:value-type="float" office:value="11">
            <text:p>11</text:p>
          </table:table-cell>
          <table:table-cell table:style-name="ce315" table:formula="of:=1.7+POWER(([.F14]-10)/10;2.5)*1.7" office:value-type="float" office:value="1.70537587202229">
            <text:p>1,71</text:p>
          </table:table-cell>
          <table:table-cell table:style-name="ce318" table:formula="of:=[.F14]/0.15" office:value-type="float" office:value="73.3333333333333">
            <text:p>73</text:p>
          </table:table-cell>
          <table:table-cell/>
          <table:table-cell table:style-name="ce440" table:number-columns-repeated="3"/>
          <table:table-cell/>
          <table:table-cell table:style-name="ce445" office:value-type="float" office:value="6">
            <text:p>6</text:p>
          </table:table-cell>
          <table:table-cell table:style-name="ce449" office:value-type="string" table:number-columns-spanned="3" table:number-rows-spanned="1">
            <text:p>Le personnage s'empale. Faire une attaque normal mais sur sois même</text:p>
          </table:table-cell>
          <table:covered-table-cell table:number-columns-repeated="2" table:style-name="ce301"/>
          <table:table-cell table:number-columns-repeated="1007"/>
        </table:table-row>
        <table:table-row table:style-name="ro1">
          <table:table-cell/>
          <table:table-cell table:style-name="ce301" office:value-type="string">
            <text:p>Poids</text:p>
          </table:table-cell>
          <table:table-cell table:style-name="ce304" office:value-type="string">
            <text:p>POI</text:p>
          </table:table-cell>
          <table:table-cell table:style-name="ce301" office:value-type="string">
            <text:p>Poids du personnage</text:p>
          </table:table-cell>
          <table:table-cell/>
          <table:table-cell table:style-name="ce312" office:value-type="float" office:value="12">
            <text:p>12</text:p>
          </table:table-cell>
          <table:table-cell table:style-name="ce315" table:formula="of:=1.7+POWER(([.F15]-10)/10;2.5)*1.7" office:value-type="float" office:value="1.730410524494">
            <text:p>1,73</text:p>
          </table:table-cell>
          <table:table-cell table:style-name="ce318" table:formula="of:=[.F15]/0.15" office:value-type="float" office:value="80">
            <text:p>80</text:p>
          </table:table-cell>
          <table:table-cell/>
          <table:table-cell table:style-name="ce321" office:value-type="string">
            <text:p>Pièces</text:p>
          </table:table-cell>
          <table:table-cell table:style-name="ce321" office:value-type="string">
            <text:p>Abv</text:p>
          </table:table-cell>
          <table:table-cell table:style-name="ce321" office:value-type="string">
            <text:p>PC</text:p>
          </table:table-cell>
          <table:table-cell table:number-columns-repeated="1012"/>
        </table:table-row>
        <table:table-row table:style-name="ro1">
          <table:table-cell/>
          <table:table-cell table:style-name="ce301" office:value-type="string">
            <text:p>Age</text:p>
          </table:table-cell>
          <table:table-cell table:style-name="ce301" office:value-type="string">
            <text:p>AGE</text:p>
          </table:table-cell>
          <table:table-cell table:style-name="ce301" office:value-type="string">
            <text:p>Age du personnage</text:p>
          </table:table-cell>
          <table:table-cell/>
          <table:table-cell table:style-name="ce312" office:value-type="float" office:value="13">
            <text:p>13</text:p>
          </table:table-cell>
          <table:table-cell table:style-name="ce315" table:formula="of:=1.7+POWER(([.F16]-10)/10;2.5)*1.7" office:value-type="float" office:value="1.78380155129829">
            <text:p>1,78</text:p>
          </table:table-cell>
          <table:table-cell table:style-name="ce318" table:formula="of:=[.F16]/0.15" office:value-type="float" office:value="86.6666666666667">
            <text:p>87</text:p>
          </table:table-cell>
          <table:table-cell/>
          <table:table-cell table:style-name="ce310" office:value-type="string">
            <text:p>Cuivre</text:p>
          </table:table-cell>
          <table:table-cell table:style-name="ce310" office:value-type="string">
            <text:p>PC</text:p>
          </table:table-cell>
          <table:table-cell table:style-name="ce310" office:value-type="float" office:value="1">
            <text:p>1</text:p>
          </table:table-cell>
          <table:table-cell/>
          <table:table-cell table:style-name="ce321" office:value-type="string" table:number-columns-spanned="2" table:number-rows-spanned="1">
            <text:p>Réflexe</text:p>
          </table:table-cell>
          <table:covered-table-cell table:style-name="ce450"/>
          <table:table-cell table:number-columns-repeated="1009"/>
        </table:table-row>
        <table:table-row table:style-name="ro1">
          <table:table-cell table:number-columns-repeated="5"/>
          <table:table-cell table:style-name="ce312" office:value-type="float" office:value="14">
            <text:p>14</text:p>
          </table:table-cell>
          <table:table-cell table:style-name="ce315" table:formula="of:=1.7+POWER(([.F17]-10)/10;2.5)*1.7" office:value-type="float" office:value="1.87202790471316">
            <text:p>1,87</text:p>
          </table:table-cell>
          <table:table-cell table:style-name="ce318" table:formula="of:=[.F17]/0.15" office:value-type="float" office:value="93.3333333333333">
            <text:p>93</text:p>
          </table:table-cell>
          <table:table-cell/>
          <table:table-cell table:style-name="ce310" office:value-type="string">
            <text:p>Argent</text:p>
          </table:table-cell>
          <table:table-cell table:style-name="ce310" office:value-type="string">
            <text:p>PA</text:p>
          </table:table-cell>
          <table:table-cell table:style-name="ce310" office:value-type="float" office:value="10">
            <text:p>10</text:p>
          </table:table-cell>
          <table:table-cell/>
          <table:table-cell table:style-name="ce310" office:value-type="string">
            <text:p>19-</text:p>
          </table:table-cell>
          <table:table-cell table:style-name="ce451" office:value-type="string">
            <text:p>Pas d'action possible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12" office:value-type="float" office:value="15">
            <text:p>15</text:p>
          </table:table-cell>
          <table:table-cell table:style-name="ce315" table:formula="of:=1.7+POWER(([.F18]-10)/10;2.5)*1.7" office:value-type="float" office:value="2.00052038200428">
            <text:p>2,00</text:p>
          </table:table-cell>
          <table:table-cell table:style-name="ce318" table:formula="of:=[.F18]/0.15" office:value-type="float" office:value="100">
            <text:p>100</text:p>
          </table:table-cell>
          <table:table-cell/>
          <table:table-cell table:style-name="ce310" office:value-type="string">
            <text:p>Or</text:p>
          </table:table-cell>
          <table:table-cell table:style-name="ce310" office:value-type="string">
            <text:p>PO</text:p>
          </table:table-cell>
          <table:table-cell table:style-name="ce310" office:value-type="float" office:value="100">
            <text:p>100</text:p>
          </table:table-cell>
          <table:table-cell/>
          <table:table-cell table:style-name="ce310" office:value-type="float" office:value="20">
            <text:p>20</text:p>
          </table:table-cell>
          <table:table-cell table:style-name="ce301" office:value-type="string">
            <text:p>Action à -10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12" office:value-type="float" office:value="16">
            <text:p>16</text:p>
          </table:table-cell>
          <table:table-cell table:style-name="ce315" table:formula="of:=1.7+POWER(([.F19]-10)/10;2.5)*1.7" office:value-type="float" office:value="2.17405316157579">
            <text:p>2,17</text:p>
          </table:table-cell>
          <table:table-cell table:style-name="ce318" table:formula="of:=[.F19]/0.15" office:value-type="float" office:value="106.666666666667">
            <text:p>107</text:p>
          </table:table-cell>
          <table:table-cell/>
          <table:table-cell table:style-name="ce440" table:number-columns-repeated="3"/>
          <table:table-cell/>
          <table:table-cell table:style-name="ce310" office:value-type="float" office:value="25">
            <text:p>25</text:p>
          </table:table-cell>
          <table:table-cell table:style-name="ce301" office:value-type="string">
            <text:p>Action à -5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12" office:value-type="float" office:value="17">
            <text:p>17</text:p>
          </table:table-cell>
          <table:table-cell table:style-name="ce315" table:formula="of:=1.7+POWER(([.F20]-10)/10;2.5)*1.7" office:value-type="float" office:value="2.39693780210288">
            <text:p>2,40</text:p>
          </table:table-cell>
          <table:table-cell table:style-name="ce318" table:formula="of:=[.F20]/0.15" office:value-type="float" office:value="113.333333333333">
            <text:p>113</text:p>
          </table:table-cell>
          <table:table-cell/>
          <table:table-cell table:style-name="ce440" table:number-columns-repeated="3"/>
          <table:table-cell/>
          <table:table-cell table:style-name="ce310" office:value-type="string">
            <text:p>30+</text:p>
          </table:table-cell>
          <table:table-cell table:style-name="ce301" office:value-type="string">
            <text:p>Action sans malus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12" office:value-type="float" office:value="18">
            <text:p>18</text:p>
          </table:table-cell>
          <table:table-cell table:style-name="ce315" table:formula="of:=1.7+POWER(([.F21]-10)/10;2.5)*1.7" office:value-type="float" office:value="2.67313678380791">
            <text:p>2,67</text:p>
          </table:table-cell>
          <table:table-cell table:style-name="ce318" table:formula="of:=[.F21]/0.15" office:value-type="float" office:value="120">
            <text:p>120</text:p>
          </table:table-cell>
          <table:table-cell/>
          <table:table-cell table:style-name="ce440" table:number-columns-repeated="3"/>
          <table:table-cell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312" office:value-type="float" office:value="19">
            <text:p>19</text:p>
          </table:table-cell>
          <table:table-cell table:style-name="ce315" table:formula="of:=1.7+POWER(([.F22]-10)/10;2.5)*1.7" office:value-type="float" office:value="3.00633690141556">
            <text:p>3,01</text:p>
          </table:table-cell>
          <table:table-cell table:style-name="ce318" table:formula="of:=[.F22]/0.15" office:value-type="float" office:value="126.666666666667">
            <text:p>127</text:p>
          </table:table-cell>
          <table:table-cell/>
          <table:table-cell table:style-name="ce440" table:number-columns-repeated="3"/>
          <table:table-cell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312" office:value-type="float" office:value="20">
            <text:p>20</text:p>
          </table:table-cell>
          <table:table-cell table:style-name="ce315" table:formula="of:=1.7+POWER(([.F23]-10)/10;2.5)*1.7" office:value-type="float" office:value="3.4">
            <text:p>3,40</text:p>
          </table:table-cell>
          <table:table-cell table:style-name="ce318" table:formula="of:=[.F23]/0.15" office:value-type="float" office:value="133.333333333333">
            <text:p>133</text:p>
          </table:table-cell>
          <table:table-cell/>
          <table:table-cell table:style-name="ce440" table:number-columns-repeated="3"/>
          <table:table-cell/>
          <table:table-cell table:style-name="ce446"/>
          <table:table-cell table:style-name="ce308"/>
          <table:table-cell table:number-columns-repeated="1009"/>
        </table:table-row>
        <table:table-row table:style-name="ro1">
          <table:table-cell table:number-columns-repeated="9"/>
          <table:table-cell table:style-name="ce440" table:number-columns-repeated="3"/>
          <table:table-cell table:number-columns-repeated="1012"/>
        </table:table-row>
        <table:table-row table:style-name="ro1">
          <table:table-cell/>
          <table:table-cell table:style-name="ce300" office:value-type="string">
            <text:p>Modificateur de race</text:p>
          </table:table-cell>
          <table:table-cell table:number-columns-repeated="7"/>
          <table:table-cell table:style-name="ce440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string">
            <text:p>Race</text:p>
          </table:table-cell>
          <table:table-cell table:style-name="ce306" office:value-type="string">
            <text:p>Modificateur de caracteristique</text:p>
          </table:table-cell>
          <table:table-cell table:style-name="ce306"/>
          <table:table-cell table:style-name="ce4" office:value-type="string">
            <text:p>Age départ</text:p>
          </table:table-cell>
          <table:table-cell table:style-name="ce313" office:value-type="string">
            <text:p>Age mur</text:p>
          </table:table-cell>
          <table:table-cell table:style-name="ce316"/>
          <table:table-cell table:style-name="ce313" office:value-type="string">
            <text:p>Grand age</text:p>
          </table:table-cell>
          <table:table-cell table:style-name="ce319"/>
          <table:table-cell table:style-name="ce303" office:value-type="string">
            <text:p>Age vénérable</text:p>
          </table:table-cell>
          <table:table-cell table:style-name="ce321" office:value-type="string" table:number-columns-spanned="2" table:number-rows-spanned="1">
            <text:p>Max</text:p>
          </table:table-cell>
          <table:covered-table-cell table:style-name="ce441"/>
          <table:table-cell table:number-columns-repeated="1012"/>
        </table:table-row>
        <table:table-row table:style-name="ro1">
          <table:table-cell/>
          <table:table-cell table:style-name="ce301" office:value-type="string">
            <text:p>Humain</text:p>
          </table:table-cell>
          <table:table-cell table:style-name="ce307" office:value-type="string">
            <text:p>-</text:p>
          </table:table-cell>
          <table:table-cell table:style-name="ce307"/>
          <table:table-cell table:style-name="ce310" office:value-type="string">
            <text:p>16 – 27</text:p>
          </table:table-cell>
          <table:table-cell table:style-name="ce310" office:value-type="float" office:value="35" table:number-columns-spanned="2" table:number-rows-spanned="1">
            <text:p>35</text:p>
          </table:table-cell>
          <table:covered-table-cell table:style-name="ce310"/>
          <table:table-cell table:style-name="ce310" office:value-type="float" office:value="53" table:number-columns-spanned="2" table:number-rows-spanned="1">
            <text:p>53</text:p>
          </table:table-cell>
          <table:covered-table-cell table:style-name="ce310"/>
          <table:table-cell table:style-name="ce310" office:value-type="float" office:value="70">
            <text:p>70</text:p>
          </table:table-cell>
          <table:table-cell table:style-name="ce310" office:value-type="float" office:value="110" table:number-columns-spanned="2" table:number-rows-spanned="1">
            <text:p>110</text:p>
          </table:table-cell>
          <table:covered-table-cell table:style-name="ce310"/>
          <table:table-cell table:number-columns-repeated="1012"/>
        </table:table-row>
        <table:table-row table:style-name="ro1">
          <table:table-cell/>
          <table:table-cell table:style-name="ce301" office:value-type="string">
            <text:p>Demi-Elfe</text:p>
          </table:table-cell>
          <table:table-cell table:style-name="ce308" office:value-type="string">
            <text:p>CON-1, AGI+1, TAI+1</text:p>
          </table:table-cell>
          <table:table-cell table:style-name="ce308"/>
          <table:table-cell table:style-name="ce310" office:value-type="string">
            <text:p>21 – 38</text:p>
          </table:table-cell>
          <table:table-cell table:style-name="ce310" office:value-type="float" office:value="62" table:number-columns-spanned="2" table:number-rows-spanned="1">
            <text:p>62</text:p>
          </table:table-cell>
          <table:covered-table-cell table:style-name="ce310"/>
          <table:table-cell table:style-name="ce310" office:value-type="float" office:value="93" table:number-columns-spanned="2" table:number-rows-spanned="1">
            <text:p>93</text:p>
          </table:table-cell>
          <table:covered-table-cell table:style-name="ce310"/>
          <table:table-cell table:style-name="ce310" office:value-type="float" office:value="125">
            <text:p>125</text:p>
          </table:table-cell>
          <table:table-cell table:style-name="ce310" office:value-type="float" office:value="185" table:number-columns-spanned="2" table:number-rows-spanned="1">
            <text:p>185</text:p>
          </table:table-cell>
          <table:covered-table-cell table:style-name="ce310"/>
          <table:table-cell table:number-columns-repeated="1012"/>
        </table:table-row>
        <table:table-row table:style-name="ro1">
          <table:table-cell/>
          <table:table-cell table:style-name="ce301" office:value-type="string">
            <text:p>Elfe</text:p>
          </table:table-cell>
          <table:table-cell table:style-name="ce307" office:value-type="string">
            <text:p>FOR-1, CON-2, AGI+2, RAP+1, SOC-1, TAI+2</text:p>
          </table:table-cell>
          <table:table-cell table:style-name="ce307"/>
          <table:table-cell table:style-name="ce310" office:value-type="string">
            <text:p>114 – 170</text:p>
          </table:table-cell>
          <table:table-cell table:style-name="ce310" office:value-type="float" office:value="175" table:number-columns-spanned="2" table:number-rows-spanned="1">
            <text:p>175</text:p>
          </table:table-cell>
          <table:covered-table-cell table:style-name="ce310"/>
          <table:table-cell table:style-name="ce310" office:value-type="float" office:value="263" table:number-columns-spanned="2" table:number-rows-spanned="1">
            <text:p>263</text:p>
          </table:table-cell>
          <table:covered-table-cell table:style-name="ce310"/>
          <table:table-cell table:style-name="ce310" office:value-type="float" office:value="350">
            <text:p>350</text:p>
          </table:table-cell>
          <table:table-cell table:style-name="ce310" office:value-type="float" office:value="750" table:number-columns-spanned="2" table:number-rows-spanned="1">
            <text:p>750</text:p>
          </table:table-cell>
          <table:covered-table-cell table:style-name="ce310"/>
          <table:table-cell table:number-columns-repeated="1012"/>
        </table:table-row>
        <table:table-row table:style-name="ro1">
          <table:table-cell/>
          <table:table-cell table:style-name="ce301" office:value-type="string">
            <text:p>Demi-Orc</text:p>
          </table:table-cell>
          <table:table-cell table:style-name="ce308" office:value-type="string">
            <text:p>FOR+2, INT-2, SOC-2</text:p>
          </table:table-cell>
          <table:table-cell table:style-name="ce308"/>
          <table:table-cell table:style-name="ce310" office:value-type="string">
            <text:p>15 – 26</text:p>
          </table:table-cell>
          <table:table-cell table:style-name="ce310" office:value-type="float" office:value="30" table:number-columns-spanned="2" table:number-rows-spanned="1">
            <text:p>30</text:p>
          </table:table-cell>
          <table:covered-table-cell table:style-name="ce310"/>
          <table:table-cell table:style-name="ce310" office:value-type="float" office:value="45" table:number-columns-spanned="2" table:number-rows-spanned="1">
            <text:p>45</text:p>
          </table:table-cell>
          <table:covered-table-cell table:style-name="ce310"/>
          <table:table-cell table:style-name="ce310" office:value-type="float" office:value="60">
            <text:p>60</text:p>
          </table:table-cell>
          <table:table-cell table:style-name="ce310" office:value-type="float" office:value="80" table:number-columns-spanned="2" table:number-rows-spanned="1">
            <text:p>80</text:p>
          </table:table-cell>
          <table:covered-table-cell table:style-name="ce310"/>
          <table:table-cell table:number-columns-repeated="1012"/>
        </table:table-row>
        <table:table-row table:style-name="ro1">
          <table:table-cell/>
          <table:table-cell table:style-name="ce301" office:value-type="string">
            <text:p>Orc</text:p>
          </table:table-cell>
          <table:table-cell table:style-name="ce307" office:value-type="string">
            <text:p>FOR+3, INT-3, SOC-3</text:p>
          </table:table-cell>
          <table:table-cell table:style-name="ce307"/>
          <table:table-cell table:style-name="ce310" office:value-type="string">
            <text:p>15-25</text:p>
          </table:table-cell>
          <table:table-cell table:style-name="ce310" office:value-type="float" office:value="25" table:number-columns-spanned="2" table:number-rows-spanned="1">
            <text:p>25</text:p>
          </table:table-cell>
          <table:covered-table-cell table:style-name="ce310"/>
          <table:table-cell table:style-name="ce310" office:value-type="float" office:value="35" table:number-columns-spanned="2" table:number-rows-spanned="1">
            <text:p>35</text:p>
          </table:table-cell>
          <table:covered-table-cell table:style-name="ce310"/>
          <table:table-cell table:style-name="ce310" office:value-type="float" office:value="45">
            <text:p>45</text:p>
          </table:table-cell>
          <table:table-cell table:style-name="ce310" office:value-type="float" office:value="55" table:number-columns-spanned="2" table:number-rows-spanned="1">
            <text:p>55</text:p>
          </table:table-cell>
          <table:covered-table-cell table:style-name="ce310"/>
          <table:table-cell table:number-columns-repeated="1012"/>
        </table:table-row>
        <table:table-row table:style-name="ro1">
          <table:table-cell/>
          <table:table-cell table:style-name="ce301" office:value-type="string">
            <text:p>Gnome</text:p>
          </table:table-cell>
          <table:table-cell table:style-name="ce307" office:value-type="string">
            <text:p>FOR-2, CON-2, TAI=3</text:p>
          </table:table-cell>
          <table:table-cell table:style-name="ce307"/>
          <table:table-cell table:style-name="ce310" office:value-type="string">
            <text:p>44 – 94</text:p>
          </table:table-cell>
          <table:table-cell table:style-name="ce310" office:value-type="float" office:value="100" table:number-columns-spanned="2" table:number-rows-spanned="1">
            <text:p>100</text:p>
          </table:table-cell>
          <table:covered-table-cell table:style-name="ce310"/>
          <table:table-cell table:style-name="ce310" office:value-type="float" office:value="150" table:number-columns-spanned="2" table:number-rows-spanned="1">
            <text:p>150</text:p>
          </table:table-cell>
          <table:covered-table-cell table:style-name="ce310"/>
          <table:table-cell table:style-name="ce310" office:value-type="float" office:value="200">
            <text:p>200</text:p>
          </table:table-cell>
          <table:table-cell table:style-name="ce310" office:value-type="float" office:value="500" table:number-columns-spanned="2" table:number-rows-spanned="1">
            <text:p>500</text:p>
          </table:table-cell>
          <table:covered-table-cell table:style-name="ce310"/>
          <table:table-cell table:number-columns-repeated="1012"/>
        </table:table-row>
        <table:table-row table:style-name="ro1">
          <table:table-cell/>
          <table:table-cell table:style-name="ce301" office:value-type="string">
            <text:p>Nain</text:p>
          </table:table-cell>
          <table:table-cell table:style-name="ce309" office:value-type="string">
            <text:p>CON+3, RAP-1, SOC-2, TAI=4|5</text:p>
          </table:table-cell>
          <table:table-cell table:style-name="ce309"/>
          <table:table-cell table:style-name="ce310" office:value-type="string">
            <text:p>43 – 82</text:p>
          </table:table-cell>
          <table:table-cell table:style-name="ce310" office:value-type="float" office:value="125" table:number-columns-spanned="2" table:number-rows-spanned="1">
            <text:p>125</text:p>
          </table:table-cell>
          <table:covered-table-cell table:style-name="ce310"/>
          <table:table-cell table:style-name="ce310" office:value-type="float" office:value="188" table:number-columns-spanned="2" table:number-rows-spanned="1">
            <text:p>188</text:p>
          </table:table-cell>
          <table:covered-table-cell table:style-name="ce310"/>
          <table:table-cell table:style-name="ce310" office:value-type="float" office:value="250">
            <text:p>250</text:p>
          </table:table-cell>
          <table:table-cell table:style-name="ce310" office:value-type="float" office:value="450" table:number-columns-spanned="2" table:number-rows-spanned="1">
            <text:p>450</text:p>
          </table:table-cell>
          <table:covered-table-cell table:style-name="ce310"/>
          <table:table-cell table:number-columns-repeated="1012"/>
        </table:table-row>
        <table:table-row table:style-name="ro1">
          <table:table-cell table:number-columns-repeated="9"/>
          <table:table-cell table:style-name="ce305"/>
          <table:table-cell table:style-name="ce440" table:number-columns-repeated="2"/>
          <table:table-cell table:number-columns-repeated="1012"/>
        </table:table-row>
        <table:table-row table:style-name="ro1" table:number-rows-repeated="65502">
          <table:table-cell table:number-columns-repeated="9"/>
          <table:table-cell table:style-name="ce440" table:number-columns-repeated="3"/>
          <table:table-cell table:number-columns-repeated="1012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" table:style-name="ta1" table:print="false">
        <office:forms form:automatic-focus="false" form:apply-design-mode="false"/>
        <table:table-column table:style-name="co16" table:number-columns-repeated="1016" table:default-cell-style-name="ce40"/>
        <table:table-column table:style-name="co16" table:number-columns-repeated="8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 table:number-columns-spanned="11" table:number-rows-spanned="1">
            <text:p>Soi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number-columns-repeated="3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style-name="ce49"/>
          <table:table-cell table:style-name="ce52" office:value-type="string">
            <text:p>PdV</text:p>
          </table:table-cell>
          <table:table-cell table:style-name="ce53"/>
          <table:table-cell/>
          <table:table-cell table:style-name="ce44" office:value-type="string">
            <text:p>BL</text:p>
          </table:table-cell>
          <table:table-cell table:style-name="ce46" office:value-type="string" table:number-columns-spanned="3" table:number-rows-spanned="1">
            <text:p>Blessure légèr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Peu se soigner facilement sans équipement spécifique (bandage)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0 – 4</text:p>
          </table:table-cell>
          <table:covered-table-cell table:style-name="ce45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47" office:value-type="string" table:number-columns-spanned="2" table:number-rows-spanned="1">
            <text:p>6d10</text:p>
          </table:table-cell>
          <table:covered-table-cell table:style-name="ce47"/>
          <table:table-cell table:style-name="ce50"/>
          <table:table-cell table:style-name="ce51" office:value-type="string">
            <text:p>-</text:p>
          </table:table-cell>
          <table:table-cell table:style-name="ce54"/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3" table:number-rows-spanned="1">
            <text:p>Blessure grav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Nécessite une main experte et un temps de repos pour se soigner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5 – 9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47" office:value-type="string" table:number-columns-spanned="2" table:number-rows-spanned="1">
            <text:p>5d10</text:p>
          </table:table-cell>
          <table:covered-table-cell table:style-name="ce47"/>
          <table:table-cell table:style-name="ce50"/>
          <table:table-cell table:style-name="ce51" office:value-type="string">
            <text:p>-</text:p>
          </table:table-cell>
          <table:table-cell table:style-name="ce54"/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3" table:number-rows-spanned="1">
            <text:p>Blessure fatal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Blessure a vie ne pouvant se soigner naturellement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10 – 14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4d10</text:p>
          </table:table-cell>
          <table:covered-table-cell table:style-name="ce47"/>
          <table:table-cell table:style-name="ce50"/>
          <table:table-cell table:style-name="ce51" office:value-type="string">
            <text:p>Base / 5</text:p>
          </table:table-cell>
          <table:table-cell table:style-name="ce54"/>
          <table:table-cell table:number-columns-repeated="1012"/>
        </table:table-row>
        <table:table-row table:style-name="ro1">
          <table:table-cell/>
          <table:table-cell table:style-name="ce42" office:value-type="string" table:number-columns-spanned="2" table:number-rows-spanned="1">
            <text:p>15 – 19</text:p>
          </table:table-cell>
          <table:covered-table-cell table:style-name="ce45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50"/>
          <table:table-cell table:style-name="ce51" office:value-type="string">
            <text:p>Base / 2</text:p>
          </table:table-cell>
          <table:table-cell table:style-name="ce54"/>
          <table:table-cell/>
          <table:table-cell table:style-name="ce55" office:value-type="string" table:number-columns-spanned="9" table:number-rows-spanned="1">
            <text:p>Équipement de médecine</text:p>
          </table:table-cell>
          <table:covered-table-cell table:number-columns-repeated="8" table:style-name="ce56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0 – 2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50"/>
          <table:table-cell table:style-name="ce51" office:value-type="string">
            <text:p>Base</text:p>
          </table:table-cell>
          <table:table-cell table:style-name="ce54"/>
          <table:table-cell/>
          <table:table-cell table:style-name="ce42" office:value-type="string" table:number-columns-spanned="3" table:number-rows-spanned="1">
            <text:p>Équipement</text:p>
          </table:table-cell>
          <table:covered-table-cell table:number-columns-repeated="2" table:style-name="ce42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5 – 29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50"/>
          <table:table-cell table:style-name="ce51" office:value-type="string">
            <text:p>Base * 1,5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0 – 3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50"/>
          <table:table-cell table:style-name="ce51" office:value-type="string">
            <text:p>Base * 2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Bandag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5+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8" office:value-type="string" table:number-columns-spanned="2" table:number-rows-spanned="1">
            <text:p>m /= 4</text:p>
          </table:table-cell>
          <table:covered-table-cell table:style-name="ce47"/>
          <table:table-cell table:style-name="ce51"/>
          <table:table-cell table:style-name="ce51" office:value-type="string">
            <text:p>Base * 2,5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Cout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3"/>
          <table:table-cell table:style-name="ce47" office:value-type="string" table:number-columns-spanned="3" table:number-rows-spanned="1">
            <text:p>Scalpel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3" table:style-name="ce47"/>
          <table:covered-table-cell table:style-name="ce47" office:value-type="string">
            <text:p>-10 / +5</text:p>
          </table:covered-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3" office:value-type="string">
            <text:p>Base = CON + 1d10</text:p>
          </table:table-cell>
          <table:table-cell table:number-columns-repeated="11"/>
          <table:table-cell table:style-name="ce47" office:value-type="string" table:number-columns-spanned="3" table:number-rows-spanned="1">
            <text:p>Pinc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Default" table:number-columns-repeated="11"/>
          <table:table-cell/>
          <table:table-cell table:style-name="ce47" office:value-type="string" table:number-columns-spanned="3" table:number-rows-spanned="1">
            <text:p>Atèl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5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10" table:number-rows-spanned="1">
            <text:p>1 semaine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Cataplasm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5"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10" table:number-rows-spanned="1">
            <text:p>1 mois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Loup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" table:style-name="ta2">
        <office:forms form:automatic-focus="false" form:apply-design-mode="false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default-cell-style-name="ce2"/>
        <table:table-column table:style-name="co23" table:number-columns-repeated="1015" table:default-cell-style-name="ce2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Compétence</text:p>
          </table:table-cell>
          <table:table-cell table:style-name="ce4" office:value-type="string">
            <text:p>Catégorie</text:p>
          </table:table-cell>
          <table:table-cell table:style-name="ce4" office:value-type="string">
            <text:p>Misc.</text:p>
          </table:table-cell>
          <table:table-cell table:style-name="ce4" office:value-type="string">
            <text:p>AD&amp;D</text:p>
          </table:table-cell>
          <table:table-cell table:style-name="ce4" office:value-type="string">
            <text:p>Description</text:p>
          </table:table-cell>
          <table:table-cell/>
          <table:table-cell table:style-name="ce74" office:value-type="string">
            <text:p>Catégorie</text:p>
          </table:table-cell>
          <table:table-cell table:style-name="ce74" office:value-type="string">
            <text:p>Bonus</text:p>
          </table:table-cell>
          <table:table-cell table:number-columns-repeated="1015"/>
        </table:table-row>
        <table:table-row table:style-name="ro2">
          <table:table-cell table:style-name="ce58"/>
          <table:table-cell table:style-name="ce59" office:value-type="string">
            <text:p>Acrobatie</text:p>
          </table:table-cell>
          <table:table-cell table:style-name="ce59" office:value-type="string">
            <text:p>Agilité</text:p>
          </table:table-cell>
          <table:table-cell table:style-name="ce59"/>
          <table:table-cell table:style-name="ce59" office:value-type="string">
            <text:p>Acrobatie</text:p>
          </table:table-cell>
          <table:table-cell table:style-name="ce59"/>
          <table:table-cell table:style-name="ce58"/>
          <table:table-cell table:style-name="ce75" office:value-type="string">
            <text:p>Connaissance</text:p>
          </table:table-cell>
          <table:table-cell table:style-name="ce75" office:value-type="string">
            <text:p>(Int + Soc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Ambidextrie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76" office:value-type="string">
            <text:p>Communication</text:p>
          </table:table-cell>
          <table:table-cell table:style-name="ce76" office:value-type="string">
            <text:p>(Soc + Cmd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60" office:value-type="string">
            <text:p>Canotag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Navigation à la rame</text:p>
          </table:table-cell>
          <table:table-cell table:style-name="ce58"/>
          <table:table-cell table:style-name="ce77" office:value-type="string">
            <text:p>Agilité</text:p>
          </table:table-cell>
          <table:table-cell table:style-name="ce77" office:value-type="string">
            <text:p>(Agi + Rap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Conduite d'attelag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Conduite de char</text:p>
          </table:table-cell>
          <table:table-cell table:style-name="ce58"/>
          <table:table-cell table:style-name="ce78" office:value-type="string">
            <text:p>Manipulation</text:p>
          </table:table-cell>
          <table:table-cell table:style-name="ce78" office:value-type="string">
            <text:p>(Agi + Vol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Contorsion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79" office:value-type="string">
            <text:p>Perception</text:p>
          </table:table-cell>
          <table:table-cell table:style-name="ce79" office:value-type="string">
            <text:p>(Vol + Int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Course de vitess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Sprint</text:p>
          </table:table-cell>
          <table:table-cell table:style-name="ce58"/>
          <table:table-cell table:style-name="ce80" office:value-type="string">
            <text:p>Discrétion</text:p>
          </table:table-cell>
          <table:table-cell table:style-name="ce80" office:value-type="string">
            <text:p>(Vol + Int +Agi – Tai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Culbute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81" office:value-type="string">
            <text:p>Combat</text:p>
          </table:table-cell>
          <table:table-cell table:style-name="ce81" office:value-type="string">
            <text:p>(Agi + Vol + Rap - Tai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Équitation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82" office:value-type="string">
            <text:p>Magie</text:p>
          </table:table-cell>
          <table:table-cell table:style-name="ce82" office:value-type="string">
            <text:p>(Mag + Vol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Escalad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Alpinisme ; Grimper</text:p>
          </table:table-cell>
          <table:table-cell table:style-name="ce58"/>
          <table:table-cell table:number-columns-repeated="2"/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Natation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Na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59" office:value-type="string">
            <text:p>Saut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1" office:value-type="string">
            <text:p>Esquive</text:p>
          </table:table-cell>
          <table:table-cell table:style-name="ce61" office:value-type="string">
            <text:p>Combat</text:p>
          </table:table-cell>
          <table:table-cell table:style-name="ce69" table:number-columns-repeated="2"/>
          <table:table-cell table:style-name="ce69" office:value-type="string">
            <text:p>Évit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1" office:value-type="string">
            <text:p>Concentration </text:p>
          </table:table-cell>
          <table:table-cell table:style-name="ce61" office:value-type="string">
            <text:p>Combat</text:p>
          </table:table-cell>
          <table:table-cell table:style-name="ce69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Bouffonneri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Humour ; Pitreri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hant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ommerce 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Crédi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ontact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anse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iplomatie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ressag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Dressage et maitrise des anim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Éloquenc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Comédie ; Sermon ; Narration ; Compteu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Hypnose (*)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Imita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Mime</text:p>
          </table:table-cell>
          <table:table-cell table:style-name="ce58" table:number-columns-repeated="1018"/>
        </table:table-row>
        <table:table-row table:style-name="ro2">
          <table:table-cell table:style-name="ce58"/>
          <table:table-cell table:style-name="ce62" office:value-type="string">
            <text:p>Provoca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Attirer pendant un combat ; Aggro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Jeu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Dés, cart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Mendicité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Persuader</text:p>
          </table:table-cell>
          <table:table-cell table:style-name="ce62" office:value-type="string">
            <text:p>Communication</text:p>
          </table:table-cell>
          <table:table-cell table:style-name="ce70"/>
          <table:table-cell table:style-name="ce70" office:value-type="string">
            <text:p>Bluff</text:p>
          </table:table-cell>
          <table:table-cell table:style-name="ce70" office:value-type="string">
            <text:p>Baratin ; Propagande ; Corruption ; Commandemen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Séduc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Tortur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Interrogato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Ventriloquie (*)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3" office:value-type="string">
            <text:p>Magie arcane</text:p>
          </table:table-cell>
          <table:table-cell table:style-name="ce63" office:value-type="string">
            <text:p>Magie</text:p>
          </table:table-cell>
          <table:table-cell table:style-name="ce71"/>
          <table:table-cell table:style-name="ce71" office:value-type="string">
            <text:p>Art de la magie</text:p>
          </table:table-cell>
          <table:table-cell table:style-name="ce71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lchim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liment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nimau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Faun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nthropologi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Races ; Soci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can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mé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Hiérarchie ; Organisation milita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strolog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stronom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Bas-fond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Cartograph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Démon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Évaluer un pri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Évaluer un tréso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Géograph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Guerr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Stratégie ; Tactique ; Siè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Héraldiqu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Ingénieri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Architecture et ingénierie</text:p>
          </table:table-cell>
          <table:table-cell table:style-name="ce72" office:value-type="string">
            <text:p>Invention ; Techn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chitectur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Architecture et ingénierie</text:p>
          </table:table-cell>
          <table:table-cell table:style-name="ce72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angage des signe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2">
          <table:table-cell table:style-name="ce58"/>
          <table:table-cell table:style-name="ce64" office:value-type="string">
            <text:p>Langue écrit</text:p>
          </table:table-cell>
          <table:table-cell table:style-name="ce64" office:value-type="string">
            <text:p>Connaissance</text:p>
          </table:table-cell>
          <table:table-cell table:style-name="ce72" office:value-type="string">
            <text:p>Ne peut être supérieur au parlé</text:p>
          </table:table-cell>
          <table:table-cell table:style-name="ce72"/>
          <table:table-cell table:style-name="ce72" office:value-type="string">
            <text:p>..., Elfe, Nain, Orc, Profondeur, Draconien, Arcane</text:p>
          </table:table-cell>
          <table:table-cell table:style-name="ce58" table:number-columns-repeated="1018"/>
        </table:table-row>
        <table:table-row table:style-name="ro2">
          <table:table-cell table:style-name="ce58"/>
          <table:table-cell table:style-name="ce64" office:value-type="string">
            <text:p>Langue parlé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Commun, Karlok, Boldrot, Pamicien, Alkar, Aldeban, …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égend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Histo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égisl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Loi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arin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édecin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64" office:value-type="string">
            <text:p>Premier soin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in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Exploration souterraine</text:p>
          </table:table-cell>
          <table:table-cell table:style-name="ce72" office:value-type="string">
            <text:p>Exploitation miniè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inérau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Pierre ; Mét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usiqu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Navig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rine ; Pilotage de bateau à voi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ierre précieus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lans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Dimension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lantes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Flore ; Herb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oés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oison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Relig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Thé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Repérage aux étoile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cienc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thématiques et physiqu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errurer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ociété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Étiquette ; Administr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urvie natur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amouflage rural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Se cach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amouflage urbain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hasse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éguisement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éplacement silencieux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issimuler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Cacher un obj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Filature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Passe-passe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Prestidigitation ; Trucage</text:p>
          </table:table-cell>
          <table:table-cell table:style-name="ce58" table:number-columns-repeated="1018"/>
        </table:table-row>
        <table:table-row table:style-name="ro2">
          <table:table-cell table:style-name="ce58"/>
          <table:table-cell table:style-name="ce65" office:value-type="string">
            <text:p>Vol à la tire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Couper une bourse ; Pic pock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gricultur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Jardinage ; Horticultu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nimaleri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Soins des anim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cheri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Fabrication d'arc et de flèch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mur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alcool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Brassage ; Fabrication d'alcool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bois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Charpenterie ; Ébénist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cuire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Maroquinerie ; Peau ; Travail du cuire ; Cordonn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métal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Forge ; Ferronnerie ; Métallur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pierre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Architecture ; Maçonn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tissu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Couture ; Tissage ; Confec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Bijout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hirurg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ontrefaçon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Falsific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ord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66" office:value-type="string">
            <text:p>Nœud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rochetag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uisin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Dessin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Peintu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Feu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Allumer une feu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Jongl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Laborantin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Musiqu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êch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ièg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Pose et désamorçage de piège ; Pose de coll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ot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Sculptur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Travail de la pier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Verr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Détection de mécanism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Chercher ; Détection des pièges et passa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Écout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Entendre ; Perception auditiv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8" office:value-type="string">
            <text:p>Équilibre</text:p>
          </table:table-cell>
          <table:table-cell table:style-name="ce68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Funambu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Gout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Gout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Inclinaison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Lecture sur les lèvres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Météo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Odeur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Sentir ; Perception olfactiv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Orientation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Sens de l'orientation ; Localisation spatia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Pistag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Lecture des trac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Profondeur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ablier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erception temporel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ens de la magi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ixième sens (*)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rémédit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erception visuel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 de l'invisibl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 nocturn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number-columns-repeated="5"/>
          <table:table-cell table:style-name="ce58" table:number-columns-repeated="1018"/>
        </table:table-row>
        <table:table-row table:style-name="ro1" table:number-rows-repeated="2">
          <table:table-cell table:style-name="ce58" table:number-columns-repeated="1024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" table:style-name="ta3" table:print-ranges="BO.B25:BO.D75">
        <office:forms form:automatic-focus="false" form:apply-design-mode="false"/>
        <table:table-column table:style-name="co17" table:default-cell-style-name="ce85"/>
        <table:table-column table:style-name="co25" table:number-columns-repeated="3" table:default-cell-style-name="ce85"/>
        <table:table-column table:style-name="co17" table:default-cell-style-name="ce85"/>
        <table:table-column table:style-name="co25" table:number-columns-repeated="3" table:default-cell-style-name="ce85"/>
        <table:table-column table:style-name="co17" table:default-cell-style-name="ce85"/>
        <table:table-column table:style-name="co25" table:number-columns-repeated="3" table:default-cell-style-name="ce85"/>
        <table:table-column table:style-name="co17" table:default-cell-style-name="ce85"/>
        <table:table-column table:style-name="co25" table:number-columns-repeated="3" table:default-cell-style-name="ce85"/>
        <table:table-column table:style-name="co17" table:default-cell-style-name="ce85"/>
        <table:table-column table:style-name="co25" table:number-columns-repeated="3" table:default-cell-style-name="ce85"/>
        <table:table-column table:style-name="co17" table:default-cell-style-name="ce85"/>
        <table:table-column table:style-name="co25" table:default-cell-style-name="ce85"/>
        <table:table-column table:style-name="co26" table:number-columns-repeated="2" table:default-cell-style-name="ce85"/>
        <table:table-column table:style-name="co27" table:default-cell-style-name="ce85"/>
        <table:table-column table:style-name="co28" table:number-columns-repeated="999" table:default-cell-style-name="ce85"/>
        <table:table-row table:style-name="ro1">
          <table:table-cell table:style-name="ce83"/>
          <table:table-cell table:style-name="ce86" table:number-columns-repeated="3"/>
          <table:table-cell table:style-name="ce83" table:number-columns-repeated="2"/>
          <table:table-cell table:style-name="ce93"/>
          <table:table-cell table:style-name="ce94"/>
          <table:table-cell table:style-name="ce83" table:number-columns-repeated="249"/>
          <table:table-cell table:style-name="ce102" table:number-columns-repeated="767"/>
        </table:table-row>
        <table:table-row table:style-name="ro2">
          <table:table-cell table:style-name="ce8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office:value-type="float" office:value="1">
            <text:p>1</text:p>
          </table:table-cell>
          <table:table-cell table:style-name="ce88" table:formula="of:=ROUNDUP([.$G$28]*POWER([.B3]/[.$G$26];[.$G$27]);0)" office:value-type="float" office:value="1">
            <text:p>1</text:p>
          </table:table-cell>
          <table:table-cell table:style-name="ce88" table:formula="of:=ROUNDDOWN([.B3]*bo_mul+bo_add;0)" office:value-type="float" office:value="-5">
            <text:p>-5</text:p>
          </table:table-cell>
          <table:table-cell table:style-name="ce83"/>
          <table:table-cell table:style-name="ce88" table:formula="of:=[.B22]+1" office:value-type="float" office:value="21">
            <text:p>21</text:p>
          </table:table-cell>
          <table:table-cell table:style-name="ce88" table:formula="of:=ROUNDUP([.$G$28]*POWER([.F3]/[.$G$26];[.$G$27]);0)" office:value-type="float" office:value="10">
            <text:p>10</text:p>
          </table:table-cell>
          <table:table-cell table:style-name="ce88" table:formula="of:=ROUNDDOWN([.F3]*bo_mul+bo_add;0)" office:value-type="float" office:value="0">
            <text:p>0</text:p>
          </table:table-cell>
          <table:table-cell table:style-name="ce83"/>
          <table:table-cell table:style-name="ce88" table:formula="of:=[.F22]+1" office:value-type="float" office:value="41">
            <text:p>41</text:p>
          </table:table-cell>
          <table:table-cell table:style-name="ce88" table:formula="of:=ROUNDUP([.$G$28]*POWER([.J3]/[.$G$26];[.$G$27]);0)" office:value-type="float" office:value="27">
            <text:p>27</text:p>
          </table:table-cell>
          <table:table-cell table:style-name="ce88" table:formula="of:=ROUNDDOWN([.J3]*bo_mul+bo_add;0)" office:value-type="float" office:value="6">
            <text:p>6</text:p>
          </table:table-cell>
          <table:table-cell table:style-name="ce83"/>
          <table:table-cell table:style-name="ce88" table:formula="of:=[.J22]+1" office:value-type="float" office:value="61">
            <text:p>61</text:p>
          </table:table-cell>
          <table:table-cell table:style-name="ce88" table:formula="of:=ROUNDUP([.$G$28]*POWER([.N3]/[.$G$26];[.$G$27]);0)" office:value-type="float" office:value="48">
            <text:p>48</text:p>
          </table:table-cell>
          <table:table-cell table:style-name="ce88" table:formula="of:=ROUNDDOWN([.N3]*bo_mul+bo_add;0)" office:value-type="float" office:value="12">
            <text:p>12</text:p>
          </table:table-cell>
          <table:table-cell table:style-name="ce83"/>
          <table:table-cell table:style-name="ce90" table:formula="of:=[.N22]+1" office:value-type="float" office:value="81">
            <text:p>81</text:p>
          </table:table-cell>
          <table:table-cell table:style-name="ce88" table:formula="of:=ROUNDUP([.$G$28]*POWER([.R3]/[.$G$26];[.$G$27]);0)" office:value-type="float" office:value="73">
            <text:p>73</text:p>
          </table:table-cell>
          <table:table-cell table:style-name="ce90" table:formula="of:=ROUNDDOWN([.R3]*bo_mul+bo_add;0)" office:value-type="float" office:value="18">
            <text:p>18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3]+1" office:value-type="float" office:value="2">
            <text:p>2</text:p>
          </table:table-cell>
          <table:table-cell table:style-name="ce88" table:formula="of:=ROUNDUP([.$G$28]*POWER([.B4]/[.$G$26];[.$G$27]);0)" office:value-type="float" office:value="1">
            <text:p>1</text:p>
          </table:table-cell>
          <table:table-cell table:style-name="ce88" table:formula="of:=ROUNDDOWN([.B4]*bo_mul+bo_add;0)" office:value-type="float" office:value="-5">
            <text:p>-5</text:p>
          </table:table-cell>
          <table:table-cell table:style-name="ce83"/>
          <table:table-cell table:style-name="ce88" table:formula="of:=[.F3]+1" office:value-type="float" office:value="22">
            <text:p>22</text:p>
          </table:table-cell>
          <table:table-cell table:style-name="ce88" table:formula="of:=ROUNDUP([.$G$28]*POWER([.F4]/[.$G$26];[.$G$27]);0)" office:value-type="float" office:value="11">
            <text:p>11</text:p>
          </table:table-cell>
          <table:table-cell table:style-name="ce88" table:formula="of:=ROUNDDOWN([.F4]*bo_mul+bo_add;0)" office:value-type="float" office:value="0">
            <text:p>0</text:p>
          </table:table-cell>
          <table:table-cell table:style-name="ce83"/>
          <table:table-cell table:style-name="ce88" table:formula="of:=[.J3]+1" office:value-type="float" office:value="42">
            <text:p>42</text:p>
          </table:table-cell>
          <table:table-cell table:style-name="ce88" table:formula="of:=ROUNDUP([.$G$28]*POWER([.J4]/[.$G$26];[.$G$27]);0)" office:value-type="float" office:value="28">
            <text:p>28</text:p>
          </table:table-cell>
          <table:table-cell table:style-name="ce88" table:formula="of:=ROUNDDOWN([.J4]*bo_mul+bo_add;0)" office:value-type="float" office:value="6">
            <text:p>6</text:p>
          </table:table-cell>
          <table:table-cell table:style-name="ce83"/>
          <table:table-cell table:style-name="ce88" table:formula="of:=[.N3]+1" office:value-type="float" office:value="62">
            <text:p>62</text:p>
          </table:table-cell>
          <table:table-cell table:style-name="ce88" table:formula="of:=ROUNDUP([.$G$28]*POWER([.N4]/[.$G$26];[.$G$27]);0)" office:value-type="float" office:value="49">
            <text:p>49</text:p>
          </table:table-cell>
          <table:table-cell table:style-name="ce88" table:formula="of:=ROUNDDOWN([.N4]*bo_mul+bo_add;0)" office:value-type="float" office:value="12">
            <text:p>12</text:p>
          </table:table-cell>
          <table:table-cell table:style-name="ce83"/>
          <table:table-cell table:style-name="ce90" table:formula="of:=[.R3]+1" office:value-type="float" office:value="82">
            <text:p>82</text:p>
          </table:table-cell>
          <table:table-cell table:style-name="ce88" table:formula="of:=ROUNDUP([.$G$28]*POWER([.R4]/[.$G$26];[.$G$27]);0)" office:value-type="float" office:value="74">
            <text:p>74</text:p>
          </table:table-cell>
          <table:table-cell table:style-name="ce90" table:formula="of:=ROUNDDOWN([.R4]*bo_mul+bo_add;0)" office:value-type="float" office:value="18">
            <text:p>18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4]+1" office:value-type="float" office:value="3">
            <text:p>3</text:p>
          </table:table-cell>
          <table:table-cell table:style-name="ce88" table:formula="of:=ROUNDUP([.$G$28]*POWER([.B5]/[.$G$26];[.$G$27]);0)" office:value-type="float" office:value="1">
            <text:p>1</text:p>
          </table:table-cell>
          <table:table-cell table:style-name="ce88" table:formula="of:=ROUNDDOWN([.B5]*bo_mul+bo_add;0)" office:value-type="float" office:value="-5">
            <text:p>-5</text:p>
          </table:table-cell>
          <table:table-cell table:style-name="ce83"/>
          <table:table-cell table:style-name="ce88" table:formula="of:=[.F4]+1" office:value-type="float" office:value="23">
            <text:p>23</text:p>
          </table:table-cell>
          <table:table-cell table:style-name="ce88" table:formula="of:=ROUNDUP([.$G$28]*POWER([.F5]/[.$G$26];[.$G$27]);0)" office:value-type="float" office:value="11">
            <text:p>11</text:p>
          </table:table-cell>
          <table:table-cell table:style-name="ce88" table:formula="of:=ROUNDDOWN([.F5]*bo_mul+bo_add;0)" office:value-type="float" office:value="0">
            <text:p>0</text:p>
          </table:table-cell>
          <table:table-cell table:style-name="ce83"/>
          <table:table-cell table:style-name="ce88" table:formula="of:=[.J4]+1" office:value-type="float" office:value="43">
            <text:p>43</text:p>
          </table:table-cell>
          <table:table-cell table:style-name="ce88" table:formula="of:=ROUNDUP([.$G$28]*POWER([.J5]/[.$G$26];[.$G$27]);0)" office:value-type="float" office:value="29">
            <text:p>29</text:p>
          </table:table-cell>
          <table:table-cell table:style-name="ce88" table:formula="of:=ROUNDDOWN([.J5]*bo_mul+bo_add;0)" office:value-type="float" office:value="6">
            <text:p>6</text:p>
          </table:table-cell>
          <table:table-cell table:style-name="ce83"/>
          <table:table-cell table:style-name="ce88" table:formula="of:=[.N4]+1" office:value-type="float" office:value="63">
            <text:p>63</text:p>
          </table:table-cell>
          <table:table-cell table:style-name="ce88" table:formula="of:=ROUNDUP([.$G$28]*POWER([.N5]/[.$G$26];[.$G$27]);0)" office:value-type="float" office:value="50">
            <text:p>50</text:p>
          </table:table-cell>
          <table:table-cell table:style-name="ce88" table:formula="of:=ROUNDDOWN([.N5]*bo_mul+bo_add;0)" office:value-type="float" office:value="12">
            <text:p>12</text:p>
          </table:table-cell>
          <table:table-cell table:style-name="ce83"/>
          <table:table-cell table:style-name="ce90" table:formula="of:=[.R4]+1" office:value-type="float" office:value="83">
            <text:p>83</text:p>
          </table:table-cell>
          <table:table-cell table:style-name="ce88" table:formula="of:=ROUNDUP([.$G$28]*POWER([.R5]/[.$G$26];[.$G$27]);0)" office:value-type="float" office:value="76">
            <text:p>76</text:p>
          </table:table-cell>
          <table:table-cell table:style-name="ce90" table:formula="of:=ROUNDDOWN([.R5]*bo_mul+bo_add;0)" office:value-type="float" office:value="18">
            <text:p>18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5]+1" office:value-type="float" office:value="4">
            <text:p>4</text:p>
          </table:table-cell>
          <table:table-cell table:style-name="ce88" table:formula="of:=ROUNDUP([.$G$28]*POWER([.B6]/[.$G$26];[.$G$27]);0)" office:value-type="float" office:value="1">
            <text:p>1</text:p>
          </table:table-cell>
          <table:table-cell table:style-name="ce88" table:formula="of:=ROUNDDOWN([.B6]*bo_mul+bo_add;0)" office:value-type="float" office:value="-4">
            <text:p>-4</text:p>
          </table:table-cell>
          <table:table-cell table:style-name="ce83"/>
          <table:table-cell table:style-name="ce88" table:formula="of:=[.F5]+1" office:value-type="float" office:value="24">
            <text:p>24</text:p>
          </table:table-cell>
          <table:table-cell table:style-name="ce88" table:formula="of:=ROUNDUP([.$G$28]*POWER([.F6]/[.$G$26];[.$G$27]);0)" office:value-type="float" office:value="12">
            <text:p>12</text:p>
          </table:table-cell>
          <table:table-cell table:style-name="ce88" table:formula="of:=ROUNDDOWN([.F6]*bo_mul+bo_add;0)" office:value-type="float" office:value="1">
            <text:p>1</text:p>
          </table:table-cell>
          <table:table-cell table:style-name="ce83"/>
          <table:table-cell table:style-name="ce88" table:formula="of:=[.J5]+1" office:value-type="float" office:value="44">
            <text:p>44</text:p>
          </table:table-cell>
          <table:table-cell table:style-name="ce88" table:formula="of:=ROUNDUP([.$G$28]*POWER([.J6]/[.$G$26];[.$G$27]);0)" office:value-type="float" office:value="30">
            <text:p>30</text:p>
          </table:table-cell>
          <table:table-cell table:style-name="ce88" table:formula="of:=ROUNDDOWN([.J6]*bo_mul+bo_add;0)" office:value-type="float" office:value="7">
            <text:p>7</text:p>
          </table:table-cell>
          <table:table-cell table:style-name="ce83"/>
          <table:table-cell table:style-name="ce88" table:formula="of:=[.N5]+1" office:value-type="float" office:value="64">
            <text:p>64</text:p>
          </table:table-cell>
          <table:table-cell table:style-name="ce88" table:formula="of:=ROUNDUP([.$G$28]*POWER([.N6]/[.$G$26];[.$G$27]);0)" office:value-type="float" office:value="52">
            <text:p>52</text:p>
          </table:table-cell>
          <table:table-cell table:style-name="ce88" table:formula="of:=ROUNDDOWN([.N6]*bo_mul+bo_add;0)" office:value-type="float" office:value="13">
            <text:p>13</text:p>
          </table:table-cell>
          <table:table-cell table:style-name="ce83"/>
          <table:table-cell table:style-name="ce90" table:formula="of:=[.R5]+1" office:value-type="float" office:value="84">
            <text:p>84</text:p>
          </table:table-cell>
          <table:table-cell table:style-name="ce88" table:formula="of:=ROUNDUP([.$G$28]*POWER([.R6]/[.$G$26];[.$G$27]);0)" office:value-type="float" office:value="77">
            <text:p>77</text:p>
          </table:table-cell>
          <table:table-cell table:style-name="ce90" table:formula="of:=ROUNDDOWN([.R6]*bo_mul+bo_add;0)" office:value-type="float" office:value="19">
            <text:p>19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6]+1" office:value-type="float" office:value="5">
            <text:p>5</text:p>
          </table:table-cell>
          <table:table-cell table:style-name="ce88" table:formula="of:=ROUNDUP([.$G$28]*POWER([.B7]/[.$G$26];[.$G$27]);0)" office:value-type="float" office:value="2">
            <text:p>2</text:p>
          </table:table-cell>
          <table:table-cell table:style-name="ce88" table:formula="of:=ROUNDDOWN([.B7]*bo_mul+bo_add;0)" office:value-type="float" office:value="-4">
            <text:p>-4</text:p>
          </table:table-cell>
          <table:table-cell table:style-name="ce83"/>
          <table:table-cell table:style-name="ce88" table:formula="of:=[.F6]+1" office:value-type="float" office:value="25">
            <text:p>25</text:p>
          </table:table-cell>
          <table:table-cell table:style-name="ce88" table:formula="of:=ROUNDUP([.$G$28]*POWER([.F7]/[.$G$26];[.$G$27]);0)" office:value-type="float" office:value="13">
            <text:p>13</text:p>
          </table:table-cell>
          <table:table-cell table:style-name="ce88" table:formula="of:=ROUNDDOWN([.F7]*bo_mul+bo_add;0)" office:value-type="float" office:value="1">
            <text:p>1</text:p>
          </table:table-cell>
          <table:table-cell table:style-name="ce83"/>
          <table:table-cell table:style-name="ce88" table:formula="of:=[.J6]+1" office:value-type="float" office:value="45">
            <text:p>45</text:p>
          </table:table-cell>
          <table:table-cell table:style-name="ce88" table:formula="of:=ROUNDUP([.$G$28]*POWER([.J7]/[.$G$26];[.$G$27]);0)" office:value-type="float" office:value="31">
            <text:p>31</text:p>
          </table:table-cell>
          <table:table-cell table:style-name="ce88" table:formula="of:=ROUNDDOWN([.J7]*bo_mul+bo_add;0)" office:value-type="float" office:value="7">
            <text:p>7</text:p>
          </table:table-cell>
          <table:table-cell table:style-name="ce83"/>
          <table:table-cell table:style-name="ce88" table:formula="of:=[.N6]+1" office:value-type="float" office:value="65">
            <text:p>65</text:p>
          </table:table-cell>
          <table:table-cell table:style-name="ce88" table:formula="of:=ROUNDUP([.$G$28]*POWER([.N7]/[.$G$26];[.$G$27]);0)" office:value-type="float" office:value="53">
            <text:p>53</text:p>
          </table:table-cell>
          <table:table-cell table:style-name="ce88" table:formula="of:=ROUNDDOWN([.N7]*bo_mul+bo_add;0)" office:value-type="float" office:value="13">
            <text:p>13</text:p>
          </table:table-cell>
          <table:table-cell table:style-name="ce83"/>
          <table:table-cell table:style-name="ce90" table:formula="of:=[.R6]+1" office:value-type="float" office:value="85">
            <text:p>85</text:p>
          </table:table-cell>
          <table:table-cell table:style-name="ce88" table:formula="of:=ROUNDUP([.$G$28]*POWER([.R7]/[.$G$26];[.$G$27]);0)" office:value-type="float" office:value="79">
            <text:p>79</text:p>
          </table:table-cell>
          <table:table-cell table:style-name="ce90" table:formula="of:=ROUNDDOWN([.R7]*bo_mul+bo_add;0)" office:value-type="float" office:value="19">
            <text:p>19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7]+1" office:value-type="float" office:value="6">
            <text:p>6</text:p>
          </table:table-cell>
          <table:table-cell table:style-name="ce88" table:formula="of:=ROUNDUP([.$G$28]*POWER([.B8]/[.$G$26];[.$G$27]);0)" office:value-type="float" office:value="2">
            <text:p>2</text:p>
          </table:table-cell>
          <table:table-cell table:style-name="ce88" table:formula="of:=ROUNDDOWN([.B8]*bo_mul+bo_add;0)" office:value-type="float" office:value="-4">
            <text:p>-4</text:p>
          </table:table-cell>
          <table:table-cell table:style-name="ce83"/>
          <table:table-cell table:style-name="ce88" table:formula="of:=[.F7]+1" office:value-type="float" office:value="26">
            <text:p>26</text:p>
          </table:table-cell>
          <table:table-cell table:style-name="ce88" table:formula="of:=ROUNDUP([.$G$28]*POWER([.F8]/[.$G$26];[.$G$27]);0)" office:value-type="float" office:value="14">
            <text:p>14</text:p>
          </table:table-cell>
          <table:table-cell table:style-name="ce88" table:formula="of:=ROUNDDOWN([.F8]*bo_mul+bo_add;0)" office:value-type="float" office:value="1">
            <text:p>1</text:p>
          </table:table-cell>
          <table:table-cell table:style-name="ce83"/>
          <table:table-cell table:style-name="ce88" table:formula="of:=[.J7]+1" office:value-type="float" office:value="46">
            <text:p>46</text:p>
          </table:table-cell>
          <table:table-cell table:style-name="ce88" table:formula="of:=ROUNDUP([.$G$28]*POWER([.J8]/[.$G$26];[.$G$27]);0)" office:value-type="float" office:value="32">
            <text:p>32</text:p>
          </table:table-cell>
          <table:table-cell table:style-name="ce88" table:formula="of:=ROUNDDOWN([.J8]*bo_mul+bo_add;0)" office:value-type="float" office:value="7">
            <text:p>7</text:p>
          </table:table-cell>
          <table:table-cell table:style-name="ce83"/>
          <table:table-cell table:style-name="ce88" table:formula="of:=[.N7]+1" office:value-type="float" office:value="66">
            <text:p>66</text:p>
          </table:table-cell>
          <table:table-cell table:style-name="ce88" table:formula="of:=ROUNDUP([.$G$28]*POWER([.N8]/[.$G$26];[.$G$27]);0)" office:value-type="float" office:value="54">
            <text:p>54</text:p>
          </table:table-cell>
          <table:table-cell table:style-name="ce88" table:formula="of:=ROUNDDOWN([.N8]*bo_mul+bo_add;0)" office:value-type="float" office:value="13">
            <text:p>13</text:p>
          </table:table-cell>
          <table:table-cell table:style-name="ce83"/>
          <table:table-cell table:style-name="ce90" table:formula="of:=[.R7]+1" office:value-type="float" office:value="86">
            <text:p>86</text:p>
          </table:table-cell>
          <table:table-cell table:style-name="ce88" table:formula="of:=ROUNDUP([.$G$28]*POWER([.R8]/[.$G$26];[.$G$27]);0)" office:value-type="float" office:value="80">
            <text:p>80</text:p>
          </table:table-cell>
          <table:table-cell table:style-name="ce90" table:formula="of:=ROUNDDOWN([.R8]*bo_mul+bo_add;0)" office:value-type="float" office:value="19">
            <text:p>19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8]+1" office:value-type="float" office:value="7">
            <text:p>7</text:p>
          </table:table-cell>
          <table:table-cell table:style-name="ce88" table:formula="of:=ROUNDUP([.$G$28]*POWER([.B9]/[.$G$26];[.$G$27]);0)" office:value-type="float" office:value="2">
            <text:p>2</text:p>
          </table:table-cell>
          <table:table-cell table:style-name="ce88" table:formula="of:=ROUNDDOWN([.B9]*bo_mul+bo_add;0)" office:value-type="float" office:value="-3">
            <text:p>-3</text:p>
          </table:table-cell>
          <table:table-cell table:style-name="ce83"/>
          <table:table-cell table:style-name="ce88" table:formula="of:=[.F8]+1" office:value-type="float" office:value="27">
            <text:p>27</text:p>
          </table:table-cell>
          <table:table-cell table:style-name="ce88" table:formula="of:=ROUNDUP([.$G$28]*POWER([.F9]/[.$G$26];[.$G$27]);0)" office:value-type="float" office:value="14">
            <text:p>14</text:p>
          </table:table-cell>
          <table:table-cell table:style-name="ce88" table:formula="of:=ROUNDDOWN([.F9]*bo_mul+bo_add;0)" office:value-type="float" office:value="2">
            <text:p>2</text:p>
          </table:table-cell>
          <table:table-cell table:style-name="ce83"/>
          <table:table-cell table:style-name="ce88" table:formula="of:=[.J8]+1" office:value-type="float" office:value="47">
            <text:p>47</text:p>
          </table:table-cell>
          <table:table-cell table:style-name="ce88" table:formula="of:=ROUNDUP([.$G$28]*POWER([.J9]/[.$G$26];[.$G$27]);0)" office:value-type="float" office:value="33">
            <text:p>33</text:p>
          </table:table-cell>
          <table:table-cell table:style-name="ce88" table:formula="of:=ROUNDDOWN([.J9]*bo_mul+bo_add;0)" office:value-type="float" office:value="8">
            <text:p>8</text:p>
          </table:table-cell>
          <table:table-cell table:style-name="ce83"/>
          <table:table-cell table:style-name="ce88" table:formula="of:=[.N8]+1" office:value-type="float" office:value="67">
            <text:p>67</text:p>
          </table:table-cell>
          <table:table-cell table:style-name="ce88" table:formula="of:=ROUNDUP([.$G$28]*POWER([.N9]/[.$G$26];[.$G$27]);0)" office:value-type="float" office:value="55">
            <text:p>55</text:p>
          </table:table-cell>
          <table:table-cell table:style-name="ce88" table:formula="of:=ROUNDDOWN([.N9]*bo_mul+bo_add;0)" office:value-type="float" office:value="14">
            <text:p>14</text:p>
          </table:table-cell>
          <table:table-cell table:style-name="ce83"/>
          <table:table-cell table:style-name="ce90" table:formula="of:=[.R8]+1" office:value-type="float" office:value="87">
            <text:p>87</text:p>
          </table:table-cell>
          <table:table-cell table:style-name="ce88" table:formula="of:=ROUNDUP([.$G$28]*POWER([.R9]/[.$G$26];[.$G$27]);0)" office:value-type="float" office:value="81">
            <text:p>81</text:p>
          </table:table-cell>
          <table:table-cell table:style-name="ce90" table:formula="of:=ROUNDDOWN([.R9]*bo_mul+bo_add;0)" office:value-type="float" office:value="20">
            <text:p>20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9]+1" office:value-type="float" office:value="8">
            <text:p>8</text:p>
          </table:table-cell>
          <table:table-cell table:style-name="ce88" table:formula="of:=ROUNDUP([.$G$28]*POWER([.B10]/[.$G$26];[.$G$27]);0)" office:value-type="float" office:value="3">
            <text:p>3</text:p>
          </table:table-cell>
          <table:table-cell table:style-name="ce88" table:formula="of:=ROUNDDOWN([.B10]*bo_mul+bo_add;0)" office:value-type="float" office:value="-3">
            <text:p>-3</text:p>
          </table:table-cell>
          <table:table-cell table:style-name="ce83"/>
          <table:table-cell table:style-name="ce88" table:formula="of:=[.F9]+1" office:value-type="float" office:value="28">
            <text:p>28</text:p>
          </table:table-cell>
          <table:table-cell table:style-name="ce88" table:formula="of:=ROUNDUP([.$G$28]*POWER([.F10]/[.$G$26];[.$G$27]);0)" office:value-type="float" office:value="15">
            <text:p>15</text:p>
          </table:table-cell>
          <table:table-cell table:style-name="ce88" table:formula="of:=ROUNDDOWN([.F10]*bo_mul+bo_add;0)" office:value-type="float" office:value="2">
            <text:p>2</text:p>
          </table:table-cell>
          <table:table-cell table:style-name="ce83"/>
          <table:table-cell table:style-name="ce88" table:formula="of:=[.J9]+1" office:value-type="float" office:value="48">
            <text:p>48</text:p>
          </table:table-cell>
          <table:table-cell table:style-name="ce88" table:formula="of:=ROUNDUP([.$G$28]*POWER([.J10]/[.$G$26];[.$G$27]);0)" office:value-type="float" office:value="34">
            <text:p>34</text:p>
          </table:table-cell>
          <table:table-cell table:style-name="ce88" table:formula="of:=ROUNDDOWN([.J10]*bo_mul+bo_add;0)" office:value-type="float" office:value="8">
            <text:p>8</text:p>
          </table:table-cell>
          <table:table-cell table:style-name="ce83"/>
          <table:table-cell table:style-name="ce88" table:formula="of:=[.N9]+1" office:value-type="float" office:value="68">
            <text:p>68</text:p>
          </table:table-cell>
          <table:table-cell table:style-name="ce88" table:formula="of:=ROUNDUP([.$G$28]*POWER([.N10]/[.$G$26];[.$G$27]);0)" office:value-type="float" office:value="56">
            <text:p>56</text:p>
          </table:table-cell>
          <table:table-cell table:style-name="ce88" table:formula="of:=ROUNDDOWN([.N10]*bo_mul+bo_add;0)" office:value-type="float" office:value="14">
            <text:p>14</text:p>
          </table:table-cell>
          <table:table-cell table:style-name="ce83"/>
          <table:table-cell table:style-name="ce90" table:formula="of:=[.R9]+1" office:value-type="float" office:value="88">
            <text:p>88</text:p>
          </table:table-cell>
          <table:table-cell table:style-name="ce88" table:formula="of:=ROUNDUP([.$G$28]*POWER([.R10]/[.$G$26];[.$G$27]);0)" office:value-type="float" office:value="83">
            <text:p>83</text:p>
          </table:table-cell>
          <table:table-cell table:style-name="ce90" table:formula="of:=ROUNDDOWN([.R10]*bo_mul+bo_add;0)" office:value-type="float" office:value="20">
            <text:p>20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0]+1" office:value-type="float" office:value="9">
            <text:p>9</text:p>
          </table:table-cell>
          <table:table-cell table:style-name="ce88" table:formula="of:=ROUNDUP([.$G$28]*POWER([.B11]/[.$G$26];[.$G$27]);0)" office:value-type="float" office:value="3">
            <text:p>3</text:p>
          </table:table-cell>
          <table:table-cell table:style-name="ce88" table:formula="of:=ROUNDDOWN([.B11]*bo_mul+bo_add;0)" office:value-type="float" office:value="-3">
            <text:p>-3</text:p>
          </table:table-cell>
          <table:table-cell table:style-name="ce83"/>
          <table:table-cell table:style-name="ce88" table:formula="of:=[.F10]+1" office:value-type="float" office:value="29">
            <text:p>29</text:p>
          </table:table-cell>
          <table:table-cell table:style-name="ce88" table:formula="of:=ROUNDUP([.$G$28]*POWER([.F11]/[.$G$26];[.$G$27]);0)" office:value-type="float" office:value="16">
            <text:p>16</text:p>
          </table:table-cell>
          <table:table-cell table:style-name="ce88" table:formula="of:=ROUNDDOWN([.F11]*bo_mul+bo_add;0)" office:value-type="float" office:value="2">
            <text:p>2</text:p>
          </table:table-cell>
          <table:table-cell table:style-name="ce83"/>
          <table:table-cell table:style-name="ce88" table:formula="of:=[.J10]+1" office:value-type="float" office:value="49">
            <text:p>49</text:p>
          </table:table-cell>
          <table:table-cell table:style-name="ce88" table:formula="of:=ROUNDUP([.$G$28]*POWER([.J11]/[.$G$26];[.$G$27]);0)" office:value-type="float" office:value="35">
            <text:p>35</text:p>
          </table:table-cell>
          <table:table-cell table:style-name="ce88" table:formula="of:=ROUNDDOWN([.J11]*bo_mul+bo_add;0)" office:value-type="float" office:value="8">
            <text:p>8</text:p>
          </table:table-cell>
          <table:table-cell table:style-name="ce83"/>
          <table:table-cell table:style-name="ce88" table:formula="of:=[.N10]+1" office:value-type="float" office:value="69">
            <text:p>69</text:p>
          </table:table-cell>
          <table:table-cell table:style-name="ce88" table:formula="of:=ROUNDUP([.$G$28]*POWER([.N11]/[.$G$26];[.$G$27]);0)" office:value-type="float" office:value="58">
            <text:p>58</text:p>
          </table:table-cell>
          <table:table-cell table:style-name="ce88" table:formula="of:=ROUNDDOWN([.N11]*bo_mul+bo_add;0)" office:value-type="float" office:value="14">
            <text:p>14</text:p>
          </table:table-cell>
          <table:table-cell table:style-name="ce83"/>
          <table:table-cell table:style-name="ce90" table:formula="of:=[.R10]+1" office:value-type="float" office:value="89">
            <text:p>89</text:p>
          </table:table-cell>
          <table:table-cell table:style-name="ce88" table:formula="of:=ROUNDUP([.$G$28]*POWER([.R11]/[.$G$26];[.$G$27]);0)" office:value-type="float" office:value="84">
            <text:p>84</text:p>
          </table:table-cell>
          <table:table-cell table:style-name="ce90" table:formula="of:=ROUNDDOWN([.R11]*bo_mul+bo_add;0)" office:value-type="float" office:value="20">
            <text:p>20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9" table:formula="of:=[.B11]+1" office:value-type="float" office:value="10">
            <text:p>10</text:p>
          </table:table-cell>
          <table:table-cell table:style-name="ce89" table:formula="of:=ROUNDUP([.$G$28]*POWER([.B12]/[.$G$26];[.$G$27]);0)" office:value-type="float" office:value="4">
            <text:p>4</text:p>
          </table:table-cell>
          <table:table-cell table:style-name="ce89" table:formula="of:=ROUNDDOWN([.B12]*bo_mul+bo_add;0)" office:value-type="float" office:value="-3">
            <text:p>-3</text:p>
          </table:table-cell>
          <table:table-cell table:style-name="ce83"/>
          <table:table-cell table:style-name="ce89" table:formula="of:=[.F11]+1" office:value-type="float" office:value="30">
            <text:p>30</text:p>
          </table:table-cell>
          <table:table-cell table:style-name="ce89" table:formula="of:=ROUNDUP([.$G$28]*POWER([.F12]/[.$G$26];[.$G$27]);0)" office:value-type="float" office:value="17">
            <text:p>17</text:p>
          </table:table-cell>
          <table:table-cell table:style-name="ce89" table:formula="of:=ROUNDDOWN([.F12]*bo_mul+bo_add;0)" office:value-type="float" office:value="3">
            <text:p>3</text:p>
          </table:table-cell>
          <table:table-cell table:style-name="ce83"/>
          <table:table-cell table:style-name="ce89" table:formula="of:=[.J11]+1" office:value-type="float" office:value="50">
            <text:p>50</text:p>
          </table:table-cell>
          <table:table-cell table:style-name="ce89" table:formula="of:=ROUNDUP([.$G$28]*POWER([.J12]/[.$G$26];[.$G$27]);0)" office:value-type="float" office:value="36">
            <text:p>36</text:p>
          </table:table-cell>
          <table:table-cell table:style-name="ce89" table:formula="of:=ROUNDDOWN([.J12]*bo_mul+bo_add;0)" office:value-type="float" office:value="9">
            <text:p>9</text:p>
          </table:table-cell>
          <table:table-cell table:style-name="ce83"/>
          <table:table-cell table:style-name="ce89" table:formula="of:=[.N11]+1" office:value-type="float" office:value="70">
            <text:p>70</text:p>
          </table:table-cell>
          <table:table-cell table:style-name="ce89" table:formula="of:=ROUNDUP([.$G$28]*POWER([.N12]/[.$G$26];[.$G$27]);0)" office:value-type="float" office:value="59">
            <text:p>59</text:p>
          </table:table-cell>
          <table:table-cell table:style-name="ce89" table:formula="of:=ROUNDDOWN([.N12]*bo_mul+bo_add;0)" office:value-type="float" office:value="15">
            <text:p>15</text:p>
          </table:table-cell>
          <table:table-cell table:style-name="ce83"/>
          <table:table-cell table:style-name="ce89" table:formula="of:=[.R11]+1" office:value-type="float" office:value="90">
            <text:p>90</text:p>
          </table:table-cell>
          <table:table-cell table:style-name="ce89" table:formula="of:=ROUNDUP([.$G$28]*POWER([.R12]/[.$G$26];[.$G$27]);0)" office:value-type="float" office:value="86">
            <text:p>86</text:p>
          </table:table-cell>
          <table:table-cell table:style-name="ce89" table:formula="of:=ROUNDDOWN([.R12]*bo_mul+bo_add;0)" office:value-type="float" office:value="21">
            <text:p>21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2]+1" office:value-type="float" office:value="11">
            <text:p>11</text:p>
          </table:table-cell>
          <table:table-cell table:style-name="ce88" table:formula="of:=ROUNDUP([.$G$28]*POWER([.B13]/[.$G$26];[.$G$27]);0)" office:value-type="float" office:value="4">
            <text:p>4</text:p>
          </table:table-cell>
          <table:table-cell table:style-name="ce88" table:formula="of:=ROUNDDOWN([.B13]*bo_mul+bo_add;0)" office:value-type="float" office:value="-2">
            <text:p>-2</text:p>
          </table:table-cell>
          <table:table-cell table:style-name="ce83"/>
          <table:table-cell table:style-name="ce88" table:formula="of:=[.F12]+1" office:value-type="float" office:value="31">
            <text:p>31</text:p>
          </table:table-cell>
          <table:table-cell table:style-name="ce88" table:formula="of:=ROUNDUP([.$G$28]*POWER([.F13]/[.$G$26];[.$G$27]);0)" office:value-type="float" office:value="18">
            <text:p>18</text:p>
          </table:table-cell>
          <table:table-cell table:style-name="ce88" table:formula="of:=ROUNDDOWN([.F13]*bo_mul+bo_add;0)" office:value-type="float" office:value="3">
            <text:p>3</text:p>
          </table:table-cell>
          <table:table-cell table:style-name="ce83"/>
          <table:table-cell table:style-name="ce88" table:formula="of:=[.J12]+1" office:value-type="float" office:value="51">
            <text:p>51</text:p>
          </table:table-cell>
          <table:table-cell table:style-name="ce88" table:formula="of:=ROUNDUP([.$G$28]*POWER([.J13]/[.$G$26];[.$G$27]);0)" office:value-type="float" office:value="37">
            <text:p>37</text:p>
          </table:table-cell>
          <table:table-cell table:style-name="ce88" table:formula="of:=ROUNDDOWN([.J13]*bo_mul+bo_add;0)" office:value-type="float" office:value="9">
            <text:p>9</text:p>
          </table:table-cell>
          <table:table-cell table:style-name="ce83"/>
          <table:table-cell table:style-name="ce88" table:formula="of:=[.N12]+1" office:value-type="float" office:value="71">
            <text:p>71</text:p>
          </table:table-cell>
          <table:table-cell table:style-name="ce88" table:formula="of:=ROUNDUP([.$G$28]*POWER([.N13]/[.$G$26];[.$G$27]);0)" office:value-type="float" office:value="60">
            <text:p>60</text:p>
          </table:table-cell>
          <table:table-cell table:style-name="ce88" table:formula="of:=ROUNDDOWN([.N13]*bo_mul+bo_add;0)" office:value-type="float" office:value="15">
            <text:p>15</text:p>
          </table:table-cell>
          <table:table-cell table:style-name="ce83"/>
          <table:table-cell table:style-name="ce90" table:formula="of:=[.R12]+1" office:value-type="float" office:value="91">
            <text:p>91</text:p>
          </table:table-cell>
          <table:table-cell table:style-name="ce88" table:formula="of:=ROUNDUP([.$G$28]*POWER([.R13]/[.$G$26];[.$G$27]);0)" office:value-type="float" office:value="87">
            <text:p>87</text:p>
          </table:table-cell>
          <table:table-cell table:style-name="ce90" table:formula="of:=ROUNDDOWN([.R13]*bo_mul+bo_add;0)" office:value-type="float" office:value="21">
            <text:p>21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3]+1" office:value-type="float" office:value="12">
            <text:p>12</text:p>
          </table:table-cell>
          <table:table-cell table:style-name="ce88" table:formula="of:=ROUNDUP([.$G$28]*POWER([.B14]/[.$G$26];[.$G$27]);0)" office:value-type="float" office:value="5">
            <text:p>5</text:p>
          </table:table-cell>
          <table:table-cell table:style-name="ce88" table:formula="of:=ROUNDDOWN([.B14]*bo_mul+bo_add;0)" office:value-type="float" office:value="-2">
            <text:p>-2</text:p>
          </table:table-cell>
          <table:table-cell table:style-name="ce83"/>
          <table:table-cell table:style-name="ce88" table:formula="of:=[.F13]+1" office:value-type="float" office:value="32">
            <text:p>32</text:p>
          </table:table-cell>
          <table:table-cell table:style-name="ce88" table:formula="of:=ROUNDUP([.$G$28]*POWER([.F14]/[.$G$26];[.$G$27]);0)" office:value-type="float" office:value="19">
            <text:p>19</text:p>
          </table:table-cell>
          <table:table-cell table:style-name="ce88" table:formula="of:=ROUNDDOWN([.F14]*bo_mul+bo_add;0)" office:value-type="float" office:value="3">
            <text:p>3</text:p>
          </table:table-cell>
          <table:table-cell table:style-name="ce83"/>
          <table:table-cell table:style-name="ce88" table:formula="of:=[.J13]+1" office:value-type="float" office:value="52">
            <text:p>52</text:p>
          </table:table-cell>
          <table:table-cell table:style-name="ce88" table:formula="of:=ROUNDUP([.$G$28]*POWER([.J14]/[.$G$26];[.$G$27]);0)" office:value-type="float" office:value="38">
            <text:p>38</text:p>
          </table:table-cell>
          <table:table-cell table:style-name="ce88" table:formula="of:=ROUNDDOWN([.J14]*bo_mul+bo_add;0)" office:value-type="float" office:value="9">
            <text:p>9</text:p>
          </table:table-cell>
          <table:table-cell table:style-name="ce83"/>
          <table:table-cell table:style-name="ce88" table:formula="of:=[.N13]+1" office:value-type="float" office:value="72">
            <text:p>72</text:p>
          </table:table-cell>
          <table:table-cell table:style-name="ce88" table:formula="of:=ROUNDUP([.$G$28]*POWER([.N14]/[.$G$26];[.$G$27]);0)" office:value-type="float" office:value="61">
            <text:p>61</text:p>
          </table:table-cell>
          <table:table-cell table:style-name="ce88" table:formula="of:=ROUNDDOWN([.N14]*bo_mul+bo_add;0)" office:value-type="float" office:value="15">
            <text:p>15</text:p>
          </table:table-cell>
          <table:table-cell table:style-name="ce83"/>
          <table:table-cell table:style-name="ce90" table:formula="of:=[.R13]+1" office:value-type="float" office:value="92">
            <text:p>92</text:p>
          </table:table-cell>
          <table:table-cell table:style-name="ce88" table:formula="of:=ROUNDUP([.$G$28]*POWER([.R14]/[.$G$26];[.$G$27]);0)" office:value-type="float" office:value="88">
            <text:p>88</text:p>
          </table:table-cell>
          <table:table-cell table:style-name="ce90" table:formula="of:=ROUNDDOWN([.R14]*bo_mul+bo_add;0)" office:value-type="float" office:value="21">
            <text:p>21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4]+1" office:value-type="float" office:value="13">
            <text:p>13</text:p>
          </table:table-cell>
          <table:table-cell table:style-name="ce88" table:formula="of:=ROUNDUP([.$G$28]*POWER([.B15]/[.$G$26];[.$G$27]);0)" office:value-type="float" office:value="5">
            <text:p>5</text:p>
          </table:table-cell>
          <table:table-cell table:style-name="ce88" table:formula="of:=ROUNDDOWN([.B15]*bo_mul+bo_add;0)" office:value-type="float" office:value="-2">
            <text:p>-2</text:p>
          </table:table-cell>
          <table:table-cell table:style-name="ce83"/>
          <table:table-cell table:style-name="ce88" table:formula="of:=[.F14]+1" office:value-type="float" office:value="33">
            <text:p>33</text:p>
          </table:table-cell>
          <table:table-cell table:style-name="ce88" table:formula="of:=ROUNDUP([.$G$28]*POWER([.F15]/[.$G$26];[.$G$27]);0)" office:value-type="float" office:value="19">
            <text:p>19</text:p>
          </table:table-cell>
          <table:table-cell table:style-name="ce88" table:formula="of:=ROUNDDOWN([.F15]*bo_mul+bo_add;0)" office:value-type="float" office:value="3">
            <text:p>3</text:p>
          </table:table-cell>
          <table:table-cell table:style-name="ce83"/>
          <table:table-cell table:style-name="ce88" table:formula="of:=[.J14]+1" office:value-type="float" office:value="53">
            <text:p>53</text:p>
          </table:table-cell>
          <table:table-cell table:style-name="ce88" table:formula="of:=ROUNDUP([.$G$28]*POWER([.J15]/[.$G$26];[.$G$27]);0)" office:value-type="float" office:value="39">
            <text:p>39</text:p>
          </table:table-cell>
          <table:table-cell table:style-name="ce88" table:formula="of:=ROUNDDOWN([.J15]*bo_mul+bo_add;0)" office:value-type="float" office:value="9">
            <text:p>9</text:p>
          </table:table-cell>
          <table:table-cell table:style-name="ce83"/>
          <table:table-cell table:style-name="ce88" table:formula="of:=[.N14]+1" office:value-type="float" office:value="73">
            <text:p>73</text:p>
          </table:table-cell>
          <table:table-cell table:style-name="ce88" table:formula="of:=ROUNDUP([.$G$28]*POWER([.N15]/[.$G$26];[.$G$27]);0)" office:value-type="float" office:value="63">
            <text:p>63</text:p>
          </table:table-cell>
          <table:table-cell table:style-name="ce88" table:formula="of:=ROUNDDOWN([.N15]*bo_mul+bo_add;0)" office:value-type="float" office:value="15">
            <text:p>15</text:p>
          </table:table-cell>
          <table:table-cell table:style-name="ce83"/>
          <table:table-cell table:style-name="ce90" table:formula="of:=[.R14]+1" office:value-type="float" office:value="93">
            <text:p>93</text:p>
          </table:table-cell>
          <table:table-cell table:style-name="ce88" table:formula="of:=ROUNDUP([.$G$28]*POWER([.R15]/[.$G$26];[.$G$27]);0)" office:value-type="float" office:value="90">
            <text:p>90</text:p>
          </table:table-cell>
          <table:table-cell table:style-name="ce90" table:formula="of:=ROUNDDOWN([.R15]*bo_mul+bo_add;0)" office:value-type="float" office:value="21">
            <text:p>21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5]+1" office:value-type="float" office:value="14">
            <text:p>14</text:p>
          </table:table-cell>
          <table:table-cell table:style-name="ce88" table:formula="of:=ROUNDUP([.$G$28]*POWER([.B16]/[.$G$26];[.$G$27]);0)" office:value-type="float" office:value="6">
            <text:p>6</text:p>
          </table:table-cell>
          <table:table-cell table:style-name="ce88" table:formula="of:=ROUNDDOWN([.B16]*bo_mul+bo_add;0)" office:value-type="float" office:value="-1">
            <text:p>-1</text:p>
          </table:table-cell>
          <table:table-cell table:style-name="ce83"/>
          <table:table-cell table:style-name="ce88" table:formula="of:=[.F15]+1" office:value-type="float" office:value="34">
            <text:p>34</text:p>
          </table:table-cell>
          <table:table-cell table:style-name="ce88" table:formula="of:=ROUNDUP([.$G$28]*POWER([.F16]/[.$G$26];[.$G$27]);0)" office:value-type="float" office:value="20">
            <text:p>20</text:p>
          </table:table-cell>
          <table:table-cell table:style-name="ce88" table:formula="of:=ROUNDDOWN([.F16]*bo_mul+bo_add;0)" office:value-type="float" office:value="4">
            <text:p>4</text:p>
          </table:table-cell>
          <table:table-cell table:style-name="ce83"/>
          <table:table-cell table:style-name="ce88" table:formula="of:=[.J15]+1" office:value-type="float" office:value="54">
            <text:p>54</text:p>
          </table:table-cell>
          <table:table-cell table:style-name="ce88" table:formula="of:=ROUNDUP([.$G$28]*POWER([.J16]/[.$G$26];[.$G$27]);0)" office:value-type="float" office:value="40">
            <text:p>40</text:p>
          </table:table-cell>
          <table:table-cell table:style-name="ce88" table:formula="of:=ROUNDDOWN([.J16]*bo_mul+bo_add;0)" office:value-type="float" office:value="10">
            <text:p>10</text:p>
          </table:table-cell>
          <table:table-cell table:style-name="ce83"/>
          <table:table-cell table:style-name="ce88" table:formula="of:=[.N15]+1" office:value-type="float" office:value="74">
            <text:p>74</text:p>
          </table:table-cell>
          <table:table-cell table:style-name="ce88" table:formula="of:=ROUNDUP([.$G$28]*POWER([.N16]/[.$G$26];[.$G$27]);0)" office:value-type="float" office:value="64">
            <text:p>64</text:p>
          </table:table-cell>
          <table:table-cell table:style-name="ce88" table:formula="of:=ROUNDDOWN([.N16]*bo_mul+bo_add;0)" office:value-type="float" office:value="16">
            <text:p>16</text:p>
          </table:table-cell>
          <table:table-cell table:style-name="ce83"/>
          <table:table-cell table:style-name="ce90" table:formula="of:=[.R15]+1" office:value-type="float" office:value="94">
            <text:p>94</text:p>
          </table:table-cell>
          <table:table-cell table:style-name="ce88" table:formula="of:=ROUNDUP([.$G$28]*POWER([.R16]/[.$G$26];[.$G$27]);0)" office:value-type="float" office:value="91">
            <text:p>91</text:p>
          </table:table-cell>
          <table:table-cell table:style-name="ce90" table:formula="of:=ROUNDDOWN([.R16]*bo_mul+bo_add;0)" office:value-type="float" office:value="22">
            <text:p>22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6]+1" office:value-type="float" office:value="15">
            <text:p>15</text:p>
          </table:table-cell>
          <table:table-cell table:style-name="ce88" table:formula="of:=ROUNDUP([.$G$28]*POWER([.B17]/[.$G$26];[.$G$27]);0)" office:value-type="float" office:value="6">
            <text:p>6</text:p>
          </table:table-cell>
          <table:table-cell table:style-name="ce88" table:formula="of:=ROUNDDOWN([.B17]*bo_mul+bo_add;0)" office:value-type="float" office:value="-1">
            <text:p>-1</text:p>
          </table:table-cell>
          <table:table-cell table:style-name="ce83"/>
          <table:table-cell table:style-name="ce88" table:formula="of:=[.F16]+1" office:value-type="float" office:value="35">
            <text:p>35</text:p>
          </table:table-cell>
          <table:table-cell table:style-name="ce88" table:formula="of:=ROUNDUP([.$G$28]*POWER([.F17]/[.$G$26];[.$G$27]);0)" office:value-type="float" office:value="21">
            <text:p>21</text:p>
          </table:table-cell>
          <table:table-cell table:style-name="ce88" table:formula="of:=ROUNDDOWN([.F17]*bo_mul+bo_add;0)" office:value-type="float" office:value="4">
            <text:p>4</text:p>
          </table:table-cell>
          <table:table-cell table:style-name="ce83"/>
          <table:table-cell table:style-name="ce88" table:formula="of:=[.J16]+1" office:value-type="float" office:value="55">
            <text:p>55</text:p>
          </table:table-cell>
          <table:table-cell table:style-name="ce88" table:formula="of:=ROUNDUP([.$G$28]*POWER([.J17]/[.$G$26];[.$G$27]);0)" office:value-type="float" office:value="41">
            <text:p>41</text:p>
          </table:table-cell>
          <table:table-cell table:style-name="ce88" table:formula="of:=ROUNDDOWN([.J17]*bo_mul+bo_add;0)" office:value-type="float" office:value="10">
            <text:p>10</text:p>
          </table:table-cell>
          <table:table-cell table:style-name="ce83"/>
          <table:table-cell table:style-name="ce88" table:formula="of:=[.N16]+1" office:value-type="float" office:value="75">
            <text:p>75</text:p>
          </table:table-cell>
          <table:table-cell table:style-name="ce88" table:formula="of:=ROUNDUP([.$G$28]*POWER([.N17]/[.$G$26];[.$G$27]);0)" office:value-type="float" office:value="65">
            <text:p>65</text:p>
          </table:table-cell>
          <table:table-cell table:style-name="ce88" table:formula="of:=ROUNDDOWN([.N17]*bo_mul+bo_add;0)" office:value-type="float" office:value="16">
            <text:p>16</text:p>
          </table:table-cell>
          <table:table-cell table:style-name="ce83"/>
          <table:table-cell table:style-name="ce90" table:formula="of:=[.R16]+1" office:value-type="float" office:value="95">
            <text:p>95</text:p>
          </table:table-cell>
          <table:table-cell table:style-name="ce88" table:formula="of:=ROUNDUP([.$G$28]*POWER([.R17]/[.$G$26];[.$G$27]);0)" office:value-type="float" office:value="93">
            <text:p>93</text:p>
          </table:table-cell>
          <table:table-cell table:style-name="ce90" table:formula="of:=ROUNDDOWN([.R17]*bo_mul+bo_add;0)" office:value-type="float" office:value="22">
            <text:p>22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7]+1" office:value-type="float" office:value="16">
            <text:p>16</text:p>
          </table:table-cell>
          <table:table-cell table:style-name="ce88" table:formula="of:=ROUNDUP([.$G$28]*POWER([.B18]/[.$G$26];[.$G$27]);0)" office:value-type="float" office:value="7">
            <text:p>7</text:p>
          </table:table-cell>
          <table:table-cell table:style-name="ce88" table:formula="of:=ROUNDDOWN([.B18]*bo_mul+bo_add;0)" office:value-type="float" office:value="-1">
            <text:p>-1</text:p>
          </table:table-cell>
          <table:table-cell table:style-name="ce83"/>
          <table:table-cell table:style-name="ce88" table:formula="of:=[.F17]+1" office:value-type="float" office:value="36">
            <text:p>36</text:p>
          </table:table-cell>
          <table:table-cell table:style-name="ce88" table:formula="of:=ROUNDUP([.$G$28]*POWER([.F18]/[.$G$26];[.$G$27]);0)" office:value-type="float" office:value="22">
            <text:p>22</text:p>
          </table:table-cell>
          <table:table-cell table:style-name="ce88" table:formula="of:=ROUNDDOWN([.F18]*bo_mul+bo_add;0)" office:value-type="float" office:value="4">
            <text:p>4</text:p>
          </table:table-cell>
          <table:table-cell table:style-name="ce83"/>
          <table:table-cell table:style-name="ce88" table:formula="of:=[.J17]+1" office:value-type="float" office:value="56">
            <text:p>56</text:p>
          </table:table-cell>
          <table:table-cell table:style-name="ce88" table:formula="of:=ROUNDUP([.$G$28]*POWER([.J18]/[.$G$26];[.$G$27]);0)" office:value-type="float" office:value="42">
            <text:p>42</text:p>
          </table:table-cell>
          <table:table-cell table:style-name="ce88" table:formula="of:=ROUNDDOWN([.J18]*bo_mul+bo_add;0)" office:value-type="float" office:value="10">
            <text:p>10</text:p>
          </table:table-cell>
          <table:table-cell table:style-name="ce83"/>
          <table:table-cell table:style-name="ce88" table:formula="of:=[.N17]+1" office:value-type="float" office:value="76">
            <text:p>76</text:p>
          </table:table-cell>
          <table:table-cell table:style-name="ce88" table:formula="of:=ROUNDUP([.$G$28]*POWER([.N18]/[.$G$26];[.$G$27]);0)" office:value-type="float" office:value="66">
            <text:p>66</text:p>
          </table:table-cell>
          <table:table-cell table:style-name="ce88" table:formula="of:=ROUNDDOWN([.N18]*bo_mul+bo_add;0)" office:value-type="float" office:value="16">
            <text:p>16</text:p>
          </table:table-cell>
          <table:table-cell table:style-name="ce83"/>
          <table:table-cell table:style-name="ce90" table:formula="of:=[.R17]+1" office:value-type="float" office:value="96">
            <text:p>96</text:p>
          </table:table-cell>
          <table:table-cell table:style-name="ce88" table:formula="of:=ROUNDUP([.$G$28]*POWER([.R18]/[.$G$26];[.$G$27]);0)" office:value-type="float" office:value="94">
            <text:p>94</text:p>
          </table:table-cell>
          <table:table-cell table:style-name="ce90" table:formula="of:=ROUNDDOWN([.R18]*bo_mul+bo_add;0)" office:value-type="float" office:value="22">
            <text:p>22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8]+1" office:value-type="float" office:value="17">
            <text:p>17</text:p>
          </table:table-cell>
          <table:table-cell table:style-name="ce88" table:formula="of:=ROUNDUP([.$G$28]*POWER([.B19]/[.$G$26];[.$G$27]);0)" office:value-type="float" office:value="7">
            <text:p>7</text:p>
          </table:table-cell>
          <table:table-cell table:style-name="ce88" table:formula="of:=ROUNDDOWN([.B19]*bo_mul+bo_add;0)" office:value-type="float" office:value="-0">
            <text:p>0</text:p>
          </table:table-cell>
          <table:table-cell table:style-name="ce83"/>
          <table:table-cell table:style-name="ce88" table:formula="of:=[.F18]+1" office:value-type="float" office:value="37">
            <text:p>37</text:p>
          </table:table-cell>
          <table:table-cell table:style-name="ce88" table:formula="of:=ROUNDUP([.$G$28]*POWER([.F19]/[.$G$26];[.$G$27]);0)" office:value-type="float" office:value="23">
            <text:p>23</text:p>
          </table:table-cell>
          <table:table-cell table:style-name="ce88" table:formula="of:=ROUNDDOWN([.F19]*bo_mul+bo_add;0)" office:value-type="float" office:value="5">
            <text:p>5</text:p>
          </table:table-cell>
          <table:table-cell table:style-name="ce83"/>
          <table:table-cell table:style-name="ce88" table:formula="of:=[.J18]+1" office:value-type="float" office:value="57">
            <text:p>57</text:p>
          </table:table-cell>
          <table:table-cell table:style-name="ce88" table:formula="of:=ROUNDUP([.$G$28]*POWER([.J19]/[.$G$26];[.$G$27]);0)" office:value-type="float" office:value="43">
            <text:p>43</text:p>
          </table:table-cell>
          <table:table-cell table:style-name="ce88" table:formula="of:=ROUNDDOWN([.J19]*bo_mul+bo_add;0)" office:value-type="float" office:value="11">
            <text:p>11</text:p>
          </table:table-cell>
          <table:table-cell table:style-name="ce83"/>
          <table:table-cell table:style-name="ce88" table:formula="of:=[.N18]+1" office:value-type="float" office:value="77">
            <text:p>77</text:p>
          </table:table-cell>
          <table:table-cell table:style-name="ce88" table:formula="of:=ROUNDUP([.$G$28]*POWER([.N19]/[.$G$26];[.$G$27]);0)" office:value-type="float" office:value="68">
            <text:p>68</text:p>
          </table:table-cell>
          <table:table-cell table:style-name="ce88" table:formula="of:=ROUNDDOWN([.N19]*bo_mul+bo_add;0)" office:value-type="float" office:value="17">
            <text:p>17</text:p>
          </table:table-cell>
          <table:table-cell table:style-name="ce83"/>
          <table:table-cell table:style-name="ce90" table:formula="of:=[.R18]+1" office:value-type="float" office:value="97">
            <text:p>97</text:p>
          </table:table-cell>
          <table:table-cell table:style-name="ce88" table:formula="of:=ROUNDUP([.$G$28]*POWER([.R19]/[.$G$26];[.$G$27]);0)" office:value-type="float" office:value="96">
            <text:p>96</text:p>
          </table:table-cell>
          <table:table-cell table:style-name="ce90" table:formula="of:=ROUNDDOWN([.R19]*bo_mul+bo_add;0)" office:value-type="float" office:value="23">
            <text:p>23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9]+1" office:value-type="float" office:value="18">
            <text:p>18</text:p>
          </table:table-cell>
          <table:table-cell table:style-name="ce88" table:formula="of:=ROUNDUP([.$G$28]*POWER([.B20]/[.$G$26];[.$G$27]);0)" office:value-type="float" office:value="8">
            <text:p>8</text:p>
          </table:table-cell>
          <table:table-cell table:style-name="ce88" table:formula="of:=ROUNDDOWN([.B20]*bo_mul+bo_add;0)" office:value-type="float" office:value="-0">
            <text:p>0</text:p>
          </table:table-cell>
          <table:table-cell table:style-name="ce83"/>
          <table:table-cell table:style-name="ce88" table:formula="of:=[.F19]+1" office:value-type="float" office:value="38">
            <text:p>38</text:p>
          </table:table-cell>
          <table:table-cell table:style-name="ce88" table:formula="of:=ROUNDUP([.$G$28]*POWER([.F20]/[.$G$26];[.$G$27]);0)" office:value-type="float" office:value="24">
            <text:p>24</text:p>
          </table:table-cell>
          <table:table-cell table:style-name="ce88" table:formula="of:=ROUNDDOWN([.F20]*bo_mul+bo_add;0)" office:value-type="float" office:value="5">
            <text:p>5</text:p>
          </table:table-cell>
          <table:table-cell table:style-name="ce83"/>
          <table:table-cell table:style-name="ce88" table:formula="of:=[.J19]+1" office:value-type="float" office:value="58">
            <text:p>58</text:p>
          </table:table-cell>
          <table:table-cell table:style-name="ce88" table:formula="of:=ROUNDUP([.$G$28]*POWER([.J20]/[.$G$26];[.$G$27]);0)" office:value-type="float" office:value="44">
            <text:p>44</text:p>
          </table:table-cell>
          <table:table-cell table:style-name="ce88" table:formula="of:=ROUNDDOWN([.J20]*bo_mul+bo_add;0)" office:value-type="float" office:value="11">
            <text:p>11</text:p>
          </table:table-cell>
          <table:table-cell table:style-name="ce83"/>
          <table:table-cell table:style-name="ce88" table:formula="of:=[.N19]+1" office:value-type="float" office:value="78">
            <text:p>78</text:p>
          </table:table-cell>
          <table:table-cell table:style-name="ce88" table:formula="of:=ROUNDUP([.$G$28]*POWER([.N20]/[.$G$26];[.$G$27]);0)" office:value-type="float" office:value="69">
            <text:p>69</text:p>
          </table:table-cell>
          <table:table-cell table:style-name="ce88" table:formula="of:=ROUNDDOWN([.N20]*bo_mul+bo_add;0)" office:value-type="float" office:value="17">
            <text:p>17</text:p>
          </table:table-cell>
          <table:table-cell table:style-name="ce83"/>
          <table:table-cell table:style-name="ce88" table:formula="of:=[.R19]+1" office:value-type="float" office:value="98">
            <text:p>98</text:p>
          </table:table-cell>
          <table:table-cell table:style-name="ce88" table:formula="of:=ROUNDUP([.$G$28]*POWER([.R20]/[.$G$26];[.$G$27]);0)" office:value-type="float" office:value="97">
            <text:p>97</text:p>
          </table:table-cell>
          <table:table-cell table:style-name="ce88" table:formula="of:=ROUNDDOWN([.R20]*bo_mul+bo_add;0)" office:value-type="float" office:value="23">
            <text:p>23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20]+1" office:value-type="float" office:value="19">
            <text:p>19</text:p>
          </table:table-cell>
          <table:table-cell table:style-name="ce88" table:formula="of:=ROUNDUP([.$G$28]*POWER([.B21]/[.$G$26];[.$G$27]);0)" office:value-type="float" office:value="9">
            <text:p>9</text:p>
          </table:table-cell>
          <table:table-cell table:style-name="ce88" table:formula="of:=ROUNDDOWN([.B21]*bo_mul+bo_add;0)" office:value-type="float" office:value="-0">
            <text:p>0</text:p>
          </table:table-cell>
          <table:table-cell table:style-name="ce83"/>
          <table:table-cell table:style-name="ce88" table:formula="of:=[.F20]+1" office:value-type="float" office:value="39">
            <text:p>39</text:p>
          </table:table-cell>
          <table:table-cell table:style-name="ce88" table:formula="of:=ROUNDUP([.$G$28]*POWER([.F21]/[.$G$26];[.$G$27]);0)" office:value-type="float" office:value="25">
            <text:p>25</text:p>
          </table:table-cell>
          <table:table-cell table:style-name="ce88" table:formula="of:=ROUNDDOWN([.F21]*bo_mul+bo_add;0)" office:value-type="float" office:value="5">
            <text:p>5</text:p>
          </table:table-cell>
          <table:table-cell table:style-name="ce83"/>
          <table:table-cell table:style-name="ce88" table:formula="of:=[.J20]+1" office:value-type="float" office:value="59">
            <text:p>59</text:p>
          </table:table-cell>
          <table:table-cell table:style-name="ce88" table:formula="of:=ROUNDUP([.$G$28]*POWER([.J21]/[.$G$26];[.$G$27]);0)" office:value-type="float" office:value="46">
            <text:p>46</text:p>
          </table:table-cell>
          <table:table-cell table:style-name="ce88" table:formula="of:=ROUNDDOWN([.J21]*bo_mul+bo_add;0)" office:value-type="float" office:value="11">
            <text:p>11</text:p>
          </table:table-cell>
          <table:table-cell table:style-name="ce83"/>
          <table:table-cell table:style-name="ce88" table:formula="of:=[.N20]+1" office:value-type="float" office:value="79">
            <text:p>79</text:p>
          </table:table-cell>
          <table:table-cell table:style-name="ce88" table:formula="of:=ROUNDUP([.$G$28]*POWER([.N21]/[.$G$26];[.$G$27]);0)" office:value-type="float" office:value="70">
            <text:p>70</text:p>
          </table:table-cell>
          <table:table-cell table:style-name="ce88" table:formula="of:=ROUNDDOWN([.N21]*bo_mul+bo_add;0)" office:value-type="float" office:value="17">
            <text:p>17</text:p>
          </table:table-cell>
          <table:table-cell table:style-name="ce83"/>
          <table:table-cell table:style-name="ce88" table:formula="of:=[.R20]+1" office:value-type="float" office:value="99">
            <text:p>99</text:p>
          </table:table-cell>
          <table:table-cell table:style-name="ce88" table:formula="of:=ROUNDUP([.$G$28]*POWER([.R21]/[.$G$26];[.$G$27]);0)" office:value-type="float" office:value="99">
            <text:p>99</text:p>
          </table:table-cell>
          <table:table-cell table:style-name="ce88" table:formula="of:=ROUNDDOWN([.R21]*bo_mul+bo_add;0)" office:value-type="float" office:value="23">
            <text:p>23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9" table:formula="of:=[.B21]+1" office:value-type="float" office:value="20">
            <text:p>20</text:p>
          </table:table-cell>
          <table:table-cell table:style-name="ce89" table:formula="of:=ROUNDUP([.$G$28]*POWER([.B22]/[.$G$26];[.$G$27]);0)" office:value-type="float" office:value="9">
            <text:p>9</text:p>
          </table:table-cell>
          <table:table-cell table:style-name="ce89" table:formula="of:=ROUNDDOWN([.B22]*bo_mul+bo_add;0)" office:value-type="float" office:value="0">
            <text:p>0</text:p>
          </table:table-cell>
          <table:table-cell table:style-name="ce83"/>
          <table:table-cell table:style-name="ce89" table:formula="of:=[.F21]+1" office:value-type="float" office:value="40">
            <text:p>40</text:p>
          </table:table-cell>
          <table:table-cell table:style-name="ce89" table:formula="of:=ROUNDUP([.$G$28]*POWER([.F22]/[.$G$26];[.$G$27]);0)" office:value-type="float" office:value="26">
            <text:p>26</text:p>
          </table:table-cell>
          <table:table-cell table:style-name="ce89" table:formula="of:=ROUNDDOWN([.F22]*bo_mul+bo_add;0)" office:value-type="float" office:value="6">
            <text:p>6</text:p>
          </table:table-cell>
          <table:table-cell table:style-name="ce83"/>
          <table:table-cell table:style-name="ce89" table:formula="of:=[.J21]+1" office:value-type="float" office:value="60">
            <text:p>60</text:p>
          </table:table-cell>
          <table:table-cell table:style-name="ce89" table:formula="of:=ROUNDUP([.$G$28]*POWER([.J22]/[.$G$26];[.$G$27]);0)" office:value-type="float" office:value="47">
            <text:p>47</text:p>
          </table:table-cell>
          <table:table-cell table:style-name="ce89" table:formula="of:=ROUNDDOWN([.J22]*bo_mul+bo_add;0)" office:value-type="float" office:value="12">
            <text:p>12</text:p>
          </table:table-cell>
          <table:table-cell table:style-name="ce83"/>
          <table:table-cell table:style-name="ce89" table:formula="of:=[.N21]+1" office:value-type="float" office:value="80">
            <text:p>80</text:p>
          </table:table-cell>
          <table:table-cell table:style-name="ce89" table:formula="of:=ROUNDUP([.$G$28]*POWER([.N22]/[.$G$26];[.$G$27]);0)" office:value-type="float" office:value="72">
            <text:p>72</text:p>
          </table:table-cell>
          <table:table-cell table:style-name="ce89" table:formula="of:=ROUNDDOWN([.N22]*bo_mul+bo_add;0)" office:value-type="float" office:value="18">
            <text:p>18</text:p>
          </table:table-cell>
          <table:table-cell table:style-name="ce83"/>
          <table:table-cell table:style-name="ce89" table:formula="of:=[.R21]+1" office:value-type="float" office:value="100">
            <text:p>100</text:p>
          </table:table-cell>
          <table:table-cell table:style-name="ce89" table:formula="of:=ROUNDUP([.$G$28]*POWER([.R22]/[.$G$26];[.$G$27]);0)" office:value-type="float" office:value="100">
            <text:p>100</text:p>
          </table:table-cell>
          <table:table-cell table:style-name="ce89" table:formula="of:=ROUNDDOWN([.R22]*bo_mul+bo_add;0)" office:value-type="float" office:value="24">
            <text:p>24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 table:number-rows-repeated="2">
          <table:table-cell table:style-name="ce83"/>
          <table:table-cell table:style-name="ce86" table:number-columns-repeated="3"/>
          <table:table-cell table:style-name="ce83" table:number-columns-repeated="2"/>
          <table:table-cell table:style-name="ce93"/>
          <table:table-cell table:style-name="ce94"/>
          <table:table-cell table:style-name="ce83" table:number-columns-repeated="249"/>
          <table:table-cell table:style-name="ce102" table:number-columns-repeated="767"/>
        </table:table-row>
        <table:table-row table:style-name="ro2">
          <table:table-cell table:style-name="ce84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4"/>
          <table:table-cell table:style-name="ce91" office:value-type="string" table:number-columns-spanned="3" table:number-rows-spanned="1">
            <text:p>Pv</text:p>
          </table:table-cell>
          <table:covered-table-cell table:number-columns-repeated="2" table:style-name="ce92"/>
          <table:table-cell table:style-name="ce95"/>
          <table:table-cell table:style-name="ce91" office:value-type="string" table:number-columns-spanned="3" table:number-rows-spanned="1">
            <text:p>CC</text:p>
          </table:table-cell>
          <table:covered-table-cell table:number-columns-repeated="2" table:style-name="ce97"/>
          <table:table-cell table:number-columns-repeated="4"/>
          <table:table-cell table:style-name="ce84" table:number-columns-repeated="241"/>
          <table:table-cell table:number-columns-repeated="767"/>
        </table:table-row>
        <table:table-row table:style-name="ro1">
          <table:table-cell table:style-name="ce84"/>
          <table:table-cell table:style-name="ce88" office:value-type="float" office:value="1">
            <text:p>1</text:p>
          </table:table-cell>
          <table:table-cell table:style-name="ce88" table:formula="of:=ROUNDUP([.$G$28]*POWER([.B26]/[.$G$26];[.$G$27]);0)" office:value-type="float" office:value="1">
            <text:p>1</text:p>
          </table:table-cell>
          <table:table-cell table:style-name="ce88" table:formula="of:=ROUNDDOWN([.B26]*bo_mul+bo_add;0)" office:value-type="float" office:value="-5">
            <text:p>-5</text:p>
          </table:table-cell>
          <table:table-cell table:style-name="ce84"/>
          <table:table-cell table:style-name="ce92" office:value-type="string">
            <text:p>DIV</text:p>
          </table:table-cell>
          <table:table-cell table:style-name="ce92" office:value-type="float" office:value="10">
            <text:p>10</text:p>
          </table:table-cell>
          <table:table-cell table:style-name="ce91" office:value-type="float" office:value="10">
            <text:p>10</text:p>
          </table:table-cell>
          <table:table-cell table:style-name="ce95"/>
          <table:table-cell table:style-name="ce95" office:value-type="string">
            <text:p>MUL</text:p>
          </table:table-cell>
          <table:table-cell table:style-name="ce98" office:value-type="float" office:value="0.3">
            <text:p>0,30</text:p>
          </table:table-cell>
          <table:table-cell table:style-name="ce99" table:formula="of:=30/100" office:value-type="float" office:value="0.3">
            <text:p>0,30</text:p>
          </table:table-cell>
          <table:table-cell table:number-columns-repeated="4"/>
          <table:table-cell table:style-name="ce84" table:number-columns-repeated="241"/>
          <table:table-cell table:number-columns-repeated="767"/>
        </table:table-row>
        <table:table-row table:style-name="ro1">
          <table:table-cell table:style-name="ce84"/>
          <table:table-cell table:style-name="ce88" table:formula="of:=[.B26]+1" office:value-type="float" office:value="2">
            <text:p>2</text:p>
          </table:table-cell>
          <table:table-cell table:style-name="ce88" table:formula="of:=ROUNDUP([.$G$28]*POWER([.B27]/[.$G$26];[.$G$27]);0)" office:value-type="float" office:value="1">
            <text:p>1</text:p>
          </table:table-cell>
          <table:table-cell table:style-name="ce88" table:formula="of:=ROUNDDOWN([.B27]*bo_mul+bo_add;0)" office:value-type="float" office:value="-5">
            <text:p>-5</text:p>
          </table:table-cell>
          <table:table-cell table:style-name="ce84"/>
          <table:table-cell table:style-name="ce92" office:value-type="string">
            <text:p>POW</text:p>
          </table:table-cell>
          <table:table-cell table:style-name="ce92" office:value-type="float" office:value="1.5">
            <text:p>1,5</text:p>
          </table:table-cell>
          <table:table-cell table:style-name="ce91" office:value-type="float" office:value="2">
            <text:p>2</text:p>
          </table:table-cell>
          <table:table-cell table:style-name="ce95"/>
          <table:table-cell table:style-name="ce95" office:value-type="string">
            <text:p>ADD</text:p>
          </table:table-cell>
          <table:table-cell table:style-name="ce95" office:value-type="float" office:value="-6">
            <text:p>-6</text:p>
          </table:table-cell>
          <table:table-cell table:style-name="ce100" office:value-type="float" office:value="-10">
            <text:p>-10</text:p>
          </table:table-cell>
          <table:table-cell table:number-columns-repeated="4"/>
          <table:table-cell table:style-name="ce84" table:number-columns-repeated="241"/>
          <table:table-cell table:number-columns-repeated="767"/>
        </table:table-row>
        <table:table-row table:style-name="ro1">
          <table:table-cell table:style-name="ce84"/>
          <table:table-cell table:style-name="ce88" table:formula="of:=[.B27]+1" office:value-type="float" office:value="3">
            <text:p>3</text:p>
          </table:table-cell>
          <table:table-cell table:style-name="ce88" table:formula="of:=ROUNDUP([.$G$28]*POWER([.B28]/[.$G$26];[.$G$27]);0)" office:value-type="float" office:value="1">
            <text:p>1</text:p>
          </table:table-cell>
          <table:table-cell table:style-name="ce88" table:formula="of:=ROUNDDOWN([.B28]*bo_mul+bo_add;0)" office:value-type="float" office:value="-5">
            <text:p>-5</text:p>
          </table:table-cell>
          <table:table-cell table:style-name="ce84"/>
          <table:table-cell table:style-name="ce92" office:value-type="string">
            <text:p>MUL</text:p>
          </table:table-cell>
          <table:table-cell table:style-name="ce92" office:value-type="float" office:value="3.15">
            <text:p>3,15</text:p>
          </table:table-cell>
          <table:table-cell table:style-name="ce91" office:value-type="float" office:value="2">
            <text:p>2</text:p>
          </table:table-cell>
          <table:table-cell table:style-name="ce95" table:number-columns-repeated="4"/>
          <table:table-cell table:number-columns-repeated="4"/>
          <table:table-cell table:style-name="ce84" table:number-columns-repeated="241"/>
          <table:table-cell table:number-columns-repeated="767"/>
        </table:table-row>
        <table:table-row table:style-name="ro1">
          <table:table-cell table:style-name="ce84"/>
          <table:table-cell table:style-name="ce88" table:formula="of:=[.B28]+1" office:value-type="float" office:value="4">
            <text:p>4</text:p>
          </table:table-cell>
          <table:table-cell table:style-name="ce88" table:formula="of:=ROUNDUP([.$G$28]*POWER([.B29]/[.$G$26];[.$G$27]);0)" office:value-type="float" office:value="1">
            <text:p>1</text:p>
          </table:table-cell>
          <table:table-cell table:style-name="ce88" table:formula="of:=ROUNDDOWN([.B29]*bo_mul+bo_add;0)" office:value-type="float" office:value="-4">
            <text:p>-4</text:p>
          </table:table-cell>
          <table:table-cell table:style-name="ce84" table:number-columns-repeated="5"/>
          <table:table-cell table:style-name="ce96" table:number-columns-repeated="2"/>
          <table:table-cell table:style-name="ce101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29]+1" office:value-type="float" office:value="5">
            <text:p>5</text:p>
          </table:table-cell>
          <table:table-cell table:style-name="ce88" table:formula="of:=ROUNDUP([.$G$28]*POWER([.B30]/[.$G$26];[.$G$27]);0)" office:value-type="float" office:value="2">
            <text:p>2</text:p>
          </table:table-cell>
          <table:table-cell table:style-name="ce88" table:formula="of:=ROUNDDOWN([.B30]*bo_mul+bo_add;0)" office:value-type="float" office:value="-4">
            <text:p>-4</text:p>
          </table:table-cell>
          <table:table-cell table:style-name="ce84" table:number-columns-repeated="5"/>
          <table:table-cell table:style-name="ce96"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0]+1" office:value-type="float" office:value="6">
            <text:p>6</text:p>
          </table:table-cell>
          <table:table-cell table:style-name="ce88" table:formula="of:=ROUNDUP([.$G$28]*POWER([.B31]/[.$G$26];[.$G$27]);0)" office:value-type="float" office:value="2">
            <text:p>2</text:p>
          </table:table-cell>
          <table:table-cell table:style-name="ce88" table:formula="of:=ROUNDDOWN([.B31]*bo_mul+bo_add;0)" office:value-type="float" office:value="-4">
            <text:p>-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1]+1" office:value-type="float" office:value="7">
            <text:p>7</text:p>
          </table:table-cell>
          <table:table-cell table:style-name="ce88" table:formula="of:=ROUNDUP([.$G$28]*POWER([.B32]/[.$G$26];[.$G$27]);0)" office:value-type="float" office:value="2">
            <text:p>2</text:p>
          </table:table-cell>
          <table:table-cell table:style-name="ce88" table:formula="of:=ROUNDDOWN([.B32]*bo_mul+bo_add;0)" office:value-type="float" office:value="-3">
            <text:p>-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2]+1" office:value-type="float" office:value="8">
            <text:p>8</text:p>
          </table:table-cell>
          <table:table-cell table:style-name="ce88" table:formula="of:=ROUNDUP([.$G$28]*POWER([.B33]/[.$G$26];[.$G$27]);0)" office:value-type="float" office:value="3">
            <text:p>3</text:p>
          </table:table-cell>
          <table:table-cell table:style-name="ce88" table:formula="of:=ROUNDDOWN([.B33]*bo_mul+bo_add;0)" office:value-type="float" office:value="-3">
            <text:p>-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3]+1" office:value-type="float" office:value="9">
            <text:p>9</text:p>
          </table:table-cell>
          <table:table-cell table:style-name="ce88" table:formula="of:=ROUNDUP([.$G$28]*POWER([.B34]/[.$G$26];[.$G$27]);0)" office:value-type="float" office:value="3">
            <text:p>3</text:p>
          </table:table-cell>
          <table:table-cell table:style-name="ce88" table:formula="of:=ROUNDDOWN([.B34]*bo_mul+bo_add;0)" office:value-type="float" office:value="-3">
            <text:p>-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34]+1" office:value-type="float" office:value="10">
            <text:p>10</text:p>
          </table:table-cell>
          <table:table-cell table:style-name="ce89" table:formula="of:=ROUNDUP([.$G$28]*POWER([.B35]/[.$G$26];[.$G$27]);0)" office:value-type="float" office:value="4">
            <text:p>4</text:p>
          </table:table-cell>
          <table:table-cell table:style-name="ce89" table:formula="of:=ROUNDDOWN([.B35]*bo_mul+bo_add;0)" office:value-type="float" office:value="-3">
            <text:p>-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5]+1" office:value-type="float" office:value="11">
            <text:p>11</text:p>
          </table:table-cell>
          <table:table-cell table:style-name="ce88" table:formula="of:=ROUNDUP([.$G$28]*POWER([.B36]/[.$G$26];[.$G$27]);0)" office:value-type="float" office:value="4">
            <text:p>4</text:p>
          </table:table-cell>
          <table:table-cell table:style-name="ce88" table:formula="of:=ROUNDDOWN([.B36]*bo_mul+bo_add;0)" office:value-type="float" office:value="-2">
            <text:p>-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6]+1" office:value-type="float" office:value="12">
            <text:p>12</text:p>
          </table:table-cell>
          <table:table-cell table:style-name="ce88" table:formula="of:=ROUNDUP([.$G$28]*POWER([.B37]/[.$G$26];[.$G$27]);0)" office:value-type="float" office:value="5">
            <text:p>5</text:p>
          </table:table-cell>
          <table:table-cell table:style-name="ce88" table:formula="of:=ROUNDDOWN([.B37]*bo_mul+bo_add;0)" office:value-type="float" office:value="-2">
            <text:p>-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7]+1" office:value-type="float" office:value="13">
            <text:p>13</text:p>
          </table:table-cell>
          <table:table-cell table:style-name="ce88" table:formula="of:=ROUNDUP([.$G$28]*POWER([.B38]/[.$G$26];[.$G$27]);0)" office:value-type="float" office:value="5">
            <text:p>5</text:p>
          </table:table-cell>
          <table:table-cell table:style-name="ce88" table:formula="of:=ROUNDDOWN([.B38]*bo_mul+bo_add;0)" office:value-type="float" office:value="-2">
            <text:p>-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8]+1" office:value-type="float" office:value="14">
            <text:p>14</text:p>
          </table:table-cell>
          <table:table-cell table:style-name="ce88" table:formula="of:=ROUNDUP([.$G$28]*POWER([.B39]/[.$G$26];[.$G$27]);0)" office:value-type="float" office:value="6">
            <text:p>6</text:p>
          </table:table-cell>
          <table:table-cell table:style-name="ce88" table:formula="of:=ROUNDDOWN([.B39]*bo_mul+bo_add;0)" office:value-type="float" office:value="-1">
            <text:p>-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9]+1" office:value-type="float" office:value="15">
            <text:p>15</text:p>
          </table:table-cell>
          <table:table-cell table:style-name="ce88" table:formula="of:=ROUNDUP([.$G$28]*POWER([.B40]/[.$G$26];[.$G$27]);0)" office:value-type="float" office:value="6">
            <text:p>6</text:p>
          </table:table-cell>
          <table:table-cell table:style-name="ce88" table:formula="of:=ROUNDDOWN([.B40]*bo_mul+bo_add;0)" office:value-type="float" office:value="-1">
            <text:p>-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0]+1" office:value-type="float" office:value="16">
            <text:p>16</text:p>
          </table:table-cell>
          <table:table-cell table:style-name="ce88" table:formula="of:=ROUNDUP([.$G$28]*POWER([.B41]/[.$G$26];[.$G$27]);0)" office:value-type="float" office:value="7">
            <text:p>7</text:p>
          </table:table-cell>
          <table:table-cell table:style-name="ce88" table:formula="of:=ROUNDDOWN([.B41]*bo_mul+bo_add;0)" office:value-type="float" office:value="-1">
            <text:p>-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1]+1" office:value-type="float" office:value="17">
            <text:p>17</text:p>
          </table:table-cell>
          <table:table-cell table:style-name="ce88" table:formula="of:=ROUNDUP([.$G$28]*POWER([.B42]/[.$G$26];[.$G$27]);0)" office:value-type="float" office:value="7">
            <text:p>7</text:p>
          </table:table-cell>
          <table:table-cell table:style-name="ce88" table:formula="of:=ROUNDDOWN([.B42]*bo_mul+bo_add;0)" office:value-type="float" office:value="-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2]+1" office:value-type="float" office:value="18">
            <text:p>18</text:p>
          </table:table-cell>
          <table:table-cell table:style-name="ce88" table:formula="of:=ROUNDUP([.$G$28]*POWER([.B43]/[.$G$26];[.$G$27]);0)" office:value-type="float" office:value="8">
            <text:p>8</text:p>
          </table:table-cell>
          <table:table-cell table:style-name="ce88" table:formula="of:=ROUNDDOWN([.B43]*bo_mul+bo_add;0)" office:value-type="float" office:value="-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3]+1" office:value-type="float" office:value="19">
            <text:p>19</text:p>
          </table:table-cell>
          <table:table-cell table:style-name="ce88" table:formula="of:=ROUNDUP([.$G$28]*POWER([.B44]/[.$G$26];[.$G$27]);0)" office:value-type="float" office:value="9">
            <text:p>9</text:p>
          </table:table-cell>
          <table:table-cell table:style-name="ce88" table:formula="of:=ROUNDDOWN([.B44]*bo_mul+bo_add;0)" office:value-type="float" office:value="-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44]+1" office:value-type="float" office:value="20">
            <text:p>20</text:p>
          </table:table-cell>
          <table:table-cell table:style-name="ce89" table:formula="of:=ROUNDUP([.$G$28]*POWER([.B45]/[.$G$26];[.$G$27]);0)" office:value-type="float" office:value="9">
            <text:p>9</text:p>
          </table:table-cell>
          <table:table-cell table:style-name="ce89" table:formula="of:=ROUNDDOWN([.B45]*bo_mul+bo_add;0)" office:value-type="float" office:value="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5]+1" office:value-type="float" office:value="21">
            <text:p>21</text:p>
          </table:table-cell>
          <table:table-cell table:style-name="ce88" table:formula="of:=ROUNDUP([.$G$28]*POWER([.B46]/[.$G$26];[.$G$27]);0)" office:value-type="float" office:value="10">
            <text:p>10</text:p>
          </table:table-cell>
          <table:table-cell table:style-name="ce88" table:formula="of:=ROUNDDOWN([.B46]*bo_mul+bo_add;0)" office:value-type="float" office:value="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6]+1" office:value-type="float" office:value="22">
            <text:p>22</text:p>
          </table:table-cell>
          <table:table-cell table:style-name="ce88" table:formula="of:=ROUNDUP([.$G$28]*POWER([.B47]/[.$G$26];[.$G$27]);0)" office:value-type="float" office:value="11">
            <text:p>11</text:p>
          </table:table-cell>
          <table:table-cell table:style-name="ce88" table:formula="of:=ROUNDDOWN([.B47]*bo_mul+bo_add;0)" office:value-type="float" office:value="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7]+1" office:value-type="float" office:value="23">
            <text:p>23</text:p>
          </table:table-cell>
          <table:table-cell table:style-name="ce88" table:formula="of:=ROUNDUP([.$G$28]*POWER([.B48]/[.$G$26];[.$G$27]);0)" office:value-type="float" office:value="11">
            <text:p>11</text:p>
          </table:table-cell>
          <table:table-cell table:style-name="ce88" table:formula="of:=ROUNDDOWN([.B48]*bo_mul+bo_add;0)" office:value-type="float" office:value="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8]+1" office:value-type="float" office:value="24">
            <text:p>24</text:p>
          </table:table-cell>
          <table:table-cell table:style-name="ce88" table:formula="of:=ROUNDUP([.$G$28]*POWER([.B49]/[.$G$26];[.$G$27]);0)" office:value-type="float" office:value="12">
            <text:p>12</text:p>
          </table:table-cell>
          <table:table-cell table:style-name="ce88" table:formula="of:=ROUNDDOWN([.B49]*bo_mul+bo_add;0)" office:value-type="float" office:value="1">
            <text:p>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9]+1" office:value-type="float" office:value="25">
            <text:p>25</text:p>
          </table:table-cell>
          <table:table-cell table:style-name="ce88" table:formula="of:=ROUNDUP([.$G$28]*POWER([.B50]/[.$G$26];[.$G$27]);0)" office:value-type="float" office:value="13">
            <text:p>13</text:p>
          </table:table-cell>
          <table:table-cell table:style-name="ce88" table:formula="of:=ROUNDDOWN([.B50]*bo_mul+bo_add;0)" office:value-type="float" office:value="1">
            <text:p>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0]+1" office:value-type="float" office:value="26">
            <text:p>26</text:p>
          </table:table-cell>
          <table:table-cell table:style-name="ce88" table:formula="of:=ROUNDUP([.$G$28]*POWER([.B51]/[.$G$26];[.$G$27]);0)" office:value-type="float" office:value="14">
            <text:p>14</text:p>
          </table:table-cell>
          <table:table-cell table:style-name="ce88" table:formula="of:=ROUNDDOWN([.B51]*bo_mul+bo_add;0)" office:value-type="float" office:value="1">
            <text:p>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1]+1" office:value-type="float" office:value="27">
            <text:p>27</text:p>
          </table:table-cell>
          <table:table-cell table:style-name="ce88" table:formula="of:=ROUNDUP([.$G$28]*POWER([.B52]/[.$G$26];[.$G$27]);0)" office:value-type="float" office:value="14">
            <text:p>14</text:p>
          </table:table-cell>
          <table:table-cell table:style-name="ce88" table:formula="of:=ROUNDDOWN([.B52]*bo_mul+bo_add;0)" office:value-type="float" office:value="2">
            <text:p>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2]+1" office:value-type="float" office:value="28">
            <text:p>28</text:p>
          </table:table-cell>
          <table:table-cell table:style-name="ce88" table:formula="of:=ROUNDUP([.$G$28]*POWER([.B53]/[.$G$26];[.$G$27]);0)" office:value-type="float" office:value="15">
            <text:p>15</text:p>
          </table:table-cell>
          <table:table-cell table:style-name="ce88" table:formula="of:=ROUNDDOWN([.B53]*bo_mul+bo_add;0)" office:value-type="float" office:value="2">
            <text:p>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3]+1" office:value-type="float" office:value="29">
            <text:p>29</text:p>
          </table:table-cell>
          <table:table-cell table:style-name="ce88" table:formula="of:=ROUNDUP([.$G$28]*POWER([.B54]/[.$G$26];[.$G$27]);0)" office:value-type="float" office:value="16">
            <text:p>16</text:p>
          </table:table-cell>
          <table:table-cell table:style-name="ce88" table:formula="of:=ROUNDDOWN([.B54]*bo_mul+bo_add;0)" office:value-type="float" office:value="2">
            <text:p>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54]+1" office:value-type="float" office:value="30">
            <text:p>30</text:p>
          </table:table-cell>
          <table:table-cell table:style-name="ce89" table:formula="of:=ROUNDUP([.$G$28]*POWER([.B55]/[.$G$26];[.$G$27]);0)" office:value-type="float" office:value="17">
            <text:p>17</text:p>
          </table:table-cell>
          <table:table-cell table:style-name="ce89" table:formula="of:=ROUNDDOWN([.B55]*bo_mul+bo_add;0)" office:value-type="float" office:value="3">
            <text:p>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5]+1" office:value-type="float" office:value="31">
            <text:p>31</text:p>
          </table:table-cell>
          <table:table-cell table:style-name="ce88" table:formula="of:=ROUNDUP([.$G$28]*POWER([.B56]/[.$G$26];[.$G$27]);0)" office:value-type="float" office:value="18">
            <text:p>18</text:p>
          </table:table-cell>
          <table:table-cell table:style-name="ce88" table:formula="of:=ROUNDDOWN([.B56]*bo_mul+bo_add;0)" office:value-type="float" office:value="3">
            <text:p>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6]+1" office:value-type="float" office:value="32">
            <text:p>32</text:p>
          </table:table-cell>
          <table:table-cell table:style-name="ce88" table:formula="of:=ROUNDUP([.$G$28]*POWER([.B57]/[.$G$26];[.$G$27]);0)" office:value-type="float" office:value="19">
            <text:p>19</text:p>
          </table:table-cell>
          <table:table-cell table:style-name="ce88" table:formula="of:=ROUNDDOWN([.B57]*bo_mul+bo_add;0)" office:value-type="float" office:value="3">
            <text:p>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7]+1" office:value-type="float" office:value="33">
            <text:p>33</text:p>
          </table:table-cell>
          <table:table-cell table:style-name="ce88" table:formula="of:=ROUNDUP([.$G$28]*POWER([.B58]/[.$G$26];[.$G$27]);0)" office:value-type="float" office:value="19">
            <text:p>19</text:p>
          </table:table-cell>
          <table:table-cell table:style-name="ce88" table:formula="of:=ROUNDDOWN([.B58]*bo_mul+bo_add;0)" office:value-type="float" office:value="3">
            <text:p>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8]+1" office:value-type="float" office:value="34">
            <text:p>34</text:p>
          </table:table-cell>
          <table:table-cell table:style-name="ce88" table:formula="of:=ROUNDUP([.$G$28]*POWER([.B59]/[.$G$26];[.$G$27]);0)" office:value-type="float" office:value="20">
            <text:p>20</text:p>
          </table:table-cell>
          <table:table-cell table:style-name="ce88" table:formula="of:=ROUNDDOWN([.B59]*bo_mul+bo_add;0)" office:value-type="float" office:value="4">
            <text:p>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9]+1" office:value-type="float" office:value="35">
            <text:p>35</text:p>
          </table:table-cell>
          <table:table-cell table:style-name="ce88" table:formula="of:=ROUNDUP([.$G$28]*POWER([.B60]/[.$G$26];[.$G$27]);0)" office:value-type="float" office:value="21">
            <text:p>21</text:p>
          </table:table-cell>
          <table:table-cell table:style-name="ce88" table:formula="of:=ROUNDDOWN([.B60]*bo_mul+bo_add;0)" office:value-type="float" office:value="4">
            <text:p>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0]+1" office:value-type="float" office:value="36">
            <text:p>36</text:p>
          </table:table-cell>
          <table:table-cell table:style-name="ce88" table:formula="of:=ROUNDUP([.$G$28]*POWER([.B61]/[.$G$26];[.$G$27]);0)" office:value-type="float" office:value="22">
            <text:p>22</text:p>
          </table:table-cell>
          <table:table-cell table:style-name="ce88" table:formula="of:=ROUNDDOWN([.B61]*bo_mul+bo_add;0)" office:value-type="float" office:value="4">
            <text:p>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1]+1" office:value-type="float" office:value="37">
            <text:p>37</text:p>
          </table:table-cell>
          <table:table-cell table:style-name="ce88" table:formula="of:=ROUNDUP([.$G$28]*POWER([.B62]/[.$G$26];[.$G$27]);0)" office:value-type="float" office:value="23">
            <text:p>23</text:p>
          </table:table-cell>
          <table:table-cell table:style-name="ce88" table:formula="of:=ROUNDDOWN([.B62]*bo_mul+bo_add;0)" office:value-type="float" office:value="5">
            <text:p>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2]+1" office:value-type="float" office:value="38">
            <text:p>38</text:p>
          </table:table-cell>
          <table:table-cell table:style-name="ce88" table:formula="of:=ROUNDUP([.$G$28]*POWER([.B63]/[.$G$26];[.$G$27]);0)" office:value-type="float" office:value="24">
            <text:p>24</text:p>
          </table:table-cell>
          <table:table-cell table:style-name="ce88" table:formula="of:=ROUNDDOWN([.B63]*bo_mul+bo_add;0)" office:value-type="float" office:value="5">
            <text:p>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3]+1" office:value-type="float" office:value="39">
            <text:p>39</text:p>
          </table:table-cell>
          <table:table-cell table:style-name="ce88" table:formula="of:=ROUNDUP([.$G$28]*POWER([.B64]/[.$G$26];[.$G$27]);0)" office:value-type="float" office:value="25">
            <text:p>25</text:p>
          </table:table-cell>
          <table:table-cell table:style-name="ce88" table:formula="of:=ROUNDDOWN([.B64]*bo_mul+bo_add;0)" office:value-type="float" office:value="5">
            <text:p>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64]+1" office:value-type="float" office:value="40">
            <text:p>40</text:p>
          </table:table-cell>
          <table:table-cell table:style-name="ce89" table:formula="of:=ROUNDUP([.$G$28]*POWER([.B65]/[.$G$26];[.$G$27]);0)" office:value-type="float" office:value="26">
            <text:p>26</text:p>
          </table:table-cell>
          <table:table-cell table:style-name="ce89" table:formula="of:=ROUNDDOWN([.B65]*bo_mul+bo_add;0)" office:value-type="float" office:value="6">
            <text:p>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5]+1" office:value-type="float" office:value="41">
            <text:p>41</text:p>
          </table:table-cell>
          <table:table-cell table:style-name="ce88" table:formula="of:=ROUNDUP([.$G$28]*POWER([.B66]/[.$G$26];[.$G$27]);0)" office:value-type="float" office:value="27">
            <text:p>27</text:p>
          </table:table-cell>
          <table:table-cell table:style-name="ce88" table:formula="of:=ROUNDDOWN([.B66]*bo_mul+bo_add;0)" office:value-type="float" office:value="6">
            <text:p>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6]+1" office:value-type="float" office:value="42">
            <text:p>42</text:p>
          </table:table-cell>
          <table:table-cell table:style-name="ce88" table:formula="of:=ROUNDUP([.$G$28]*POWER([.B67]/[.$G$26];[.$G$27]);0)" office:value-type="float" office:value="28">
            <text:p>28</text:p>
          </table:table-cell>
          <table:table-cell table:style-name="ce88" table:formula="of:=ROUNDDOWN([.B67]*bo_mul+bo_add;0)" office:value-type="float" office:value="6">
            <text:p>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7]+1" office:value-type="float" office:value="43">
            <text:p>43</text:p>
          </table:table-cell>
          <table:table-cell table:style-name="ce88" table:formula="of:=ROUNDUP([.$G$28]*POWER([.B68]/[.$G$26];[.$G$27]);0)" office:value-type="float" office:value="29">
            <text:p>29</text:p>
          </table:table-cell>
          <table:table-cell table:style-name="ce88" table:formula="of:=ROUNDDOWN([.B68]*bo_mul+bo_add;0)" office:value-type="float" office:value="6">
            <text:p>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8]+1" office:value-type="float" office:value="44">
            <text:p>44</text:p>
          </table:table-cell>
          <table:table-cell table:style-name="ce88" table:formula="of:=ROUNDUP([.$G$28]*POWER([.B69]/[.$G$26];[.$G$27]);0)" office:value-type="float" office:value="30">
            <text:p>30</text:p>
          </table:table-cell>
          <table:table-cell table:style-name="ce88" table:formula="of:=ROUNDDOWN([.B69]*bo_mul+bo_add;0)" office:value-type="float" office:value="7">
            <text:p>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9]+1" office:value-type="float" office:value="45">
            <text:p>45</text:p>
          </table:table-cell>
          <table:table-cell table:style-name="ce88" table:formula="of:=ROUNDUP([.$G$28]*POWER([.B70]/[.$G$26];[.$G$27]);0)" office:value-type="float" office:value="31">
            <text:p>31</text:p>
          </table:table-cell>
          <table:table-cell table:style-name="ce88" table:formula="of:=ROUNDDOWN([.B70]*bo_mul+bo_add;0)" office:value-type="float" office:value="7">
            <text:p>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0]+1" office:value-type="float" office:value="46">
            <text:p>46</text:p>
          </table:table-cell>
          <table:table-cell table:style-name="ce88" table:formula="of:=ROUNDUP([.$G$28]*POWER([.B71]/[.$G$26];[.$G$27]);0)" office:value-type="float" office:value="32">
            <text:p>32</text:p>
          </table:table-cell>
          <table:table-cell table:style-name="ce88" table:formula="of:=ROUNDDOWN([.B71]*bo_mul+bo_add;0)" office:value-type="float" office:value="7">
            <text:p>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1]+1" office:value-type="float" office:value="47">
            <text:p>47</text:p>
          </table:table-cell>
          <table:table-cell table:style-name="ce88" table:formula="of:=ROUNDUP([.$G$28]*POWER([.B72]/[.$G$26];[.$G$27]);0)" office:value-type="float" office:value="33">
            <text:p>33</text:p>
          </table:table-cell>
          <table:table-cell table:style-name="ce88" table:formula="of:=ROUNDDOWN([.B72]*bo_mul+bo_add;0)" office:value-type="float" office:value="8">
            <text:p>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2]+1" office:value-type="float" office:value="48">
            <text:p>48</text:p>
          </table:table-cell>
          <table:table-cell table:style-name="ce88" table:formula="of:=ROUNDUP([.$G$28]*POWER([.B73]/[.$G$26];[.$G$27]);0)" office:value-type="float" office:value="34">
            <text:p>34</text:p>
          </table:table-cell>
          <table:table-cell table:style-name="ce88" table:formula="of:=ROUNDDOWN([.B73]*bo_mul+bo_add;0)" office:value-type="float" office:value="8">
            <text:p>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3]+1" office:value-type="float" office:value="49">
            <text:p>49</text:p>
          </table:table-cell>
          <table:table-cell table:style-name="ce88" table:formula="of:=ROUNDUP([.$G$28]*POWER([.B74]/[.$G$26];[.$G$27]);0)" office:value-type="float" office:value="35">
            <text:p>35</text:p>
          </table:table-cell>
          <table:table-cell table:style-name="ce88" table:formula="of:=ROUNDDOWN([.B74]*bo_mul+bo_add;0)" office:value-type="float" office:value="8">
            <text:p>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74]+1" office:value-type="float" office:value="50">
            <text:p>50</text:p>
          </table:table-cell>
          <table:table-cell table:style-name="ce89" table:formula="of:=ROUNDUP([.$G$28]*POWER([.B75]/[.$G$26];[.$G$27]);0)" office:value-type="float" office:value="36">
            <text:p>36</text:p>
          </table:table-cell>
          <table:table-cell table:style-name="ce89" table:formula="of:=ROUNDDOWN([.B75]*bo_mul+bo_add;0)" office:value-type="float" office:value="9">
            <text:p>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5]+1" office:value-type="float" office:value="51">
            <text:p>51</text:p>
          </table:table-cell>
          <table:table-cell table:style-name="ce88" table:formula="of:=ROUNDUP([.$G$28]*POWER([.B76]/[.$G$26];[.$G$27]);0)" office:value-type="float" office:value="37">
            <text:p>37</text:p>
          </table:table-cell>
          <table:table-cell table:style-name="ce88" table:formula="of:=ROUNDDOWN([.B76]*bo_mul+bo_add;0)" office:value-type="float" office:value="9">
            <text:p>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6]+1" office:value-type="float" office:value="52">
            <text:p>52</text:p>
          </table:table-cell>
          <table:table-cell table:style-name="ce88" table:formula="of:=ROUNDUP([.$G$28]*POWER([.B77]/[.$G$26];[.$G$27]);0)" office:value-type="float" office:value="38">
            <text:p>38</text:p>
          </table:table-cell>
          <table:table-cell table:style-name="ce88" table:formula="of:=ROUNDDOWN([.B77]*bo_mul+bo_add;0)" office:value-type="float" office:value="9">
            <text:p>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7]+1" office:value-type="float" office:value="53">
            <text:p>53</text:p>
          </table:table-cell>
          <table:table-cell table:style-name="ce88" table:formula="of:=ROUNDUP([.$G$28]*POWER([.B78]/[.$G$26];[.$G$27]);0)" office:value-type="float" office:value="39">
            <text:p>39</text:p>
          </table:table-cell>
          <table:table-cell table:style-name="ce88" table:formula="of:=ROUNDDOWN([.B78]*bo_mul+bo_add;0)" office:value-type="float" office:value="9">
            <text:p>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8]+1" office:value-type="float" office:value="54">
            <text:p>54</text:p>
          </table:table-cell>
          <table:table-cell table:style-name="ce88" table:formula="of:=ROUNDUP([.$G$28]*POWER([.B79]/[.$G$26];[.$G$27]);0)" office:value-type="float" office:value="40">
            <text:p>40</text:p>
          </table:table-cell>
          <table:table-cell table:style-name="ce88" table:formula="of:=ROUNDDOWN([.B79]*bo_mul+bo_add;0)" office:value-type="float" office:value="10">
            <text:p>1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9]+1" office:value-type="float" office:value="55">
            <text:p>55</text:p>
          </table:table-cell>
          <table:table-cell table:style-name="ce88" table:formula="of:=ROUNDUP([.$G$28]*POWER([.B80]/[.$G$26];[.$G$27]);0)" office:value-type="float" office:value="41">
            <text:p>41</text:p>
          </table:table-cell>
          <table:table-cell table:style-name="ce88" table:formula="of:=ROUNDDOWN([.B80]*bo_mul+bo_add;0)" office:value-type="float" office:value="10">
            <text:p>1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0]+1" office:value-type="float" office:value="56">
            <text:p>56</text:p>
          </table:table-cell>
          <table:table-cell table:style-name="ce88" table:formula="of:=ROUNDUP([.$G$28]*POWER([.B81]/[.$G$26];[.$G$27]);0)" office:value-type="float" office:value="42">
            <text:p>42</text:p>
          </table:table-cell>
          <table:table-cell table:style-name="ce88" table:formula="of:=ROUNDDOWN([.B81]*bo_mul+bo_add;0)" office:value-type="float" office:value="10">
            <text:p>1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1]+1" office:value-type="float" office:value="57">
            <text:p>57</text:p>
          </table:table-cell>
          <table:table-cell table:style-name="ce88" table:formula="of:=ROUNDUP([.$G$28]*POWER([.B82]/[.$G$26];[.$G$27]);0)" office:value-type="float" office:value="43">
            <text:p>43</text:p>
          </table:table-cell>
          <table:table-cell table:style-name="ce88" table:formula="of:=ROUNDDOWN([.B82]*bo_mul+bo_add;0)" office:value-type="float" office:value="11">
            <text:p>1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2]+1" office:value-type="float" office:value="58">
            <text:p>58</text:p>
          </table:table-cell>
          <table:table-cell table:style-name="ce88" table:formula="of:=ROUNDUP([.$G$28]*POWER([.B83]/[.$G$26];[.$G$27]);0)" office:value-type="float" office:value="44">
            <text:p>44</text:p>
          </table:table-cell>
          <table:table-cell table:style-name="ce88" table:formula="of:=ROUNDDOWN([.B83]*bo_mul+bo_add;0)" office:value-type="float" office:value="11">
            <text:p>1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3]+1" office:value-type="float" office:value="59">
            <text:p>59</text:p>
          </table:table-cell>
          <table:table-cell table:style-name="ce88" table:formula="of:=ROUNDUP([.$G$28]*POWER([.B84]/[.$G$26];[.$G$27]);0)" office:value-type="float" office:value="46">
            <text:p>46</text:p>
          </table:table-cell>
          <table:table-cell table:style-name="ce88" table:formula="of:=ROUNDDOWN([.B84]*bo_mul+bo_add;0)" office:value-type="float" office:value="11">
            <text:p>1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84]+1" office:value-type="float" office:value="60">
            <text:p>60</text:p>
          </table:table-cell>
          <table:table-cell table:style-name="ce89" table:formula="of:=ROUNDUP([.$G$28]*POWER([.B85]/[.$G$26];[.$G$27]);0)" office:value-type="float" office:value="47">
            <text:p>47</text:p>
          </table:table-cell>
          <table:table-cell table:style-name="ce89" table:formula="of:=ROUNDDOWN([.B85]*bo_mul+bo_add;0)" office:value-type="float" office:value="12">
            <text:p>1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5]+1" office:value-type="float" office:value="61">
            <text:p>61</text:p>
          </table:table-cell>
          <table:table-cell table:style-name="ce88" table:formula="of:=ROUNDUP([.$G$28]*POWER([.B86]/[.$G$26];[.$G$27]);0)" office:value-type="float" office:value="48">
            <text:p>48</text:p>
          </table:table-cell>
          <table:table-cell table:style-name="ce88" table:formula="of:=ROUNDDOWN([.B86]*bo_mul+bo_add;0)" office:value-type="float" office:value="12">
            <text:p>1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6]+1" office:value-type="float" office:value="62">
            <text:p>62</text:p>
          </table:table-cell>
          <table:table-cell table:style-name="ce88" table:formula="of:=ROUNDUP([.$G$28]*POWER([.B87]/[.$G$26];[.$G$27]);0)" office:value-type="float" office:value="49">
            <text:p>49</text:p>
          </table:table-cell>
          <table:table-cell table:style-name="ce88" table:formula="of:=ROUNDDOWN([.B87]*bo_mul+bo_add;0)" office:value-type="float" office:value="12">
            <text:p>1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7]+1" office:value-type="float" office:value="63">
            <text:p>63</text:p>
          </table:table-cell>
          <table:table-cell table:style-name="ce88" table:formula="of:=ROUNDUP([.$G$28]*POWER([.B88]/[.$G$26];[.$G$27]);0)" office:value-type="float" office:value="50">
            <text:p>50</text:p>
          </table:table-cell>
          <table:table-cell table:style-name="ce88" table:formula="of:=ROUNDDOWN([.B88]*bo_mul+bo_add;0)" office:value-type="float" office:value="12">
            <text:p>1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8]+1" office:value-type="float" office:value="64">
            <text:p>64</text:p>
          </table:table-cell>
          <table:table-cell table:style-name="ce88" table:formula="of:=ROUNDUP([.$G$28]*POWER([.B89]/[.$G$26];[.$G$27]);0)" office:value-type="float" office:value="52">
            <text:p>52</text:p>
          </table:table-cell>
          <table:table-cell table:style-name="ce88" table:formula="of:=ROUNDDOWN([.B89]*bo_mul+bo_add;0)" office:value-type="float" office:value="13">
            <text:p>1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9]+1" office:value-type="float" office:value="65">
            <text:p>65</text:p>
          </table:table-cell>
          <table:table-cell table:style-name="ce88" table:formula="of:=ROUNDUP([.$G$28]*POWER([.B90]/[.$G$26];[.$G$27]);0)" office:value-type="float" office:value="53">
            <text:p>53</text:p>
          </table:table-cell>
          <table:table-cell table:style-name="ce88" table:formula="of:=ROUNDDOWN([.B90]*bo_mul+bo_add;0)" office:value-type="float" office:value="13">
            <text:p>1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0]+1" office:value-type="float" office:value="66">
            <text:p>66</text:p>
          </table:table-cell>
          <table:table-cell table:style-name="ce88" table:formula="of:=ROUNDUP([.$G$28]*POWER([.B91]/[.$G$26];[.$G$27]);0)" office:value-type="float" office:value="54">
            <text:p>54</text:p>
          </table:table-cell>
          <table:table-cell table:style-name="ce88" table:formula="of:=ROUNDDOWN([.B91]*bo_mul+bo_add;0)" office:value-type="float" office:value="13">
            <text:p>1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1]+1" office:value-type="float" office:value="67">
            <text:p>67</text:p>
          </table:table-cell>
          <table:table-cell table:style-name="ce88" table:formula="of:=ROUNDUP([.$G$28]*POWER([.B92]/[.$G$26];[.$G$27]);0)" office:value-type="float" office:value="55">
            <text:p>55</text:p>
          </table:table-cell>
          <table:table-cell table:style-name="ce88" table:formula="of:=ROUNDDOWN([.B92]*bo_mul+bo_add;0)" office:value-type="float" office:value="14">
            <text:p>1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2]+1" office:value-type="float" office:value="68">
            <text:p>68</text:p>
          </table:table-cell>
          <table:table-cell table:style-name="ce88" table:formula="of:=ROUNDUP([.$G$28]*POWER([.B93]/[.$G$26];[.$G$27]);0)" office:value-type="float" office:value="56">
            <text:p>56</text:p>
          </table:table-cell>
          <table:table-cell table:style-name="ce88" table:formula="of:=ROUNDDOWN([.B93]*bo_mul+bo_add;0)" office:value-type="float" office:value="14">
            <text:p>1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3]+1" office:value-type="float" office:value="69">
            <text:p>69</text:p>
          </table:table-cell>
          <table:table-cell table:style-name="ce88" table:formula="of:=ROUNDUP([.$G$28]*POWER([.B94]/[.$G$26];[.$G$27]);0)" office:value-type="float" office:value="58">
            <text:p>58</text:p>
          </table:table-cell>
          <table:table-cell table:style-name="ce88" table:formula="of:=ROUNDDOWN([.B94]*bo_mul+bo_add;0)" office:value-type="float" office:value="14">
            <text:p>1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94]+1" office:value-type="float" office:value="70">
            <text:p>70</text:p>
          </table:table-cell>
          <table:table-cell table:style-name="ce89" table:formula="of:=ROUNDUP([.$G$28]*POWER([.B95]/[.$G$26];[.$G$27]);0)" office:value-type="float" office:value="59">
            <text:p>59</text:p>
          </table:table-cell>
          <table:table-cell table:style-name="ce89" table:formula="of:=ROUNDDOWN([.B95]*bo_mul+bo_add;0)" office:value-type="float" office:value="15">
            <text:p>1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5]+1" office:value-type="float" office:value="71">
            <text:p>71</text:p>
          </table:table-cell>
          <table:table-cell table:style-name="ce88" table:formula="of:=ROUNDUP([.$G$28]*POWER([.B96]/[.$G$26];[.$G$27]);0)" office:value-type="float" office:value="60">
            <text:p>60</text:p>
          </table:table-cell>
          <table:table-cell table:style-name="ce88" table:formula="of:=ROUNDDOWN([.B96]*bo_mul+bo_add;0)" office:value-type="float" office:value="15">
            <text:p>1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6]+1" office:value-type="float" office:value="72">
            <text:p>72</text:p>
          </table:table-cell>
          <table:table-cell table:style-name="ce88" table:formula="of:=ROUNDUP([.$G$28]*POWER([.B97]/[.$G$26];[.$G$27]);0)" office:value-type="float" office:value="61">
            <text:p>61</text:p>
          </table:table-cell>
          <table:table-cell table:style-name="ce88" table:formula="of:=ROUNDDOWN([.B97]*bo_mul+bo_add;0)" office:value-type="float" office:value="15">
            <text:p>1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7]+1" office:value-type="float" office:value="73">
            <text:p>73</text:p>
          </table:table-cell>
          <table:table-cell table:style-name="ce88" table:formula="of:=ROUNDUP([.$G$28]*POWER([.B98]/[.$G$26];[.$G$27]);0)" office:value-type="float" office:value="63">
            <text:p>63</text:p>
          </table:table-cell>
          <table:table-cell table:style-name="ce88" table:formula="of:=ROUNDDOWN([.B98]*bo_mul+bo_add;0)" office:value-type="float" office:value="15">
            <text:p>1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8]+1" office:value-type="float" office:value="74">
            <text:p>74</text:p>
          </table:table-cell>
          <table:table-cell table:style-name="ce88" table:formula="of:=ROUNDUP([.$G$28]*POWER([.B99]/[.$G$26];[.$G$27]);0)" office:value-type="float" office:value="64">
            <text:p>64</text:p>
          </table:table-cell>
          <table:table-cell table:style-name="ce88" table:formula="of:=ROUNDDOWN([.B99]*bo_mul+bo_add;0)" office:value-type="float" office:value="16">
            <text:p>1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9]+1" office:value-type="float" office:value="75">
            <text:p>75</text:p>
          </table:table-cell>
          <table:table-cell table:style-name="ce88" table:formula="of:=ROUNDUP([.$G$28]*POWER([.B100]/[.$G$26];[.$G$27]);0)" office:value-type="float" office:value="65">
            <text:p>65</text:p>
          </table:table-cell>
          <table:table-cell table:style-name="ce88" table:formula="of:=ROUNDDOWN([.B100]*bo_mul+bo_add;0)" office:value-type="float" office:value="16">
            <text:p>1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00]+1" office:value-type="float" office:value="76">
            <text:p>76</text:p>
          </table:table-cell>
          <table:table-cell table:style-name="ce88" table:formula="of:=ROUNDUP([.$G$28]*POWER([.B101]/[.$G$26];[.$G$27]);0)" office:value-type="float" office:value="66">
            <text:p>66</text:p>
          </table:table-cell>
          <table:table-cell table:style-name="ce88" table:formula="of:=ROUNDDOWN([.B101]*bo_mul+bo_add;0)" office:value-type="float" office:value="16">
            <text:p>1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01]+1" office:value-type="float" office:value="77">
            <text:p>77</text:p>
          </table:table-cell>
          <table:table-cell table:style-name="ce88" table:formula="of:=ROUNDUP([.$G$28]*POWER([.B102]/[.$G$26];[.$G$27]);0)" office:value-type="float" office:value="68">
            <text:p>68</text:p>
          </table:table-cell>
          <table:table-cell table:style-name="ce88" table:formula="of:=ROUNDDOWN([.B102]*bo_mul+bo_add;0)" office:value-type="float" office:value="17">
            <text:p>1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02]+1" office:value-type="float" office:value="78">
            <text:p>78</text:p>
          </table:table-cell>
          <table:table-cell table:style-name="ce88" table:formula="of:=ROUNDUP([.$G$28]*POWER([.B103]/[.$G$26];[.$G$27]);0)" office:value-type="float" office:value="69">
            <text:p>69</text:p>
          </table:table-cell>
          <table:table-cell table:style-name="ce88" table:formula="of:=ROUNDDOWN([.B103]*bo_mul+bo_add;0)" office:value-type="float" office:value="17">
            <text:p>1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03]+1" office:value-type="float" office:value="79">
            <text:p>79</text:p>
          </table:table-cell>
          <table:table-cell table:style-name="ce88" table:formula="of:=ROUNDUP([.$G$28]*POWER([.B104]/[.$G$26];[.$G$27]);0)" office:value-type="float" office:value="70">
            <text:p>70</text:p>
          </table:table-cell>
          <table:table-cell table:style-name="ce88" table:formula="of:=ROUNDDOWN([.B104]*bo_mul+bo_add;0)" office:value-type="float" office:value="17">
            <text:p>1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104]+1" office:value-type="float" office:value="80">
            <text:p>80</text:p>
          </table:table-cell>
          <table:table-cell table:style-name="ce89" table:formula="of:=ROUNDUP([.$G$28]*POWER([.B105]/[.$G$26];[.$G$27]);0)" office:value-type="float" office:value="72">
            <text:p>72</text:p>
          </table:table-cell>
          <table:table-cell table:style-name="ce89" table:formula="of:=ROUNDDOWN([.B105]*bo_mul+bo_add;0)" office:value-type="float" office:value="18">
            <text:p>1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05]+1" office:value-type="float" office:value="81">
            <text:p>81</text:p>
          </table:table-cell>
          <table:table-cell table:style-name="ce88" table:formula="of:=ROUNDUP([.$G$28]*POWER([.B106]/[.$G$26];[.$G$27]);0)" office:value-type="float" office:value="73">
            <text:p>73</text:p>
          </table:table-cell>
          <table:table-cell table:style-name="ce90" table:formula="of:=ROUNDDOWN([.B106]*bo_mul+bo_add;0)" office:value-type="float" office:value="18">
            <text:p>1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06]+1" office:value-type="float" office:value="82">
            <text:p>82</text:p>
          </table:table-cell>
          <table:table-cell table:style-name="ce88" table:formula="of:=ROUNDUP([.$G$28]*POWER([.B107]/[.$G$26];[.$G$27]);0)" office:value-type="float" office:value="74">
            <text:p>74</text:p>
          </table:table-cell>
          <table:table-cell table:style-name="ce90" table:formula="of:=ROUNDDOWN([.B107]*bo_mul+bo_add;0)" office:value-type="float" office:value="18">
            <text:p>1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07]+1" office:value-type="float" office:value="83">
            <text:p>83</text:p>
          </table:table-cell>
          <table:table-cell table:style-name="ce88" table:formula="of:=ROUNDUP([.$G$28]*POWER([.B108]/[.$G$26];[.$G$27]);0)" office:value-type="float" office:value="76">
            <text:p>76</text:p>
          </table:table-cell>
          <table:table-cell table:style-name="ce90" table:formula="of:=ROUNDDOWN([.B108]*bo_mul+bo_add;0)" office:value-type="float" office:value="18">
            <text:p>1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08]+1" office:value-type="float" office:value="84">
            <text:p>84</text:p>
          </table:table-cell>
          <table:table-cell table:style-name="ce88" table:formula="of:=ROUNDUP([.$G$28]*POWER([.B109]/[.$G$26];[.$G$27]);0)" office:value-type="float" office:value="77">
            <text:p>77</text:p>
          </table:table-cell>
          <table:table-cell table:style-name="ce90" table:formula="of:=ROUNDDOWN([.B109]*bo_mul+bo_add;0)" office:value-type="float" office:value="19">
            <text:p>1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09]+1" office:value-type="float" office:value="85">
            <text:p>85</text:p>
          </table:table-cell>
          <table:table-cell table:style-name="ce88" table:formula="of:=ROUNDUP([.$G$28]*POWER([.B110]/[.$G$26];[.$G$27]);0)" office:value-type="float" office:value="79">
            <text:p>79</text:p>
          </table:table-cell>
          <table:table-cell table:style-name="ce90" table:formula="of:=ROUNDDOWN([.B110]*bo_mul+bo_add;0)" office:value-type="float" office:value="19">
            <text:p>1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0]+1" office:value-type="float" office:value="86">
            <text:p>86</text:p>
          </table:table-cell>
          <table:table-cell table:style-name="ce88" table:formula="of:=ROUNDUP([.$G$28]*POWER([.B111]/[.$G$26];[.$G$27]);0)" office:value-type="float" office:value="80">
            <text:p>80</text:p>
          </table:table-cell>
          <table:table-cell table:style-name="ce90" table:formula="of:=ROUNDDOWN([.B111]*bo_mul+bo_add;0)" office:value-type="float" office:value="19">
            <text:p>1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1]+1" office:value-type="float" office:value="87">
            <text:p>87</text:p>
          </table:table-cell>
          <table:table-cell table:style-name="ce88" table:formula="of:=ROUNDUP([.$G$28]*POWER([.B112]/[.$G$26];[.$G$27]);0)" office:value-type="float" office:value="81">
            <text:p>81</text:p>
          </table:table-cell>
          <table:table-cell table:style-name="ce90" table:formula="of:=ROUNDDOWN([.B112]*bo_mul+bo_add;0)" office:value-type="float" office:value="20">
            <text:p>2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2]+1" office:value-type="float" office:value="88">
            <text:p>88</text:p>
          </table:table-cell>
          <table:table-cell table:style-name="ce88" table:formula="of:=ROUNDUP([.$G$28]*POWER([.B113]/[.$G$26];[.$G$27]);0)" office:value-type="float" office:value="83">
            <text:p>83</text:p>
          </table:table-cell>
          <table:table-cell table:style-name="ce90" table:formula="of:=ROUNDDOWN([.B113]*bo_mul+bo_add;0)" office:value-type="float" office:value="20">
            <text:p>2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3]+1" office:value-type="float" office:value="89">
            <text:p>89</text:p>
          </table:table-cell>
          <table:table-cell table:style-name="ce88" table:formula="of:=ROUNDUP([.$G$28]*POWER([.B114]/[.$G$26];[.$G$27]);0)" office:value-type="float" office:value="84">
            <text:p>84</text:p>
          </table:table-cell>
          <table:table-cell table:style-name="ce90" table:formula="of:=ROUNDDOWN([.B114]*bo_mul+bo_add;0)" office:value-type="float" office:value="20">
            <text:p>2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114]+1" office:value-type="float" office:value="90">
            <text:p>90</text:p>
          </table:table-cell>
          <table:table-cell table:style-name="ce89" table:formula="of:=ROUNDUP([.$G$28]*POWER([.B115]/[.$G$26];[.$G$27]);0)" office:value-type="float" office:value="86">
            <text:p>86</text:p>
          </table:table-cell>
          <table:table-cell table:style-name="ce89" table:formula="of:=ROUNDDOWN([.B115]*bo_mul+bo_add;0)" office:value-type="float" office:value="21">
            <text:p>2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5]+1" office:value-type="float" office:value="91">
            <text:p>91</text:p>
          </table:table-cell>
          <table:table-cell table:style-name="ce88" table:formula="of:=ROUNDUP([.$G$28]*POWER([.B116]/[.$G$26];[.$G$27]);0)" office:value-type="float" office:value="87">
            <text:p>87</text:p>
          </table:table-cell>
          <table:table-cell table:style-name="ce90" table:formula="of:=ROUNDDOWN([.B116]*bo_mul+bo_add;0)" office:value-type="float" office:value="21">
            <text:p>2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6]+1" office:value-type="float" office:value="92">
            <text:p>92</text:p>
          </table:table-cell>
          <table:table-cell table:style-name="ce88" table:formula="of:=ROUNDUP([.$G$28]*POWER([.B117]/[.$G$26];[.$G$27]);0)" office:value-type="float" office:value="88">
            <text:p>88</text:p>
          </table:table-cell>
          <table:table-cell table:style-name="ce90" table:formula="of:=ROUNDDOWN([.B117]*bo_mul+bo_add;0)" office:value-type="float" office:value="21">
            <text:p>2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7]+1" office:value-type="float" office:value="93">
            <text:p>93</text:p>
          </table:table-cell>
          <table:table-cell table:style-name="ce88" table:formula="of:=ROUNDUP([.$G$28]*POWER([.B118]/[.$G$26];[.$G$27]);0)" office:value-type="float" office:value="90">
            <text:p>90</text:p>
          </table:table-cell>
          <table:table-cell table:style-name="ce90" table:formula="of:=ROUNDDOWN([.B118]*bo_mul+bo_add;0)" office:value-type="float" office:value="21">
            <text:p>2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8]+1" office:value-type="float" office:value="94">
            <text:p>94</text:p>
          </table:table-cell>
          <table:table-cell table:style-name="ce88" table:formula="of:=ROUNDUP([.$G$28]*POWER([.B119]/[.$G$26];[.$G$27]);0)" office:value-type="float" office:value="91">
            <text:p>91</text:p>
          </table:table-cell>
          <table:table-cell table:style-name="ce90" table:formula="of:=ROUNDDOWN([.B119]*bo_mul+bo_add;0)" office:value-type="float" office:value="22">
            <text:p>2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9]+1" office:value-type="float" office:value="95">
            <text:p>95</text:p>
          </table:table-cell>
          <table:table-cell table:style-name="ce88" table:formula="of:=ROUNDUP([.$G$28]*POWER([.B120]/[.$G$26];[.$G$27]);0)" office:value-type="float" office:value="93">
            <text:p>93</text:p>
          </table:table-cell>
          <table:table-cell table:style-name="ce90" table:formula="of:=ROUNDDOWN([.B120]*bo_mul+bo_add;0)" office:value-type="float" office:value="22">
            <text:p>2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20]+1" office:value-type="float" office:value="96">
            <text:p>96</text:p>
          </table:table-cell>
          <table:table-cell table:style-name="ce88" table:formula="of:=ROUNDUP([.$G$28]*POWER([.B121]/[.$G$26];[.$G$27]);0)" office:value-type="float" office:value="94">
            <text:p>94</text:p>
          </table:table-cell>
          <table:table-cell table:style-name="ce90" table:formula="of:=ROUNDDOWN([.B121]*bo_mul+bo_add;0)" office:value-type="float" office:value="22">
            <text:p>2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21]+1" office:value-type="float" office:value="97">
            <text:p>97</text:p>
          </table:table-cell>
          <table:table-cell table:style-name="ce88" table:formula="of:=ROUNDUP([.$G$28]*POWER([.B122]/[.$G$26];[.$G$27]);0)" office:value-type="float" office:value="96">
            <text:p>96</text:p>
          </table:table-cell>
          <table:table-cell table:style-name="ce90" table:formula="of:=ROUNDDOWN([.B122]*bo_mul+bo_add;0)" office:value-type="float" office:value="23">
            <text:p>2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22]+1" office:value-type="float" office:value="98">
            <text:p>98</text:p>
          </table:table-cell>
          <table:table-cell table:style-name="ce88" table:formula="of:=ROUNDUP([.$G$28]*POWER([.B123]/[.$G$26];[.$G$27]);0)" office:value-type="float" office:value="97">
            <text:p>97</text:p>
          </table:table-cell>
          <table:table-cell table:style-name="ce88" table:formula="of:=ROUNDDOWN([.B123]*bo_mul+bo_add;0)" office:value-type="float" office:value="23">
            <text:p>2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23]+1" office:value-type="float" office:value="99">
            <text:p>99</text:p>
          </table:table-cell>
          <table:table-cell table:style-name="ce88" table:formula="of:=ROUNDUP([.$G$28]*POWER([.B124]/[.$G$26];[.$G$27]);0)" office:value-type="float" office:value="99">
            <text:p>99</text:p>
          </table:table-cell>
          <table:table-cell table:style-name="ce88" table:formula="of:=ROUNDDOWN([.B124]*bo_mul+bo_add;0)" office:value-type="float" office:value="23">
            <text:p>2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124]+1" office:value-type="float" office:value="100">
            <text:p>100</text:p>
          </table:table-cell>
          <table:table-cell table:style-name="ce89" table:formula="of:=ROUNDUP([.$G$28]*POWER([.B125]/[.$G$26];[.$G$27]);0)" office:value-type="float" office:value="100">
            <text:p>100</text:p>
          </table:table-cell>
          <table:table-cell table:style-name="ce89" table:formula="of:=ROUNDDOWN([.B125]*bo_mul+bo_add;0)" office:value-type="float" office:value="24">
            <text:p>2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 table:number-rows-repeated="65411">
          <table:table-cell table:style-name="ce84" table:number-columns-repeated="257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" table:style-name="ta11" table:print-ranges="CC.A1:CC.A68">
        <office:forms form:automatic-focus="false" form:apply-design-mode="false"/>
        <table:table-column table:style-name="co17" table:default-cell-style-name="ce2"/>
        <table:table-column table:style-name="co25" table:default-cell-style-name="ce2"/>
        <table:table-column table:style-name="co29" table:number-columns-repeated="2" table:default-cell-style-name="ce2"/>
        <table:table-column table:style-name="co76" table:default-cell-style-name="ce285"/>
        <table:table-column table:style-name="co25" table:default-cell-style-name="ce2"/>
        <table:table-column table:style-name="co25" table:default-cell-style-name="ce376"/>
        <table:table-column table:style-name="co77" table:default-cell-style-name="ce2"/>
        <table:table-column table:style-name="co78" table:default-cell-style-name="ce2"/>
        <table:table-column table:style-name="co29" table:number-columns-repeated="2" table:default-cell-style-name="ce2"/>
        <table:table-column table:style-name="co79" table:default-cell-style-name="ce2"/>
        <table:table-column table:style-name="co29" table:number-columns-repeated="42" table:default-cell-style-name="ce2"/>
        <table:table-column table:style-name="co28" table:number-columns-repeated="968" table:default-cell-style-name="ce2"/>
        <table:table-column table:style-name="co28" table:number-columns-repeated="2" table:default-cell-style-name="Default"/>
        <table:table-row table:style-name="ro1">
          <table:table-cell table:style-name="ce103" table:number-columns-repeated="4"/>
          <table:table-cell table:style-name="ce33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4"/>
          <table:table-cell table:style-name="ce322" office:value-type="string" table:number-columns-spanned="4" table:number-rows-spanned="1">
            <text:p>Corps</text:p>
          </table:table-cell>
          <table:covered-table-cell table:number-columns-repeated="2" table:style-name="Default"/>
          <table:covered-table-cell table:style-name="ce372"/>
          <table:table-cell table:style-name="ce104"/>
          <table:table-cell/>
          <table:table-cell table:style-name="Default" table:number-columns-repeated="2"/>
          <table:table-cell table:style-name="ce104"/>
          <table:table-cell table:style-name="ce323" office:value-type="string">
            <text:p>CC</text:p>
          </table:table-cell>
          <table:table-cell table:style-name="ce323"/>
          <table:table-cell table:style-name="ce104" table:number-columns-repeated="953"/>
          <table:table-cell table:number-columns-repeated="59"/>
        </table:table-row>
        <table:table-row table:style-name="ro1">
          <table:table-cell table:style-name="ce103"/>
          <table:table-cell table:style-name="ce323" office:value-type="string">
            <text:p>CC</text:p>
          </table:table-cell>
          <table:table-cell table:style-name="ce323" office:value-type="string" table:number-columns-spanned="2" table:number-rows-spanned="1">
            <text:p>Blessure</text:p>
          </table:table-cell>
          <table:covered-table-cell table:style-name="ce323"/>
          <table:table-cell table:style-name="ce373" office:value-type="string">
            <text:p>Effets</text:p>
          </table:table-cell>
          <table:table-cell table:style-name="ce103"/>
          <table:table-cell office:value-type="float" office:value="1">
            <text:p>1</text:p>
          </table:table-cell>
          <table:table-cell table:style-name="Default" table:number-columns-repeated="2"/>
          <table:table-cell table:style-name="ce103"/>
          <table:table-cell table:style-name="ce378" office:value-type="float" office:value="1">
            <text:p>1</text:p>
          </table:table-cell>
          <table:table-cell table:style-name="ce380" office:value-type="string">
            <text:p>-1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">
            <text:p>1</text:p>
          </table:table-cell>
          <table:table-cell table:style-name="ce324" table:number-columns-repeated="2"/>
          <table:table-cell table:style-name="ce374" office:value-type="string">
            <text:p>-5:1rd</text:p>
          </table:table-cell>
          <table:table-cell table:style-name="ce103"/>
          <table:table-cell office:value-type="float" office:value="-1">
            <text:p>-1</text:p>
          </table:table-cell>
          <table:table-cell table:style-name="Default" table:number-columns-repeated="2"/>
          <table:table-cell table:style-name="ce103"/>
          <table:table-cell table:style-name="ce378" office:value-type="float" office:value="2">
            <text:p>2</text:p>
          </table:table-cell>
          <table:table-cell table:style-name="ce380" office:value-type="string">
            <text:p>-1:2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">
            <text:p>2</text:p>
          </table:table-cell>
          <table:table-cell table:style-name="ce324" table:number-columns-repeated="2"/>
          <table:table-cell table:style-name="ce374" office:value-type="string">
            <text:p>-5:2rd</text:p>
          </table:table-cell>
          <table:table-cell table:style-name="ce103"/>
          <table:table-cell office:value-type="float" office:value="-2">
            <text:p>-2</text:p>
          </table:table-cell>
          <table:table-cell table:style-name="ce377" table:number-columns-repeated="2"/>
          <table:table-cell table:style-name="ce103"/>
          <table:table-cell table:style-name="ce378" office:value-type="float" office:value="3">
            <text:p>3</text:p>
          </table:table-cell>
          <table:table-cell table:style-name="ce380" office:value-type="string">
            <text:p>-2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3">
            <text:p>3</text:p>
          </table:table-cell>
          <table:table-cell table:style-name="ce324" table:number-columns-repeated="2"/>
          <table:table-cell table:style-name="ce374" office:value-type="string">
            <text:p>-10:1rd</text:p>
          </table:table-cell>
          <table:table-cell table:style-name="ce103"/>
          <table:table-cell office:value-type="float" office:value="-3">
            <text:p>-3</text:p>
          </table:table-cell>
          <table:table-cell table:style-name="ce377" table:number-columns-repeated="2"/>
          <table:table-cell table:style-name="ce103"/>
          <table:table-cell table:style-name="ce378" office:value-type="float" office:value="4">
            <text:p>4</text:p>
          </table:table-cell>
          <table:table-cell table:style-name="ce380" office:value-type="string">
            <text:p>-5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4">
            <text:p>4</text:p>
          </table:table-cell>
          <table:table-cell table:style-name="ce324" table:number-columns-repeated="2"/>
          <table:table-cell table:style-name="ce374" office:value-type="string">
            <text:p>AGI (F) ou lâche son arme principale</text:p>
          </table:table-cell>
          <table:table-cell table:style-name="ce103"/>
          <table:table-cell office:value-type="float" office:value="-2">
            <text:p>-2</text:p>
          </table:table-cell>
          <table:table-cell table:style-name="ce377" table:number-columns-repeated="2"/>
          <table:table-cell table:style-name="ce103"/>
          <table:table-cell table:style-name="ce379" office:value-type="float" office:value="5">
            <text:p>5</text:p>
          </table:table-cell>
          <table:table-cell table:style-name="ce381" office:value-type="string">
            <text:p>BL(-1), !CON(N) ? Tombe au sol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5">
            <text:p>5</text:p>
          </table:table-cell>
          <table:table-cell table:style-name="ce324" table:number-columns-repeated="2"/>
          <table:table-cell table:style-name="ce374" office:value-type="string">
            <text:p>-10:2rd</text:p>
          </table:table-cell>
          <table:table-cell table:style-name="ce103"/>
          <table:table-cell office:value-type="float" office:value="-5">
            <text:p>-5</text:p>
          </table:table-cell>
          <table:table-cell table:style-name="ce377" table:number-columns-repeated="2"/>
          <table:table-cell table:style-name="ce103"/>
          <table:table-cell table:style-name="ce378" office:value-type="float" office:value="6">
            <text:p>6</text:p>
          </table:table-cell>
          <table:table-cell table:style-name="ce380" office:value-type="string">
            <text:p>BL(-2)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6">
            <text:p>6</text:p>
          </table:table-cell>
          <table:table-cell table:style-name="ce325" table:number-columns-repeated="2"/>
          <table:table-cell table:style-name="ce375" office:value-type="string">
            <text:p>AGI (F) ou lâche ses deux armes</text:p>
          </table:table-cell>
          <table:table-cell table:style-name="ce103"/>
          <table:table-cell office:value-type="float" office:value="-4">
            <text:p>-4</text:p>
          </table:table-cell>
          <table:table-cell table:style-name="ce377" table:number-columns-repeated="2"/>
          <table:table-cell table:style-name="ce103"/>
          <table:table-cell table:style-name="ce378" office:value-type="float" office:value="7">
            <text:p>7</text:p>
          </table:table-cell>
          <table:table-cell table:style-name="ce380" office:value-type="string">
            <text:p>BL(-3)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7">
            <text:p>7</text:p>
          </table:table-cell>
          <table:table-cell table:style-name="ce324" office:value-type="string">
            <text:p>BL</text:p>
          </table:table-cell>
          <table:table-cell table:style-name="ce324" table:formula="of:=[.G4]*[.G$3]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 office:value-type="float" office:value="-10">
            <text:p>-10</text:p>
          </table:table-cell>
          <table:table-cell table:style-name="ce377"/>
          <table:table-cell table:style-name="ce377" office:value-type="string">
            <text:p>Tombe au sol</text:p>
          </table:table-cell>
          <table:table-cell table:style-name="ce103"/>
          <table:table-cell table:style-name="ce378" office:value-type="float" office:value="8">
            <text:p>8</text:p>
          </table:table-cell>
          <table:table-cell table:style-name="ce380" office:value-type="string">
            <text:p>BL(-4)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8">
            <text:p>8</text:p>
          </table:table-cell>
          <table:table-cell table:style-name="ce324" office:value-type="string">
            <text:p>BL</text:p>
          </table:table-cell>
          <table:table-cell table:style-name="ce324" table:formula="of:=[.G5]*[.G$3]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 table:style-name="Default"/>
          <table:table-cell table:style-name="ce377"/>
          <table:table-cell table:style-name="ce377" office:value-type="string">
            <text:p>Assommé</text:p>
          </table:table-cell>
          <table:table-cell table:style-name="ce103"/>
          <table:table-cell table:style-name="ce378" office:value-type="float" office:value="9">
            <text:p>9</text:p>
          </table:table-cell>
          <table:table-cell table:style-name="ce380" office:value-type="string">
            <text:p>BL(-5)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9">
            <text:p>9</text:p>
          </table:table-cell>
          <table:table-cell table:style-name="ce324" office:value-type="string">
            <text:p>BL</text:p>
          </table:table-cell>
          <table:table-cell table:style-name="ce324" table:formula="of:=[.G6]*[.G$3]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 table:style-name="Default"/>
          <table:table-cell table:style-name="ce377"/>
          <table:table-cell table:style-name="ce377" office:value-type="string">
            <text:p>Perd son arme</text:p>
          </table:table-cell>
          <table:table-cell table:style-name="ce103"/>
          <table:table-cell table:style-name="ce379" office:value-type="float" office:value="10">
            <text:p>10</text:p>
          </table:table-cell>
          <table:table-cell table:style-name="ce381" office:value-type="string">
            <text:p>BG(-1), -5:1rd, !CON(N) ? Tombe au sol, Membre foulé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0">
            <text:p>10</text:p>
          </table:table-cell>
          <table:table-cell table:style-name="ce324" office:value-type="string">
            <text:p>BL</text:p>
          </table:table-cell>
          <table:table-cell table:style-name="ce324" table:formula="of:=[.G7]*[.G$3]" office:value-type="float" office:value="-2">
            <text:p>-2</text:p>
          </table:table-cell>
          <table:table-cell table:style-name="ce374" office:value-type="string">
            <text:p>AGI (N) ou lâche son arme principale</text:p>
          </table:table-cell>
          <table:table-cell table:style-name="ce103"/>
          <table:table-cell table:style-name="Default"/>
          <table:table-cell table:style-name="ce377"/>
          <table:table-cell table:style-name="ce377" office:value-type="string">
            <text:p>Perd ses deux armes</text:p>
          </table:table-cell>
          <table:table-cell table:style-name="ce103"/>
          <table:table-cell table:style-name="ce378" office:value-type="float" office:value="11">
            <text:p>11</text:p>
          </table:table-cell>
          <table:table-cell table:style-name="ce380" office:value-type="string">
            <text:p>BG(-2), -5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1">
            <text:p>11</text:p>
          </table:table-cell>
          <table:table-cell table:style-name="ce324" office:value-type="string">
            <text:p>BL</text:p>
          </table:table-cell>
          <table:table-cell table:style-name="ce324" table:formula="of:=[.G8]*[.G$3]" office:value-type="float" office:value="-5">
            <text:p>-5</text:p>
          </table:table-cell>
          <table:table-cell table:style-name="ce374" office:value-type="string">
            <text:p>-10:2rd</text:p>
          </table:table-cell>
          <table:table-cell table:style-name="ce103"/>
          <table:table-cell table:style-name="Default"/>
          <table:table-cell table:style-name="ce377" table:number-columns-repeated="2"/>
          <table:table-cell table:style-name="ce103"/>
          <table:table-cell table:style-name="ce378" office:value-type="float" office:value="12">
            <text:p>12</text:p>
          </table:table-cell>
          <table:table-cell table:style-name="ce380" office:value-type="string">
            <text:p>BG(-3), -5:2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12">
            <text:p>12</text:p>
          </table:table-cell>
          <table:table-cell table:style-name="ce325" office:value-type="string">
            <text:p>BL</text:p>
          </table:table-cell>
          <table:table-cell table:style-name="ce325" table:formula="of:=[.G9]*[.G$3]" office:value-type="float" office:value="-4">
            <text:p>-4</text:p>
          </table:table-cell>
          <table:table-cell table:style-name="ce375" office:value-type="string">
            <text:p>AGI (N) ou lâche ses deux armes</text:p>
          </table:table-cell>
          <table:table-cell table:style-name="ce103"/>
          <table:table-cell table:style-name="Default"/>
          <table:table-cell table:style-name="ce377" table:number-columns-repeated="2"/>
          <table:table-cell table:style-name="ce103"/>
          <table:table-cell table:style-name="ce378" office:value-type="float" office:value="13">
            <text:p>13</text:p>
          </table:table-cell>
          <table:table-cell table:style-name="ce380" office:value-type="string">
            <text:p>BG(-4), -5:2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3">
            <text:p>13</text:p>
          </table:table-cell>
          <table:table-cell table:style-name="ce324" office:value-type="string">
            <text:p>BG</text:p>
          </table:table-cell>
          <table:table-cell table:style-name="ce324" table:formula="of:=[.G4]*[.G$3]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 table:style-name="Default"/>
          <table:table-cell table:style-name="ce377" table:number-columns-repeated="2"/>
          <table:table-cell table:style-name="ce103"/>
          <table:table-cell table:style-name="ce378" office:value-type="float" office:value="14">
            <text:p>14</text:p>
          </table:table-cell>
          <table:table-cell table:style-name="ce380" office:value-type="string">
            <text:p>BG(-5), -10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4">
            <text:p>14</text:p>
          </table:table-cell>
          <table:table-cell table:style-name="ce324" office:value-type="string">
            <text:p>BG</text:p>
          </table:table-cell>
          <table:table-cell table:style-name="ce324" table:formula="of:=[.G5]*[.G$3]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9" office:value-type="float" office:value="15">
            <text:p>15</text:p>
          </table:table-cell>
          <table:table-cell table:style-name="ce381" office:value-type="string">
            <text:p>BF(-1), -10:1rd, <text:s/>!CON(D) ? Tombe au sol, Membre cassé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5">
            <text:p>15</text:p>
          </table:table-cell>
          <table:table-cell table:style-name="ce324" office:value-type="string">
            <text:p>BG</text:p>
          </table:table-cell>
          <table:table-cell table:style-name="ce324" table:formula="of:=[.G6]*[.G$3]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16">
            <text:p>16</text:p>
          </table:table-cell>
          <table:table-cell table:style-name="ce380" office:value-type="string">
            <text:p>BF(-2), -10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6">
            <text:p>16</text:p>
          </table:table-cell>
          <table:table-cell table:style-name="ce324" office:value-type="string">
            <text:p>BG</text:p>
          </table:table-cell>
          <table:table-cell table:style-name="ce324" table:formula="of:=[.G7]*[.G$3]" office:value-type="float" office:value="-2">
            <text:p>-2</text:p>
          </table:table-cell>
          <table:table-cell table:style-name="ce374" office:value-type="string">
            <text:p>AGI (D) ou lâche son arme principale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17">
            <text:p>17</text:p>
          </table:table-cell>
          <table:table-cell table:style-name="ce380" office:value-type="string">
            <text:p>BF(-4), -10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7">
            <text:p>17</text:p>
          </table:table-cell>
          <table:table-cell table:style-name="ce324" office:value-type="string">
            <text:p>BG</text:p>
          </table:table-cell>
          <table:table-cell table:style-name="ce324" table:formula="of:=[.G8]*[.G$3]" office:value-type="float" office:value="-5">
            <text:p>-5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18">
            <text:p>18</text:p>
          </table:table-cell>
          <table:table-cell table:style-name="ce380" office:value-type="string">
            <text:p>BF(-7), -10:2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18">
            <text:p>18</text:p>
          </table:table-cell>
          <table:table-cell table:style-name="ce325" office:value-type="string">
            <text:p>BG</text:p>
          </table:table-cell>
          <table:table-cell table:style-name="ce325" table:formula="of:=[.G9]*[.G$3]" office:value-type="float" office:value="-4">
            <text:p>-4</text:p>
          </table:table-cell>
          <table:table-cell table:style-name="ce375" office:value-type="string">
            <text:p>AGI (D) ou lâche ses deux armes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19">
            <text:p>19</text:p>
          </table:table-cell>
          <table:table-cell table:style-name="ce380" office:value-type="string">
            <text:p>BF(-10), -10: 2rd, !CON(D) ? ko, Membre tranché</text:p>
          </table:table-cell>
          <table:table-cell table:style-name="ce103" table:number-columns-repeated="186"/>
          <table:table-cell table:number-columns-repeated="826"/>
        </table:table-row>
        <table:table-row table:style-name="ro4">
          <table:table-cell table:style-name="ce103"/>
          <table:table-cell table:style-name="ce324" office:value-type="float" office:value="19">
            <text:p>19</text:p>
          </table:table-cell>
          <table:table-cell table:style-name="ce324" office:value-type="string">
            <text:p>BF</text:p>
          </table:table-cell>
          <table:table-cell table:style-name="ce324" table:formula="of:=[.G4]*[.G$3]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9" office:value-type="float" office:value="20">
            <text:p>20</text:p>
          </table:table-cell>
          <table:table-cell table:style-name="ce381" office:value-type="string">
            <text:p>BF(-20), Organe vital touché, meurt en CON 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0">
            <text:p>20</text:p>
          </table:table-cell>
          <table:table-cell table:style-name="ce324" office:value-type="string">
            <text:p>BF</text:p>
          </table:table-cell>
          <table:table-cell table:style-name="ce324" table:formula="of:=[.G5]*[.G$3]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21">
            <text:p>21</text:p>
          </table:table-cell>
          <table:table-cell table:style-name="ce380"/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1">
            <text:p>21</text:p>
          </table:table-cell>
          <table:table-cell table:style-name="ce324" office:value-type="string">
            <text:p>BF</text:p>
          </table:table-cell>
          <table:table-cell table:style-name="ce324" table:formula="of:=[.G6]*[.G$3]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22">
            <text:p>22</text:p>
          </table:table-cell>
          <table:table-cell table:style-name="ce380"/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2">
            <text:p>22</text:p>
          </table:table-cell>
          <table:table-cell table:style-name="ce324" office:value-type="string">
            <text:p>BF</text:p>
          </table:table-cell>
          <table:table-cell table:style-name="ce324" table:formula="of:=[.G7]*[.G$3]" office:value-type="float" office:value="-2">
            <text:p>-2</text:p>
          </table:table-cell>
          <table:table-cell table:style-name="ce374" office:value-type="string">
            <text:p>AGI (TD) ou lâche son arme <text:s/>principale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23">
            <text:p>23</text:p>
          </table:table-cell>
          <table:table-cell table:style-name="ce380"/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3">
            <text:p>23</text:p>
          </table:table-cell>
          <table:table-cell table:style-name="ce324" office:value-type="string">
            <text:p>BF</text:p>
          </table:table-cell>
          <table:table-cell table:style-name="ce324" table:formula="of:=[.G8]*[.G$3]" office:value-type="float" office:value="-5">
            <text:p>-5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24">
            <text:p>24</text:p>
          </table:table-cell>
          <table:table-cell table:style-name="ce380"/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24">
            <text:p>24</text:p>
          </table:table-cell>
          <table:table-cell table:style-name="ce325" office:value-type="string">
            <text:p>BF</text:p>
          </table:table-cell>
          <table:table-cell table:style-name="ce325" table:formula="of:=[.G9]*[.G$3]" office:value-type="float" office:value="-4">
            <text:p>-4</text:p>
          </table:table-cell>
          <table:table-cell table:style-name="ce375" office:value-type="string">
            <text:p>AGI (TD) ou lâche ses deux armes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9" office:value-type="float" office:value="25">
            <text:p>25</text:p>
          </table:table-cell>
          <table:table-cell table:style-name="ce381"/>
          <table:table-cell table:style-name="ce103" table:number-columns-repeated="186"/>
          <table:table-cell table:number-columns-repeated="826"/>
        </table:table-row>
        <table:table-row table:style-name="ro2">
          <table:table-cell table:style-name="ce103"/>
          <table:table-cell table:style-name="ce324" office:value-type="float" office:value="25">
            <text:p>25</text:p>
          </table:table-cell>
          <table:table-cell table:style-name="ce324" office:value-type="string">
            <text:p>BF</text:p>
          </table:table-cell>
          <table:table-cell table:style-name="ce324" table:formula="of:=[.G10]*[.G$3]" office:value-type="float" office:value="-10">
            <text:p>-10</text:p>
          </table:table-cell>
          <table:table-cell table:style-name="ce374" office:value-type="string">
            <text:p>Organe vital touché, meurt en CON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 table:number-columns-repeated="4"/>
          <table:table-cell table:style-name="ce33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2" office:value-type="string" table:number-columns-spanned="4" table:number-rows-spanned="1">
            <text:p>Bras</text:p>
          </table:table-cell>
          <table:covered-table-cell table:number-columns-repeated="2" table:style-name="Default"/>
          <table:covered-table-cell table:style-name="ce37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6" office:value-type="string">
            <text:p>CC</text:p>
          </table:table-cell>
          <table:table-cell table:style-name="ce326" office:value-type="string" table:number-columns-spanned="2" table:number-rows-spanned="1">
            <text:p>Blessure</text:p>
          </table:table-cell>
          <table:covered-table-cell table:style-name="ce326"/>
          <table:table-cell table:style-name="ce326" office:value-type="string">
            <text:p>Effets</text:p>
          </table:table-cell>
          <table:table-cell table:style-name="ce103"/>
          <table:table-cell office:value-type="float" office:value="0.8">
            <text:p>0,8</text:p>
          </table:table-cell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">
            <text:p>1</text:p>
          </table:table-cell>
          <table:table-cell table:style-name="ce324" table:number-columns-repeated="2"/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">
            <text:p>2</text:p>
          </table:table-cell>
          <table:table-cell table:style-name="ce324" table:number-columns-repeated="2"/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3">
            <text:p>3</text:p>
          </table:table-cell>
          <table:table-cell table:style-name="ce324" table:number-columns-repeated="2"/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4">
            <text:p>4</text:p>
          </table:table-cell>
          <table:table-cell table:style-name="ce324" table:number-columns-repeated="2"/>
          <table:table-cell table:style-name="ce374" office:value-type="string">
            <text:p>AGI (F) ou lâche son arme principale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5">
            <text:p>5</text:p>
          </table:table-cell>
          <table:table-cell table:style-name="ce324" table:number-columns-repeated="2"/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6">
            <text:p>6</text:p>
          </table:table-cell>
          <table:table-cell table:style-name="ce325" table:number-columns-repeated="2"/>
          <table:table-cell table:style-name="ce375" office:value-type="string">
            <text:p>AGI (F) ou lâche ses deux armes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7">
            <text:p>7</text:p>
          </table:table-cell>
          <table:table-cell table:style-name="ce324" office:value-type="string">
            <text:p>BL</text:p>
          </table:table-cell>
          <table:table-cell table:style-name="ce324" table:formula="of:=ROUNDUP([.G4]*[.G$31])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8">
            <text:p>8</text:p>
          </table:table-cell>
          <table:table-cell table:style-name="ce324" office:value-type="string">
            <text:p>BL</text:p>
          </table:table-cell>
          <table:table-cell table:style-name="ce324" table:formula="of:=ROUNDUP([.G5]*[.G$31])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9">
            <text:p>9</text:p>
          </table:table-cell>
          <table:table-cell table:style-name="ce324" office:value-type="string">
            <text:p>BL</text:p>
          </table:table-cell>
          <table:table-cell table:style-name="ce324" table:formula="of:=ROUNDUP([.G6]*[.G$31])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0">
            <text:p>10</text:p>
          </table:table-cell>
          <table:table-cell table:style-name="ce324" office:value-type="string">
            <text:p>BL</text:p>
          </table:table-cell>
          <table:table-cell table:style-name="ce324" table:formula="of:=ROUNDUP([.G7]*[.G$31])" office:value-type="float" office:value="-2">
            <text:p>-2</text:p>
          </table:table-cell>
          <table:table-cell table:style-name="ce374" office:value-type="string">
            <text:p>AGI (N) ou lâche son arme principale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1">
            <text:p>11</text:p>
          </table:table-cell>
          <table:table-cell table:style-name="ce324" office:value-type="string">
            <text:p>BL</text:p>
          </table:table-cell>
          <table:table-cell table:style-name="ce324" table:formula="of:=ROUNDUP([.G8]*[.G$31])" office:value-type="float" office:value="-4">
            <text:p>-4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12">
            <text:p>12</text:p>
          </table:table-cell>
          <table:table-cell table:style-name="ce325" office:value-type="string">
            <text:p>BL</text:p>
          </table:table-cell>
          <table:table-cell table:style-name="ce325" table:formula="of:=ROUNDUP([.G9]*[.G$31])" office:value-type="float" office:value="-4">
            <text:p>-4</text:p>
          </table:table-cell>
          <table:table-cell table:style-name="ce375" office:value-type="string">
            <text:p>AGI (N) ou lâche ses deux armes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3">
            <text:p>13</text:p>
          </table:table-cell>
          <table:table-cell table:style-name="ce324" office:value-type="string">
            <text:p>BG</text:p>
          </table:table-cell>
          <table:table-cell table:style-name="ce324" table:formula="of:=ROUNDUP([.G4]*[.G$31])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4">
            <text:p>14</text:p>
          </table:table-cell>
          <table:table-cell table:style-name="ce324" office:value-type="string">
            <text:p>BG</text:p>
          </table:table-cell>
          <table:table-cell table:style-name="ce324" table:formula="of:=ROUNDUP([.G5]*[.G$31])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5">
            <text:p>15</text:p>
          </table:table-cell>
          <table:table-cell table:style-name="ce324" office:value-type="string">
            <text:p>BG</text:p>
          </table:table-cell>
          <table:table-cell table:style-name="ce324" table:formula="of:=ROUNDUP([.G6]*[.G$31])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6">
            <text:p>16</text:p>
          </table:table-cell>
          <table:table-cell table:style-name="ce324" office:value-type="string">
            <text:p>BG</text:p>
          </table:table-cell>
          <table:table-cell table:style-name="ce324" table:formula="of:=ROUNDUP([.G7]*[.G$31])" office:value-type="float" office:value="-2">
            <text:p>-2</text:p>
          </table:table-cell>
          <table:table-cell table:style-name="ce374" office:value-type="string">
            <text:p>AGI (D) ou lâche son arme principale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7">
            <text:p>17</text:p>
          </table:table-cell>
          <table:table-cell table:style-name="ce324" office:value-type="string">
            <text:p>BG</text:p>
          </table:table-cell>
          <table:table-cell table:style-name="ce324" table:formula="of:=ROUNDUP([.G8]*[.G$31])" office:value-type="float" office:value="-4">
            <text:p>-4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18">
            <text:p>18</text:p>
          </table:table-cell>
          <table:table-cell table:style-name="ce325" office:value-type="string">
            <text:p>BG</text:p>
          </table:table-cell>
          <table:table-cell table:style-name="ce325" table:formula="of:=ROUNDUP([.G9]*[.G$31])" office:value-type="float" office:value="-4">
            <text:p>-4</text:p>
          </table:table-cell>
          <table:table-cell table:style-name="ce375" office:value-type="string">
            <text:p>AGI (D) ou lâche ses deux armes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9">
            <text:p>19</text:p>
          </table:table-cell>
          <table:table-cell table:style-name="ce324" office:value-type="string">
            <text:p>BF</text:p>
          </table:table-cell>
          <table:table-cell table:style-name="ce324" table:formula="of:=ROUNDUP([.G4]*[.G$31])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0">
            <text:p>20</text:p>
          </table:table-cell>
          <table:table-cell table:style-name="ce324" office:value-type="string">
            <text:p>BF</text:p>
          </table:table-cell>
          <table:table-cell table:style-name="ce324" table:formula="of:=ROUNDUP([.G5]*[.G$31])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1">
            <text:p>21</text:p>
          </table:table-cell>
          <table:table-cell table:style-name="ce324" office:value-type="string">
            <text:p>BF</text:p>
          </table:table-cell>
          <table:table-cell table:style-name="ce324" table:formula="of:=ROUNDUP([.G6]*[.G$31])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2">
            <text:p>22</text:p>
          </table:table-cell>
          <table:table-cell table:style-name="ce324" office:value-type="string">
            <text:p>BF</text:p>
          </table:table-cell>
          <table:table-cell table:style-name="ce324" table:formula="of:=ROUNDUP([.G7]*[.G$31])" office:value-type="float" office:value="-2">
            <text:p>-2</text:p>
          </table:table-cell>
          <table:table-cell table:style-name="ce374" office:value-type="string">
            <text:p>AGI (TD) ou lâche son arme <text:s/>principale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3">
            <text:p>23</text:p>
          </table:table-cell>
          <table:table-cell table:style-name="ce324" office:value-type="string">
            <text:p>BF</text:p>
          </table:table-cell>
          <table:table-cell table:style-name="ce324" table:formula="of:=ROUNDUP([.G8]*[.G$31])" office:value-type="float" office:value="-4">
            <text:p>-4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24">
            <text:p>24</text:p>
          </table:table-cell>
          <table:table-cell table:style-name="ce325" office:value-type="string">
            <text:p>BF</text:p>
          </table:table-cell>
          <table:table-cell table:style-name="ce325" table:formula="of:=ROUNDUP([.G9]*[.G$31])" office:value-type="float" office:value="-4">
            <text:p>-4</text:p>
          </table:table-cell>
          <table:table-cell table:style-name="ce375" office:value-type="string">
            <text:p>AGI (TD) ou lâche ses deux armes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4">
          <table:table-cell table:style-name="ce103"/>
          <table:table-cell table:style-name="ce324" office:value-type="float" office:value="25">
            <text:p>25</text:p>
          </table:table-cell>
          <table:table-cell table:style-name="ce324" office:value-type="string">
            <text:p>BF</text:p>
          </table:table-cell>
          <table:table-cell table:style-name="ce324" table:formula="of:=ROUNDUP([.G10]*[.G$31])" office:value-type="float" office:value="-8">
            <text:p>-8</text:p>
          </table:table-cell>
          <table:table-cell table:style-name="ce374" office:value-type="string">
            <text:p>Organe vital touché, meurt en CON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 table:number-columns-repeated="4"/>
          <table:table-cell table:style-name="ce33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2" office:value-type="string" table:number-columns-spanned="4" table:number-rows-spanned="1">
            <text:p>Jambes</text:p>
          </table:table-cell>
          <table:covered-table-cell table:number-columns-repeated="2" table:style-name="Default"/>
          <table:covered-table-cell table:style-name="ce37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6" office:value-type="string">
            <text:p>CC</text:p>
          </table:table-cell>
          <table:table-cell table:style-name="ce326" office:value-type="string" table:number-columns-spanned="2" table:number-rows-spanned="1">
            <text:p>Blessure</text:p>
          </table:table-cell>
          <table:covered-table-cell table:style-name="ce326"/>
          <table:table-cell table:style-name="ce326" office:value-type="string">
            <text:p>Effets</text:p>
          </table:table-cell>
          <table:table-cell table:style-name="ce103"/>
          <table:table-cell office:value-type="float" office:value="0.9">
            <text:p>0,9</text:p>
          </table:table-cell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">
            <text:p>1</text:p>
          </table:table-cell>
          <table:table-cell table:style-name="ce324" table:number-columns-repeated="2"/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">
            <text:p>2</text:p>
          </table:table-cell>
          <table:table-cell table:style-name="ce324" table:number-columns-repeated="2"/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3">
            <text:p>3</text:p>
          </table:table-cell>
          <table:table-cell table:style-name="ce324" table:number-columns-repeated="2"/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4">
            <text:p>4</text:p>
          </table:table-cell>
          <table:table-cell table:style-name="ce324" table:number-columns-repeated="2"/>
          <table:table-cell table:style-name="ce374" office:value-type="string">
            <text:p>CON (F) ou mouvement / 2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5">
            <text:p>5</text:p>
          </table:table-cell>
          <table:table-cell table:style-name="ce324" table:number-columns-repeated="2"/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6">
            <text:p>6</text:p>
          </table:table-cell>
          <table:table-cell table:style-name="ce325" table:number-columns-repeated="2"/>
          <table:table-cell table:style-name="ce375" office:value-type="string">
            <text:p>AGI (F) ou tombe au sol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7">
            <text:p>7</text:p>
          </table:table-cell>
          <table:table-cell table:style-name="ce324" office:value-type="string">
            <text:p>BL</text:p>
          </table:table-cell>
          <table:table-cell table:style-name="ce324" table:formula="of:=ROUNDUP([.G4]*[.G$59])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8">
            <text:p>8</text:p>
          </table:table-cell>
          <table:table-cell table:style-name="ce324" office:value-type="string">
            <text:p>BL</text:p>
          </table:table-cell>
          <table:table-cell table:style-name="ce324" table:formula="of:=ROUNDUP([.G5]*[.G$59])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9">
            <text:p>9</text:p>
          </table:table-cell>
          <table:table-cell table:style-name="ce324" office:value-type="string">
            <text:p>BL</text:p>
          </table:table-cell>
          <table:table-cell table:style-name="ce324" table:formula="of:=ROUNDUP([.G6]*[.G$59])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0">
            <text:p>10</text:p>
          </table:table-cell>
          <table:table-cell table:style-name="ce324" office:value-type="string">
            <text:p>BL</text:p>
          </table:table-cell>
          <table:table-cell table:style-name="ce324" table:formula="of:=ROUNDUP([.G7]*[.G$59])" office:value-type="float" office:value="-2">
            <text:p>-2</text:p>
          </table:table-cell>
          <table:table-cell table:style-name="ce374" office:value-type="string">
            <text:p>CON (N) ou mouvement / 2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1">
            <text:p>11</text:p>
          </table:table-cell>
          <table:table-cell table:style-name="ce324" office:value-type="string">
            <text:p>BL</text:p>
          </table:table-cell>
          <table:table-cell table:style-name="ce324" table:formula="of:=ROUNDUP([.G8]*[.G$59])" office:value-type="float" office:value="-5">
            <text:p>-5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12">
            <text:p>12</text:p>
          </table:table-cell>
          <table:table-cell table:style-name="ce325" office:value-type="string">
            <text:p>BL</text:p>
          </table:table-cell>
          <table:table-cell table:style-name="ce325" table:formula="of:=ROUNDUP([.G9]*[.G$59])" office:value-type="float" office:value="-4">
            <text:p>-4</text:p>
          </table:table-cell>
          <table:table-cell table:style-name="ce375" office:value-type="string">
            <text:p>AGI (N) ou tombe au sol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3">
            <text:p>13</text:p>
          </table:table-cell>
          <table:table-cell table:style-name="ce324" office:value-type="string">
            <text:p>BG</text:p>
          </table:table-cell>
          <table:table-cell table:style-name="ce324" table:formula="of:=ROUNDUP([.G4]*[.G$59])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4">
            <text:p>14</text:p>
          </table:table-cell>
          <table:table-cell table:style-name="ce324" office:value-type="string">
            <text:p>BG</text:p>
          </table:table-cell>
          <table:table-cell table:style-name="ce324" table:formula="of:=ROUNDUP([.G5]*[.G$59])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5">
            <text:p>15</text:p>
          </table:table-cell>
          <table:table-cell table:style-name="ce324" office:value-type="string">
            <text:p>BG</text:p>
          </table:table-cell>
          <table:table-cell table:style-name="ce324" table:formula="of:=ROUNDUP([.G6]*[.G$59])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6">
            <text:p>16</text:p>
          </table:table-cell>
          <table:table-cell table:style-name="ce324" office:value-type="string">
            <text:p>BG</text:p>
          </table:table-cell>
          <table:table-cell table:style-name="ce324" table:formula="of:=ROUNDUP([.G7]*[.G$59])" office:value-type="float" office:value="-2">
            <text:p>-2</text:p>
          </table:table-cell>
          <table:table-cell table:style-name="ce374" office:value-type="string">
            <text:p>CON (D) ou mouvement / 2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7">
            <text:p>17</text:p>
          </table:table-cell>
          <table:table-cell table:style-name="ce324" office:value-type="string">
            <text:p>BG</text:p>
          </table:table-cell>
          <table:table-cell table:style-name="ce324" table:formula="of:=ROUNDUP([.G8]*[.G$59])" office:value-type="float" office:value="-5">
            <text:p>-5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18">
            <text:p>18</text:p>
          </table:table-cell>
          <table:table-cell table:style-name="ce325" office:value-type="string">
            <text:p>BG</text:p>
          </table:table-cell>
          <table:table-cell table:style-name="ce325" table:formula="of:=ROUNDUP([.G9]*[.G$59])" office:value-type="float" office:value="-4">
            <text:p>-4</text:p>
          </table:table-cell>
          <table:table-cell table:style-name="ce375" office:value-type="string">
            <text:p>AGI (D) ou tombe au sol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9">
            <text:p>19</text:p>
          </table:table-cell>
          <table:table-cell table:style-name="ce324" office:value-type="string">
            <text:p>BF</text:p>
          </table:table-cell>
          <table:table-cell table:style-name="ce324" table:formula="of:=ROUNDUP([.G4]*[.G$59])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0">
            <text:p>20</text:p>
          </table:table-cell>
          <table:table-cell table:style-name="ce324" office:value-type="string">
            <text:p>BF</text:p>
          </table:table-cell>
          <table:table-cell table:style-name="ce324" table:formula="of:=ROUNDUP([.G5]*[.G$59])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1">
            <text:p>21</text:p>
          </table:table-cell>
          <table:table-cell table:style-name="ce324" office:value-type="string">
            <text:p>BF</text:p>
          </table:table-cell>
          <table:table-cell table:style-name="ce324" table:formula="of:=ROUNDUP([.G6]*[.G$59])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2">
            <text:p>22</text:p>
          </table:table-cell>
          <table:table-cell table:style-name="ce324" office:value-type="string">
            <text:p>BF</text:p>
          </table:table-cell>
          <table:table-cell table:style-name="ce324" table:formula="of:=ROUNDUP([.G7]*[.G$59])" office:value-type="float" office:value="-2">
            <text:p>-2</text:p>
          </table:table-cell>
          <table:table-cell table:style-name="ce374" office:value-type="string">
            <text:p>CON (TD) ou mouvement / 2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3">
            <text:p>23</text:p>
          </table:table-cell>
          <table:table-cell table:style-name="ce324" office:value-type="string">
            <text:p>BF</text:p>
          </table:table-cell>
          <table:table-cell table:style-name="ce324" table:formula="of:=ROUNDUP([.G8]*[.G$59])" office:value-type="float" office:value="-5">
            <text:p>-5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24">
            <text:p>24</text:p>
          </table:table-cell>
          <table:table-cell table:style-name="ce325" office:value-type="string">
            <text:p>BF</text:p>
          </table:table-cell>
          <table:table-cell table:style-name="ce325" table:formula="of:=ROUNDUP([.G9]*[.G$59])" office:value-type="float" office:value="-4">
            <text:p>-4</text:p>
          </table:table-cell>
          <table:table-cell table:style-name="ce375" office:value-type="string">
            <text:p>AGI (TD) ou tombe au sol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4">
          <table:table-cell table:style-name="ce103"/>
          <table:table-cell table:style-name="ce324" office:value-type="float" office:value="25">
            <text:p>25</text:p>
          </table:table-cell>
          <table:table-cell table:style-name="ce324" office:value-type="string">
            <text:p>BF</text:p>
          </table:table-cell>
          <table:table-cell table:style-name="ce324" table:formula="of:=ROUNDUP([.G10]*[.G$59])" office:value-type="float" office:value="-9">
            <text:p>-9</text:p>
          </table:table-cell>
          <table:table-cell table:style-name="ce374" office:value-type="string">
            <text:p>Organe vital touché, meurt en CON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 table:number-columns-repeated="4"/>
          <table:table-cell table:style-name="ce33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2" office:value-type="string" table:number-columns-spanned="4" table:number-rows-spanned="1">
            <text:p>Tête</text:p>
          </table:table-cell>
          <table:covered-table-cell table:number-columns-repeated="2" table:style-name="Default"/>
          <table:covered-table-cell table:style-name="ce37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6" office:value-type="string">
            <text:p>CC</text:p>
          </table:table-cell>
          <table:table-cell table:style-name="ce326" office:value-type="string" table:number-columns-spanned="2" table:number-rows-spanned="1">
            <text:p>Blessure</text:p>
          </table:table-cell>
          <table:covered-table-cell table:style-name="ce326"/>
          <table:table-cell table:style-name="ce326" office:value-type="string">
            <text:p>Effets</text:p>
          </table:table-cell>
          <table:table-cell table:style-name="ce103"/>
          <table:table-cell office:value-type="float" office:value="1.5">
            <text:p>1,5</text:p>
          </table:table-cell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">
            <text:p>1</text:p>
          </table:table-cell>
          <table:table-cell table:style-name="ce324" table:number-columns-repeated="2"/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">
            <text:p>2</text:p>
          </table:table-cell>
          <table:table-cell table:style-name="ce324" table:number-columns-repeated="2"/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3">
            <text:p>3</text:p>
          </table:table-cell>
          <table:table-cell table:style-name="ce324" table:number-columns-repeated="2"/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2">
          <table:table-cell table:style-name="ce103"/>
          <table:table-cell table:style-name="ce324" office:value-type="float" office:value="4">
            <text:p>4</text:p>
          </table:table-cell>
          <table:table-cell table:style-name="ce324" table:number-columns-repeated="2"/>
          <table:table-cell table:style-name="ce374" office:value-type="string">
            <text:p>CON (F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5">
            <text:p>5</text:p>
          </table:table-cell>
          <table:table-cell table:style-name="ce324" table:number-columns-repeated="2"/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2">
          <table:table-cell table:style-name="ce103"/>
          <table:table-cell table:style-name="ce325" office:value-type="float" office:value="6">
            <text:p>6</text:p>
          </table:table-cell>
          <table:table-cell table:style-name="ce325" table:number-columns-repeated="2"/>
          <table:table-cell table:style-name="ce375" office:value-type="string">
            <text:p>CON (F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7">
            <text:p>7</text:p>
          </table:table-cell>
          <table:table-cell table:style-name="ce324" office:value-type="string">
            <text:p>BL</text:p>
          </table:table-cell>
          <table:table-cell table:style-name="ce324" table:formula="of:=ROUNDUP([.G4]*[.G$87])" office:value-type="float" office:value="-2">
            <text:p>-2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8">
            <text:p>8</text:p>
          </table:table-cell>
          <table:table-cell table:style-name="ce324" office:value-type="string">
            <text:p>BL</text:p>
          </table:table-cell>
          <table:table-cell table:style-name="ce324" table:formula="of:=ROUNDUP([.G5]*[.G$87])" office:value-type="float" office:value="-3">
            <text:p>-3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9">
            <text:p>9</text:p>
          </table:table-cell>
          <table:table-cell table:style-name="ce324" office:value-type="string">
            <text:p>BL</text:p>
          </table:table-cell>
          <table:table-cell table:style-name="ce324" table:formula="of:=ROUNDUP([.G6]*[.G$87])" office:value-type="float" office:value="-5">
            <text:p>-5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2">
          <table:table-cell table:style-name="ce103"/>
          <table:table-cell table:style-name="ce324" office:value-type="float" office:value="10">
            <text:p>10</text:p>
          </table:table-cell>
          <table:table-cell table:style-name="ce324" office:value-type="string">
            <text:p>BL</text:p>
          </table:table-cell>
          <table:table-cell table:style-name="ce324" table:formula="of:=ROUNDUP([.G7]*[.G$87])" office:value-type="float" office:value="-3">
            <text:p>-3</text:p>
          </table:table-cell>
          <table:table-cell table:style-name="ce374" office:value-type="string">
            <text:p>CON (N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1">
            <text:p>11</text:p>
          </table:table-cell>
          <table:table-cell table:style-name="ce324" office:value-type="string">
            <text:p>BL</text:p>
          </table:table-cell>
          <table:table-cell table:style-name="ce324" table:formula="of:=ROUNDUP([.G8]*[.G$87])" office:value-type="float" office:value="-8">
            <text:p>-8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2">
          <table:table-cell table:style-name="ce103"/>
          <table:table-cell table:style-name="ce325" office:value-type="float" office:value="12">
            <text:p>12</text:p>
          </table:table-cell>
          <table:table-cell table:style-name="ce325" office:value-type="string">
            <text:p>BL</text:p>
          </table:table-cell>
          <table:table-cell table:style-name="ce325" table:formula="of:=ROUNDUP([.G9]*[.G$87])" office:value-type="float" office:value="-6">
            <text:p>-6</text:p>
          </table:table-cell>
          <table:table-cell table:style-name="ce375" office:value-type="string">
            <text:p>CON (N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3">
            <text:p>13</text:p>
          </table:table-cell>
          <table:table-cell table:style-name="ce324" office:value-type="string">
            <text:p>BG</text:p>
          </table:table-cell>
          <table:table-cell table:style-name="ce324" table:formula="of:=ROUNDUP([.G4]*[.G$87])" office:value-type="float" office:value="-2">
            <text:p>-2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4">
            <text:p>14</text:p>
          </table:table-cell>
          <table:table-cell table:style-name="ce324" office:value-type="string">
            <text:p>BG</text:p>
          </table:table-cell>
          <table:table-cell table:style-name="ce324" table:formula="of:=ROUNDUP([.G5]*[.G$87])" office:value-type="float" office:value="-3">
            <text:p>-3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5">
            <text:p>15</text:p>
          </table:table-cell>
          <table:table-cell table:style-name="ce324" office:value-type="string">
            <text:p>BG</text:p>
          </table:table-cell>
          <table:table-cell table:style-name="ce324" table:formula="of:=ROUNDUP([.G6]*[.G$87])" office:value-type="float" office:value="-5">
            <text:p>-5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4">
          <table:table-cell table:style-name="ce103"/>
          <table:table-cell table:style-name="ce324" office:value-type="float" office:value="16">
            <text:p>16</text:p>
          </table:table-cell>
          <table:table-cell table:style-name="ce324" office:value-type="string">
            <text:p>BG</text:p>
          </table:table-cell>
          <table:table-cell table:style-name="ce324" table:formula="of:=ROUNDUP([.G7]*[.G$87])" office:value-type="float" office:value="-3">
            <text:p>-3</text:p>
          </table:table-cell>
          <table:table-cell table:style-name="ce374" office:value-type="string">
            <text:p>CON (D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7">
            <text:p>17</text:p>
          </table:table-cell>
          <table:table-cell table:style-name="ce324" office:value-type="string">
            <text:p>BG</text:p>
          </table:table-cell>
          <table:table-cell table:style-name="ce324" table:formula="of:=ROUNDUP([.G8]*[.G$87])" office:value-type="float" office:value="-8">
            <text:p>-8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2">
          <table:table-cell table:style-name="ce103"/>
          <table:table-cell table:style-name="ce325" office:value-type="float" office:value="18">
            <text:p>18</text:p>
          </table:table-cell>
          <table:table-cell table:style-name="ce325" office:value-type="string">
            <text:p>BG</text:p>
          </table:table-cell>
          <table:table-cell table:style-name="ce325" table:formula="of:=ROUNDUP([.G9]*[.G$87])" office:value-type="float" office:value="-6">
            <text:p>-6</text:p>
          </table:table-cell>
          <table:table-cell table:style-name="ce375" office:value-type="string">
            <text:p>CON (D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9">
            <text:p>19</text:p>
          </table:table-cell>
          <table:table-cell table:style-name="ce324" office:value-type="string">
            <text:p>BF</text:p>
          </table:table-cell>
          <table:table-cell table:style-name="ce324" table:formula="of:=ROUNDUP([.G4]*[.G$87])" office:value-type="float" office:value="-2">
            <text:p>-2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0">
            <text:p>20</text:p>
          </table:table-cell>
          <table:table-cell table:style-name="ce324" office:value-type="string">
            <text:p>BF</text:p>
          </table:table-cell>
          <table:table-cell table:style-name="ce324" table:formula="of:=ROUNDUP([.G5]*[.G$87])" office:value-type="float" office:value="-3">
            <text:p>-3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1">
            <text:p>21</text:p>
          </table:table-cell>
          <table:table-cell table:style-name="ce324" office:value-type="string">
            <text:p>BF</text:p>
          </table:table-cell>
          <table:table-cell table:style-name="ce324" table:formula="of:=ROUNDUP([.G6]*[.G$87])" office:value-type="float" office:value="-5">
            <text:p>-5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4">
          <table:table-cell table:style-name="ce103"/>
          <table:table-cell table:style-name="ce324" office:value-type="float" office:value="22">
            <text:p>22</text:p>
          </table:table-cell>
          <table:table-cell table:style-name="ce324" office:value-type="string">
            <text:p>BF</text:p>
          </table:table-cell>
          <table:table-cell table:style-name="ce324" table:formula="of:=ROUNDUP([.G7]*[.G$87])" office:value-type="float" office:value="-3">
            <text:p>-3</text:p>
          </table:table-cell>
          <table:table-cell table:style-name="ce374" office:value-type="string">
            <text:p>CON (TD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3">
            <text:p>23</text:p>
          </table:table-cell>
          <table:table-cell table:style-name="ce324" office:value-type="string">
            <text:p>BF</text:p>
          </table:table-cell>
          <table:table-cell table:style-name="ce324" table:formula="of:=ROUNDUP([.G8]*[.G$87])" office:value-type="float" office:value="-8">
            <text:p>-8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2">
          <table:table-cell table:style-name="ce103"/>
          <table:table-cell table:style-name="ce325" office:value-type="float" office:value="24">
            <text:p>24</text:p>
          </table:table-cell>
          <table:table-cell table:style-name="ce325" office:value-type="string">
            <text:p>BF</text:p>
          </table:table-cell>
          <table:table-cell table:style-name="ce325" table:formula="of:=ROUNDUP([.G9]*[.G$87])" office:value-type="float" office:value="-6">
            <text:p>-6</text:p>
          </table:table-cell>
          <table:table-cell table:style-name="ce375" office:value-type="string">
            <text:p>CON (TD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4">
          <table:table-cell table:style-name="ce103"/>
          <table:table-cell table:style-name="ce324" office:value-type="float" office:value="25">
            <text:p>25</text:p>
          </table:table-cell>
          <table:table-cell table:style-name="ce324" office:value-type="string">
            <text:p>BF</text:p>
          </table:table-cell>
          <table:table-cell table:style-name="ce324" table:formula="of:=ROUNDUP([.G10]*[.G$87])" office:value-type="float" office:value="-15">
            <text:p>-15</text:p>
          </table:table-cell>
          <table:table-cell table:style-name="ce374" office:value-type="string">
            <text:p>Organe vital touché, meurt en CON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4" table:number-rows-repeated="65424">
          <table:table-cell table:style-name="ce103" table:number-columns-repeated="4"/>
          <table:table-cell table:style-name="ce33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ttaque" table:style-name="ta5" table:print-ranges="Attaque.B4:Attaque.G5">
        <office:forms form:automatic-focus="false" form:apply-design-mode="false"/>
        <table:table-column table:style-name="co17" table:default-cell-style-name="ce85"/>
        <table:table-column table:style-name="co80" table:default-cell-style-name="ce85"/>
        <table:table-column table:style-name="co25" table:number-columns-repeated="3" table:default-cell-style-name="ce85"/>
        <table:table-column table:style-name="co29" table:default-cell-style-name="ce85"/>
        <table:table-column table:style-name="co81" table:default-cell-style-name="ce85"/>
        <table:table-column table:style-name="co36" table:default-cell-style-name="ce85"/>
        <table:table-column table:style-name="co28" table:number-columns-repeated="1016" table:default-cell-style-name="ce85"/>
        <table:table-row table:style-name="ro1">
          <table:table-cell table:style-name="ce382" table:number-columns-repeated="241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3" office:value-type="string" table:number-columns-spanned="6" table:number-rows-spanned="1">
            <text:p>Techniques de combat</text:p>
          </table:table-cell>
          <table:covered-table-cell table:style-name="ce383"/>
          <table:covered-table-cell table:number-columns-repeated="4" table:style-name="ce382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41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3"/>
          <table:table-cell table:style-name="ce386" office:value-type="string">
            <text:p>Technique</text:p>
          </table:table-cell>
          <table:table-cell table:style-name="ce386" office:value-type="string">
            <text:p>Dist</text:p>
          </table:table-cell>
          <table:table-cell table:style-name="ce386" office:value-type="string">
            <text:p>mD</text:p>
          </table:table-cell>
          <table:table-cell table:style-name="ce386" office:value-type="string">
            <text:p>mBo</text:p>
          </table:table-cell>
          <table:table-cell table:style-name="ce386" office:value-type="string">
            <text:p>mBd</text:p>
          </table:table-cell>
          <table:table-cell table:style-name="ce386" office:value-type="string">
            <text:p>Spécial</text:p>
          </table:table-cell>
          <table:table-cell table:style-name="ce383"/>
          <table:table-cell table:style-name="ce127" table:number-columns-repeated="5"/>
          <table:table-cell table:style-name="ce383" table:number-columns-repeated="995"/>
          <table:table-cell table:style-name="ce397"/>
          <table:table-cell table:style-name="ce127" table:number-columns-repeated="15"/>
        </table:table-row>
        <table:table-row table:style-name="ro1">
          <table:table-cell table:style-name="ce382"/>
          <table:table-cell table:style-name="ce387" office:value-type="string">
            <text:p>Normale</text:p>
          </table:table-cell>
          <table:table-cell table:style-name="ce387" office:value-type="string">
            <text:p>CC/D</text:p>
          </table:table-cell>
          <table:table-cell table:style-name="ce387" office:value-type="string">
            <text:p>0</text:p>
          </table:table-cell>
          <table:table-cell table:number-columns-repeated="2" table:style-name="ce387" office:value-type="string">
            <text:p>x1</text:p>
          </table:table-cell>
          <table:table-cell table:style-name="ce398"/>
          <table:table-cell table:style-name="ce382"/>
          <table:table-cell table:style-name="ce127" table:number-columns-repeated="5"/>
          <table:table-cell table:style-name="ce382" table:number-columns-repeated="228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Puissante</text:p>
          </table:table-cell>
          <table:table-cell table:style-name="ce388" office:value-type="string">
            <text:p>CC/D</text:p>
          </table:table-cell>
          <table:table-cell table:style-name="ce388" office:value-type="string">
            <text:p>-5</text:p>
          </table:table-cell>
          <table:table-cell table:style-name="ce388" office:value-type="string">
            <text:p>x1.5</text:p>
          </table:table-cell>
          <table:table-cell table:style-name="ce388" office:value-type="string">
            <text:p>x0.5</text:p>
          </table:table-cell>
          <table:table-cell table:style-name="ce403"/>
          <table:table-cell table:style-name="ce382"/>
          <table:table-cell table:style-name="ce127" table:number-columns-repeated="5"/>
          <table:table-cell table:style-name="ce382" table:number-columns-repeated="228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Brutal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-10</text:p>
          </table:table-cell>
          <table:table-cell table:style-name="ce388" office:value-type="string">
            <text:p>x2</text:p>
          </table:table-cell>
          <table:table-cell table:style-name="ce388" office:value-type="string">
            <text:p>x0.5</text:p>
          </table:table-cell>
          <table:table-cell table:style-name="ce403" office:value-type="string">
            <text:p>Nécessite Puissante</text:p>
          </table:table-cell>
          <table:table-cell table:style-name="ce382"/>
          <table:table-cell table:style-name="ce127" table:number-columns-repeated="5"/>
          <table:table-cell table:style-name="ce382" table:number-columns-repeated="228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9" office:value-type="string">
            <text:p>Berserk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-10</text:p>
          </table:table-cell>
          <table:table-cell table:style-name="ce389" office:value-type="string">
            <text:p>x2.5</text:p>
          </table:table-cell>
          <table:table-cell table:style-name="ce389" office:value-type="string">
            <text:p>-</text:p>
          </table:table-cell>
          <table:table-cell table:style-name="ce404" office:value-type="string">
            <text:p>Pas de défense ; Nécessite Brutale</text:p>
          </table:table-cell>
          <table:table-cell table:style-name="ce382"/>
          <table:table-cell table:style-name="ce127" table:number-columns-repeated="5"/>
          <table:table-cell table:style-name="ce382" table:number-columns-repeated="228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Assurée</text:p>
          </table:table-cell>
          <table:table-cell table:style-name="ce388" office:value-type="string">
            <text:p>CC/D</text:p>
          </table:table-cell>
          <table:table-cell table:style-name="ce388" office:value-type="string">
            <text:p>+5</text:p>
          </table:table-cell>
          <table:table-cell table:style-name="ce388" office:value-type="string">
            <text:p>x0.5</text:p>
          </table:table-cell>
          <table:table-cell table:style-name="ce388" office:value-type="string">
            <text:p>x1</text:p>
          </table:table-cell>
          <table:table-cell table:style-name="ce403"/>
          <table:table-cell table:style-name="ce382"/>
          <table:table-cell table:style-name="ce127" table:number-columns-repeated="5"/>
          <table:table-cell table:style-name="ce382" table:number-columns-repeated="228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Défensiv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+10</text:p>
          </table:table-cell>
          <table:table-cell table:style-name="ce388" office:value-type="string">
            <text:p>-</text:p>
          </table:table-cell>
          <table:table-cell table:style-name="ce388" office:value-type="string">
            <text:p>x1</text:p>
          </table:table-cell>
          <table:table-cell table:style-name="ce403" office:value-type="string">
            <text:p>Pas de dégâts</text:p>
          </table:table-cell>
          <table:table-cell table:style-name="ce382"/>
          <table:table-cell table:style-name="ce127" table:number-columns-repeated="5"/>
          <table:table-cell table:style-name="ce382" table:number-columns-repeated="228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Défensive puissant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+5</text:p>
          </table:table-cell>
          <table:table-cell table:style-name="ce388" office:value-type="string">
            <text:p>-</text:p>
          </table:table-cell>
          <table:table-cell table:style-name="ce388" office:value-type="string">
            <text:p>x1.5</text:p>
          </table:table-cell>
          <table:table-cell table:style-name="ce403" office:value-type="string">
            <text:p>Pas de dégâts ; Nécessite Défensive</text:p>
          </table:table-cell>
          <table:table-cell table:style-name="ce382"/>
          <table:table-cell table:style-name="ce401"/>
          <table:table-cell table:style-name="ce382" table:number-columns-repeated="232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9" office:value-type="string">
            <text:p>Défensive brutale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0</text:p>
          </table:table-cell>
          <table:table-cell table:style-name="ce389" office:value-type="string">
            <text:p>-</text:p>
          </table:table-cell>
          <table:table-cell table:style-name="ce389" office:value-type="string">
            <text:p>x2</text:p>
          </table:table-cell>
          <table:table-cell table:style-name="ce404" office:value-type="string">
            <text:p>Pas de dégâts ; Nécessite Défensive puissante</text:p>
          </table:table-cell>
          <table:table-cell table:style-name="ce382"/>
          <table:table-cell table:style-name="ce401"/>
          <table:table-cell table:style-name="ce382" table:number-columns-repeated="232"/>
          <table:table-cell table:style-name="ce397" table:number-columns-repeated="768"/>
          <table:table-cell table:style-name="ce127" table:number-columns-repeated="15"/>
        </table:table-row>
        <table:table-row table:style-name="ro4">
          <table:table-cell table:style-name="ce382"/>
          <table:table-cell table:style-name="ce388" office:value-type="string">
            <text:p>Vicieuse</text:p>
          </table:table-cell>
          <table:table-cell table:style-name="ce388" office:value-type="string">
            <text:p>CC/D</text:p>
          </table:table-cell>
          <table:table-cell table:style-name="ce388" office:value-type="string">
            <text:p>0</text:p>
          </table:table-cell>
          <table:table-cell table:number-columns-repeated="2" table:style-name="ce388" office:value-type="string">
            <text:p>x0.5</text:p>
          </table:table-cell>
          <table:table-cell table:style-name="ce403" office:value-type="string">
            <text:p><text:span text:style-name="T1">†</text:span> L'adversaire doit faire son attaque à mD -5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4">
          <table:table-cell table:style-name="ce382"/>
          <table:table-cell table:style-name="ce389" office:value-type="string">
            <text:p>Botte secrète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-5</text:p>
          </table:table-cell>
          <table:table-cell table:style-name="ce389" office:value-type="string">
            <text:p>x0.5</text:p>
          </table:table-cell>
          <table:table-cell table:style-name="ce389" office:value-type="string">
            <text:p>-</text:p>
          </table:table-cell>
          <table:table-cell table:style-name="ce404" office:value-type="string">
            <text:p><text:span text:style-name="T1">†</text:span> L'adversaire doit faire son attaque à mD -10 ; Nécessite Vicieuse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4">
          <table:table-cell table:style-name="ce382"/>
          <table:table-cell table:style-name="ce388" office:value-type="string">
            <text:p>Domination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-5</text:p>
          </table:table-cell>
          <table:table-cell table:number-columns-repeated="2" table:style-name="ce388" office:value-type="string">
            <text:p>x0.5</text:p>
          </table:table-cell>
          <table:table-cell table:style-name="ce403" office:value-type="string">
            <text:p><text:span text:style-name="T1">† </text:span>Le prochain assaut se fera avec un bonus de +10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4">
          <table:table-cell table:style-name="ce382"/>
          <table:table-cell table:style-name="ce389" office:value-type="string">
            <text:p>Coup de grâce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-10</text:p>
          </table:table-cell>
          <table:table-cell table:style-name="ce389" office:value-type="string">
            <text:p>x0</text:p>
          </table:table-cell>
          <table:table-cell table:style-name="ce389" office:value-type="string">
            <text:p>-</text:p>
          </table:table-cell>
          <table:table-cell table:style-name="ce404" office:value-type="string">
            <text:p><text:span text:style-name="T1">† </text:span>Le prochain assaut se fera avec un bonus de +20 ; Nécessite Domination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90" office:value-type="string">
            <text:p>Blessante</text:p>
          </table:table-cell>
          <table:table-cell table:style-name="ce390" office:value-type="string">
            <text:p>CC/D</text:p>
          </table:table-cell>
          <table:table-cell table:style-name="ce390" office:value-type="float" office:value="0">
            <text:p>0</text:p>
          </table:table-cell>
          <table:table-cell table:style-name="ce390" office:value-type="string">
            <text:p>x0.5</text:p>
          </table:table-cell>
          <table:table-cell table:style-name="ce388" office:value-type="string">
            <text:p>x0.5</text:p>
          </table:table-cell>
          <table:table-cell table:style-name="ce405" office:value-type="string">
            <text:p>L'attaque à un bCC +2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Perce armure</text:p>
          </table:table-cell>
          <table:table-cell table:style-name="ce388" office:value-type="string">
            <text:p>CC/D</text:p>
          </table:table-cell>
          <table:table-cell table:style-name="ce388" office:value-type="string">
            <text:p>0</text:p>
          </table:table-cell>
          <table:table-cell table:number-columns-repeated="2" table:style-name="ce388" office:value-type="string">
            <text:p>x0.5</text:p>
          </table:table-cell>
          <table:table-cell table:style-name="ce403" office:value-type="string">
            <text:p>Le mBd de l'armure est divise par 2.</text:p>
          </table:table-cell>
          <table:table-cell table:style-name="ce12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Assommant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-5</text:p>
          </table:table-cell>
          <table:table-cell table:style-name="ce388" office:value-type="string">
            <text:p>x0</text:p>
          </table:table-cell>
          <table:table-cell table:style-name="ce388" office:value-type="string">
            <text:p>x0.5</text:p>
          </table:table-cell>
          <table:table-cell table:style-name="ce403" office:value-type="string">
            <text:p>Coup réussi =&gt; Con (N) ? -5 prochain rd : Coma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9" office:value-type="string">
            <text:p>Super assommante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-10</text:p>
          </table:table-cell>
          <table:table-cell table:style-name="ce389" office:value-type="string">
            <text:p>x0</text:p>
          </table:table-cell>
          <table:table-cell table:style-name="ce389" office:value-type="string">
            <text:p>x0.5</text:p>
          </table:table-cell>
          <table:table-cell table:style-name="ce404" office:value-type="string">
            <text:p>Coup réussi =&gt; Con (D) ? -5 prochain rd : Coma ; Nécessite Assomante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Désarmant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-5</text:p>
          </table:table-cell>
          <table:table-cell table:style-name="ce388" office:value-type="string">
            <text:p>x0</text:p>
          </table:table-cell>
          <table:table-cell table:style-name="ce388" office:value-type="string">
            <text:p>x0.5</text:p>
          </table:table-cell>
          <table:table-cell table:style-name="ce403" office:value-type="string">
            <text:p>Coup réussi =&gt; For (N) ? -5 prochain rd : Lâche son arme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9" office:value-type="string">
            <text:p>Super désarmante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-10</text:p>
          </table:table-cell>
          <table:table-cell table:style-name="ce389" office:value-type="string">
            <text:p>x0</text:p>
          </table:table-cell>
          <table:table-cell table:style-name="ce389" office:value-type="string">
            <text:p>x0.5</text:p>
          </table:table-cell>
          <table:table-cell table:style-name="ce404" office:value-type="string">
            <text:p>Coup réussi =&gt; For (D) ? -5 prochain rd : Lâche son arme ; Nécessite Désarmante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Déséquilibrant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-5</text:p>
          </table:table-cell>
          <table:table-cell table:number-columns-repeated="2" table:style-name="ce388" office:value-type="string">
            <text:p>x0.5</text:p>
          </table:table-cell>
          <table:table-cell table:style-name="ce403" office:value-type="string">
            <text:p>Coup réussi =&gt; Dex (N) ? -5 prochain rd : Tombe au sol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9" office:value-type="string">
            <text:p>Super déséquilibrante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-10</text:p>
          </table:table-cell>
          <table:table-cell table:number-columns-repeated="2" table:style-name="ce389" office:value-type="string">
            <text:p>x0.5</text:p>
          </table:table-cell>
          <table:table-cell table:style-name="ce404" office:value-type="string">
            <text:p>Coup réussi =&gt; Dex (D) ? -5 prochain rd : Tombe au sol ; Nécessite Déséquilibrante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4"/>
          <table:table-cell table:style-name="ce391" office:value-type="string">
            <text:p>Coup double</text:p>
          </table:table-cell>
          <table:table-cell table:style-name="ce391" office:value-type="string">
            <text:p>CC</text:p>
          </table:table-cell>
          <table:table-cell table:style-name="ce391" office:value-type="string">
            <text:p>-5</text:p>
          </table:table-cell>
          <table:table-cell table:style-name="ce391" office:value-type="string">
            <text:p>x1</text:p>
          </table:table-cell>
          <table:table-cell table:style-name="ce391" office:value-type="string">
            <text:p>x0.5</text:p>
          </table:table-cell>
          <table:table-cell table:style-name="ce406" office:value-type="string">
            <text:p>Pas de malus supplémentaire sur le 2e adversaire (-10 sur le 3e)</text:p>
          </table:table-cell>
          <table:table-cell table:style-name="ce413"/>
          <table:table-cell table:style-name="ce384" table:number-columns-repeated="233"/>
          <table:table-cell table:style-name="ce413" table:number-columns-repeated="768"/>
          <table:table-cell table:style-name="ce416" table:number-columns-repeated="15"/>
        </table:table-row>
        <table:table-row table:style-name="ro1">
          <table:table-cell table:style-name="ce382"/>
          <table:table-cell table:style-name="ce389" office:value-type="string">
            <text:p>Coup triple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-10</text:p>
          </table:table-cell>
          <table:table-cell table:number-columns-repeated="2" table:style-name="ce389" office:value-type="string">
            <text:p>x0.5</text:p>
          </table:table-cell>
          <table:table-cell table:style-name="ce404" office:value-type="string">
            <text:p>Pas de malus supplémentaire sur le 3e adversaire (-10 sur le 4e) ; Nécessite Coup double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5"/>
          <table:table-cell table:style-name="ce392" office:value-type="string">
            <text:p>Bloquante</text:p>
          </table:table-cell>
          <table:table-cell table:style-name="ce392" office:value-type="string">
            <text:p>CC</text:p>
          </table:table-cell>
          <table:table-cell table:style-name="ce392" office:value-type="string">
            <text:p>-5</text:p>
          </table:table-cell>
          <table:table-cell table:style-name="ce392" office:value-type="string">
            <text:p>-</text:p>
          </table:table-cell>
          <table:table-cell table:style-name="ce392" office:value-type="string">
            <text:p>x0.5</text:p>
          </table:table-cell>
          <table:table-cell table:style-name="ce407" office:value-type="string">
            <text:p>Coup réussi =&gt; For (N) ? -5 prochain rd : L'arme est bloqué</text:p>
          </table:table-cell>
          <table:table-cell table:style-name="ce385" table:number-columns-repeated="234"/>
          <table:table-cell table:style-name="ce143" table:number-columns-repeated="768"/>
          <table:table-cell table:style-name="ce417" table:number-columns-repeated="15"/>
        </table:table-row>
        <table:table-row table:style-name="ro1">
          <table:table-cell table:style-name="ce385"/>
          <table:table-cell table:style-name="ce393" office:value-type="string">
            <text:p>Précise</text:p>
          </table:table-cell>
          <table:table-cell table:style-name="ce393" office:value-type="string">
            <text:p>CC</text:p>
          </table:table-cell>
          <table:table-cell table:style-name="ce393" office:value-type="string">
            <text:p>*</text:p>
          </table:table-cell>
          <table:table-cell table:number-columns-repeated="2" table:style-name="ce393" office:value-type="string">
            <text:p>x0.5</text:p>
          </table:table-cell>
          <table:table-cell table:style-name="ce408" office:value-type="string">
            <text:p>Permet de choisir la localisation du coup ; Tête (-10), Corps, Jambes, Bras (-5)</text:p>
          </table:table-cell>
          <table:table-cell table:style-name="ce385" table:number-columns-repeated="234"/>
          <table:table-cell table:style-name="ce414" table:number-columns-repeated="768"/>
          <table:table-cell table:style-name="ce417" table:number-columns-repeated="15"/>
        </table:table-row>
        <table:table-row table:style-name="ro1">
          <table:table-cell table:style-name="ce385"/>
          <table:table-cell table:style-name="ce394" office:value-type="string">
            <text:p>Secondaire</text:p>
          </table:table-cell>
          <table:table-cell table:style-name="ce394" office:value-type="string">
            <text:p>CC</text:p>
          </table:table-cell>
          <table:table-cell table:style-name="ce394" office:value-type="string">
            <text:p>-5</text:p>
          </table:table-cell>
          <table:table-cell table:style-name="ce394" office:value-type="string">
            <text:p>x1</text:p>
          </table:table-cell>
          <table:table-cell table:style-name="ce394" office:value-type="string">
            <text:p>x0.5</text:p>
          </table:table-cell>
          <table:table-cell table:style-name="ce409" office:value-type="string">
            <text:p>Permet d'utiliser le coup-critique secondaire de l'arme (si elle en possède un)</text:p>
          </table:table-cell>
          <table:table-cell table:style-name="ce385" table:number-columns-repeated="234"/>
          <table:table-cell table:style-name="ce414" table:number-columns-repeated="768"/>
          <table:table-cell table:style-name="ce417" table:number-columns-repeated="15"/>
        </table:table-row>
        <table:table-row table:style-name="ro4">
          <table:table-cell table:style-name="ce382"/>
          <table:table-cell table:style-name="ce388" office:value-type="string">
            <text:p>Fuit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0</text:p>
          </table:table-cell>
          <table:table-cell table:style-name="ce388" office:value-type="string">
            <text:p>-</text:p>
          </table:table-cell>
          <table:table-cell table:style-name="ce388" office:value-type="string">
            <text:p>x0.5</text:p>
          </table:table-cell>
          <table:table-cell table:style-name="ce403" office:value-type="string">
            <text:p>Pas de dégâts ; L'attaquant se met hors de portée en cas de succès <text:span text:style-name="T1">(1)</text:span></text:p>
          </table:table-cell>
          <table:table-cell table:style-name="ce382" table:number-columns-repeated="234"/>
          <table:table-cell table:style-name="ce415" table:number-columns-repeated="768"/>
          <table:table-cell table:style-name="ce418" table:number-columns-repeated="15"/>
        </table:table-row>
        <table:table-row table:style-name="ro1">
          <table:table-cell table:style-name="ce382"/>
          <table:table-cell table:style-name="ce388" office:value-type="string">
            <text:p>Pouss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-5</text:p>
          </table:table-cell>
          <table:table-cell table:style-name="ce388" office:value-type="string">
            <text:p>x1</text:p>
          </table:table-cell>
          <table:table-cell table:style-name="ce388" office:value-type="string">
            <text:p>x0.5</text:p>
          </table:table-cell>
          <table:table-cell table:style-name="ce403" office:value-type="string">
            <text:p>Diff. Bo / 10 = Nb de m de recule. L'Att doit avancer en même temps. Pas de dégât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90" office:value-type="string">
            <text:p>Tire en cloche</text:p>
          </table:table-cell>
          <table:table-cell table:style-name="ce390" office:value-type="string">
            <text:p>D</text:p>
          </table:table-cell>
          <table:table-cell table:style-name="ce390" office:value-type="float" office:value="-10">
            <text:p>-10</text:p>
          </table:table-cell>
          <table:table-cell table:style-name="ce388" office:value-type="string">
            <text:p>x1</text:p>
          </table:table-cell>
          <table:table-cell table:style-name="ce390" office:value-type="string">
            <text:p>-</text:p>
          </table:table-cell>
          <table:table-cell table:style-name="ce410" office:value-type="string">
            <text:p>Double la portée pour les arcs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4">
          <table:table-cell table:style-name="ce382"/>
          <table:table-cell table:style-name="ce395" office:value-type="string">
            <text:p>Esquive</text:p>
          </table:table-cell>
          <table:table-cell table:style-name="ce395" office:value-type="string">
            <text:p>CC</text:p>
          </table:table-cell>
          <table:table-cell table:style-name="ce395" office:value-type="string">
            <text:p>0</text:p>
          </table:table-cell>
          <table:table-cell table:style-name="ce395" office:value-type="string">
            <text:p>-</text:p>
          </table:table-cell>
          <table:table-cell table:style-name="ce395" office:value-type="string">
            <text:p>*</text:p>
          </table:table-cell>
          <table:table-cell table:style-name="ce411" office:value-type="string">
            <text:p>Pas de dégâts ; (N) mBD = x1, (D) mBD = x1.5, (TD) mBD = x2 <text:span text:style-name="T1">(3)</text:span>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4">
          <table:table-cell table:style-name="ce382"/>
          <table:table-cell table:style-name="ce396" office:value-type="string">
            <text:p>Concentration</text:p>
          </table:table-cell>
          <table:table-cell table:style-name="ce396" office:value-type="string">
            <text:p>D</text:p>
          </table:table-cell>
          <table:table-cell table:style-name="ce396" office:value-type="float" office:value="0">
            <text:p>0</text:p>
          </table:table-cell>
          <table:table-cell table:number-columns-repeated="2" table:style-name="ce396" office:value-type="string">
            <text:p>-</text:p>
          </table:table-cell>
          <table:table-cell table:style-name="ce412" office:value-type="string">
            <text:p>Permet de se concentrer sur une cible <text:span text:style-name="T1">(2)</text:span>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97" table:number-columns-repeated="5"/>
          <table:table-cell table:style-name="ce127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127" table:number-columns-repeated="6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127"/>
          <table:table-cell table:style-name="ce398"/>
          <table:table-cell table:style-name="ce127" office:value-type="string" table:number-columns-spanned="4" table:number-rows-spanned="1">
            <text:p>Attaque par défaut</text:p>
          </table:table-cell>
          <table:covered-table-cell/>
          <table:covered-table-cell table:number-columns-repeated="2" table:style-name="ce127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127"/>
          <table:table-cell table:style-name="ce389"/>
          <table:table-cell table:style-name="ce401" office:value-type="string" table:number-columns-spanned="4" table:number-rows-spanned="1">
            <text:p>Accessible à partir du 5e niveau de compétence dans l'arme</text:p>
          </table:table-cell>
          <table:covered-table-cell/>
          <table:covered-table-cell table:number-columns-repeated="2" table:style-name="ce382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"/>
          <table:table-cell table:style-name="ce399"/>
          <table:table-cell table:style-name="ce127" office:value-type="string" table:number-columns-spanned="4" table:number-rows-spanned="1">
            <text:p>Compétence indépendante du maniement des armes</text:p>
          </table:table-cell>
          <table:covered-table-cell/>
          <table:covered-table-cell table:number-columns-repeated="2" table:style-name="ce127"/>
          <table:table-cell table:style-name="ce12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4"/>
          <table:table-cell/>
          <table:table-cell table:style-name="ce382" table:number-columns-repeated="236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"/>
          <table:table-cell table:style-name="ce96" office:value-type="string">
            <text:p>(1)</text:p>
          </table:table-cell>
          <table:table-cell table:style-name="ce401" office:value-type="string" table:number-columns-spanned="4" table:number-rows-spanned="1">
            <text:p>L'attaquant s'éloigne de sa vitesse de marche (~5m/rnd)</text:p>
          </table:table-cell>
          <table:covered-table-cell/>
          <table:covered-table-cell table:number-columns-repeated="2" table:style-name="ce382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"/>
          <table:table-cell table:style-name="ce96" office:value-type="string">
            <text:p>(2)</text:p>
          </table:table-cell>
          <table:table-cell office:value-type="string" table:number-columns-spanned="4" table:number-rows-spanned="1">
            <text:p>Vol (N) garde sa concentration, Vol (D) l'augmente de 5 (max 20), sinon, perd toute sa concentration</text:p>
          </table:table-cell>
          <table:covered-table-cell table:number-columns-repeated="3"/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"/>
          <table:table-cell table:style-name="ce96" office:value-type="string">
            <text:p>(3)</text:p>
          </table:table-cell>
          <table:table-cell table:style-name="ce402" office:value-type="string" table:number-columns-spanned="4" table:number-rows-spanned="1">
            <text:p>Si gagne assaut, aucun dégât ; sinon le BD dépend de la réussite de la technique</text:p>
          </table:table-cell>
          <table:covered-table-cell table:number-columns-repeated="3"/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"/>
          <table:table-cell table:style-name="ce400" office:value-type="string">
            <text:p>†</text:p>
          </table:table-cell>
          <table:table-cell table:style-name="ce401" office:value-type="string" table:number-columns-spanned="4" table:number-rows-spanned="1">
            <text:p>S'applique si l'attaquant réussi sa technique (N) et ce, même s'il ne remporte pas l'assaut</text:p>
          </table:table-cell>
          <table:covered-table-cell table:number-columns-repeated="2" table:style-name="ce382"/>
          <table:covered-table-cell table:style-name="ce401"/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"/>
          <table:table-cell table:style-name="ce382" office:value-type="string">
            <text:p>CC</text:p>
          </table:table-cell>
          <table:table-cell table:style-name="ce401" office:value-type="string" table:number-columns-spanned="4" table:number-rows-spanned="1">
            <text:p>Armes de corps-à-corps</text:p>
          </table:table-cell>
          <table:covered-table-cell/>
          <table:covered-table-cell table:number-columns-repeated="2" table:style-name="ce382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"/>
          <table:table-cell table:style-name="ce382" office:value-type="string">
            <text:p>D</text:p>
          </table:table-cell>
          <table:table-cell table:style-name="ce401" office:value-type="string" table:number-columns-spanned="4" table:number-rows-spanned="1">
            <text:p>Armes à distance</text:p>
          </table:table-cell>
          <table:covered-table-cell/>
          <table:covered-table-cell table:number-columns-repeated="2" table:style-name="ce382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 table:number-rows-repeated="2">
          <table:table-cell table:style-name="ce382" table:number-columns-repeated="2"/>
          <table:table-cell table:number-columns-repeated="5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 table:number-rows-repeated="65491">
          <table:table-cell table:style-name="ce382" table:number-columns-repeated="241"/>
          <table:table-cell table:style-name="ce397" table:number-columns-repeated="768"/>
          <table:table-cell table:style-name="ce127" table:number-columns-repeated="15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es" table:style-name="ta6" table:print-ranges="Armes.B4:Armes.M74">
        <office:forms form:automatic-focus="false" form:apply-design-mode="false"/>
        <table:table-column table:style-name="co37" table:default-cell-style-name="ce85"/>
        <table:table-column table:style-name="co38" table:default-cell-style-name="ce85"/>
        <table:table-column table:style-name="co39" table:default-cell-style-name="ce85"/>
        <table:table-column table:style-name="co29" table:number-columns-repeated="9" table:default-cell-style-name="ce85"/>
        <table:table-column table:style-name="co40" table:default-cell-style-name="ce85"/>
        <table:table-column table:style-name="co41" table:default-cell-style-name="ce85"/>
        <table:table-column table:style-name="co29" table:number-columns-repeated="16" table:default-cell-style-name="ce85"/>
        <table:table-column table:style-name="co28" table:number-columns-repeated="994" table:default-cell-style-name="ce85"/>
        <table:table-row table:style-name="ro3">
          <table:table-cell table:style-name="ce149" table:number-columns-repeated="12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4" office:value-type="string">
            <text:p>PdC</text:p>
          </table:table-cell>
          <table:table-cell table:style-name="ce164" office:value-type="string">
            <text:p>CC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Poing</text:p>
          </table:table-cell>
          <table:table-cell table:style-name="ce152" table:number-columns-repeated="2"/>
          <table:table-cell table:style-name="ce152"/>
          <table:table-cell table:style-name="ce152" table:formula="of:=ROUNDUP([.E3]*3;0)" office:value-type="float" office:value="0">
            <text:p>0</text:p>
          </table:table-cell>
          <table:table-cell table:style-name="ce152" table:formula="of:=ROUNDUP([.E3]*2;0)" office:value-type="float" office:value="0">
            <text:p>0</text:p>
          </table:table-cell>
          <table:table-cell table:style-name="ce152" office:value-type="string">
            <text:p>K</text:p>
          </table:table-cell>
          <table:table-cell table:number-columns-repeated="4"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3];2)" office:value-type="float" office:value="6">
            <text:p>6</text:p>
          </table:table-cell>
          <table:table-cell table:style-name="ce163" table:formula="of:==INDEX(bo_tab;[.$S$7]+[.I3];3)+[.J3]+[.$S$12]" office:value-type="float" office:value="-1">
            <text:p>-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50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27" table:number-columns-repeated="2"/>
          <table:table-cell table:style-name="ce150"/>
          <table:table-cell table:style-name="ce166" office:value-type="string">
            <text:p>Bo perso</text:p>
          </table:table-cell>
          <table:table-cell table:style-name="ce163" office:value-type="float" office:value="10">
            <text:p>10</text:p>
          </table:table-cell>
          <table:table-cell table:style-name="ce150" table:number-columns-repeated="1004"/>
          <table:table-cell table:style-name="ce127"/>
        </table:table-row>
        <table:table-row table:style-name="ro3">
          <table:table-cell table:style-name="ce149"/>
          <table:table-cell table:number-columns-repeated="2" table:style-name="ce152" office:value-type="string">
            <text:p>Couteau</text:p>
          </table:table-cell>
          <table:table-cell table:style-name="ce152" office:value-type="string">
            <text:p>P</text:p>
          </table:table-cell>
          <table:table-cell table:style-name="ce152" office:value-type="float" office:value="0.25">
            <text:p>0,25</text:p>
          </table:table-cell>
          <table:table-cell table:style-name="ce152" table:formula="of:=ROUNDUP([.E5]*3;0)" office:value-type="float" office:value="1">
            <text:p>1</text:p>
          </table:table-cell>
          <table:table-cell table:style-name="ce152" table:formula="of:=ROUNDUP([.E5]*2;0)" office:value-type="float" office:value="1">
            <text:p>1</text:p>
          </table:table-cell>
          <table:table-cell table:style-name="ce152" office:value-type="string">
            <text:p>P/T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5];2)" office:value-type="float" office:value="6">
            <text:p>6</text:p>
          </table:table-cell>
          <table:table-cell table:style-name="ce163" table:formula="of:==INDEX(bo_tab;[.$S$7]+[.I5];3)+[.J5]+[.$S$12]" office:value-type="float" office:value="3">
            <text:p>3</text:p>
          </table:table-cell>
          <table:table-cell table:style-name="ce149"/>
          <table:table-cell table:style-name="ce166" office:value-type="string">
            <text:p>2d10</text:p>
          </table:table-cell>
          <table:table-cell table:style-name="ce163" office:value-type="float" office:value="11">
            <text:p>11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Dague</text:p>
          </table:table-cell>
          <table:table-cell table:style-name="ce152" office:value-type="string">
            <text:p>Couteau</text:p>
          </table:table-cell>
          <table:table-cell table:style-name="ce152" office:value-type="string">
            <text:p>P</text:p>
          </table:table-cell>
          <table:table-cell table:style-name="ce152" office:value-type="float" office:value="0.5">
            <text:p>0,5</text:p>
          </table:table-cell>
          <table:table-cell table:style-name="ce152" table:formula="of:=ROUNDUP([.E6]*3;0)" office:value-type="float" office:value="2">
            <text:p>2</text:p>
          </table:table-cell>
          <table:table-cell table:style-name="ce152" table:formula="of:=ROUNDUP([.E6]*2;0)" office:value-type="float" office:value="1">
            <text:p>1</text:p>
          </table:table-cell>
          <table:table-cell table:style-name="ce152" office:value-type="string">
            <text:p>P/T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6];2)" office:value-type="float" office:value="7">
            <text:p>7</text:p>
          </table:table-cell>
          <table:table-cell table:style-name="ce163" table:formula="of:==INDEX(bo_tab;[.$S$7]+[.I6];3)+[.J6]+[.$S$12]" office:value-type="float" office:value="3">
            <text:p>3</text:p>
          </table:table-cell>
          <table:table-cell table:style-name="ce149"/>
          <table:table-cell table:style-name="ce167" office:value-type="string">
            <text:p>BD</text:p>
          </table:table-cell>
          <table:table-cell table:style-name="ce143" office:value-type="float" office:value="9">
            <text:p>9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Poignard</text:p>
          </table:table-cell>
          <table:table-cell table:style-name="ce152" office:value-type="string">
            <text:p>Couteau</text:p>
          </table:table-cell>
          <table:table-cell table:style-name="ce152" office:value-type="string">
            <text:p>P</text:p>
          </table:table-cell>
          <table:table-cell table:style-name="ce152" office:value-type="float" office:value="0.5">
            <text:p>0,5</text:p>
          </table:table-cell>
          <table:table-cell table:style-name="ce152" table:formula="of:=ROUNDUP([.E7]*3;0)" office:value-type="float" office:value="2">
            <text:p>2</text:p>
          </table:table-cell>
          <table:table-cell table:style-name="ce152" table:formula="of:=ROUNDUP([.E7]*2;0)" office:value-type="float" office:value="1">
            <text:p>1</text:p>
          </table:table-cell>
          <table:table-cell table:style-name="ce152" office:value-type="string">
            <text:p>P/T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7];2)" office:value-type="float" office:value="6">
            <text:p>6</text:p>
          </table:table-cell>
          <table:table-cell table:style-name="ce163" table:formula="of:==INDEX(bo_tab;[.$S$7]+[.I7];3)+[.J7]+[.$S$12]" office:value-type="float" office:value="4">
            <text:p>4</text:p>
          </table:table-cell>
          <table:table-cell table:style-name="ce149"/>
          <table:table-cell table:style-name="ce168" office:value-type="string">
            <text:p>BO</text:p>
          </table:table-cell>
          <table:table-cell table:style-name="ce171" office:value-type="float" office:value="15">
            <text:p>15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Lame rétractile</text:p>
          </table:table-cell>
          <table:table-cell table:style-name="ce152" office:value-type="string">
            <text:p>Couteau</text:p>
          </table:table-cell>
          <table:table-cell table:style-name="ce152" office:value-type="string">
            <text:p>P</text:p>
          </table:table-cell>
          <table:table-cell table:style-name="ce152" office:value-type="float" office:value="0.5">
            <text:p>0,5</text:p>
          </table:table-cell>
          <table:table-cell table:style-name="ce152" office:value-type="float" office:value="2">
            <text:p>2</text:p>
          </table:table-cell>
          <table:table-cell table:style-name="ce152" office:value-type="string">
            <text:p>-</text:p>
          </table:table-cell>
          <table:table-cell table:style-name="ce152" office:value-type="string">
            <text:p>P/T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number-columns-repeated="2"/>
          <table:table-cell table:style-name="ce149"/>
          <table:table-cell table:style-name="ce168"/>
          <table:table-cell table:style-name="ce171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9"/>
          <table:table-cell table:style-name="ce127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Glaive</text:p>
          </table:table-cell>
          <table:table-cell table:style-name="ce152" office:value-type="string">
            <text:p>Épée</text:p>
          </table:table-cell>
          <table:table-cell table:style-name="ce152" office:value-type="string">
            <text:p>M</text:p>
          </table:table-cell>
          <table:table-cell table:style-name="ce152" office:value-type="float" office:value="2">
            <text:p>2</text:p>
          </table:table-cell>
          <table:table-cell table:style-name="ce152" table:formula="of:=ROUNDUP([.E10]*3;0)" office:value-type="float" office:value="6">
            <text:p>6</text:p>
          </table:table-cell>
          <table:table-cell table:style-name="ce152" table:formula="of:=ROUNDUP([.E10]*2;0)" office:value-type="float" office:value="4">
            <text:p>4</text:p>
          </table:table-cell>
          <table:table-cell table:style-name="ce152" office:value-type="string">
            <text:p>T/P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2">
            <text:p>2</text:p>
          </table:table-cell>
          <table:table-cell table:style-name="ce160"/>
          <table:table-cell table:style-name="ce162"/>
          <table:table-cell table:style-name="ce163" table:formula="of:=INDEX(bo_tab;[.$S$7]+[.I10];2)" office:value-type="float" office:value="10">
            <text:p>10</text:p>
          </table:table-cell>
          <table:table-cell table:style-name="ce163" table:formula="of:==INDEX(bo_tab;[.$S$7]+[.I10];3)+[.J10]+[.$S$12]" office:value-type="float" office:value="3">
            <text:p>3</text:p>
          </table:table-cell>
          <table:table-cell table:style-name="ce149"/>
          <table:table-cell table:style-name="ce166" office:value-type="string">
            <text:p>DdC</text:p>
          </table:table-cell>
          <table:table-cell table:style-name="ce163" office:value-type="float" office:value="5">
            <text:p>5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in gauche</text:p>
          </table:table-cell>
          <table:table-cell table:style-name="ce152" office:value-type="string">
            <text:p>Épée</text:p>
          </table:table-cell>
          <table:table-cell table:style-name="ce152" office:value-type="string">
            <text:p>M</text:p>
          </table:table-cell>
          <table:table-cell table:style-name="ce152" office:value-type="float" office:value="2">
            <text:p>2</text:p>
          </table:table-cell>
          <table:table-cell table:style-name="ce152" table:formula="of:=ROUNDUP([.E11]*3;0)" office:value-type="float" office:value="6">
            <text:p>6</text:p>
          </table:table-cell>
          <table:table-cell table:style-name="ce152" table:formula="of:=ROUNDUP([.E11]*2;0)" office:value-type="float" office:value="4">
            <text:p>4</text:p>
          </table:table-cell>
          <table:table-cell table:style-name="ce152" office:value-type="string">
            <text:p>P/T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3">
            <text:p>3</text:p>
          </table:table-cell>
          <table:table-cell table:style-name="ce160" office:value-type="string">
            <text:p>+2 Prd</text:p>
          </table:table-cell>
          <table:table-cell table:style-name="ce162"/>
          <table:table-cell table:style-name="ce163" table:formula="of:=INDEX(bo_tab;[.$S$7]+[.I11];2)" office:value-type="float" office:value="9">
            <text:p>9</text:p>
          </table:table-cell>
          <table:table-cell table:style-name="ce163" table:formula="of:==INDEX(bo_tab;[.$S$7]+[.I11];3)+[.J11]+[.$S$12]" office:value-type="float" office:value="3">
            <text:p>3</text:p>
          </table:table-cell>
          <table:table-cell table:style-name="ce149"/>
          <table:table-cell table:style-name="ce166" office:value-type="string">
            <text:p>Armure</text:p>
          </table:table-cell>
          <table:table-cell table:style-name="ce163" office:value-type="float" office:value="5">
            <text:p>5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Épée large</text:p>
          </table:table-cell>
          <table:table-cell table:style-name="ce152" office:value-type="string">
            <text:p>Épée</text:p>
          </table:table-cell>
          <table:table-cell table:style-name="ce152" office:value-type="string">
            <text:p>M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12]*3;0)" office:value-type="float" office:value="9">
            <text:p>9</text:p>
          </table:table-cell>
          <table:table-cell table:style-name="ce152" table:formula="of:=ROUNDUP([.E12]*2;0)" office:value-type="float" office:value="6">
            <text:p>6</text:p>
          </table:table-cell>
          <table:table-cell table:style-name="ce152" office:value-type="string">
            <text:p>T/P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5" table:formula="of:=INDEX(bo_tab;[.$S$7]+[.I12];2)" office:value-type="float" office:value="13">
            <text:p>13</text:p>
          </table:table-cell>
          <table:table-cell table:style-name="ce165" table:formula="of:==INDEX(bo_tab;[.$S$7]+[.I12];3)+[.J12]+[.$S$12]" office:value-type="float" office:value="4">
            <text:p>4</text:p>
          </table:table-cell>
          <table:table-cell table:style-name="ce149"/>
          <table:table-cell table:style-name="ce170" office:value-type="string">
            <text:p>bCC</text:p>
          </table:table-cell>
          <table:table-cell table:style-name="ce164" table:formula="of:=[.S10]-[.S11]" office:value-type="float" office:value="0">
            <text:p>0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Épée longue</text:p>
          </table:table-cell>
          <table:table-cell table:style-name="ce152" office:value-type="string">
            <text:p>Épée</text:p>
          </table:table-cell>
          <table:table-cell table:style-name="ce152" office:value-type="string">
            <text:p>M</text:p>
          </table:table-cell>
          <table:table-cell table:style-name="ce152" office:value-type="float" office:value="2.5">
            <text:p>2,5</text:p>
          </table:table-cell>
          <table:table-cell table:style-name="ce152" table:formula="of:=ROUNDUP([.E13]*3;0)" office:value-type="float" office:value="8">
            <text:p>8</text:p>
          </table:table-cell>
          <table:table-cell table:style-name="ce152" table:formula="of:=ROUNDUP([.E13]*2;0)" office:value-type="float" office:value="5">
            <text:p>5</text:p>
          </table:table-cell>
          <table:table-cell table:style-name="ce152" office:value-type="string">
            <text:p>T/P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13];2)" office:value-type="float" office:value="11">
            <text:p>11</text:p>
          </table:table-cell>
          <table:table-cell table:style-name="ce163" table:formula="of:==INDEX(bo_tab;[.$S$7]+[.I13];3)+[.J13]+[.$S$12]" office:value-type="float" office:value="4">
            <text:p>4</text:p>
          </table:table-cell>
          <table:table-cell table:style-name="ce149"/>
          <table:table-cell table:style-name="ce169"/>
          <table:table-cell table:style-name="ce127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2"/>
          <table:table-cell table:style-name="ce163" table:number-columns-repeated="2"/>
          <table:table-cell table:style-name="ce149"/>
          <table:table-cell table:style-name="ce169"/>
          <table:table-cell table:style-name="ce127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number-columns-repeated="2" table:style-name="ce152" office:value-type="string">
            <text:p>Sabre</text:p>
          </table:table-cell>
          <table:table-cell table:style-name="ce152" office:value-type="string">
            <text:p>M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15]*3;0)" office:value-type="float" office:value="9">
            <text:p>9</text:p>
          </table:table-cell>
          <table:table-cell table:style-name="ce152" table:formula="of:=ROUNDUP([.E15]*2;0)" office:value-type="float" office:value="6">
            <text:p>6</text:p>
          </table:table-cell>
          <table:table-cell table:style-name="ce152" office:value-type="string">
            <text:p>T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15];2)" office:value-type="float" office:value="11">
            <text:p>11</text:p>
          </table:table-cell>
          <table:table-cell table:style-name="ce163" table:formula="of:==INDEX(bo_tab;[.$S$7]+[.I15];3)+[.J15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Cimeterre</text:p>
          </table:table-cell>
          <table:table-cell table:style-name="ce152" office:value-type="string">
            <text:p>Sabre</text:p>
          </table:table-cell>
          <table:table-cell table:style-name="ce152" office:value-type="string">
            <text:p>M</text:p>
          </table:table-cell>
          <table:table-cell table:style-name="ce152" office:value-type="float" office:value="2.5">
            <text:p>2,5</text:p>
          </table:table-cell>
          <table:table-cell table:style-name="ce152" table:formula="of:=ROUNDUP([.E16]*3;0)" office:value-type="float" office:value="8">
            <text:p>8</text:p>
          </table:table-cell>
          <table:table-cell table:style-name="ce152" table:formula="of:=ROUNDUP([.E16]*2;0)" office:value-type="float" office:value="5">
            <text:p>5</text:p>
          </table:table-cell>
          <table:table-cell table:style-name="ce152" office:value-type="string">
            <text:p>T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16];2)" office:value-type="float" office:value="11">
            <text:p>11</text:p>
          </table:table-cell>
          <table:table-cell table:style-name="ce163" table:formula="of:==INDEX(bo_tab;[.$S$7]+[.I16];3)+[.J16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alshion</text:p>
          </table:table-cell>
          <table:table-cell table:style-name="ce152" office:value-type="string">
            <text:p>Sabre</text:p>
          </table:table-cell>
          <table:table-cell table:style-name="ce152" office:value-type="string">
            <text:p>M</text:p>
          </table:table-cell>
          <table:table-cell table:style-name="ce152" office:value-type="float" office:value="4">
            <text:p>4</text:p>
          </table:table-cell>
          <table:table-cell table:style-name="ce152" table:formula="of:=ROUNDUP([.E17]*3;0)" office:value-type="float" office:value="12">
            <text:p>12</text:p>
          </table:table-cell>
          <table:table-cell table:style-name="ce152" table:formula="of:=ROUNDUP([.E17]*2;0)" office:value-type="float" office:value="8">
            <text:p>8</text:p>
          </table:table-cell>
          <table:table-cell table:style-name="ce152" office:value-type="string">
            <text:p>T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1">
            <text:p>11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17];2)" office:value-type="float" office:value="14">
            <text:p>14</text:p>
          </table:table-cell>
          <table:table-cell table:style-name="ce163" table:formula="of:==INDEX(bo_tab;[.$S$7]+[.I17];3)+[.J17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Espadon</text:p>
          </table:table-cell>
          <table:table-cell table:style-name="ce152" office:value-type="string">
            <text:p>Epée 2M</text:p>
          </table:table-cell>
          <table:table-cell table:style-name="ce152" office:value-type="string">
            <text:p>G</text:p>
          </table:table-cell>
          <table:table-cell table:style-name="ce152" office:value-type="float" office:value="7.5">
            <text:p>7,5</text:p>
          </table:table-cell>
          <table:table-cell table:style-name="ce152" table:formula="of:=ROUNDUP([.E19]*3;0)" office:value-type="float" office:value="23">
            <text:p>23</text:p>
          </table:table-cell>
          <table:table-cell table:style-name="ce152" table:formula="of:=ROUNDUP([.E19]*2;0)" office:value-type="float" office:value="15">
            <text:p>15</text:p>
          </table:table-cell>
          <table:table-cell table:style-name="ce152" office:value-type="string">
            <text:p>T</text:p>
          </table:table-cell>
          <table:table-cell table:style-name="ce152" office:value-type="float" office:value="17">
            <text:p>17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19];2)" office:value-type="float" office:value="19">
            <text:p>19</text:p>
          </table:table-cell>
          <table:table-cell table:style-name="ce163" table:formula="of:==INDEX(bo_tab;[.$S$7]+[.I19];3)+[.J19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Claymore</text:p>
          </table:table-cell>
          <table:table-cell table:style-name="ce152" office:value-type="string">
            <text:p>Epée 2M</text:p>
          </table:table-cell>
          <table:table-cell table:style-name="ce152" office:value-type="string">
            <text:p>G</text:p>
          </table:table-cell>
          <table:table-cell table:style-name="ce152" office:value-type="float" office:value="8">
            <text:p>8</text:p>
          </table:table-cell>
          <table:table-cell table:style-name="ce152" table:formula="of:=ROUNDUP([.E20]*3;0)" office:value-type="float" office:value="24">
            <text:p>24</text:p>
          </table:table-cell>
          <table:table-cell table:style-name="ce152" table:formula="of:=ROUNDUP([.E20]*2;0)" office:value-type="float" office:value="16">
            <text:p>16</text:p>
          </table:table-cell>
          <table:table-cell table:style-name="ce152" office:value-type="string">
            <text:p>T</text:p>
          </table:table-cell>
          <table:table-cell table:style-name="ce152" office:value-type="float" office:value="20">
            <text:p>20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20];2)" office:value-type="float" office:value="21">
            <text:p>21</text:p>
          </table:table-cell>
          <table:table-cell table:style-name="ce163" table:formula="of:==INDEX(bo_tab;[.$S$7]+[.I20];3)+[.J20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Branche</text:p>
          </table:table-cell>
          <table:table-cell table:style-name="ce152" office:value-type="string">
            <text:p>Masse</text:p>
          </table:table-cell>
          <table:table-cell table:style-name="ce152" office:value-type="string">
            <text:p>M</text:p>
          </table:table-cell>
          <table:table-cell table:style-name="ce152" office:value-type="float" office:value="0.5">
            <text:p>0,5</text:p>
          </table:table-cell>
          <table:table-cell table:style-name="ce152" table:formula="of:=ROUNDUP([.E22]*3;0)" office:value-type="float" office:value="2">
            <text:p>2</text:p>
          </table:table-cell>
          <table:table-cell table:style-name="ce152" table:formula="of:=ROUNDUP([.E22]*2;0)" office:value-type="float" office:value="1">
            <text:p>1</text:p>
          </table:table-cell>
          <table:table-cell table:style-name="ce152" office:value-type="string">
            <text:p>K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22];2)" office:value-type="float" office:value="9">
            <text:p>9</text:p>
          </table:table-cell>
          <table:table-cell table:style-name="ce163" table:formula="of:==INDEX(bo_tab;[.$S$7]+[.I22];3)+[.J22]+[.$S$12]" office:value-type="float" office:value="0">
            <text:p>0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Gourdin</text:p>
          </table:table-cell>
          <table:table-cell table:style-name="ce152" office:value-type="string">
            <text:p>Masse</text:p>
          </table:table-cell>
          <table:table-cell table:style-name="ce152" office:value-type="string">
            <text:p>M</text:p>
          </table:table-cell>
          <table:table-cell table:style-name="ce152" office:value-type="float" office:value="1.5">
            <text:p>1,5</text:p>
          </table:table-cell>
          <table:table-cell table:style-name="ce152" table:formula="of:=ROUNDUP([.E23]*3;0)" office:value-type="float" office:value="5">
            <text:p>5</text:p>
          </table:table-cell>
          <table:table-cell table:style-name="ce152" table:formula="of:=ROUNDUP([.E23]*2;0)" office:value-type="float" office:value="3">
            <text:p>3</text:p>
          </table:table-cell>
          <table:table-cell table:style-name="ce152" office:value-type="string">
            <text:p>K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60"/>
          <table:table-cell table:style-name="ce162"/>
          <table:table-cell table:style-name="ce163" table:formula="of:=INDEX(bo_tab;[.$S$7]+[.I23];2)" office:value-type="float" office:value="11">
            <text:p>11</text:p>
          </table:table-cell>
          <table:table-cell table:style-name="ce163" table:formula="of:==INDEX(bo_tab;[.$S$7]+[.I23];3)+[.J23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sse de cavalier</text:p>
          </table:table-cell>
          <table:table-cell table:style-name="ce152" office:value-type="string">
            <text:p>Masse</text:p>
          </table:table-cell>
          <table:table-cell table:style-name="ce152" office:value-type="string">
            <text:p>M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24]*3;0)" office:value-type="float" office:value="9">
            <text:p>9</text:p>
          </table:table-cell>
          <table:table-cell table:style-name="ce152" table:formula="of:=ROUNDUP([.E24]*2;0)" office:value-type="float" office:value="6">
            <text:p>6</text:p>
          </table:table-cell>
          <table:table-cell table:style-name="ce152" office:value-type="string">
            <text:p>K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24];2)" office:value-type="float" office:value="12">
            <text:p>12</text:p>
          </table:table-cell>
          <table:table-cell table:style-name="ce163" table:formula="of:==INDEX(bo_tab;[.$S$7]+[.I24];3)+[.J24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sse de fantassin</text:p>
          </table:table-cell>
          <table:table-cell table:style-name="ce152" office:value-type="string">
            <text:p>Masse</text:p>
          </table:table-cell>
          <table:table-cell table:style-name="ce152" office:value-type="string">
            <text:p>M</text:p>
          </table:table-cell>
          <table:table-cell table:style-name="ce152" office:value-type="float" office:value="5">
            <text:p>5</text:p>
          </table:table-cell>
          <table:table-cell table:style-name="ce152" table:formula="of:=ROUNDUP([.E25]*3;0)" office:value-type="float" office:value="15">
            <text:p>15</text:p>
          </table:table-cell>
          <table:table-cell table:style-name="ce152" table:formula="of:=ROUNDUP([.E25]*2;0)" office:value-type="float" office:value="10">
            <text:p>10</text:p>
          </table:table-cell>
          <table:table-cell table:style-name="ce152" office:value-type="string">
            <text:p>K</text:p>
          </table:table-cell>
          <table:table-cell table:style-name="ce152" office:value-type="float" office:value="13">
            <text:p>13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25];2)" office:value-type="float" office:value="15">
            <text:p>15</text:p>
          </table:table-cell>
          <table:table-cell table:style-name="ce163" table:formula="of:==INDEX(bo_tab;[.$S$7]+[.I25];3)+[.J25]+[.$S$12]" office:value-type="float" office:value="4">
            <text:p>4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number-columns-repeated="2" table:style-name="ce152" office:value-type="string">
            <text:p>Bâton</text:p>
          </table:table-cell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27]*3;0)" office:value-type="float" office:value="3">
            <text:p>3</text:p>
          </table:table-cell>
          <table:table-cell table:style-name="ce152" table:formula="of:=ROUNDUP([.E27]*2;0)" office:value-type="float" office:value="2">
            <text:p>2</text:p>
          </table:table-cell>
          <table:table-cell table:style-name="ce152" office:value-type="string">
            <text:p>K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27];2)" office:value-type="float" office:value="10">
            <text:p>10</text:p>
          </table:table-cell>
          <table:table-cell table:style-name="ce163" table:formula="of:==INDEX(bo_tab;[.$S$7]+[.I27];3)+[.J27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Bo</text:p>
          </table:table-cell>
          <table:table-cell table:style-name="ce152" office:value-type="string">
            <text:p>Bâton</text:p>
          </table:table-cell>
          <table:table-cell table:style-name="ce152" office:value-type="string">
            <text:p>M</text:p>
          </table:table-cell>
          <table:table-cell table:style-name="ce152" office:value-type="float" office:value="1.5">
            <text:p>1,5</text:p>
          </table:table-cell>
          <table:table-cell table:style-name="ce152" table:formula="of:=ROUNDUP([.E28]*3;0)" office:value-type="float" office:value="5">
            <text:p>5</text:p>
          </table:table-cell>
          <table:table-cell table:style-name="ce152" table:formula="of:=ROUNDUP([.E28]*2;0)" office:value-type="float" office:value="3">
            <text:p>3</text:p>
          </table:table-cell>
          <table:table-cell table:style-name="ce152" office:value-type="string">
            <text:p>K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1">
            <text:p>1</text:p>
          </table:table-cell>
          <table:table-cell table:style-name="ce160"/>
          <table:table-cell table:style-name="ce162"/>
          <table:table-cell table:style-name="ce163" table:formula="of:=INDEX(bo_tab;[.$S$7]+[.I28];2)" office:value-type="float" office:value="11">
            <text:p>11</text:p>
          </table:table-cell>
          <table:table-cell table:style-name="ce163" table:formula="of:==INDEX(bo_tab;[.$S$7]+[.I28];3)+[.J28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Bâton de bataille</text:p>
          </table:table-cell>
          <table:table-cell table:style-name="ce152" office:value-type="string">
            <text:p>Bâton</text:p>
          </table:table-cell>
          <table:table-cell table:style-name="ce152" office:value-type="string">
            <text:p>M</text:p>
          </table:table-cell>
          <table:table-cell table:style-name="ce152" office:value-type="float" office:value="2">
            <text:p>2</text:p>
          </table:table-cell>
          <table:table-cell table:style-name="ce152" table:formula="of:=ROUNDUP([.E29]*3;0)" office:value-type="float" office:value="6">
            <text:p>6</text:p>
          </table:table-cell>
          <table:table-cell table:style-name="ce152" table:formula="of:=ROUNDUP([.E29]*2;0)" office:value-type="float" office:value="4">
            <text:p>4</text:p>
          </table:table-cell>
          <table:table-cell table:style-name="ce152" office:value-type="string">
            <text:p>K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2">
            <text:p>2</text:p>
          </table:table-cell>
          <table:table-cell table:style-name="ce160"/>
          <table:table-cell table:style-name="ce162"/>
          <table:table-cell table:style-name="ce163" table:formula="of:=INDEX(bo_tab;[.$S$7]+[.I29];2)" office:value-type="float" office:value="13">
            <text:p>13</text:p>
          </table:table-cell>
          <table:table-cell table:style-name="ce163" table:formula="of:==INDEX(bo_tab;[.$S$7]+[.I29];3)+[.J29]+[.$S$12]" office:value-type="float" office:value="2">
            <text:p>2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2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Étoile du matin</text:p>
          </table:table-cell>
          <table:table-cell table:style-name="ce152" office:value-type="string">
            <text:p>Fléau</text:p>
          </table:table-cell>
          <table:table-cell table:style-name="ce152" office:value-type="string">
            <text:p>M</text:p>
          </table:table-cell>
          <table:table-cell table:style-name="ce152" office:value-type="float" office:value="5">
            <text:p>5</text:p>
          </table:table-cell>
          <table:table-cell table:style-name="ce152" table:formula="of:=ROUNDUP([.E31]*3;0)" office:value-type="float" office:value="15">
            <text:p>15</text:p>
          </table:table-cell>
          <table:table-cell table:style-name="ce152" table:formula="of:=ROUNDUP([.E31]*2;0)" office:value-type="float" office:value="10">
            <text:p>10</text:p>
          </table:table-cell>
          <table:table-cell table:style-name="ce152" office:value-type="string">
            <text:p>K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3">
            <text:p>3</text:p>
          </table:table-cell>
          <table:table-cell table:number-columns-repeated="2"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31];2)" office:value-type="float" office:value="14">
            <text:p>14</text:p>
          </table:table-cell>
          <table:table-cell table:style-name="ce163" table:formula="of:==INDEX(bo_tab;[.$S$7]+[.I31];3)+[.J31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léau de cavalerie</text:p>
          </table:table-cell>
          <table:table-cell table:style-name="ce152" office:value-type="string">
            <text:p>Fléau</text:p>
          </table:table-cell>
          <table:table-cell table:style-name="ce152" office:value-type="string">
            <text:p>M</text:p>
          </table:table-cell>
          <table:table-cell table:style-name="ce152" office:value-type="float" office:value="2.5">
            <text:p>2,5</text:p>
          </table:table-cell>
          <table:table-cell table:style-name="ce152" table:formula="of:=ROUNDUP([.E32]*3;0)" office:value-type="float" office:value="8">
            <text:p>8</text:p>
          </table:table-cell>
          <table:table-cell table:style-name="ce152" table:formula="of:=ROUNDUP([.E32]*2;0)" office:value-type="float" office:value="5">
            <text:p>5</text:p>
          </table:table-cell>
          <table:table-cell table:style-name="ce152" office:value-type="string">
            <text:p>K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2">
            <text:p>2</text:p>
          </table:table-cell>
          <table:table-cell table:number-columns-repeated="2"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32];2)" office:value-type="float" office:value="10">
            <text:p>10</text:p>
          </table:table-cell>
          <table:table-cell table:style-name="ce163" table:formula="of:==INDEX(bo_tab;[.$S$7]+[.I32];3)+[.J32]+[.$S$12]" office:value-type="float" office:value="2">
            <text:p>2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léau de fantassin</text:p>
          </table:table-cell>
          <table:table-cell table:style-name="ce152" office:value-type="string">
            <text:p>Fléau</text:p>
          </table:table-cell>
          <table:table-cell table:style-name="ce152" office:value-type="string">
            <text:p>M</text:p>
          </table:table-cell>
          <table:table-cell table:style-name="ce152" office:value-type="float" office:value="7">
            <text:p>7</text:p>
          </table:table-cell>
          <table:table-cell table:style-name="ce152" table:formula="of:=ROUNDUP([.E33]*3;0)" office:value-type="float" office:value="21">
            <text:p>21</text:p>
          </table:table-cell>
          <table:table-cell table:style-name="ce152" table:formula="of:=ROUNDUP([.E33]*2;0)" office:value-type="float" office:value="14">
            <text:p>14</text:p>
          </table:table-cell>
          <table:table-cell table:style-name="ce152" office:value-type="string">
            <text:p>K</text:p>
          </table:table-cell>
          <table:table-cell table:style-name="ce152" office:value-type="float" office:value="15">
            <text:p>15</text:p>
          </table:table-cell>
          <table:table-cell table:style-name="ce152" office:value-type="float" office:value="3">
            <text:p>3</text:p>
          </table:table-cell>
          <table:table-cell table:number-columns-repeated="2"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33];2)" office:value-type="float" office:value="17">
            <text:p>17</text:p>
          </table:table-cell>
          <table:table-cell table:style-name="ce163" table:formula="of:==INDEX(bo_tab;[.$S$7]+[.I33];3)+[.J33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Hache de jet</text:p>
          </table:table-cell>
          <table:table-cell table:style-name="ce152" office:value-type="string">
            <text:p>Hache</text:p>
          </table:table-cell>
          <table:table-cell table:style-name="ce152" office:value-type="string">
            <text:p>M</text:p>
          </table:table-cell>
          <table:table-cell table:style-name="ce152" office:value-type="float" office:value="2.5">
            <text:p>2,5</text:p>
          </table:table-cell>
          <table:table-cell table:style-name="ce152" table:formula="of:=ROUNDUP([.E35]*3;0)" office:value-type="float" office:value="8">
            <text:p>8</text:p>
          </table:table-cell>
          <table:table-cell table:style-name="ce152" table:formula="of:=ROUNDUP([.E35]*2;0)" office:value-type="float" office:value="5">
            <text:p>5</text:p>
          </table:table-cell>
          <table:table-cell table:style-name="ce152" office:value-type="string">
            <text:p>T / K</text:p>
          </table:table-cell>
          <table:table-cell table:style-name="ce152" office:value-type="float" office:value="8">
            <text:p>8</text:p>
          </table:table-cell>
          <table:table-cell table:number-columns-repeated="2" table:style-name="ce152" office:value-type="float" office:value="3">
            <text:p>3</text:p>
          </table:table-cell>
          <table:table-cell table:style-name="ce152" office:value-type="float" office:value="2">
            <text:p>2</text:p>
          </table:table-cell>
          <table:table-cell table:style-name="ce160"/>
          <table:table-cell table:style-name="ce161"/>
          <table:table-cell table:style-name="ce163" table:formula="of:=INDEX(bo_tab;[.$S$7]+[.I35];2)" office:value-type="float" office:value="11">
            <text:p>11</text:p>
          </table:table-cell>
          <table:table-cell table:style-name="ce163" table:formula="of:==INDEX(bo_tab;[.$S$7]+[.I35];3)+[.J35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Hache d'arme</text:p>
          </table:table-cell>
          <table:table-cell table:style-name="ce152" office:value-type="string">
            <text:p>Hache</text:p>
          </table:table-cell>
          <table:table-cell table:style-name="ce152" office:value-type="string">
            <text:p>M</text:p>
          </table:table-cell>
          <table:table-cell table:style-name="ce152" office:value-type="float" office:value="3.5">
            <text:p>3,5</text:p>
          </table:table-cell>
          <table:table-cell table:style-name="ce152" table:formula="of:=ROUNDUP([.E36]*3;0)" office:value-type="float" office:value="11">
            <text:p>11</text:p>
          </table:table-cell>
          <table:table-cell table:style-name="ce152" table:formula="of:=ROUNDUP([.E36]*2;0)" office:value-type="float" office:value="7">
            <text:p>7</text:p>
          </table:table-cell>
          <table:table-cell table:style-name="ce152" office:value-type="string">
            <text:p>T / K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36];2)" office:value-type="float" office:value="14">
            <text:p>14</text:p>
          </table:table-cell>
          <table:table-cell table:style-name="ce163" table:formula="of:==INDEX(bo_tab;[.$S$7]+[.I36];3)+[.J36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Hache de bataille</text:p>
          </table:table-cell>
          <table:table-cell table:style-name="ce152" office:value-type="string">
            <text:p>Hache</text:p>
          </table:table-cell>
          <table:table-cell table:style-name="ce152" office:value-type="string">
            <text:p>G</text:p>
          </table:table-cell>
          <table:table-cell table:style-name="ce152" office:value-type="float" office:value="5">
            <text:p>5</text:p>
          </table:table-cell>
          <table:table-cell table:style-name="ce152" table:formula="of:=ROUNDUP([.E37]*3;0)" office:value-type="float" office:value="15">
            <text:p>15</text:p>
          </table:table-cell>
          <table:table-cell table:style-name="ce152" table:formula="of:=ROUNDUP([.E37]*2;0)" office:value-type="float" office:value="10">
            <text:p>10</text:p>
          </table:table-cell>
          <table:table-cell table:style-name="ce152" office:value-type="string">
            <text:p>T / K</text:p>
          </table:table-cell>
          <table:table-cell table:style-name="ce152" office:value-type="float" office:value="15">
            <text:p>15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37];2)" office:value-type="float" office:value="17">
            <text:p>17</text:p>
          </table:table-cell>
          <table:table-cell table:style-name="ce163" table:formula="of:==INDEX(bo_tab;[.$S$7]+[.I37];3)+[.J37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Targe</text:p>
          </table:table-cell>
          <table:table-cell table:style-name="ce152" office:value-type="string">
            <text:p>Bouclier</text:p>
          </table:table-cell>
          <table:table-cell table:style-name="ce152" office:value-type="string">
            <text:p>P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39]*3;0)" office:value-type="float" office:value="3">
            <text:p>3</text:p>
          </table:table-cell>
          <table:table-cell table:style-name="ce152" table:formula="of:=ROUNDUP([.E39]*2;0)" office:value-type="float" office:value="2">
            <text:p>2</text:p>
          </table:table-cell>
          <table:table-cell table:style-name="ce152" office:value-type="string">
            <text:p>K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1">
            <text:p>1</text:p>
          </table:table-cell>
          <table:table-cell table:style-name="ce160" office:value-type="string">
            <text:p>+2 Prd</text:p>
          </table:table-cell>
          <table:table-cell table:style-name="ce162"/>
          <table:table-cell table:style-name="ce163" table:formula="of:=INDEX(bo_tab;[.$S$7]+[.I39];2)" office:value-type="float" office:value="9">
            <text:p>9</text:p>
          </table:table-cell>
          <table:table-cell table:style-name="ce163" table:formula="of:==INDEX(bo_tab;[.$S$7]+[.I39];3)+[.J39]+[.$S$12]" office:value-type="float" office:value="0">
            <text:p>0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Rondache</text:p>
          </table:table-cell>
          <table:table-cell table:style-name="ce152" office:value-type="string">
            <text:p>Bouclier</text:p>
          </table:table-cell>
          <table:table-cell table:style-name="ce152" office:value-type="string">
            <text:p>M</text:p>
          </table:table-cell>
          <table:table-cell table:style-name="ce152" office:value-type="float" office:value="2">
            <text:p>2</text:p>
          </table:table-cell>
          <table:table-cell table:style-name="ce152" table:formula="of:=ROUNDUP([.E40]*3;0)" office:value-type="float" office:value="6">
            <text:p>6</text:p>
          </table:table-cell>
          <table:table-cell table:style-name="ce152" table:formula="of:=ROUNDUP([.E40]*2;0)" office:value-type="float" office:value="4">
            <text:p>4</text:p>
          </table:table-cell>
          <table:table-cell table:style-name="ce152" office:value-type="string">
            <text:p>K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2">
            <text:p>2</text:p>
          </table:table-cell>
          <table:table-cell table:style-name="ce160" office:value-type="string">
            <text:p>+4 Prd</text:p>
          </table:table-cell>
          <table:table-cell table:style-name="ce162"/>
          <table:table-cell table:style-name="ce163" table:formula="of:=INDEX(bo_tab;[.$S$7]+[.I40];2)" office:value-type="float" office:value="11">
            <text:p>11</text:p>
          </table:table-cell>
          <table:table-cell table:style-name="ce163" table:formula="of:==INDEX(bo_tab;[.$S$7]+[.I40];3)+[.J40]+[.$S$12]" office:value-type="float" office:value="0">
            <text:p>0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Écu</text:p>
          </table:table-cell>
          <table:table-cell table:style-name="ce152" office:value-type="string">
            <text:p>Bouclier</text:p>
          </table:table-cell>
          <table:table-cell table:style-name="ce152" office:value-type="string">
            <text:p>M</text:p>
          </table:table-cell>
          <table:table-cell table:style-name="ce152" office:value-type="float" office:value="4">
            <text:p>4</text:p>
          </table:table-cell>
          <table:table-cell table:style-name="ce152" table:formula="of:=ROUNDUP([.E41]*3;0)" office:value-type="float" office:value="12">
            <text:p>12</text:p>
          </table:table-cell>
          <table:table-cell table:style-name="ce152" table:formula="of:=ROUNDUP([.E41]*2;0)" office:value-type="float" office:value="8">
            <text:p>8</text:p>
          </table:table-cell>
          <table:table-cell table:style-name="ce152" office:value-type="string">
            <text:p>K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15">
            <text:p>15</text:p>
          </table:table-cell>
          <table:table-cell table:style-name="ce152" office:value-type="float" office:value="3">
            <text:p>3</text:p>
          </table:table-cell>
          <table:table-cell table:style-name="ce160" office:value-type="string">
            <text:p>+6 Prd</text:p>
          </table:table-cell>
          <table:table-cell table:style-name="ce162"/>
          <table:table-cell table:style-name="ce163" table:formula="of:=INDEX(bo_tab;[.$S$7]+[.I41];2)" office:value-type="float" office:value="13">
            <text:p>13</text:p>
          </table:table-cell>
          <table:table-cell table:style-name="ce163" table:formula="of:==INDEX(bo_tab;[.$S$7]+[.I41];3)+[.J41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Pavois</text:p>
          </table:table-cell>
          <table:table-cell table:style-name="ce152" office:value-type="string">
            <text:p>Bouclier</text:p>
          </table:table-cell>
          <table:table-cell table:style-name="ce152" office:value-type="string">
            <text:p>G</text:p>
          </table:table-cell>
          <table:table-cell table:style-name="ce152" office:value-type="float" office:value="6">
            <text:p>6</text:p>
          </table:table-cell>
          <table:table-cell table:style-name="ce152" table:formula="of:=ROUNDUP([.E42]*3;0)" office:value-type="float" office:value="18">
            <text:p>18</text:p>
          </table:table-cell>
          <table:table-cell table:style-name="ce152" table:formula="of:=ROUNDUP([.E42]*2;0)" office:value-type="float" office:value="12">
            <text:p>12</text:p>
          </table:table-cell>
          <table:table-cell table:style-name="ce152" office:value-type="string">
            <text:p>K</text:p>
          </table:table-cell>
          <table:table-cell table:style-name="ce152" office:value-type="float" office:value="15">
            <text:p>15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20">
            <text:p>20</text:p>
          </table:table-cell>
          <table:table-cell table:style-name="ce152" office:value-type="float" office:value="4">
            <text:p>4</text:p>
          </table:table-cell>
          <table:table-cell table:style-name="ce160" office:value-type="string">
            <text:p>+10 Prd</text:p>
          </table:table-cell>
          <table:table-cell table:style-name="ce162"/>
          <table:table-cell table:style-name="ce163" table:formula="of:=INDEX(bo_tab;[.$S$7]+[.I42];2)" office:value-type="float" office:value="17">
            <text:p>17</text:p>
          </table:table-cell>
          <table:table-cell table:style-name="ce163" table:formula="of:==INDEX(bo_tab;[.$S$7]+[.I42];3)+[.J42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Javelot</text:p>
          </table:table-cell>
          <table:table-cell table:style-name="ce152" office:value-type="string">
            <text:p>Lance</text:p>
          </table:table-cell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44]*3;0)" office:value-type="float" office:value="3">
            <text:p>3</text:p>
          </table:table-cell>
          <table:table-cell table:style-name="ce152" table:formula="of:=ROUNDUP([.E44]*2;0)" office:value-type="float" office:value="2">
            <text:p>2</text:p>
          </table:table-cell>
          <table:table-cell table:style-name="ce152" office:value-type="string">
            <text:p>P / K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44];2)" office:value-type="float" office:value="11">
            <text:p>11</text:p>
          </table:table-cell>
          <table:table-cell table:style-name="ce163" table:formula="of:==INDEX(bo_tab;[.$S$7]+[.I44];3)+[.J44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number-columns-repeated="2" table:style-name="ce152" office:value-type="string">
            <text:p>Lance</text:p>
          </table:table-cell>
          <table:table-cell table:style-name="ce152" office:value-type="string">
            <text:p>G</text:p>
          </table:table-cell>
          <table:table-cell table:style-name="ce152" office:value-type="float" office:value="2.5">
            <text:p>2,5</text:p>
          </table:table-cell>
          <table:table-cell table:style-name="ce152" table:formula="of:=ROUNDUP([.E45]*3;0)" office:value-type="float" office:value="8">
            <text:p>8</text:p>
          </table:table-cell>
          <table:table-cell table:style-name="ce152" table:formula="of:=ROUNDUP([.E45]*2;0)" office:value-type="float" office:value="5">
            <text:p>5</text:p>
          </table:table-cell>
          <table:table-cell table:style-name="ce152" office:value-type="string">
            <text:p>P / K</text:p>
          </table:table-cell>
          <table:table-cell table:style-name="ce152" office:value-type="float" office:value="11">
            <text:p>11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45];2)" office:value-type="float" office:value="14">
            <text:p>14</text:p>
          </table:table-cell>
          <table:table-cell table:style-name="ce163" table:formula="of:==INDEX(bo_tab;[.$S$7]+[.I45];3)+[.J45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Harpon</text:p>
          </table:table-cell>
          <table:table-cell table:style-name="ce152" office:value-type="string">
            <text:p>Lance</text:p>
          </table:table-cell>
          <table:table-cell table:style-name="ce152" office:value-type="string">
            <text:p>G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46]*3;0)" office:value-type="float" office:value="9">
            <text:p>9</text:p>
          </table:table-cell>
          <table:table-cell table:style-name="ce152" table:formula="of:=ROUNDUP([.E46]*2;0)" office:value-type="float" office:value="6">
            <text:p>6</text:p>
          </table:table-cell>
          <table:table-cell table:style-name="ce152" office:value-type="string">
            <text:p>P / K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46];2)" office:value-type="float" office:value="14">
            <text:p>14</text:p>
          </table:table-cell>
          <table:table-cell table:style-name="ce163" table:formula="of:==INDEX(bo_tab;[.$S$7]+[.I46];3)+[.J46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Trident</text:p>
          </table:table-cell>
          <table:table-cell table:style-name="ce152" office:value-type="string">
            <text:p>Lance</text:p>
          </table:table-cell>
          <table:table-cell table:style-name="ce152" office:value-type="string">
            <text:p>G</text:p>
          </table:table-cell>
          <table:table-cell table:style-name="ce152" office:value-type="float" office:value="3.5">
            <text:p>3,5</text:p>
          </table:table-cell>
          <table:table-cell table:style-name="ce152" table:formula="of:=ROUNDUP([.E47]*3;0)" office:value-type="float" office:value="11">
            <text:p>11</text:p>
          </table:table-cell>
          <table:table-cell table:style-name="ce152" table:formula="of:=ROUNDUP([.E47]*2;0)" office:value-type="float" office:value="7">
            <text:p>7</text:p>
          </table:table-cell>
          <table:table-cell table:style-name="ce152" office:value-type="string">
            <text:p>P / K</text:p>
          </table:table-cell>
          <table:table-cell table:style-name="ce152" office:value-type="float" office:value="14">
            <text:p>14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5">
            <text:p>15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47];2)" office:value-type="float" office:value="16">
            <text:p>16</text:p>
          </table:table-cell>
          <table:table-cell table:style-name="ce163" table:formula="of:==INDEX(bo_tab;[.$S$7]+[.I47];3)+[.J47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rteau de bataille</text:p>
          </table:table-cell>
          <table:table-cell table:style-name="ce152" office:value-type="string">
            <text:p>Marteau</text:p>
          </table:table-cell>
          <table:table-cell table:style-name="ce152" office:value-type="string">
            <text:p>M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49]*3;0)" office:value-type="float" office:value="9">
            <text:p>9</text:p>
          </table:table-cell>
          <table:table-cell table:style-name="ce152" table:formula="of:=ROUNDUP([.E49]*2;0)" office:value-type="float" office:value="6">
            <text:p>6</text:p>
          </table:table-cell>
          <table:table-cell table:style-name="ce152" office:value-type="string">
            <text:p>K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49];2)" office:value-type="float" office:value="12">
            <text:p>12</text:p>
          </table:table-cell>
          <table:table-cell table:style-name="ce163" table:formula="of:==INDEX(bo_tab;[.$S$7]+[.I49];3)+[.J49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rteau de guerre</text:p>
          </table:table-cell>
          <table:table-cell table:style-name="ce152" office:value-type="string">
            <text:p>Marteau</text:p>
          </table:table-cell>
          <table:table-cell table:style-name="ce152" office:value-type="string">
            <text:p>G</text:p>
          </table:table-cell>
          <table:table-cell table:style-name="ce152" office:value-type="float" office:value="6">
            <text:p>6</text:p>
          </table:table-cell>
          <table:table-cell table:style-name="ce152" table:formula="of:=ROUNDUP([.E50]*3;0)" office:value-type="float" office:value="18">
            <text:p>18</text:p>
          </table:table-cell>
          <table:table-cell table:style-name="ce152" table:formula="of:=ROUNDUP([.E50]*2;0)" office:value-type="float" office:value="12">
            <text:p>12</text:p>
          </table:table-cell>
          <table:table-cell table:style-name="ce152" office:value-type="string">
            <text:p>K</text:p>
          </table:table-cell>
          <table:table-cell table:style-name="ce152" office:value-type="float" office:value="18">
            <text:p>18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50];2)" office:value-type="float" office:value="19">
            <text:p>19</text:p>
          </table:table-cell>
          <table:table-cell table:style-name="ce163" table:formula="of:==INDEX(bo_tab;[.$S$7]+[.I50];3)+[.J50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3" table:number-columns-repeated="2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c court</text:p>
          </table:table-cell>
          <table:table-cell table:style-name="ce152" office:value-type="string">
            <text:p>Arc</text:p>
          </table:table-cell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office:value-type="string">
            <text:p>-</text:p>
          </table:table-cell>
          <table:table-cell table:style-name="ce152" office:value-type="float" office:value="10">
            <text:p>10</text:p>
          </table:table-cell>
          <table:table-cell table:style-name="ce152" office:value-type="string">
            <text:p>P</text:p>
          </table:table-cell>
          <table:table-cell table:number-columns-repeated="2"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4">
            <text:p>4</text:p>
          </table:table-cell>
          <table:table-cell table:style-name="ce160" office:value-type="string">
            <text:p>(1)</text:p>
          </table:table-cell>
          <table:table-cell table:style-name="ce162"/>
          <table:table-cell table:style-name="ce163" table:formula="of:=INDEX(bo_tab;[.$S$7]+[.I52];2)" office:value-type="float" office:value="9">
            <text:p>9</text:p>
          </table:table-cell>
          <table:table-cell table:style-name="ce163" table:formula="of:==INDEX(bo_tab;[.$S$7]+[.I52];3)+[.J52]+[.$S$12]" office:value-type="float" office:value="5">
            <text:p>5</text:p>
          </table:table-cell>
          <table:table-cell table:style-name="ce127" table:number-columns-repeated="6"/>
          <table:table-cell table:style-name="ce149" table:number-columns-repeated="234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c composite</text:p>
          </table:table-cell>
          <table:table-cell table:style-name="ce152" office:value-type="string">
            <text:p>Arc</text:p>
          </table:table-cell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office:value-type="string">
            <text:p>-</text:p>
          </table:table-cell>
          <table:table-cell table:style-name="ce152" office:value-type="float" office:value="12">
            <text:p>12</text:p>
          </table:table-cell>
          <table:table-cell table:style-name="ce152" office:value-type="string">
            <text:p>P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3">
            <text:p>3</text:p>
          </table:table-cell>
          <table:table-cell table:style-name="ce160" office:value-type="string">
            <text:p>(1)</text:p>
          </table:table-cell>
          <table:table-cell table:style-name="ce162"/>
          <table:table-cell table:style-name="ce163" table:formula="of:=INDEX(bo_tab;[.$S$7]+[.I53];2)" office:value-type="float" office:value="11">
            <text:p>11</text:p>
          </table:table-cell>
          <table:table-cell table:style-name="ce163" table:formula="of:==INDEX(bo_tab;[.$S$7]+[.I53];3)+[.J53]+[.$S$12]" office:value-type="float" office:value="5">
            <text:p>5</text:p>
          </table:table-cell>
          <table:table-cell table:style-name="ce127" table:number-columns-repeated="6"/>
          <table:table-cell table:style-name="ce149" table:number-columns-repeated="234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c long</text:p>
          </table:table-cell>
          <table:table-cell table:style-name="ce152" office:value-type="string">
            <text:p>Arc</text:p>
          </table:table-cell>
          <table:table-cell table:style-name="ce152" office:value-type="string">
            <text:p>G</text:p>
          </table:table-cell>
          <table:table-cell table:style-name="ce152" office:value-type="float" office:value="1.5">
            <text:p>1,5</text:p>
          </table:table-cell>
          <table:table-cell table:style-name="ce152" office:value-type="string">
            <text:p>-</text:p>
          </table:table-cell>
          <table:table-cell table:style-name="ce152" office:value-type="float" office:value="15">
            <text:p>15</text:p>
          </table:table-cell>
          <table:table-cell table:style-name="ce152" office:value-type="string">
            <text:p>P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5">
            <text:p>5</text:p>
          </table:table-cell>
          <table:table-cell table:style-name="ce160" office:value-type="string">
            <text:p>(1)</text:p>
          </table:table-cell>
          <table:table-cell table:style-name="ce162"/>
          <table:table-cell table:style-name="ce163" table:formula="of:=INDEX(bo_tab;[.$S$7]+[.I54];2)" office:value-type="float" office:value="13">
            <text:p>13</text:p>
          </table:table-cell>
          <table:table-cell table:style-name="ce163" table:formula="of:==INDEX(bo_tab;[.$S$7]+[.I54];3)+[.J54]+[.$S$12]" office:value-type="float" office:value="6">
            <text:p>6</text:p>
          </table:table-cell>
          <table:table-cell table:style-name="ce127" table:number-columns-repeated="6"/>
          <table:table-cell table:style-name="ce149" table:number-columns-repeated="234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2"/>
          <table:table-cell table:style-name="ce163" table:number-columns-repeated="2"/>
          <table:table-cell table:style-name="ce127"/>
          <table:table-cell table:style-name="ce149"/>
          <table:table-cell table:style-name="ce127"/>
          <table:table-cell table:style-name="ce166"/>
          <table:table-cell table:style-name="ce127"/>
          <table:table-cell table:style-name="ce149" table:number-columns-repeated="235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balète de poing</text:p>
          </table:table-cell>
          <table:table-cell table:style-name="ce152" office:value-type="string">
            <text:p>Arbalète</text:p>
          </table:table-cell>
          <table:table-cell table:style-name="ce152" office:value-type="string">
            <text:p>P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56]*3;0)" office:value-type="float" office:value="3">
            <text:p>3</text:p>
          </table:table-cell>
          <table:table-cell table:style-name="ce152" table:formula="of:=ROUNDUP([.E56]*2;0)" office:value-type="float" office:value="2">
            <text:p>2</text:p>
          </table:table-cell>
          <table:table-cell table:style-name="ce152" office:value-type="string">
            <text:p>P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5">
            <text:p>5</text:p>
          </table:table-cell>
          <table:table-cell table:number-columns-repeated="2" table:style-name="ce152" office:value-type="float" office:value="1">
            <text:p>1</text:p>
          </table:table-cell>
          <table:table-cell table:style-name="ce160" office:value-type="string">
            <text:p>Pas de Bo supp. (1)</text:p>
          </table:table-cell>
          <table:table-cell table:style-name="ce162"/>
          <table:table-cell table:style-name="ce163" table:formula="of:=INDEX(bo_tab;[.$S$5]-[.$S$6]+[.I56];2)" office:value-type="float" office:value="4">
            <text:p>4</text:p>
          </table:table-cell>
          <table:table-cell table:style-name="ce163" table:formula="of:==INDEX(bo_tab;[.$S$7]+[.I56];3)+[.J56]+[.$S$12]" office:value-type="float" office:value="6">
            <text:p>6</text:p>
          </table:table-cell>
          <table:table-cell table:style-name="ce127" table:number-columns-repeated="5"/>
          <table:table-cell table:style-name="ce149" table:number-columns-repeated="235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balète légère</text:p>
          </table:table-cell>
          <table:table-cell table:style-name="ce152" office:value-type="string">
            <text:p>Arbalète</text:p>
          </table:table-cell>
          <table:table-cell table:style-name="ce152" office:value-type="string">
            <text:p>M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57]*3;0)" office:value-type="float" office:value="9">
            <text:p>9</text:p>
          </table:table-cell>
          <table:table-cell table:style-name="ce152" table:formula="of:=ROUNDUP([.E57]*2;0)" office:value-type="float" office:value="6">
            <text:p>6</text:p>
          </table:table-cell>
          <table:table-cell table:style-name="ce152" office:value-type="string">
            <text:p>P</text:p>
          </table:table-cell>
          <table:table-cell table:style-name="ce152" office:value-type="float" office:value="18">
            <text:p>18</text:p>
          </table:table-cell>
          <table:table-cell table:style-name="ce152" office:value-type="float" office:value="5">
            <text:p>5</text:p>
          </table:table-cell>
          <table:table-cell table:number-columns-repeated="2" table:style-name="ce152" office:value-type="float" office:value="1">
            <text:p>1</text:p>
          </table:table-cell>
          <table:table-cell table:style-name="ce160" office:value-type="string">
            <text:p>Pas de Bo supp. (1)</text:p>
          </table:table-cell>
          <table:table-cell table:style-name="ce162"/>
          <table:table-cell table:style-name="ce163" table:formula="of:=INDEX(bo_tab;[.$S$5]-[.$S$6]+[.I57];2)" office:value-type="float" office:value="9">
            <text:p>9</text:p>
          </table:table-cell>
          <table:table-cell table:style-name="ce163" table:formula="of:==INDEX(bo_tab;[.$S$7]+[.I57];3)+[.J57]+[.$S$12]" office:value-type="float" office:value="8">
            <text:p>8</text:p>
          </table:table-cell>
          <table:table-cell table:style-name="ce127" table:number-columns-repeated="5"/>
          <table:table-cell table:style-name="ce149" table:number-columns-repeated="235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balète lourde</text:p>
          </table:table-cell>
          <table:table-cell table:style-name="ce152" office:value-type="string">
            <text:p>Arbalète</text:p>
          </table:table-cell>
          <table:table-cell table:style-name="ce152" office:value-type="string">
            <text:p>M</text:p>
          </table:table-cell>
          <table:table-cell table:style-name="ce152" office:value-type="float" office:value="6">
            <text:p>6</text:p>
          </table:table-cell>
          <table:table-cell table:style-name="ce152" table:formula="of:=ROUNDUP([.E58]*3;0)" office:value-type="float" office:value="18">
            <text:p>18</text:p>
          </table:table-cell>
          <table:table-cell table:style-name="ce152" table:formula="of:=ROUNDUP([.E58]*2;0)" office:value-type="float" office:value="12">
            <text:p>12</text:p>
          </table:table-cell>
          <table:table-cell table:style-name="ce152" office:value-type="string">
            <text:p>P</text:p>
          </table:table-cell>
          <table:table-cell table:style-name="ce152" office:value-type="float" office:value="25">
            <text:p>25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2">
            <text:p>2</text:p>
          </table:table-cell>
          <table:table-cell table:style-name="ce160" office:value-type="string">
            <text:p>Pas de Bo supp. (1)</text:p>
          </table:table-cell>
          <table:table-cell table:style-name="ce162"/>
          <table:table-cell table:style-name="ce163" table:formula="of:=INDEX(bo_tab;[.$S$5]-[.$S$6]+[.I58];2)" office:value-type="float" office:value="14">
            <text:p>14</text:p>
          </table:table-cell>
          <table:table-cell table:style-name="ce163" table:formula="of:==INDEX(bo_tab;[.$S$7]+[.I58];3)+[.J58]+[.$S$12]" office:value-type="float" office:value="11">
            <text:p>11</text:p>
          </table:table-cell>
          <table:table-cell table:style-name="ce127" table:number-columns-repeated="5"/>
          <table:table-cell table:style-name="ce149" table:number-columns-repeated="235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2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quebuse</text:p>
          </table:table-cell>
          <table:table-cell table:style-name="ce152"/>
          <table:table-cell table:style-name="ce152" office:value-type="string">
            <text:p>M</text:p>
          </table:table-cell>
          <table:table-cell table:style-name="ce152" office:value-type="float" office:value="5">
            <text:p>5</text:p>
          </table:table-cell>
          <table:table-cell table:style-name="ce152" table:formula="of:=ROUNDUP([.E60]*3;0)" office:value-type="float" office:value="15">
            <text:p>15</text:p>
          </table:table-cell>
          <table:table-cell table:style-name="ce152" table:formula="of:=ROUNDUP([.E60]*2;0)" office:value-type="float" office:value="10">
            <text:p>10</text:p>
          </table:table-cell>
          <table:table-cell table:style-name="ce152" office:value-type="string">
            <text:p>P</text:p>
          </table:table-cell>
          <table:table-cell table:style-name="ce152" office:value-type="float" office:value="30">
            <text:p>30</text:p>
          </table:table-cell>
          <table:table-cell table:style-name="ce152" office:value-type="float" office:value="3">
            <text:p>3</text:p>
          </table:table-cell>
          <table:table-cell table:number-columns-repeated="2" table:style-name="ce152" office:value-type="float" office:value="5">
            <text:p>5</text:p>
          </table:table-cell>
          <table:table-cell table:style-name="ce160" office:value-type="string">
            <text:p>Pas de Bo supp</text:p>
          </table:table-cell>
          <table:table-cell table:style-name="ce162"/>
          <table:table-cell table:style-name="ce163" table:formula="of:=INDEX(bo_tab;[.$S$7]+[.I60];2)" office:value-type="float" office:value="31">
            <text:p>31</text:p>
          </table:table-cell>
          <table:table-cell table:style-name="ce163" table:formula="of:==INDEX(bo_tab;[.$S$7]+[.I60];3)+[.J60]+[.$S$12]" office:value-type="float" office:value="10">
            <text:p>10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aucille</text:p>
          </table:table-cell>
          <table:table-cell table:style-name="ce152"/>
          <table:table-cell table:style-name="ce152" office:value-type="string">
            <text:p>P</text:p>
          </table:table-cell>
          <table:table-cell table:style-name="ce152" office:value-type="float" office:value="1.5">
            <text:p>1,5</text:p>
          </table:table-cell>
          <table:table-cell table:style-name="ce152" table:formula="of:=ROUNDUP([.E61]*3;0)" office:value-type="float" office:value="5">
            <text:p>5</text:p>
          </table:table-cell>
          <table:table-cell table:style-name="ce152" table:formula="of:=ROUNDUP([.E61]*2;0)" office:value-type="float" office:value="3">
            <text:p>3</text:p>
          </table:table-cell>
          <table:table-cell table:style-name="ce152" office:value-type="string">
            <text:p>T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61];2)" office:value-type="float" office:value="10">
            <text:p>10</text:p>
          </table:table-cell>
          <table:table-cell table:style-name="ce163" table:formula="of:==INDEX(bo_tab;[.$S$7]+[.I61];3)+[.J61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léchette</text:p>
          </table:table-cell>
          <table:table-cell table:style-name="ce152"/>
          <table:table-cell table:style-name="ce152" office:value-type="string">
            <text:p>P</text:p>
          </table:table-cell>
          <table:table-cell table:style-name="ce152" office:value-type="float" office:value="0.25">
            <text:p>0,25</text:p>
          </table:table-cell>
          <table:table-cell table:style-name="ce152" table:formula="of:=ROUNDUP([.E62]*3;0)" office:value-type="float" office:value="1">
            <text:p>1</text:p>
          </table:table-cell>
          <table:table-cell table:style-name="ce152" table:formula="of:=ROUNDUP([.E62]*2;0)" office:value-type="float" office:value="1">
            <text:p>1</text:p>
          </table:table-cell>
          <table:table-cell table:style-name="ce152" office:value-type="string">
            <text:p>P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3">
            <text:p>3</text:p>
          </table:table-cell>
          <table:table-cell table:style-name="ce152" office:value-type="string">
            <text:p>-</text:p>
          </table:table-cell>
          <table:table-cell table:style-name="ce152" office:value-type="float" office:value="4">
            <text:p>4</text:p>
          </table:table-cell>
          <table:table-cell table:style-name="ce160" office:value-type="string">
            <text:p>Pas de Prd</text:p>
          </table:table-cell>
          <table:table-cell table:style-name="ce162"/>
          <table:table-cell table:style-name="ce163" table:formula="of:=INDEX(bo_tab;[.$S$7]+[.I62];2)" office:value-type="float" office:value="6">
            <text:p>6</text:p>
          </table:table-cell>
          <table:table-cell table:style-name="ce163" table:formula="of:==INDEX(bo_tab;[.$S$7]+[.I62];3)+[.J62]+[.$S$12]" office:value-type="float" office:value="2">
            <text:p>2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ouet</text:p>
          </table:table-cell>
          <table:table-cell table:style-name="ce152"/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63]*3;0)" office:value-type="float" office:value="3">
            <text:p>3</text:p>
          </table:table-cell>
          <table:table-cell table:style-name="ce152" table:formula="of:=ROUNDUP([.E63]*2;0)" office:value-type="float" office:value="2">
            <text:p>2</text:p>
          </table:table-cell>
          <table:table-cell table:style-name="ce152" office:value-type="string">
            <text:p>K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63];2)" office:value-type="float" office:value="9">
            <text:p>9</text:p>
          </table:table-cell>
          <table:table-cell table:style-name="ce163" table:formula="of:==INDEX(bo_tab;[.$S$7]+[.I63];3)+[.J63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ronde</text:p>
          </table:table-cell>
          <table:table-cell table:style-name="ce152"/>
          <table:table-cell table:style-name="ce152" office:value-type="string">
            <text:p>P</text:p>
          </table:table-cell>
          <table:table-cell table:style-name="ce152" office:value-type="float" office:value="0.25">
            <text:p>0,25</text:p>
          </table:table-cell>
          <table:table-cell table:style-name="ce152" table:formula="of:=ROUNDUP([.E64]*3;0)" office:value-type="float" office:value="1">
            <text:p>1</text:p>
          </table:table-cell>
          <table:table-cell table:style-name="ce152" table:formula="of:=ROUNDUP([.E64]*2;0)" office:value-type="float" office:value="1">
            <text:p>1</text:p>
          </table:table-cell>
          <table:table-cell table:style-name="ce152" office:value-type="string">
            <text:p>K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1">
            <text:p>1</text:p>
          </table:table-cell>
          <table:table-cell table:style-name="ce152" office:value-type="string">
            <text:p>-</text:p>
          </table:table-cell>
          <table:table-cell table:style-name="ce152" office:value-type="float" office:value="5">
            <text:p>5</text:p>
          </table:table-cell>
          <table:table-cell table:style-name="ce160" office:value-type="string">
            <text:p>Pas de Prd</text:p>
          </table:table-cell>
          <table:table-cell table:style-name="ce162"/>
          <table:table-cell table:style-name="ce163" table:formula="of:=INDEX(bo_tab;[.$S$7]+[.I64];2)" office:value-type="float" office:value="10">
            <text:p>10</text:p>
          </table:table-cell>
          <table:table-cell table:style-name="ce163" table:formula="of:==INDEX(bo_tab;[.$S$7]+[.I64];3)+[.J64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Sarbacane</text:p>
          </table:table-cell>
          <table:table-cell table:style-name="ce152"/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65]*3;0)" office:value-type="float" office:value="3">
            <text:p>3</text:p>
          </table:table-cell>
          <table:table-cell table:style-name="ce152" table:formula="of:=ROUNDUP([.E65]*2;0)" office:value-type="float" office:value="2">
            <text:p>2</text:p>
          </table:table-cell>
          <table:table-cell table:style-name="ce152" office:value-type="string">
            <text:p>P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65];2)" office:value-type="float" office:value="7">
            <text:p>7</text:p>
          </table:table-cell>
          <table:table-cell table:style-name="ce163" table:formula="of:==INDEX(bo_tab;[.$S$7]+[.I65];3)+[.J65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 table:number-rows-repeated="5">
          <table:table-cell table:style-name="ce149"/>
          <table:table-cell table:style-name="ce152" table:number-columns-repeated="11"/>
          <table:table-cell table:style-name="ce160"/>
          <table:table-cell table:style-name="ce162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Epée de cristal</text:p>
          </table:table-cell>
          <table:table-cell table:style-name="ce152" office:value-type="string">
            <text:p>Epée</text:p>
          </table:table-cell>
          <table:table-cell table:style-name="ce152" office:value-type="string">
            <text:p>M</text:p>
          </table:table-cell>
          <table:table-cell table:style-name="ce152" office:value-type="float" office:value="2">
            <text:p>2</text:p>
          </table:table-cell>
          <table:table-cell table:style-name="ce152" table:formula="of:=ROUNDUP([.E72]*3;0)" office:value-type="float" office:value="6">
            <text:p>6</text:p>
          </table:table-cell>
          <table:table-cell table:style-name="ce152" table:formula="of:=ROUNDUP([.E72]*2;0)" office:value-type="float" office:value="4">
            <text:p>4</text:p>
          </table:table-cell>
          <table:table-cell table:style-name="ce152" office:value-type="string">
            <text:p>T/P</text:p>
          </table:table-cell>
          <table:table-cell table:style-name="ce152" office:value-type="float" office:value="13">
            <text:p>13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72];2)" office:value-type="float" office:value="15">
            <text:p>15</text:p>
          </table:table-cell>
          <table:table-cell table:style-name="ce163" table:formula="of:==INDEX(bo_tab;[.$S$7]+[.I72];3)+[.J72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Hache tranche orc</text:p>
          </table:table-cell>
          <table:table-cell table:style-name="ce152" office:value-type="string">
            <text:p>Hache</text:p>
          </table:table-cell>
          <table:table-cell table:style-name="ce152" office:value-type="string">
            <text:p>G</text:p>
          </table:table-cell>
          <table:table-cell table:style-name="ce152" office:value-type="float" office:value="7">
            <text:p>7</text:p>
          </table:table-cell>
          <table:table-cell table:style-name="ce152" table:formula="of:=ROUNDUP([.E73]*3;0)" office:value-type="float" office:value="21">
            <text:p>21</text:p>
          </table:table-cell>
          <table:table-cell table:style-name="ce152" table:formula="of:=ROUNDUP([.E73]*2;0)" office:value-type="float" office:value="14">
            <text:p>14</text:p>
          </table:table-cell>
          <table:table-cell table:style-name="ce152" office:value-type="string">
            <text:p>T</text:p>
          </table:table-cell>
          <table:table-cell table:style-name="ce152" office:value-type="float" office:value="24">
            <text:p>24</text:p>
          </table:table-cell>
          <table:table-cell table:style-name="ce152" office:value-type="float" office:value="3">
            <text:p>3</text:p>
          </table:table-cell>
          <table:table-cell table:style-name="ce152" table:formula="of:=ROUNDDOWN([.I73]*0.7;0)" office:value-type="float" office:value="16">
            <text:p>16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73];2)" office:value-type="float" office:value="25">
            <text:p>25</text:p>
          </table:table-cell>
          <table:table-cell table:style-name="ce163" table:formula="of:==INDEX(bo_tab;[.$S$7]+[.I73];3)+[.J73]+[.$S$12]" office:value-type="float" office:value="8">
            <text:p>8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rteau du tonnère</text:p>
          </table:table-cell>
          <table:table-cell table:style-name="ce152" office:value-type="string">
            <text:p>Marteau</text:p>
          </table:table-cell>
          <table:table-cell table:style-name="ce152" office:value-type="string">
            <text:p>G</text:p>
          </table:table-cell>
          <table:table-cell table:style-name="ce152" office:value-type="float" office:value="10">
            <text:p>10</text:p>
          </table:table-cell>
          <table:table-cell table:style-name="ce152" table:formula="of:=ROUNDUP([.E74]*3;0)" office:value-type="float" office:value="30">
            <text:p>30</text:p>
          </table:table-cell>
          <table:table-cell table:style-name="ce152" table:formula="of:=ROUNDUP([.E74]*2;0)" office:value-type="float" office:value="20">
            <text:p>20</text:p>
          </table:table-cell>
          <table:table-cell table:style-name="ce152" office:value-type="string">
            <text:p>K</text:p>
          </table:table-cell>
          <table:table-cell table:style-name="ce152" office:value-type="float" office:value="34">
            <text:p>34</text:p>
          </table:table-cell>
          <table:table-cell table:style-name="ce152" office:value-type="float" office:value="2">
            <text:p>2</text:p>
          </table:table-cell>
          <table:table-cell table:style-name="ce152" table:formula="of:=ROUNDDOWN([.I74]*0.7;0)" office:value-type="float" office:value="23">
            <text:p>23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74];2)" office:value-type="float" office:value="35">
            <text:p>35</text:p>
          </table:table-cell>
          <table:table-cell table:style-name="ce163" table:formula="of:==INDEX(bo_tab;[.$S$7]+[.I74];3)+[.J74]+[.$S$12]" office:value-type="float" office:value="10">
            <text:p>10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 table:number-columns-repeated="12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3" office:value-type="string">
            <text:p>(1) Portée des armes de jets</text:p>
          </table:table-cell>
          <table:table-cell table:style-name="ce149" table:number-columns-repeated="10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 table:number-columns-repeated="12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1" office:value-type="string" table:number-columns-spanned="1" table:number-rows-spanned="2">
            <text:p>Armes</text:p>
          </table:table-cell>
          <table:table-cell table:style-name="ce151" office:value-type="string" table:number-columns-spanned="1" table:number-rows-spanned="2">
            <text:p>Catégorie</text:p>
          </table:table-cell>
          <table:table-cell table:style-name="ce155" office:value-type="string" table:number-columns-spanned="5" table:number-rows-spanned="1">
            <text:p>Tire tendu</text:p>
          </table:table-cell>
          <table:covered-table-cell table:number-columns-repeated="2" table:style-name="ce155"/>
          <table:covered-table-cell table:number-columns-repeated="2"/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covered-table-cell table:number-columns-repeated="2" table:style-name="ce150"/>
          <table:table-cell table:style-name="ce155" office:value-type="float" office:value="0">
            <text:p>0</text:p>
          </table:table-cell>
          <table:table-cell table:style-name="ce155" office:value-type="float" office:value="-5">
            <text:p>-5</text:p>
          </table:table-cell>
          <table:table-cell table:style-name="ce155" office:value-type="float" office:value="-10">
            <text:p>-10</text:p>
          </table:table-cell>
          <table:table-cell table:style-name="ce155" office:value-type="float" office:value="-15">
            <text:p>-15</text:p>
          </table:table-cell>
          <table:table-cell table:style-name="ce155" office:value-type="float" office:value="-20">
            <text:p>-2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c court</text:p>
          </table:table-cell>
          <table:table-cell table:style-name="ce154" office:value-type="string">
            <text:p>Arc</text:p>
          </table:table-cell>
          <table:table-cell table:style-name="ce156" office:value-type="float" office:value="5">
            <text:p>5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35">
            <text:p>35</text:p>
          </table:table-cell>
          <table:table-cell table:style-name="ce157" office:value-type="float" office:value="75">
            <text:p>75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c composite</text:p>
          </table:table-cell>
          <table:table-cell table:style-name="ce154" office:value-type="string">
            <text:p>Arc</text:p>
          </table:table-cell>
          <table:table-cell table:style-name="ce156" office:value-type="float" office:value="5">
            <text:p>5</text:p>
          </table:table-cell>
          <table:table-cell table:style-name="ce156" office:value-type="float" office:value="10">
            <text:p>10</text:p>
          </table:table-cell>
          <table:table-cell table:style-name="ce156" table:formula="of:=ROUNDDOWN([.G81]/2;0)" office:value-type="float" office:value="25">
            <text:p>25</text:p>
          </table:table-cell>
          <table:table-cell table:style-name="ce156" table:formula="of:=ROUNDDOWN([.H81]/2;0)" office:value-type="float" office:value="50">
            <text:p>50</text:p>
          </table:table-cell>
          <table:table-cell table:style-name="ce157" office:value-type="float" office:value="100">
            <text:p>10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c long</text:p>
          </table:table-cell>
          <table:table-cell table:style-name="ce154" office:value-type="string">
            <text:p>Arc</text:p>
          </table:table-cell>
          <table:table-cell table:style-name="ce156" office:value-type="float" office:value="5">
            <text:p>5</text:p>
          </table:table-cell>
          <table:table-cell table:style-name="ce156" table:formula="of:=ROUNDDOWN([.F82]/2;0)" office:value-type="float" office:value="15">
            <text:p>15</text:p>
          </table:table-cell>
          <table:table-cell table:style-name="ce156" table:formula="of:=ROUNDDOWN([.G82]/2;0)" office:value-type="float" office:value="30">
            <text:p>30</text:p>
          </table:table-cell>
          <table:table-cell table:style-name="ce156" table:formula="of:=ROUNDDOWN([.H82]/2;0)" office:value-type="float" office:value="60">
            <text:p>60</text:p>
          </table:table-cell>
          <table:table-cell table:style-name="ce157" office:value-type="float" office:value="120">
            <text:p>12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balète de poing</text:p>
          </table:table-cell>
          <table:table-cell table:style-name="ce154" office:value-type="string">
            <text:p>Arbalète</text:p>
          </table:table-cell>
          <table:table-cell table:style-name="ce156" office:value-type="float" office:value="5">
            <text:p>5</text:p>
          </table:table-cell>
          <table:table-cell table:style-name="ce156" table:formula="of:=ROUNDDOWN([.F83]/2;0)" office:value-type="float" office:value="5">
            <text:p>5</text:p>
          </table:table-cell>
          <table:table-cell table:style-name="ce156" office:value-type="float" office:value="10">
            <text:p>10</text:p>
          </table:table-cell>
          <table:table-cell table:style-name="ce156" table:formula="of:=ROUNDDOWN([.H83]/2;0)" office:value-type="float" office:value="25">
            <text:p>25</text:p>
          </table:table-cell>
          <table:table-cell table:style-name="ce157" office:value-type="float" office:value="50">
            <text:p>5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balète légère</text:p>
          </table:table-cell>
          <table:table-cell table:style-name="ce154" office:value-type="string">
            <text:p>Arbalète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15">
            <text:p>15</text:p>
          </table:table-cell>
          <table:table-cell table:style-name="ce156" office:value-type="float" office:value="30">
            <text:p>30</text:p>
          </table:table-cell>
          <table:table-cell table:style-name="ce156" table:formula="of:=ROUNDDOWN([.H84]/2;0)" office:value-type="float" office:value="65">
            <text:p>65</text:p>
          </table:table-cell>
          <table:table-cell table:style-name="ce157" office:value-type="float" office:value="130">
            <text:p>13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balète lourde</text:p>
          </table:table-cell>
          <table:table-cell table:style-name="ce154" office:value-type="string">
            <text:p>Arbalète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15">
            <text:p>15</text:p>
          </table:table-cell>
          <table:table-cell table:style-name="ce156" table:formula="of:=ROUNDDOWN([.G85]/2;0)" office:value-type="float" office:value="35">
            <text:p>35</text:p>
          </table:table-cell>
          <table:table-cell table:style-name="ce156" table:formula="of:=ROUNDDOWN([.H85]/2;0)" office:value-type="float" office:value="70">
            <text:p>70</text:p>
          </table:table-cell>
          <table:table-cell table:style-name="ce157" office:value-type="float" office:value="140">
            <text:p>14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Javelot</text:p>
          </table:table-cell>
          <table:table-cell table:style-name="ce154" office:value-type="string">
            <text:p>Lance</text:p>
          </table:table-cell>
          <table:table-cell table:style-name="ce156" office:value-type="float" office:value="5">
            <text:p>5</text:p>
          </table:table-cell>
          <table:table-cell table:style-name="ce156" office:value-type="float" office:value="10">
            <text:p>10</text:p>
          </table:table-cell>
          <table:table-cell table:style-name="ce156" table:formula="of:=ROUNDDOWN([.G86]/2;0)" office:value-type="float" office:value="15">
            <text:p>15</text:p>
          </table:table-cell>
          <table:table-cell table:style-name="ce156" table:formula="of:=ROUNDDOWN([.H86]/2;0)" office:value-type="float" office:value="30">
            <text:p>30</text:p>
          </table:table-cell>
          <table:table-cell table:style-name="ce157" office:value-type="float" office:value="60">
            <text:p>6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number-columns-repeated="2" table:style-name="ce154" office:value-type="string">
            <text:p>Couteau</text:p>
          </table:table-cell>
          <table:table-cell table:style-name="ce156" office:value-type="float" office:value="5">
            <text:p>5</text:p>
          </table:table-cell>
          <table:table-cell table:style-name="ce156" office:value-type="string">
            <text:p>-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15">
            <text:p>15</text:p>
          </table:table-cell>
          <table:table-cell table:style-name="ce157" office:value-type="float" office:value="20">
            <text:p>2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Dague</text:p>
          </table:table-cell>
          <table:table-cell table:style-name="ce154" office:value-type="string">
            <text:p>Couteau</text:p>
          </table:table-cell>
          <table:table-cell table:style-name="ce156" office:value-type="float" office:value="5">
            <text:p>5</text:p>
          </table:table-cell>
          <table:table-cell table:style-name="ce156" office:value-type="string">
            <text:p>-</text:p>
          </table:table-cell>
          <table:table-cell table:style-name="ce156" office:value-type="float" office:value="10">
            <text:p>10</text:p>
          </table:table-cell>
          <table:table-cell table:style-name="ce156" office:value-type="string">
            <text:p>-</text:p>
          </table:table-cell>
          <table:table-cell table:style-name="ce157" office:value-type="float" office:value="15">
            <text:p>15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Poignard</text:p>
          </table:table-cell>
          <table:table-cell table:style-name="ce154" office:value-type="string">
            <text:p>Couteau</text:p>
          </table:table-cell>
          <table:table-cell table:style-name="ce156" office:value-type="float" office:value="5">
            <text:p>5</text:p>
          </table:table-cell>
          <table:table-cell table:style-name="ce156" office:value-type="string">
            <text:p>-</text:p>
          </table:table-cell>
          <table:table-cell table:style-name="ce156" office:value-type="float" office:value="10">
            <text:p>10</text:p>
          </table:table-cell>
          <table:table-cell table:style-name="ce156" office:value-type="string">
            <text:p>-</text:p>
          </table:table-cell>
          <table:table-cell table:style-name="ce156" office:value-type="float" office:value="15">
            <text:p>15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Hache de jet</text:p>
          </table:table-cell>
          <table:table-cell table:style-name="ce154" office:value-type="string">
            <text:p>Hache</text:p>
          </table:table-cell>
          <table:table-cell table:style-name="ce157" office:value-type="float" office:value="5">
            <text:p>5</text:p>
          </table:table-cell>
          <table:table-cell table:style-name="ce157" office:value-type="string">
            <text:p>-</text:p>
          </table:table-cell>
          <table:table-cell table:style-name="ce157" office:value-type="float" office:value="10">
            <text:p>10</text:p>
          </table:table-cell>
          <table:table-cell table:style-name="ce157" office:value-type="float" office:value="15">
            <text:p>15</text:p>
          </table:table-cell>
          <table:table-cell table:style-name="ce157" office:value-type="float" office:value="20">
            <text:p>2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Fléchette</text:p>
          </table:table-cell>
          <table:table-cell table:style-name="ce154" office:value-type="string">
            <text:p>*</text:p>
          </table:table-cell>
          <table:table-cell table:style-name="ce157" office:value-type="float" office:value="1">
            <text:p>1</text:p>
          </table:table-cell>
          <table:table-cell table:style-name="ce157" office:value-type="float" office:value="5">
            <text:p>5</text:p>
          </table:table-cell>
          <table:table-cell table:style-name="ce157" office:value-type="float" office:value="10">
            <text:p>10</text:p>
          </table:table-cell>
          <table:table-cell table:style-name="ce157" office:value-type="float" office:value="15">
            <text:p>15</text:p>
          </table:table-cell>
          <table:table-cell table:style-name="ce157" office:value-type="float" office:value="20">
            <text:p>2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Fronde</text:p>
          </table:table-cell>
          <table:table-cell table:style-name="ce154" office:value-type="string">
            <text:p>*</text:p>
          </table:table-cell>
          <table:table-cell table:style-name="ce157" office:value-type="float" office:value="5">
            <text:p>5</text:p>
          </table:table-cell>
          <table:table-cell table:style-name="ce157" office:value-type="float" office:value="10">
            <text:p>10</text:p>
          </table:table-cell>
          <table:table-cell table:style-name="ce157" office:value-type="float" office:value="15">
            <text:p>15</text:p>
          </table:table-cell>
          <table:table-cell table:style-name="ce157" office:value-type="float" office:value="30">
            <text:p>30</text:p>
          </table:table-cell>
          <table:table-cell table:style-name="ce157" office:value-type="float" office:value="60">
            <text:p>6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Sarbacane</text:p>
          </table:table-cell>
          <table:table-cell table:style-name="ce154" office:value-type="string">
            <text:p>*</text:p>
          </table:table-cell>
          <table:table-cell table:style-name="ce157" office:value-type="float" office:value="5">
            <text:p>5</text:p>
          </table:table-cell>
          <table:table-cell table:style-name="ce157" office:value-type="float" office:value="10">
            <text:p>10</text:p>
          </table:table-cell>
          <table:table-cell table:style-name="ce157" office:value-type="float" office:value="15">
            <text:p>15</text:p>
          </table:table-cell>
          <table:table-cell table:style-name="ce157" office:value-type="float" office:value="20">
            <text:p>20</text:p>
          </table:table-cell>
          <table:table-cell table:style-name="ce157" office:value-type="float" office:value="25">
            <text:p>25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 table:number-rows-repeated="65443">
          <table:table-cell table:style-name="ce149" table:number-columns-repeated="12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ures" table:style-name="ta1" table:print="false">
        <office:forms form:automatic-focus="false" form:apply-design-mode="false"/>
        <table:table-column table:style-name="co82" table:default-cell-style-name="ce85"/>
        <table:table-column table:style-name="co83" table:default-cell-style-name="ce85"/>
        <table:table-column table:style-name="co16" table:number-columns-repeated="10" table:default-cell-style-name="ce85"/>
        <table:table-column table:style-name="co5" table:default-cell-style-name="ce85"/>
        <table:table-column table:style-name="co1" table:number-columns-repeated="15" table:default-cell-style-name="ce85"/>
        <table:table-column table:style-name="co5" table:default-cell-style-name="ce85"/>
        <table:table-column table:style-name="co1" table:number-columns-repeated="15" table:default-cell-style-name="ce85"/>
        <table:table-column table:style-name="co5" table:number-columns-repeated="980" table:default-cell-style-name="ce85"/>
        <table:table-row table:style-name="ro1">
          <table:table-cell table:number-columns-repeated="2"/>
          <table:table-cell table:style-name="ce96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2" office:value-type="string">
            <text:p>Matière</text:p>
          </table:table-cell>
          <table:table-cell table:style-name="ce177" office:value-type="string">
            <text:p>BD</text:p>
          </table:table-cell>
          <table:table-cell table:style-name="ce177" office:value-type="string">
            <text:p>bCC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6"/>
          <table:table-cell table:style-name="ce434"/>
          <table:table-cell table:style-name="ce436"/>
          <table:table-cell table:style-name="ce429"/>
          <table:table-cell table:style-name="ce96" table:number-columns-repeated="5"/>
          <table:table-cell/>
          <table:table-cell table:style-name="ce96" table:number-columns-repeated="6"/>
          <table:table-cell table:style-name="ce426"/>
          <table:table-cell table:style-name="ce434"/>
          <table:table-cell table:style-name="ce436"/>
          <table:table-cell table:style-name="ce429"/>
          <table:table-cell table:style-name="ce96" table:number-columns-repeated="5"/>
          <table:table-cell table:number-columns-repeated="980"/>
        </table:table-row>
        <table:table-row table:style-name="ro1">
          <table:table-cell/>
          <table:table-cell table:style-name="ce173" office:value-type="string">
            <text:p>Chair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7"/>
          <table:table-cell table:style-name="ce96" office:value-type="float" office:value="10">
            <text:p>10</text:p>
          </table:table-cell>
          <table:table-cell table:style-name="ce437"/>
          <table:table-cell table:style-name="ce429"/>
          <table:table-cell table:style-name="ce96" table:number-columns-repeated="5"/>
          <table:table-cell/>
          <table:table-cell table:style-name="ce96" table:number-columns-repeated="6"/>
          <table:table-cell table:style-name="ce427"/>
          <table:table-cell table:style-name="ce96" office:value-type="string">
            <text:p>10%</text:p>
          </table:table-cell>
          <table:table-cell table:style-name="ce437"/>
          <table:table-cell table:style-name="ce429"/>
          <table:table-cell table:style-name="ce96" table:number-columns-repeated="5"/>
          <table:table-cell table:number-columns-repeated="980"/>
        </table:table-row>
        <table:table-row table:style-name="ro1">
          <table:table-cell/>
          <table:table-cell table:style-name="ce173" office:value-type="string">
            <text:p>Tissu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8"/>
          <table:table-cell table:style-name="ce435"/>
          <table:table-cell table:style-name="ce438"/>
          <table:table-cell table:style-name="ce429"/>
          <table:table-cell table:style-name="ce96" table:number-columns-repeated="5"/>
          <table:table-cell/>
          <table:table-cell table:style-name="ce96" table:number-columns-repeated="6"/>
          <table:table-cell table:style-name="ce428"/>
          <table:table-cell table:style-name="ce435"/>
          <table:table-cell table:style-name="ce438"/>
          <table:table-cell table:style-name="ce429"/>
          <table:table-cell table:style-name="ce96" table:number-columns-repeated="5"/>
          <table:table-cell table:number-columns-repeated="980"/>
        </table:table-row>
        <table:table-row table:style-name="ro1">
          <table:table-cell/>
          <table:table-cell table:style-name="ce173" office:value-type="string">
            <text:p>Étoffe épaisse</text:p>
          </table:table-cell>
          <table:table-cell table:style-name="ce178" office:value-type="float" office:value="3">
            <text:p>3</text:p>
          </table:table-cell>
          <table:table-cell table:style-name="ce178" office:value-type="float" office:value="-1">
            <text:p>-1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9" table:number-columns-repeated="4"/>
          <table:table-cell table:style-name="ce96" table:number-columns-repeated="5"/>
          <table:table-cell/>
          <table:table-cell table:style-name="ce96" table:number-columns-repeated="6"/>
          <table:table-cell table:style-name="ce429" table:number-columns-repeated="4"/>
          <table:table-cell table:style-name="ce96" table:number-columns-repeated="5"/>
          <table:table-cell table:number-columns-repeated="980"/>
        </table:table-row>
        <table:table-row table:style-name="ro1">
          <table:table-cell/>
          <table:table-cell table:style-name="ce173" office:value-type="string">
            <text:p>Peau séchée</text:p>
          </table:table-cell>
          <table:table-cell table:style-name="ce178" office:value-type="float" office:value="2">
            <text:p>2</text:p>
          </table:table-cell>
          <table:table-cell table:style-name="ce178" office:value-type="float" office:value="-1">
            <text:p>-1</text:p>
          </table:table-cell>
          <table:table-cell table:style-name="ce96" table:number-columns-repeated="8"/>
          <table:table-cell/>
          <table:table-cell table:style-name="ce178"/>
          <table:table-cell table:style-name="ce424"/>
          <table:table-cell table:style-name="ce424" office:value-type="float" office:value="9">
            <text:p>9</text:p>
          </table:table-cell>
          <table:table-cell table:style-name="ce424"/>
          <table:table-cell table:style-name="ce425"/>
          <table:table-cell table:style-name="ce96"/>
          <table:table-cell table:style-name="ce426"/>
          <table:table-cell table:style-name="ce434"/>
          <table:table-cell table:style-name="ce436"/>
          <table:table-cell table:style-name="ce96"/>
          <table:table-cell table:style-name="ce439"/>
          <table:table-cell table:style-name="ce424"/>
          <table:table-cell table:style-name="ce424" office:value-type="float" office:value="8">
            <text:p>8</text:p>
          </table:table-cell>
          <table:table-cell table:style-name="ce424"/>
          <table:table-cell table:style-name="ce178"/>
          <table:table-cell/>
          <table:table-cell table:style-name="ce178"/>
          <table:table-cell table:style-name="ce439"/>
          <table:table-cell table:style-name="ce424" office:value-type="string">
            <text:p>10%</text:p>
          </table:table-cell>
          <table:table-cell table:style-name="ce424"/>
          <table:table-cell table:style-name="ce425"/>
          <table:table-cell table:style-name="ce96"/>
          <table:table-cell table:style-name="ce426"/>
          <table:table-cell table:style-name="ce434"/>
          <table:table-cell table:style-name="ce436"/>
          <table:table-cell table:style-name="ce96"/>
          <table:table-cell table:style-name="ce439"/>
          <table:table-cell table:style-name="ce424"/>
          <table:table-cell table:style-name="ce424" office:value-type="string">
            <text:p>10%</text:p>
          </table:table-cell>
          <table:table-cell table:style-name="ce425"/>
          <table:table-cell table:style-name="ce178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re souple</text:p>
          </table:table-cell>
          <table:table-cell table:style-name="ce178" office:value-type="float" office:value="5">
            <text:p>5</text:p>
          </table:table-cell>
          <table:table-cell table:style-name="ce178" office:value-type="float" office:value="-2">
            <text:p>-2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7"/>
          <table:table-cell table:style-name="ce96"/>
          <table:table-cell table:style-name="ce437"/>
          <table:table-cell table:style-name="ce96" table:number-columns-repeated="6"/>
          <table:table-cell/>
          <table:table-cell table:style-name="ce96" table:number-columns-repeated="6"/>
          <table:table-cell table:style-name="ce427"/>
          <table:table-cell table:style-name="ce96"/>
          <table:table-cell table:style-name="ce437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re rigide</text:p>
          </table:table-cell>
          <table:table-cell table:style-name="ce178" office:value-type="float" office:value="9">
            <text:p>9</text:p>
          </table:table-cell>
          <table:table-cell table:style-name="ce178" office:value-type="float" office:value="-4">
            <text:p>-4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7"/>
          <table:table-cell table:style-name="ce96" office:value-type="string">
            <text:p>4~7</text:p>
          </table:table-cell>
          <table:table-cell table:style-name="ce437"/>
          <table:table-cell table:style-name="ce96" table:number-columns-repeated="6"/>
          <table:table-cell/>
          <table:table-cell table:style-name="ce96" table:number-columns-repeated="6"/>
          <table:table-cell table:style-name="ce427"/>
          <table:table-cell table:style-name="ce96" office:value-type="string">
            <text:p>40%</text:p>
          </table:table-cell>
          <table:table-cell table:style-name="ce437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re clouté</text:p>
          </table:table-cell>
          <table:table-cell table:style-name="ce178" office:value-type="float" office:value="10">
            <text:p>10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7"/>
          <table:table-cell table:style-name="ce96"/>
          <table:table-cell table:style-name="ce437"/>
          <table:table-cell table:style-name="ce96" table:number-columns-repeated="6"/>
          <table:table-cell/>
          <table:table-cell table:style-name="ce96" table:number-columns-repeated="6"/>
          <table:table-cell table:style-name="ce427"/>
          <table:table-cell table:style-name="ce96"/>
          <table:table-cell table:style-name="ce437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Écaille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2">
            <text:p>-2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8"/>
          <table:table-cell table:style-name="ce435"/>
          <table:table-cell table:style-name="ce438"/>
          <table:table-cell table:style-name="ce96" table:number-columns-repeated="6"/>
          <table:table-cell/>
          <table:table-cell table:style-name="ce96" table:number-columns-repeated="6"/>
          <table:table-cell table:style-name="ce428"/>
          <table:table-cell table:style-name="ce435"/>
          <table:table-cell table:style-name="ce438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Bois ferré</text:p>
          </table:table-cell>
          <table:table-cell table:style-name="ce178" office:value-type="float" office:value="12">
            <text:p>12</text:p>
          </table:table-cell>
          <table:table-cell table:style-name="ce178" office:value-type="float" office:value="-4">
            <text:p>-4</text:p>
          </table:table-cell>
          <table:table-cell table:style-name="ce96" table:number-columns-repeated="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Petites mailles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30"/>
          <table:table-cell table:style-name="ce96"/>
          <table:table-cell table:style-name="ce430"/>
          <table:table-cell table:style-name="ce96" table:number-columns-repeated="6"/>
          <table:table-cell/>
          <table:table-cell table:style-name="ce96" table:number-columns-repeated="6"/>
          <table:table-cell table:style-name="ce430"/>
          <table:table-cell table:style-name="ce96"/>
          <table:table-cell table:style-name="ce430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Mailles lourdes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31"/>
          <table:table-cell table:style-name="ce96"/>
          <table:table-cell table:style-name="ce431"/>
          <table:table-cell table:style-name="ce96" table:number-columns-repeated="6"/>
          <table:table-cell/>
          <table:table-cell table:style-name="ce96" table:number-columns-repeated="6"/>
          <table:table-cell table:style-name="ce431"/>
          <table:table-cell table:style-name="ce96"/>
          <table:table-cell table:style-name="ce431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vre</text:p>
          </table:table-cell>
          <table:table-cell table:style-name="ce178" office:value-type="float" office:value="12">
            <text:p>12</text:p>
          </table:table-cell>
          <table:table-cell table:style-name="ce178" office:value-type="float" office:value="-3">
            <text:p>-3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7"/>
          <table:table-cell table:style-name="ce96" office:value-type="string">
            <text:p>1~3</text:p>
          </table:table-cell>
          <table:table-cell table:style-name="ce437"/>
          <table:table-cell table:style-name="ce96" table:number-columns-repeated="6"/>
          <table:table-cell/>
          <table:table-cell table:style-name="ce96" table:number-columns-repeated="6"/>
          <table:table-cell table:style-name="ce96" office:value-type="string">
            <text:p>15%</text:p>
          </table:table-cell>
          <table:table-cell table:style-name="ce96"/>
          <table:table-cell table:style-name="ce96" office:value-type="string">
            <text:p>15%</text:p>
          </table:table-cell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Bronze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31"/>
          <table:table-cell table:style-name="ce96"/>
          <table:table-cell table:style-name="ce431"/>
          <table:table-cell table:style-name="ce96" table:number-columns-repeated="6"/>
          <table:table-cell/>
          <table:table-cell table:style-name="ce96" table:number-columns-repeated="6"/>
          <table:table-cell table:style-name="ce431"/>
          <table:table-cell table:style-name="ce96"/>
          <table:table-cell table:style-name="ce431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31"/>
          <table:table-cell table:style-name="ce96"/>
          <table:table-cell table:style-name="ce431"/>
          <table:table-cell table:style-name="ce96" table:number-columns-repeated="6"/>
          <table:table-cell/>
          <table:table-cell table:style-name="ce96" table:number-columns-repeated="6"/>
          <table:table-cell table:style-name="ce431"/>
          <table:table-cell table:style-name="ce96"/>
          <table:table-cell table:style-name="ce431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Argent</text:p>
          </table:table-cell>
          <table:table-cell table:style-name="ce178" office:value-type="float" office:value="19">
            <text:p>19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5"/>
          <table:table-cell/>
          <table:table-cell table:style-name="ce432"/>
          <table:table-cell/>
          <table:table-cell table:style-name="ce432"/>
          <table:table-cell table:number-columns-repeated="13"/>
          <table:table-cell table:style-name="ce432"/>
          <table:table-cell/>
          <table:table-cell table:style-name="ce432"/>
          <table:table-cell table:number-columns-repeated="3"/>
          <table:table-cell table:style-name="ce96" table:number-columns-repeated="3"/>
          <table:table-cell table:number-columns-repeated="980"/>
        </table:table-row>
        <table:table-row table:style-name="ro1">
          <table:table-cell/>
          <table:table-cell table:style-name="ce173" office:value-type="string">
            <text:p>Acier</text:p>
          </table:table-cell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5"/>
          <table:table-cell table:style-name="ce178"/>
          <table:table-cell table:style-name="ce433"/>
          <table:table-cell table:style-name="ce96"/>
          <table:table-cell table:style-name="ce433"/>
          <table:table-cell table:style-name="ce178"/>
          <table:table-cell table:style-name="ce96" table:number-columns-repeated="5"/>
          <table:table-cell/>
          <table:table-cell table:style-name="ce96" table:number-columns-repeated="5"/>
          <table:table-cell table:style-name="ce178"/>
          <table:table-cell table:style-name="ce433"/>
          <table:table-cell table:style-name="ce96"/>
          <table:table-cell table:style-name="ce433"/>
          <table:table-cell table:style-name="ce178"/>
          <table:table-cell table:style-name="ce96" table:number-columns-repeated="5"/>
          <table:table-cell table:number-columns-repeated="980"/>
        </table:table-row>
        <table:table-row table:style-name="ro1">
          <table:table-cell table:number-columns-repeated="2"/>
          <table:table-cell table:style-name="ce96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420"/>
          <table:table-cell table:style-name="ce422" office:value-type="string" table:number-columns-spanned="2" table:number-rows-spanned="1">
            <text:p>Total</text:p>
          </table:table-cell>
          <table:covered-table-cell table:style-name="ce422"/>
          <table:table-cell table:style-name="ce422" office:value-type="string" table:number-columns-spanned="2" table:number-rows-spanned="1">
            <text:p>Tête</text:p>
          </table:table-cell>
          <table:covered-table-cell table:style-name="ce422"/>
          <table:table-cell table:style-name="ce422" office:value-type="string" table:number-columns-spanned="2" table:number-rows-spanned="1">
            <text:p>Corps</text:p>
          </table:table-cell>
          <table:covered-table-cell table:style-name="ce422"/>
          <table:table-cell table:style-name="ce422" office:value-type="string" table:number-columns-spanned="2" table:number-rows-spanned="1">
            <text:p>Bras</text:p>
          </table:table-cell>
          <table:covered-table-cell table:style-name="ce422"/>
          <table:table-cell table:style-name="ce422" office:value-type="string" table:number-columns-spanned="2" table:number-rows-spanned="1">
            <text:p>Jambes</text:p>
          </table:table-cell>
          <table:covered-table-cell table:style-name="ce422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420" office:value-type="string">
            <text:p>Armure</text:p>
          </table:table-cell>
          <table:table-cell table:style-name="ce422" office:value-type="string">
            <text:p>BD</text:p>
          </table:table-cell>
          <table:table-cell table:style-name="ce422" office:value-type="string">
            <text:p>bCC</text:p>
          </table:table-cell>
          <table:table-cell table:style-name="ce422" office:value-type="string">
            <text:p>BD</text:p>
          </table:table-cell>
          <table:table-cell table:style-name="ce422" office:value-type="string">
            <text:p>bCC</text:p>
          </table:table-cell>
          <table:table-cell table:style-name="ce422" office:value-type="string">
            <text:p>BD</text:p>
          </table:table-cell>
          <table:table-cell table:style-name="ce422" office:value-type="string">
            <text:p>bCC</text:p>
          </table:table-cell>
          <table:table-cell table:style-name="ce422" office:value-type="string">
            <text:p>BD</text:p>
          </table:table-cell>
          <table:table-cell table:style-name="ce422" office:value-type="string">
            <text:p>bCC</text:p>
          </table:table-cell>
          <table:table-cell table:style-name="ce422" office:value-type="string">
            <text:p>BD</text:p>
          </table:table-cell>
          <table:table-cell table:style-name="ce422" office:value-type="string">
            <text:p>bCC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 table:style-name="ce419"/>
          <table:table-cell table:style-name="ce421" office:value-type="string">
            <text:p>Casque</text:p>
          </table:table-cell>
          <table:table-cell table:style-name="ce423" table:number-columns-repeated="10"/>
          <table:table-cell table:style-name="ce419"/>
          <table:table-cell table:style-name="ce101" table:number-columns-repeated="15"/>
          <table:table-cell table:style-name="ce419"/>
          <table:table-cell table:style-name="ce101" table:number-columns-repeated="15"/>
          <table:table-cell table:style-name="ce419" table:number-columns-repeated="980"/>
        </table:table-row>
        <table:table-row table:style-name="ro1">
          <table:table-cell/>
          <table:table-cell table:style-name="ce173" office:value-type="string">
            <text:p>Noisette</text:p>
          </table:table-cell>
          <table:table-cell table:style-name="ce178" table:formula="of:=[.E23]*0.1+[.G23]*0.4+[.I23]*0.2+[.K23]*0.3" office:value-type="float" office:value="1">
            <text:p>1</text:p>
          </table:table-cell>
          <table:table-cell table:style-name="ce178" table:formula="of:=[.F23]*0.1+[.H23]*0.4+[.J23]*0.2+[.L23]*0.3" office:value-type="float" office:value="-0.3">
            <text:p>-0,3</text:p>
          </table:table-cell>
          <table:table-cell table:style-name="ce178" office:value-type="float" office:value="10">
            <text:p>10</text:p>
          </table:table-cell>
          <table:table-cell table:style-name="ce178" office:value-type="float" office:value="-3">
            <text:p>-3</text:p>
          </table:table-cell>
          <table:table-cell table:number-columns-repeated="6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Casque centurion</text:p>
          </table:table-cell>
          <table:table-cell table:style-name="ce178" table:formula="of:=[.E24]*0.1+[.G24]*0.4+[.I24]*0.2+[.K24]*0.3" office:value-type="float" office:value="1.5">
            <text:p>1,5</text:p>
          </table:table-cell>
          <table:table-cell table:style-name="ce178" table:formula="of:=[.F24]*0.1+[.H24]*0.4+[.J24]*0.2+[.L24]*0.3" office:value-type="float" office:value="-0.4">
            <text:p>-0,4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4">
            <text:p>-4</text:p>
          </table:table-cell>
          <table:table-cell table:number-columns-repeated="6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Heaume</text:p>
          </table:table-cell>
          <table:table-cell table:style-name="ce178" table:formula="of:=[.E25]*0.1+[.G25]*0.4+[.I25]*0.2+[.K25]*0.3" office:value-type="float" office:value="2">
            <text:p>2</text:p>
          </table:table-cell>
          <table:table-cell table:style-name="ce178" table:formula="of:=[.F25]*0.1+[.H25]*0.4+[.J25]*0.2+[.L25]*0.3" office:value-type="float" office:value="-0.5">
            <text:p>-0,5</text:p>
          </table:table-cell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number-columns-repeated="6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 table:style-name="ce419"/>
          <table:table-cell table:style-name="ce172" office:value-type="string">
            <text:p>Plastron</text:p>
          </table:table-cell>
          <table:table-cell table:style-name="ce177" table:number-columns-repeated="10"/>
          <table:table-cell table:style-name="ce419"/>
          <table:table-cell table:style-name="ce101" table:number-columns-repeated="15"/>
          <table:table-cell table:style-name="ce419"/>
          <table:table-cell table:style-name="ce101" table:number-columns-repeated="15"/>
          <table:table-cell table:style-name="ce419" table:number-columns-repeated="980"/>
        </table:table-row>
        <table:table-row table:style-name="ro1">
          <table:table-cell/>
          <table:table-cell table:style-name="ce173" office:value-type="string">
            <text:p>Cuire souple</text:p>
          </table:table-cell>
          <table:table-cell table:style-name="ce178" table:formula="of:=[.E27]*0.1+[.G27]*0.4+[.I27]*0.2+[.K27]*0.3" office:value-type="float" office:value="2">
            <text:p>2</text:p>
          </table:table-cell>
          <table:table-cell table:style-name="ce178" table:formula="of:=[.F27]*0.1+[.H27]*0.4+[.J27]*0.2+[.L27]*0.3" office:value-type="float" office:value="-0.8">
            <text:p>-0,8</text:p>
          </table:table-cell>
          <table:table-cell table:number-columns-repeated="2" table:style-name="ce178"/>
          <table:table-cell table:style-name="ce178" office:value-type="float" office:value="5">
            <text:p>5</text:p>
          </table:table-cell>
          <table:table-cell table:style-name="ce178" office:value-type="float" office:value="-2">
            <text:p>-2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re rigide</text:p>
          </table:table-cell>
          <table:table-cell table:style-name="ce178" table:formula="of:=[.E28]*0.1+[.G28]*0.4+[.I28]*0.2+[.K28]*0.3" office:value-type="float" office:value="3.6">
            <text:p>3,6</text:p>
          </table:table-cell>
          <table:table-cell table:style-name="ce178" table:formula="of:=[.F28]*0.1+[.H28]*0.4+[.J28]*0.2+[.L28]*0.3" office:value-type="float" office:value="-1.6">
            <text:p>-1,6</text:p>
          </table:table-cell>
          <table:table-cell table:number-columns-repeated="2" table:style-name="ce178"/>
          <table:table-cell table:style-name="ce178" office:value-type="float" office:value="9">
            <text:p>9</text:p>
          </table:table-cell>
          <table:table-cell table:style-name="ce178" office:value-type="float" office:value="-4">
            <text:p>-4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Petites mailles</text:p>
          </table:table-cell>
          <table:table-cell table:style-name="ce178" table:formula="of:=[.E29]*0.1+[.G29]*0.4+[.I29]*0.2+[.K29]*0.3" office:value-type="float" office:value="6">
            <text:p>6</text:p>
          </table:table-cell>
          <table:table-cell table:style-name="ce178" table:formula="of:=[.F29]*0.1+[.H29]*0.4+[.J29]*0.2+[.L29]*0.3" office:value-type="float" office:value="-2">
            <text:p>-2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Mailles lourdes</text:p>
          </table:table-cell>
          <table:table-cell table:style-name="ce178" table:formula="of:=[.E30]*0.1+[.G30]*0.4+[.I30]*0.2+[.K30]*0.3" office:value-type="float" office:value="6.8">
            <text:p>6,8</text:p>
          </table:table-cell>
          <table:table-cell table:style-name="ce178" table:formula="of:=[.F30]*0.1+[.H30]*0.4+[.J30]*0.2+[.L30]*0.3" office:value-type="float" office:value="-2">
            <text:p>-2</text:p>
          </table:table-cell>
          <table:table-cell table:number-columns-repeated="2" table:style-name="ce178"/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Bronze</text:p>
          </table:table-cell>
          <table:table-cell table:style-name="ce178" table:formula="of:=[.E31]*0.1+[.G31]*0.4+[.I31]*0.2+[.K31]*0.3" office:value-type="float" office:value="6">
            <text:p>6</text:p>
          </table:table-cell>
          <table:table-cell table:style-name="ce178" table:formula="of:=[.F31]*0.1+[.H31]*0.4+[.J31]*0.2+[.L31]*0.3" office:value-type="float" office:value="-1.2">
            <text:p>-1,2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table:formula="of:=[.E32]*0.1+[.G32]*0.4+[.I32]*0.2+[.K32]*0.3" office:value-type="float" office:value="6.8">
            <text:p>6,8</text:p>
          </table:table-cell>
          <table:table-cell table:style-name="ce178" table:formula="of:=[.F32]*0.1+[.H32]*0.4+[.J32]*0.2+[.L32]*0.3" office:value-type="float" office:value="-1.6">
            <text:p>-1,6</text:p>
          </table:table-cell>
          <table:table-cell table:number-columns-repeated="2" table:style-name="ce178"/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Acier</text:p>
          </table:table-cell>
          <table:table-cell table:style-name="ce178" table:formula="of:=[.E33]*0.1+[.G33]*0.4+[.I33]*0.2+[.K33]*0.3" office:value-type="float" office:value="8">
            <text:p>8</text:p>
          </table:table-cell>
          <table:table-cell table:style-name="ce178" table:formula="of:=[.F33]*0.1+[.H33]*0.4+[.J33]*0.2+[.L33]*0.3" office:value-type="float" office:value="-2">
            <text:p>-2</text:p>
          </table:table-cell>
          <table:table-cell table:number-columns-repeated="2" table:style-name="ce178"/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 table:style-name="ce419"/>
          <table:table-cell table:style-name="ce172" office:value-type="string">
            <text:p>Haubert de maille</text:p>
          </table:table-cell>
          <table:table-cell table:style-name="ce177" table:number-columns-repeated="10"/>
          <table:table-cell table:style-name="ce419"/>
          <table:table-cell table:style-name="ce101" table:number-columns-repeated="15"/>
          <table:table-cell table:style-name="ce419"/>
          <table:table-cell table:style-name="ce101" table:number-columns-repeated="15"/>
          <table:table-cell table:style-name="ce419" table:number-columns-repeated="980"/>
        </table:table-row>
        <table:table-row table:style-name="ro1">
          <table:table-cell/>
          <table:table-cell table:style-name="ce173" office:value-type="string">
            <text:p>Petites mailles</text:p>
          </table:table-cell>
          <table:table-cell table:style-name="ce178" table:formula="of:=[.E35]*0.1+[.G35]*0.4+[.I35]*0.2+[.K35]*0.3" office:value-type="float" office:value="11.5">
            <text:p>11,5</text:p>
          </table:table-cell>
          <table:table-cell table:style-name="ce178" table:formula="of:=[.F35]*0.1+[.H35]*0.4+[.J35]*0.2+[.L35]*0.3" office:value-type="float" office:value="-3.8">
            <text:p>-3,8</text:p>
          </table:table-cell>
          <table:table-cell table:style-name="ce178" office:value-type="float" office:value="10">
            <text:p>10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Petites mailles</text:p>
          </table:table-cell>
          <table:table-cell table:style-name="ce178" table:formula="of:=[.E36]*0.1+[.G36]*0.4+[.I36]*0.2+[.K36]*0.3" office:value-type="float" office:value="16.3">
            <text:p>16,3</text:p>
          </table:table-cell>
          <table:table-cell table:style-name="ce178" table:formula="of:=[.F36]*0.1+[.H36]*0.4+[.J36]*0.2+[.L36]*0.3" office:value-type="float" office:value="-4.8">
            <text:p>-4,8</text:p>
          </table:table-cell>
          <table:table-cell table:style-name="ce178" office:value-type="float" office:value="10">
            <text:p>10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Mailles lourdes</text:p>
          </table:table-cell>
          <table:table-cell table:style-name="ce178" table:formula="of:=[.E37]*0.1+[.G37]*0.4+[.I37]*0.2+[.K37]*0.3" office:value-type="float" office:value="11.3">
            <text:p>11,3</text:p>
          </table:table-cell>
          <table:table-cell table:style-name="ce178" table:formula="of:=[.F37]*0.1+[.H37]*0.4+[.J37]*0.2+[.L37]*0.3" office:value-type="float" office:value="-3.8">
            <text:p>-3,8</text:p>
          </table:table-cell>
          <table:table-cell table:style-name="ce178" office:value-type="float" office:value="8">
            <text:p>8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Mailles lourdes</text:p>
          </table:table-cell>
          <table:table-cell table:style-name="ce178" table:formula="of:=[.E38]*0.1+[.G38]*0.4+[.I38]*0.2+[.K38]*0.3" office:value-type="float" office:value="16.1">
            <text:p>16,1</text:p>
          </table:table-cell>
          <table:table-cell table:style-name="ce178" table:formula="of:=[.F38]*0.1+[.H38]*0.4+[.J38]*0.2+[.L38]*0.3" office:value-type="float" office:value="-4.8">
            <text:p>-4,8</text:p>
          </table:table-cell>
          <table:table-cell table:style-name="ce178" office:value-type="float" office:value="8">
            <text:p>8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 table:style-name="ce419"/>
          <table:table-cell table:style-name="ce172" office:value-type="string">
            <text:p>Armure complète</text:p>
          </table:table-cell>
          <table:table-cell table:style-name="ce177" table:number-columns-repeated="10"/>
          <table:table-cell table:style-name="ce419"/>
          <table:table-cell table:style-name="ce101" table:number-columns-repeated="15"/>
          <table:table-cell table:style-name="ce419"/>
          <table:table-cell table:style-name="ce101" table:number-columns-repeated="15"/>
          <table:table-cell table:style-name="ce419" table:number-columns-repeated="980"/>
        </table:table-row>
        <table:table-row table:style-name="ro1">
          <table:table-cell/>
          <table:table-cell table:style-name="ce173" office:value-type="string">
            <text:p>Bronze</text:p>
          </table:table-cell>
          <table:table-cell table:style-name="ce178" table:formula="of:=[.E40]*0.1+[.G40]*0.4+[.I40]*0.2+[.K40]*0.3" office:value-type="float" office:value="13.5">
            <text:p>13,5</text:p>
          </table:table-cell>
          <table:table-cell table:style-name="ce178" table:formula="of:=[.F40]*0.1+[.H40]*0.4+[.J40]*0.2+[.L40]*0.3" office:value-type="float" office:value="-2.7">
            <text:p>-2,7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table:formula="of:=[.E41]*0.1+[.G41]*0.4+[.I41]*0.2+[.K41]*0.3" office:value-type="float" office:value="15.3">
            <text:p>15,3</text:p>
          </table:table-cell>
          <table:table-cell table:style-name="ce178" table:formula="of:=[.F41]*0.1+[.H41]*0.4+[.J41]*0.2+[.L41]*0.3" office:value-type="float" office:value="-3.6">
            <text:p>-3,6</text:p>
          </table:table-cell>
          <table:table-cell table:number-columns-repeated="2" table:style-name="ce178"/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Acier</text:p>
          </table:table-cell>
          <table:table-cell table:style-name="ce178" table:formula="of:=[.E42]*0.1+[.G42]*0.4+[.I42]*0.2+[.K42]*0.3" office:value-type="float" office:value="18">
            <text:p>18</text:p>
          </table:table-cell>
          <table:table-cell table:style-name="ce178" table:formula="of:=[.F42]*0.1+[.H42]*0.4+[.J42]*0.2+[.L42]*0.3" office:value-type="float" office:value="-4.5">
            <text:p>-4,5</text:p>
          </table:table-cell>
          <table:table-cell table:number-columns-repeated="2" table:style-name="ce178"/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 table:style-name="ce419"/>
          <table:table-cell table:style-name="ce172" office:value-type="string">
            <text:p>Jambière</text:p>
          </table:table-cell>
          <table:table-cell table:style-name="ce177" table:number-columns-repeated="10"/>
          <table:table-cell table:style-name="ce419"/>
          <table:table-cell table:style-name="ce101" table:number-columns-repeated="15"/>
          <table:table-cell table:style-name="ce419"/>
          <table:table-cell table:style-name="ce101" table:number-columns-repeated="15"/>
          <table:table-cell table:style-name="ce419" table:number-columns-repeated="980"/>
        </table:table-row>
        <table:table-row table:style-name="ro1">
          <table:table-cell/>
          <table:table-cell table:style-name="ce173" office:value-type="string">
            <text:p>Cuire rigide</text:p>
          </table:table-cell>
          <table:table-cell table:style-name="ce178" table:formula="of:=[.E44]*0.1+[.G44]*0.4+[.I44]*0.2+[.K44]*0.3" office:value-type="float" office:value="1.2">
            <text:p>1,2</text:p>
          </table:table-cell>
          <table:table-cell table:style-name="ce178" table:formula="of:=[.F44]*0.1+[.H44]*0.4+[.J44]*0.2+[.L44]*0.3" office:value-type="float" office:value="-0.6">
            <text:p>-0,6</text:p>
          </table:table-cell>
          <table:table-cell table:number-columns-repeated="6" table:style-name="ce178"/>
          <table:table-cell table:style-name="ce178" office:value-type="float" office:value="4">
            <text:p>4</text:p>
          </table:table-cell>
          <table:table-cell table:style-name="ce178" office:value-type="float" office:value="-2">
            <text:p>-2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Bronze</text:p>
          </table:table-cell>
          <table:table-cell table:style-name="ce178" table:formula="of:=[.E45]*0.1+[.G45]*0.4+[.I45]*0.2+[.K45]*0.3" office:value-type="float" office:value="2.1">
            <text:p>2,1</text:p>
          </table:table-cell>
          <table:table-cell table:style-name="ce178" table:formula="of:=[.F45]*0.1+[.H45]*0.4+[.J45]*0.2+[.L45]*0.3" office:value-type="float" office:value="-0.3">
            <text:p>-0,3</text:p>
          </table:table-cell>
          <table:table-cell table:number-columns-repeated="6" table:style-name="ce178"/>
          <table:table-cell table:style-name="ce178" office:value-type="float" office:value="7">
            <text:p>7</text:p>
          </table:table-cell>
          <table:table-cell table:style-name="ce178" office:value-type="float" office:value="-1">
            <text:p>-1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table:formula="of:=[.E46]*0.1+[.G46]*0.4+[.I46]*0.2+[.K46]*0.3" office:value-type="float" office:value="2.4">
            <text:p>2,4</text:p>
          </table:table-cell>
          <table:table-cell table:style-name="ce178" table:formula="of:=[.F46]*0.1+[.H46]*0.4+[.J46]*0.2+[.L46]*0.3" office:value-type="float" office:value="-0.6">
            <text:p>-0,6</text:p>
          </table:table-cell>
          <table:table-cell table:number-columns-repeated="6" table:style-name="ce178"/>
          <table:table-cell table:style-name="ce178" office:value-type="float" office:value="8">
            <text:p>8</text:p>
          </table:table-cell>
          <table:table-cell table:style-name="ce178" office:value-type="float" office:value="-2">
            <text:p>-2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Acier</text:p>
          </table:table-cell>
          <table:table-cell table:style-name="ce178" table:formula="of:=[.E47]*0.1+[.G47]*0.4+[.I47]*0.2+[.K47]*0.3" office:value-type="float" office:value="3">
            <text:p>3</text:p>
          </table:table-cell>
          <table:table-cell table:style-name="ce178" table:formula="of:=[.F47]*0.1+[.H47]*0.4+[.J47]*0.2+[.L47]*0.3" office:value-type="float" office:value="-0.6">
            <text:p>-0,6</text:p>
          </table:table-cell>
          <table:table-cell table:number-columns-repeated="6" table:style-name="ce178"/>
          <table:table-cell table:style-name="ce178" office:value-type="float" office:value="10">
            <text:p>10</text:p>
          </table:table-cell>
          <table:table-cell table:style-name="ce178" office:value-type="float" office:value="-2">
            <text:p>-2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 table:style-name="ce419"/>
          <table:table-cell table:style-name="ce172" office:value-type="string">
            <text:p>Gants</text:p>
          </table:table-cell>
          <table:table-cell table:style-name="ce177" table:number-columns-repeated="10"/>
          <table:table-cell table:style-name="ce419"/>
          <table:table-cell table:style-name="ce101" table:number-columns-repeated="15"/>
          <table:table-cell table:style-name="ce419"/>
          <table:table-cell table:style-name="ce101" table:number-columns-repeated="15"/>
          <table:table-cell table:style-name="ce419" table:number-columns-repeated="980"/>
        </table:table-row>
        <table:table-row table:style-name="ro1">
          <table:table-cell/>
          <table:table-cell table:style-name="ce173" office:value-type="string">
            <text:p>Cuire souple</text:p>
          </table:table-cell>
          <table:table-cell table:style-name="ce178" table:formula="of:=[.E49]*0.1+[.G49]*0.4+[.I49]*0.2+[.K49]*0.3" office:value-type="float" office:value="0.2">
            <text:p>0,2</text:p>
          </table:table-cell>
          <table:table-cell table:style-name="ce178" table:formula="of:=[.F49]*0.1+[.H49]*0.4+[.J49]*0.2+[.L49]*0.3" office:value-type="float" office:value="0">
            <text:p>0</text:p>
          </table:table-cell>
          <table:table-cell table:number-columns-repeated="4" table:style-name="ce178"/>
          <table:table-cell table:style-name="ce178" office:value-type="float" office:value="1">
            <text:p>1</text:p>
          </table:table-cell>
          <table:table-cell table:number-columns-repeated="3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table:formula="of:=[.E50]*0.1+[.G50]*0.4+[.I50]*0.2+[.K50]*0.3" office:value-type="float" office:value="0.6">
            <text:p>0,6</text:p>
          </table:table-cell>
          <table:table-cell table:style-name="ce178" table:formula="of:=[.F50]*0.1+[.H50]*0.4+[.J50]*0.2+[.L50]*0.3" office:value-type="float" office:value="-0.2">
            <text:p>-0,2</text:p>
          </table:table-cell>
          <table:table-cell table:number-columns-repeated="4" table:style-name="ce178"/>
          <table:table-cell table:style-name="ce178" office:value-type="float" office:value="3">
            <text:p>3</text:p>
          </table:table-cell>
          <table:table-cell table:style-name="ce178" office:value-type="float" office:value="-1">
            <text:p>-1</text:p>
          </table:table-cell>
          <table:table-cell table:number-columns-repeated="2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 table:style-name="ce419"/>
          <table:table-cell table:style-name="ce172" office:value-type="string">
            <text:p>Protège bras</text:p>
          </table:table-cell>
          <table:table-cell table:style-name="ce177" table:number-columns-repeated="10"/>
          <table:table-cell table:style-name="ce419"/>
          <table:table-cell table:style-name="ce101" table:number-columns-repeated="15"/>
          <table:table-cell table:style-name="ce419"/>
          <table:table-cell table:style-name="ce101" table:number-columns-repeated="15"/>
          <table:table-cell table:style-name="ce419" table:number-columns-repeated="980"/>
        </table:table-row>
        <table:table-row table:style-name="ro1">
          <table:table-cell/>
          <table:table-cell table:style-name="ce173" office:value-type="string">
            <text:p>Cuire rigide</text:p>
          </table:table-cell>
          <table:table-cell table:style-name="ce178" table:formula="of:=[.E52]*0.1+[.G52]*0.4+[.I52]*0.2+[.K52]*0.3" office:value-type="float" office:value="0.8">
            <text:p>0,8</text:p>
          </table:table-cell>
          <table:table-cell table:style-name="ce178" table:formula="of:=[.F52]*0.1+[.H52]*0.4+[.J52]*0.2+[.L52]*0.3" office:value-type="float" office:value="-0.4">
            <text:p>-0,4</text:p>
          </table:table-cell>
          <table:table-cell table:number-columns-repeated="4" table:style-name="ce178"/>
          <table:table-cell table:style-name="ce178" office:value-type="float" office:value="4">
            <text:p>4</text:p>
          </table:table-cell>
          <table:table-cell table:style-name="ce178" office:value-type="float" office:value="-2">
            <text:p>-2</text:p>
          </table:table-cell>
          <table:table-cell table:number-columns-repeated="2" table:style-name="ce173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Bronze</text:p>
          </table:table-cell>
          <table:table-cell table:style-name="ce178" table:formula="of:=[.E53]*0.1+[.G53]*0.4+[.I53]*0.2+[.K53]*0.3" office:value-type="float" office:value="1.4">
            <text:p>1,4</text:p>
          </table:table-cell>
          <table:table-cell table:style-name="ce178" table:formula="of:=[.F53]*0.1+[.H53]*0.4+[.J53]*0.2+[.L53]*0.3" office:value-type="float" office:value="-0.2">
            <text:p>-0,2</text:p>
          </table:table-cell>
          <table:table-cell table:number-columns-repeated="4" table:style-name="ce178"/>
          <table:table-cell table:style-name="ce178" office:value-type="float" office:value="7">
            <text:p>7</text:p>
          </table:table-cell>
          <table:table-cell table:style-name="ce178" office:value-type="float" office:value="-1">
            <text:p>-1</text:p>
          </table:table-cell>
          <table:table-cell table:number-columns-repeated="2" table:style-name="ce173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table:formula="of:=[.E54]*0.1+[.G54]*0.4+[.I54]*0.2+[.K54]*0.3" office:value-type="float" office:value="1.6">
            <text:p>1,6</text:p>
          </table:table-cell>
          <table:table-cell table:style-name="ce178" table:formula="of:=[.F54]*0.1+[.H54]*0.4+[.J54]*0.2+[.L54]*0.3" office:value-type="float" office:value="-0.4">
            <text:p>-0,4</text:p>
          </table:table-cell>
          <table:table-cell table:number-columns-repeated="4" table:style-name="ce178"/>
          <table:table-cell table:style-name="ce178" office:value-type="float" office:value="8">
            <text:p>8</text:p>
          </table:table-cell>
          <table:table-cell table:style-name="ce178" office:value-type="float" office:value="-2">
            <text:p>-2</text:p>
          </table:table-cell>
          <table:table-cell table:number-columns-repeated="2" table:style-name="ce173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Acier</text:p>
          </table:table-cell>
          <table:table-cell table:style-name="ce178" table:formula="of:=[.E55]*0.1+[.G55]*0.4+[.I55]*0.2+[.K55]*0.3" office:value-type="float" office:value="2">
            <text:p>2</text:p>
          </table:table-cell>
          <table:table-cell table:style-name="ce178" table:formula="of:=[.F55]*0.1+[.H55]*0.4+[.J55]*0.2+[.L55]*0.3" office:value-type="float" office:value="-0.4">
            <text:p>-0,4</text:p>
          </table:table-cell>
          <table:table-cell table:number-columns-repeated="4" table:style-name="ce178"/>
          <table:table-cell table:style-name="ce178" office:value-type="float" office:value="10">
            <text:p>10</text:p>
          </table:table-cell>
          <table:table-cell table:style-name="ce178" office:value-type="float" office:value="-2">
            <text:p>-2</text:p>
          </table:table-cell>
          <table:table-cell table:number-columns-repeated="2" table:style-name="ce173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 table:number-rows-repeated="65481">
          <table:table-cell table:number-columns-repeated="2"/>
          <table:table-cell table:style-name="ce96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ipement" table:style-name="ta1" table:print="false">
        <office:forms form:automatic-focus="false" form:apply-design-mode="false"/>
        <table:table-column table:style-name="co16" table:default-cell-style-name="ce85"/>
        <table:table-column table:style-name="co44" table:default-cell-style-name="ce85"/>
        <table:table-column table:style-name="co8" table:default-cell-style-name="ce85"/>
        <table:table-column table:style-name="co16" table:number-columns-repeated="3" table:default-cell-style-name="ce85"/>
        <table:table-column table:style-name="co45" table:default-cell-style-name="ce199"/>
        <table:table-column table:style-name="co16" table:default-cell-style-name="ce85"/>
        <table:table-column table:style-name="co46" table:default-cell-style-name="ce96"/>
        <table:table-column table:style-name="co16" table:number-columns-repeated="2" table:default-cell-style-name="ce96"/>
        <table:table-column table:style-name="co16" table:number-columns-repeated="1013" table:default-cell-style-name="ce85"/>
        <table:table-row table:style-name="ro1">
          <table:table-cell table:number-columns-repeated="2"/>
          <table:table-cell table:style-name="ce96" table:number-columns-repeated="4"/>
          <table:table-cell table:number-columns-repeated="1018"/>
        </table:table-row>
        <table:table-row table:style-name="ro2">
          <table:table-cell/>
          <table:table-cell table:style-name="ce172" office:value-type="string" table:number-columns-spanned="1" table:number-rows-spanned="2">
            <text:p>Articles</text:p>
          </table:table-cell>
          <table:table-cell table:style-name="ce177" office:value-type="string" table:number-columns-spanned="1" table:number-rows-spanned="2">
            <text:p>Qté</text:p>
          </table:table-cell>
          <table:table-cell table:style-name="ce177" office:value-type="string" table:number-columns-spanned="3" table:number-rows-spanned="1">
            <text:p>Prix</text:p>
          </table:table-cell>
          <table:covered-table-cell table:number-columns-repeated="2" table:style-name="ce177"/>
          <table:table-cell table:number-columns-repeated="2"/>
          <table:table-cell table:style-name="ce177" office:value-type="string">
            <text:p>Pièces</text:p>
          </table:table-cell>
          <table:table-cell table:style-name="ce177" office:value-type="string">
            <text:p>Abv</text:p>
          </table:table-cell>
          <table:table-cell table:style-name="ce177" office:value-type="string">
            <text:p>PC</text:p>
          </table:table-cell>
          <table:table-cell table:number-columns-repeated="1013"/>
        </table:table-row>
        <table:table-row table:style-name="ro1">
          <table:table-cell/>
          <table:covered-table-cell table:style-name="ce172"/>
          <table:covered-table-cell table:style-name="ce177"/>
          <table:table-cell table:style-name="ce177" office:value-type="string">
            <text:p>PO</text:p>
          </table:table-cell>
          <table:table-cell table:style-name="ce177" office:value-type="string">
            <text:p>PA</text:p>
          </table:table-cell>
          <table:table-cell table:style-name="ce177" office:value-type="string">
            <text:p>PC</text:p>
          </table:table-cell>
          <table:table-cell table:number-columns-repeated="2"/>
          <table:table-cell table:style-name="ce178" office:value-type="string">
            <text:p>Cuivre</text:p>
          </table:table-cell>
          <table:table-cell table:style-name="ce178" office:value-type="string">
            <text:p>PC</text:p>
          </table:table-cell>
          <table:table-cell table:style-name="ce178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98" office:value-type="string" table:number-columns-spanned="5" table:number-rows-spanned="1">
            <text:p>Produits de consommation</text:p>
          </table:table-cell>
          <table:covered-table-cell table:number-columns-repeated="4" table:style-name="ce173"/>
          <table:table-cell table:number-columns-repeated="2"/>
          <table:table-cell table:style-name="ce178" office:value-type="string">
            <text:p>Argent</text:p>
          </table:table-cell>
          <table:table-cell table:style-name="ce178" office:value-type="string">
            <text:p>PA</text:p>
          </table:table-cell>
          <table:table-cell table:style-name="ce178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173" office:value-type="string">
            <text:p>Blé</text:p>
          </table:table-cell>
          <table:table-cell table:style-name="ce178" office:value-type="string">
            <text:p>500g</text:p>
          </table:table-cell>
          <table:table-cell table:number-columns-repeated="2" table:style-name="ce178"/>
          <table:table-cell table:style-name="ce178" office:value-type="float" office:value="1">
            <text:p>1</text:p>
          </table:table-cell>
          <table:table-cell table:formula="of:=[.F5]+[.E5]*10+[.D5]*100" office:value-type="float" office:value="1">
            <text:p>1</text:p>
          </table:table-cell>
          <table:table-cell/>
          <table:table-cell table:style-name="ce178" office:value-type="string">
            <text:p>Or</text:p>
          </table:table-cell>
          <table:table-cell table:style-name="ce178" office:value-type="string">
            <text:p>PO</text:p>
          </table:table-cell>
          <table:table-cell table:style-name="ce178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173" office:value-type="string">
            <text:p>Farine, poulet</text:p>
          </table:table-cell>
          <table:table-cell table:style-name="ce178" office:value-type="string">
            <text:p>500g</text:p>
          </table:table-cell>
          <table:table-cell table:number-columns-repeated="2" table:style-name="ce178"/>
          <table:table-cell table:style-name="ce178" office:value-type="float" office:value="2">
            <text:p>2</text:p>
          </table:table-cell>
          <table:table-cell table:formula="of:=[.F6]+[.E6]*10+[.D6]*100"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office:value-type="string">
            <text:p>500g</text:p>
          </table:table-cell>
          <table:table-cell table:style-name="ce178"/>
          <table:table-cell table:style-name="ce178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formula="of:=[.F7]+[.E7]*10+[.D7]*100" office:value-type="float" office:value="10">
            <text:p>10</text:p>
          </table:table-cell>
          <table:table-cell/>
          <table:table-cell table:style-name="ce177" office:value-type="string">
            <text:p>Unité</text:p>
          </table:table-cell>
          <table:table-cell table:style-name="ce177" office:value-type="string" table:number-columns-spanned="2" table:number-rows-spanned="1">
            <text:p>Val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73" office:value-type="string">
            <text:p>Tabac, cuivre</text:p>
          </table:table-cell>
          <table:table-cell table:style-name="ce178" office:value-type="string">
            <text:p>500g</text:p>
          </table:table-cell>
          <table:table-cell table:style-name="ce178"/>
          <table:table-cell table:style-name="ce178" office:value-type="float" office:value="5">
            <text:p>5</text:p>
          </table:table-cell>
          <table:table-cell table:style-name="ce178" office:value-type="float" office:value="0">
            <text:p>0</text:p>
          </table:table-cell>
          <table:table-cell table:formula="of:=[.F8]+[.E8]*10+[.D8]*100" office:value-type="float" office:value="50">
            <text:p>50</text:p>
          </table:table-cell>
          <table:table-cell/>
          <table:table-cell table:style-name="ce178" office:value-type="string">
            <text:p>livre</text:p>
          </table:table-cell>
          <table:table-cell table:style-name="ce178" office:value-type="string" table:number-columns-spanned="2" table:number-rows-spanned="1">
            <text:p>500g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73" office:value-type="string">
            <text:p>Cannelle</text:p>
          </table:table-cell>
          <table:table-cell table:style-name="ce178" office:value-type="string">
            <text:p>500g</text:p>
          </table:table-cell>
          <table:table-cell table:style-name="ce178" office:value-type="float" office:value="1">
            <text:p>1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9]+[.E9]*10+[.D9]*100" office:value-type="float" office:value="100">
            <text:p>100</text:p>
          </table:table-cell>
          <table:table-cell/>
          <table:table-cell table:style-name="ce200" office:value-type="string">
            <text:p>kilo</text:p>
          </table:table-cell>
          <table:table-cell table:style-name="ce200" office:value-type="string" table:number-columns-spanned="2" table:number-rows-spanned="1">
            <text:p>1000g</text:p>
          </table:table-cell>
          <table:covered-table-cell table:style-name="ce201"/>
          <table:table-cell table:number-columns-repeated="1013"/>
        </table:table-row>
        <table:table-row table:style-name="ro1">
          <table:table-cell/>
          <table:table-cell table:style-name="ce173" office:value-type="string">
            <text:p>Gingembre, poivre</text:p>
          </table:table-cell>
          <table:table-cell table:style-name="ce178" office:value-type="string">
            <text:p>500g</text:p>
          </table:table-cell>
          <table:table-cell table:style-name="ce178" office:value-type="float" office:value="2">
            <text:p>2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0]+[.E10]*10+[.D10]*100" office:value-type="float" office:value="200">
            <text:p>200</text:p>
          </table:table-cell>
          <table:table-cell/>
          <table:table-cell table:style-name="ce178" office:value-type="string">
            <text:p>coudée</text:p>
          </table:table-cell>
          <table:table-cell table:style-name="ce178" office:value-type="string" table:number-columns-spanned="2" table:number-rows-spanned="1">
            <text:p>0,5m</text:p>
          </table:table-cell>
          <table:covered-table-cell table:style-name="ce178"/>
          <table:table-cell table:number-columns-repeated="1013"/>
        </table:table-row>
        <table:table-row table:style-name="ro1">
          <table:table-cell/>
          <table:table-cell table:style-name="ce173" office:value-type="string">
            <text:p>Lin</text:p>
          </table:table-cell>
          <table:table-cell table:style-name="ce178" office:value-type="string">
            <text:p>1m2</text:p>
          </table:table-cell>
          <table:table-cell table:style-name="ce178" office:value-type="float" office:value="4">
            <text:p>4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1]+[.E11]*10+[.D11]*100" office:value-type="float" office:value="400">
            <text:p>400</text:p>
          </table:table-cell>
          <table:table-cell/>
          <table:table-cell table:style-name="ce200" office:value-type="string">
            <text:p>mètre</text:p>
          </table:table-cell>
          <table:table-cell table:style-name="ce200" office:value-type="string" table:number-columns-spanned="2" table:number-rows-spanned="1">
            <text:p>1 m</text:p>
          </table:table-cell>
          <table:covered-table-cell table:style-name="ce200"/>
          <table:table-cell table:number-columns-repeated="1013"/>
        </table:table-row>
        <table:table-row table:style-name="ro1">
          <table:table-cell/>
          <table:table-cell table:style-name="ce173" office:value-type="string">
            <text:p>Argent, sel</text:p>
          </table:table-cell>
          <table:table-cell table:style-name="ce178" office:value-type="string">
            <text:p>500g</text:p>
          </table:table-cell>
          <table:table-cell table:style-name="ce178" office:value-type="float" office:value="5">
            <text:p>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2]+[.E12]*10+[.D12]*100" office:value-type="float" office:value="500">
            <text:p>500</text:p>
          </table:table-cell>
          <table:table-cell/>
          <table:table-cell table:style-name="ce178" office:value-type="string">
            <text:p>lieue</text:p>
          </table:table-cell>
          <table:table-cell table:style-name="ce178" office:value-type="string" table:number-columns-spanned="2" table:number-rows-spanned="1">
            <text:p>4 km</text:p>
          </table:table-cell>
          <table:covered-table-cell table:style-name="ce178"/>
          <table:table-cell table:number-columns-repeated="1013"/>
        </table:table-row>
        <table:table-row table:style-name="ro1">
          <table:table-cell/>
          <table:table-cell table:style-name="ce173" office:value-type="string">
            <text:p>Soie</text:p>
          </table:table-cell>
          <table:table-cell table:style-name="ce178" office:value-type="string">
            <text:p>1m2</text:p>
          </table:table-cell>
          <table:table-cell table:style-name="ce178" office:value-type="float" office:value="10">
            <text:p>1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3]+[.E13]*10+[.D13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Safran, clous de girofle</text:p>
          </table:table-cell>
          <table:table-cell table:style-name="ce178" office:value-type="string">
            <text:p>500g</text:p>
          </table:table-cell>
          <table:table-cell table:style-name="ce178" office:value-type="float" office:value="15">
            <text:p>1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4]+[.E14]*10+[.D14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Or</text:p>
          </table:table-cell>
          <table:table-cell table:style-name="ce178" office:value-type="string">
            <text:p>500g</text:p>
          </table:table-cell>
          <table:table-cell table:style-name="ce178" office:value-type="float" office:value="50">
            <text:p>5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5]+[.E15]*10+[.D15]*100" office:value-type="float" office:value="5000">
            <text:p>5000</text:p>
          </table:table-cell>
          <table:table-cell/>
          <table:table-cell table:style-name="ce181" office:value-type="string">
            <text:p>Revente</text:p>
          </table:table-cell>
          <table:table-cell table:style-name="ce178" office:value-type="string" table:number-columns-spanned="2" table:number-rows-spanned="1">
            <text:p>Prix * 0,5</text:p>
          </table:table-cell>
          <table:covered-table-cell table:style-name="ce178"/>
          <table:table-cell table:number-columns-repeated="1013"/>
        </table:table-row>
        <table:table-row table:style-name="ro1">
          <table:table-cell/>
          <table:table-cell table:style-name="ce198" office:value-type="string" table:number-columns-spanned="5" table:number-rows-spanned="1">
            <text:p>Animaux</text:p>
          </table:table-cell>
          <table:covered-table-cell table:number-columns-repeated="4" table:style-name="ce178"/>
          <table:table-cell table:number-columns-repeated="1018"/>
        </table:table-row>
        <table:table-row table:style-name="ro1">
          <table:table-cell/>
          <table:table-cell table:style-name="ce173" office:value-type="string">
            <text:p>Chèvre</text:p>
          </table:table-cell>
          <table:table-cell table:number-columns-repeated="2" table:style-name="ce178" office:value-type="float" office:value="1">
            <text:p>1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7]+[.E17]*10+[.D17]*100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Mouton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2">
            <text:p>2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8]+[.E18]*10+[.D18]*100" office:value-type="float" office:value="200">
            <text:p>2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Cochon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3">
            <text:p>3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9]+[.E19]*10+[.D19]*100"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Âne, mulet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8">
            <text:p>8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0]+[.E20]*10+[.D20]*100"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Vache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10">
            <text:p>1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1]+[.E21]*10+[.D21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Bœuf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15">
            <text:p>1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2]+[.E22]*10+[.D22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Chien de garde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25">
            <text:p>2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3]+[.E23]*10+[.D23]*100" office:value-type="float" office:value="2500">
            <text:p>25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Poney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30">
            <text:p>3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4]+[.E24]*10+[.D24]*100" office:value-type="float" office:value="3000">
            <text:p>30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Cheval léger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75">
            <text:p>7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5]+[.E25]*10+[.D25]*100" office:value-type="float" office:value="7500">
            <text:p>75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Cheval lourd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200">
            <text:p>20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6]+[.E26]*10+[.D26]*100" office:value-type="float" office:value="20000">
            <text:p>200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7">
          <table:table-cell/>
          <table:table-cell table:style-name="ce173"/>
          <table:table-cell table:style-name="ce178" table:number-columns-repeated="4"/>
          <table:table-cell table:number-columns-repeated="1018"/>
        </table:table-row>
        <table:table-row table:style-name="ro1" table:number-rows-repeated="65491">
          <table:table-cell table:number-columns-repeated="2"/>
          <table:table-cell table:style-name="ce96" table:number-columns-repeated="4"/>
          <table:table-cell table:number-columns-repeated="101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ssage" table:style-name="ta1" table:print-ranges="Dressage.B2:Dressage.E37">
        <office:forms form:automatic-focus="false" form:apply-design-mode="false"/>
        <table:table-column table:style-name="co1" table:default-cell-style-name="Default"/>
        <table:table-column table:style-name="co47" table:default-cell-style-name="ce206"/>
        <table:table-column table:style-name="co48" table:default-cell-style-name="ce206"/>
        <table:table-column table:style-name="co49" table:default-cell-style-name="ce206"/>
        <table:table-column table:style-name="co50" table:default-cell-style-name="ce206"/>
        <table:table-column table:style-name="co5" table:number-columns-repeated="1019" table:default-cell-style-name="Default"/>
        <table:table-row table:style-name="ro1">
          <table:table-cell table:style-name="ce202"/>
          <table:table-cell table:style-name="ce204" table:number-columns-repeated="4"/>
          <table:table-cell table:style-name="ce202" table:number-columns-repeated="1019"/>
        </table:table-row>
        <table:table-row table:style-name="ro4">
          <table:table-cell table:style-name="ce203"/>
          <table:table-cell table:style-name="ce205" office:value-type="string">
            <text:p>Dressage</text:p>
          </table:table-cell>
          <table:table-cell table:style-name="ce205" office:value-type="string">
            <text:p>Cat.</text:p>
          </table:table-cell>
          <table:table-cell table:style-name="ce205" office:value-type="string">
            <text:p>Prérequis</text:p>
          </table:table-cell>
          <table:table-cell table:style-name="ce205" office:value-type="string">
            <text:p>Description</text:p>
          </table:table-cell>
          <table:table-cell table:style-name="ce203" table:number-columns-repeated="1019"/>
        </table:table-row>
        <table:table-row table:style-name="ro1">
          <table:table-cell/>
          <table:table-cell office:value-type="string">
            <text:p>Dressage de familier</text:p>
          </table:table-cell>
          <table:table-cell office:value-type="string">
            <text:p>général</text:p>
          </table:table-cell>
          <table:table-cell/>
          <table:table-cell office:value-type="string">
            <text:p>l'animal ne s'éloigne pas trop de son maî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eni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ient auprès de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st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reste à l'endroit où il se trouve et n'en bouge pl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ll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a à l'endroit que son maître indiqu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rrêter</text:p>
          </table:table-cell>
          <table:table-cell office:value-type="string">
            <text:p>Base</text:p>
          </table:table-cell>
          <table:table-cell/>
          <table:table-cell office:value-type="string">
            <text:p>l'animal arrête de faire ce qu'il était en train de faire (ne marche pas en combat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aque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suivre une créature donné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</text:p>
          </table:table-cell>
          <table:table-cell office:value-type="string">
            <text:p>utilitaire</text:p>
          </table:table-cell>
          <table:table-cell office:value-type="string">
            <text:p>Traqu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</text:p>
          </table:table-cell>
          <table:table-cell office:value-type="string">
            <text:p>cirque</text:p>
          </table:table-cell>
          <table:table-cell office:value-type="string">
            <text:p>Rester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 (II)</text:p>
          </table:table-cell>
          <table:table-cell office:value-type="string">
            <text:p>utilitaire</text:p>
          </table:table-cell>
          <table:table-cell office:value-type="string">
            <text:p>Pistag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 (II)</text:p>
          </table:table-cell>
          <table:table-cell office:value-type="string">
            <text:p>cirque</text:p>
          </table:table-cell>
          <table:table-cell office:value-type="string">
            <text:p>Discrétion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Faire le beau</text:p>
          </table:table-cell>
          <table:table-cell table:style-name="ce207" office:value-type="string">
            <text:p>utilitaire </text:p>
          </table:table-cell>
          <table:table-cell/>
          <table:table-cell office:value-type="string">
            <text:p>l'animal exécute un mouvement naturel sur ordre du dresseu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aire un tour</text:p>
          </table:table-cell>
          <table:table-cell office:value-type="string">
            <text:p>cirque</text:p>
          </table:table-cell>
          <table:table-cell office:value-type="string">
            <text:p>Faire le beau</text:p>
          </table:table-cell>
          <table:table-cell office:value-type="string">
            <text:p>l'animal est capable d'exécuter un tou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onture</text:p>
          </table:table-cell>
          <table:table-cell office:value-type="string">
            <text:p>monture</text:p>
          </table:table-cell>
          <table:table-cell/>
          <table:table-cell office:value-type="string">
            <text:p>l'animal est entraîné pour être mont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â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porter des sacoches de selle et surtout à supporter une lourde charg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rai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traîner un engin de siège, une charrette ou bien une charr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nture paisible</text:p>
          </table:table-cell>
          <table:table-cell office:value-type="string">
            <text:p>monture</text:p>
          </table:table-cell>
          <table:table-cell office:value-type="string">
            <text:p>Monture</text:p>
          </table:table-cell>
          <table:table-cell office:value-type="string">
            <text:p>l'animal peut être monté par n'importe qui, même une personne n'étant pas maître de la monture. De plus, l'animal ne paniquera pas lors d'un comb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Ramasser</text:p>
          </table:table-cell>
          <table:table-cell table:style-name="ce207" office:value-type="string">
            <text:p>manuel </text:p>
          </table:table-cell>
          <table:table-cell office:value-type="string">
            <text:p>Aller</text:p>
          </table:table-cell>
          <table:table-cell office:value-type="string">
            <text:p>l'animal apprend à ramasser un objet et à le ramener à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nipuler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l'animal à manipuler les objets des homme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 (II)</text:p>
          </table:table-cell>
          <table:table-cell office:value-type="string">
            <text:p>manuel </text:p>
          </table:table-cell>
          <table:table-cell office:value-type="string">
            <text:p>Vol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ttaque</text:p>
          </table:table-cell>
          <table:table-cell office:value-type="string">
            <text:p>combat</text:p>
          </table:table-cell>
          <table:table-cell/>
          <table:table-cell office:value-type="string">
            <text:p>l'animal apprend à attaquer une cible donnée sur ord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lmer</text:p>
          </table:table-cell>
          <table:table-cell office:value-type="string">
            <text:p>combat</text:p>
          </table:table-cell>
          <table:table-cell office:value-type="string">
            <text:p>Arrêter</text:p>
          </table:table-cell>
          <table:table-cell office:value-type="string">
            <text:p>l'animal arrête d'attaquer la créature contre laquelle elle se battait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é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mieux se défendre et mieux résister aux coup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f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attaquer les points sensibles et les dégâts qu'il inflige sont accr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rde</text:p>
          </table:table-cell>
          <table:table-cell office:value-type="string">
            <text:p>combat</text:p>
          </table:table-cell>
          <table:table-cell office:value-type="string">
            <text:p>Attaque, Rester</text:p>
          </table:table-cell>
          <table:table-cell office:value-type="string">
            <text:p>l'animal apprend à rester à un endroit et attaquer toute personne qui s'approch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strier</text:p>
          </table:table-cell>
          <table:table-cell office:value-type="string">
            <text:p>monture</text:p>
          </table:table-cell>
          <table:table-cell/>
          <table:table-cell office:value-type="string">
            <text:p>la monture ne panique pas au combat, le cavalier ne risque pas d'être désarçonné par sa monture s'il est frapp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atrouille</text:p>
          </table:table-cell>
          <table:table-cell office:value-type="string">
            <text:p>combat</text:p>
          </table:table-cell>
          <table:table-cell office:value-type="string">
            <text:p>Attaque, Aller</text:p>
          </table:table-cell>
          <table:table-cell office:value-type="string">
            <text:p>l'animal apprend à patrouiller entre deux points pour attaquer toute personne qu'il rencon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ueur</text:p>
          </table:table-cell>
          <table:table-cell/>
          <table:table-cell office:value-type="string">
            <text:p>Traque, Patrouille</text:p>
          </table:table-cell>
          <table:table-cell office:value-type="string">
            <text:p>l'animal est entraîné à mémoriser l'odeur d'une créature, afin qu'il attaque cette créature dès qu'il la croise.</text:p>
          </table:table-cell>
          <table:table-cell table:number-columns-repeated="1019"/>
        </table:table-row>
      </table:table>
      <table:table table:name="Xp" table:style-name="ta7" table:print-ranges="Xp.B2:Xp.Y27">
        <office:forms form:automatic-focus="false" form:apply-design-mode="false"/>
        <table:table-column table:style-name="co36" table:number-columns-repeated="19" table:default-cell-style-name="ce85"/>
        <table:table-column table:style-name="co51" table:number-columns-repeated="3" table:default-cell-style-name="ce85"/>
        <table:table-column table:style-name="co36" table:default-cell-style-name="ce85"/>
        <table:table-column table:style-name="co52" table:default-cell-style-name="ce85"/>
        <table:table-column table:style-name="co53" table:default-cell-style-name="ce85"/>
        <table:table-column table:style-name="co36" table:number-columns-repeated="3" table:default-cell-style-name="ce85"/>
        <table:table-column table:style-name="co28" table:number-columns-repeated="996" table:default-cell-style-name="ce85"/>
        <table:table-row table:style-name="ro1">
          <table:table-cell table:style-name="ce208"/>
          <table:table-cell table:style-name="ce211"/>
          <table:table-cell table:style-name="ce208" office:value-type="float" office:value="1">
            <text:p>1</text:p>
          </table:table-cell>
          <table:table-cell table:style-name="ce208" table:formula="of:=[.C1]+[.D2]" office:value-type="float" office:value="3">
            <text:p>3</text:p>
          </table:table-cell>
          <table:table-cell table:style-name="ce208" table:formula="of:=[.D1]+[.E2]" office:value-type="float" office:value="6">
            <text:p>6</text:p>
          </table:table-cell>
          <table:table-cell table:style-name="ce208" table:formula="of:=[.E1]+[.F2]" office:value-type="float" office:value="10">
            <text:p>10</text:p>
          </table:table-cell>
          <table:table-cell table:style-name="ce208" table:formula="of:=[.F1]+[.G2]" office:value-type="float" office:value="15">
            <text:p>15</text:p>
          </table:table-cell>
          <table:table-cell table:style-name="ce208" table:formula="of:=[.G1]+[.H2]" office:value-type="float" office:value="21">
            <text:p>21</text:p>
          </table:table-cell>
          <table:table-cell table:style-name="ce208" table:formula="of:=[.H1]+[.I2]" office:value-type="float" office:value="28">
            <text:p>28</text:p>
          </table:table-cell>
          <table:table-cell table:style-name="ce208" table:formula="of:=[.I1]+[.J2]" office:value-type="float" office:value="36">
            <text:p>36</text:p>
          </table:table-cell>
          <table:table-cell table:style-name="ce208" table:formula="of:=[.J1]+[.K2]" office:value-type="float" office:value="45">
            <text:p>45</text:p>
          </table:table-cell>
          <table:table-cell table:style-name="ce208" table:formula="of:=[.K1]+[.L2]" office:value-type="float" office:value="55">
            <text:p>55</text:p>
          </table:table-cell>
          <table:table-cell table:style-name="ce208" table:formula="of:=[.L1]+[.M2]" office:value-type="float" office:value="66">
            <text:p>66</text:p>
          </table:table-cell>
          <table:table-cell table:style-name="ce208" table:formula="of:=[.M1]+[.N2]" office:value-type="float" office:value="78">
            <text:p>78</text:p>
          </table:table-cell>
          <table:table-cell table:style-name="ce208" table:formula="of:=[.N1]+[.O2]" office:value-type="float" office:value="91">
            <text:p>91</text:p>
          </table:table-cell>
          <table:table-cell table:style-name="ce208" table:formula="of:=[.O1]+[.P2]" office:value-type="float" office:value="105">
            <text:p>105</text:p>
          </table:table-cell>
          <table:table-cell table:style-name="ce208" table:formula="of:=[.P1]+[.Q2]" office:value-type="float" office:value="120">
            <text:p>120</text:p>
          </table:table-cell>
          <table:table-cell table:style-name="ce208" table:formula="of:=[.Q1]+[.R2]" office:value-type="float" office:value="136">
            <text:p>136</text:p>
          </table:table-cell>
          <table:table-cell table:style-name="ce208" table:formula="of:=[.R1]+[.S2]" office:value-type="float" office:value="153">
            <text:p>153</text:p>
          </table:table-cell>
          <table:table-cell table:style-name="ce208" table:formula="of:=[.S1]+[.T2]" office:value-type="float" office:value="171">
            <text:p>171</text:p>
          </table:table-cell>
          <table:table-cell table:style-name="ce208" table:formula="of:=[.T1]+[.U2]" office:value-type="float" office:value="190">
            <text:p>190</text:p>
          </table:table-cell>
          <table:table-cell table:style-name="ce208" table:formula="of:=[.U1]+[.V2]" office:value-type="float" office:value="210">
            <text:p>210</text:p>
          </table:table-cell>
          <table:table-cell table:style-name="ce208"/>
          <table:table-cell table:style-name="ce230"/>
          <table:table-cell table:style-name="ce208" table:number-columns-repeated="4"/>
          <table:table-cell table:style-name="ce236" table:number-columns-repeated="229"/>
          <table:table-cell table:style-name="ce199" table:number-columns-repeated="767"/>
        </table:table-row>
        <table:table-row table:style-name="ro1">
          <table:table-cell table:style-name="ce209"/>
          <table:table-cell table:style-name="ce212"/>
          <table:table-cell table:style-name="ce213" office:value-type="float" office:value="1">
            <text:p>1</text:p>
          </table:table-cell>
          <table:table-cell table:style-name="ce212" office:value-type="float" office:value="2">
            <text:p>2</text:p>
          </table:table-cell>
          <table:table-cell table:style-name="ce213" office:value-type="float" office:value="3">
            <text:p>3</text:p>
          </table:table-cell>
          <table:table-cell table:style-name="ce212" office:value-type="float" office:value="4">
            <text:p>4</text:p>
          </table:table-cell>
          <table:table-cell table:style-name="ce213" office:value-type="float" office:value="5">
            <text:p>5</text:p>
          </table:table-cell>
          <table:table-cell table:style-name="ce212" office:value-type="float" office:value="6">
            <text:p>6</text:p>
          </table:table-cell>
          <table:table-cell table:style-name="ce213" office:value-type="float" office:value="7">
            <text:p>7</text:p>
          </table:table-cell>
          <table:table-cell table:style-name="ce212" office:value-type="float" office:value="8">
            <text:p>8</text:p>
          </table:table-cell>
          <table:table-cell table:style-name="ce213" office:value-type="float" office:value="9">
            <text:p>9</text:p>
          </table:table-cell>
          <table:table-cell table:style-name="ce212" office:value-type="float" office:value="10">
            <text:p>10</text:p>
          </table:table-cell>
          <table:table-cell table:style-name="ce213" office:value-type="float" office:value="11">
            <text:p>11</text:p>
          </table:table-cell>
          <table:table-cell table:style-name="ce212" office:value-type="float" office:value="12">
            <text:p>12</text:p>
          </table:table-cell>
          <table:table-cell table:style-name="ce213" office:value-type="float" office:value="13">
            <text:p>13</text:p>
          </table:table-cell>
          <table:table-cell table:style-name="ce212" office:value-type="float" office:value="14">
            <text:p>14</text:p>
          </table:table-cell>
          <table:table-cell table:style-name="ce213" office:value-type="float" office:value="15">
            <text:p>15</text:p>
          </table:table-cell>
          <table:table-cell table:style-name="ce212" office:value-type="float" office:value="16">
            <text:p>16</text:p>
          </table:table-cell>
          <table:table-cell table:style-name="ce213" office:value-type="float" office:value="17">
            <text:p>17</text:p>
          </table:table-cell>
          <table:table-cell table:style-name="ce212" office:value-type="float" office:value="18">
            <text:p>18</text:p>
          </table:table-cell>
          <table:table-cell table:style-name="ce213" office:value-type="float" office:value="19">
            <text:p>19</text:p>
          </table:table-cell>
          <table:table-cell table:style-name="ce212" office:value-type="float" office:value="20">
            <text:p>20</text:p>
          </table:table-cell>
          <table:table-cell table:style-name="ce209"/>
          <table:table-cell table:style-name="ce212" office:value-type="string" table:number-columns-spanned="2" table:number-rows-spanned="1">
            <text:p>Caractéristique</text:p>
          </table:table-cell>
          <table:covered-table-cell table:style-name="ce234"/>
          <table:table-cell table:style-name="ce209" table:number-columns-repeated="3"/>
          <table:table-cell table:style-name="ce214" table:number-columns-repeated="996"/>
        </table:table-row>
        <table:table-row table:style-name="ro1">
          <table:table-cell table:style-name="ce209"/>
          <table:table-cell table:style-name="ce213" office:value-type="float" office:value="0">
            <text:p>0</text:p>
          </table:table-cell>
          <table:table-cell table:style-name="ce215" office:value-type="float" office:value="1">
            <text:p>1</text:p>
          </table:table-cell>
          <table:table-cell table:style-name="ce219" table:formula="of:=[.C3]+[.D$1]" office:value-type="float" office:value="4">
            <text:p>4</text:p>
          </table:table-cell>
          <table:table-cell table:style-name="ce223" table:formula="of:=[.D3]+[.E$1]" office:value-type="float" office:value="10">
            <text:p>10</text:p>
          </table:table-cell>
          <table:table-cell table:style-name="ce219" table:formula="of:=[.E3]+[.F$1]" office:value-type="float" office:value="20">
            <text:p>20</text:p>
          </table:table-cell>
          <table:table-cell table:style-name="ce223" table:formula="of:=[.F3]+[.G$1]" office:value-type="float" office:value="35">
            <text:p>35</text:p>
          </table:table-cell>
          <table:table-cell table:style-name="ce219" table:formula="of:=[.G3]+[.H$1]" office:value-type="float" office:value="56">
            <text:p>56</text:p>
          </table:table-cell>
          <table:table-cell table:style-name="ce223" table:formula="of:=[.H3]+[.I$1]" office:value-type="float" office:value="84">
            <text:p>84</text:p>
          </table:table-cell>
          <table:table-cell table:style-name="ce219" table:formula="of:=[.I3]+[.J$1]" office:value-type="float" office:value="120">
            <text:p>120</text:p>
          </table:table-cell>
          <table:table-cell table:style-name="ce223" table:formula="of:=[.J3]+[.K$1]" office:value-type="float" office:value="165">
            <text:p>165</text:p>
          </table:table-cell>
          <table:table-cell table:style-name="ce226" table:formula="of:=[.K3]+[.L$1]" office:value-type="float" office:value="220">
            <text:p>220</text:p>
          </table:table-cell>
          <table:table-cell table:style-name="ce223" table:formula="of:=[.L3]+[.M$1]" office:value-type="float" office:value="286">
            <text:p>286</text:p>
          </table:table-cell>
          <table:table-cell table:style-name="ce219" table:formula="of:=[.M3]+[.N$1]" office:value-type="float" office:value="364">
            <text:p>364</text:p>
          </table:table-cell>
          <table:table-cell table:style-name="ce223" table:formula="of:=[.N3]+[.O$1]" office:value-type="float" office:value="455">
            <text:p>455</text:p>
          </table:table-cell>
          <table:table-cell table:style-name="ce219" table:formula="of:=[.O3]+[.P$1]" office:value-type="float" office:value="560">
            <text:p>560</text:p>
          </table:table-cell>
          <table:table-cell table:style-name="ce223" table:formula="of:=[.P3]+[.Q$1]" office:value-type="float" office:value="680">
            <text:p>680</text:p>
          </table:table-cell>
          <table:table-cell table:style-name="ce219" table:formula="of:=[.Q3]+[.R$1]" office:value-type="float" office:value="816">
            <text:p>816</text:p>
          </table:table-cell>
          <table:table-cell table:style-name="ce223" table:formula="of:=[.R3]+[.S$1]" office:value-type="float" office:value="969">
            <text:p>969</text:p>
          </table:table-cell>
          <table:table-cell table:style-name="ce219" table:formula="of:=[.S3]+[.T$1]" office:value-type="float" office:value="1140">
            <text:p>1140</text:p>
          </table:table-cell>
          <table:table-cell table:style-name="ce223" table:formula="of:=[.T3]+[.U$1]" office:value-type="float" office:value="1330">
            <text:p>1330</text:p>
          </table:table-cell>
          <table:table-cell table:style-name="ce226" table:formula="of:=[.U3]+[.V$1]" office:value-type="float" office:value="1540">
            <text:p>1540</text:p>
          </table:table-cell>
          <table:table-cell table:style-name="ce209"/>
          <table:table-cell table:style-name="ce231" office:value-type="float" office:value="1">
            <text:p>1</text:p>
          </table:table-cell>
          <table:table-cell table:style-name="ce235" table:formula="of:=[.Y22]" office:value-type="float" office:value="210">
            <text:p>21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">
            <text:p>1</text:p>
          </table:table-cell>
          <table:table-cell table:style-name="ce216"/>
          <table:table-cell table:style-name="ce220" table:formula="of:=[.C4]+[.D$1]" office:value-type="float" office:value="3">
            <text:p>3</text:p>
          </table:table-cell>
          <table:table-cell table:style-name="ce221" table:formula="of:=[.D4]+[.E$1]" office:value-type="float" office:value="9">
            <text:p>9</text:p>
          </table:table-cell>
          <table:table-cell table:style-name="ce220" table:formula="of:=[.E4]+[.F$1]" office:value-type="float" office:value="19">
            <text:p>19</text:p>
          </table:table-cell>
          <table:table-cell table:style-name="ce221" table:formula="of:=[.F4]+[.G$1]" office:value-type="float" office:value="34">
            <text:p>34</text:p>
          </table:table-cell>
          <table:table-cell table:style-name="ce220" table:formula="of:=[.G4]+[.H$1]" office:value-type="float" office:value="55">
            <text:p>55</text:p>
          </table:table-cell>
          <table:table-cell table:style-name="ce221" table:formula="of:=[.H4]+[.I$1]" office:value-type="float" office:value="83">
            <text:p>83</text:p>
          </table:table-cell>
          <table:table-cell table:style-name="ce220" table:formula="of:=[.I4]+[.J$1]" office:value-type="float" office:value="119">
            <text:p>119</text:p>
          </table:table-cell>
          <table:table-cell table:style-name="ce221" table:formula="of:=[.J4]+[.K$1]" office:value-type="float" office:value="164">
            <text:p>164</text:p>
          </table:table-cell>
          <table:table-cell table:style-name="ce227" table:formula="of:=[.K4]+[.L$1]" office:value-type="float" office:value="219">
            <text:p>219</text:p>
          </table:table-cell>
          <table:table-cell table:style-name="ce221" table:formula="of:=[.L4]+[.M$1]" office:value-type="float" office:value="285">
            <text:p>285</text:p>
          </table:table-cell>
          <table:table-cell table:style-name="ce220" table:formula="of:=[.M4]+[.N$1]" office:value-type="float" office:value="363">
            <text:p>363</text:p>
          </table:table-cell>
          <table:table-cell table:style-name="ce221" table:formula="of:=[.N4]+[.O$1]" office:value-type="float" office:value="454">
            <text:p>454</text:p>
          </table:table-cell>
          <table:table-cell table:style-name="ce220" table:formula="of:=[.O4]+[.P$1]" office:value-type="float" office:value="559">
            <text:p>559</text:p>
          </table:table-cell>
          <table:table-cell table:style-name="ce221" table:formula="of:=[.P4]+[.Q$1]" office:value-type="float" office:value="679">
            <text:p>679</text:p>
          </table:table-cell>
          <table:table-cell table:style-name="ce220" table:formula="of:=[.Q4]+[.R$1]" office:value-type="float" office:value="815">
            <text:p>815</text:p>
          </table:table-cell>
          <table:table-cell table:style-name="ce221" table:formula="of:=[.R4]+[.S$1]" office:value-type="float" office:value="968">
            <text:p>968</text:p>
          </table:table-cell>
          <table:table-cell table:style-name="ce220" table:formula="of:=[.S4]+[.T$1]" office:value-type="float" office:value="1139">
            <text:p>1139</text:p>
          </table:table-cell>
          <table:table-cell table:style-name="ce221" table:formula="of:=[.T4]+[.U$1]" office:value-type="float" office:value="1329">
            <text:p>1329</text:p>
          </table:table-cell>
          <table:table-cell table:style-name="ce227" table:formula="of:=[.U4]+[.V$1]" office:value-type="float" office:value="1539">
            <text:p>1539</text:p>
          </table:table-cell>
          <table:table-cell table:style-name="ce209"/>
          <table:table-cell table:style-name="ce231" office:value-type="float" office:value="2">
            <text:p>2</text:p>
          </table:table-cell>
          <table:table-cell table:style-name="ce235" table:formula="of:=[.Y21]" office:value-type="float" office:value="190">
            <text:p>19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2">
            <text:p>2</text:p>
          </table:table-cell>
          <table:table-cell table:style-name="ce217"/>
          <table:table-cell table:style-name="ce221"/>
          <table:table-cell table:style-name="ce224" table:formula="of:=[.D5]+[.E$1]" office:value-type="float" office:value="6">
            <text:p>6</text:p>
          </table:table-cell>
          <table:table-cell table:style-name="ce221" table:formula="of:=[.E5]+[.F$1]" office:value-type="float" office:value="16">
            <text:p>16</text:p>
          </table:table-cell>
          <table:table-cell table:style-name="ce224" table:formula="of:=[.F5]+[.G$1]" office:value-type="float" office:value="31">
            <text:p>31</text:p>
          </table:table-cell>
          <table:table-cell table:style-name="ce221" table:formula="of:=[.G5]+[.H$1]" office:value-type="float" office:value="52">
            <text:p>52</text:p>
          </table:table-cell>
          <table:table-cell table:style-name="ce224" table:formula="of:=[.H5]+[.I$1]" office:value-type="float" office:value="80">
            <text:p>80</text:p>
          </table:table-cell>
          <table:table-cell table:style-name="ce221" table:formula="of:=[.I5]+[.J$1]" office:value-type="float" office:value="116">
            <text:p>116</text:p>
          </table:table-cell>
          <table:table-cell table:style-name="ce224" table:formula="of:=[.J5]+[.K$1]" office:value-type="float" office:value="161">
            <text:p>161</text:p>
          </table:table-cell>
          <table:table-cell table:style-name="ce228" table:formula="of:=[.K5]+[.L$1]" office:value-type="float" office:value="216">
            <text:p>216</text:p>
          </table:table-cell>
          <table:table-cell table:style-name="ce224" table:formula="of:=[.L5]+[.M$1]" office:value-type="float" office:value="282">
            <text:p>282</text:p>
          </table:table-cell>
          <table:table-cell table:style-name="ce221" table:formula="of:=[.M5]+[.N$1]" office:value-type="float" office:value="360">
            <text:p>360</text:p>
          </table:table-cell>
          <table:table-cell table:style-name="ce224" table:formula="of:=[.N5]+[.O$1]" office:value-type="float" office:value="451">
            <text:p>451</text:p>
          </table:table-cell>
          <table:table-cell table:style-name="ce221" table:formula="of:=[.O5]+[.P$1]" office:value-type="float" office:value="556">
            <text:p>556</text:p>
          </table:table-cell>
          <table:table-cell table:style-name="ce224" table:formula="of:=[.P5]+[.Q$1]" office:value-type="float" office:value="676">
            <text:p>676</text:p>
          </table:table-cell>
          <table:table-cell table:style-name="ce221" table:formula="of:=[.Q5]+[.R$1]" office:value-type="float" office:value="812">
            <text:p>812</text:p>
          </table:table-cell>
          <table:table-cell table:style-name="ce224" table:formula="of:=[.R5]+[.S$1]" office:value-type="float" office:value="965">
            <text:p>965</text:p>
          </table:table-cell>
          <table:table-cell table:style-name="ce221" table:formula="of:=[.S5]+[.T$1]" office:value-type="float" office:value="1136">
            <text:p>1136</text:p>
          </table:table-cell>
          <table:table-cell table:style-name="ce224" table:formula="of:=[.T5]+[.U$1]" office:value-type="float" office:value="1326">
            <text:p>1326</text:p>
          </table:table-cell>
          <table:table-cell table:style-name="ce228" table:formula="of:=[.U5]+[.V$1]" office:value-type="float" office:value="1536">
            <text:p>1536</text:p>
          </table:table-cell>
          <table:table-cell table:style-name="ce209"/>
          <table:table-cell table:style-name="ce231" office:value-type="float" office:value="3">
            <text:p>3</text:p>
          </table:table-cell>
          <table:table-cell table:style-name="ce235" table:formula="of:=[.Y20]" office:value-type="float" office:value="171">
            <text:p>17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3">
            <text:p>3</text:p>
          </table:table-cell>
          <table:table-cell table:style-name="ce216"/>
          <table:table-cell table:style-name="ce220"/>
          <table:table-cell table:style-name="ce221"/>
          <table:table-cell table:style-name="ce220" table:formula="of:=[.E6]+[.F$1]" office:value-type="float" office:value="10">
            <text:p>10</text:p>
          </table:table-cell>
          <table:table-cell table:style-name="ce221" table:formula="of:=[.F6]+[.G$1]" office:value-type="float" office:value="25">
            <text:p>25</text:p>
          </table:table-cell>
          <table:table-cell table:style-name="ce220" table:formula="of:=[.G6]+[.H$1]" office:value-type="float" office:value="46">
            <text:p>46</text:p>
          </table:table-cell>
          <table:table-cell table:style-name="ce221" table:formula="of:=[.H6]+[.I$1]" office:value-type="float" office:value="74">
            <text:p>74</text:p>
          </table:table-cell>
          <table:table-cell table:style-name="ce220" table:formula="of:=[.I6]+[.J$1]" office:value-type="float" office:value="110">
            <text:p>110</text:p>
          </table:table-cell>
          <table:table-cell table:style-name="ce221" table:formula="of:=[.J6]+[.K$1]" office:value-type="float" office:value="155">
            <text:p>155</text:p>
          </table:table-cell>
          <table:table-cell table:style-name="ce227" table:formula="of:=[.K6]+[.L$1]" office:value-type="float" office:value="210">
            <text:p>210</text:p>
          </table:table-cell>
          <table:table-cell table:style-name="ce221" table:formula="of:=[.L6]+[.M$1]" office:value-type="float" office:value="276">
            <text:p>276</text:p>
          </table:table-cell>
          <table:table-cell table:style-name="ce220" table:formula="of:=[.M6]+[.N$1]" office:value-type="float" office:value="354">
            <text:p>354</text:p>
          </table:table-cell>
          <table:table-cell table:style-name="ce221" table:formula="of:=[.N6]+[.O$1]" office:value-type="float" office:value="445">
            <text:p>445</text:p>
          </table:table-cell>
          <table:table-cell table:style-name="ce220" table:formula="of:=[.O6]+[.P$1]" office:value-type="float" office:value="550">
            <text:p>550</text:p>
          </table:table-cell>
          <table:table-cell table:style-name="ce221" table:formula="of:=[.P6]+[.Q$1]" office:value-type="float" office:value="670">
            <text:p>670</text:p>
          </table:table-cell>
          <table:table-cell table:style-name="ce220" table:formula="of:=[.Q6]+[.R$1]" office:value-type="float" office:value="806">
            <text:p>806</text:p>
          </table:table-cell>
          <table:table-cell table:style-name="ce221" table:formula="of:=[.R6]+[.S$1]" office:value-type="float" office:value="959">
            <text:p>959</text:p>
          </table:table-cell>
          <table:table-cell table:style-name="ce220" table:formula="of:=[.S6]+[.T$1]" office:value-type="float" office:value="1130">
            <text:p>1130</text:p>
          </table:table-cell>
          <table:table-cell table:style-name="ce221" table:formula="of:=[.T6]+[.U$1]" office:value-type="float" office:value="1320">
            <text:p>1320</text:p>
          </table:table-cell>
          <table:table-cell table:style-name="ce227" table:formula="of:=[.U6]+[.V$1]" office:value-type="float" office:value="1530">
            <text:p>1530</text:p>
          </table:table-cell>
          <table:table-cell table:style-name="ce209"/>
          <table:table-cell table:style-name="ce231" office:value-type="float" office:value="4">
            <text:p>4</text:p>
          </table:table-cell>
          <table:table-cell table:style-name="ce235" table:formula="of:=[.Y19]" office:value-type="float" office:value="153">
            <text:p>153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4">
            <text:p>4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 table:formula="of:=[.F7]+[.G$1]" office:value-type="float" office:value="15">
            <text:p>15</text:p>
          </table:table-cell>
          <table:table-cell table:style-name="ce221" table:formula="of:=[.G7]+[.H$1]" office:value-type="float" office:value="36">
            <text:p>36</text:p>
          </table:table-cell>
          <table:table-cell table:style-name="ce224" table:formula="of:=[.H7]+[.I$1]" office:value-type="float" office:value="64">
            <text:p>64</text:p>
          </table:table-cell>
          <table:table-cell table:style-name="ce221" table:formula="of:=[.I7]+[.J$1]" office:value-type="float" office:value="100">
            <text:p>100</text:p>
          </table:table-cell>
          <table:table-cell table:style-name="ce224" table:formula="of:=[.J7]+[.K$1]" office:value-type="float" office:value="145">
            <text:p>145</text:p>
          </table:table-cell>
          <table:table-cell table:style-name="ce228" table:formula="of:=[.K7]+[.L$1]" office:value-type="float" office:value="200">
            <text:p>200</text:p>
          </table:table-cell>
          <table:table-cell table:style-name="ce224" table:formula="of:=[.L7]+[.M$1]" office:value-type="float" office:value="266">
            <text:p>266</text:p>
          </table:table-cell>
          <table:table-cell table:style-name="ce221" table:formula="of:=[.M7]+[.N$1]" office:value-type="float" office:value="344">
            <text:p>344</text:p>
          </table:table-cell>
          <table:table-cell table:style-name="ce224" table:formula="of:=[.N7]+[.O$1]" office:value-type="float" office:value="435">
            <text:p>435</text:p>
          </table:table-cell>
          <table:table-cell table:style-name="ce221" table:formula="of:=[.O7]+[.P$1]" office:value-type="float" office:value="540">
            <text:p>540</text:p>
          </table:table-cell>
          <table:table-cell table:style-name="ce224" table:formula="of:=[.P7]+[.Q$1]" office:value-type="float" office:value="660">
            <text:p>660</text:p>
          </table:table-cell>
          <table:table-cell table:style-name="ce221" table:formula="of:=[.Q7]+[.R$1]" office:value-type="float" office:value="796">
            <text:p>796</text:p>
          </table:table-cell>
          <table:table-cell table:style-name="ce224" table:formula="of:=[.R7]+[.S$1]" office:value-type="float" office:value="949">
            <text:p>949</text:p>
          </table:table-cell>
          <table:table-cell table:style-name="ce221" table:formula="of:=[.S7]+[.T$1]" office:value-type="float" office:value="1120">
            <text:p>1120</text:p>
          </table:table-cell>
          <table:table-cell table:style-name="ce224" table:formula="of:=[.T7]+[.U$1]" office:value-type="float" office:value="1310">
            <text:p>1310</text:p>
          </table:table-cell>
          <table:table-cell table:style-name="ce228" table:formula="of:=[.U7]+[.V$1]" office:value-type="float" office:value="1520">
            <text:p>1520</text:p>
          </table:table-cell>
          <table:table-cell table:style-name="ce209"/>
          <table:table-cell table:style-name="ce231" office:value-type="float" office:value="5">
            <text:p>5</text:p>
          </table:table-cell>
          <table:table-cell table:style-name="ce235" table:formula="of:=[.Y18]" office:value-type="float" office:value="136">
            <text:p>13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5">
            <text:p>5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 table:formula="of:=[.G8]+[.H$1]" office:value-type="float" office:value="21">
            <text:p>21</text:p>
          </table:table-cell>
          <table:table-cell table:style-name="ce221" table:formula="of:=[.H8]+[.I$1]" office:value-type="float" office:value="49">
            <text:p>49</text:p>
          </table:table-cell>
          <table:table-cell table:style-name="ce220" table:formula="of:=[.I8]+[.J$1]" office:value-type="float" office:value="85">
            <text:p>85</text:p>
          </table:table-cell>
          <table:table-cell table:style-name="ce221" table:formula="of:=[.J8]+[.K$1]" office:value-type="float" office:value="130">
            <text:p>130</text:p>
          </table:table-cell>
          <table:table-cell table:style-name="ce227" table:formula="of:=[.K8]+[.L$1]" office:value-type="float" office:value="185">
            <text:p>185</text:p>
          </table:table-cell>
          <table:table-cell table:style-name="ce221" table:formula="of:=[.L8]+[.M$1]" office:value-type="float" office:value="251">
            <text:p>251</text:p>
          </table:table-cell>
          <table:table-cell table:style-name="ce220" table:formula="of:=[.M8]+[.N$1]" office:value-type="float" office:value="329">
            <text:p>329</text:p>
          </table:table-cell>
          <table:table-cell table:style-name="ce221" table:formula="of:=[.N8]+[.O$1]" office:value-type="float" office:value="420">
            <text:p>420</text:p>
          </table:table-cell>
          <table:table-cell table:style-name="ce220" table:formula="of:=[.O8]+[.P$1]" office:value-type="float" office:value="525">
            <text:p>525</text:p>
          </table:table-cell>
          <table:table-cell table:style-name="ce221" table:formula="of:=[.P8]+[.Q$1]" office:value-type="float" office:value="645">
            <text:p>645</text:p>
          </table:table-cell>
          <table:table-cell table:style-name="ce220" table:formula="of:=[.Q8]+[.R$1]" office:value-type="float" office:value="781">
            <text:p>781</text:p>
          </table:table-cell>
          <table:table-cell table:style-name="ce221" table:formula="of:=[.R8]+[.S$1]" office:value-type="float" office:value="934">
            <text:p>934</text:p>
          </table:table-cell>
          <table:table-cell table:style-name="ce220" table:formula="of:=[.S8]+[.T$1]" office:value-type="float" office:value="1105">
            <text:p>1105</text:p>
          </table:table-cell>
          <table:table-cell table:style-name="ce221" table:formula="of:=[.T8]+[.U$1]" office:value-type="float" office:value="1295">
            <text:p>1295</text:p>
          </table:table-cell>
          <table:table-cell table:style-name="ce227" table:formula="of:=[.U8]+[.V$1]" office:value-type="float" office:value="1505">
            <text:p>1505</text:p>
          </table:table-cell>
          <table:table-cell table:style-name="ce209"/>
          <table:table-cell table:style-name="ce231" office:value-type="float" office:value="6">
            <text:p>6</text:p>
          </table:table-cell>
          <table:table-cell table:style-name="ce235" table:formula="of:=[.Y17]" office:value-type="float" office:value="120">
            <text:p>12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6">
            <text:p>6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H9]+[.I$1]" office:value-type="float" office:value="28">
            <text:p>28</text:p>
          </table:table-cell>
          <table:table-cell table:style-name="ce221" table:formula="of:=[.I9]+[.J$1]" office:value-type="float" office:value="64">
            <text:p>64</text:p>
          </table:table-cell>
          <table:table-cell table:style-name="ce224" table:formula="of:=[.J9]+[.K$1]" office:value-type="float" office:value="109">
            <text:p>109</text:p>
          </table:table-cell>
          <table:table-cell table:style-name="ce228" table:formula="of:=[.K9]+[.L$1]" office:value-type="float" office:value="164">
            <text:p>164</text:p>
          </table:table-cell>
          <table:table-cell table:style-name="ce224" table:formula="of:=[.L9]+[.M$1]" office:value-type="float" office:value="230">
            <text:p>230</text:p>
          </table:table-cell>
          <table:table-cell table:style-name="ce221" table:formula="of:=[.M9]+[.N$1]" office:value-type="float" office:value="308">
            <text:p>308</text:p>
          </table:table-cell>
          <table:table-cell table:style-name="ce224" table:formula="of:=[.N9]+[.O$1]" office:value-type="float" office:value="399">
            <text:p>399</text:p>
          </table:table-cell>
          <table:table-cell table:style-name="ce221" table:formula="of:=[.O9]+[.P$1]" office:value-type="float" office:value="504">
            <text:p>504</text:p>
          </table:table-cell>
          <table:table-cell table:style-name="ce224" table:formula="of:=[.P9]+[.Q$1]" office:value-type="float" office:value="624">
            <text:p>624</text:p>
          </table:table-cell>
          <table:table-cell table:style-name="ce221" table:formula="of:=[.Q9]+[.R$1]" office:value-type="float" office:value="760">
            <text:p>760</text:p>
          </table:table-cell>
          <table:table-cell table:style-name="ce224" table:formula="of:=[.R9]+[.S$1]" office:value-type="float" office:value="913">
            <text:p>913</text:p>
          </table:table-cell>
          <table:table-cell table:style-name="ce221" table:formula="of:=[.S9]+[.T$1]" office:value-type="float" office:value="1084">
            <text:p>1084</text:p>
          </table:table-cell>
          <table:table-cell table:style-name="ce224" table:formula="of:=[.T9]+[.U$1]" office:value-type="float" office:value="1274">
            <text:p>1274</text:p>
          </table:table-cell>
          <table:table-cell table:style-name="ce228" table:formula="of:=[.U9]+[.V$1]" office:value-type="float" office:value="1484">
            <text:p>1484</text:p>
          </table:table-cell>
          <table:table-cell table:style-name="ce209"/>
          <table:table-cell table:style-name="ce231" office:value-type="float" office:value="7">
            <text:p>7</text:p>
          </table:table-cell>
          <table:table-cell table:style-name="ce235" table:formula="of:=[.Y16]" office:value-type="float" office:value="105">
            <text:p>105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7">
            <text:p>7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 table:formula="of:=[.I10]+[.J$1]" office:value-type="float" office:value="36">
            <text:p>36</text:p>
          </table:table-cell>
          <table:table-cell table:style-name="ce221" table:formula="of:=[.J10]+[.K$1]" office:value-type="float" office:value="81">
            <text:p>81</text:p>
          </table:table-cell>
          <table:table-cell table:style-name="ce227" table:formula="of:=[.K10]+[.L$1]" office:value-type="float" office:value="136">
            <text:p>136</text:p>
          </table:table-cell>
          <table:table-cell table:style-name="ce221" table:formula="of:=[.L10]+[.M$1]" office:value-type="float" office:value="202">
            <text:p>202</text:p>
          </table:table-cell>
          <table:table-cell table:style-name="ce220" table:formula="of:=[.M10]+[.N$1]" office:value-type="float" office:value="280">
            <text:p>280</text:p>
          </table:table-cell>
          <table:table-cell table:style-name="ce221" table:formula="of:=[.N10]+[.O$1]" office:value-type="float" office:value="371">
            <text:p>371</text:p>
          </table:table-cell>
          <table:table-cell table:style-name="ce220" table:formula="of:=[.O10]+[.P$1]" office:value-type="float" office:value="476">
            <text:p>476</text:p>
          </table:table-cell>
          <table:table-cell table:style-name="ce221" table:formula="of:=[.P10]+[.Q$1]" office:value-type="float" office:value="596">
            <text:p>596</text:p>
          </table:table-cell>
          <table:table-cell table:style-name="ce220" table:formula="of:=[.Q10]+[.R$1]" office:value-type="float" office:value="732">
            <text:p>732</text:p>
          </table:table-cell>
          <table:table-cell table:style-name="ce221" table:formula="of:=[.R10]+[.S$1]" office:value-type="float" office:value="885">
            <text:p>885</text:p>
          </table:table-cell>
          <table:table-cell table:style-name="ce220" table:formula="of:=[.S10]+[.T$1]" office:value-type="float" office:value="1056">
            <text:p>1056</text:p>
          </table:table-cell>
          <table:table-cell table:style-name="ce221" table:formula="of:=[.T10]+[.U$1]" office:value-type="float" office:value="1246">
            <text:p>1246</text:p>
          </table:table-cell>
          <table:table-cell table:style-name="ce227" table:formula="of:=[.U10]+[.V$1]" office:value-type="float" office:value="1456">
            <text:p>1456</text:p>
          </table:table-cell>
          <table:table-cell table:style-name="ce209"/>
          <table:table-cell table:style-name="ce231" office:value-type="float" office:value="8">
            <text:p>8</text:p>
          </table:table-cell>
          <table:table-cell table:style-name="ce235" table:formula="of:=[.Y15]" office:value-type="float" office:value="91">
            <text:p>9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8">
            <text:p>8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J11]+[.K$1]" office:value-type="float" office:value="45">
            <text:p>45</text:p>
          </table:table-cell>
          <table:table-cell table:style-name="ce228" table:formula="of:=[.K11]+[.L$1]" office:value-type="float" office:value="100">
            <text:p>100</text:p>
          </table:table-cell>
          <table:table-cell table:style-name="ce224" table:formula="of:=[.L11]+[.M$1]" office:value-type="float" office:value="166">
            <text:p>166</text:p>
          </table:table-cell>
          <table:table-cell table:style-name="ce221" table:formula="of:=[.M11]+[.N$1]" office:value-type="float" office:value="244">
            <text:p>244</text:p>
          </table:table-cell>
          <table:table-cell table:style-name="ce224" table:formula="of:=[.N11]+[.O$1]" office:value-type="float" office:value="335">
            <text:p>335</text:p>
          </table:table-cell>
          <table:table-cell table:style-name="ce221" table:formula="of:=[.O11]+[.P$1]" office:value-type="float" office:value="440">
            <text:p>440</text:p>
          </table:table-cell>
          <table:table-cell table:style-name="ce224" table:formula="of:=[.P11]+[.Q$1]" office:value-type="float" office:value="560">
            <text:p>560</text:p>
          </table:table-cell>
          <table:table-cell table:style-name="ce221" table:formula="of:=[.Q11]+[.R$1]" office:value-type="float" office:value="696">
            <text:p>696</text:p>
          </table:table-cell>
          <table:table-cell table:style-name="ce224" table:formula="of:=[.R11]+[.S$1]" office:value-type="float" office:value="849">
            <text:p>849</text:p>
          </table:table-cell>
          <table:table-cell table:style-name="ce221" table:formula="of:=[.S11]+[.T$1]" office:value-type="float" office:value="1020">
            <text:p>1020</text:p>
          </table:table-cell>
          <table:table-cell table:style-name="ce224" table:formula="of:=[.T11]+[.U$1]" office:value-type="float" office:value="1210">
            <text:p>1210</text:p>
          </table:table-cell>
          <table:table-cell table:style-name="ce228" table:formula="of:=[.U11]+[.V$1]" office:value-type="float" office:value="1420">
            <text:p>1420</text:p>
          </table:table-cell>
          <table:table-cell table:style-name="ce209"/>
          <table:table-cell table:style-name="ce231" office:value-type="float" office:value="9">
            <text:p>9</text:p>
          </table:table-cell>
          <table:table-cell table:style-name="ce235" table:formula="of:=[.Y14]" office:value-type="float" office:value="78">
            <text:p>78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9">
            <text:p>9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 table:formula="of:=[.K12]+[.L$1]" office:value-type="float" office:value="55">
            <text:p>55</text:p>
          </table:table-cell>
          <table:table-cell table:style-name="ce221" table:formula="of:=[.L12]+[.M$1]" office:value-type="float" office:value="121">
            <text:p>121</text:p>
          </table:table-cell>
          <table:table-cell table:style-name="ce220" table:formula="of:=[.M12]+[.N$1]" office:value-type="float" office:value="199">
            <text:p>199</text:p>
          </table:table-cell>
          <table:table-cell table:style-name="ce221" table:formula="of:=[.N12]+[.O$1]" office:value-type="float" office:value="290">
            <text:p>290</text:p>
          </table:table-cell>
          <table:table-cell table:style-name="ce220" table:formula="of:=[.O12]+[.P$1]" office:value-type="float" office:value="395">
            <text:p>395</text:p>
          </table:table-cell>
          <table:table-cell table:style-name="ce221" table:formula="of:=[.P12]+[.Q$1]" office:value-type="float" office:value="515">
            <text:p>515</text:p>
          </table:table-cell>
          <table:table-cell table:style-name="ce220" table:formula="of:=[.Q12]+[.R$1]" office:value-type="float" office:value="651">
            <text:p>651</text:p>
          </table:table-cell>
          <table:table-cell table:style-name="ce221" table:formula="of:=[.R12]+[.S$1]" office:value-type="float" office:value="804">
            <text:p>804</text:p>
          </table:table-cell>
          <table:table-cell table:style-name="ce220" table:formula="of:=[.S12]+[.T$1]" office:value-type="float" office:value="975">
            <text:p>975</text:p>
          </table:table-cell>
          <table:table-cell table:style-name="ce221" table:formula="of:=[.T12]+[.U$1]" office:value-type="float" office:value="1165">
            <text:p>1165</text:p>
          </table:table-cell>
          <table:table-cell table:style-name="ce227" table:formula="of:=[.U12]+[.V$1]" office:value-type="float" office:value="1375">
            <text:p>1375</text:p>
          </table:table-cell>
          <table:table-cell table:style-name="ce209"/>
          <table:table-cell table:style-name="ce212" office:value-type="float" office:value="10">
            <text:p>10</text:p>
          </table:table-cell>
          <table:table-cell table:style-name="ce221" table:formula="of:=[.Y13]" office:value-type="float" office:value="66">
            <text:p>6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0">
            <text:p>10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 table:formula="of:=[.L13]+[.M$1]" office:value-type="float" office:value="66">
            <text:p>66</text:p>
          </table:table-cell>
          <table:table-cell table:style-name="ce221" table:formula="of:=[.M13]+[.N$1]" office:value-type="float" office:value="144">
            <text:p>144</text:p>
          </table:table-cell>
          <table:table-cell table:style-name="ce224" table:formula="of:=[.N13]+[.O$1]" office:value-type="float" office:value="235">
            <text:p>235</text:p>
          </table:table-cell>
          <table:table-cell table:style-name="ce221" table:formula="of:=[.O13]+[.P$1]" office:value-type="float" office:value="340">
            <text:p>340</text:p>
          </table:table-cell>
          <table:table-cell table:style-name="ce224" table:formula="of:=[.P13]+[.Q$1]" office:value-type="float" office:value="460">
            <text:p>460</text:p>
          </table:table-cell>
          <table:table-cell table:style-name="ce221" table:formula="of:=[.Q13]+[.R$1]" office:value-type="float" office:value="596">
            <text:p>596</text:p>
          </table:table-cell>
          <table:table-cell table:style-name="ce224" table:formula="of:=[.R13]+[.S$1]" office:value-type="float" office:value="749">
            <text:p>749</text:p>
          </table:table-cell>
          <table:table-cell table:style-name="ce221" table:formula="of:=[.S13]+[.T$1]" office:value-type="float" office:value="920">
            <text:p>920</text:p>
          </table:table-cell>
          <table:table-cell table:style-name="ce224" table:formula="of:=[.T13]+[.U$1]" office:value-type="float" office:value="1110">
            <text:p>1110</text:p>
          </table:table-cell>
          <table:table-cell table:style-name="ce228" table:formula="of:=[.U13]+[.V$1]" office:value-type="float" office:value="1320">
            <text:p>1320</text:p>
          </table:table-cell>
          <table:table-cell table:style-name="ce209"/>
          <table:table-cell table:style-name="ce212" office:value-type="float" office:value="11">
            <text:p>11</text:p>
          </table:table-cell>
          <table:table-cell table:style-name="ce221" office:value-type="float" office:value="66">
            <text:p>6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1">
            <text:p>11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/>
          <table:table-cell table:style-name="ce221"/>
          <table:table-cell table:style-name="ce220" table:formula="of:=[.M14]+[.N$1]" office:value-type="float" office:value="78">
            <text:p>78</text:p>
          </table:table-cell>
          <table:table-cell table:style-name="ce221" table:formula="of:=[.N14]+[.O$1]" office:value-type="float" office:value="169">
            <text:p>169</text:p>
          </table:table-cell>
          <table:table-cell table:style-name="ce220" table:formula="of:=[.O14]+[.P$1]" office:value-type="float" office:value="274">
            <text:p>274</text:p>
          </table:table-cell>
          <table:table-cell table:style-name="ce221" table:formula="of:=[.P14]+[.Q$1]" office:value-type="float" office:value="394">
            <text:p>394</text:p>
          </table:table-cell>
          <table:table-cell table:style-name="ce220" table:formula="of:=[.Q14]+[.R$1]" office:value-type="float" office:value="530">
            <text:p>530</text:p>
          </table:table-cell>
          <table:table-cell table:style-name="ce221" table:formula="of:=[.R14]+[.S$1]" office:value-type="float" office:value="683">
            <text:p>683</text:p>
          </table:table-cell>
          <table:table-cell table:style-name="ce220" table:formula="of:=[.S14]+[.T$1]" office:value-type="float" office:value="854">
            <text:p>854</text:p>
          </table:table-cell>
          <table:table-cell table:style-name="ce221" table:formula="of:=[.T14]+[.U$1]" office:value-type="float" office:value="1044">
            <text:p>1044</text:p>
          </table:table-cell>
          <table:table-cell table:style-name="ce227" table:formula="of:=[.U14]+[.V$1]" office:value-type="float" office:value="1254">
            <text:p>1254</text:p>
          </table:table-cell>
          <table:table-cell table:style-name="ce209"/>
          <table:table-cell table:style-name="ce231" office:value-type="float" office:value="12">
            <text:p>12</text:p>
          </table:table-cell>
          <table:table-cell table:style-name="ce235" table:formula="of:=[.Y13]+[.X14]" office:value-type="float" office:value="78">
            <text:p>78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2">
            <text:p>12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/>
          <table:table-cell table:style-name="ce221"/>
          <table:table-cell table:style-name="ce224" table:formula="of:=[.N15]+[.O$1]" office:value-type="float" office:value="91">
            <text:p>91</text:p>
          </table:table-cell>
          <table:table-cell table:style-name="ce221" table:formula="of:=[.O15]+[.P$1]" office:value-type="float" office:value="196">
            <text:p>196</text:p>
          </table:table-cell>
          <table:table-cell table:style-name="ce224" table:formula="of:=[.P15]+[.Q$1]" office:value-type="float" office:value="316">
            <text:p>316</text:p>
          </table:table-cell>
          <table:table-cell table:style-name="ce221" table:formula="of:=[.Q15]+[.R$1]" office:value-type="float" office:value="452">
            <text:p>452</text:p>
          </table:table-cell>
          <table:table-cell table:style-name="ce224" table:formula="of:=[.R15]+[.S$1]" office:value-type="float" office:value="605">
            <text:p>605</text:p>
          </table:table-cell>
          <table:table-cell table:style-name="ce221" table:formula="of:=[.S15]+[.T$1]" office:value-type="float" office:value="776">
            <text:p>776</text:p>
          </table:table-cell>
          <table:table-cell table:style-name="ce224" table:formula="of:=[.T15]+[.U$1]" office:value-type="float" office:value="966">
            <text:p>966</text:p>
          </table:table-cell>
          <table:table-cell table:style-name="ce228" table:formula="of:=[.U15]+[.V$1]" office:value-type="float" office:value="1176">
            <text:p>1176</text:p>
          </table:table-cell>
          <table:table-cell table:style-name="ce209"/>
          <table:table-cell table:style-name="ce231" office:value-type="float" office:value="13">
            <text:p>13</text:p>
          </table:table-cell>
          <table:table-cell table:style-name="ce235" table:formula="of:=[.Y14]+[.X15]" office:value-type="float" office:value="91">
            <text:p>9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3">
            <text:p>13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/>
          <table:table-cell table:style-name="ce221"/>
          <table:table-cell table:style-name="ce220"/>
          <table:table-cell table:style-name="ce221"/>
          <table:table-cell table:style-name="ce220" table:formula="of:=[.O16]+[.P$1]" office:value-type="float" office:value="105">
            <text:p>105</text:p>
          </table:table-cell>
          <table:table-cell table:style-name="ce221" table:formula="of:=[.P16]+[.Q$1]" office:value-type="float" office:value="225">
            <text:p>225</text:p>
          </table:table-cell>
          <table:table-cell table:style-name="ce220" table:formula="of:=[.Q16]+[.R$1]" office:value-type="float" office:value="361">
            <text:p>361</text:p>
          </table:table-cell>
          <table:table-cell table:style-name="ce221" table:formula="of:=[.R16]+[.S$1]" office:value-type="float" office:value="514">
            <text:p>514</text:p>
          </table:table-cell>
          <table:table-cell table:style-name="ce220" table:formula="of:=[.S16]+[.T$1]" office:value-type="float" office:value="685">
            <text:p>685</text:p>
          </table:table-cell>
          <table:table-cell table:style-name="ce221" table:formula="of:=[.T16]+[.U$1]" office:value-type="float" office:value="875">
            <text:p>875</text:p>
          </table:table-cell>
          <table:table-cell table:style-name="ce227" table:formula="of:=[.U16]+[.V$1]" office:value-type="float" office:value="1085">
            <text:p>1085</text:p>
          </table:table-cell>
          <table:table-cell table:style-name="ce209"/>
          <table:table-cell table:style-name="ce231" office:value-type="float" office:value="14">
            <text:p>14</text:p>
          </table:table-cell>
          <table:table-cell table:style-name="ce235" table:formula="of:=[.Y15]+[.X16]" office:value-type="float" office:value="105">
            <text:p>105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4">
            <text:p>14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P17]+[.Q$1]" office:value-type="float" office:value="120">
            <text:p>120</text:p>
          </table:table-cell>
          <table:table-cell table:style-name="ce221" table:formula="of:=[.Q17]+[.R$1]" office:value-type="float" office:value="256">
            <text:p>256</text:p>
          </table:table-cell>
          <table:table-cell table:style-name="ce224" table:formula="of:=[.R17]+[.S$1]" office:value-type="float" office:value="409">
            <text:p>409</text:p>
          </table:table-cell>
          <table:table-cell table:style-name="ce221" table:formula="of:=[.S17]+[.T$1]" office:value-type="float" office:value="580">
            <text:p>580</text:p>
          </table:table-cell>
          <table:table-cell table:style-name="ce224" table:formula="of:=[.T17]+[.U$1]" office:value-type="float" office:value="770">
            <text:p>770</text:p>
          </table:table-cell>
          <table:table-cell table:style-name="ce228" table:formula="of:=[.U17]+[.V$1]" office:value-type="float" office:value="980">
            <text:p>980</text:p>
          </table:table-cell>
          <table:table-cell table:style-name="ce209"/>
          <table:table-cell table:style-name="ce231" office:value-type="float" office:value="15">
            <text:p>15</text:p>
          </table:table-cell>
          <table:table-cell table:style-name="ce235" table:formula="of:=[.Y16]+[.X17]" office:value-type="float" office:value="120">
            <text:p>12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5">
            <text:p>15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 table:formula="of:=[.Q18]+[.R$1]" office:value-type="float" office:value="136">
            <text:p>136</text:p>
          </table:table-cell>
          <table:table-cell table:style-name="ce221" table:formula="of:=[.R18]+[.S$1]" office:value-type="float" office:value="289">
            <text:p>289</text:p>
          </table:table-cell>
          <table:table-cell table:style-name="ce220" table:formula="of:=[.S18]+[.T$1]" office:value-type="float" office:value="460">
            <text:p>460</text:p>
          </table:table-cell>
          <table:table-cell table:style-name="ce221" table:formula="of:=[.T18]+[.U$1]" office:value-type="float" office:value="650">
            <text:p>650</text:p>
          </table:table-cell>
          <table:table-cell table:style-name="ce227" table:formula="of:=[.U18]+[.V$1]" office:value-type="float" office:value="860">
            <text:p>860</text:p>
          </table:table-cell>
          <table:table-cell table:style-name="ce209"/>
          <table:table-cell table:style-name="ce231" office:value-type="float" office:value="16">
            <text:p>16</text:p>
          </table:table-cell>
          <table:table-cell table:style-name="ce235" table:formula="of:=[.Y17]+[.X18]" office:value-type="float" office:value="136">
            <text:p>13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6">
            <text:p>16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R19]+[.S$1]" office:value-type="float" office:value="153">
            <text:p>153</text:p>
          </table:table-cell>
          <table:table-cell table:style-name="ce221" table:formula="of:=[.S19]+[.T$1]" office:value-type="float" office:value="324">
            <text:p>324</text:p>
          </table:table-cell>
          <table:table-cell table:style-name="ce224" table:formula="of:=[.T19]+[.U$1]" office:value-type="float" office:value="514">
            <text:p>514</text:p>
          </table:table-cell>
          <table:table-cell table:style-name="ce228" table:formula="of:=[.U19]+[.V$1]" office:value-type="float" office:value="724">
            <text:p>724</text:p>
          </table:table-cell>
          <table:table-cell table:style-name="ce209"/>
          <table:table-cell table:style-name="ce231" office:value-type="float" office:value="17">
            <text:p>17</text:p>
          </table:table-cell>
          <table:table-cell table:style-name="ce235" table:formula="of:=[.Y18]+[.X19]" office:value-type="float" office:value="153">
            <text:p>153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7">
            <text:p>17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 table:formula="of:=[.S20]+[.T$1]" office:value-type="float" office:value="171">
            <text:p>171</text:p>
          </table:table-cell>
          <table:table-cell table:style-name="ce221" table:formula="of:=[.T20]+[.U$1]" office:value-type="float" office:value="361">
            <text:p>361</text:p>
          </table:table-cell>
          <table:table-cell table:style-name="ce227" table:formula="of:=[.U20]+[.V$1]" office:value-type="float" office:value="571">
            <text:p>571</text:p>
          </table:table-cell>
          <table:table-cell table:style-name="ce209"/>
          <table:table-cell table:style-name="ce231" office:value-type="float" office:value="18">
            <text:p>18</text:p>
          </table:table-cell>
          <table:table-cell table:style-name="ce235" table:formula="of:=[.Y19]+[.X20]" office:value-type="float" office:value="171">
            <text:p>17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8">
            <text:p>18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T21]+[.U$1]" office:value-type="float" office:value="190">
            <text:p>190</text:p>
          </table:table-cell>
          <table:table-cell table:style-name="ce228" table:formula="of:=[.U21]+[.V$1]" office:value-type="float" office:value="400">
            <text:p>400</text:p>
          </table:table-cell>
          <table:table-cell table:style-name="ce209"/>
          <table:table-cell table:style-name="ce231" office:value-type="float" office:value="19">
            <text:p>19</text:p>
          </table:table-cell>
          <table:table-cell table:style-name="ce235" table:formula="of:=[.Y20]+[.X21]" office:value-type="float" office:value="190">
            <text:p>19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9">
            <text:p>19</text:p>
          </table:table-cell>
          <table:table-cell table:style-name="ce218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9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9" table:formula="of:=[.U22]+[.V$1]" office:value-type="float" office:value="210">
            <text:p>210</text:p>
          </table:table-cell>
          <table:table-cell table:style-name="ce209"/>
          <table:table-cell table:style-name="ce212" office:value-type="float" office:value="20">
            <text:p>20</text:p>
          </table:table-cell>
          <table:table-cell table:style-name="ce221" table:formula="of:=[.Y21]+[.X22]" office:value-type="float" office:value="210">
            <text:p>21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1">
            <text:p>21</text:p>
          </table:table-cell>
          <table:table-cell table:style-name="ce235" table:formula="of:=[.Y22]+[.X23]" office:value-type="float" office:value="231">
            <text:p>23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2">
            <text:p>22</text:p>
          </table:table-cell>
          <table:table-cell table:style-name="ce235" table:formula="of:=[.Y23]+[.X24]" office:value-type="float" office:value="253">
            <text:p>253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3">
            <text:p>23</text:p>
          </table:table-cell>
          <table:table-cell table:style-name="ce235" table:formula="of:=[.Y24]+[.X25]" office:value-type="float" office:value="276">
            <text:p>27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4">
            <text:p>24</text:p>
          </table:table-cell>
          <table:table-cell table:style-name="ce235" table:formula="of:=[.Y25]+[.X26]" office:value-type="float" office:value="300">
            <text:p>30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5">
            <text:p>25</text:p>
          </table:table-cell>
          <table:table-cell table:style-name="ce235" table:formula="of:=[.Y26]+[.X27]" office:value-type="float" office:value="325">
            <text:p>325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2"/>
          <table:table-cell table:style-name="ce210"/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3"/>
          <table:table-cell table:style-name="ce209" table:number-columns-repeated="4"/>
          <table:table-cell table:style-name="ce210" table:number-columns-repeated="229"/>
          <table:table-cell table:number-columns-repeated="767"/>
        </table:table-row>
        <table:table-row table:style-name="ro1" table:number-rows-repeated="65507">
          <table:table-cell table:style-name="ce210"/>
          <table:table-cell table:style-name="ce214"/>
          <table:table-cell table:style-name="ce210" table:number-columns-repeated="21"/>
          <table:table-cell table:style-name="ce232"/>
          <table:table-cell table:style-name="ce210" table:number-columns-repeated="233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" table:style-name="ta10">
        <office:forms form:automatic-focus="false" form:apply-design-mode="false"/>
        <table:table-column table:style-name="co17" table:default-cell-style-name="ce2"/>
        <table:table-column table:style-name="co25" table:number-columns-repeated="2" table:default-cell-style-name="ce2"/>
        <table:table-column table:style-name="co17" table:default-cell-style-name="ce2"/>
        <table:table-column table:style-name="co84" table:default-cell-style-name="ce2"/>
        <table:table-column table:style-name="co25" table:number-columns-repeated="7" table:default-cell-style-name="ce2"/>
        <table:table-column table:style-name="co84" table:default-cell-style-name="ce2"/>
        <table:table-column table:style-name="co25" table:number-columns-repeated="10" table:default-cell-style-name="ce2"/>
        <table:table-column table:style-name="co85" table:default-cell-style-name="ce2"/>
        <table:table-column table:style-name="co86" table:default-cell-style-name="ce2"/>
        <table:table-column table:style-name="co25" table:number-columns-repeated="3" table:default-cell-style-name="ce2"/>
        <table:table-column table:style-name="co86" table:default-cell-style-name="ce2"/>
        <table:table-column table:style-name="co25" table:number-columns-repeated="6" table:default-cell-style-name="ce2"/>
        <table:table-column table:style-name="co28" table:default-cell-style-name="ce2"/>
        <table:table-column table:style-name="co87" table:default-cell-style-name="ce2"/>
        <table:table-column table:style-name="co88" table:default-cell-style-name="ce2"/>
        <table:table-column table:style-name="co25" table:default-cell-style-name="ce2"/>
        <table:table-column table:style-name="co28" table:number-columns-repeated="985" table:default-cell-style-name="ce2"/>
        <table:table-row table:style-name="ro1">
          <table:table-cell table:style-name="ce454" table:number-columns-repeated="257"/>
          <table:table-cell table:number-columns-repeated="767"/>
        </table:table-row>
        <table:table-row table:style-name="ro1">
          <table:table-cell table:style-name="ce454"/>
          <table:table-cell table:style-name="ce455" office:value-type="string">
            <text:p>For</text:p>
          </table:table-cell>
          <table:table-cell table:style-name="ce239" office:value-type="float" office:value="11">
            <text:p>11</text:p>
          </table:table-cell>
          <table:table-cell table:style-name="ce454"/>
          <table:table-cell table:style-name="ce456" office:value-type="string">
            <text:p>Encombrement</text:p>
          </table:table-cell>
          <table:table-cell table:style-name="ce456" office:value-type="string">
            <text:p>Pds</text:p>
          </table:table-cell>
          <table:table-cell table:style-name="ce456" office:value-type="string">
            <text:p>Ma</text:p>
          </table:table-cell>
          <table:table-cell table:style-name="ce456" office:value-type="string">
            <text:p>Co</text:p>
          </table:table-cell>
          <table:table-cell table:style-name="ce456" office:value-type="string">
            <text:p>Sp</text:p>
          </table:table-cell>
          <table:table-cell table:style-name="ce466" office:value-type="string">
            <text:p>Max</text:p>
          </table:table-cell>
          <table:table-cell/>
          <table:table-cell table:style-name="ce470"/>
          <table:table-cell table:style-name="ce456" office:value-type="string">
            <text:p>Physique</text:p>
          </table:table-cell>
          <table:table-cell table:style-name="ce456" office:value-type="string">
            <text:p>Val</text:p>
          </table:table-cell>
          <table:table-cell table:style-name="ce458" table:number-columns-repeated="4"/>
          <table:table-cell table:style-name="ce468" table:number-columns-repeated="18"/>
          <table:table-cell table:style-name="ce454"/>
          <table:table-cell table:style-name="ce454" office:value-type="string">
            <text:p>Taille</text:p>
          </table:table-cell>
          <table:table-cell table:style-name="ce454" office:value-type="string">
            <text:p>Poids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/>
          <table:table-cell table:style-name="ce455" office:value-type="string">
            <text:p>Con</text:p>
          </table:table-cell>
          <table:table-cell table:style-name="ce239" office:value-type="float" office:value="7">
            <text:p>7</text:p>
          </table:table-cell>
          <table:table-cell table:style-name="ce454"/>
          <table:table-cell table:style-name="ce455" office:value-type="string">
            <text:p>Léger</text:p>
          </table:table-cell>
          <table:table-cell table:style-name="ce459" table:formula="of:=pmax/4" office:value-type="float" office:value="13.75">
            <text:p>14 </text:p>
          </table:table-cell>
          <table:table-cell table:style-name="ce459" table:formula="of:=((tai-poi)/2+rap)/2" office:value-type="float" office:value="2.75">
            <text:p>3 </text:p>
          </table:table-cell>
          <table:table-cell table:style-name="ce459" table:formula="of:=((tai-poi)/2+rap+end)/2" office:value-type="float" office:value="8.25">
            <text:p>8 </text:p>
          </table:table-cell>
          <table:table-cell table:style-name="ce459" table:formula="of:=((tai-poi)/2+rap+end+for+con)/2" office:value-type="float" office:value="17.25">
            <text:p>17 </text:p>
          </table:table-cell>
          <table:table-cell table:style-name="ce466" table:formula="of:=(for+tai/2-5)*5" office:value-type="float" office:value="55">
            <text:p>55 </text:p>
          </table:table-cell>
          <table:table-cell/>
          <table:table-cell table:style-name="ce470"/>
          <table:table-cell table:style-name="ce455" office:value-type="string">
            <text:p>Taille</text:p>
          </table:table-cell>
          <table:table-cell table:style-name="ce460" table:formula="of:=INDEX(tab1;tai+2;2)" office:value-type="float" office:value="1.7">
            <text:p>1,70 </text:p>
          </table:table-cell>
          <table:table-cell table:style-name="ce458" table:number-columns-repeated="4"/>
          <table:table-cell table:style-name="ce467" table:number-columns-repeated="18"/>
          <table:table-cell table:style-name="ce454" office:value-type="float" office:value="0">
            <text:p>0 </text:p>
          </table:table-cell>
          <table:table-cell table:style-name="ce454" table:formula="of:=3.4-[.AL23]" office:value-type="float" office:value="0">
            <text:p>0 </text:p>
          </table:table-cell>
          <table:table-cell table:style-name="ce454" table:formula="of:=[.AK3]/0.15" office:value-type="float" office:value="0">
            <text:p>0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/>
          <table:table-cell table:style-name="ce455" office:value-type="string">
            <text:p>End</text:p>
          </table:table-cell>
          <table:table-cell table:style-name="ce239" office:value-type="float" office:value="11">
            <text:p>11</text:p>
          </table:table-cell>
          <table:table-cell table:style-name="ce454"/>
          <table:table-cell table:style-name="ce455" office:value-type="string">
            <text:p>Modéré</text:p>
          </table:table-cell>
          <table:table-cell table:style-name="ce459" table:formula="of:=pmax/2" office:value-type="float" office:value="27.5">
            <text:p>28 </text:p>
          </table:table-cell>
          <table:table-cell table:style-name="ce459" table:formula="of:=ma*3/4" office:value-type="float" office:value="2.0625">
            <text:p>2 </text:p>
          </table:table-cell>
          <table:table-cell table:style-name="ce459" table:formula="of:=co*3/4" office:value-type="float" office:value="6.1875">
            <text:p>6 </text:p>
          </table:table-cell>
          <table:table-cell table:style-name="ce459" table:formula="of:=sp*3/4" office:value-type="float" office:value="12.9375">
            <text:p>13 </text:p>
          </table:table-cell>
          <table:table-cell table:style-name="ce467"/>
          <table:table-cell/>
          <table:table-cell table:style-name="ce470"/>
          <table:table-cell table:style-name="ce455" office:value-type="string">
            <text:p>Poids</text:p>
          </table:table-cell>
          <table:table-cell table:style-name="ce459" table:formula="of:=INDEX(tab1;poi+2;3)" office:value-type="float" office:value="46.6666666666667">
            <text:p>47 </text:p>
          </table:table-cell>
          <table:table-cell table:style-name="ce458" table:number-columns-repeated="4"/>
          <table:table-cell table:style-name="ce467" table:number-columns-repeated="18"/>
          <table:table-cell table:style-name="ce454" office:value-type="float" office:value="1">
            <text:p>1 </text:p>
          </table:table-cell>
          <table:table-cell table:style-name="ce454" table:formula="of:=3.4-[.AL22]" office:value-type="float" office:value="0.393663098584442">
            <text:p>0 </text:p>
          </table:table-cell>
          <table:table-cell table:style-name="ce454" table:formula="of:=[.AK4]/0.15" office:value-type="float" office:value="6.66666666666667">
            <text:p>7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/>
          <table:table-cell table:style-name="ce455" office:value-type="string">
            <text:p>Int</text:p>
          </table:table-cell>
          <table:table-cell table:style-name="ce239" office:value-type="float" office:value="7">
            <text:p>7</text:p>
          </table:table-cell>
          <table:table-cell table:style-name="ce454"/>
          <table:table-cell table:style-name="ce455" office:value-type="string">
            <text:p>Lourd</text:p>
          </table:table-cell>
          <table:table-cell table:style-name="ce459" table:formula="of:=pmax*3/4" office:value-type="float" office:value="41.25">
            <text:p>41 </text:p>
          </table:table-cell>
          <table:table-cell table:style-name="ce459" table:formula="of:=ma/2" office:value-type="float" office:value="1.375">
            <text:p>1 </text:p>
          </table:table-cell>
          <table:table-cell table:style-name="ce459" table:formula="of:=co/2" office:value-type="float" office:value="4.125">
            <text:p>4 </text:p>
          </table:table-cell>
          <table:table-cell table:style-name="ce459" table:formula="of:=sp/2" office:value-type="float" office:value="8.625">
            <text:p>9 </text:p>
          </table:table-cell>
          <table:table-cell table:style-name="ce467"/>
          <table:table-cell/>
          <table:table-cell table:style-name="ce470"/>
          <table:table-cell table:style-name="ce455" office:value-type="string">
            <text:p>bAge</text:p>
          </table:table-cell>
          <table:table-cell table:style-name="ce459" table:formula="of:=IF(age&lt;20;age/2;IF((40-age)/2&gt;0;(40-age)/2;0))" office:value-type="float" office:value="0">
            <text:p>0 </text:p>
          </table:table-cell>
          <table:table-cell table:style-name="ce458" table:number-columns-repeated="4"/>
          <table:table-cell table:style-name="ce467" table:number-columns-repeated="18"/>
          <table:table-cell table:style-name="ce454" office:value-type="float" office:value="2">
            <text:p>2 </text:p>
          </table:table-cell>
          <table:table-cell table:style-name="ce454" table:formula="of:=3.4-[.AL21]" office:value-type="float" office:value="0.726863216192091">
            <text:p>1 </text:p>
          </table:table-cell>
          <table:table-cell table:style-name="ce454" table:formula="of:=[.AK5]/0.15" office:value-type="float" office:value="13.3333333333333">
            <text:p>13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/>
          <table:table-cell table:style-name="ce455" office:value-type="string">
            <text:p>Vol</text:p>
          </table:table-cell>
          <table:table-cell table:style-name="ce239" office:value-type="float" office:value="13">
            <text:p>13</text:p>
          </table:table-cell>
          <table:table-cell table:style-name="ce454"/>
          <table:table-cell table:style-name="ce455" office:value-type="string">
            <text:p>Critique</text:p>
          </table:table-cell>
          <table:table-cell table:style-name="ce459" table:formula="of:=pmax" office:value-type="float" office:value="55">
            <text:p>55 </text:p>
          </table:table-cell>
          <table:table-cell table:style-name="ce459" table:formula="of:=ma/4" office:value-type="float" office:value="0.6875">
            <text:p>1 </text:p>
          </table:table-cell>
          <table:table-cell table:style-name="ce459" table:formula="of:=co/4" office:value-type="float" office:value="2.0625">
            <text:p>2 </text:p>
          </table:table-cell>
          <table:table-cell table:style-name="ce459" table:formula="of:=sp/4" office:value-type="float" office:value="4.3125">
            <text:p>4 </text:p>
          </table:table-cell>
          <table:table-cell table:style-name="ce468"/>
          <table:table-cell/>
          <table:table-cell table:style-name="ce470"/>
          <table:table-cell table:style-name="ce454" table:number-columns-repeated="6"/>
          <table:table-cell table:style-name="ce468" table:number-columns-repeated="17"/>
          <table:table-cell table:style-name="ce467"/>
          <table:table-cell table:style-name="ce454" office:value-type="float" office:value="3">
            <text:p>3 </text:p>
          </table:table-cell>
          <table:table-cell table:style-name="ce454" table:formula="of:=3.4-[.AL20]" office:value-type="float" office:value="1.00306219789712">
            <text:p>1 </text:p>
          </table:table-cell>
          <table:table-cell table:style-name="ce454" table:formula="of:=[.AK6]/0.15" office:value-type="float" office:value="20">
            <text:p>20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/>
          <table:table-cell table:style-name="ce455" office:value-type="string">
            <text:p>Mag</text:p>
          </table:table-cell>
          <table:table-cell table:style-name="ce239" office:value-type="float" office:value="4">
            <text:p>4</text:p>
          </table:table-cell>
          <table:table-cell table:style-name="ce454" table:number-columns-repeated="7"/>
          <table:table-cell table:style-name="ce467"/>
          <table:table-cell table:style-name="ce470"/>
          <table:table-cell table:style-name="ce456" office:value-type="string">
            <text:p>Points</text:p>
          </table:table-cell>
          <table:table-cell table:style-name="ce456" office:value-type="string">
            <text:p>Val</text:p>
          </table:table-cell>
          <table:table-cell table:style-name="ce458" table:number-columns-repeated="4"/>
          <table:table-cell table:style-name="ce467" table:number-columns-repeated="18"/>
          <table:table-cell table:style-name="ce454" office:value-type="float" office:value="4">
            <text:p>4 </text:p>
          </table:table-cell>
          <table:table-cell table:style-name="ce454" table:formula="of:=3.4-[.AL19]" office:value-type="float" office:value="1.22594683842421">
            <text:p>1 </text:p>
          </table:table-cell>
          <table:table-cell table:style-name="ce454" table:formula="of:=[.AK7]/0.15" office:value-type="float" office:value="26.6666666666667">
            <text:p>27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/>
          <table:table-cell table:style-name="ce455" office:value-type="string">
            <text:p>Agi</text:p>
          </table:table-cell>
          <table:table-cell table:style-name="ce239" office:value-type="float" office:value="10">
            <text:p>10</text:p>
          </table:table-cell>
          <table:table-cell table:style-name="ce454"/>
          <table:table-cell table:style-name="ce456" office:value-type="string">
            <text:p>Vitesse</text:p>
          </table:table-cell>
          <table:table-cell table:style-name="ce456"/>
          <table:table-cell table:style-name="ce456" office:value-type="string">
            <text:p>Ma</text:p>
          </table:table-cell>
          <table:table-cell table:style-name="ce456" office:value-type="string">
            <text:p>Co</text:p>
          </table:table-cell>
          <table:table-cell table:style-name="ce456" office:value-type="string">
            <text:p>Sp</text:p>
          </table:table-cell>
          <table:table-cell/>
          <table:table-cell table:style-name="ce467"/>
          <table:table-cell table:style-name="ce470"/>
          <table:table-cell table:style-name="ce455" office:value-type="string">
            <text:p>PV Max</text:p>
          </table:table-cell>
          <table:table-cell table:style-name="ce459" table:formula="of:=con+vol+(tai+poi)/2" office:value-type="float" office:value="28.5">
            <text:p>29 </text:p>
          </table:table-cell>
          <table:table-cell table:style-name="ce458" table:number-columns-repeated="4"/>
          <table:table-cell table:style-name="ce467" table:number-columns-repeated="18"/>
          <table:table-cell table:style-name="ce454" office:value-type="float" office:value="5">
            <text:p>5 </text:p>
          </table:table-cell>
          <table:table-cell table:style-name="ce454" table:formula="of:=3.4-[.AL18]" office:value-type="float" office:value="1.39947961799572">
            <text:p>1 </text:p>
          </table:table-cell>
          <table:table-cell table:style-name="ce454" table:formula="of:=[.AK8]/0.15" office:value-type="float" office:value="33.3333333333333">
            <text:p>33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/>
          <table:table-cell table:style-name="ce455" office:value-type="string">
            <text:p>Rap</text:p>
          </table:table-cell>
          <table:table-cell table:style-name="ce239" office:value-type="float" office:value="4">
            <text:p>4</text:p>
          </table:table-cell>
          <table:table-cell table:style-name="ce454"/>
          <table:table-cell table:style-name="ce455" office:value-type="string">
            <text:p>km/h</text:p>
          </table:table-cell>
          <table:table-cell table:style-name="ce459"/>
          <table:table-cell table:style-name="ce458" table:formula="of:=((tai-poi)/2+rap+end)/4" office:value-type="float" office:value="4.125">
            <text:p>4 </text:p>
          </table:table-cell>
          <table:table-cell table:style-name="ce458" table:formula="of:=((tai-poi)/2+end+con)/2" office:value-type="float" office:value="9.75">
            <text:p>10 </text:p>
          </table:table-cell>
          <table:table-cell table:style-name="ce459" table:formula="of:=((tai-poi)/2+con+for)" office:value-type="float" office:value="19.5">
            <text:p>20 </text:p>
          </table:table-cell>
          <table:table-cell/>
          <table:table-cell table:style-name="ce467"/>
          <table:table-cell table:style-name="ce470"/>
          <table:table-cell table:style-name="ce455" office:value-type="string">
            <text:p>PV -2</text:p>
          </table:table-cell>
          <table:table-cell table:style-name="ce459" table:formula="of:=pv/2" office:value-type="float" office:value="14.25">
            <text:p>14 </text:p>
          </table:table-cell>
          <table:table-cell table:style-name="ce458" table:number-columns-repeated="4"/>
          <table:table-cell table:style-name="ce467" table:number-columns-repeated="18"/>
          <table:table-cell table:style-name="ce454" office:value-type="float" office:value="6">
            <text:p>6 </text:p>
          </table:table-cell>
          <table:table-cell table:style-name="ce454" table:formula="of:=3.4-[.AL17]" office:value-type="float" office:value="1.52797209528684">
            <text:p>2 </text:p>
          </table:table-cell>
          <table:table-cell table:style-name="ce454" table:formula="of:=[.AK9]/0.15" office:value-type="float" office:value="40">
            <text:p>40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/>
          <table:table-cell table:style-name="ce455" office:value-type="string">
            <text:p>Soc</text:p>
          </table:table-cell>
          <table:table-cell table:style-name="ce239" office:value-type="float" office:value="14">
            <text:p>14</text:p>
          </table:table-cell>
          <table:table-cell table:style-name="ce454"/>
          <table:table-cell table:style-name="ce457" office:value-type="string">
            <text:p>m/s</text:p>
          </table:table-cell>
          <table:table-cell table:style-name="ce459"/>
          <table:table-cell table:style-name="ce461" table:formula="of:=[.G9]*1000/60/60" office:value-type="float" office:value="1.14583333333333">
            <text:p>1 </text:p>
          </table:table-cell>
          <table:table-cell table:style-name="ce461" table:formula="of:=[.H9]*1000/60/60" office:value-type="float" office:value="2.70833333333333">
            <text:p>3 </text:p>
          </table:table-cell>
          <table:table-cell table:style-name="ce461" table:formula="of:=[.I9]*1000/60/60" office:value-type="float" office:value="5.41666666666667">
            <text:p>5 </text:p>
          </table:table-cell>
          <table:table-cell/>
          <table:table-cell table:style-name="ce469"/>
          <table:table-cell table:style-name="ce467"/>
          <table:table-cell table:style-name="ce455" office:value-type="string">
            <text:p>PV -5</text:p>
          </table:table-cell>
          <table:table-cell table:style-name="ce459" table:formula="of:=pv/4" office:value-type="float" office:value="7.125">
            <text:p>7 </text:p>
          </table:table-cell>
          <table:table-cell table:style-name="ce458" table:number-columns-repeated="4"/>
          <table:table-cell table:style-name="ce467" table:number-columns-repeated="18"/>
          <table:table-cell table:style-name="ce454" office:value-type="float" office:value="7">
            <text:p>7 </text:p>
          </table:table-cell>
          <table:table-cell table:style-name="ce454" table:formula="of:=3.4-[.AL16]" office:value-type="float" office:value="1.61619844870171">
            <text:p>2 </text:p>
          </table:table-cell>
          <table:table-cell table:style-name="ce454" table:formula="of:=[.AK10]/0.15" office:value-type="float" office:value="46.6666666666667">
            <text:p>47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/>
          <table:table-cell table:style-name="ce455" office:value-type="string">
            <text:p>Cmd</text:p>
          </table:table-cell>
          <table:table-cell table:style-name="ce239" office:value-type="float" office:value="14">
            <text:p>14</text:p>
          </table:table-cell>
          <table:table-cell table:style-name="ce454"/>
          <table:table-cell table:style-name="ce455" office:value-type="string">
            <text:p>m/rd</text:p>
          </table:table-cell>
          <table:table-cell table:style-name="ce459"/>
          <table:table-cell table:style-name="ce458" table:formula="of:=[.G10]*5" office:value-type="float" office:value="5.72916666666667">
            <text:p>6 </text:p>
          </table:table-cell>
          <table:table-cell table:style-name="ce458" table:formula="of:=[.H10]*5" office:value-type="float" office:value="13.5416666666667">
            <text:p>14 </text:p>
          </table:table-cell>
          <table:table-cell table:style-name="ce458" table:formula="of:=[.I10]*5" office:value-type="float" office:value="27.0833333333333">
            <text:p>27 </text:p>
          </table:table-cell>
          <table:table-cell/>
          <table:table-cell table:style-name="ce467" table:number-columns-repeated="2"/>
          <table:table-cell table:style-name="ce455" office:value-type="string">
            <text:p>PF Max</text:p>
          </table:table-cell>
          <table:table-cell table:style-name="ce459" table:formula="of:=end+con+20-(tai+poi)/2" office:value-type="float" office:value="29.5">
            <text:p>30 </text:p>
          </table:table-cell>
          <table:table-cell table:style-name="ce458" table:number-columns-repeated="4"/>
          <table:table-cell table:style-name="ce467" table:number-columns-repeated="18"/>
          <table:table-cell table:style-name="ce454" office:value-type="float" office:value="8">
            <text:p>8 </text:p>
          </table:table-cell>
          <table:table-cell table:style-name="ce454" table:formula="of:=3.4-[.AL15]" office:value-type="float" office:value="1.669589475506">
            <text:p>2 </text:p>
          </table:table-cell>
          <table:table-cell table:style-name="ce454" table:formula="of:=[.AK11]/0.15" office:value-type="float" office:value="53.3333333333333">
            <text:p>53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/>
          <table:table-cell table:style-name="ce455" office:value-type="string">
            <text:p>Tai</text:p>
          </table:table-cell>
          <table:table-cell table:style-name="ce239" office:value-type="float" office:value="10">
            <text:p>10</text:p>
          </table:table-cell>
          <table:table-cell table:style-name="ce454"/>
          <table:table-cell table:number-columns-repeated="6"/>
          <table:table-cell table:style-name="ce467" table:number-columns-repeated="2"/>
          <table:table-cell table:style-name="ce455" office:value-type="string">
            <text:p>PF Min</text:p>
          </table:table-cell>
          <table:table-cell table:style-name="ce459" table:formula="of:=end/2" office:value-type="float" office:value="5.5">
            <text:p>6 </text:p>
          </table:table-cell>
          <table:table-cell table:style-name="ce458" table:number-columns-repeated="4"/>
          <table:table-cell table:style-name="ce467" table:number-columns-repeated="18"/>
          <table:table-cell table:style-name="ce454" office:value-type="float" office:value="9">
            <text:p>9 </text:p>
          </table:table-cell>
          <table:table-cell table:style-name="ce454" table:formula="of:=3.4-[.AL14]" office:value-type="float" office:value="1.69462412797771">
            <text:p>2 </text:p>
          </table:table-cell>
          <table:table-cell table:style-name="ce454" table:formula="of:=[.AK12]/0.15" office:value-type="float" office:value="60">
            <text:p>60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/>
          <table:table-cell table:style-name="ce455" office:value-type="string">
            <text:p>Poi</text:p>
          </table:table-cell>
          <table:table-cell table:style-name="ce239" office:value-type="float" office:value="7">
            <text:p>7</text:p>
          </table:table-cell>
          <table:table-cell table:style-name="ce454"/>
          <table:table-cell table:style-name="ce456" office:value-type="string">
            <text:p>Bonus</text:p>
          </table:table-cell>
          <table:table-cell table:style-name="ce456" office:value-type="string">
            <text:p>b</text:p>
          </table:table-cell>
          <table:table-cell table:style-name="ce458"/>
          <table:table-cell table:style-name="ce456" table:number-columns-repeated="3"/>
          <table:table-cell table:style-name="ce467" table:number-columns-repeated="2"/>
          <table:table-cell table:style-name="ce455" office:value-type="string">
            <text:p>PF Recup</text:p>
          </table:table-cell>
          <table:table-cell table:style-name="ce459" table:formula="of:=(con+end)/4" office:value-type="float" office:value="4.5">
            <text:p>5 </text:p>
          </table:table-cell>
          <table:table-cell table:style-name="ce458" table:number-columns-repeated="4"/>
          <table:table-cell table:style-name="ce467" table:number-columns-repeated="18"/>
          <table:table-cell table:style-name="ce454" office:value-type="float" office:value="10">
            <text:p>10 </text:p>
          </table:table-cell>
          <table:table-cell table:style-name="ce454" table:formula="of:=1.7+POWER(([.AK13]-10)/10;2.5)*1.7" office:value-type="float" office:value="1.7">
            <text:p>2 </text:p>
          </table:table-cell>
          <table:table-cell table:style-name="ce454" table:formula="of:=[.AK13]/0.15" office:value-type="float" office:value="66.6666666666667">
            <text:p>67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/>
          <table:table-cell table:style-name="ce455" office:value-type="string">
            <text:p>Age</text:p>
          </table:table-cell>
          <table:table-cell table:style-name="ce239" office:value-type="float" office:value="76">
            <text:p>76</text:p>
          </table:table-cell>
          <table:table-cell table:style-name="ce454"/>
          <table:table-cell table:style-name="ce455" office:value-type="string">
            <text:p>Connaissance</text:p>
          </table:table-cell>
          <table:table-cell table:style-name="ce459" table:formula="of:=(int+soc)/2" office:value-type="float" office:value="10.5">
            <text:p>11 </text:p>
          </table:table-cell>
          <table:table-cell table:style-name="ce458" table:number-columns-repeated="3"/>
          <table:table-cell table:style-name="ce459"/>
          <table:table-cell table:style-name="ce467" table:number-columns-repeated="2"/>
          <table:table-cell table:style-name="ce455" office:value-type="string">
            <text:p>PM</text:p>
          </table:table-cell>
          <table:table-cell table:style-name="ce459" table:formula="of:=mag+(vol+int)/2" office:value-type="float" office:value="14">
            <text:p>14 </text:p>
          </table:table-cell>
          <table:table-cell table:style-name="ce458" table:number-columns-repeated="4"/>
          <table:table-cell table:style-name="ce467" table:number-columns-repeated="17"/>
          <table:table-cell table:style-name="ce454"/>
          <table:table-cell table:style-name="ce454" office:value-type="float" office:value="11">
            <text:p>11 </text:p>
          </table:table-cell>
          <table:table-cell table:style-name="ce454" table:formula="of:=1.7+POWER(([.AK14]-10)/10;2.5)*1.7" office:value-type="float" office:value="1.70537587202229">
            <text:p>2 </text:p>
          </table:table-cell>
          <table:table-cell table:style-name="ce454" table:formula="of:=[.AK14]/0.15" office:value-type="float" office:value="73.3333333333333">
            <text:p>73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Communication</text:p>
          </table:table-cell>
          <table:table-cell table:style-name="ce459" table:formula="of:=(soc+cmd)/2" office:value-type="float" office:value="14">
            <text:p>14 </text:p>
          </table:table-cell>
          <table:table-cell table:style-name="ce458"/>
          <table:table-cell table:style-name="ce461" table:number-columns-repeated="3"/>
          <table:table-cell table:style-name="ce467" table:number-columns-repeated="2"/>
          <table:table-cell table:style-name="ce454" table:number-columns-repeated="6"/>
          <table:table-cell table:style-name="ce467" table:number-columns-repeated="17"/>
          <table:table-cell table:style-name="ce454"/>
          <table:table-cell table:style-name="ce454" office:value-type="float" office:value="12">
            <text:p>12 </text:p>
          </table:table-cell>
          <table:table-cell table:style-name="ce454" table:formula="of:=1.7+POWER(([.AK15]-10)/10;2.5)*1.7" office:value-type="float" office:value="1.730410524494">
            <text:p>2 </text:p>
          </table:table-cell>
          <table:table-cell table:style-name="ce454" table:formula="of:=[.AK15]/0.15" office:value-type="float" office:value="80">
            <text:p>80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/>
          <table:table-cell table:style-name="ce455" office:value-type="string">
            <text:p>Rnd</text:p>
          </table:table-cell>
          <table:table-cell table:style-name="ce239" table:formula="of:=5+ROUNDDOWN(6*RAND();0)+ROUNDDOWN(6*RAND();0)" office:value-type="float" office:value="11">
            <text:p>11</text:p>
          </table:table-cell>
          <table:table-cell table:style-name="ce454"/>
          <table:table-cell table:style-name="ce455" office:value-type="string">
            <text:p>Agilité</text:p>
          </table:table-cell>
          <table:table-cell table:style-name="ce459" table:formula="of:=(agi+rap)/2" office:value-type="float" office:value="7">
            <text:p>7 </text:p>
          </table:table-cell>
          <table:table-cell table:style-name="ce458" table:number-columns-repeated="4"/>
          <table:table-cell table:style-name="ce468" table:number-columns-repeated="2"/>
          <table:table-cell table:style-name="ce470"/>
          <table:table-cell table:style-name="ce474" office:value-type="string">
            <text:p>Perso</text:p>
          </table:table-cell>
          <table:table-cell table:style-name="ce474" office:value-type="string" table:number-columns-spanned="2" table:number-rows-spanned="1">
            <text:p>Arme</text:p>
          </table:table-cell>
          <table:covered-table-cell table:style-name="ce470"/>
          <table:table-cell table:style-name="ce489" office:value-type="string" table:number-columns-spanned="2" table:number-rows-spanned="1">
            <text:p>2d10</text:p>
          </table:table-cell>
          <table:covered-table-cell table:style-name="ce470"/>
          <table:table-cell table:style-name="ce495" office:value-type="string" table:number-columns-spanned="3" table:number-rows-spanned="1">
            <text:p>BO</text:p>
          </table:table-cell>
          <table:covered-table-cell table:number-columns-repeated="2" table:style-name="ce467"/>
          <table:table-cell table:style-name="ce495" office:value-type="string">
            <text:p>CC</text:p>
          </table:table-cell>
          <table:table-cell table:style-name="ce467"/>
          <table:table-cell table:style-name="ce470"/>
          <table:table-cell table:style-name="ce509" office:value-type="string">
            <text:p>Arme</text:p>
          </table:table-cell>
          <table:table-cell table:style-name="ce509" office:value-type="string">
            <text:p>BO</text:p>
          </table:table-cell>
          <table:table-cell table:style-name="ce509" office:value-type="string">
            <text:p>bCC</text:p>
          </table:table-cell>
          <table:table-cell table:style-name="ce440"/>
          <table:table-cell table:style-name="ce509" office:value-type="string">
            <text:p>Arme</text:p>
          </table:table-cell>
          <table:table-cell table:style-name="ce509" office:value-type="string">
            <text:p>BO</text:p>
          </table:table-cell>
          <table:table-cell table:style-name="ce509" office:value-type="string">
            <text:p>bCC</text:p>
          </table:table-cell>
          <table:table-cell table:style-name="ce467" table:number-columns-repeated="2"/>
          <table:table-cell table:style-name="ce468" table:number-columns-repeated="2"/>
          <table:table-cell table:style-name="ce454"/>
          <table:table-cell table:style-name="ce454" office:value-type="float" office:value="13">
            <text:p>13 </text:p>
          </table:table-cell>
          <table:table-cell table:style-name="ce454" table:formula="of:=1.7+POWER(([.AK16]-10)/10;2.5)*1.7" office:value-type="float" office:value="1.78380155129829">
            <text:p>2 </text:p>
          </table:table-cell>
          <table:table-cell table:style-name="ce454" table:formula="of:=[.AK16]/0.15" office:value-type="float" office:value="86.6666666666667">
            <text:p>87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Manipulation</text:p>
          </table:table-cell>
          <table:table-cell table:style-name="ce459" table:formula="of:=(agi+vol)/2" office:value-type="float" office:value="11.5">
            <text:p>12 </text:p>
          </table:table-cell>
          <table:table-cell table:style-name="ce458" table:number-columns-repeated="4"/>
          <table:table-cell table:style-name="ce467" table:number-columns-repeated="2"/>
          <table:table-cell table:style-name="ce471"/>
          <table:table-cell table:number-columns-repeated="2" table:style-name="ce475" office:value-type="string">
            <text:p>BO</text:p>
          </table:table-cell>
          <table:table-cell table:style-name="ce471" office:value-type="string">
            <text:p>bCC</text:p>
          </table:table-cell>
          <table:table-cell table:style-name="ce475" office:value-type="string">
            <text:p>2d10</text:p>
          </table:table-cell>
          <table:table-cell table:style-name="ce471" office:value-type="string">
            <text:p>DdC</text:p>
          </table:table-cell>
          <table:table-cell table:style-name="ce496" office:value-type="string">
            <text:p>tot</text:p>
          </table:table-cell>
          <table:table-cell table:style-name="ce499" office:value-type="string">
            <text:p>PdV</text:p>
          </table:table-cell>
          <table:table-cell table:style-name="ce499" office:value-type="string">
            <text:p>bCC</text:p>
          </table:table-cell>
          <table:table-cell table:style-name="ce496" office:value-type="string">
            <text:p>tot</text:p>
          </table:table-cell>
          <table:table-cell table:style-name="ce467"/>
          <table:table-cell table:style-name="ce470"/>
          <table:table-cell table:style-name="ce470" office:value-type="string">
            <text:p>Poing</text:p>
          </table:table-cell>
          <table:table-cell table:number-columns-repeated="2" table:style-name="ce470" office:value-type="float" office:value="0">
            <text:p>0 </text:p>
          </table:table-cell>
          <table:table-cell table:style-name="ce470"/>
          <table:table-cell table:style-name="ce470" office:value-type="string">
            <text:p>Poing</text:p>
          </table:table-cell>
          <table:table-cell table:number-columns-repeated="2" table:style-name="ce470" office:value-type="float" office:value="0">
            <text:p>0 </text:p>
          </table:table-cell>
          <table:table-cell table:style-name="ce467" table:number-columns-repeated="4"/>
          <table:table-cell table:style-name="ce454"/>
          <table:table-cell table:style-name="ce454" office:value-type="float" office:value="14">
            <text:p>14 </text:p>
          </table:table-cell>
          <table:table-cell table:style-name="ce454" table:formula="of:=1.7+POWER(([.AK17]-10)/10;2.5)*1.7" office:value-type="float" office:value="1.87202790471316">
            <text:p>2 </text:p>
          </table:table-cell>
          <table:table-cell table:style-name="ce454" table:formula="of:=[.AK17]/0.15" office:value-type="float" office:value="93.3333333333333">
            <text:p>93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Perception</text:p>
          </table:table-cell>
          <table:table-cell table:style-name="ce459" table:formula="of:=(vol+int)/2" office:value-type="float" office:value="10">
            <text:p>10 </text:p>
          </table:table-cell>
          <table:table-cell table:style-name="ce458" table:number-columns-repeated="4"/>
          <table:table-cell table:style-name="ce467" table:number-columns-repeated="2"/>
          <table:table-cell table:style-name="ce440" office:value-type="string">
            <text:p>Faible</text:p>
          </table:table-cell>
          <table:table-cell table:style-name="ce476" office:value-type="float" office:value="5">
            <text:p>5</text:p>
          </table:table-cell>
          <table:table-cell table:style-name="ce476" table:formula="of:=[.Z17]" office:value-type="float" office:value="0">
            <text:p>0</text:p>
          </table:table-cell>
          <table:table-cell table:style-name="ce483" table:formula="of:=[.AA17]" office:value-type="float" office:value="0">
            <text:p>0</text:p>
          </table:table-cell>
          <table:table-cell table:style-name="ce476" office:value-type="float" office:value="2">
            <text:p>2</text:p>
          </table:table-cell>
          <table:table-cell table:style-name="ce483" office:value-type="float" office:value="1">
            <text:p>1</text:p>
          </table:table-cell>
          <table:table-cell table:style-name="ce489" table:formula="of:=[.N18]+[.O18]+[.Q18]" office:value-type="float" office:value="7">
            <text:p>7</text:p>
          </table:table-cell>
          <table:table-cell table:style-name="ce500" table:formula="of:=INDEX(bo_tab;[.S18];2)" office:value-type="float" office:value="2">
            <text:p>2</text:p>
          </table:table-cell>
          <table:table-cell table:style-name="ce503" table:formula="of:=INDEX(bo_tab;[.S18];3)" office:value-type="float" office:value="-3">
            <text:p>-3</text:p>
          </table:table-cell>
          <table:table-cell table:style-name="ce506" table:formula="of:=INDEX(bo_tab;[.S18];3)+[.P18]+[.R18]" office:value-type="float" office:value="-2">
            <text:p>-2</text:p>
          </table:table-cell>
          <table:table-cell table:style-name="ce467"/>
          <table:table-cell table:style-name="ce440"/>
          <table:table-cell table:style-name="ce440" office:value-type="string">
            <text:p>Épée</text:p>
          </table:table-cell>
          <table:table-cell table:style-name="ce440" office:value-type="float" office:value="10">
            <text:p>10</text:p>
          </table:table-cell>
          <table:table-cell table:style-name="ce440" office:value-type="float" office:value="3">
            <text:p>3</text:p>
          </table:table-cell>
          <table:table-cell table:style-name="ce440"/>
          <table:table-cell table:style-name="ce440" office:value-type="string">
            <text:p>Épée</text:p>
          </table:table-cell>
          <table:table-cell table:style-name="ce440" office:value-type="float" office:value="10">
            <text:p>10</text:p>
          </table:table-cell>
          <table:table-cell table:style-name="ce440" office:value-type="float" office:value="3">
            <text:p>3</text:p>
          </table:table-cell>
          <table:table-cell table:style-name="ce503"/>
          <table:table-cell table:style-name="ce500"/>
          <table:table-cell table:style-name="ce467" table:number-columns-repeated="2"/>
          <table:table-cell table:style-name="ce454"/>
          <table:table-cell table:style-name="ce454" office:value-type="float" office:value="15">
            <text:p>15 </text:p>
          </table:table-cell>
          <table:table-cell table:style-name="ce454" table:formula="of:=1.7+POWER(([.AK18]-10)/10;2.5)*1.7" office:value-type="float" office:value="2.00052038200428">
            <text:p>2 </text:p>
          </table:table-cell>
          <table:table-cell table:style-name="ce454" table:formula="of:=[.AK18]/0.15" office:value-type="float" office:value="100">
            <text:p>100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Discrétion</text:p>
          </table:table-cell>
          <table:table-cell table:style-name="ce459" table:formula="of:=(int+vol+agi-tai)/2" office:value-type="float" office:value="10">
            <text:p>10 </text:p>
          </table:table-cell>
          <table:table-cell table:style-name="ce458" table:number-columns-repeated="4"/>
          <table:table-cell table:style-name="ce467" table:number-columns-repeated="2"/>
          <table:table-cell table:style-name="ce440" office:value-type="string">
            <text:p>Normal</text:p>
          </table:table-cell>
          <table:table-cell table:style-name="ce477" office:value-type="float" office:value="10">
            <text:p>10</text:p>
          </table:table-cell>
          <table:table-cell table:style-name="ce476" table:formula="of:=[.Z17]" office:value-type="float" office:value="0">
            <text:p>0</text:p>
          </table:table-cell>
          <table:table-cell table:style-name="ce483" table:formula="of:=[.AA17]" office:value-type="float" office:value="0">
            <text:p>0</text:p>
          </table:table-cell>
          <table:table-cell table:style-name="ce476" office:value-type="float" office:value="2">
            <text:p>2</text:p>
          </table:table-cell>
          <table:table-cell table:style-name="ce483" office:value-type="float" office:value="1">
            <text:p>1</text:p>
          </table:table-cell>
          <table:table-cell table:style-name="ce489" table:formula="of:=[.N19]+[.O19]+[.Q19]" office:value-type="float" office:value="12">
            <text:p>12</text:p>
          </table:table-cell>
          <table:table-cell table:style-name="ce500" table:formula="of:=INDEX(bo_tab;[.S19];2)" office:value-type="float" office:value="5">
            <text:p>5</text:p>
          </table:table-cell>
          <table:table-cell table:style-name="ce503" table:formula="of:=INDEX(bo_tab;[.S19];3)" office:value-type="float" office:value="-2">
            <text:p>-2</text:p>
          </table:table-cell>
          <table:table-cell table:style-name="ce506" table:formula="of:=INDEX(bo_tab;[.S19];3)+[.P19]+[.R19]" office:value-type="float" office:value="-1">
            <text:p>-1</text:p>
          </table:table-cell>
          <table:table-cell table:style-name="ce467" office:value-type="float" office:value="0">
            <text:p>0 </text:p>
          </table:table-cell>
          <table:table-cell table:style-name="ce440"/>
          <table:table-cell table:style-name="ce440" office:value-type="string">
            <text:p>E2M</text:p>
          </table:table-cell>
          <table:table-cell table:style-name="ce440" office:value-type="float" office:value="20">
            <text:p>20</text:p>
          </table:table-cell>
          <table:table-cell table:style-name="ce440" office:value-type="float" office:value="3">
            <text:p>3</text:p>
          </table:table-cell>
          <table:table-cell table:style-name="ce440"/>
          <table:table-cell table:style-name="ce440" office:value-type="string">
            <text:p>E2M</text:p>
          </table:table-cell>
          <table:table-cell table:style-name="ce440" office:value-type="float" office:value="20">
            <text:p>20</text:p>
          </table:table-cell>
          <table:table-cell table:style-name="ce440" office:value-type="float" office:value="2">
            <text:p>2</text:p>
          </table:table-cell>
          <table:table-cell table:style-name="ce503"/>
          <table:table-cell table:style-name="ce500"/>
          <table:table-cell table:style-name="ce467" table:number-columns-repeated="2"/>
          <table:table-cell table:style-name="ce454"/>
          <table:table-cell table:style-name="ce454" office:value-type="float" office:value="16">
            <text:p>16 </text:p>
          </table:table-cell>
          <table:table-cell table:style-name="ce454" table:formula="of:=1.7+POWER(([.AK19]-10)/10;2.5)*1.7" office:value-type="float" office:value="2.17405316157579">
            <text:p>2 </text:p>
          </table:table-cell>
          <table:table-cell table:style-name="ce454" table:formula="of:=[.AK19]/0.15" office:value-type="float" office:value="106.666666666667">
            <text:p>107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Magie</text:p>
          </table:table-cell>
          <table:table-cell table:style-name="ce459" table:formula="of:=(mag+vol)/2" office:value-type="float" office:value="8.5">
            <text:p>9 </text:p>
          </table:table-cell>
          <table:table-cell table:style-name="ce462" table:number-columns-repeated="2"/>
          <table:table-cell table:style-name="ce458" table:number-columns-repeated="2"/>
          <table:table-cell table:style-name="ce467" table:number-columns-repeated="2"/>
          <table:table-cell table:style-name="ce472" office:value-type="string">
            <text:p>Fort</text:p>
          </table:table-cell>
          <table:table-cell table:style-name="ce478" office:value-type="float" office:value="15">
            <text:p>15</text:p>
          </table:table-cell>
          <table:table-cell table:style-name="ce481" table:formula="of:=[.Z17]" office:value-type="float" office:value="0">
            <text:p>0</text:p>
          </table:table-cell>
          <table:table-cell table:style-name="ce484" table:formula="of:=[.AA17]" office:value-type="float" office:value="0">
            <text:p>0</text:p>
          </table:table-cell>
          <table:table-cell table:style-name="ce481" office:value-type="float" office:value="2">
            <text:p>2</text:p>
          </table:table-cell>
          <table:table-cell table:style-name="ce484" office:value-type="float" office:value="1">
            <text:p>1</text:p>
          </table:table-cell>
          <table:table-cell table:style-name="ce497" table:formula="of:=[.N20]+[.O20]+[.Q20]" office:value-type="float" office:value="17">
            <text:p>17</text:p>
          </table:table-cell>
          <table:table-cell table:style-name="ce501" table:formula="of:=INDEX(bo_tab;[.S20];2)" office:value-type="float" office:value="7">
            <text:p>7</text:p>
          </table:table-cell>
          <table:table-cell table:style-name="ce504" table:formula="of:=INDEX(bo_tab;[.S20];3)" office:value-type="float" office:value="-0">
            <text:p>0</text:p>
          </table:table-cell>
          <table:table-cell table:style-name="ce507" table:formula="of:=INDEX(bo_tab;[.S20];3)+[.P20]+[.R20]" office:value-type="float" office:value="1">
            <text:p>1</text:p>
          </table:table-cell>
          <table:table-cell table:style-name="ce467"/>
          <table:table-cell table:style-name="ce446" table:number-columns-repeated="7"/>
          <table:table-cell table:style-name="ce510"/>
          <table:table-cell table:style-name="ce511"/>
          <table:table-cell table:style-name="ce510"/>
          <table:table-cell table:style-name="ce467" table:number-columns-repeated="2"/>
          <table:table-cell table:style-name="ce454"/>
          <table:table-cell table:style-name="ce454" office:value-type="float" office:value="17">
            <text:p>17 </text:p>
          </table:table-cell>
          <table:table-cell table:style-name="ce454" table:formula="of:=1.7+POWER(([.AK20]-10)/10;2.5)*1.7" office:value-type="float" office:value="2.39693780210288">
            <text:p>2 </text:p>
          </table:table-cell>
          <table:table-cell table:style-name="ce454" table:formula="of:=[.AK20]/0.15" office:value-type="float" office:value="113.333333333333">
            <text:p>113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Combat</text:p>
          </table:table-cell>
          <table:table-cell table:style-name="ce459" table:formula="of:=(agi+vol+rap-tai)/2" office:value-type="float" office:value="8.5">
            <text:p>9 </text:p>
          </table:table-cell>
          <table:table-cell table:style-name="ce463"/>
          <table:table-cell table:style-name="ce465"/>
          <table:table-cell table:style-name="ce458" table:number-columns-repeated="2"/>
          <table:table-cell table:style-name="ce467" table:number-columns-repeated="2"/>
          <table:table-cell table:style-name="ce440" office:value-type="string">
            <text:p>Faible</text:p>
          </table:table-cell>
          <table:table-cell table:style-name="ce476" office:value-type="float" office:value="5">
            <text:p>5</text:p>
          </table:table-cell>
          <table:table-cell table:style-name="ce477" table:formula="of:=[.Z18]" office:value-type="float" office:value="10">
            <text:p>10</text:p>
          </table:table-cell>
          <table:table-cell table:style-name="ce485" table:formula="of:=[.AA18]" office:value-type="float" office:value="3">
            <text:p>3</text:p>
          </table:table-cell>
          <table:table-cell table:style-name="ce476" office:value-type="float" office:value="2">
            <text:p>2</text:p>
          </table:table-cell>
          <table:table-cell table:style-name="ce483" office:value-type="float" office:value="1">
            <text:p>1</text:p>
          </table:table-cell>
          <table:table-cell table:style-name="ce489" table:formula="of:=[.N21]+[.O21]+[.Q21]" office:value-type="float" office:value="17">
            <text:p>17</text:p>
          </table:table-cell>
          <table:table-cell table:style-name="ce500" table:formula="of:=INDEX(bo_tab;[.S21];2)" office:value-type="float" office:value="7">
            <text:p>7</text:p>
          </table:table-cell>
          <table:table-cell table:style-name="ce503" table:formula="of:=INDEX(bo_tab;[.S21];3)" office:value-type="float" office:value="-0">
            <text:p>0</text:p>
          </table:table-cell>
          <table:table-cell table:style-name="ce506" table:formula="of:=INDEX(bo_tab;[.S21];3)+[.P21]+[.R21]" office:value-type="float" office:value="4">
            <text:p>4</text:p>
          </table:table-cell>
          <table:table-cell table:style-name="ce467"/>
          <table:table-cell table:style-name="ce440" table:number-columns-repeated="7"/>
          <table:table-cell table:style-name="ce500"/>
          <table:table-cell table:style-name="ce503"/>
          <table:table-cell table:style-name="ce500"/>
          <table:table-cell table:style-name="ce467" table:number-columns-repeated="2"/>
          <table:table-cell table:style-name="ce454"/>
          <table:table-cell table:style-name="ce454" office:value-type="float" office:value="18">
            <text:p>18 </text:p>
          </table:table-cell>
          <table:table-cell table:style-name="ce454" table:formula="of:=1.7+POWER(([.AK21]-10)/10;2.5)*1.7" office:value-type="float" office:value="2.67313678380791">
            <text:p>3 </text:p>
          </table:table-cell>
          <table:table-cell table:style-name="ce454" table:formula="of:=[.AK21]/0.15" office:value-type="float" office:value="120">
            <text:p>120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Défense</text:p>
          </table:table-cell>
          <table:table-cell table:style-name="ce459" table:formula="of:=(agi+int+for-tai)/2" office:value-type="float" office:value="9">
            <text:p>9 </text:p>
          </table:table-cell>
          <table:table-cell table:style-name="ce463"/>
          <table:table-cell table:style-name="ce465"/>
          <table:table-cell table:style-name="ce462" table:number-columns-repeated="2"/>
          <table:table-cell table:style-name="ce467" table:number-columns-repeated="2"/>
          <table:table-cell table:style-name="ce440" office:value-type="string">
            <text:p>Normal</text:p>
          </table:table-cell>
          <table:table-cell table:style-name="ce477" office:value-type="float" office:value="10">
            <text:p>10</text:p>
          </table:table-cell>
          <table:table-cell table:style-name="ce477" table:formula="of:=[.Z18]" office:value-type="float" office:value="10">
            <text:p>10</text:p>
          </table:table-cell>
          <table:table-cell table:style-name="ce485" table:formula="of:=[.AA18]" office:value-type="float" office:value="3">
            <text:p>3</text:p>
          </table:table-cell>
          <table:table-cell table:style-name="ce476" office:value-type="float" office:value="2">
            <text:p>2</text:p>
          </table:table-cell>
          <table:table-cell table:style-name="ce483" office:value-type="float" office:value="1">
            <text:p>1</text:p>
          </table:table-cell>
          <table:table-cell table:style-name="ce489" table:formula="of:=[.N22]+[.O22]+[.Q22]" office:value-type="float" office:value="22">
            <text:p>22</text:p>
          </table:table-cell>
          <table:table-cell table:style-name="ce500" table:formula="of:=INDEX(bo_tab;[.S22];2)" office:value-type="float" office:value="11">
            <text:p>11</text:p>
          </table:table-cell>
          <table:table-cell table:style-name="ce503" table:formula="of:=INDEX(bo_tab;[.S22];3)" office:value-type="float" office:value="0">
            <text:p>0</text:p>
          </table:table-cell>
          <table:table-cell table:style-name="ce506" table:formula="of:=INDEX(bo_tab;[.S22];3)+[.P22]+[.R22]" office:value-type="float" office:value="4">
            <text:p>4</text:p>
          </table:table-cell>
          <table:table-cell table:style-name="ce467" office:value-type="float" office:value="0">
            <text:p>0 </text:p>
          </table:table-cell>
          <table:table-cell table:style-name="ce440" table:number-columns-repeated="7"/>
          <table:table-cell table:style-name="ce500"/>
          <table:table-cell table:style-name="ce503"/>
          <table:table-cell table:style-name="ce500"/>
          <table:table-cell table:style-name="ce467" table:number-columns-repeated="2"/>
          <table:table-cell table:style-name="ce454"/>
          <table:table-cell table:style-name="ce454" office:value-type="float" office:value="19">
            <text:p>19 </text:p>
          </table:table-cell>
          <table:table-cell table:style-name="ce454" table:formula="of:=1.7+POWER(([.AK22]-10)/10;2.5)*1.7" office:value-type="float" office:value="3.00633690141556">
            <text:p>3 </text:p>
          </table:table-cell>
          <table:table-cell table:style-name="ce454" table:formula="of:=[.AK22]/0.15" office:value-type="float" office:value="126.666666666667">
            <text:p>127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Mouvement</text:p>
          </table:table-cell>
          <table:table-cell table:style-name="ce459" table:formula="of:=sp/1.5" office:value-type="float" office:value="11.5">
            <text:p>12 </text:p>
          </table:table-cell>
          <table:table-cell table:style-name="ce463"/>
          <table:table-cell table:style-name="ce465"/>
          <table:table-cell table:style-name="ce463" table:number-columns-repeated="2"/>
          <table:table-cell table:style-name="ce467" table:number-columns-repeated="2"/>
          <table:table-cell table:style-name="ce472" office:value-type="string">
            <text:p>Fort</text:p>
          </table:table-cell>
          <table:table-cell table:style-name="ce478" office:value-type="float" office:value="15">
            <text:p>15</text:p>
          </table:table-cell>
          <table:table-cell table:style-name="ce482" table:formula="of:=[.Z18]" office:value-type="float" office:value="10">
            <text:p>10</text:p>
          </table:table-cell>
          <table:table-cell table:style-name="ce486" table:formula="of:=[.AA18]" office:value-type="float" office:value="3">
            <text:p>3</text:p>
          </table:table-cell>
          <table:table-cell table:style-name="ce481" office:value-type="float" office:value="2">
            <text:p>2</text:p>
          </table:table-cell>
          <table:table-cell table:style-name="ce484" office:value-type="float" office:value="1">
            <text:p>1</text:p>
          </table:table-cell>
          <table:table-cell table:style-name="ce497" table:formula="of:=[.N23]+[.O23]+[.Q23]" office:value-type="float" office:value="27">
            <text:p>27</text:p>
          </table:table-cell>
          <table:table-cell table:style-name="ce501" table:formula="of:=INDEX(bo_tab;[.S23];2)" office:value-type="float" office:value="14">
            <text:p>14</text:p>
          </table:table-cell>
          <table:table-cell table:style-name="ce504" table:formula="of:=INDEX(bo_tab;[.S23];3)" office:value-type="float" office:value="2">
            <text:p>2</text:p>
          </table:table-cell>
          <table:table-cell table:style-name="ce507" table:formula="of:=INDEX(bo_tab;[.S23];3)+[.P23]+[.R23]" office:value-type="float" office:value="6">
            <text:p>6</text:p>
          </table:table-cell>
          <table:table-cell table:style-name="ce467"/>
          <table:table-cell table:style-name="ce446" table:number-columns-repeated="7"/>
          <table:table-cell table:style-name="ce510"/>
          <table:table-cell table:style-name="ce511"/>
          <table:table-cell table:style-name="ce510"/>
          <table:table-cell table:style-name="ce467" table:number-columns-repeated="2"/>
          <table:table-cell table:style-name="ce454"/>
          <table:table-cell table:style-name="ce454" office:value-type="float" office:value="20">
            <text:p>20 </text:p>
          </table:table-cell>
          <table:table-cell table:style-name="ce454" table:formula="of:=1.7+POWER(([.AK23]-10)/10;2.5)*1.7" office:value-type="float" office:value="3.4">
            <text:p>3 </text:p>
          </table:table-cell>
          <table:table-cell table:style-name="ce454" table:formula="of:=[.AK23]/0.15" office:value-type="float" office:value="133.333333333333">
            <text:p>133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 table:number-columns-repeated="10"/>
          <table:table-cell table:style-name="ce467" table:number-columns-repeated="2"/>
          <table:table-cell table:style-name="ce440" office:value-type="string">
            <text:p>Faible</text:p>
          </table:table-cell>
          <table:table-cell table:style-name="ce476" office:value-type="float" office:value="5">
            <text:p>5</text:p>
          </table:table-cell>
          <table:table-cell table:style-name="ce480" table:formula="of:=[.Z19]" office:value-type="float" office:value="20">
            <text:p>20</text:p>
          </table:table-cell>
          <table:table-cell table:style-name="ce487" table:formula="of:=[.AA19]" office:value-type="float" office:value="3">
            <text:p>3</text:p>
          </table:table-cell>
          <table:table-cell table:style-name="ce476" office:value-type="float" office:value="2">
            <text:p>2</text:p>
          </table:table-cell>
          <table:table-cell table:style-name="ce483" office:value-type="float" office:value="1">
            <text:p>1</text:p>
          </table:table-cell>
          <table:table-cell table:style-name="ce489" table:formula="of:=[.N24]+[.O24]+[.Q24]" office:value-type="float" office:value="27">
            <text:p>27</text:p>
          </table:table-cell>
          <table:table-cell table:style-name="ce500" table:formula="of:=INDEX(bo_tab;[.S24];2)" office:value-type="float" office:value="14">
            <text:p>14</text:p>
          </table:table-cell>
          <table:table-cell table:style-name="ce503" table:formula="of:=INDEX(bo_tab;[.S24];3)" office:value-type="float" office:value="2">
            <text:p>2</text:p>
          </table:table-cell>
          <table:table-cell table:style-name="ce506" table:formula="of:=INDEX(bo_tab;[.S24];3)+[.P24]+[.R24]" office:value-type="float" office:value="6">
            <text:p>6</text:p>
          </table:table-cell>
          <table:table-cell table:style-name="ce467"/>
          <table:table-cell table:style-name="ce446" table:number-columns-repeated="7"/>
          <table:table-cell table:style-name="ce510"/>
          <table:table-cell table:style-name="ce511"/>
          <table:table-cell table:style-name="ce510"/>
          <table:table-cell table:style-name="ce467" table:number-columns-repeated="2"/>
          <table:table-cell table:style-name="ce454" table:number-columns-repeated="222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6" office:value-type="string">
            <text:p>Bonus</text:p>
          </table:table-cell>
          <table:table-cell table:style-name="ce456" office:value-type="string">
            <text:p>x0.5</text:p>
          </table:table-cell>
          <table:table-cell table:style-name="ce456" office:value-type="string">
            <text:p>x1</text:p>
          </table:table-cell>
          <table:table-cell table:style-name="ce456" office:value-type="string">
            <text:p>x1.5</text:p>
          </table:table-cell>
          <table:table-cell table:style-name="ce456" office:value-type="string">
            <text:p>x2</text:p>
          </table:table-cell>
          <table:table-cell table:style-name="ce456" office:value-type="string">
            <text:p>x2.5</text:p>
          </table:table-cell>
          <table:table-cell table:style-name="ce467" table:number-columns-repeated="2"/>
          <table:table-cell table:style-name="ce440" office:value-type="string">
            <text:p>Normal</text:p>
          </table:table-cell>
          <table:table-cell table:style-name="ce477" office:value-type="float" office:value="10">
            <text:p>10</text:p>
          </table:table-cell>
          <table:table-cell table:style-name="ce480" table:formula="of:=[.Z19]" office:value-type="float" office:value="20">
            <text:p>20</text:p>
          </table:table-cell>
          <table:table-cell table:style-name="ce487" table:formula="of:=[.AA19]" office:value-type="float" office:value="3">
            <text:p>3</text:p>
          </table:table-cell>
          <table:table-cell table:style-name="ce476" office:value-type="float" office:value="2">
            <text:p>2</text:p>
          </table:table-cell>
          <table:table-cell table:style-name="ce483" office:value-type="float" office:value="1">
            <text:p>1</text:p>
          </table:table-cell>
          <table:table-cell table:style-name="ce489" table:formula="of:=[.N25]+[.O25]+[.Q25]" office:value-type="float" office:value="32">
            <text:p>32</text:p>
          </table:table-cell>
          <table:table-cell table:style-name="ce500" table:formula="of:=INDEX(bo_tab;[.S25];2)" office:value-type="float" office:value="19">
            <text:p>19</text:p>
          </table:table-cell>
          <table:table-cell table:style-name="ce503" table:formula="of:=INDEX(bo_tab;[.S25];3)" office:value-type="float" office:value="3">
            <text:p>3</text:p>
          </table:table-cell>
          <table:table-cell table:style-name="ce506" table:formula="of:=INDEX(bo_tab;[.S25];3)+[.P25]+[.R25]" office:value-type="float" office:value="7">
            <text:p>7</text:p>
          </table:table-cell>
          <table:table-cell table:style-name="ce467" office:value-type="float" office:value="5">
            <text:p>5 </text:p>
          </table:table-cell>
          <table:table-cell table:style-name="ce446" table:number-columns-repeated="7"/>
          <table:table-cell table:style-name="ce510"/>
          <table:table-cell table:style-name="ce511"/>
          <table:table-cell table:style-name="ce510"/>
          <table:table-cell table:style-name="ce467" table:number-columns-repeated="2"/>
          <table:table-cell table:style-name="ce454" table:number-columns-repeated="222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Bo</text:p>
          </table:table-cell>
          <table:table-cell table:style-name="ce459" table:formula="of:=bo/2" office:value-type="float" office:value="4">
            <text:p>4 </text:p>
          </table:table-cell>
          <table:table-cell table:style-name="ce459" table:formula="of:=for + (agi + rap + tai - 30) / 2" office:value-type="float" office:value="8">
            <text:p>8 </text:p>
          </table:table-cell>
          <table:table-cell table:style-name="ce459" table:formula="of:=bo*1.5" office:value-type="float" office:value="12">
            <text:p>12 </text:p>
          </table:table-cell>
          <table:table-cell table:style-name="ce459" table:formula="of:=bo*2" office:value-type="float" office:value="16">
            <text:p>16 </text:p>
          </table:table-cell>
          <table:table-cell table:style-name="ce459" table:formula="of:=bo*2.5" office:value-type="float" office:value="20">
            <text:p>20 </text:p>
          </table:table-cell>
          <table:table-cell table:style-name="ce467" table:number-columns-repeated="2"/>
          <table:table-cell table:style-name="ce473" office:value-type="string">
            <text:p>Fort</text:p>
          </table:table-cell>
          <table:table-cell table:style-name="ce479" office:value-type="float" office:value="15">
            <text:p>15</text:p>
          </table:table-cell>
          <table:table-cell table:style-name="ce479" table:formula="of:=[.Z19]" office:value-type="float" office:value="20">
            <text:p>20</text:p>
          </table:table-cell>
          <table:table-cell table:style-name="ce488" table:formula="of:=[.AA19]" office:value-type="float" office:value="3">
            <text:p>3</text:p>
          </table:table-cell>
          <table:table-cell table:style-name="ce490" office:value-type="float" office:value="2">
            <text:p>2</text:p>
          </table:table-cell>
          <table:table-cell table:style-name="ce492" office:value-type="float" office:value="1">
            <text:p>1</text:p>
          </table:table-cell>
          <table:table-cell table:style-name="ce498" table:formula="of:=[.N26]+[.O26]+[.Q26]" office:value-type="float" office:value="37">
            <text:p>37</text:p>
          </table:table-cell>
          <table:table-cell table:style-name="ce502" table:formula="of:=INDEX(bo_tab;[.S26];2)" office:value-type="float" office:value="23">
            <text:p>23</text:p>
          </table:table-cell>
          <table:table-cell table:style-name="ce505" table:formula="of:=INDEX(bo_tab;[.S26];3)" office:value-type="float" office:value="5">
            <text:p>5</text:p>
          </table:table-cell>
          <table:table-cell table:style-name="ce508" table:formula="of:=INDEX(bo_tab;[.S26];3)+[.P26]+[.R26]" office:value-type="float" office:value="9">
            <text:p>9</text:p>
          </table:table-cell>
          <table:table-cell table:style-name="ce467"/>
          <table:table-cell table:style-name="ce440" table:number-columns-repeated="2"/>
          <table:table-cell table:style-name="ce440"/>
          <table:table-cell table:style-name="ce440" table:number-columns-repeated="4"/>
          <table:table-cell table:style-name="ce500"/>
          <table:table-cell table:style-name="ce503"/>
          <table:table-cell table:style-name="ce500"/>
          <table:table-cell table:style-name="ce467" table:number-columns-repeated="2"/>
          <table:table-cell table:style-name="ce454" table:number-columns-repeated="222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Bd</text:p>
          </table:table-cell>
          <table:table-cell table:style-name="ce459" table:formula="of:=bd/2" office:value-type="float" office:value="4.75">
            <text:p>5 </text:p>
          </table:table-cell>
          <table:table-cell table:style-name="ce459" table:formula="of:=for + (vol + rap - tai - 10) / 2" office:value-type="float" office:value="9.5">
            <text:p>10 </text:p>
          </table:table-cell>
          <table:table-cell table:style-name="ce459" table:formula="of:=bd*1.5" office:value-type="float" office:value="14.25">
            <text:p>14 </text:p>
          </table:table-cell>
          <table:table-cell table:style-name="ce459" table:formula="of:=bd*2" office:value-type="float" office:value="19">
            <text:p>19 </text:p>
          </table:table-cell>
          <table:table-cell table:style-name="ce459" table:formula="of:=bd*2.5" office:value-type="float" office:value="23.75">
            <text:p>24 </text:p>
          </table:table-cell>
          <table:table-cell table:style-name="ce467" table:number-columns-repeated="2"/>
          <table:table-cell table:style-name="ce440" office:value-type="string">
            <text:p>Faible</text:p>
          </table:table-cell>
          <table:table-cell table:style-name="ce476" office:value-type="float" office:value="5">
            <text:p>5</text:p>
          </table:table-cell>
          <table:table-cell table:style-name="ce476" table:formula="of:=[.Z26]" office:value-type="float" office:value="0">
            <text:p>0</text:p>
          </table:table-cell>
          <table:table-cell table:style-name="ce483" table:formula="of:=[.AA17]" office:value-type="float" office:value="0">
            <text:p>0</text:p>
          </table:table-cell>
          <table:table-cell table:style-name="ce477" office:value-type="float" office:value="11">
            <text:p>11</text:p>
          </table:table-cell>
          <table:table-cell table:style-name="ce485" office:value-type="float" office:value="5">
            <text:p>5</text:p>
          </table:table-cell>
          <table:table-cell table:style-name="ce489" table:formula="of:=[.N27]+[.O27]+[.Q27]" office:value-type="float" office:value="16">
            <text:p>16</text:p>
          </table:table-cell>
          <table:table-cell table:style-name="ce500" table:formula="of:=INDEX(bo_tab;[.S27];2)" office:value-type="float" office:value="7">
            <text:p>7</text:p>
          </table:table-cell>
          <table:table-cell table:style-name="ce503" table:formula="of:=INDEX(bo_tab;[.S27];3)" office:value-type="float" office:value="-1">
            <text:p>-1</text:p>
          </table:table-cell>
          <table:table-cell table:style-name="ce506" table:formula="of:=INDEX(bo_tab;[.S27];3)+[.P27]+[.R27]" office:value-type="float" office:value="4">
            <text:p>4</text:p>
          </table:table-cell>
          <table:table-cell table:style-name="ce467"/>
          <table:table-cell table:number-columns-repeated="10"/>
          <table:table-cell table:style-name="ce467" table:number-columns-repeated="2"/>
          <table:table-cell table:style-name="ce454" table:number-columns-repeated="222"/>
          <table:table-cell table:number-columns-repeated="767"/>
        </table:table-row>
        <table:table-row table:style-name="ro1">
          <table:table-cell table:style-name="ce454" table:number-columns-repeated="10"/>
          <table:table-cell table:style-name="ce467" table:number-columns-repeated="2"/>
          <table:table-cell table:style-name="ce440" office:value-type="string">
            <text:p>Normal</text:p>
          </table:table-cell>
          <table:table-cell table:style-name="ce477" office:value-type="float" office:value="10">
            <text:p>10</text:p>
          </table:table-cell>
          <table:table-cell table:style-name="ce476" table:formula="of:=[.Z26]" office:value-type="float" office:value="0">
            <text:p>0</text:p>
          </table:table-cell>
          <table:table-cell table:style-name="ce483" table:formula="of:=[.AA17]" office:value-type="float" office:value="0">
            <text:p>0</text:p>
          </table:table-cell>
          <table:table-cell table:style-name="ce477" office:value-type="float" office:value="11">
            <text:p>11</text:p>
          </table:table-cell>
          <table:table-cell table:style-name="ce485" office:value-type="float" office:value="5">
            <text:p>5</text:p>
          </table:table-cell>
          <table:table-cell table:style-name="ce489" table:formula="of:=[.N28]+[.O28]+[.Q28]" office:value-type="float" office:value="21">
            <text:p>21</text:p>
          </table:table-cell>
          <table:table-cell table:style-name="ce500" table:formula="of:=INDEX(bo_tab;[.S28];2)" office:value-type="float" office:value="10">
            <text:p>10</text:p>
          </table:table-cell>
          <table:table-cell table:style-name="ce503" table:formula="of:=INDEX(bo_tab;[.S28];3)" office:value-type="float" office:value="0">
            <text:p>0</text:p>
          </table:table-cell>
          <table:table-cell table:style-name="ce506" table:formula="of:=INDEX(bo_tab;[.S28];3)+[.P28]+[.R28]" office:value-type="float" office:value="5">
            <text:p>5</text:p>
          </table:table-cell>
          <table:table-cell table:style-name="ce467" office:value-type="float" office:value="5">
            <text:p>5 </text:p>
          </table:table-cell>
          <table:table-cell table:number-columns-repeated="10"/>
          <table:table-cell table:style-name="ce467" table:number-columns-repeated="2"/>
          <table:table-cell table:style-name="ce454" table:number-columns-repeated="222"/>
          <table:table-cell table:number-columns-repeated="767"/>
        </table:table-row>
        <table:table-row table:style-name="ro1">
          <table:table-cell table:style-name="ce454" table:number-columns-repeated="10"/>
          <table:table-cell table:style-name="ce467" table:number-columns-repeated="2"/>
          <table:table-cell table:style-name="ce472" office:value-type="string">
            <text:p>Fort</text:p>
          </table:table-cell>
          <table:table-cell table:style-name="ce478" office:value-type="float" office:value="15">
            <text:p>15</text:p>
          </table:table-cell>
          <table:table-cell table:style-name="ce481" table:formula="of:=[.Z26]" office:value-type="float" office:value="0">
            <text:p>0</text:p>
          </table:table-cell>
          <table:table-cell table:style-name="ce484" table:formula="of:=[.AA17]" office:value-type="float" office:value="0">
            <text:p>0</text:p>
          </table:table-cell>
          <table:table-cell table:style-name="ce482" office:value-type="float" office:value="11">
            <text:p>11</text:p>
          </table:table-cell>
          <table:table-cell table:style-name="ce486" office:value-type="float" office:value="5">
            <text:p>5</text:p>
          </table:table-cell>
          <table:table-cell table:style-name="ce497" table:formula="of:=[.N29]+[.O29]+[.Q29]" office:value-type="float" office:value="26">
            <text:p>26</text:p>
          </table:table-cell>
          <table:table-cell table:style-name="ce501" table:formula="of:=INDEX(bo_tab;[.S29];2)" office:value-type="float" office:value="14">
            <text:p>14</text:p>
          </table:table-cell>
          <table:table-cell table:style-name="ce504" table:formula="of:=INDEX(bo_tab;[.S29];3)" office:value-type="float" office:value="1">
            <text:p>1</text:p>
          </table:table-cell>
          <table:table-cell table:style-name="ce507" table:formula="of:=INDEX(bo_tab;[.S29];3)+[.P29]+[.R29]" office:value-type="float" office:value="6">
            <text:p>6</text:p>
          </table:table-cell>
          <table:table-cell table:style-name="ce467"/>
          <table:table-cell table:style-name="ce446" table:number-columns-repeated="7"/>
          <table:table-cell table:style-name="ce510"/>
          <table:table-cell table:style-name="ce511"/>
          <table:table-cell table:style-name="ce510"/>
          <table:table-cell table:style-name="ce467" table:number-columns-repeated="2"/>
          <table:table-cell table:style-name="ce454" table:number-columns-repeated="222"/>
          <table:table-cell table:number-columns-repeated="767"/>
        </table:table-row>
        <table:table-row table:style-name="ro1">
          <table:table-cell table:style-name="ce454" table:number-columns-repeated="10"/>
          <table:table-cell table:style-name="ce467" table:number-columns-repeated="2"/>
          <table:table-cell table:style-name="ce440" office:value-type="string">
            <text:p>Faible</text:p>
          </table:table-cell>
          <table:table-cell table:style-name="ce476" office:value-type="float" office:value="5">
            <text:p>5</text:p>
          </table:table-cell>
          <table:table-cell table:style-name="ce477" table:formula="of:=[.Z18]" office:value-type="float" office:value="10">
            <text:p>10</text:p>
          </table:table-cell>
          <table:table-cell table:style-name="ce485" table:formula="of:=[.AA18]" office:value-type="float" office:value="3">
            <text:p>3</text:p>
          </table:table-cell>
          <table:table-cell table:style-name="ce477" office:value-type="float" office:value="11">
            <text:p>11</text:p>
          </table:table-cell>
          <table:table-cell table:style-name="ce485" office:value-type="float" office:value="5">
            <text:p>5</text:p>
          </table:table-cell>
          <table:table-cell table:style-name="ce489" table:formula="of:=[.N30]+[.O30]+[.Q30]" office:value-type="float" office:value="26">
            <text:p>26</text:p>
          </table:table-cell>
          <table:table-cell table:style-name="ce500" table:formula="of:=INDEX(bo_tab;[.S30];2)" office:value-type="float" office:value="14">
            <text:p>14</text:p>
          </table:table-cell>
          <table:table-cell table:style-name="ce503" table:formula="of:=INDEX(bo_tab;[.S30];3)" office:value-type="float" office:value="1">
            <text:p>1</text:p>
          </table:table-cell>
          <table:table-cell table:style-name="ce506" table:formula="of:=INDEX(bo_tab;[.S30];3)+[.P30]+[.R30]" office:value-type="float" office:value="9">
            <text:p>9</text:p>
          </table:table-cell>
          <table:table-cell table:style-name="ce467"/>
          <table:table-cell table:style-name="ce440" table:number-columns-repeated="7"/>
          <table:table-cell table:style-name="ce500"/>
          <table:table-cell table:style-name="ce503"/>
          <table:table-cell table:style-name="ce500"/>
          <table:table-cell table:style-name="ce467" table:number-columns-repeated="2"/>
          <table:table-cell table:style-name="ce454" table:number-columns-repeated="222"/>
          <table:table-cell table:number-columns-repeated="767"/>
        </table:table-row>
        <table:table-row table:style-name="ro1">
          <table:table-cell table:style-name="ce454" table:number-columns-repeated="10"/>
          <table:table-cell table:style-name="ce467" table:number-columns-repeated="2"/>
          <table:table-cell table:style-name="ce440" office:value-type="string">
            <text:p>Normal</text:p>
          </table:table-cell>
          <table:table-cell table:style-name="ce477" office:value-type="float" office:value="10">
            <text:p>10</text:p>
          </table:table-cell>
          <table:table-cell table:style-name="ce477" table:formula="of:=[.Z18]" office:value-type="float" office:value="10">
            <text:p>10</text:p>
          </table:table-cell>
          <table:table-cell table:style-name="ce485" table:formula="of:=[.AA18]" office:value-type="float" office:value="3">
            <text:p>3</text:p>
          </table:table-cell>
          <table:table-cell table:style-name="ce477" office:value-type="float" office:value="11">
            <text:p>11</text:p>
          </table:table-cell>
          <table:table-cell table:style-name="ce485" office:value-type="float" office:value="5">
            <text:p>5</text:p>
          </table:table-cell>
          <table:table-cell table:style-name="ce489" table:formula="of:=[.N31]+[.O31]+[.Q31]" office:value-type="float" office:value="31">
            <text:p>31</text:p>
          </table:table-cell>
          <table:table-cell table:style-name="ce500" table:formula="of:=INDEX(bo_tab;[.S31];2)" office:value-type="float" office:value="18">
            <text:p>18</text:p>
          </table:table-cell>
          <table:table-cell table:style-name="ce503" table:formula="of:=INDEX(bo_tab;[.S31];3)" office:value-type="float" office:value="3">
            <text:p>3</text:p>
          </table:table-cell>
          <table:table-cell table:style-name="ce506" table:formula="of:=INDEX(bo_tab;[.S31];3)+[.P31]+[.R31]" office:value-type="float" office:value="11">
            <text:p>11</text:p>
          </table:table-cell>
          <table:table-cell table:style-name="ce467" office:value-type="float" office:value="10">
            <text:p>10 </text:p>
          </table:table-cell>
          <table:table-cell table:style-name="ce440" table:number-columns-repeated="7"/>
          <table:table-cell table:style-name="ce500"/>
          <table:table-cell table:style-name="ce503"/>
          <table:table-cell table:style-name="ce500"/>
          <table:table-cell table:style-name="ce467" table:number-columns-repeated="2"/>
          <table:table-cell table:style-name="ce454" table:number-columns-repeated="222"/>
          <table:table-cell table:number-columns-repeated="767"/>
        </table:table-row>
        <table:table-row table:style-name="ro1">
          <table:table-cell table:style-name="ce454" table:number-columns-repeated="10"/>
          <table:table-cell table:style-name="ce467" table:number-columns-repeated="2"/>
          <table:table-cell table:style-name="ce472" office:value-type="string">
            <text:p>Fort</text:p>
          </table:table-cell>
          <table:table-cell table:style-name="ce478" office:value-type="float" office:value="15">
            <text:p>15</text:p>
          </table:table-cell>
          <table:table-cell table:style-name="ce482" table:formula="of:=[.Z18]" office:value-type="float" office:value="10">
            <text:p>10</text:p>
          </table:table-cell>
          <table:table-cell table:style-name="ce486" table:formula="of:=[.AA18]" office:value-type="float" office:value="3">
            <text:p>3</text:p>
          </table:table-cell>
          <table:table-cell table:style-name="ce482" office:value-type="float" office:value="11">
            <text:p>11</text:p>
          </table:table-cell>
          <table:table-cell table:style-name="ce486" office:value-type="float" office:value="5">
            <text:p>5</text:p>
          </table:table-cell>
          <table:table-cell table:style-name="ce497" table:formula="of:=[.N32]+[.O32]+[.Q32]" office:value-type="float" office:value="36">
            <text:p>36</text:p>
          </table:table-cell>
          <table:table-cell table:style-name="ce501" table:formula="of:=INDEX(bo_tab;[.S32];2)" office:value-type="float" office:value="22">
            <text:p>22</text:p>
          </table:table-cell>
          <table:table-cell table:style-name="ce504" table:formula="of:=INDEX(bo_tab;[.S32];3)" office:value-type="float" office:value="4">
            <text:p>4</text:p>
          </table:table-cell>
          <table:table-cell table:style-name="ce507" table:formula="of:=INDEX(bo_tab;[.S32];3)+[.P32]+[.R32]" office:value-type="float" office:value="12">
            <text:p>12</text:p>
          </table:table-cell>
          <table:table-cell table:style-name="ce467"/>
          <table:table-cell table:style-name="ce446" table:number-columns-repeated="7"/>
          <table:table-cell table:style-name="ce510"/>
          <table:table-cell table:style-name="ce511"/>
          <table:table-cell table:style-name="ce510"/>
          <table:table-cell table:style-name="ce467" table:number-columns-repeated="2"/>
          <table:table-cell table:style-name="ce454" table:number-columns-repeated="222"/>
          <table:table-cell table:number-columns-repeated="767"/>
        </table:table-row>
        <table:table-row table:style-name="ro1">
          <table:table-cell table:style-name="ce454" table:number-columns-repeated="10"/>
          <table:table-cell table:style-name="ce467" table:number-columns-repeated="2"/>
          <table:table-cell table:style-name="ce440" office:value-type="string">
            <text:p>Faible</text:p>
          </table:table-cell>
          <table:table-cell table:style-name="ce476" office:value-type="float" office:value="5">
            <text:p>5</text:p>
          </table:table-cell>
          <table:table-cell table:style-name="ce480" table:formula="of:=[.Z19]" office:value-type="float" office:value="20">
            <text:p>20</text:p>
          </table:table-cell>
          <table:table-cell table:style-name="ce487" table:formula="of:=[.AA19]" office:value-type="float" office:value="3">
            <text:p>3</text:p>
          </table:table-cell>
          <table:table-cell table:style-name="ce477" office:value-type="float" office:value="11">
            <text:p>11</text:p>
          </table:table-cell>
          <table:table-cell table:style-name="ce485" office:value-type="float" office:value="5">
            <text:p>5</text:p>
          </table:table-cell>
          <table:table-cell table:style-name="ce489" table:formula="of:=[.N33]+[.O33]+[.Q33]" office:value-type="float" office:value="36">
            <text:p>36</text:p>
          </table:table-cell>
          <table:table-cell table:style-name="ce500" table:formula="of:=INDEX(bo_tab;[.S33];2)" office:value-type="float" office:value="22">
            <text:p>22</text:p>
          </table:table-cell>
          <table:table-cell table:style-name="ce503" table:formula="of:=INDEX(bo_tab;[.S33];3)" office:value-type="float" office:value="4">
            <text:p>4</text:p>
          </table:table-cell>
          <table:table-cell table:style-name="ce506" table:formula="of:=INDEX(bo_tab;[.S33];3)+[.P33]+[.R33]" office:value-type="float" office:value="12">
            <text:p>12</text:p>
          </table:table-cell>
          <table:table-cell table:style-name="ce467"/>
          <table:table-cell table:style-name="ce440" table:number-columns-repeated="7"/>
          <table:table-cell table:style-name="ce500"/>
          <table:table-cell table:style-name="ce503"/>
          <table:table-cell table:style-name="ce500"/>
          <table:table-cell table:style-name="ce467" table:number-columns-repeated="2"/>
          <table:table-cell table:style-name="ce454" table:number-columns-repeated="222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40" office:value-type="string">
            <text:p>Normal</text:p>
          </table:table-cell>
          <table:table-cell table:style-name="ce477" office:value-type="float" office:value="10">
            <text:p>10</text:p>
          </table:table-cell>
          <table:table-cell table:style-name="ce480" table:formula="of:=[.Z19]" office:value-type="float" office:value="20">
            <text:p>20</text:p>
          </table:table-cell>
          <table:table-cell table:style-name="ce487" table:formula="of:=[.AA19]" office:value-type="float" office:value="3">
            <text:p>3</text:p>
          </table:table-cell>
          <table:table-cell table:style-name="ce477" office:value-type="float" office:value="11">
            <text:p>11</text:p>
          </table:table-cell>
          <table:table-cell table:style-name="ce485" office:value-type="float" office:value="5">
            <text:p>5</text:p>
          </table:table-cell>
          <table:table-cell table:style-name="ce489" table:formula="of:=[.N34]+[.O34]+[.Q34]" office:value-type="float" office:value="41">
            <text:p>41</text:p>
          </table:table-cell>
          <table:table-cell table:style-name="ce500" table:formula="of:=INDEX(bo_tab;[.S34];2)" office:value-type="float" office:value="27">
            <text:p>27</text:p>
          </table:table-cell>
          <table:table-cell table:style-name="ce503" table:formula="of:=INDEX(bo_tab;[.S34];3)" office:value-type="float" office:value="6">
            <text:p>6</text:p>
          </table:table-cell>
          <table:table-cell table:style-name="ce506" table:formula="of:=INDEX(bo_tab;[.S34];3)+[.P34]+[.R34]" office:value-type="float" office:value="14">
            <text:p>14</text:p>
          </table:table-cell>
          <table:table-cell table:style-name="ce454" office:value-type="float" office:value="15">
            <text:p>15 </text:p>
          </table:table-cell>
          <table:table-cell table:style-name="ce440" table:number-columns-repeated="7"/>
          <table:table-cell table:style-name="ce500"/>
          <table:table-cell table:style-name="ce503"/>
          <table:table-cell table:style-name="ce500"/>
          <table:table-cell table:style-name="ce467"/>
          <table:table-cell table:style-name="ce454" table:number-columns-repeated="223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73" office:value-type="string">
            <text:p>Fort</text:p>
          </table:table-cell>
          <table:table-cell table:style-name="ce479" office:value-type="float" office:value="15">
            <text:p>15</text:p>
          </table:table-cell>
          <table:table-cell table:style-name="ce479" table:formula="of:=[.Z19]" office:value-type="float" office:value="20">
            <text:p>20</text:p>
          </table:table-cell>
          <table:table-cell table:style-name="ce488" table:formula="of:=[.AA19]" office:value-type="float" office:value="3">
            <text:p>3</text:p>
          </table:table-cell>
          <table:table-cell table:style-name="ce491" office:value-type="float" office:value="11">
            <text:p>11</text:p>
          </table:table-cell>
          <table:table-cell table:style-name="ce493" office:value-type="float" office:value="5">
            <text:p>5</text:p>
          </table:table-cell>
          <table:table-cell table:style-name="ce498" table:formula="of:=[.N35]+[.O35]+[.Q35]" office:value-type="float" office:value="46">
            <text:p>46</text:p>
          </table:table-cell>
          <table:table-cell table:style-name="ce502" table:formula="of:=INDEX(bo_tab;[.S35];2)" office:value-type="float" office:value="32">
            <text:p>32</text:p>
          </table:table-cell>
          <table:table-cell table:style-name="ce505" table:formula="of:=INDEX(bo_tab;[.S35];3)" office:value-type="float" office:value="7">
            <text:p>7</text:p>
          </table:table-cell>
          <table:table-cell table:style-name="ce508" table:formula="of:=INDEX(bo_tab;[.S35];3)+[.P35]+[.R35]" office:value-type="float" office:value="15">
            <text:p>15</text:p>
          </table:table-cell>
          <table:table-cell table:style-name="ce454"/>
          <table:table-cell table:style-name="ce446" table:number-columns-repeated="2"/>
          <table:table-cell table:style-name="ce446"/>
          <table:table-cell table:style-name="ce446" table:number-columns-repeated="4"/>
          <table:table-cell table:style-name="ce510"/>
          <table:table-cell table:style-name="ce511"/>
          <table:table-cell table:style-name="ce510"/>
          <table:table-cell table:style-name="ce467"/>
          <table:table-cell table:style-name="ce454" table:number-columns-repeated="223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40" office:value-type="string">
            <text:p>Faible</text:p>
          </table:table-cell>
          <table:table-cell table:style-name="ce476" office:value-type="float" office:value="5">
            <text:p>5</text:p>
          </table:table-cell>
          <table:table-cell table:style-name="ce476" table:formula="of:=[.Z35]" office:value-type="float" office:value="0">
            <text:p>0</text:p>
          </table:table-cell>
          <table:table-cell table:style-name="ce483" table:formula="of:=[.AA17]" office:value-type="float" office:value="0">
            <text:p>0</text:p>
          </table:table-cell>
          <table:table-cell table:style-name="ce480" office:value-type="float" office:value="20">
            <text:p>20</text:p>
          </table:table-cell>
          <table:table-cell table:style-name="ce487" office:value-type="float" office:value="10">
            <text:p>10</text:p>
          </table:table-cell>
          <table:table-cell table:style-name="ce489" table:formula="of:=[.N36]+[.O36]+[.Q36]" office:value-type="float" office:value="25">
            <text:p>25</text:p>
          </table:table-cell>
          <table:table-cell table:style-name="ce500" table:formula="of:=INDEX(bo_tab;[.S36];2)" office:value-type="float" office:value="13">
            <text:p>13</text:p>
          </table:table-cell>
          <table:table-cell table:style-name="ce503" table:formula="of:=INDEX(bo_tab;[.S36];3)" office:value-type="float" office:value="1">
            <text:p>1</text:p>
          </table:table-cell>
          <table:table-cell table:style-name="ce506" table:formula="of:=INDEX(bo_tab;[.S36];3)+[.P36]+[.R36]" office:value-type="float" office:value="11">
            <text:p>11</text:p>
          </table:table-cell>
          <table:table-cell table:style-name="ce454"/>
          <table:table-cell table:style-name="ce446" table:number-columns-repeated="7"/>
          <table:table-cell table:style-name="ce510"/>
          <table:table-cell table:style-name="ce511"/>
          <table:table-cell table:style-name="ce510"/>
          <table:table-cell table:style-name="ce467"/>
          <table:table-cell table:style-name="ce454" table:number-columns-repeated="223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40" office:value-type="string">
            <text:p>Normal</text:p>
          </table:table-cell>
          <table:table-cell table:style-name="ce477" office:value-type="float" office:value="10">
            <text:p>10</text:p>
          </table:table-cell>
          <table:table-cell table:style-name="ce476" table:formula="of:=[.Z35]" office:value-type="float" office:value="0">
            <text:p>0</text:p>
          </table:table-cell>
          <table:table-cell table:style-name="ce483" table:formula="of:=[.AA17]" office:value-type="float" office:value="0">
            <text:p>0</text:p>
          </table:table-cell>
          <table:table-cell table:style-name="ce480" office:value-type="float" office:value="20">
            <text:p>20</text:p>
          </table:table-cell>
          <table:table-cell table:style-name="ce487" office:value-type="float" office:value="10">
            <text:p>10</text:p>
          </table:table-cell>
          <table:table-cell table:style-name="ce489" table:formula="of:=[.N37]+[.O37]+[.Q37]" office:value-type="float" office:value="30">
            <text:p>30</text:p>
          </table:table-cell>
          <table:table-cell table:style-name="ce500" table:formula="of:=INDEX(bo_tab;[.S37];2)" office:value-type="float" office:value="17">
            <text:p>17</text:p>
          </table:table-cell>
          <table:table-cell table:style-name="ce503" table:formula="of:=INDEX(bo_tab;[.S37];3)" office:value-type="float" office:value="3">
            <text:p>3</text:p>
          </table:table-cell>
          <table:table-cell table:style-name="ce506" table:formula="of:=INDEX(bo_tab;[.S37];3)+[.P37]+[.R37]" office:value-type="float" office:value="13">
            <text:p>13</text:p>
          </table:table-cell>
          <table:table-cell table:style-name="ce454" office:value-type="float" office:value="10">
            <text:p>10 </text:p>
          </table:table-cell>
          <table:table-cell table:style-name="ce446" table:number-columns-repeated="7"/>
          <table:table-cell table:style-name="ce510"/>
          <table:table-cell table:style-name="ce511"/>
          <table:table-cell table:style-name="ce510"/>
          <table:table-cell table:style-name="ce467"/>
          <table:table-cell table:style-name="ce454" table:number-columns-repeated="223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72" office:value-type="string">
            <text:p>Fort</text:p>
          </table:table-cell>
          <table:table-cell table:style-name="ce478" office:value-type="float" office:value="15">
            <text:p>15</text:p>
          </table:table-cell>
          <table:table-cell table:style-name="ce481" table:formula="of:=[.Z35]" office:value-type="float" office:value="0">
            <text:p>0</text:p>
          </table:table-cell>
          <table:table-cell table:style-name="ce484" table:formula="of:=[.AA17]" office:value-type="float" office:value="0">
            <text:p>0</text:p>
          </table:table-cell>
          <table:table-cell table:style-name="ce478" office:value-type="float" office:value="20">
            <text:p>20</text:p>
          </table:table-cell>
          <table:table-cell table:style-name="ce494" office:value-type="float" office:value="10">
            <text:p>10</text:p>
          </table:table-cell>
          <table:table-cell table:style-name="ce497" table:formula="of:=[.N38]+[.O38]+[.Q38]" office:value-type="float" office:value="35">
            <text:p>35</text:p>
          </table:table-cell>
          <table:table-cell table:style-name="ce501" table:formula="of:=INDEX(bo_tab;[.S38];2)" office:value-type="float" office:value="21">
            <text:p>21</text:p>
          </table:table-cell>
          <table:table-cell table:style-name="ce504" table:formula="of:=INDEX(bo_tab;[.S38];3)" office:value-type="float" office:value="4">
            <text:p>4</text:p>
          </table:table-cell>
          <table:table-cell table:style-name="ce507" table:formula="of:=INDEX(bo_tab;[.S38];3)+[.P38]+[.R38]" office:value-type="float" office:value="14">
            <text:p>14</text:p>
          </table:table-cell>
          <table:table-cell table:style-name="ce454"/>
          <table:table-cell table:style-name="ce440" table:number-columns-repeated="7"/>
          <table:table-cell table:style-name="ce500"/>
          <table:table-cell table:style-name="ce503"/>
          <table:table-cell table:style-name="ce500"/>
          <table:table-cell table:style-name="ce467"/>
          <table:table-cell table:style-name="ce454" table:number-columns-repeated="223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40" office:value-type="string">
            <text:p>Faible</text:p>
          </table:table-cell>
          <table:table-cell table:style-name="ce476" office:value-type="float" office:value="5">
            <text:p>5</text:p>
          </table:table-cell>
          <table:table-cell table:style-name="ce477" table:formula="of:=[.Z18]" office:value-type="float" office:value="10">
            <text:p>10</text:p>
          </table:table-cell>
          <table:table-cell table:style-name="ce485" table:formula="of:=[.AA18]" office:value-type="float" office:value="3">
            <text:p>3</text:p>
          </table:table-cell>
          <table:table-cell table:style-name="ce480" office:value-type="float" office:value="20">
            <text:p>20</text:p>
          </table:table-cell>
          <table:table-cell table:style-name="ce487" office:value-type="float" office:value="10">
            <text:p>10</text:p>
          </table:table-cell>
          <table:table-cell table:style-name="ce489" table:formula="of:=[.N39]+[.O39]+[.Q39]" office:value-type="float" office:value="35">
            <text:p>35</text:p>
          </table:table-cell>
          <table:table-cell table:style-name="ce500" table:formula="of:=INDEX(bo_tab;[.S39];2)" office:value-type="float" office:value="21">
            <text:p>21</text:p>
          </table:table-cell>
          <table:table-cell table:style-name="ce503" table:formula="of:=INDEX(bo_tab;[.S39];3)" office:value-type="float" office:value="4">
            <text:p>4</text:p>
          </table:table-cell>
          <table:table-cell table:style-name="ce506" table:formula="of:=INDEX(bo_tab;[.S39];3)+[.P39]+[.R39]" office:value-type="float" office:value="17">
            <text:p>17</text:p>
          </table:table-cell>
          <table:table-cell table:style-name="ce454"/>
          <table:table-cell table:style-name="ce440" table:number-columns-repeated="7"/>
          <table:table-cell table:style-name="ce500"/>
          <table:table-cell table:style-name="ce503"/>
          <table:table-cell table:style-name="ce500"/>
          <table:table-cell table:style-name="ce454" table:number-columns-repeated="224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40" office:value-type="string">
            <text:p>Normal</text:p>
          </table:table-cell>
          <table:table-cell table:style-name="ce477" office:value-type="float" office:value="10">
            <text:p>10</text:p>
          </table:table-cell>
          <table:table-cell table:style-name="ce477" table:formula="of:=[.Z18]" office:value-type="float" office:value="10">
            <text:p>10</text:p>
          </table:table-cell>
          <table:table-cell table:style-name="ce485" table:formula="of:=[.AA18]" office:value-type="float" office:value="3">
            <text:p>3</text:p>
          </table:table-cell>
          <table:table-cell table:style-name="ce480" office:value-type="float" office:value="20">
            <text:p>20</text:p>
          </table:table-cell>
          <table:table-cell table:style-name="ce487" office:value-type="float" office:value="10">
            <text:p>10</text:p>
          </table:table-cell>
          <table:table-cell table:style-name="ce489" table:formula="of:=[.N40]+[.O40]+[.Q40]" office:value-type="float" office:value="40">
            <text:p>40</text:p>
          </table:table-cell>
          <table:table-cell table:style-name="ce500" table:formula="of:=INDEX(bo_tab;[.S40];2)" office:value-type="float" office:value="26">
            <text:p>26</text:p>
          </table:table-cell>
          <table:table-cell table:style-name="ce503" table:formula="of:=INDEX(bo_tab;[.S40];3)" office:value-type="float" office:value="6">
            <text:p>6</text:p>
          </table:table-cell>
          <table:table-cell table:style-name="ce506" table:formula="of:=INDEX(bo_tab;[.S40];3)+[.P40]+[.R40]" office:value-type="float" office:value="19">
            <text:p>19</text:p>
          </table:table-cell>
          <table:table-cell table:style-name="ce454" office:value-type="float" office:value="15">
            <text:p>15 </text:p>
          </table:table-cell>
          <table:table-cell table:number-columns-repeated="10"/>
          <table:table-cell table:style-name="ce454" table:number-columns-repeated="224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72" office:value-type="string">
            <text:p>Fort</text:p>
          </table:table-cell>
          <table:table-cell table:style-name="ce478" office:value-type="float" office:value="15">
            <text:p>15</text:p>
          </table:table-cell>
          <table:table-cell table:style-name="ce482" table:formula="of:=[.Z18]" office:value-type="float" office:value="10">
            <text:p>10</text:p>
          </table:table-cell>
          <table:table-cell table:style-name="ce486" table:formula="of:=[.AA18]" office:value-type="float" office:value="3">
            <text:p>3</text:p>
          </table:table-cell>
          <table:table-cell table:style-name="ce478" office:value-type="float" office:value="20">
            <text:p>20</text:p>
          </table:table-cell>
          <table:table-cell table:style-name="ce494" office:value-type="float" office:value="10">
            <text:p>10</text:p>
          </table:table-cell>
          <table:table-cell table:style-name="ce497" table:formula="of:=[.N41]+[.O41]+[.Q41]" office:value-type="float" office:value="45">
            <text:p>45</text:p>
          </table:table-cell>
          <table:table-cell table:style-name="ce501" table:formula="of:=INDEX(bo_tab;[.S41];2)" office:value-type="float" office:value="31">
            <text:p>31</text:p>
          </table:table-cell>
          <table:table-cell table:style-name="ce504" table:formula="of:=INDEX(bo_tab;[.S41];3)" office:value-type="float" office:value="7">
            <text:p>7</text:p>
          </table:table-cell>
          <table:table-cell table:style-name="ce507" table:formula="of:=INDEX(bo_tab;[.S41];3)+[.P41]+[.R41]" office:value-type="float" office:value="20">
            <text:p>20</text:p>
          </table:table-cell>
          <table:table-cell table:style-name="ce454"/>
          <table:table-cell table:style-name="ce446" table:number-columns-repeated="7"/>
          <table:table-cell table:style-name="ce510"/>
          <table:table-cell table:style-name="ce511"/>
          <table:table-cell table:style-name="ce510"/>
          <table:table-cell table:style-name="ce454" table:number-columns-repeated="224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40" office:value-type="string">
            <text:p>Faible</text:p>
          </table:table-cell>
          <table:table-cell table:style-name="ce476" office:value-type="float" office:value="5">
            <text:p>5</text:p>
          </table:table-cell>
          <table:table-cell table:style-name="ce480" table:formula="of:=[.Z19]" office:value-type="float" office:value="20">
            <text:p>20</text:p>
          </table:table-cell>
          <table:table-cell table:style-name="ce487" table:formula="of:=[.AA19]" office:value-type="float" office:value="3">
            <text:p>3</text:p>
          </table:table-cell>
          <table:table-cell table:style-name="ce480" office:value-type="float" office:value="20">
            <text:p>20</text:p>
          </table:table-cell>
          <table:table-cell table:style-name="ce487" office:value-type="float" office:value="10">
            <text:p>10</text:p>
          </table:table-cell>
          <table:table-cell table:style-name="ce489" table:formula="of:=[.N42]+[.O42]+[.Q42]" office:value-type="float" office:value="45">
            <text:p>45</text:p>
          </table:table-cell>
          <table:table-cell table:style-name="ce500" table:formula="of:=INDEX(bo_tab;[.S42];2)" office:value-type="float" office:value="31">
            <text:p>31</text:p>
          </table:table-cell>
          <table:table-cell table:style-name="ce503" table:formula="of:=INDEX(bo_tab;[.S42];3)" office:value-type="float" office:value="7">
            <text:p>7</text:p>
          </table:table-cell>
          <table:table-cell table:style-name="ce506" table:formula="of:=INDEX(bo_tab;[.S42];3)+[.P42]+[.R42]" office:value-type="float" office:value="20">
            <text:p>20</text:p>
          </table:table-cell>
          <table:table-cell table:style-name="ce454"/>
          <table:table-cell table:style-name="ce440" table:number-columns-repeated="7"/>
          <table:table-cell table:style-name="ce500"/>
          <table:table-cell table:style-name="ce503"/>
          <table:table-cell table:style-name="ce500"/>
          <table:table-cell table:style-name="ce454" table:number-columns-repeated="224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40" office:value-type="string">
            <text:p>Normal</text:p>
          </table:table-cell>
          <table:table-cell table:style-name="ce477" office:value-type="float" office:value="10">
            <text:p>10</text:p>
          </table:table-cell>
          <table:table-cell table:style-name="ce480" table:formula="of:=[.Z19]" office:value-type="float" office:value="20">
            <text:p>20</text:p>
          </table:table-cell>
          <table:table-cell table:style-name="ce487" table:formula="of:=[.AA19]" office:value-type="float" office:value="3">
            <text:p>3</text:p>
          </table:table-cell>
          <table:table-cell table:style-name="ce480" office:value-type="float" office:value="20">
            <text:p>20</text:p>
          </table:table-cell>
          <table:table-cell table:style-name="ce487" office:value-type="float" office:value="10">
            <text:p>10</text:p>
          </table:table-cell>
          <table:table-cell table:style-name="ce489" table:formula="of:=[.N43]+[.O43]+[.Q43]" office:value-type="float" office:value="50">
            <text:p>50</text:p>
          </table:table-cell>
          <table:table-cell table:style-name="ce500" table:formula="of:=INDEX(bo_tab;[.S43];2)" office:value-type="float" office:value="36">
            <text:p>36</text:p>
          </table:table-cell>
          <table:table-cell table:style-name="ce503" table:formula="of:=INDEX(bo_tab;[.S43];3)" office:value-type="float" office:value="9">
            <text:p>9</text:p>
          </table:table-cell>
          <table:table-cell table:style-name="ce506" table:formula="of:=INDEX(bo_tab;[.S43];3)+[.P43]+[.R43]" office:value-type="float" office:value="22">
            <text:p>22</text:p>
          </table:table-cell>
          <table:table-cell table:style-name="ce454" office:value-type="float" office:value="20">
            <text:p>20 </text:p>
          </table:table-cell>
          <table:table-cell table:number-columns-repeated="10"/>
          <table:table-cell table:style-name="ce454" table:number-columns-repeated="224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40" office:value-type="string">
            <text:p>Fort</text:p>
          </table:table-cell>
          <table:table-cell table:style-name="ce480" office:value-type="float" office:value="15">
            <text:p>15</text:p>
          </table:table-cell>
          <table:table-cell table:style-name="ce480" table:formula="of:=[.Z19]" office:value-type="float" office:value="20">
            <text:p>20</text:p>
          </table:table-cell>
          <table:table-cell table:style-name="ce487" table:formula="of:=[.AA19]" office:value-type="float" office:value="3">
            <text:p>3</text:p>
          </table:table-cell>
          <table:table-cell table:style-name="ce480" office:value-type="float" office:value="20">
            <text:p>20</text:p>
          </table:table-cell>
          <table:table-cell table:style-name="ce487" office:value-type="float" office:value="10">
            <text:p>10</text:p>
          </table:table-cell>
          <table:table-cell table:style-name="ce489" table:formula="of:=[.N44]+[.O44]+[.Q44]" office:value-type="float" office:value="55">
            <text:p>55</text:p>
          </table:table-cell>
          <table:table-cell table:style-name="ce500" table:formula="of:=INDEX(bo_tab;[.S44];2)" office:value-type="float" office:value="41">
            <text:p>41</text:p>
          </table:table-cell>
          <table:table-cell table:style-name="ce503" table:formula="of:=INDEX(bo_tab;[.S44];3)" office:value-type="float" office:value="10">
            <text:p>10</text:p>
          </table:table-cell>
          <table:table-cell table:style-name="ce506" table:formula="of:=INDEX(bo_tab;[.S44];3)+[.P44]+[.R44]" office:value-type="float" office:value="23">
            <text:p>23</text:p>
          </table:table-cell>
          <table:table-cell table:style-name="ce454"/>
          <table:table-cell table:style-name="ce440" table:number-columns-repeated="7"/>
          <table:table-cell table:style-name="ce500"/>
          <table:table-cell table:style-name="ce503"/>
          <table:table-cell table:style-name="ce500"/>
          <table:table-cell table:style-name="ce454" table:number-columns-repeated="224"/>
          <table:table-cell table:number-columns-repeated="767"/>
        </table:table-row>
        <table:table-row table:style-name="ro1" table:number-rows-repeated="3">
          <table:table-cell table:style-name="ce454" table:number-columns-repeated="25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6" office:value-type="string">
            <text:p>Encombrement</text:p>
          </table:table-cell>
          <table:table-cell table:style-name="ce456" office:value-type="string">
            <text:p>Pds</text:p>
          </table:table-cell>
          <table:table-cell table:style-name="ce456" office:value-type="string">
            <text:p>bF</text:p>
          </table:table-cell>
          <table:table-cell table:style-name="ce456" office:value-type="string">
            <text:p>Ma</text:p>
          </table:table-cell>
          <table:table-cell table:style-name="ce456" office:value-type="string">
            <text:p>Co</text:p>
          </table:table-cell>
          <table:table-cell table:style-name="ce456" office:value-type="string">
            <text:p>Sp</text:p>
          </table:table-cell>
          <table:table-cell table:style-name="ce454" table:number-columns-repeated="3"/>
          <table:table-cell table:number-columns-repeated="2" table:style-name="ce454" office:value-type="float" office:value="1">
            <text:p>1 </text:p>
          </table:table-cell>
          <table:table-cell table:style-name="ce454"/>
          <table:table-cell table:style-name="ce454" table:formula="of:=[.O48]*[.P48]" office:value-type="float" office:value="0">
            <text:p>0 </text:p>
          </table:table-cell>
          <table:table-cell table:style-name="ce454" table:number-columns-repeated="240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Leger</text:p>
          </table:table-cell>
          <table:table-cell table:style-name="ce459" table:formula="of:=ROUNDDOWN(pmax/4)" office:value-type="float" office:value="13">
            <text:p>13 </text:p>
          </table:table-cell>
          <table:table-cell table:style-name="ce459" office:value-type="float" office:value="0">
            <text:p>0 </text:p>
          </table:table-cell>
          <table:table-cell table:style-name="ce459" table:formula="of:=ROUNDDOWN((tai/2-5+rap)/2)" office:value-type="float" office:value="2">
            <text:p>2 </text:p>
          </table:table-cell>
          <table:table-cell table:style-name="ce459" table:formula="of:=ROUNDDOWN((tai/2-5+rap+end)/2)" office:value-type="float" office:value="7">
            <text:p>7 </text:p>
          </table:table-cell>
          <table:table-cell table:style-name="ce459" table:formula="of:=ROUNDDOWN((tai/2-5+rap+end+for)/2)" office:value-type="float" office:value="13">
            <text:p>13 </text:p>
          </table:table-cell>
          <table:table-cell table:style-name="ce454" table:number-columns-repeated="3"/>
          <table:table-cell table:style-name="ce454" office:value-type="float" office:value="2">
            <text:p>2 </text:p>
          </table:table-cell>
          <table:table-cell table:style-name="ce454" office:value-type="float" office:value="4">
            <text:p>4 </text:p>
          </table:table-cell>
          <table:table-cell table:style-name="ce454"/>
          <table:table-cell table:style-name="ce454" table:formula="of:=[.O49]*[.P49]" office:value-type="float" office:value="0">
            <text:p>0 </text:p>
          </table:table-cell>
          <table:table-cell table:style-name="ce454" table:number-columns-repeated="240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Modere</text:p>
          </table:table-cell>
          <table:table-cell table:style-name="ce459" table:formula="of:=ROUNDDOWN(pmax/2)" office:value-type="float" office:value="27">
            <text:p>27 </text:p>
          </table:table-cell>
          <table:table-cell table:style-name="ce459" office:value-type="float" office:value="1">
            <text:p>1 </text:p>
          </table:table-cell>
          <table:table-cell table:style-name="ce459" table:formula="of:=ROUNDDOWN(ma*3/4)" office:value-type="float" office:value="2">
            <text:p>2 </text:p>
          </table:table-cell>
          <table:table-cell table:style-name="ce459" table:formula="of:=ROUNDDOWN(co*3/4)" office:value-type="float" office:value="6">
            <text:p>6 </text:p>
          </table:table-cell>
          <table:table-cell table:style-name="ce459" table:formula="of:=ROUNDDOWN(sp*3/4)" office:value-type="float" office:value="12">
            <text:p>12 </text:p>
          </table:table-cell>
          <table:table-cell table:style-name="ce454" table:number-columns-repeated="3"/>
          <table:table-cell table:style-name="ce454" office:value-type="float" office:value="3">
            <text:p>3 </text:p>
          </table:table-cell>
          <table:table-cell table:style-name="ce454" office:value-type="float" office:value="10">
            <text:p>10 </text:p>
          </table:table-cell>
          <table:table-cell table:style-name="ce454"/>
          <table:table-cell table:style-name="ce454" table:formula="of:=[.O50]*[.P50]" office:value-type="float" office:value="0">
            <text:p>0 </text:p>
          </table:table-cell>
          <table:table-cell table:style-name="ce454" table:number-columns-repeated="240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Lourd</text:p>
          </table:table-cell>
          <table:table-cell table:style-name="ce459" table:formula="of:=ROUNDDOWN(pmax*3/4)" office:value-type="float" office:value="41">
            <text:p>41 </text:p>
          </table:table-cell>
          <table:table-cell table:style-name="ce459" office:value-type="float" office:value="2">
            <text:p>2 </text:p>
          </table:table-cell>
          <table:table-cell table:style-name="ce459" table:formula="of:=ROUNDDOWN(ma/2)" office:value-type="float" office:value="1">
            <text:p>1 </text:p>
          </table:table-cell>
          <table:table-cell table:style-name="ce459" table:formula="of:=ROUNDDOWN(co/2)" office:value-type="float" office:value="4">
            <text:p>4 </text:p>
          </table:table-cell>
          <table:table-cell table:style-name="ce459" table:formula="of:=ROUNDDOWN(sp/2)" office:value-type="float" office:value="8">
            <text:p>8 </text:p>
          </table:table-cell>
          <table:table-cell table:style-name="ce454" table:number-columns-repeated="3"/>
          <table:table-cell table:style-name="ce454" office:value-type="float" office:value="4">
            <text:p>4 </text:p>
          </table:table-cell>
          <table:table-cell table:style-name="ce454" office:value-type="float" office:value="20">
            <text:p>20 </text:p>
          </table:table-cell>
          <table:table-cell table:style-name="ce454"/>
          <table:table-cell table:style-name="ce454" table:formula="of:=[.O51]*[.P51]" office:value-type="float" office:value="0">
            <text:p>0 </text:p>
          </table:table-cell>
          <table:table-cell table:style-name="ce454" table:number-columns-repeated="240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Critique</text:p>
          </table:table-cell>
          <table:table-cell table:style-name="ce459" table:formula="of:=ROUNDDOWN(pmax)" office:value-type="float" office:value="55">
            <text:p>55 </text:p>
          </table:table-cell>
          <table:table-cell table:style-name="ce459" office:value-type="float" office:value="3">
            <text:p>3 </text:p>
          </table:table-cell>
          <table:table-cell table:style-name="ce459" table:formula="of:=ROUNDDOWN(ma/4)" office:value-type="float" office:value="0">
            <text:p>0 </text:p>
          </table:table-cell>
          <table:table-cell table:style-name="ce459" table:formula="of:=ROUNDDOWN(co/4)" office:value-type="float" office:value="2">
            <text:p>2 </text:p>
          </table:table-cell>
          <table:table-cell table:style-name="ce459" table:formula="of:=ROUNDDOWN(sp/4)" office:value-type="float" office:value="4">
            <text:p>4 </text:p>
          </table:table-cell>
          <table:table-cell table:style-name="ce454" table:number-columns-repeated="3"/>
          <table:table-cell table:style-name="ce454" office:value-type="float" office:value="5">
            <text:p>5 </text:p>
          </table:table-cell>
          <table:table-cell table:style-name="ce454" office:value-type="float" office:value="35">
            <text:p>35 </text:p>
          </table:table-cell>
          <table:table-cell table:style-name="ce454"/>
          <table:table-cell table:style-name="ce454" table:formula="of:=[.O52]*[.P52]" office:value-type="float" office:value="0">
            <text:p>0 </text:p>
          </table:table-cell>
          <table:table-cell table:style-name="ce454" table:number-columns-repeated="240"/>
          <table:table-cell table:number-columns-repeated="767"/>
        </table:table-row>
        <table:table-row table:style-name="ro1">
          <table:table-cell table:style-name="ce454" table:number-columns-repeated="16"/>
          <table:table-cell table:style-name="ce454" table:formula="of:=SUM([.Q48:.Q52])" office:value-type="float" office:value="0">
            <text:p>0 </text:p>
          </table:table-cell>
          <table:table-cell table:style-name="ce454" table:number-columns-repeated="240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6" office:value-type="string">
            <text:p>Bonus</text:p>
          </table:table-cell>
          <table:table-cell table:style-name="ce456" office:value-type="string">
            <text:p>b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Connaissance</text:p>
          </table:table-cell>
          <table:table-cell table:style-name="ce459" table:formula="of:=ROUNDDOWN(((int+soc)/2))" office:value-type="float" office:value="10">
            <text:p>10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Communication</text:p>
          </table:table-cell>
          <table:table-cell table:style-name="ce459" table:formula="of:=ROUNDDOWN(((soc+cmd)/2))" office:value-type="float" office:value="14">
            <text:p>14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Agilité</text:p>
          </table:table-cell>
          <table:table-cell table:style-name="ce459" table:formula="of:=ROUNDDOWN(((agi+rap)/2))" office:value-type="float" office:value="7">
            <text:p>7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Manipulation</text:p>
          </table:table-cell>
          <table:table-cell table:style-name="ce459" table:formula="of:=ROUNDDOWN(((agi+vol)/2))" office:value-type="float" office:value="11">
            <text:p>11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Perception</text:p>
          </table:table-cell>
          <table:table-cell table:style-name="ce459" table:formula="of:=ROUNDDOWN(((vol+int)/2))" office:value-type="float" office:value="10">
            <text:p>10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Discrétion</text:p>
          </table:table-cell>
          <table:table-cell table:style-name="ce459" table:formula="of:=ROUNDDOWN(((int+vol)/2))" office:value-type="float" office:value="10">
            <text:p>10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Magie</text:p>
          </table:table-cell>
          <table:table-cell table:style-name="ce459" table:formula="of:=ROUNDDOWN(((mag+vol)/2))" office:value-type="float" office:value="8">
            <text:p>8 </text:p>
          </table:table-cell>
          <table:table-cell table:style-name="ce462" table:number-columns-repeated="2"/>
          <table:table-cell table:style-name="ce458" table:number-columns-repeated="2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Attaque</text:p>
          </table:table-cell>
          <table:table-cell table:style-name="ce459" table:formula="of:=ROUNDDOWN(((agi+vol+rap-tai)/2))" office:value-type="float" office:value="8">
            <text:p>8 </text:p>
          </table:table-cell>
          <table:table-cell table:style-name="ce456" office:value-type="string">
            <text:p>Bo</text:p>
          </table:table-cell>
          <table:table-cell table:style-name="ce459" table:formula="of:=ROUNDDOWN(for+(vol+int+tai+poi-40)/2)" office:value-type="float" office:value="9">
            <text:p>9 </text:p>
          </table:table-cell>
          <table:table-cell table:style-name="ce458" table:number-columns-repeated="2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Défense</text:p>
          </table:table-cell>
          <table:table-cell table:style-name="ce459" table:formula="of:=ROUNDDOWN(((agi+int+for-tai)/2))" office:value-type="float" office:value="9">
            <text:p>9 </text:p>
          </table:table-cell>
          <table:table-cell table:style-name="ce456" office:value-type="string">
            <text:p>Bd</text:p>
          </table:table-cell>
          <table:table-cell table:style-name="ce459" table:formula="of:=ROUNDDOWN(for+(vol+int+tai+poi-40)/2)" office:value-type="float" office:value="9">
            <text:p>9 </text:p>
          </table:table-cell>
          <table:table-cell table:style-name="ce462" table:number-columns-repeated="2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Mouvement</text:p>
          </table:table-cell>
          <table:table-cell table:style-name="ce459" table:formula="of:=ROUNDDOWN(sp/1.5)" office:value-type="float" office:value="11">
            <text:p>11 </text:p>
          </table:table-cell>
          <table:table-cell table:style-name="ce463"/>
          <table:table-cell table:style-name="ce465"/>
          <table:table-cell table:style-name="ce463" table:number-columns-repeated="2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25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6" office:value-type="string">
            <text:p>Physique</text:p>
          </table:table-cell>
          <table:table-cell table:style-name="ce456"/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Taille</text:p>
          </table:table-cell>
          <table:table-cell table:style-name="ce460" table:formula="of:=INDEX(tab1;tai+2;2)" office:value-type="float" office:value="1.7" table:number-columns-spanned="2" table:number-rows-spanned="1">
            <text:p>1,70 </text:p>
          </table:table-cell>
          <table:covered-table-cell table:style-name="ce464"/>
          <table:table-cell table:style-name="ce458" office:value-type="string">
            <text:p>m</text:p>
          </table:table-cell>
          <table:table-cell table:style-name="ce458" table:number-columns-repeated="2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Poids</text:p>
          </table:table-cell>
          <table:table-cell table:style-name="ce459" table:formula="of:=INDEX(tab1;poi+2;3)" office:value-type="float" office:value="46.6666666666667">
            <text:p>47 </text:p>
          </table:table-cell>
          <table:table-cell table:style-name="ce458" office:value-type="string">
            <text:p>Kg</text:p>
          </table:table-cell>
          <table:table-cell table:style-name="ce458" table:number-columns-repeated="3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bAge</text:p>
          </table:table-cell>
          <table:table-cell table:style-name="ce459" table:formula="of:=IF(age&lt;20;age/2;IF((40-age)/2&gt;0;(40-age)/2;0))" office:value-type="float" office:value="0">
            <text:p>0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25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6" office:value-type="string">
            <text:p>Points</text:p>
          </table:table-cell>
          <table:table-cell table:style-name="ce456" office:value-type="string">
            <text:p>Pts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PV Max</text:p>
          </table:table-cell>
          <table:table-cell table:style-name="ce459" table:formula="of:=ROUNDDOWN(con+vol+(tai+poi)/2)" office:value-type="float" office:value="28">
            <text:p>28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PV -1</text:p>
          </table:table-cell>
          <table:table-cell table:style-name="ce459" table:formula="of:=ROUNDDOWN((con+vol+(tai+poi)/2)/2)" office:value-type="float" office:value="14">
            <text:p>14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PV -5</text:p>
          </table:table-cell>
          <table:table-cell table:style-name="ce459" table:formula="of:=ROUNDDOWN((con+vol+(tai+poi)/4)/2)" office:value-type="float" office:value="12">
            <text:p>12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PF Max</text:p>
          </table:table-cell>
          <table:table-cell table:style-name="ce459" table:formula="of:=ROUNDDOWN(end+con+20-(tai+poi)/2)" office:value-type="float" office:value="29">
            <text:p>29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PF Min</text:p>
          </table:table-cell>
          <table:table-cell table:style-name="ce459" table:formula="of:=ROUNDDOWN(end/2)" office:value-type="float" office:value="5">
            <text:p>5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PF Recup</text:p>
          </table:table-cell>
          <table:table-cell table:style-name="ce459" table:formula="of:=ROUNDDOWN((con+end)/4)" office:value-type="float" office:value="4">
            <text:p>4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PM</text:p>
          </table:table-cell>
          <table:table-cell table:style-name="ce459" table:formula="of:=ROUNDDOWN(mag+(vol+int)/2)" office:value-type="float" office:value="14">
            <text:p>14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 table:number-rows-repeated="3">
          <table:table-cell table:style-name="ce454" table:number-columns-repeated="4"/>
          <table:table-cell table:style-name="ce458" table:number-columns-repeated="6"/>
          <table:table-cell table:style-name="ce454" table:number-columns-repeated="247"/>
          <table:table-cell table:number-columns-repeated="767"/>
        </table:table-row>
        <table:table-row table:style-name="ro1" table:number-rows-repeated="65455">
          <table:table-cell table:style-name="ce454" table:number-columns-repeated="257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Simu" table:style-name="ta1" table:print="false">
        <table:table-column table:style-name="co16" table:number-columns-repeated="25" table:default-cell-style-name="ce2"/>
        <table:table-column table:style-name="co19" table:default-cell-style-name="ce2"/>
        <table:table-column table:style-name="co89" table:default-cell-style-name="ce2"/>
        <table:table-column table:style-name="co16" table:number-columns-repeated="997" table:default-cell-style-name="ce2"/>
        <table:table-row table:style-name="ro1">
          <table:table-cell table:style-name="ce512"/>
          <table:table-cell table:style-name="ce516" table:number-columns-repeated="10"/>
          <table:table-cell table:style-name="ce529"/>
          <table:table-cell table:style-name="ce512"/>
          <table:table-cell table:style-name="ce516" table:number-columns-repeated="10"/>
          <table:table-cell table:style-name="ce529"/>
          <table:table-cell table:style-name="ce515" table:number-columns-repeated="998"/>
          <table:table-cell table:number-columns-repeated="2"/>
        </table:table-row>
        <table:table-row table:style-name="ro6">
          <table:table-cell table:style-name="ce513"/>
          <table:table-cell table:style-name="ce517" office:value-type="string" table:number-columns-spanned="10" table:number-rows-spanned="1">
            <text:p>PLAYER 1</text:p>
          </table:table-cell>
          <table:covered-table-cell table:style-name="ce520"/>
          <table:covered-table-cell table:number-columns-repeated="8" table:style-name="ce515"/>
          <table:table-cell table:style-name="ce530"/>
          <table:table-cell table:style-name="ce513"/>
          <table:table-cell table:style-name="ce517" office:value-type="string" table:number-columns-spanned="10" table:number-rows-spanned="1">
            <text:p>PLAYER 2</text:p>
          </table:table-cell>
          <table:covered-table-cell table:style-name="ce520"/>
          <table:covered-table-cell table:number-columns-repeated="8" table:style-name="ce515"/>
          <table:table-cell table:style-name="ce530"/>
          <table:table-cell table:style-name="ce515" table:number-columns-repeated="998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For</text:p>
          </table:table-cell>
          <table:table-cell table:style-name="ce521" table:formula="of:=DICE(6;3)" office:value-type="float" office:value="8">
            <text:p>8</text:p>
          </table:table-cell>
          <table:table-cell table:style-name="ce515"/>
          <table:table-cell table:style-name="ce523" office:value-type="string">
            <text:p>Connaissance</text:p>
          </table:table-cell>
          <table:table-cell table:style-name="ce525"/>
          <table:table-cell table:style-name="ce527"/>
          <table:table-cell table:style-name="ce521" table:formula="of:=([.C6]+[.C11])/2" office:value-type="float" office:value="13.5">
            <text:p>14</text:p>
          </table:table-cell>
          <table:table-cell table:style-name="ce515"/>
          <table:table-cell table:style-name="ce520" office:value-type="string" table:number-columns-spanned="2" table:number-rows-spanned="1">
            <text:p>PV</text:p>
          </table:table-cell>
          <table:covered-table-cell table:style-name="ce515"/>
          <table:table-cell table:style-name="ce530"/>
          <table:table-cell table:style-name="ce513"/>
          <table:table-cell table:style-name="ce518" office:value-type="string">
            <text:p>For</text:p>
          </table:table-cell>
          <table:table-cell table:style-name="ce521" table:formula="of:=DICE(6;3)" office:value-type="float" office:value="10">
            <text:p>10</text:p>
          </table:table-cell>
          <table:table-cell table:style-name="ce515"/>
          <table:table-cell table:style-name="ce523" office:value-type="string">
            <text:p>Connaissance</text:p>
          </table:table-cell>
          <table:table-cell table:style-name="ce525"/>
          <table:table-cell table:style-name="ce527"/>
          <table:table-cell table:style-name="ce521" table:formula="of:=([.O6]+[.O11])/2" office:value-type="float" office:value="9">
            <text:p>9</text:p>
          </table:table-cell>
          <table:table-cell table:style-name="ce515"/>
          <table:table-cell table:style-name="ce520" office:value-type="string" table:number-columns-spanned="2" table:number-rows-spanned="1">
            <text:p>PV</text:p>
          </table:table-cell>
          <table:covered-table-cell table:style-name="ce515"/>
          <table:table-cell table:style-name="ce530"/>
          <table:table-cell table:style-name="ce515"/>
          <table:table-cell table:style-name="ce533" office:value-type="string">
            <text:p>Connaissance</text:p>
          </table:table-cell>
          <table:table-cell table:style-name="ce533" office:value-type="string">
            <text:p>(Int + Soc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Con</text:p>
          </table:table-cell>
          <table:table-cell table:style-name="ce521" table:formula="of:=DICE(6;3)" office:value-type="float" office:value="16">
            <text:p>16</text:p>
          </table:table-cell>
          <table:table-cell table:style-name="ce515"/>
          <table:table-cell table:style-name="ce523" office:value-type="string">
            <text:p>Communication</text:p>
          </table:table-cell>
          <table:table-cell table:style-name="ce525"/>
          <table:table-cell table:style-name="ce527"/>
          <table:table-cell table:style-name="ce521" table:formula="of:=([.C11]+[.C12])/2" office:value-type="float" office:value="13.5">
            <text:p>14</text:p>
          </table:table-cell>
          <table:table-cell table:style-name="ce515"/>
          <table:table-cell table:style-name="ce518" office:value-type="string">
            <text:p>Max</text:p>
          </table:table-cell>
          <table:table-cell table:style-name="ce521" table:formula="of:=[.C4]+[.C7]+([.C13]+[.C14])/2" office:value-type="float" office:value="36">
            <text:p>36</text:p>
          </table:table-cell>
          <table:table-cell table:style-name="ce530"/>
          <table:table-cell table:style-name="ce513"/>
          <table:table-cell table:style-name="ce518" office:value-type="string">
            <text:p>Con</text:p>
          </table:table-cell>
          <table:table-cell table:style-name="ce521" table:formula="of:=DICE(6;3)" office:value-type="float" office:value="12">
            <text:p>12</text:p>
          </table:table-cell>
          <table:table-cell table:style-name="ce515"/>
          <table:table-cell table:style-name="ce523" office:value-type="string">
            <text:p>Communication</text:p>
          </table:table-cell>
          <table:table-cell table:style-name="ce525"/>
          <table:table-cell table:style-name="ce527"/>
          <table:table-cell table:style-name="ce521" table:formula="of:=([.O11]+[.O12])/2" office:value-type="float" office:value="12">
            <text:p>12</text:p>
          </table:table-cell>
          <table:table-cell table:style-name="ce515"/>
          <table:table-cell table:style-name="ce518" office:value-type="string">
            <text:p>Max</text:p>
          </table:table-cell>
          <table:table-cell table:style-name="ce521" table:formula="of:=[.O4]+[.O7]+([.O13]+[.O14])/2" office:value-type="float" office:value="37.5">
            <text:p>38</text:p>
          </table:table-cell>
          <table:table-cell table:style-name="ce530"/>
          <table:table-cell table:style-name="ce515"/>
          <table:table-cell table:style-name="ce534" office:value-type="string">
            <text:p>Communication</text:p>
          </table:table-cell>
          <table:table-cell table:style-name="ce534" office:value-type="string">
            <text:p>(Soc + Cmd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End</text:p>
          </table:table-cell>
          <table:table-cell table:style-name="ce521" table:formula="of:=DICE(6;3)" office:value-type="float" office:value="13">
            <text:p>13</text:p>
          </table:table-cell>
          <table:table-cell table:style-name="ce515"/>
          <table:table-cell table:style-name="ce523" office:value-type="string">
            <text:p>Agilité</text:p>
          </table:table-cell>
          <table:table-cell table:style-name="ce525"/>
          <table:table-cell table:style-name="ce527"/>
          <table:table-cell table:style-name="ce521" table:formula="of:=([.C9]+[.C10])/2" office:value-type="float" office:value="13">
            <text:p>13</text:p>
          </table:table-cell>
          <table:table-cell table:style-name="ce515"/>
          <table:table-cell table:style-name="ce518" office:value-type="string">
            <text:p>-2</text:p>
          </table:table-cell>
          <table:table-cell table:style-name="ce521" table:formula="of:=[.K4]/2" office:value-type="float" office:value="18">
            <text:p>18</text:p>
          </table:table-cell>
          <table:table-cell table:style-name="ce530"/>
          <table:table-cell table:style-name="ce513"/>
          <table:table-cell table:style-name="ce518" office:value-type="string">
            <text:p>End</text:p>
          </table:table-cell>
          <table:table-cell table:style-name="ce521" table:formula="of:=DICE(6;3)" office:value-type="float" office:value="6">
            <text:p>6</text:p>
          </table:table-cell>
          <table:table-cell table:style-name="ce515"/>
          <table:table-cell table:style-name="ce523" office:value-type="string">
            <text:p>Agilité</text:p>
          </table:table-cell>
          <table:table-cell table:style-name="ce525"/>
          <table:table-cell table:style-name="ce527"/>
          <table:table-cell table:style-name="ce521" table:formula="of:=([.O9]+[.O10])/2" office:value-type="float" office:value="11.5">
            <text:p>12</text:p>
          </table:table-cell>
          <table:table-cell table:style-name="ce515"/>
          <table:table-cell table:style-name="ce518" office:value-type="string">
            <text:p>-2</text:p>
          </table:table-cell>
          <table:table-cell table:style-name="ce521" table:formula="of:=[.W4]/2" office:value-type="float" office:value="18.75">
            <text:p>19</text:p>
          </table:table-cell>
          <table:table-cell table:style-name="ce530"/>
          <table:table-cell table:style-name="ce515"/>
          <table:table-cell table:style-name="ce535" office:value-type="string">
            <text:p>Agilité</text:p>
          </table:table-cell>
          <table:table-cell table:style-name="ce535" office:value-type="string">
            <text:p>(Agi + Rap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Int</text:p>
          </table:table-cell>
          <table:table-cell table:style-name="ce521" table:formula="of:=DICE(6;3)" office:value-type="float" office:value="16">
            <text:p>16</text:p>
          </table:table-cell>
          <table:table-cell table:style-name="ce515"/>
          <table:table-cell table:style-name="ce523" office:value-type="string">
            <text:p>Manipulation</text:p>
          </table:table-cell>
          <table:table-cell table:style-name="ce525"/>
          <table:table-cell table:style-name="ce527"/>
          <table:table-cell table:style-name="ce521" table:formula="of:=([.C9]+[.C7])/2" office:value-type="float" office:value="9.5">
            <text:p>10</text:p>
          </table:table-cell>
          <table:table-cell table:style-name="ce515"/>
          <table:table-cell table:style-name="ce518" office:value-type="string">
            <text:p>-5</text:p>
          </table:table-cell>
          <table:table-cell table:style-name="ce521" table:formula="of:=[.K4]/4" office:value-type="float" office:value="9">
            <text:p>9</text:p>
          </table:table-cell>
          <table:table-cell table:style-name="ce530"/>
          <table:table-cell table:style-name="ce513"/>
          <table:table-cell table:style-name="ce518" office:value-type="string">
            <text:p>Int</text:p>
          </table:table-cell>
          <table:table-cell table:style-name="ce521" table:formula="of:=DICE(6;3)" office:value-type="float" office:value="8">
            <text:p>8</text:p>
          </table:table-cell>
          <table:table-cell table:style-name="ce515"/>
          <table:table-cell table:style-name="ce523" office:value-type="string">
            <text:p>Manipulation</text:p>
          </table:table-cell>
          <table:table-cell table:style-name="ce525"/>
          <table:table-cell table:style-name="ce527"/>
          <table:table-cell table:style-name="ce521" table:formula="of:=([.O9]+[.O7])/2" office:value-type="float" office:value="10.5">
            <text:p>11</text:p>
          </table:table-cell>
          <table:table-cell table:style-name="ce515"/>
          <table:table-cell table:style-name="ce518" office:value-type="string">
            <text:p>-5</text:p>
          </table:table-cell>
          <table:table-cell table:style-name="ce521" table:formula="of:=[.W4]/4" office:value-type="float" office:value="9.375">
            <text:p>9</text:p>
          </table:table-cell>
          <table:table-cell table:style-name="ce530"/>
          <table:table-cell table:style-name="ce515"/>
          <table:table-cell table:style-name="ce536" office:value-type="string">
            <text:p>Manipulation</text:p>
          </table:table-cell>
          <table:table-cell table:style-name="ce536" office:value-type="string">
            <text:p>(Agi + Vol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Vol</text:p>
          </table:table-cell>
          <table:table-cell table:style-name="ce521" table:formula="of:=DICE(6;3)" office:value-type="float" office:value="8">
            <text:p>8</text:p>
          </table:table-cell>
          <table:table-cell table:style-name="ce515"/>
          <table:table-cell table:style-name="ce523" office:value-type="string">
            <text:p>Perception</text:p>
          </table:table-cell>
          <table:table-cell table:style-name="ce525"/>
          <table:table-cell table:style-name="ce527"/>
          <table:table-cell table:style-name="ce521" table:formula="of:=([.C7]+[.C6])/2" office:value-type="float" office:value="12">
            <text:p>12</text:p>
          </table:table-cell>
          <table:table-cell table:style-name="ce515" table:number-columns-repeated="3"/>
          <table:table-cell table:style-name="ce530"/>
          <table:table-cell table:style-name="ce513"/>
          <table:table-cell table:style-name="ce518" office:value-type="string">
            <text:p>Vol</text:p>
          </table:table-cell>
          <table:table-cell table:style-name="ce521" table:formula="of:=DICE(6;3)" office:value-type="float" office:value="12">
            <text:p>12</text:p>
          </table:table-cell>
          <table:table-cell table:style-name="ce515"/>
          <table:table-cell table:style-name="ce523" office:value-type="string">
            <text:p>Perception</text:p>
          </table:table-cell>
          <table:table-cell table:style-name="ce525"/>
          <table:table-cell table:style-name="ce527"/>
          <table:table-cell table:style-name="ce521" table:formula="of:=([.O7]+[.O6])/2" office:value-type="float" office:value="10">
            <text:p>10</text:p>
          </table:table-cell>
          <table:table-cell table:style-name="ce515" table:number-columns-repeated="3"/>
          <table:table-cell table:style-name="ce530"/>
          <table:table-cell table:style-name="ce515"/>
          <table:table-cell table:style-name="ce537" office:value-type="string">
            <text:p>Perception</text:p>
          </table:table-cell>
          <table:table-cell table:style-name="ce537" office:value-type="string">
            <text:p>(Vol + Int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Mag</text:p>
          </table:table-cell>
          <table:table-cell table:style-name="ce521" table:formula="of:=DICE(6;3)" office:value-type="float" office:value="12">
            <text:p>12</text:p>
          </table:table-cell>
          <table:table-cell table:style-name="ce515"/>
          <table:table-cell table:style-name="ce523" office:value-type="string">
            <text:p>Discrétion</text:p>
          </table:table-cell>
          <table:table-cell table:style-name="ce525"/>
          <table:table-cell table:style-name="ce527"/>
          <table:table-cell table:style-name="ce521" table:formula="of:=([.C7]+[.C6]+[.C9]-[.C13])/2" office:value-type="float" office:value="10">
            <text:p>10</text:p>
          </table:table-cell>
          <table:table-cell table:style-name="ce515"/>
          <table:table-cell table:style-name="ce518" office:value-type="string">
            <text:p>Age</text:p>
          </table:table-cell>
          <table:table-cell table:style-name="ce521" office:value-type="float" office:value="35">
            <text:p>35</text:p>
          </table:table-cell>
          <table:table-cell table:style-name="ce530"/>
          <table:table-cell table:style-name="ce513"/>
          <table:table-cell table:style-name="ce518" office:value-type="string">
            <text:p>Mag</text:p>
          </table:table-cell>
          <table:table-cell table:style-name="ce521" table:formula="of:=DICE(6;3)" office:value-type="float" office:value="12">
            <text:p>12</text:p>
          </table:table-cell>
          <table:table-cell table:style-name="ce515"/>
          <table:table-cell table:style-name="ce523" office:value-type="string">
            <text:p>Discrétion</text:p>
          </table:table-cell>
          <table:table-cell table:style-name="ce525"/>
          <table:table-cell table:style-name="ce527"/>
          <table:table-cell table:style-name="ce521" table:formula="of:=([.O7]+[.O6]+[.O9]-[.O13])/2" office:value-type="float" office:value="6.5">
            <text:p>7</text:p>
          </table:table-cell>
          <table:table-cell table:style-name="ce515"/>
          <table:table-cell table:style-name="ce518" office:value-type="string">
            <text:p>Age</text:p>
          </table:table-cell>
          <table:table-cell table:style-name="ce521" office:value-type="float" office:value="35">
            <text:p>35</text:p>
          </table:table-cell>
          <table:table-cell table:style-name="ce530"/>
          <table:table-cell table:style-name="ce515"/>
          <table:table-cell table:style-name="ce538" office:value-type="string">
            <text:p>Discrétion</text:p>
          </table:table-cell>
          <table:table-cell table:style-name="ce538" office:value-type="string">
            <text:p>(Vol + Int +Agi – Tai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Agi</text:p>
          </table:table-cell>
          <table:table-cell table:style-name="ce521" table:formula="of:=DICE(6;3)" office:value-type="float" office:value="11">
            <text:p>11</text:p>
          </table:table-cell>
          <table:table-cell table:style-name="ce515"/>
          <table:table-cell table:style-name="ce523" office:value-type="string">
            <text:p>Magie</text:p>
          </table:table-cell>
          <table:table-cell table:style-name="ce525"/>
          <table:table-cell table:style-name="ce527"/>
          <table:table-cell table:style-name="ce521" table:formula="of:=([.C8]+[.C7])/2" office:value-type="float" office:value="10">
            <text:p>10</text:p>
          </table:table-cell>
          <table:table-cell table:style-name="ce515"/>
          <table:table-cell table:style-name="ce518" office:value-type="string">
            <text:p>Taille</text:p>
          </table:table-cell>
          <table:table-cell table:style-name="ce528" table:formula="of:=INDEX(tab1;[.C13]+2;2)" office:value-type="float" office:value="2.00052038200428">
            <text:p>2,00</text:p>
          </table:table-cell>
          <table:table-cell table:style-name="ce530"/>
          <table:table-cell table:style-name="ce513"/>
          <table:table-cell table:style-name="ce518" office:value-type="string">
            <text:p>Agi</text:p>
          </table:table-cell>
          <table:table-cell table:style-name="ce521" table:formula="of:=DICE(6;3)" office:value-type="float" office:value="9">
            <text:p>9</text:p>
          </table:table-cell>
          <table:table-cell table:style-name="ce515"/>
          <table:table-cell table:style-name="ce523" office:value-type="string">
            <text:p>Magie</text:p>
          </table:table-cell>
          <table:table-cell table:style-name="ce525"/>
          <table:table-cell table:style-name="ce527"/>
          <table:table-cell table:style-name="ce521" table:formula="of:=([.O8]+[.O7])/2" office:value-type="float" office:value="12">
            <text:p>12</text:p>
          </table:table-cell>
          <table:table-cell table:style-name="ce515"/>
          <table:table-cell table:style-name="ce518" office:value-type="string">
            <text:p>Taille</text:p>
          </table:table-cell>
          <table:table-cell table:style-name="ce528" table:formula="of:=INDEX(tab1;[.O13]+2;2)" office:value-type="float" office:value="2.17405316157579">
            <text:p>2,17</text:p>
          </table:table-cell>
          <table:table-cell table:style-name="ce530"/>
          <table:table-cell table:style-name="ce515"/>
          <table:table-cell table:style-name="ce539" office:value-type="string">
            <text:p>Combat</text:p>
          </table:table-cell>
          <table:table-cell table:style-name="ce539" office:value-type="string">
            <text:p>(Agi + Vol + Rap - Tai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Rap</text:p>
          </table:table-cell>
          <table:table-cell table:style-name="ce521" table:formula="of:=DICE(6;3)" office:value-type="float" office:value="15">
            <text:p>15</text:p>
          </table:table-cell>
          <table:table-cell table:style-name="ce515"/>
          <table:table-cell table:style-name="ce523" office:value-type="string">
            <text:p>Combat</text:p>
          </table:table-cell>
          <table:table-cell table:style-name="ce525"/>
          <table:table-cell table:style-name="ce527"/>
          <table:table-cell table:style-name="ce521" table:formula="of:=([.C9]+[.C7]+[.C10]-[.C13])/2" office:value-type="float" office:value="9.5">
            <text:p>10</text:p>
          </table:table-cell>
          <table:table-cell table:style-name="ce515"/>
          <table:table-cell table:style-name="ce518" office:value-type="string">
            <text:p>Poids</text:p>
          </table:table-cell>
          <table:table-cell table:style-name="ce521" table:formula="of:=INDEX(tab1;[.C14]+2;3)" office:value-type="float" office:value="60">
            <text:p>60</text:p>
          </table:table-cell>
          <table:table-cell table:style-name="ce530"/>
          <table:table-cell table:style-name="ce513"/>
          <table:table-cell table:style-name="ce518" office:value-type="string">
            <text:p>Rap</text:p>
          </table:table-cell>
          <table:table-cell table:style-name="ce521" table:formula="of:=DICE(6;3)" office:value-type="float" office:value="14">
            <text:p>14</text:p>
          </table:table-cell>
          <table:table-cell table:style-name="ce515"/>
          <table:table-cell table:style-name="ce523" office:value-type="string">
            <text:p>Combat</text:p>
          </table:table-cell>
          <table:table-cell table:style-name="ce525"/>
          <table:table-cell table:style-name="ce527"/>
          <table:table-cell table:style-name="ce521" table:formula="of:=([.O9]+[.O7]+[.O10]-[.O13])/2" office:value-type="float" office:value="9.5">
            <text:p>10</text:p>
          </table:table-cell>
          <table:table-cell table:style-name="ce515"/>
          <table:table-cell table:style-name="ce518" office:value-type="string">
            <text:p>Poids</text:p>
          </table:table-cell>
          <table:table-cell table:style-name="ce521" table:formula="of:=INDEX(tab1;[.O14]+2;3)" office:value-type="float" office:value="73.3333333333333">
            <text:p>73</text:p>
          </table:table-cell>
          <table:table-cell table:style-name="ce530"/>
          <table:table-cell table:style-name="ce515"/>
          <table:table-cell table:style-name="ce540" office:value-type="string">
            <text:p>Magie</text:p>
          </table:table-cell>
          <table:table-cell table:style-name="ce540" office:value-type="string">
            <text:p>(Mag + Vol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Soc</text:p>
          </table:table-cell>
          <table:table-cell table:style-name="ce521" table:formula="of:=DICE(6;3)" office:value-type="float" office:value="11">
            <text:p>11</text:p>
          </table:table-cell>
          <table:table-cell table:style-name="ce515" table:number-columns-repeated="8"/>
          <table:table-cell table:style-name="ce530"/>
          <table:table-cell table:style-name="ce513"/>
          <table:table-cell table:style-name="ce518" office:value-type="string">
            <text:p>Soc</text:p>
          </table:table-cell>
          <table:table-cell table:style-name="ce521" table:formula="of:=DICE(6;3)" office:value-type="float" office:value="10">
            <text:p>10</text:p>
          </table:table-cell>
          <table:table-cell table:style-name="ce515" table:number-columns-repeated="8"/>
          <table:table-cell table:style-name="ce530"/>
          <table:table-cell table:style-name="ce515"/>
          <table:table-cell table:style-name="ce541" office:value-type="string">
            <text:p>BO</text:p>
          </table:table-cell>
          <table:table-cell table:style-name="ce542" office:value-type="string">
            <text:p>for + (agi + rap + tai - 30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Cmd</text:p>
          </table:table-cell>
          <table:table-cell table:style-name="ce521" table:formula="of:=DICE(6;3)" office:value-type="float" office:value="16">
            <text:p>16</text:p>
          </table:table-cell>
          <table:table-cell table:style-name="ce515"/>
          <table:table-cell table:style-name="ce524"/>
          <table:table-cell table:style-name="ce526" office:value-type="string">
            <text:p>x0.5</text:p>
          </table:table-cell>
          <table:table-cell table:style-name="ce526" office:value-type="string">
            <text:p>x1</text:p>
          </table:table-cell>
          <table:table-cell table:style-name="ce526" office:value-type="string">
            <text:p>x1.5</text:p>
          </table:table-cell>
          <table:table-cell table:style-name="ce526" office:value-type="string">
            <text:p>x2</text:p>
          </table:table-cell>
          <table:table-cell table:style-name="ce526" office:value-type="string">
            <text:p>x2.5</text:p>
          </table:table-cell>
          <table:table-cell table:style-name="ce515"/>
          <table:table-cell table:style-name="ce530"/>
          <table:table-cell table:style-name="ce513"/>
          <table:table-cell table:style-name="ce518" office:value-type="string">
            <text:p>Cmd</text:p>
          </table:table-cell>
          <table:table-cell table:style-name="ce521" table:formula="of:=DICE(6;3)" office:value-type="float" office:value="14">
            <text:p>14</text:p>
          </table:table-cell>
          <table:table-cell table:style-name="ce515"/>
          <table:table-cell table:style-name="ce524"/>
          <table:table-cell table:style-name="ce526" office:value-type="string">
            <text:p>x0.5</text:p>
          </table:table-cell>
          <table:table-cell table:style-name="ce526" office:value-type="string">
            <text:p>x1</text:p>
          </table:table-cell>
          <table:table-cell table:style-name="ce526" office:value-type="string">
            <text:p>x1.5</text:p>
          </table:table-cell>
          <table:table-cell table:style-name="ce526" office:value-type="string">
            <text:p>x2</text:p>
          </table:table-cell>
          <table:table-cell table:style-name="ce526" office:value-type="string">
            <text:p>x2.5</text:p>
          </table:table-cell>
          <table:table-cell table:style-name="ce515"/>
          <table:table-cell table:style-name="ce530"/>
          <table:table-cell table:style-name="ce515"/>
          <table:table-cell table:style-name="ce541" office:value-type="string">
            <text:p>BD</text:p>
          </table:table-cell>
          <table:table-cell table:style-name="ce541" office:value-type="string">
            <text:p>for + (vol + rap - tai - 10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Tai</text:p>
          </table:table-cell>
          <table:table-cell table:style-name="ce521" table:formula="of:=DICE(6;3)" office:value-type="float" office:value="15">
            <text:p>15</text:p>
          </table:table-cell>
          <table:table-cell table:style-name="ce515"/>
          <table:table-cell table:style-name="ce518" office:value-type="string">
            <text:p>Bo</text:p>
          </table:table-cell>
          <table:table-cell table:style-name="ce521" table:formula="of:=[.G13]/2" office:value-type="float" office:value="6.75">
            <text:p>7</text:p>
          </table:table-cell>
          <table:table-cell table:style-name="ce521" table:formula="of:=[.C3]+(([.C9]+[.C10]+[.C13]-30)/2)" office:value-type="float" office:value="13.5">
            <text:p>14</text:p>
          </table:table-cell>
          <table:table-cell table:style-name="ce521" table:formula="of:=[.G13]*1.5" office:value-type="float" office:value="20.25">
            <text:p>20</text:p>
          </table:table-cell>
          <table:table-cell table:style-name="ce521" table:formula="of:=[.G13]*2" office:value-type="float" office:value="27">
            <text:p>27</text:p>
          </table:table-cell>
          <table:table-cell table:style-name="ce521" table:formula="of:=[.G13]*2.5" office:value-type="float" office:value="33.75">
            <text:p>34</text:p>
          </table:table-cell>
          <table:table-cell table:style-name="ce515"/>
          <table:table-cell table:style-name="ce530"/>
          <table:table-cell table:style-name="ce513"/>
          <table:table-cell table:style-name="ce518" office:value-type="string">
            <text:p>Tai</text:p>
          </table:table-cell>
          <table:table-cell table:style-name="ce521" table:formula="of:=DICE(6;3)" office:value-type="float" office:value="16">
            <text:p>16</text:p>
          </table:table-cell>
          <table:table-cell table:style-name="ce515"/>
          <table:table-cell table:style-name="ce518" office:value-type="string">
            <text:p>Bo</text:p>
          </table:table-cell>
          <table:table-cell table:style-name="ce521" table:formula="of:=[.S13]/2" office:value-type="float" office:value="7.25">
            <text:p>7</text:p>
          </table:table-cell>
          <table:table-cell table:style-name="ce521" table:formula="of:=[.O3]+(([.O9]+[.O10]+[.O13]-30)/2)" office:value-type="float" office:value="14.5">
            <text:p>15</text:p>
          </table:table-cell>
          <table:table-cell table:style-name="ce521" table:formula="of:=[.S13]*1.5" office:value-type="float" office:value="21.75">
            <text:p>22</text:p>
          </table:table-cell>
          <table:table-cell table:style-name="ce521" table:formula="of:=[.S13]*2" office:value-type="float" office:value="29">
            <text:p>29</text:p>
          </table:table-cell>
          <table:table-cell table:style-name="ce521" table:formula="of:=[.S13]*2.5" office:value-type="float" office:value="36.25">
            <text:p>36</text:p>
          </table:table-cell>
          <table:table-cell table:style-name="ce515"/>
          <table:table-cell table:style-name="ce530"/>
          <table:table-cell table:style-name="ce515"/>
          <table:table-cell table:style-name="ce541" office:value-type="string">
            <text:p>PV</text:p>
          </table:table-cell>
          <table:table-cell table:style-name="ce542" office:value-type="string">
            <text:p>con + vol + (tai + poi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Poi</text:p>
          </table:table-cell>
          <table:table-cell table:style-name="ce521" table:formula="of:=DICE(6;3)" office:value-type="float" office:value="9">
            <text:p>9</text:p>
          </table:table-cell>
          <table:table-cell table:style-name="ce515"/>
          <table:table-cell table:style-name="ce518" office:value-type="string">
            <text:p>Bd</text:p>
          </table:table-cell>
          <table:table-cell table:style-name="ce521" table:formula="of:=[.G14]/2" office:value-type="float" office:value="3.5">
            <text:p>4</text:p>
          </table:table-cell>
          <table:table-cell table:style-name="ce521" table:formula="of:=[.C3]+([.C7]+[.C10]-[.C13]-10)/2" office:value-type="float" office:value="7">
            <text:p>7</text:p>
          </table:table-cell>
          <table:table-cell table:style-name="ce521" table:formula="of:=[.G14]*1.5" office:value-type="float" office:value="10.5">
            <text:p>11</text:p>
          </table:table-cell>
          <table:table-cell table:style-name="ce521" table:formula="of:=[.G14]*2" office:value-type="float" office:value="14">
            <text:p>14</text:p>
          </table:table-cell>
          <table:table-cell table:style-name="ce521" table:formula="of:=[.G14]*2.5" office:value-type="float" office:value="17.5">
            <text:p>18</text:p>
          </table:table-cell>
          <table:table-cell table:style-name="ce515"/>
          <table:table-cell table:style-name="ce530"/>
          <table:table-cell table:style-name="ce513"/>
          <table:table-cell table:style-name="ce518" office:value-type="string">
            <text:p>Poi</text:p>
          </table:table-cell>
          <table:table-cell table:style-name="ce521" table:formula="of:=DICE(6;3)" office:value-type="float" office:value="11">
            <text:p>11</text:p>
          </table:table-cell>
          <table:table-cell table:style-name="ce515"/>
          <table:table-cell table:style-name="ce518" office:value-type="string">
            <text:p>Bd</text:p>
          </table:table-cell>
          <table:table-cell table:style-name="ce521" table:formula="of:=[.S14]/2" office:value-type="float" office:value="5">
            <text:p>5</text:p>
          </table:table-cell>
          <table:table-cell table:style-name="ce521" table:formula="of:=[.O3]+([.O7]+[.O10]-[.O13]-10)/2" office:value-type="float" office:value="10">
            <text:p>10</text:p>
          </table:table-cell>
          <table:table-cell table:style-name="ce521" table:formula="of:=[.S14]*1.5" office:value-type="float" office:value="15">
            <text:p>15</text:p>
          </table:table-cell>
          <table:table-cell table:style-name="ce521" table:formula="of:=[.S14]*2" office:value-type="float" office:value="20">
            <text:p>20</text:p>
          </table:table-cell>
          <table:table-cell table:style-name="ce521" table:formula="of:=[.S14]*2.5" office:value-type="float" office:value="25">
            <text:p>25</text:p>
          </table:table-cell>
          <table:table-cell table:style-name="ce515"/>
          <table:table-cell table:style-name="ce530"/>
          <table:table-cell table:style-name="ce515" table:number-columns-repeated="998"/>
          <table:table-cell table:number-columns-repeated="2"/>
        </table:table-row>
        <table:table-row table:style-name="ro1">
          <table:table-cell table:style-name="ce513"/>
          <table:table-cell table:style-name="ce515" table:number-columns-repeated="10"/>
          <table:table-cell table:style-name="ce530"/>
          <table:table-cell table:style-name="ce513"/>
          <table:table-cell table:style-name="ce515" table:number-columns-repeated="10"/>
          <table:table-cell table:style-name="ce530"/>
          <table:table-cell table:style-name="ce515" table:number-columns-repeated="998"/>
          <table:table-cell table:number-columns-repeated="2"/>
        </table:table-row>
        <table:table-row table:style-name="ro2">
          <table:table-cell table:style-name="ce513"/>
          <table:table-cell table:style-name="ce515" office:value-type="string">
            <text:p>DdC</text:p>
          </table:table-cell>
          <table:table-cell table:style-name="ce515" table:formula="of:=DICE(10;1)" office:value-type="float" office:value="1">
            <text:p>1</text:p>
          </table:table-cell>
          <table:table-cell table:style-name="ce515"/>
          <table:table-cell/>
          <table:table-cell office:value-type="string">
            <text:p>%</text:p>
          </table:table-cell>
          <table:table-cell table:style-name="ce515" office:value-type="string">
            <text:p>BO</text:p>
          </table:table-cell>
          <table:table-cell table:style-name="ce515" table:number-columns-repeated="4"/>
          <table:table-cell table:style-name="ce530"/>
          <table:table-cell table:style-name="ce513"/>
          <table:table-cell table:style-name="ce515" office:value-type="string">
            <text:p>DdC</text:p>
          </table:table-cell>
          <table:table-cell table:style-name="ce515" table:formula="of:=DICE(10;1)" office:value-type="float" office:value="7">
            <text:p>7</text:p>
          </table:table-cell>
          <table:table-cell table:style-name="ce515"/>
          <table:table-cell/>
          <table:table-cell office:value-type="string">
            <text:p>%</text:p>
          </table:table-cell>
          <table:table-cell table:style-name="ce515" office:value-type="string">
            <text:p>BO</text:p>
          </table:table-cell>
          <table:table-cell table:style-name="ce515" table:number-columns-repeated="4"/>
          <table:table-cell table:style-name="ce530"/>
          <table:table-cell table:style-name="ce515" table:number-columns-repeated="998"/>
          <table:table-cell table:number-columns-repeated="2"/>
        </table:table-row>
        <table:table-row table:style-name="ro2">
          <table:table-cell table:style-name="ce513"/>
          <table:table-cell table:style-name="ce519" office:value-type="string">
            <text:p>Dé</text:p>
          </table:table-cell>
          <table:table-cell table:style-name="ce519" table:formula="of:=DICE(10;1)" office:value-type="float" office:value="3">
            <text:p>3</text:p>
          </table:table-cell>
          <table:table-cell table:style-name="ce515"/>
          <table:table-cell table:style-name="ce515" office:value-type="string">
            <text:p>Epée</text:p>
          </table:table-cell>
          <table:table-cell table:style-name="ce522" table:formula="of:=DICE(4;2)" office:value-type="float" office:value="8">
            <text:p>8</text:p>
          </table:table-cell>
          <table:table-cell table:style-name="ce515" office:value-type="float" office:value="10">
            <text:p>10</text:p>
          </table:table-cell>
          <table:table-cell table:style-name="ce515" table:number-columns-repeated="4"/>
          <table:table-cell table:style-name="ce530"/>
          <table:table-cell table:style-name="ce513"/>
          <table:table-cell table:style-name="ce519" office:value-type="string">
            <text:p>Dé</text:p>
          </table:table-cell>
          <table:table-cell table:style-name="ce519" table:formula="of:=DICE(10;1)" office:value-type="float" office:value="2">
            <text:p>2</text:p>
          </table:table-cell>
          <table:table-cell table:style-name="ce515"/>
          <table:table-cell table:style-name="ce515" office:value-type="string">
            <text:p>Epée</text:p>
          </table:table-cell>
          <table:table-cell table:style-name="ce522" table:formula="of:=DICE(4;2)" office:value-type="float" office:value="2">
            <text:p>2</text:p>
          </table:table-cell>
          <table:table-cell table:style-name="ce515" office:value-type="float" office:value="10">
            <text:p>10</text:p>
          </table:table-cell>
          <table:table-cell table:style-name="ce515" table:number-columns-repeated="4"/>
          <table:table-cell table:style-name="ce530"/>
          <table:table-cell table:style-name="ce515" table:number-columns-repeated="998"/>
          <table:table-cell table:number-columns-repeated="2"/>
        </table:table-row>
        <table:table-row table:style-name="ro3">
          <table:table-cell table:style-name="ce513"/>
          <table:table-cell table:style-name="ce515" office:value-type="string">
            <text:p>2d10</text:p>
          </table:table-cell>
          <table:table-cell table:style-name="ce522" table:formula="of:=[.C16]+[.C17]" office:value-type="float" office:value="4">
            <text:p>4</text:p>
          </table:table-cell>
          <table:table-cell table:style-name="ce515"/>
          <table:table-cell table:style-name="ce515" office:value-type="string">
            <text:p>ATK</text:p>
          </table:table-cell>
          <table:table-cell table:style-name="ce515" table:formula="of:=[.H10]+[.C18]+[.F17]" office:value-type="float" office:value="21.5">
            <text:p>22</text:p>
          </table:table-cell>
          <table:table-cell table:style-name="ce515" table:number-columns-repeated="5"/>
          <table:table-cell table:style-name="ce530"/>
          <table:table-cell table:style-name="ce513"/>
          <table:table-cell table:style-name="ce515" office:value-type="string">
            <text:p>2d10</text:p>
          </table:table-cell>
          <table:table-cell table:style-name="ce522" table:formula="of:=[.O16]+[.O17]" office:value-type="float" office:value="9">
            <text:p>9</text:p>
          </table:table-cell>
          <table:table-cell table:style-name="ce515"/>
          <table:table-cell table:style-name="ce515" office:value-type="string">
            <text:p>ATK</text:p>
          </table:table-cell>
          <table:table-cell table:style-name="ce515" table:formula="of:=[.T10]+[.O18]+[.R17]" office:value-type="float" office:value="20.5">
            <text:p>21</text:p>
          </table:table-cell>
          <table:table-cell table:style-name="ce515" table:number-columns-repeated="5"/>
          <table:table-cell table:style-name="ce530"/>
          <table:table-cell table:style-name="ce515" table:number-columns-repeated="998"/>
          <table:table-cell table:number-columns-repeated="2"/>
        </table:table-row>
        <table:table-row table:style-name="ro1">
          <table:table-cell table:style-name="ce514"/>
          <table:table-cell table:style-name="ce309" table:number-columns-repeated="5"/>
          <table:table-cell table:style-name="ce519" table:number-columns-repeated="5"/>
          <table:table-cell table:style-name="ce531"/>
          <table:table-cell table:style-name="ce514"/>
          <table:table-cell table:style-name="ce519" table:number-columns-repeated="10"/>
          <table:table-cell table:style-name="ce531"/>
          <table:table-cell table:style-name="ce515" table:number-columns-repeated="998"/>
          <table:table-cell table:number-columns-repeated="2"/>
        </table:table-row>
        <table:table-row table:style-name="ro1">
          <table:table-cell table:style-name="ce515"/>
          <table:table-cell table:number-columns-repeated="5"/>
          <table:table-cell table:style-name="ce515" table:number-columns-repeated="5"/>
          <table:table-cell table:style-name="ce532"/>
          <table:table-cell table:style-name="ce515" table:number-columns-repeated="11"/>
          <table:table-cell table:style-name="ce532"/>
          <table:table-cell table:style-name="ce515" table:number-columns-repeated="998"/>
          <table:table-cell table:number-columns-repeated="2"/>
        </table:table-row>
        <table:table-row table:style-name="ro1">
          <table:table-cell table:style-name="ce515"/>
          <table:table-cell office:value-type="string">
            <text:p>ATK</text:p>
          </table:table-cell>
          <table:table-cell table:style-name="ce515" table:formula="of:=IF([.F18]&gt;[.R18];[.F18]-[.R18];0)" office:value-type="float" office:value="1">
            <text:p>1</text:p>
          </table:table-cell>
          <table:table-cell table:style-name="ce515" table:number-columns-repeated="8"/>
          <table:table-cell table:style-name="ce532"/>
          <table:table-cell table:style-name="ce515"/>
          <table:table-cell table:style-name="ce515" office:value-type="string">
            <text:p>ATK</text:p>
          </table:table-cell>
          <table:table-cell table:style-name="ce515" table:formula="of:=IF([.R18]&gt;[.F18];[.R18]-[.F18];0)" office:value-type="float" office:value="0">
            <text:p/>
          </table:table-cell>
          <table:table-cell table:style-name="ce515" table:number-columns-repeated="8"/>
          <table:table-cell table:style-name="ce532"/>
          <table:table-cell table:style-name="ce515" table:number-columns-repeated="998"/>
          <table:table-cell table:number-columns-repeated="2"/>
        </table:table-row>
        <table:table-row table:style-name="ro2">
          <table:table-cell table:style-name="ce515"/>
          <table:table-cell table:style-name="ce515" office:value-type="string">
            <text:p>BO</text:p>
          </table:table-cell>
          <table:table-cell table:style-name="ce515"/>
          <table:table-cell table:style-name="ce515" office:value-type="string">
            <text:p>Bd</text:p>
          </table:table-cell>
          <table:table-cell table:style-name="ce515" table:number-columns-repeated="7"/>
          <table:table-cell table:style-name="ce532"/>
          <table:table-cell table:style-name="ce515"/>
          <table:table-cell table:style-name="ce515" office:value-type="string">
            <text:p>BO</text:p>
          </table:table-cell>
          <table:table-cell table:style-name="ce515" table:formula="of:=IF([.R18]&gt;[.F18];[.O21]+[.S13]+[.S17];0)" office:value-type="float" office:value="0">
            <text:p/>
          </table:table-cell>
          <table:table-cell table:style-name="ce515"/>
          <table:table-cell table:style-name="ce515" office:value-type="string">
            <text:p>Bd</text:p>
          </table:table-cell>
          <table:table-cell table:style-name="ce515" table:number-columns-repeated="6"/>
          <table:table-cell table:style-name="ce532"/>
          <table:table-cell table:style-name="ce515" table:number-columns-repeated="998"/>
          <table:table-cell table:number-columns-repeated="2"/>
        </table:table-row>
        <table:table-row table:style-name="ro2" table:number-rows-repeated="65514">
          <table:table-cell table:style-name="ce515" table:number-columns-repeated="11"/>
          <table:table-cell table:style-name="ce532"/>
          <table:table-cell table:style-name="ce515" table:number-columns-repeated="11"/>
          <table:table-cell table:style-name="ce532"/>
          <table:table-cell table:style-name="ce515" table:number-columns-repeated="998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~PJ" table:style-name="ta9" table:print-ranges="'~PJ'.H2:'~PJ'.AB69">
        <office:forms form:automatic-focus="false" form:apply-design-mode="false"/>
        <table:table-column table:style-name="co25" table:number-columns-repeated="1024" table:default-cell-style-name="ce85"/>
        <table:table-row table:style-name="ro1">
          <table:table-cell table:style-name="ce103" table:number-columns-repeated="24"/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 table:number-columns-repeated="7"/>
          <table:table-cell table:style-name="ce239" office:value-type="string" table:number-columns-spanned="5" table:number-rows-spanned="1">
            <text:p>Membre - K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Membre - T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Membre - P</text:p>
          </table:table-cell>
          <table:covered-table-cell table:number-columns-repeated="4" table:style-name="ce239"/>
          <table:table-cell table:style-name="ce33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333"/>
          <table:table-cell table:style-name="ce334" office:value-type="string">
            <text:p>Niv</text:p>
          </table:table-cell>
          <table:table-cell table:style-name="ce337" office:value-type="string" table:number-columns-spanned="5" table:number-rows-spanned="1">
            <text:p>Difficulté</text:p>
          </table:table-cell>
          <table:covered-table-cell table:number-columns-repeated="4" table:style-name="ce337"/>
          <table:table-cell table:style-name="ce333" table:number-columns-repeated="222"/>
          <table:table-cell table:number-columns-repeated="767"/>
        </table:table-row>
        <table:table-row table:style-name="ro2">
          <table:table-cell table:style-name="ce104"/>
          <table:table-cell table:style-name="ce327" office:value-type="string">
            <text:p>CC</text:p>
          </table:table-cell>
          <table:table-cell table:style-name="ce327" office:value-type="string">
            <text:p>Mal</text:p>
          </table:table-cell>
          <table:table-cell table:style-name="ce327" office:value-type="string">
            <text:p>Bls</text:p>
          </table:table-cell>
          <table:table-cell table:style-name="ce327" office:value-type="string">
            <text:p>Rd</text:p>
          </table:table-cell>
          <table:table-cell table:style-name="ce327" office:value-type="string">
            <text:p>PdC</text:p>
          </table:table-cell>
          <table:table-cell table:style-name="ce103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333"/>
          <table:table-cell table:style-name="ce88" office:value-type="float" office:value="1">
            <text:p>1</text:p>
          </table:table-cell>
          <table:table-cell table:style-name="ce88" table:formula="of:=ROUNDUP(2*POWER([.Z3]/10;2);0)" office:value-type="float" office:value="1">
            <text:p>1</text:p>
          </table:table-cell>
          <table:table-cell table:style-name="ce88" table:formula="of:=IF(ROUNDDOWN([.Z3]/100*30-10;0)&gt;-9;ROUNDDOWN([.Z3]/100*30-10;0);&quot;-&quot;)" office:value-type="string" office:string-value="-">
            <text:p>-</text:p>
          </table:table-cell>
          <table:table-cell table:style-name="ce333"/>
          <table:table-cell table:style-name="ce335" office:value-type="float" office:value="5">
            <text:p>5</text:p>
          </table:table-cell>
          <table:table-cell table:style-name="ce338" office:value-type="string" table:number-columns-spanned="5" table:number-rows-spanned="1">
            <text:p>Routine (R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">
            <text:p>1</text:p>
          </table:table-cell>
          <table:table-cell table:number-columns-repeated="3" table:style-name="ce328"/>
          <table:table-cell table:style-name="ce328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6]*[.C$31];0)" office:value-type="float" office:value="0">
            <text:p>0</text:p>
          </table:table-cell>
          <table:table-cell table:style-name="ce239" table:formula="of:=ROUNDDOWN([.D4]*[.D$26]*[.D$31];0)" office:value-type="float" office:value="0">
            <text:p>0</text:p>
          </table:table-cell>
          <table:table-cell table:style-name="ce239" table:formula="of:=ROUNDDOWN([.E4]*[.E$26]*[.E$31];0)" office:value-type="float" office:value="0">
            <text:p>0</text:p>
          </table:table-cell>
          <table:table-cell table:style-name="ce239" table:formula="of:=ROUNDDOWN([.F4]*[.F$26]*[.F$31];0)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7]*[.C$31];0)" office:value-type="float" office:value="0">
            <text:p>0</text:p>
          </table:table-cell>
          <table:table-cell table:style-name="ce239" table:formula="of:=ROUNDDOWN([.D4]*[.D$27]*[.D$31];0)" office:value-type="float" office:value="0">
            <text:p>0</text:p>
          </table:table-cell>
          <table:table-cell table:style-name="ce239" table:formula="of:=ROUNDDOWN([.E4]*[.E$27]*[.E$31];0)" office:value-type="float" office:value="0">
            <text:p>0</text:p>
          </table:table-cell>
          <table:table-cell table:style-name="ce239" table:formula="of:=ROUNDDOWN([.F4]*[.F$27]*[.F$31];0)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8]*[.C$31];0)" office:value-type="float" office:value="0">
            <text:p>0</text:p>
          </table:table-cell>
          <table:table-cell table:style-name="ce239" table:formula="of:=ROUNDDOWN([.D4]*[.D$28]*[.D$31];0)" office:value-type="float" office:value="0">
            <text:p>0</text:p>
          </table:table-cell>
          <table:table-cell table:style-name="ce239" table:formula="of:=ROUNDDOWN([.E4]*[.E$28]*[.E$31];0)" office:value-type="float" office:value="0">
            <text:p>0</text:p>
          </table:table-cell>
          <table:table-cell table:style-name="ce239" table:formula="of:=ROUNDDOWN([.F4]*[.F$28]*[.F$31];0)" office:value-type="float" office:value="1">
            <text:p>1</text:p>
          </table:table-cell>
          <table:table-cell table:style-name="ce333"/>
          <table:table-cell table:style-name="ce88" table:formula="of:=[.Z3]+1" office:value-type="float" office:value="2">
            <text:p>2</text:p>
          </table:table-cell>
          <table:table-cell table:style-name="ce88" table:formula="of:=ROUNDUP(2*POWER([.Z4]/10;2);0)" office:value-type="float" office:value="1">
            <text:p>1</text:p>
          </table:table-cell>
          <table:table-cell table:style-name="ce88" table:formula="of:=ROUNDDOWN([.Z4]/100*30-10;0)" office:value-type="float" office:value="-9">
            <text:p>-9</text:p>
          </table:table-cell>
          <table:table-cell table:style-name="ce333"/>
          <table:table-cell table:style-name="ce335" office:value-type="float" office:value="10">
            <text:p>10</text:p>
          </table:table-cell>
          <table:table-cell table:style-name="ce338" office:value-type="string" table:number-columns-spanned="5" table:number-rows-spanned="1">
            <text:p>Très facile (TF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2">
            <text:p>2</text:p>
          </table:table-cell>
          <table:table-cell table:style-name="ce328" office:value-type="float" office:value="1">
            <text:p>1</text:p>
          </table:table-cell>
          <table:table-cell table:style-name="ce328"/>
          <table:table-cell table:number-columns-repeated="2" table:style-name="ce328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6]*[.C$31];0)" office:value-type="float" office:value="1">
            <text:p>1</text:p>
          </table:table-cell>
          <table:table-cell table:style-name="ce239" table:formula="of:=ROUNDDOWN([.D5]*[.D$26]*[.D$31];0)" office:value-type="float" office:value="0">
            <text:p>0</text:p>
          </table:table-cell>
          <table:table-cell table:style-name="ce239" table:formula="of:=ROUNDDOWN([.E5]*[.E$26]*[.E$31];0)" office:value-type="float" office:value="1">
            <text:p>1</text:p>
          </table:table-cell>
          <table:table-cell table:style-name="ce239" table:formula="of:=ROUNDDOWN([.F5]*[.F$26]*[.F$31];0)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7]*[.C$31];0)" office:value-type="float" office:value="1">
            <text:p>1</text:p>
          </table:table-cell>
          <table:table-cell table:style-name="ce239" table:formula="of:=ROUNDDOWN([.D5]*[.D$27]*[.D$31];0)" office:value-type="float" office:value="0">
            <text:p>0</text:p>
          </table:table-cell>
          <table:table-cell table:style-name="ce239" table:formula="of:=ROUNDDOWN([.E5]*[.E$27]*[.E$31];0)" office:value-type="float" office:value="1">
            <text:p>1</text:p>
          </table:table-cell>
          <table:table-cell table:style-name="ce239" table:formula="of:=ROUNDDOWN([.F5]*[.F$27]*[.F$31];0)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8]*[.C$31];0)" office:value-type="float" office:value="1">
            <text:p>1</text:p>
          </table:table-cell>
          <table:table-cell table:style-name="ce239" table:formula="of:=ROUNDDOWN([.D5]*[.D$28]*[.D$31];0)" office:value-type="float" office:value="0">
            <text:p>0</text:p>
          </table:table-cell>
          <table:table-cell table:style-name="ce239" table:formula="of:=ROUNDDOWN([.E5]*[.E$28]*[.E$31];0)" office:value-type="float" office:value="1">
            <text:p>1</text:p>
          </table:table-cell>
          <table:table-cell table:style-name="ce239" table:formula="of:=ROUNDDOWN([.F5]*[.F$28]*[.F$31];0)" office:value-type="float" office:value="1">
            <text:p>1</text:p>
          </table:table-cell>
          <table:table-cell table:style-name="ce333"/>
          <table:table-cell table:style-name="ce88" table:formula="of:=[.Z4]+1" office:value-type="float" office:value="3">
            <text:p>3</text:p>
          </table:table-cell>
          <table:table-cell table:style-name="ce88" table:formula="of:=ROUNDUP(2*POWER([.Z5]/10;2);0)" office:value-type="float" office:value="1">
            <text:p>1</text:p>
          </table:table-cell>
          <table:table-cell table:style-name="ce88" table:formula="of:=ROUNDDOWN([.Z5]/100*30-10;0)" office:value-type="float" office:value="-9">
            <text:p>-9</text:p>
          </table:table-cell>
          <table:table-cell table:style-name="ce333"/>
          <table:table-cell table:style-name="ce335" office:value-type="float" office:value="15">
            <text:p>15</text:p>
          </table:table-cell>
          <table:table-cell table:style-name="ce338" office:value-type="string" table:number-columns-spanned="5" table:number-rows-spanned="1">
            <text:p>Facile (F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3">
            <text:p>3</text:p>
          </table:table-cell>
          <table:table-cell table:number-columns-repeated="3" table:style-name="ce328"/>
          <table:table-cell table:style-name="ce328" office:value-type="float" office:value="2">
            <text:p>2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6]*[.C$31];0)" office:value-type="float" office:value="0">
            <text:p>0</text:p>
          </table:table-cell>
          <table:table-cell table:style-name="ce239" table:formula="of:=ROUNDDOWN([.D6]*[.D$26]*[.D$31];0)" office:value-type="float" office:value="0">
            <text:p>0</text:p>
          </table:table-cell>
          <table:table-cell table:style-name="ce239" table:formula="of:=ROUNDDOWN([.E6]*[.E$26]*[.E$31];0)" office:value-type="float" office:value="0">
            <text:p>0</text:p>
          </table:table-cell>
          <table:table-cell table:style-name="ce239" table:formula="of:=ROUNDDOWN([.F6]*[.F$26]*[.F$31];0)" office:value-type="float" office:value="3">
            <text:p>3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7]*[.C$31];0)" office:value-type="float" office:value="0">
            <text:p>0</text:p>
          </table:table-cell>
          <table:table-cell table:style-name="ce239" table:formula="of:=ROUNDDOWN([.D6]*[.D$27]*[.D$31];0)" office:value-type="float" office:value="0">
            <text:p>0</text:p>
          </table:table-cell>
          <table:table-cell table:style-name="ce239" table:formula="of:=ROUNDDOWN([.E6]*[.E$27]*[.E$31];0)" office:value-type="float" office:value="0">
            <text:p>0</text:p>
          </table:table-cell>
          <table:table-cell table:style-name="ce239" table:formula="of:=ROUNDDOWN([.F6]*[.F$27]*[.F$31];0)" office:value-type="float" office:value="2">
            <text:p>2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8]*[.C$31];0)" office:value-type="float" office:value="0">
            <text:p>0</text:p>
          </table:table-cell>
          <table:table-cell table:style-name="ce239" table:formula="of:=ROUNDDOWN([.D6]*[.D$28]*[.D$31];0)" office:value-type="float" office:value="0">
            <text:p>0</text:p>
          </table:table-cell>
          <table:table-cell table:style-name="ce239" table:formula="of:=ROUNDDOWN([.E6]*[.E$28]*[.E$31];0)" office:value-type="float" office:value="0">
            <text:p>0</text:p>
          </table:table-cell>
          <table:table-cell table:style-name="ce239" table:formula="of:=ROUNDDOWN([.F6]*[.F$28]*[.F$31];0)" office:value-type="float" office:value="2">
            <text:p>2</text:p>
          </table:table-cell>
          <table:table-cell table:style-name="ce333"/>
          <table:table-cell table:style-name="ce88" table:formula="of:=[.Z5]+1" office:value-type="float" office:value="4">
            <text:p>4</text:p>
          </table:table-cell>
          <table:table-cell table:style-name="ce88" table:formula="of:=ROUNDUP(2*POWER([.Z6]/10;2);0)" office:value-type="float" office:value="1">
            <text:p>1</text:p>
          </table:table-cell>
          <table:table-cell table:style-name="ce88" table:formula="of:=ROUNDDOWN([.Z6]/100*30-10;0)" office:value-type="float" office:value="-8">
            <text:p>-8</text:p>
          </table:table-cell>
          <table:table-cell table:style-name="ce333"/>
          <table:table-cell table:style-name="ce335" office:value-type="float" office:value="20">
            <text:p>20</text:p>
          </table:table-cell>
          <table:table-cell table:style-name="ce338" office:value-type="string" table:number-columns-spanned="5" table:number-rows-spanned="1">
            <text:p>Normal (N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4">
            <text:p>4</text:p>
          </table:table-cell>
          <table:table-cell table:style-name="ce328" office:value-type="float" office:value="1">
            <text:p>1</text:p>
          </table:table-cell>
          <table:table-cell table:style-name="ce328"/>
          <table:table-cell table:number-columns-repeated="2" table:style-name="ce328" office:value-type="float" office:value="2">
            <text:p>2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6]*[.C$31];0)" office:value-type="float" office:value="1">
            <text:p>1</text:p>
          </table:table-cell>
          <table:table-cell table:style-name="ce239" table:formula="of:=ROUNDDOWN([.D7]*[.D$26]*[.D$31];0)" office:value-type="float" office:value="0">
            <text:p>0</text:p>
          </table:table-cell>
          <table:table-cell table:style-name="ce239" table:formula="of:=ROUNDDOWN([.E7]*[.E$26]*[.E$31];0)" office:value-type="float" office:value="2">
            <text:p>2</text:p>
          </table:table-cell>
          <table:table-cell table:style-name="ce239" table:formula="of:=ROUNDDOWN([.F7]*[.F$26]*[.F$31];0)" office:value-type="float" office:value="3">
            <text:p>3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7]*[.C$31];0)" office:value-type="float" office:value="1">
            <text:p>1</text:p>
          </table:table-cell>
          <table:table-cell table:style-name="ce239" table:formula="of:=ROUNDDOWN([.D7]*[.D$27]*[.D$31];0)" office:value-type="float" office:value="0">
            <text:p>0</text:p>
          </table:table-cell>
          <table:table-cell table:style-name="ce239" table:formula="of:=ROUNDDOWN([.E7]*[.E$27]*[.E$31];0)" office:value-type="float" office:value="2">
            <text:p>2</text:p>
          </table:table-cell>
          <table:table-cell table:style-name="ce239" table:formula="of:=ROUNDDOWN([.F7]*[.F$27]*[.F$31];0)" office:value-type="float" office:value="2">
            <text:p>2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8]*[.C$31];0)" office:value-type="float" office:value="1">
            <text:p>1</text:p>
          </table:table-cell>
          <table:table-cell table:style-name="ce239" table:formula="of:=ROUNDDOWN([.D7]*[.D$28]*[.D$31];0)" office:value-type="float" office:value="0">
            <text:p>0</text:p>
          </table:table-cell>
          <table:table-cell table:style-name="ce239" table:formula="of:=ROUNDDOWN([.E7]*[.E$28]*[.E$31];0)" office:value-type="float" office:value="3">
            <text:p>3</text:p>
          </table:table-cell>
          <table:table-cell table:style-name="ce239" table:formula="of:=ROUNDDOWN([.F7]*[.F$28]*[.F$31];0)" office:value-type="float" office:value="2">
            <text:p>2</text:p>
          </table:table-cell>
          <table:table-cell table:style-name="ce333"/>
          <table:table-cell table:style-name="ce88" table:formula="of:=[.Z6]+1" office:value-type="float" office:value="5">
            <text:p>5</text:p>
          </table:table-cell>
          <table:table-cell table:style-name="ce88" table:formula="of:=ROUNDUP(2*POWER([.Z7]/10;2);0)" office:value-type="float" office:value="1">
            <text:p>1</text:p>
          </table:table-cell>
          <table:table-cell table:style-name="ce88" table:formula="of:=ROUNDDOWN([.Z7]/100*30-10;0)" office:value-type="float" office:value="-8">
            <text:p>-8</text:p>
          </table:table-cell>
          <table:table-cell table:style-name="ce333"/>
          <table:table-cell table:style-name="ce335" office:value-type="float" office:value="25">
            <text:p>25</text:p>
          </table:table-cell>
          <table:table-cell table:style-name="ce338" office:value-type="string" table:number-columns-spanned="5" table:number-rows-spanned="1">
            <text:p>Difficile (D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number-columns-repeated="2" table:style-name="ce328" office:value-type="float" office:value="5">
            <text:p>5</text:p>
          </table:table-cell>
          <table:table-cell table:style-name="ce328" office:value-type="float" office:value="1">
            <text:p>1</text:p>
          </table:table-cell>
          <table:table-cell table:style-name="ce328"/>
          <table:table-cell table:style-name="ce328" office:value-type="float" office:value="5">
            <text:p>5</text:p>
          </table:table-cell>
          <table:table-cell table:style-name="ce103"/>
          <table:table-cell table:style-name="ce331" office:value-type="float" office:value="5">
            <text:p>5</text:p>
          </table:table-cell>
          <table:table-cell table:style-name="ce331" table:formula="of:=ROUNDDOWN([.C8]*[.C$26]*[.C$31];0)" office:value-type="float" office:value="5">
            <text:p>5</text:p>
          </table:table-cell>
          <table:table-cell table:style-name="ce331" table:formula="of:=ROUNDDOWN([.D8]*[.D$26]*[.D$31];0)" office:value-type="float" office:value="1">
            <text:p>1</text:p>
          </table:table-cell>
          <table:table-cell table:style-name="ce331" table:formula="of:=ROUNDDOWN([.E8]*[.E$26]*[.E$31];0)" office:value-type="float" office:value="0">
            <text:p>0</text:p>
          </table:table-cell>
          <table:table-cell table:style-name="ce331" table:formula="of:=ROUNDDOWN([.F8]*[.F$26]*[.F$31];0)" office:value-type="float" office:value="9">
            <text:p>9</text:p>
          </table:table-cell>
          <table:table-cell table:style-name="ce103"/>
          <table:table-cell table:style-name="ce331" office:value-type="float" office:value="5">
            <text:p>5</text:p>
          </table:table-cell>
          <table:table-cell table:style-name="ce331" table:formula="of:=ROUNDDOWN([.C8]*[.C$27]*[.C$31];0)" office:value-type="float" office:value="5">
            <text:p>5</text:p>
          </table:table-cell>
          <table:table-cell table:style-name="ce331" table:formula="of:=ROUNDDOWN([.D8]*[.D$27]*[.D$31];0)" office:value-type="float" office:value="1">
            <text:p>1</text:p>
          </table:table-cell>
          <table:table-cell table:style-name="ce331" table:formula="of:=ROUNDDOWN([.E8]*[.E$27]*[.E$31];0)" office:value-type="float" office:value="0">
            <text:p>0</text:p>
          </table:table-cell>
          <table:table-cell table:style-name="ce331" table:formula="of:=ROUNDDOWN([.F8]*[.F$27]*[.F$31];0)" office:value-type="float" office:value="7">
            <text:p>7</text:p>
          </table:table-cell>
          <table:table-cell table:style-name="ce103"/>
          <table:table-cell table:style-name="ce331" office:value-type="float" office:value="5">
            <text:p>5</text:p>
          </table:table-cell>
          <table:table-cell table:style-name="ce331" table:formula="of:=ROUNDDOWN([.C8]*[.C$28]*[.C$31];0)" office:value-type="float" office:value="5">
            <text:p>5</text:p>
          </table:table-cell>
          <table:table-cell table:style-name="ce331" table:formula="of:=ROUNDDOWN([.D8]*[.D$28]*[.D$31];0)" office:value-type="float" office:value="1">
            <text:p>1</text:p>
          </table:table-cell>
          <table:table-cell table:style-name="ce331" table:formula="of:=ROUNDDOWN([.E8]*[.E$28]*[.E$31];0)" office:value-type="float" office:value="0">
            <text:p>0</text:p>
          </table:table-cell>
          <table:table-cell table:style-name="ce331" table:formula="of:=ROUNDDOWN([.F8]*[.F$28]*[.F$31];0)" office:value-type="float" office:value="6">
            <text:p>6</text:p>
          </table:table-cell>
          <table:table-cell table:style-name="ce333"/>
          <table:table-cell table:style-name="ce88" table:formula="of:=[.Z7]+1" office:value-type="float" office:value="6">
            <text:p>6</text:p>
          </table:table-cell>
          <table:table-cell table:style-name="ce88" table:formula="of:=ROUNDUP(2*POWER([.Z8]/10;2);0)" office:value-type="float" office:value="1">
            <text:p>1</text:p>
          </table:table-cell>
          <table:table-cell table:style-name="ce88" table:formula="of:=ROUNDDOWN([.Z8]/100*30-10;0)" office:value-type="float" office:value="-8">
            <text:p>-8</text:p>
          </table:table-cell>
          <table:table-cell table:style-name="ce333"/>
          <table:table-cell table:style-name="ce335" office:value-type="float" office:value="30">
            <text:p>30</text:p>
          </table:table-cell>
          <table:table-cell table:style-name="ce338" office:value-type="string" table:number-columns-spanned="5" table:number-rows-spanned="1">
            <text:p>Très difficile (TD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6">
            <text:p>6</text:p>
          </table:table-cell>
          <table:table-cell table:style-name="ce328" office:value-type="float" office:value="1">
            <text:p>1</text:p>
          </table:table-cell>
          <table:table-cell table:style-name="ce328"/>
          <table:table-cell table:style-name="ce328" office:value-type="float" office:value="2">
            <text:p>2</text:p>
          </table:table-cell>
          <table:table-cell table:style-name="ce328" office:value-type="float" office:value="4">
            <text:p>4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6]*[.C$31];0)" office:value-type="float" office:value="1">
            <text:p>1</text:p>
          </table:table-cell>
          <table:table-cell table:style-name="ce239" table:formula="of:=ROUNDDOWN([.D9]*[.D$26]*[.D$31];0)" office:value-type="float" office:value="0">
            <text:p>0</text:p>
          </table:table-cell>
          <table:table-cell table:style-name="ce239" table:formula="of:=ROUNDDOWN([.E9]*[.E$26]*[.E$31];0)" office:value-type="float" office:value="2">
            <text:p>2</text:p>
          </table:table-cell>
          <table:table-cell table:style-name="ce239" table:formula="of:=ROUNDDOWN([.F9]*[.F$26]*[.F$31];0)" office:value-type="float" office:value="7">
            <text:p>7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7]*[.C$31];0)" office:value-type="float" office:value="1">
            <text:p>1</text:p>
          </table:table-cell>
          <table:table-cell table:style-name="ce239" table:formula="of:=ROUNDDOWN([.D9]*[.D$27]*[.D$31];0)" office:value-type="float" office:value="0">
            <text:p>0</text:p>
          </table:table-cell>
          <table:table-cell table:style-name="ce239" table:formula="of:=ROUNDDOWN([.E9]*[.E$27]*[.E$31];0)" office:value-type="float" office:value="2">
            <text:p>2</text:p>
          </table:table-cell>
          <table:table-cell table:style-name="ce239" table:formula="of:=ROUNDDOWN([.F9]*[.F$27]*[.F$31];0)" office:value-type="float" office:value="5">
            <text:p>5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8]*[.C$31];0)" office:value-type="float" office:value="1">
            <text:p>1</text:p>
          </table:table-cell>
          <table:table-cell table:style-name="ce239" table:formula="of:=ROUNDDOWN([.D9]*[.D$28]*[.D$31];0)" office:value-type="float" office:value="0">
            <text:p>0</text:p>
          </table:table-cell>
          <table:table-cell table:style-name="ce239" table:formula="of:=ROUNDDOWN([.E9]*[.E$28]*[.E$31];0)" office:value-type="float" office:value="3">
            <text:p>3</text:p>
          </table:table-cell>
          <table:table-cell table:style-name="ce239" table:formula="of:=ROUNDDOWN([.F9]*[.F$28]*[.F$31];0)" office:value-type="float" office:value="4">
            <text:p>4</text:p>
          </table:table-cell>
          <table:table-cell table:style-name="ce333"/>
          <table:table-cell table:style-name="ce88" table:formula="of:=[.Z8]+1" office:value-type="float" office:value="7">
            <text:p>7</text:p>
          </table:table-cell>
          <table:table-cell table:style-name="ce88" table:formula="of:=ROUNDUP(2*POWER([.Z9]/10;2);0)" office:value-type="float" office:value="1">
            <text:p>1</text:p>
          </table:table-cell>
          <table:table-cell table:style-name="ce88" table:formula="of:=ROUNDDOWN([.Z9]/100*30-10;0)" office:value-type="float" office:value="-7">
            <text:p>-7</text:p>
          </table:table-cell>
          <table:table-cell table:style-name="ce333"/>
          <table:table-cell table:style-name="ce335" office:value-type="float" office:value="35">
            <text:p>35</text:p>
          </table:table-cell>
          <table:table-cell table:style-name="ce338" office:value-type="string" table:number-columns-spanned="5" table:number-rows-spanned="1">
            <text:p>Extrêmement difficile (XD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7">
            <text:p>7</text:p>
          </table:table-cell>
          <table:table-cell table:style-name="ce328" office:value-type="float" office:value="5">
            <text:p>5</text:p>
          </table:table-cell>
          <table:table-cell table:style-name="ce328"/>
          <table:table-cell table:number-columns-repeated="2" table:style-name="ce328" office:value-type="float" office:value="3">
            <text:p>3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6]*[.C$31];0)" office:value-type="float" office:value="5">
            <text:p>5</text:p>
          </table:table-cell>
          <table:table-cell table:style-name="ce239" table:formula="of:=ROUNDDOWN([.D10]*[.D$26]*[.D$31];0)" office:value-type="float" office:value="0">
            <text:p>0</text:p>
          </table:table-cell>
          <table:table-cell table:style-name="ce239" table:formula="of:=ROUNDDOWN([.E10]*[.E$26]*[.E$31];0)" office:value-type="float" office:value="3">
            <text:p>3</text:p>
          </table:table-cell>
          <table:table-cell table:style-name="ce239" table:formula="of:=ROUNDDOWN([.F10]*[.F$26]*[.F$31];0)" office:value-type="float" office:value="5">
            <text:p>5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7]*[.C$31];0)" office:value-type="float" office:value="5">
            <text:p>5</text:p>
          </table:table-cell>
          <table:table-cell table:style-name="ce239" table:formula="of:=ROUNDDOWN([.D10]*[.D$27]*[.D$31];0)" office:value-type="float" office:value="0">
            <text:p>0</text:p>
          </table:table-cell>
          <table:table-cell table:style-name="ce239" table:formula="of:=ROUNDDOWN([.E10]*[.E$27]*[.E$31];0)" office:value-type="float" office:value="3">
            <text:p>3</text:p>
          </table:table-cell>
          <table:table-cell table:style-name="ce239" table:formula="of:=ROUNDDOWN([.F10]*[.F$27]*[.F$31];0)" office:value-type="float" office:value="4">
            <text:p>4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8]*[.C$31];0)" office:value-type="float" office:value="5">
            <text:p>5</text:p>
          </table:table-cell>
          <table:table-cell table:style-name="ce239" table:formula="of:=ROUNDDOWN([.D10]*[.D$28]*[.D$31];0)" office:value-type="float" office:value="0">
            <text:p>0</text:p>
          </table:table-cell>
          <table:table-cell table:style-name="ce239" table:formula="of:=ROUNDDOWN([.E10]*[.E$28]*[.E$31];0)" office:value-type="float" office:value="4">
            <text:p>4</text:p>
          </table:table-cell>
          <table:table-cell table:style-name="ce239" table:formula="of:=ROUNDDOWN([.F10]*[.F$28]*[.F$31];0)" office:value-type="float" office:value="3">
            <text:p>3</text:p>
          </table:table-cell>
          <table:table-cell table:style-name="ce333"/>
          <table:table-cell table:style-name="ce88" table:formula="of:=[.Z9]+1" office:value-type="float" office:value="8">
            <text:p>8</text:p>
          </table:table-cell>
          <table:table-cell table:style-name="ce88" table:formula="of:=ROUNDUP(2*POWER([.Z10]/10;2);0)" office:value-type="float" office:value="2">
            <text:p>2</text:p>
          </table:table-cell>
          <table:table-cell table:style-name="ce88" table:formula="of:=ROUNDDOWN([.Z10]/100*30-10;0)" office:value-type="float" office:value="-7">
            <text:p>-7</text:p>
          </table:table-cell>
          <table:table-cell table:style-name="ce333"/>
          <table:table-cell table:style-name="ce335" office:value-type="float" office:value="40">
            <text:p>40</text:p>
          </table:table-cell>
          <table:table-cell table:style-name="ce338" office:value-type="string" table:number-columns-spanned="5" table:number-rows-spanned="1">
            <text:p>Héroïque (H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8">
            <text:p>8</text:p>
          </table:table-cell>
          <table:table-cell table:number-columns-repeated="2" table:style-name="ce328" office:value-type="float" office:value="1">
            <text:p>1</text:p>
          </table:table-cell>
          <table:table-cell table:style-name="ce328"/>
          <table:table-cell table:style-name="ce328" office:value-type="float" office:value="5">
            <text:p>5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6]*[.C$31];0)" office:value-type="float" office:value="1">
            <text:p>1</text:p>
          </table:table-cell>
          <table:table-cell table:style-name="ce239" table:formula="of:=ROUNDDOWN([.D11]*[.D$26]*[.D$31];0)" office:value-type="float" office:value="1">
            <text:p>1</text:p>
          </table:table-cell>
          <table:table-cell table:style-name="ce239" table:formula="of:=ROUNDDOWN([.E11]*[.E$26]*[.E$31];0)" office:value-type="float" office:value="0">
            <text:p>0</text:p>
          </table:table-cell>
          <table:table-cell table:style-name="ce239" table:formula="of:=ROUNDDOWN([.F11]*[.F$26]*[.F$31];0)" office:value-type="float" office:value="9">
            <text:p>9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7]*[.C$31];0)" office:value-type="float" office:value="1">
            <text:p>1</text:p>
          </table:table-cell>
          <table:table-cell table:style-name="ce239" table:formula="of:=ROUNDDOWN([.D11]*[.D$27]*[.D$31];0)" office:value-type="float" office:value="1">
            <text:p>1</text:p>
          </table:table-cell>
          <table:table-cell table:style-name="ce239" table:formula="of:=ROUNDDOWN([.E11]*[.E$27]*[.E$31];0)" office:value-type="float" office:value="0">
            <text:p>0</text:p>
          </table:table-cell>
          <table:table-cell table:style-name="ce239" table:formula="of:=ROUNDDOWN([.F11]*[.F$27]*[.F$31];0)" office:value-type="float" office:value="7">
            <text:p>7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8]*[.C$31];0)" office:value-type="float" office:value="1">
            <text:p>1</text:p>
          </table:table-cell>
          <table:table-cell table:style-name="ce239" table:formula="of:=ROUNDDOWN([.D11]*[.D$28]*[.D$31];0)" office:value-type="float" office:value="1">
            <text:p>1</text:p>
          </table:table-cell>
          <table:table-cell table:style-name="ce239" table:formula="of:=ROUNDDOWN([.E11]*[.E$28]*[.E$31];0)" office:value-type="float" office:value="0">
            <text:p>0</text:p>
          </table:table-cell>
          <table:table-cell table:style-name="ce239" table:formula="of:=ROUNDDOWN([.F11]*[.F$28]*[.F$31];0)" office:value-type="float" office:value="6">
            <text:p>6</text:p>
          </table:table-cell>
          <table:table-cell table:style-name="ce333"/>
          <table:table-cell table:style-name="ce88" table:formula="of:=[.Z10]+1" office:value-type="float" office:value="9">
            <text:p>9</text:p>
          </table:table-cell>
          <table:table-cell table:style-name="ce88" table:formula="of:=ROUNDUP(2*POWER([.Z11]/10;2);0)" office:value-type="float" office:value="2">
            <text:p>2</text:p>
          </table:table-cell>
          <table:table-cell table:style-name="ce88" table:formula="of:=ROUNDDOWN([.Z11]/100*30-10;0)" office:value-type="float" office:value="-7">
            <text:p>-7</text:p>
          </table:table-cell>
          <table:table-cell table:style-name="ce333"/>
          <table:table-cell table:style-name="ce335" office:value-type="float" office:value="45">
            <text:p>45</text:p>
          </table:table-cell>
          <table:table-cell table:style-name="ce338" office:value-type="string" table:number-columns-spanned="5" table:number-rows-spanned="1">
            <text:p>Sur humain (SH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9">
            <text:p>9</text:p>
          </table:table-cell>
          <table:table-cell table:style-name="ce328" office:value-type="float" office:value="5">
            <text:p>5</text:p>
          </table:table-cell>
          <table:table-cell table:style-name="ce328"/>
          <table:table-cell table:style-name="ce328" office:value-type="float" office:value="4">
            <text:p>4</text:p>
          </table:table-cell>
          <table:table-cell table:style-name="ce328" office:value-type="float" office:value="5">
            <text:p>5</text:p>
          </table:table-cell>
          <table:table-cell table:style-name="ce103"/>
          <table:table-cell table:style-name="ce239" office:value-type="float" office:value="9">
            <text:p>9</text:p>
          </table:table-cell>
          <table:table-cell table:style-name="ce239" table:formula="of:=ROUNDDOWN([.C12]*[.C$26]*[.C$31];0)" office:value-type="float" office:value="5">
            <text:p>5</text:p>
          </table:table-cell>
          <table:table-cell table:style-name="ce239" table:formula="of:=ROUNDDOWN([.D12]*[.D$26]*[.D$31];0)" office:value-type="float" office:value="0">
            <text:p>0</text:p>
          </table:table-cell>
          <table:table-cell table:style-name="ce239" table:formula="of:=ROUNDDOWN([.E12]*[.E$26]*[.E$31];0)" office:value-type="float" office:value="4">
            <text:p>4</text:p>
          </table:table-cell>
          <table:table-cell table:style-name="ce239" table:formula="of:=ROUNDDOWN([.F12]*[.F$26]*[.F$31];0)" office:value-type="float" office:value="9">
            <text:p>9</text:p>
          </table:table-cell>
          <table:table-cell table:style-name="ce103"/>
          <table:table-cell table:style-name="ce239" office:value-type="float" office:value="9">
            <text:p>9</text:p>
          </table:table-cell>
          <table:table-cell table:style-name="ce239" table:formula="of:=ROUNDDOWN([.C12]*[.C$27]*[.C$31];0)" office:value-type="float" office:value="5">
            <text:p>5</text:p>
          </table:table-cell>
          <table:table-cell table:style-name="ce239" table:formula="of:=ROUNDDOWN([.D12]*[.D$27]*[.D$31];0)" office:value-type="float" office:value="0">
            <text:p>0</text:p>
          </table:table-cell>
          <table:table-cell table:style-name="ce239" table:formula="of:=ROUNDDOWN([.E12]*[.E$27]*[.E$31];0)" office:value-type="float" office:value="4">
            <text:p>4</text:p>
          </table:table-cell>
          <table:table-cell table:style-name="ce239" table:formula="of:=ROUNDDOWN([.F12]*[.F$27]*[.F$31];0)" office:value-type="float" office:value="7">
            <text:p>7</text:p>
          </table:table-cell>
          <table:table-cell table:style-name="ce103"/>
          <table:table-cell table:style-name="ce239" office:value-type="float" office:value="9">
            <text:p>9</text:p>
          </table:table-cell>
          <table:table-cell table:style-name="ce239" table:formula="of:=ROUNDDOWN([.C12]*[.C$28]*[.C$31];0)" office:value-type="float" office:value="5">
            <text:p>5</text:p>
          </table:table-cell>
          <table:table-cell table:style-name="ce239" table:formula="of:=ROUNDDOWN([.D12]*[.D$28]*[.D$31];0)" office:value-type="float" office:value="0">
            <text:p>0</text:p>
          </table:table-cell>
          <table:table-cell table:style-name="ce239" table:formula="of:=ROUNDDOWN([.E12]*[.E$28]*[.E$31];0)" office:value-type="float" office:value="6">
            <text:p>6</text:p>
          </table:table-cell>
          <table:table-cell table:style-name="ce239" table:formula="of:=ROUNDDOWN([.F12]*[.F$28]*[.F$31];0)" office:value-type="float" office:value="6">
            <text:p>6</text:p>
          </table:table-cell>
          <table:table-cell table:style-name="ce333"/>
          <table:table-cell table:style-name="ce89" table:formula="of:=[.Z11]+1" office:value-type="float" office:value="10">
            <text:p>10</text:p>
          </table:table-cell>
          <table:table-cell table:style-name="ce89" table:formula="of:=ROUNDUP(2*POWER([.Z12]/10;2);0)" office:value-type="float" office:value="2">
            <text:p>2</text:p>
          </table:table-cell>
          <table:table-cell table:style-name="ce89" table:formula="of:=ROUNDDOWN([.Z12]/100*30-10;0)" office:value-type="float" office:value="-7">
            <text:p>-7</text:p>
          </table:table-cell>
          <table:table-cell table:style-name="ce333"/>
          <table:table-cell table:style-name="ce335" office:value-type="float" office:value="50">
            <text:p>50</text:p>
          </table:table-cell>
          <table:table-cell table:style-name="ce338" office:value-type="string" table:number-columns-spanned="5" table:number-rows-spanned="1">
            <text:p>Impossible (IP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number-columns-repeated="2" table:style-name="ce328" office:value-type="float" office:value="10">
            <text:p>10</text:p>
          </table:table-cell>
          <table:table-cell table:style-name="ce328" office:value-type="float" office:value="2">
            <text:p>2</text:p>
          </table:table-cell>
          <table:table-cell table:style-name="ce328"/>
          <table:table-cell table:style-name="ce328" office:value-type="float" office:value="10">
            <text:p>10</text:p>
          </table:table-cell>
          <table:table-cell table:style-name="ce103"/>
          <table:table-cell table:style-name="ce331" office:value-type="float" office:value="10">
            <text:p>10</text:p>
          </table:table-cell>
          <table:table-cell table:style-name="ce331" table:formula="of:=ROUNDDOWN([.C13]*[.C$26]*[.C$31];0)" office:value-type="float" office:value="10">
            <text:p>10</text:p>
          </table:table-cell>
          <table:table-cell table:style-name="ce331" table:formula="of:=ROUNDDOWN([.D13]*[.D$26]*[.D$31];0)" office:value-type="float" office:value="2">
            <text:p>2</text:p>
          </table:table-cell>
          <table:table-cell table:style-name="ce331" table:formula="of:=ROUNDDOWN([.E13]*[.E$26]*[.E$31];0)" office:value-type="float" office:value="0">
            <text:p>0</text:p>
          </table:table-cell>
          <table:table-cell table:style-name="ce331" table:formula="of:=ROUNDDOWN([.F13]*[.F$26]*[.F$31];0)" office:value-type="float" office:value="18">
            <text:p>18</text:p>
          </table:table-cell>
          <table:table-cell table:style-name="ce103"/>
          <table:table-cell table:style-name="ce331" office:value-type="float" office:value="10">
            <text:p>10</text:p>
          </table:table-cell>
          <table:table-cell table:style-name="ce331" table:formula="of:=ROUNDDOWN([.C13]*[.C$27]*[.C$31];0)" office:value-type="float" office:value="10">
            <text:p>10</text:p>
          </table:table-cell>
          <table:table-cell table:style-name="ce331" table:formula="of:=ROUNDDOWN([.D13]*[.D$27]*[.D$31];0)" office:value-type="float" office:value="2">
            <text:p>2</text:p>
          </table:table-cell>
          <table:table-cell table:style-name="ce331" table:formula="of:=ROUNDDOWN([.E13]*[.E$27]*[.E$31];0)" office:value-type="float" office:value="0">
            <text:p>0</text:p>
          </table:table-cell>
          <table:table-cell table:style-name="ce331" table:formula="of:=ROUNDDOWN([.F13]*[.F$27]*[.F$31];0)" office:value-type="float" office:value="14">
            <text:p>14</text:p>
          </table:table-cell>
          <table:table-cell table:style-name="ce103"/>
          <table:table-cell table:style-name="ce331" office:value-type="float" office:value="10">
            <text:p>10</text:p>
          </table:table-cell>
          <table:table-cell table:style-name="ce331" table:formula="of:=ROUNDDOWN([.C13]*[.C$28]*[.C$31];0)" office:value-type="float" office:value="10">
            <text:p>10</text:p>
          </table:table-cell>
          <table:table-cell table:style-name="ce331" table:formula="of:=ROUNDDOWN([.D13]*[.D$28]*[.D$31];0)" office:value-type="float" office:value="2">
            <text:p>2</text:p>
          </table:table-cell>
          <table:table-cell table:style-name="ce331" table:formula="of:=ROUNDDOWN([.E13]*[.E$28]*[.E$31];0)" office:value-type="float" office:value="0">
            <text:p>0</text:p>
          </table:table-cell>
          <table:table-cell table:style-name="ce331" table:formula="of:=ROUNDDOWN([.F13]*[.F$28]*[.F$31];0)" office:value-type="float" office:value="12">
            <text:p>12</text:p>
          </table:table-cell>
          <table:table-cell table:style-name="ce333"/>
          <table:table-cell table:style-name="ce88" table:formula="of:=[.Z12]+1" office:value-type="float" office:value="11">
            <text:p>11</text:p>
          </table:table-cell>
          <table:table-cell table:style-name="ce88" table:formula="of:=ROUNDUP(2*POWER([.Z13]/10;2);0)" office:value-type="float" office:value="3">
            <text:p>3</text:p>
          </table:table-cell>
          <table:table-cell table:style-name="ce88" table:formula="of:=ROUNDDOWN([.Z13]/100*30-10;0)" office:value-type="float" office:value="-6">
            <text:p>-6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1">
            <text:p>11</text:p>
          </table:table-cell>
          <table:table-cell table:style-name="ce328" office:value-type="float" office:value="5">
            <text:p>5</text:p>
          </table:table-cell>
          <table:table-cell table:style-name="ce328"/>
          <table:table-cell table:style-name="ce328" office:value-type="float" office:value="2">
            <text:p>2</text:p>
          </table:table-cell>
          <table:table-cell table:style-name="ce328" office:value-type="float" office:value="8">
            <text:p>8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6]*[.C$31];0)" office:value-type="float" office:value="5">
            <text:p>5</text:p>
          </table:table-cell>
          <table:table-cell table:style-name="ce239" table:formula="of:=ROUNDDOWN([.D14]*[.D$26]*[.D$31];0)" office:value-type="float" office:value="0">
            <text:p>0</text:p>
          </table:table-cell>
          <table:table-cell table:style-name="ce239" table:formula="of:=ROUNDDOWN([.E14]*[.E$26]*[.E$31];0)" office:value-type="float" office:value="2">
            <text:p>2</text:p>
          </table:table-cell>
          <table:table-cell table:style-name="ce239" table:formula="of:=ROUNDDOWN([.F14]*[.F$26]*[.F$31];0)" office:value-type="float" office:value="14">
            <text:p>14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7]*[.C$31];0)" office:value-type="float" office:value="5">
            <text:p>5</text:p>
          </table:table-cell>
          <table:table-cell table:style-name="ce239" table:formula="of:=ROUNDDOWN([.D14]*[.D$27]*[.D$31];0)" office:value-type="float" office:value="0">
            <text:p>0</text:p>
          </table:table-cell>
          <table:table-cell table:style-name="ce239" table:formula="of:=ROUNDDOWN([.E14]*[.E$27]*[.E$31];0)" office:value-type="float" office:value="2">
            <text:p>2</text:p>
          </table:table-cell>
          <table:table-cell table:style-name="ce239" table:formula="of:=ROUNDDOWN([.F14]*[.F$27]*[.F$31];0)" office:value-type="float" office:value="11">
            <text:p>11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8]*[.C$31];0)" office:value-type="float" office:value="5">
            <text:p>5</text:p>
          </table:table-cell>
          <table:table-cell table:style-name="ce239" table:formula="of:=ROUNDDOWN([.D14]*[.D$28]*[.D$31];0)" office:value-type="float" office:value="0">
            <text:p>0</text:p>
          </table:table-cell>
          <table:table-cell table:style-name="ce239" table:formula="of:=ROUNDDOWN([.E14]*[.E$28]*[.E$31];0)" office:value-type="float" office:value="3">
            <text:p>3</text:p>
          </table:table-cell>
          <table:table-cell table:style-name="ce239" table:formula="of:=ROUNDDOWN([.F14]*[.F$28]*[.F$31];0)" office:value-type="float" office:value="9">
            <text:p>9</text:p>
          </table:table-cell>
          <table:table-cell table:style-name="ce333"/>
          <table:table-cell table:style-name="ce88" table:formula="of:=[.Z13]+1" office:value-type="float" office:value="12">
            <text:p>12</text:p>
          </table:table-cell>
          <table:table-cell table:style-name="ce88" table:formula="of:=ROUNDUP(2*POWER([.Z14]/10;2);0)" office:value-type="float" office:value="3">
            <text:p>3</text:p>
          </table:table-cell>
          <table:table-cell table:style-name="ce88" table:formula="of:=ROUNDDOWN([.Z14]/100*30-10;0)" office:value-type="float" office:value="-6">
            <text:p>-6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2">
            <text:p>12</text:p>
          </table:table-cell>
          <table:table-cell table:style-name="ce328" office:value-type="float" office:value="10">
            <text:p>10</text:p>
          </table:table-cell>
          <table:table-cell table:style-name="ce328"/>
          <table:table-cell table:style-name="ce328" office:value-type="float" office:value="5">
            <text:p>5</text:p>
          </table:table-cell>
          <table:table-cell table:style-name="ce328" office:value-type="float" office:value="7">
            <text:p>7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6]*[.C$31];0)" office:value-type="float" office:value="10">
            <text:p>10</text:p>
          </table:table-cell>
          <table:table-cell table:style-name="ce239" table:formula="of:=ROUNDDOWN([.D15]*[.D$26]*[.D$31];0)" office:value-type="float" office:value="0">
            <text:p>0</text:p>
          </table:table-cell>
          <table:table-cell table:style-name="ce239" table:formula="of:=ROUNDDOWN([.E15]*[.E$26]*[.E$31];0)" office:value-type="float" office:value="5">
            <text:p>5</text:p>
          </table:table-cell>
          <table:table-cell table:style-name="ce239" table:formula="of:=ROUNDDOWN([.F15]*[.F$26]*[.F$31];0)" office:value-type="float" office:value="12">
            <text:p>12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7]*[.C$31];0)" office:value-type="float" office:value="10">
            <text:p>10</text:p>
          </table:table-cell>
          <table:table-cell table:style-name="ce239" table:formula="of:=ROUNDDOWN([.D15]*[.D$27]*[.D$31];0)" office:value-type="float" office:value="0">
            <text:p>0</text:p>
          </table:table-cell>
          <table:table-cell table:style-name="ce239" table:formula="of:=ROUNDDOWN([.E15]*[.E$27]*[.E$31];0)" office:value-type="float" office:value="6">
            <text:p>6</text:p>
          </table:table-cell>
          <table:table-cell table:style-name="ce239" table:formula="of:=ROUNDDOWN([.F15]*[.F$27]*[.F$31];0)" office:value-type="float" office:value="10">
            <text:p>10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8]*[.C$31];0)" office:value-type="float" office:value="10">
            <text:p>10</text:p>
          </table:table-cell>
          <table:table-cell table:style-name="ce239" table:formula="of:=ROUNDDOWN([.D15]*[.D$28]*[.D$31];0)" office:value-type="float" office:value="0">
            <text:p>0</text:p>
          </table:table-cell>
          <table:table-cell table:style-name="ce239" table:formula="of:=ROUNDDOWN([.E15]*[.E$28]*[.E$31];0)" office:value-type="float" office:value="7">
            <text:p>7</text:p>
          </table:table-cell>
          <table:table-cell table:style-name="ce239" table:formula="of:=ROUNDDOWN([.F15]*[.F$28]*[.F$31];0)" office:value-type="float" office:value="8">
            <text:p>8</text:p>
          </table:table-cell>
          <table:table-cell table:style-name="ce333"/>
          <table:table-cell table:style-name="ce88" table:formula="of:=[.Z14]+1" office:value-type="float" office:value="13">
            <text:p>13</text:p>
          </table:table-cell>
          <table:table-cell table:style-name="ce88" table:formula="of:=ROUNDUP(2*POWER([.Z15]/10;2);0)" office:value-type="float" office:value="4">
            <text:p>4</text:p>
          </table:table-cell>
          <table:table-cell table:style-name="ce88" table:formula="of:=ROUNDDOWN([.Z15]/100*30-10;0)" office:value-type="float" office:value="-6">
            <text:p>-6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3">
            <text:p>13</text:p>
          </table:table-cell>
          <table:table-cell table:style-name="ce328" office:value-type="float" office:value="5">
            <text:p>5</text:p>
          </table:table-cell>
          <table:table-cell table:style-name="ce328" office:value-type="float" office:value="2">
            <text:p>2</text:p>
          </table:table-cell>
          <table:table-cell table:style-name="ce328"/>
          <table:table-cell table:style-name="ce328" office:value-type="float" office:value="10">
            <text:p>10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6]*[.C$31];0)" office:value-type="float" office:value="5">
            <text:p>5</text:p>
          </table:table-cell>
          <table:table-cell table:style-name="ce239" table:formula="of:=ROUNDDOWN([.D16]*[.D$26]*[.D$31];0)" office:value-type="float" office:value="2">
            <text:p>2</text:p>
          </table:table-cell>
          <table:table-cell table:style-name="ce239" table:formula="of:=ROUNDDOWN([.E16]*[.E$26]*[.E$31];0)" office:value-type="float" office:value="0">
            <text:p>0</text:p>
          </table:table-cell>
          <table:table-cell table:style-name="ce239" table:formula="of:=ROUNDDOWN([.F16]*[.F$26]*[.F$31];0)" office:value-type="float" office:value="18">
            <text:p>18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7]*[.C$31];0)" office:value-type="float" office:value="5">
            <text:p>5</text:p>
          </table:table-cell>
          <table:table-cell table:style-name="ce239" table:formula="of:=ROUNDDOWN([.D16]*[.D$27]*[.D$31];0)" office:value-type="float" office:value="2">
            <text:p>2</text:p>
          </table:table-cell>
          <table:table-cell table:style-name="ce239" table:formula="of:=ROUNDDOWN([.E16]*[.E$27]*[.E$31];0)" office:value-type="float" office:value="0">
            <text:p>0</text:p>
          </table:table-cell>
          <table:table-cell table:style-name="ce239" table:formula="of:=ROUNDDOWN([.F16]*[.F$27]*[.F$31];0)" office:value-type="float" office:value="14">
            <text:p>14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8]*[.C$31];0)" office:value-type="float" office:value="5">
            <text:p>5</text:p>
          </table:table-cell>
          <table:table-cell table:style-name="ce239" table:formula="of:=ROUNDDOWN([.D16]*[.D$28]*[.D$31];0)" office:value-type="float" office:value="2">
            <text:p>2</text:p>
          </table:table-cell>
          <table:table-cell table:style-name="ce239" table:formula="of:=ROUNDDOWN([.E16]*[.E$28]*[.E$31];0)" office:value-type="float" office:value="0">
            <text:p>0</text:p>
          </table:table-cell>
          <table:table-cell table:style-name="ce239" table:formula="of:=ROUNDDOWN([.F16]*[.F$28]*[.F$31];0)" office:value-type="float" office:value="12">
            <text:p>12</text:p>
          </table:table-cell>
          <table:table-cell table:style-name="ce333"/>
          <table:table-cell table:style-name="ce88" table:formula="of:=[.Z15]+1" office:value-type="float" office:value="14">
            <text:p>14</text:p>
          </table:table-cell>
          <table:table-cell table:style-name="ce88" table:formula="of:=ROUNDUP(2*POWER([.Z16]/10;2);0)" office:value-type="float" office:value="4">
            <text:p>4</text:p>
          </table:table-cell>
          <table:table-cell table:style-name="ce88" table:formula="of:=ROUNDDOWN([.Z16]/100*30-10;0)" office:value-type="float" office:value="-5">
            <text:p>-5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4">
            <text:p>14</text:p>
          </table:table-cell>
          <table:table-cell table:style-name="ce328" office:value-type="float" office:value="10">
            <text:p>10</text:p>
          </table:table-cell>
          <table:table-cell table:style-name="ce328"/>
          <table:table-cell table:style-name="ce328" office:value-type="float" office:value="6">
            <text:p>6</text:p>
          </table:table-cell>
          <table:table-cell table:style-name="ce328" office:value-type="float" office:value="10">
            <text:p>10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6]*[.C$31];0)" office:value-type="float" office:value="10">
            <text:p>10</text:p>
          </table:table-cell>
          <table:table-cell table:style-name="ce239" table:formula="of:=ROUNDDOWN([.D17]*[.D$26]*[.D$31];0)" office:value-type="float" office:value="0">
            <text:p>0</text:p>
          </table:table-cell>
          <table:table-cell table:style-name="ce239" table:formula="of:=ROUNDDOWN([.E17]*[.E$26]*[.E$31];0)" office:value-type="float" office:value="6">
            <text:p>6</text:p>
          </table:table-cell>
          <table:table-cell table:style-name="ce239" table:formula="of:=ROUNDDOWN([.F17]*[.F$26]*[.F$31];0)" office:value-type="float" office:value="18">
            <text:p>18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7]*[.C$31];0)" office:value-type="float" office:value="10">
            <text:p>10</text:p>
          </table:table-cell>
          <table:table-cell table:style-name="ce239" table:formula="of:=ROUNDDOWN([.D17]*[.D$27]*[.D$31];0)" office:value-type="float" office:value="0">
            <text:p>0</text:p>
          </table:table-cell>
          <table:table-cell table:style-name="ce239" table:formula="of:=ROUNDDOWN([.E17]*[.E$27]*[.E$31];0)" office:value-type="float" office:value="7">
            <text:p>7</text:p>
          </table:table-cell>
          <table:table-cell table:style-name="ce239" table:formula="of:=ROUNDDOWN([.F17]*[.F$27]*[.F$31];0)" office:value-type="float" office:value="14">
            <text:p>14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8]*[.C$31];0)" office:value-type="float" office:value="10">
            <text:p>10</text:p>
          </table:table-cell>
          <table:table-cell table:style-name="ce239" table:formula="of:=ROUNDDOWN([.D17]*[.D$28]*[.D$31];0)" office:value-type="float" office:value="0">
            <text:p>0</text:p>
          </table:table-cell>
          <table:table-cell table:style-name="ce239" table:formula="of:=ROUNDDOWN([.E17]*[.E$28]*[.E$31];0)" office:value-type="float" office:value="9">
            <text:p>9</text:p>
          </table:table-cell>
          <table:table-cell table:style-name="ce239" table:formula="of:=ROUNDDOWN([.F17]*[.F$28]*[.F$31];0)" office:value-type="float" office:value="12">
            <text:p>12</text:p>
          </table:table-cell>
          <table:table-cell table:style-name="ce333"/>
          <table:table-cell table:style-name="ce88" table:formula="of:=[.Z16]+1" office:value-type="float" office:value="15">
            <text:p>15</text:p>
          </table:table-cell>
          <table:table-cell table:style-name="ce88" table:formula="of:=ROUNDUP(2*POWER([.Z17]/10;2);0)" office:value-type="float" office:value="5">
            <text:p>5</text:p>
          </table:table-cell>
          <table:table-cell table:style-name="ce88" table:formula="of:=ROUNDDOWN([.Z17]/100*30-10;0)" office:value-type="float" office:value="-5">
            <text:p>-5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number-columns-repeated="2" table:style-name="ce328" office:value-type="float" office:value="15">
            <text:p>15</text:p>
          </table:table-cell>
          <table:table-cell table:style-name="ce328" office:value-type="float" office:value="3">
            <text:p>3</text:p>
          </table:table-cell>
          <table:table-cell table:style-name="ce328"/>
          <table:table-cell table:style-name="ce328" office:value-type="float" office:value="15">
            <text:p>15</text:p>
          </table:table-cell>
          <table:table-cell table:style-name="ce103"/>
          <table:table-cell table:style-name="ce331" office:value-type="float" office:value="15">
            <text:p>15</text:p>
          </table:table-cell>
          <table:table-cell table:style-name="ce331" table:formula="of:=ROUNDDOWN([.C18]*[.C$26]*[.C$31];0)" office:value-type="float" office:value="15">
            <text:p>15</text:p>
          </table:table-cell>
          <table:table-cell table:style-name="ce331" table:formula="of:=ROUNDDOWN([.D18]*[.D$26]*[.D$31];0)" office:value-type="float" office:value="3">
            <text:p>3</text:p>
          </table:table-cell>
          <table:table-cell table:style-name="ce331" table:formula="of:=ROUNDDOWN([.E18]*[.E$26]*[.E$31];0)" office:value-type="float" office:value="0">
            <text:p>0</text:p>
          </table:table-cell>
          <table:table-cell table:style-name="ce331" table:formula="of:=ROUNDDOWN([.F18]*[.F$26]*[.F$31];0)" office:value-type="float" office:value="27">
            <text:p>27</text:p>
          </table:table-cell>
          <table:table-cell table:style-name="ce103"/>
          <table:table-cell table:style-name="ce331" office:value-type="float" office:value="15">
            <text:p>15</text:p>
          </table:table-cell>
          <table:table-cell table:style-name="ce331" table:formula="of:=ROUNDDOWN([.C18]*[.C$27]*[.C$31];0)" office:value-type="float" office:value="15">
            <text:p>15</text:p>
          </table:table-cell>
          <table:table-cell table:style-name="ce331" table:formula="of:=ROUNDDOWN([.D18]*[.D$27]*[.D$31];0)" office:value-type="float" office:value="3">
            <text:p>3</text:p>
          </table:table-cell>
          <table:table-cell table:style-name="ce331" table:formula="of:=ROUNDDOWN([.E18]*[.E$27]*[.E$31];0)" office:value-type="float" office:value="0">
            <text:p>0</text:p>
          </table:table-cell>
          <table:table-cell table:style-name="ce331" table:formula="of:=ROUNDDOWN([.F18]*[.F$27]*[.F$31];0)" office:value-type="float" office:value="21">
            <text:p>21</text:p>
          </table:table-cell>
          <table:table-cell table:style-name="ce103"/>
          <table:table-cell table:style-name="ce331" office:value-type="float" office:value="15">
            <text:p>15</text:p>
          </table:table-cell>
          <table:table-cell table:style-name="ce331" table:formula="of:=ROUNDDOWN([.C18]*[.C$28]*[.C$31];0)" office:value-type="float" office:value="15">
            <text:p>15</text:p>
          </table:table-cell>
          <table:table-cell table:style-name="ce331" table:formula="of:=ROUNDDOWN([.D18]*[.D$28]*[.D$31];0)" office:value-type="float" office:value="3">
            <text:p>3</text:p>
          </table:table-cell>
          <table:table-cell table:style-name="ce331" table:formula="of:=ROUNDDOWN([.E18]*[.E$28]*[.E$31];0)" office:value-type="float" office:value="0">
            <text:p>0</text:p>
          </table:table-cell>
          <table:table-cell table:style-name="ce331" table:formula="of:=ROUNDDOWN([.F18]*[.F$28]*[.F$31];0)" office:value-type="float" office:value="18">
            <text:p>18</text:p>
          </table:table-cell>
          <table:table-cell table:style-name="ce333"/>
          <table:table-cell table:style-name="ce88" table:formula="of:=[.Z17]+1" office:value-type="float" office:value="16">
            <text:p>16</text:p>
          </table:table-cell>
          <table:table-cell table:style-name="ce88" table:formula="of:=ROUNDUP(2*POWER([.Z18]/10;2);0)" office:value-type="float" office:value="6">
            <text:p>6</text:p>
          </table:table-cell>
          <table:table-cell table:style-name="ce88" table:formula="of:=ROUNDDOWN([.Z18]/100*30-10;0)" office:value-type="float" office:value="-5">
            <text:p>-5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6">
            <text:p>16</text:p>
          </table:table-cell>
          <table:table-cell table:style-name="ce328" office:value-type="float" office:value="10">
            <text:p>10</text:p>
          </table:table-cell>
          <table:table-cell table:style-name="ce328"/>
          <table:table-cell table:style-name="ce328" office:value-type="float" office:value="4">
            <text:p>4</text:p>
          </table:table-cell>
          <table:table-cell table:style-name="ce328" office:value-type="float" office:value="14">
            <text:p>14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6]*[.C$31];0)" office:value-type="float" office:value="10">
            <text:p>10</text:p>
          </table:table-cell>
          <table:table-cell table:style-name="ce239" table:formula="of:=ROUNDDOWN([.D19]*[.D$26]*[.D$31];0)" office:value-type="float" office:value="0">
            <text:p>0</text:p>
          </table:table-cell>
          <table:table-cell table:style-name="ce239" table:formula="of:=ROUNDDOWN([.E19]*[.E$26]*[.E$31];0)" office:value-type="float" office:value="4">
            <text:p>4</text:p>
          </table:table-cell>
          <table:table-cell table:style-name="ce239" table:formula="of:=ROUNDDOWN([.F19]*[.F$26]*[.F$31];0)" office:value-type="float" office:value="25">
            <text:p>25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7]*[.C$31];0)" office:value-type="float" office:value="10">
            <text:p>10</text:p>
          </table:table-cell>
          <table:table-cell table:style-name="ce239" table:formula="of:=ROUNDDOWN([.D19]*[.D$27]*[.D$31];0)" office:value-type="float" office:value="0">
            <text:p>0</text:p>
          </table:table-cell>
          <table:table-cell table:style-name="ce239" table:formula="of:=ROUNDDOWN([.E19]*[.E$27]*[.E$31];0)" office:value-type="float" office:value="4">
            <text:p>4</text:p>
          </table:table-cell>
          <table:table-cell table:style-name="ce239" table:formula="of:=ROUNDDOWN([.F19]*[.F$27]*[.F$31];0)" office:value-type="float" office:value="20">
            <text:p>20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8]*[.C$31];0)" office:value-type="float" office:value="10">
            <text:p>10</text:p>
          </table:table-cell>
          <table:table-cell table:style-name="ce239" table:formula="of:=ROUNDDOWN([.D19]*[.D$28]*[.D$31];0)" office:value-type="float" office:value="0">
            <text:p>0</text:p>
          </table:table-cell>
          <table:table-cell table:style-name="ce239" table:formula="of:=ROUNDDOWN([.E19]*[.E$28]*[.E$31];0)" office:value-type="float" office:value="6">
            <text:p>6</text:p>
          </table:table-cell>
          <table:table-cell table:style-name="ce239" table:formula="of:=ROUNDDOWN([.F19]*[.F$28]*[.F$31];0)" office:value-type="float" office:value="16">
            <text:p>16</text:p>
          </table:table-cell>
          <table:table-cell table:style-name="ce333"/>
          <table:table-cell table:style-name="ce88" table:formula="of:=[.Z18]+1" office:value-type="float" office:value="17">
            <text:p>17</text:p>
          </table:table-cell>
          <table:table-cell table:style-name="ce88" table:formula="of:=ROUNDUP(2*POWER([.Z19]/10;2);0)" office:value-type="float" office:value="6">
            <text:p>6</text:p>
          </table:table-cell>
          <table:table-cell table:style-name="ce88" table:formula="of:=ROUNDDOWN([.Z19]/100*30-10;0)" office:value-type="float" office:value="-4">
            <text:p>-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7">
            <text:p>17</text:p>
          </table:table-cell>
          <table:table-cell table:style-name="ce328" office:value-type="float" office:value="15">
            <text:p>15</text:p>
          </table:table-cell>
          <table:table-cell table:style-name="ce328"/>
          <table:table-cell table:style-name="ce328" office:value-type="float" office:value="8">
            <text:p>8</text:p>
          </table:table-cell>
          <table:table-cell table:style-name="ce328" office:value-type="float" office:value="12">
            <text:p>12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6]*[.C$31];0)" office:value-type="float" office:value="15">
            <text:p>15</text:p>
          </table:table-cell>
          <table:table-cell table:style-name="ce239" table:formula="of:=ROUNDDOWN([.D20]*[.D$26]*[.D$31];0)" office:value-type="float" office:value="0">
            <text:p>0</text:p>
          </table:table-cell>
          <table:table-cell table:style-name="ce239" table:formula="of:=ROUNDDOWN([.E20]*[.E$26]*[.E$31];0)" office:value-type="float" office:value="8">
            <text:p>8</text:p>
          </table:table-cell>
          <table:table-cell table:style-name="ce239" table:formula="of:=ROUNDDOWN([.F20]*[.F$26]*[.F$31];0)" office:value-type="float" office:value="21">
            <text:p>21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7]*[.C$31];0)" office:value-type="float" office:value="15">
            <text:p>15</text:p>
          </table:table-cell>
          <table:table-cell table:style-name="ce239" table:formula="of:=ROUNDDOWN([.D20]*[.D$27]*[.D$31];0)" office:value-type="float" office:value="0">
            <text:p>0</text:p>
          </table:table-cell>
          <table:table-cell table:style-name="ce239" table:formula="of:=ROUNDDOWN([.E20]*[.E$27]*[.E$31];0)" office:value-type="float" office:value="9">
            <text:p>9</text:p>
          </table:table-cell>
          <table:table-cell table:style-name="ce239" table:formula="of:=ROUNDDOWN([.F20]*[.F$27]*[.F$31];0)" office:value-type="float" office:value="17">
            <text:p>17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8]*[.C$31];0)" office:value-type="float" office:value="15">
            <text:p>15</text:p>
          </table:table-cell>
          <table:table-cell table:style-name="ce239" table:formula="of:=ROUNDDOWN([.D20]*[.D$28]*[.D$31];0)" office:value-type="float" office:value="0">
            <text:p>0</text:p>
          </table:table-cell>
          <table:table-cell table:style-name="ce239" table:formula="of:=ROUNDDOWN([.E20]*[.E$28]*[.E$31];0)" office:value-type="float" office:value="12">
            <text:p>12</text:p>
          </table:table-cell>
          <table:table-cell table:style-name="ce239" table:formula="of:=ROUNDDOWN([.F20]*[.F$28]*[.F$31];0)" office:value-type="float" office:value="14">
            <text:p>14</text:p>
          </table:table-cell>
          <table:table-cell table:style-name="ce333"/>
          <table:table-cell table:style-name="ce88" table:formula="of:=[.Z19]+1" office:value-type="float" office:value="18">
            <text:p>18</text:p>
          </table:table-cell>
          <table:table-cell table:style-name="ce88" table:formula="of:=ROUNDUP(2*POWER([.Z20]/10;2);0)" office:value-type="float" office:value="7">
            <text:p>7</text:p>
          </table:table-cell>
          <table:table-cell table:style-name="ce88" table:formula="of:=ROUNDDOWN([.Z20]/100*30-10;0)" office:value-type="float" office:value="-4">
            <text:p>-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8">
            <text:p>18</text:p>
          </table:table-cell>
          <table:table-cell table:style-name="ce328" office:value-type="float" office:value="10">
            <text:p>10</text:p>
          </table:table-cell>
          <table:table-cell table:style-name="ce328" office:value-type="float" office:value="3">
            <text:p>3</text:p>
          </table:table-cell>
          <table:table-cell table:style-name="ce328"/>
          <table:table-cell table:style-name="ce328" office:value-type="float" office:value="16">
            <text:p>16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6]*[.C$31];0)" office:value-type="float" office:value="10">
            <text:p>10</text:p>
          </table:table-cell>
          <table:table-cell table:style-name="ce239" table:formula="of:=ROUNDDOWN([.D21]*[.D$26]*[.D$31];0)" office:value-type="float" office:value="3">
            <text:p>3</text:p>
          </table:table-cell>
          <table:table-cell table:style-name="ce239" table:formula="of:=ROUNDDOWN([.E21]*[.E$26]*[.E$31];0)" office:value-type="float" office:value="0">
            <text:p>0</text:p>
          </table:table-cell>
          <table:table-cell table:style-name="ce239" table:formula="of:=ROUNDDOWN([.F21]*[.F$26]*[.F$31];0)" office:value-type="float" office:value="28">
            <text:p>28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7]*[.C$31];0)" office:value-type="float" office:value="10">
            <text:p>10</text:p>
          </table:table-cell>
          <table:table-cell table:style-name="ce239" table:formula="of:=ROUNDDOWN([.D21]*[.D$27]*[.D$31];0)" office:value-type="float" office:value="3">
            <text:p>3</text:p>
          </table:table-cell>
          <table:table-cell table:style-name="ce239" table:formula="of:=ROUNDDOWN([.E21]*[.E$27]*[.E$31];0)" office:value-type="float" office:value="0">
            <text:p>0</text:p>
          </table:table-cell>
          <table:table-cell table:style-name="ce239" table:formula="of:=ROUNDDOWN([.F21]*[.F$27]*[.F$31];0)" office:value-type="float" office:value="23">
            <text:p>23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8]*[.C$31];0)" office:value-type="float" office:value="10">
            <text:p>10</text:p>
          </table:table-cell>
          <table:table-cell table:style-name="ce239" table:formula="of:=ROUNDDOWN([.D21]*[.D$28]*[.D$31];0)" office:value-type="float" office:value="3">
            <text:p>3</text:p>
          </table:table-cell>
          <table:table-cell table:style-name="ce239" table:formula="of:=ROUNDDOWN([.E21]*[.E$28]*[.E$31];0)" office:value-type="float" office:value="0">
            <text:p>0</text:p>
          </table:table-cell>
          <table:table-cell table:style-name="ce239" table:formula="of:=ROUNDDOWN([.F21]*[.F$28]*[.F$31];0)" office:value-type="float" office:value="19">
            <text:p>19</text:p>
          </table:table-cell>
          <table:table-cell table:style-name="ce333"/>
          <table:table-cell table:style-name="ce88" table:formula="of:=[.Z20]+1" office:value-type="float" office:value="19">
            <text:p>19</text:p>
          </table:table-cell>
          <table:table-cell table:style-name="ce88" table:formula="of:=ROUNDUP(2*POWER([.Z21]/10;2);0)" office:value-type="float" office:value="8">
            <text:p>8</text:p>
          </table:table-cell>
          <table:table-cell table:style-name="ce88" table:formula="of:=ROUNDDOWN([.Z21]/100*30-10;0)" office:value-type="float" office:value="-4">
            <text:p>-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9">
            <text:p>19</text:p>
          </table:table-cell>
          <table:table-cell table:style-name="ce328" office:value-type="float" office:value="15">
            <text:p>15</text:p>
          </table:table-cell>
          <table:table-cell table:style-name="ce328"/>
          <table:table-cell table:style-name="ce328" office:value-type="float" office:value="9">
            <text:p>9</text:p>
          </table:table-cell>
          <table:table-cell table:style-name="ce328" office:value-type="float" office:value="15">
            <text:p>15</text:p>
          </table:table-cell>
          <table:table-cell table:style-name="ce103"/>
          <table:table-cell table:style-name="ce239" office:value-type="float" office:value="19">
            <text:p>19</text:p>
          </table:table-cell>
          <table:table-cell table:style-name="ce239" table:formula="of:=ROUNDDOWN([.C22]*[.C$26]*[.C$31];0)" office:value-type="float" office:value="15">
            <text:p>15</text:p>
          </table:table-cell>
          <table:table-cell table:style-name="ce239" table:formula="of:=ROUNDDOWN([.D22]*[.D$26]*[.D$31];0)" office:value-type="float" office:value="0">
            <text:p>0</text:p>
          </table:table-cell>
          <table:table-cell table:style-name="ce239" table:formula="of:=ROUNDDOWN([.E22]*[.E$26]*[.E$31];0)" office:value-type="float" office:value="9">
            <text:p>9</text:p>
          </table:table-cell>
          <table:table-cell table:style-name="ce239" table:formula="of:=ROUNDDOWN([.F22]*[.F$26]*[.F$31];0)" office:value-type="float" office:value="27">
            <text:p>27</text:p>
          </table:table-cell>
          <table:table-cell table:style-name="ce103"/>
          <table:table-cell table:style-name="ce239" office:value-type="float" office:value="19">
            <text:p>19</text:p>
          </table:table-cell>
          <table:table-cell table:style-name="ce239" table:formula="of:=ROUNDDOWN([.C22]*[.C$27]*[.C$31];0)" office:value-type="float" office:value="15">
            <text:p>15</text:p>
          </table:table-cell>
          <table:table-cell table:style-name="ce239" table:formula="of:=ROUNDDOWN([.D22]*[.D$27]*[.D$31];0)" office:value-type="float" office:value="0">
            <text:p>0</text:p>
          </table:table-cell>
          <table:table-cell table:style-name="ce239" table:formula="of:=ROUNDDOWN([.E22]*[.E$27]*[.E$31];0)" office:value-type="float" office:value="10">
            <text:p>10</text:p>
          </table:table-cell>
          <table:table-cell table:style-name="ce239" table:formula="of:=ROUNDDOWN([.F22]*[.F$27]*[.F$31];0)" office:value-type="float" office:value="21">
            <text:p>21</text:p>
          </table:table-cell>
          <table:table-cell table:style-name="ce103"/>
          <table:table-cell table:style-name="ce239" office:value-type="float" office:value="19">
            <text:p>19</text:p>
          </table:table-cell>
          <table:table-cell table:style-name="ce239" table:formula="of:=ROUNDDOWN([.C22]*[.C$28]*[.C$31];0)" office:value-type="float" office:value="15">
            <text:p>15</text:p>
          </table:table-cell>
          <table:table-cell table:style-name="ce239" table:formula="of:=ROUNDDOWN([.D22]*[.D$28]*[.D$31];0)" office:value-type="float" office:value="0">
            <text:p>0</text:p>
          </table:table-cell>
          <table:table-cell table:style-name="ce239" table:formula="of:=ROUNDDOWN([.E22]*[.E$28]*[.E$31];0)" office:value-type="float" office:value="13">
            <text:p>13</text:p>
          </table:table-cell>
          <table:table-cell table:style-name="ce239" table:formula="of:=ROUNDDOWN([.F22]*[.F$28]*[.F$31];0)" office:value-type="float" office:value="18">
            <text:p>18</text:p>
          </table:table-cell>
          <table:table-cell table:style-name="ce333"/>
          <table:table-cell table:style-name="ce89" table:formula="of:=[.Z21]+1" office:value-type="float" office:value="20">
            <text:p>20</text:p>
          </table:table-cell>
          <table:table-cell table:style-name="ce89" table:formula="of:=ROUNDUP(2*POWER([.Z22]/10;2);0)" office:value-type="float" office:value="8">
            <text:p>8</text:p>
          </table:table-cell>
          <table:table-cell table:style-name="ce89" table:formula="of:=ROUNDDOWN([.Z22]/100*30-10;0)" office:value-type="float" office:value="-4">
            <text:p>-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number-columns-repeated="2" table:style-name="ce328" office:value-type="float" office:value="20">
            <text:p>20</text:p>
          </table:table-cell>
          <table:table-cell table:style-name="ce328" office:value-type="float" office:value="4">
            <text:p>4</text:p>
          </table:table-cell>
          <table:table-cell table:style-name="ce328"/>
          <table:table-cell table:style-name="ce328" office:value-type="float" office:value="20">
            <text:p>20</text:p>
          </table:table-cell>
          <table:table-cell table:style-name="ce103"/>
          <table:table-cell table:style-name="ce331" office:value-type="float" office:value="20">
            <text:p>20</text:p>
          </table:table-cell>
          <table:table-cell table:style-name="ce331" table:formula="of:=ROUNDDOWN([.C23]*[.C$26]*[.C$31];0)" office:value-type="float" office:value="20">
            <text:p>20</text:p>
          </table:table-cell>
          <table:table-cell table:style-name="ce331" table:formula="of:=ROUNDDOWN([.D23]*[.D$26]*[.D$31];0)" office:value-type="float" office:value="4">
            <text:p>4</text:p>
          </table:table-cell>
          <table:table-cell table:style-name="ce331" table:formula="of:=ROUNDDOWN([.E23]*[.E$26]*[.E$31];0)" office:value-type="float" office:value="0">
            <text:p>0</text:p>
          </table:table-cell>
          <table:table-cell table:style-name="ce331" table:formula="of:=ROUNDDOWN([.F23]*[.F$26]*[.F$31];0)" office:value-type="float" office:value="36">
            <text:p>36</text:p>
          </table:table-cell>
          <table:table-cell table:style-name="ce103"/>
          <table:table-cell table:style-name="ce331" office:value-type="float" office:value="20">
            <text:p>20</text:p>
          </table:table-cell>
          <table:table-cell table:style-name="ce331" table:formula="of:=ROUNDDOWN([.C23]*[.C$27]*[.C$31];0)" office:value-type="float" office:value="20">
            <text:p>20</text:p>
          </table:table-cell>
          <table:table-cell table:style-name="ce331" table:formula="of:=ROUNDDOWN([.D23]*[.D$27]*[.D$31];0)" office:value-type="float" office:value="4">
            <text:p>4</text:p>
          </table:table-cell>
          <table:table-cell table:style-name="ce331" table:formula="of:=ROUNDDOWN([.E23]*[.E$27]*[.E$31];0)" office:value-type="float" office:value="0">
            <text:p>0</text:p>
          </table:table-cell>
          <table:table-cell table:style-name="ce331" table:formula="of:=ROUNDDOWN([.F23]*[.F$27]*[.F$31];0)" office:value-type="float" office:value="28">
            <text:p>28</text:p>
          </table:table-cell>
          <table:table-cell table:style-name="ce103"/>
          <table:table-cell table:style-name="ce331" office:value-type="float" office:value="20">
            <text:p>20</text:p>
          </table:table-cell>
          <table:table-cell table:style-name="ce331" table:formula="of:=ROUNDDOWN([.C23]*[.C$28]*[.C$31];0)" office:value-type="float" office:value="20">
            <text:p>20</text:p>
          </table:table-cell>
          <table:table-cell table:style-name="ce331" table:formula="of:=ROUNDDOWN([.D23]*[.D$28]*[.D$31];0)" office:value-type="float" office:value="4">
            <text:p>4</text:p>
          </table:table-cell>
          <table:table-cell table:style-name="ce331" table:formula="of:=ROUNDDOWN([.E23]*[.E$28]*[.E$31];0)" office:value-type="float" office:value="0">
            <text:p>0</text:p>
          </table:table-cell>
          <table:table-cell table:style-name="ce331" table:formula="of:=ROUNDDOWN([.F23]*[.F$28]*[.F$31];0)" office:value-type="float" office:value="24">
            <text:p>24</text:p>
          </table:table-cell>
          <table:table-cell table:style-name="ce333"/>
          <table:table-cell table:style-name="ce88" table:formula="of:=[.Z22]+1" office:value-type="float" office:value="21">
            <text:p>21</text:p>
          </table:table-cell>
          <table:table-cell table:style-name="ce88" table:formula="of:=ROUNDUP(2*POWER([.Z23]/10;2);0)" office:value-type="float" office:value="9">
            <text:p>9</text:p>
          </table:table-cell>
          <table:table-cell table:style-name="ce88" table:formula="of:=ROUNDDOWN([.Z23]/100*30-10;0)" office:value-type="float" office:value="-3">
            <text:p>-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2"/>
          <table:table-cell table:style-name="ce104" table:number-columns-repeated="4"/>
          <table:table-cell table:style-name="ce103" table:number-columns-repeated="18"/>
          <table:table-cell table:style-name="ce333"/>
          <table:table-cell table:style-name="ce88" table:formula="of:=[.Z23]+1" office:value-type="float" office:value="22">
            <text:p>22</text:p>
          </table:table-cell>
          <table:table-cell table:style-name="ce88" table:formula="of:=ROUNDUP(2*POWER([.Z24]/10;2);0)" office:value-type="float" office:value="10">
            <text:p>10</text:p>
          </table:table-cell>
          <table:table-cell table:style-name="ce88" table:formula="of:=ROUNDDOWN([.Z24]/100*30-10;0)" office:value-type="float" office:value="-3">
            <text:p>-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7" office:value-type="string">
            <text:p>CC</text:p>
          </table:table-cell>
          <table:table-cell table:style-name="ce327" office:value-type="string">
            <text:p>Mal</text:p>
          </table:table-cell>
          <table:table-cell table:style-name="ce327" office:value-type="string">
            <text:p>Bls</text:p>
          </table:table-cell>
          <table:table-cell table:style-name="ce327" office:value-type="string">
            <text:p>Rd</text:p>
          </table:table-cell>
          <table:table-cell table:style-name="ce327" office:value-type="string">
            <text:p>PdC</text:p>
          </table:table-cell>
          <table:table-cell table:style-name="ce103"/>
          <table:table-cell table:style-name="ce239" office:value-type="string" table:number-columns-spanned="5" table:number-rows-spanned="1">
            <text:p>Tete - K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Tete - T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Tete - P</text:p>
          </table:table-cell>
          <table:covered-table-cell table:number-columns-repeated="4" table:style-name="ce239"/>
          <table:table-cell table:style-name="ce333"/>
          <table:table-cell table:style-name="ce88" table:formula="of:=[.Z24]+1" office:value-type="float" office:value="23">
            <text:p>23</text:p>
          </table:table-cell>
          <table:table-cell table:style-name="ce88" table:formula="of:=ROUNDUP(2*POWER([.Z25]/10;2);0)" office:value-type="float" office:value="11">
            <text:p>11</text:p>
          </table:table-cell>
          <table:table-cell table:style-name="ce88" table:formula="of:=ROUNDDOWN([.Z25]/100*30-10;0)" office:value-type="float" office:value="-3">
            <text:p>-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8" office:value-type="string">
            <text:p>K</text:p>
          </table:table-cell>
          <table:table-cell table:number-columns-repeated="3" table:style-name="ce328" office:value-type="float" office:value="1">
            <text:p>1</text:p>
          </table:table-cell>
          <table:table-cell table:style-name="ce328" office:value-type="float" office:value="1.5">
            <text:p>1,5</text:p>
          </table:table-cell>
          <table:table-cell table:style-name="ce103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333"/>
          <table:table-cell table:style-name="ce88" table:formula="of:=[.Z25]+1" office:value-type="float" office:value="24">
            <text:p>24</text:p>
          </table:table-cell>
          <table:table-cell table:style-name="ce88" table:formula="of:=ROUNDUP(2*POWER([.Z26]/10;2);0)" office:value-type="float" office:value="12">
            <text:p>12</text:p>
          </table:table-cell>
          <table:table-cell table:style-name="ce88" table:formula="of:=ROUNDDOWN([.Z26]/100*30-10;0)" office:value-type="float" office:value="-2">
            <text:p>-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string">
            <text:p>T</text:p>
          </table:table-cell>
          <table:table-cell table:number-columns-repeated="2" table:style-name="ce328" office:value-type="float" office:value="1">
            <text:p>1</text:p>
          </table:table-cell>
          <table:table-cell table:number-columns-repeated="2" table:style-name="ce328" office:value-type="float" office:value="1.2">
            <text:p>1,2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6]*[.C$32];0)" office:value-type="float" office:value="0">
            <text:p>0</text:p>
          </table:table-cell>
          <table:table-cell table:style-name="ce239" table:formula="of:=ROUNDDOWN([.D4]*[.D$26]*[.D$32];0)" office:value-type="float" office:value="0">
            <text:p>0</text:p>
          </table:table-cell>
          <table:table-cell table:style-name="ce239" table:formula="of:=ROUNDDOWN([.E4]*[.E$26]*[.E$32];0)" office:value-type="float" office:value="0">
            <text:p>0</text:p>
          </table:table-cell>
          <table:table-cell table:style-name="ce239" table:formula="of:=ROUNDDOWN([.F4]*[.F$26]*[.F$32];0)" office:value-type="float" office:value="2">
            <text:p>2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7]*[.C$32];0)" office:value-type="float" office:value="0">
            <text:p>0</text:p>
          </table:table-cell>
          <table:table-cell table:style-name="ce239" table:formula="of:=ROUNDDOWN([.D4]*[.D$27]*[.D$32];0)" office:value-type="float" office:value="0">
            <text:p>0</text:p>
          </table:table-cell>
          <table:table-cell table:style-name="ce239" table:formula="of:=ROUNDDOWN([.E4]*[.E$27]*[.E$32];0)" office:value-type="float" office:value="0">
            <text:p>0</text:p>
          </table:table-cell>
          <table:table-cell table:style-name="ce239" table:formula="of:=ROUNDDOWN([.F4]*[.F$27]*[.F$32];0)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8]*[.C$32];0)" office:value-type="float" office:value="0">
            <text:p>0</text:p>
          </table:table-cell>
          <table:table-cell table:style-name="ce239" table:formula="of:=ROUNDDOWN([.D4]*[.D$28]*[.D$32];0)" office:value-type="float" office:value="0">
            <text:p>0</text:p>
          </table:table-cell>
          <table:table-cell table:style-name="ce239" table:formula="of:=ROUNDDOWN([.E4]*[.E$28]*[.E$32];0)" office:value-type="float" office:value="0">
            <text:p>0</text:p>
          </table:table-cell>
          <table:table-cell table:style-name="ce239" table:formula="of:=ROUNDDOWN([.F4]*[.F$28]*[.F$32];0)" office:value-type="float" office:value="1">
            <text:p>1</text:p>
          </table:table-cell>
          <table:table-cell table:style-name="ce333"/>
          <table:table-cell table:style-name="ce88" table:formula="of:=[.Z26]+1" office:value-type="float" office:value="25">
            <text:p>25</text:p>
          </table:table-cell>
          <table:table-cell table:style-name="ce88" table:formula="of:=ROUNDUP(2*POWER([.Z27]/10;2);0)" office:value-type="float" office:value="13">
            <text:p>13</text:p>
          </table:table-cell>
          <table:table-cell table:style-name="ce88" table:formula="of:=ROUNDDOWN([.Z27]/100*30-10;0)" office:value-type="float" office:value="-2">
            <text:p>-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string">
            <text:p>P</text:p>
          </table:table-cell>
          <table:table-cell table:number-columns-repeated="2" table:style-name="ce328" office:value-type="float" office:value="1">
            <text:p>1</text:p>
          </table:table-cell>
          <table:table-cell table:style-name="ce328" office:value-type="float" office:value="1.5">
            <text:p>1,5</text:p>
          </table:table-cell>
          <table:table-cell table:style-name="ce328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6]*[.C$32];0)" office:value-type="float" office:value="1">
            <text:p>1</text:p>
          </table:table-cell>
          <table:table-cell table:style-name="ce239" table:formula="of:=ROUNDDOWN([.D5]*[.D$26]*[.D$32];0)" office:value-type="float" office:value="0">
            <text:p>0</text:p>
          </table:table-cell>
          <table:table-cell table:style-name="ce239" table:formula="of:=ROUNDDOWN([.E5]*[.E$26]*[.E$32];0)" office:value-type="float" office:value="1">
            <text:p>1</text:p>
          </table:table-cell>
          <table:table-cell table:style-name="ce239" table:formula="of:=ROUNDDOWN([.F5]*[.F$26]*[.F$32];0)" office:value-type="float" office:value="2">
            <text:p>2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7]*[.C$32];0)" office:value-type="float" office:value="1">
            <text:p>1</text:p>
          </table:table-cell>
          <table:table-cell table:style-name="ce239" table:formula="of:=ROUNDDOWN([.D5]*[.D$27]*[.D$32];0)" office:value-type="float" office:value="0">
            <text:p>0</text:p>
          </table:table-cell>
          <table:table-cell table:style-name="ce239" table:formula="of:=ROUNDDOWN([.E5]*[.E$27]*[.E$32];0)" office:value-type="float" office:value="1">
            <text:p>1</text:p>
          </table:table-cell>
          <table:table-cell table:style-name="ce239" table:formula="of:=ROUNDDOWN([.F5]*[.F$27]*[.F$32];0)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8]*[.C$32];0)" office:value-type="float" office:value="1">
            <text:p>1</text:p>
          </table:table-cell>
          <table:table-cell table:style-name="ce239" table:formula="of:=ROUNDDOWN([.D5]*[.D$28]*[.D$32];0)" office:value-type="float" office:value="0">
            <text:p>0</text:p>
          </table:table-cell>
          <table:table-cell table:style-name="ce239" table:formula="of:=ROUNDDOWN([.E5]*[.E$28]*[.E$32];0)" office:value-type="float" office:value="1">
            <text:p>1</text:p>
          </table:table-cell>
          <table:table-cell table:style-name="ce239" table:formula="of:=ROUNDDOWN([.F5]*[.F$28]*[.F$32];0)" office:value-type="float" office:value="1">
            <text:p>1</text:p>
          </table:table-cell>
          <table:table-cell table:style-name="ce333"/>
          <table:table-cell table:style-name="ce88" table:formula="of:=[.Z27]+1" office:value-type="float" office:value="26">
            <text:p>26</text:p>
          </table:table-cell>
          <table:table-cell table:style-name="ce88" table:formula="of:=ROUNDUP(2*POWER([.Z28]/10;2);0)" office:value-type="float" office:value="14">
            <text:p>14</text:p>
          </table:table-cell>
          <table:table-cell table:style-name="ce88" table:formula="of:=ROUNDDOWN([.Z28]/100*30-10;0)" office:value-type="float" office:value="-2">
            <text:p>-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3">
            <text:p>3</text:p>
          </table:table-cell>
          <table:table-cell table:style-name="ce239" table:formula="of:=ROUNDDOWN([.C6]*[.C$26]*[.C$32];0)" office:value-type="float" office:value="0">
            <text:p>0</text:p>
          </table:table-cell>
          <table:table-cell table:style-name="ce239" table:formula="of:=ROUNDDOWN([.D6]*[.D$26]*[.D$32];0)" office:value-type="float" office:value="0">
            <text:p>0</text:p>
          </table:table-cell>
          <table:table-cell table:style-name="ce239" table:formula="of:=ROUNDDOWN([.E6]*[.E$26]*[.E$32];0)" office:value-type="float" office:value="0">
            <text:p>0</text:p>
          </table:table-cell>
          <table:table-cell table:style-name="ce239" table:formula="of:=ROUNDDOWN([.F6]*[.F$26]*[.F$32];0)" office:value-type="float" office:value="4">
            <text:p>4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7]*[.C$32];0)" office:value-type="float" office:value="0">
            <text:p>0</text:p>
          </table:table-cell>
          <table:table-cell table:style-name="ce239" table:formula="of:=ROUNDDOWN([.D6]*[.D$27]*[.D$32];0)" office:value-type="float" office:value="0">
            <text:p>0</text:p>
          </table:table-cell>
          <table:table-cell table:style-name="ce239" table:formula="of:=ROUNDDOWN([.E6]*[.E$27]*[.E$32];0)" office:value-type="float" office:value="0">
            <text:p>0</text:p>
          </table:table-cell>
          <table:table-cell table:style-name="ce239" table:formula="of:=ROUNDDOWN([.F6]*[.F$27]*[.F$32];0)" office:value-type="float" office:value="3">
            <text:p>3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8]*[.C$32];0)" office:value-type="float" office:value="0">
            <text:p>0</text:p>
          </table:table-cell>
          <table:table-cell table:style-name="ce239" table:formula="of:=ROUNDDOWN([.D6]*[.D$28]*[.D$32];0)" office:value-type="float" office:value="0">
            <text:p>0</text:p>
          </table:table-cell>
          <table:table-cell table:style-name="ce239" table:formula="of:=ROUNDDOWN([.E6]*[.E$28]*[.E$32];0)" office:value-type="float" office:value="0">
            <text:p>0</text:p>
          </table:table-cell>
          <table:table-cell table:style-name="ce239" table:formula="of:=ROUNDDOWN([.F6]*[.F$28]*[.F$32];0)" office:value-type="float" office:value="3">
            <text:p>3</text:p>
          </table:table-cell>
          <table:table-cell table:style-name="ce333"/>
          <table:table-cell table:style-name="ce88" table:formula="of:=[.Z28]+1" office:value-type="float" office:value="27">
            <text:p>27</text:p>
          </table:table-cell>
          <table:table-cell table:style-name="ce88" table:formula="of:=ROUNDUP(2*POWER([.Z29]/10;2);0)" office:value-type="float" office:value="15">
            <text:p>15</text:p>
          </table:table-cell>
          <table:table-cell table:style-name="ce88" table:formula="of:=ROUNDDOWN([.Z29]/100*30-10;0)" office:value-type="float" office:value="-1">
            <text:p>-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7" office:value-type="string">
            <text:p>CC</text:p>
          </table:table-cell>
          <table:table-cell table:style-name="ce327" office:value-type="string">
            <text:p>Mal</text:p>
          </table:table-cell>
          <table:table-cell table:style-name="ce327" office:value-type="string">
            <text:p>Bls</text:p>
          </table:table-cell>
          <table:table-cell table:style-name="ce327" office:value-type="string">
            <text:p>RD</text:p>
          </table:table-cell>
          <table:table-cell table:style-name="ce327" office:value-type="string">
            <text:p>PdC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6]*[.C$32];0)" office:value-type="float" office:value="1">
            <text:p>1</text:p>
          </table:table-cell>
          <table:table-cell table:style-name="ce239" table:formula="of:=ROUNDDOWN([.D7]*[.D$26]*[.D$32];0)" office:value-type="float" office:value="0">
            <text:p>0</text:p>
          </table:table-cell>
          <table:table-cell table:style-name="ce239" table:formula="of:=ROUNDDOWN([.E7]*[.E$26]*[.E$32];0)" office:value-type="float" office:value="2">
            <text:p>2</text:p>
          </table:table-cell>
          <table:table-cell table:style-name="ce239" table:formula="of:=ROUNDDOWN([.F7]*[.F$26]*[.F$32];0)" office:value-type="float" office:value="4">
            <text:p>4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7]*[.C$32];0)" office:value-type="float" office:value="1">
            <text:p>1</text:p>
          </table:table-cell>
          <table:table-cell table:style-name="ce239" table:formula="of:=ROUNDDOWN([.D7]*[.D$27]*[.D$32];0)" office:value-type="float" office:value="0">
            <text:p>0</text:p>
          </table:table-cell>
          <table:table-cell table:style-name="ce239" table:formula="of:=ROUNDDOWN([.E7]*[.E$27]*[.E$32];0)" office:value-type="float" office:value="2">
            <text:p>2</text:p>
          </table:table-cell>
          <table:table-cell table:style-name="ce239" table:formula="of:=ROUNDDOWN([.F7]*[.F$27]*[.F$32];0)" office:value-type="float" office:value="3">
            <text:p>3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8]*[.C$32];0)" office:value-type="float" office:value="1">
            <text:p>1</text:p>
          </table:table-cell>
          <table:table-cell table:style-name="ce239" table:formula="of:=ROUNDDOWN([.D7]*[.D$28]*[.D$32];0)" office:value-type="float" office:value="0">
            <text:p>0</text:p>
          </table:table-cell>
          <table:table-cell table:style-name="ce239" table:formula="of:=ROUNDDOWN([.E7]*[.E$28]*[.E$32];0)" office:value-type="float" office:value="3">
            <text:p>3</text:p>
          </table:table-cell>
          <table:table-cell table:style-name="ce239" table:formula="of:=ROUNDDOWN([.F7]*[.F$28]*[.F$32];0)" office:value-type="float" office:value="3">
            <text:p>3</text:p>
          </table:table-cell>
          <table:table-cell table:style-name="ce333"/>
          <table:table-cell table:style-name="ce88" table:formula="of:=[.Z29]+1" office:value-type="float" office:value="28">
            <text:p>28</text:p>
          </table:table-cell>
          <table:table-cell table:style-name="ce88" table:formula="of:=ROUNDUP(2*POWER([.Z30]/10;2);0)" office:value-type="float" office:value="16">
            <text:p>16</text:p>
          </table:table-cell>
          <table:table-cell table:style-name="ce88" table:formula="of:=ROUNDDOWN([.Z30]/100*30-10;0)" office:value-type="float" office:value="-1">
            <text:p>-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8" office:value-type="string">
            <text:p>Mbr</text:p>
          </table:table-cell>
          <table:table-cell table:number-columns-repeated="3" table:style-name="ce328" office:value-type="float" office:value="1">
            <text:p>1</text:p>
          </table:table-cell>
          <table:table-cell table:style-name="ce328" office:value-type="float" office:value="1.2">
            <text:p>1,2</text:p>
          </table:table-cell>
          <table:table-cell table:style-name="ce103"/>
          <table:table-cell table:style-name="ce331" office:value-type="float" office:value="5">
            <text:p>5</text:p>
          </table:table-cell>
          <table:table-cell table:style-name="ce331" table:formula="of:=ROUNDDOWN([.C8]*[.C$26]*[.C$32];0)" office:value-type="float" office:value="7">
            <text:p>7</text:p>
          </table:table-cell>
          <table:table-cell table:style-name="ce331" table:formula="of:=ROUNDDOWN([.D8]*[.D$26]*[.D$32];0)" office:value-type="float" office:value="1">
            <text:p>1</text:p>
          </table:table-cell>
          <table:table-cell table:style-name="ce331" table:formula="of:=ROUNDDOWN([.E8]*[.E$26]*[.E$32];0)" office:value-type="float" office:value="0">
            <text:p>0</text:p>
          </table:table-cell>
          <table:table-cell table:style-name="ce331" table:formula="of:=ROUNDDOWN([.F8]*[.F$26]*[.F$32];0)" office:value-type="float" office:value="11">
            <text:p>11</text:p>
          </table:table-cell>
          <table:table-cell table:style-name="ce332"/>
          <table:table-cell table:style-name="ce331" office:value-type="float" office:value="5">
            <text:p>5</text:p>
          </table:table-cell>
          <table:table-cell table:style-name="ce331" table:formula="of:=ROUNDDOWN([.C8]*[.C$27]*[.C$32];0)" office:value-type="float" office:value="7">
            <text:p>7</text:p>
          </table:table-cell>
          <table:table-cell table:style-name="ce331" table:formula="of:=ROUNDDOWN([.D8]*[.D$27]*[.D$32];0)" office:value-type="float" office:value="1">
            <text:p>1</text:p>
          </table:table-cell>
          <table:table-cell table:style-name="ce331" table:formula="of:=ROUNDDOWN([.E8]*[.E$27]*[.E$32];0)" office:value-type="float" office:value="0">
            <text:p>0</text:p>
          </table:table-cell>
          <table:table-cell table:style-name="ce331" table:formula="of:=ROUNDDOWN([.F8]*[.F$27]*[.F$32];0)" office:value-type="float" office:value="9">
            <text:p>9</text:p>
          </table:table-cell>
          <table:table-cell table:style-name="ce332"/>
          <table:table-cell table:style-name="ce331" office:value-type="float" office:value="5">
            <text:p>5</text:p>
          </table:table-cell>
          <table:table-cell table:style-name="ce331" table:formula="of:=ROUNDDOWN([.C8]*[.C$28]*[.C$32];0)" office:value-type="float" office:value="7">
            <text:p>7</text:p>
          </table:table-cell>
          <table:table-cell table:style-name="ce331" table:formula="of:=ROUNDDOWN([.D8]*[.D$28]*[.D$32];0)" office:value-type="float" office:value="1">
            <text:p>1</text:p>
          </table:table-cell>
          <table:table-cell table:style-name="ce331" table:formula="of:=ROUNDDOWN([.E8]*[.E$28]*[.E$32];0)" office:value-type="float" office:value="0">
            <text:p>0</text:p>
          </table:table-cell>
          <table:table-cell table:style-name="ce331" table:formula="of:=ROUNDDOWN([.F8]*[.F$28]*[.F$32];0)" office:value-type="float" office:value="7">
            <text:p>7</text:p>
          </table:table-cell>
          <table:table-cell table:style-name="ce333"/>
          <table:table-cell table:style-name="ce88" table:formula="of:=[.Z30]+1" office:value-type="float" office:value="29">
            <text:p>29</text:p>
          </table:table-cell>
          <table:table-cell table:style-name="ce88" table:formula="of:=ROUNDUP(2*POWER([.Z31]/10;2);0)" office:value-type="float" office:value="17">
            <text:p>17</text:p>
          </table:table-cell>
          <table:table-cell table:style-name="ce88" table:formula="of:=ROUNDDOWN([.Z31]/100*30-10;0)" office:value-type="float" office:value="-1">
            <text:p>-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8" office:value-type="string">
            <text:p>Tete</text:p>
          </table:table-cell>
          <table:table-cell table:style-name="ce328" office:value-type="float" office:value="1.5">
            <text:p>1,5</text:p>
          </table:table-cell>
          <table:table-cell table:style-name="ce328" office:value-type="float" office:value="1">
            <text:p>1</text:p>
          </table:table-cell>
          <table:table-cell table:style-name="ce328" office:value-type="float" office:value="1.2">
            <text:p>1,2</text:p>
          </table:table-cell>
          <table:table-cell table:style-name="ce328" office:value-type="float" office:value="1.5">
            <text:p>1,5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6]*[.C$32];0)" office:value-type="float" office:value="1">
            <text:p>1</text:p>
          </table:table-cell>
          <table:table-cell table:style-name="ce239" table:formula="of:=ROUNDDOWN([.D9]*[.D$26]*[.D$32];0)" office:value-type="float" office:value="0">
            <text:p>0</text:p>
          </table:table-cell>
          <table:table-cell table:style-name="ce239" table:formula="of:=ROUNDDOWN([.E9]*[.E$26]*[.E$32];0)" office:value-type="float" office:value="2">
            <text:p>2</text:p>
          </table:table-cell>
          <table:table-cell table:style-name="ce239" table:formula="of:=ROUNDDOWN([.F9]*[.F$26]*[.F$32];0)" office:value-type="float" office:value="9">
            <text:p>9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7]*[.C$32];0)" office:value-type="float" office:value="1">
            <text:p>1</text:p>
          </table:table-cell>
          <table:table-cell table:style-name="ce239" table:formula="of:=ROUNDDOWN([.D9]*[.D$27]*[.D$32];0)" office:value-type="float" office:value="0">
            <text:p>0</text:p>
          </table:table-cell>
          <table:table-cell table:style-name="ce239" table:formula="of:=ROUNDDOWN([.E9]*[.E$27]*[.E$32];0)" office:value-type="float" office:value="2">
            <text:p>2</text:p>
          </table:table-cell>
          <table:table-cell table:style-name="ce239" table:formula="of:=ROUNDDOWN([.F9]*[.F$27]*[.F$32];0)" office:value-type="float" office:value="7">
            <text:p>7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8]*[.C$32];0)" office:value-type="float" office:value="1">
            <text:p>1</text:p>
          </table:table-cell>
          <table:table-cell table:style-name="ce239" table:formula="of:=ROUNDDOWN([.D9]*[.D$28]*[.D$32];0)" office:value-type="float" office:value="0">
            <text:p>0</text:p>
          </table:table-cell>
          <table:table-cell table:style-name="ce239" table:formula="of:=ROUNDDOWN([.E9]*[.E$28]*[.E$32];0)" office:value-type="float" office:value="3">
            <text:p>3</text:p>
          </table:table-cell>
          <table:table-cell table:style-name="ce239" table:formula="of:=ROUNDDOWN([.F9]*[.F$28]*[.F$32];0)" office:value-type="float" office:value="6">
            <text:p>6</text:p>
          </table:table-cell>
          <table:table-cell table:style-name="ce333"/>
          <table:table-cell table:style-name="ce89" table:formula="of:=[.Z31]+1" office:value-type="float" office:value="30">
            <text:p>30</text:p>
          </table:table-cell>
          <table:table-cell table:style-name="ce89" table:formula="of:=ROUNDUP(2*POWER([.Z32]/10;2);0)" office:value-type="float" office:value="18">
            <text:p>18</text:p>
          </table:table-cell>
          <table:table-cell table:style-name="ce89" table:formula="of:=ROUNDDOWN([.Z32]/100*30-10;0)" office:value-type="float" office:value="-1">
            <text:p>-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8" office:value-type="string">
            <text:p>Crp</text:p>
          </table:table-cell>
          <table:table-cell table:style-name="ce328" office:value-type="float" office:value="1.2">
            <text:p>1,2</text:p>
          </table:table-cell>
          <table:table-cell table:style-name="ce328" office:value-type="float" office:value="1">
            <text:p>1</text:p>
          </table:table-cell>
          <table:table-cell table:style-name="ce328" office:value-type="float" office:value="1.2">
            <text:p>1,2</text:p>
          </table:table-cell>
          <table:table-cell table:style-name="ce328" office:value-type="float" office:value="1">
            <text:p>1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6]*[.C$32];0)" office:value-type="float" office:value="7">
            <text:p>7</text:p>
          </table:table-cell>
          <table:table-cell table:style-name="ce239" table:formula="of:=ROUNDDOWN([.D10]*[.D$26]*[.D$32];0)" office:value-type="float" office:value="0">
            <text:p>0</text:p>
          </table:table-cell>
          <table:table-cell table:style-name="ce239" table:formula="of:=ROUNDDOWN([.E10]*[.E$26]*[.E$32];0)" office:value-type="float" office:value="3">
            <text:p>3</text:p>
          </table:table-cell>
          <table:table-cell table:style-name="ce239" table:formula="of:=ROUNDDOWN([.F10]*[.F$26]*[.F$32];0)" office:value-type="float" office:value="6">
            <text:p>6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7]*[.C$32];0)" office:value-type="float" office:value="7">
            <text:p>7</text:p>
          </table:table-cell>
          <table:table-cell table:style-name="ce239" table:formula="of:=ROUNDDOWN([.D10]*[.D$27]*[.D$32];0)" office:value-type="float" office:value="0">
            <text:p>0</text:p>
          </table:table-cell>
          <table:table-cell table:style-name="ce239" table:formula="of:=ROUNDDOWN([.E10]*[.E$27]*[.E$32];0)" office:value-type="float" office:value="4">
            <text:p>4</text:p>
          </table:table-cell>
          <table:table-cell table:style-name="ce239" table:formula="of:=ROUNDDOWN([.F10]*[.F$27]*[.F$32];0)" office:value-type="float" office:value="5">
            <text:p>5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8]*[.C$32];0)" office:value-type="float" office:value="7">
            <text:p>7</text:p>
          </table:table-cell>
          <table:table-cell table:style-name="ce239" table:formula="of:=ROUNDDOWN([.D10]*[.D$28]*[.D$32];0)" office:value-type="float" office:value="0">
            <text:p>0</text:p>
          </table:table-cell>
          <table:table-cell table:style-name="ce239" table:formula="of:=ROUNDDOWN([.E10]*[.E$28]*[.E$32];0)" office:value-type="float" office:value="5">
            <text:p>5</text:p>
          </table:table-cell>
          <table:table-cell table:style-name="ce239" table:formula="of:=ROUNDDOWN([.F10]*[.F$28]*[.F$32];0)" office:value-type="float" office:value="4">
            <text:p>4</text:p>
          </table:table-cell>
          <table:table-cell table:style-name="ce333"/>
          <table:table-cell table:style-name="ce88" table:formula="of:=[.Z32]+1" office:value-type="float" office:value="31">
            <text:p>31</text:p>
          </table:table-cell>
          <table:table-cell table:style-name="ce88" table:formula="of:=ROUNDUP(2*POWER([.Z33]/10;2);0)" office:value-type="float" office:value="20">
            <text:p>20</text:p>
          </table:table-cell>
          <table:table-cell table:style-name="ce88" table:formula="of:=ROUNDDOWN([.Z33]/100*30-10;0)" office:value-type="float" office:value="-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9" table:number-columns-repeated="5"/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6]*[.C$32];0)" office:value-type="float" office:value="1">
            <text:p>1</text:p>
          </table:table-cell>
          <table:table-cell table:style-name="ce239" table:formula="of:=ROUNDDOWN([.D11]*[.D$26]*[.D$32];0)" office:value-type="float" office:value="1">
            <text:p>1</text:p>
          </table:table-cell>
          <table:table-cell table:style-name="ce239" table:formula="of:=ROUNDDOWN([.E11]*[.E$26]*[.E$32];0)" office:value-type="float" office:value="0">
            <text:p>0</text:p>
          </table:table-cell>
          <table:table-cell table:style-name="ce239" table:formula="of:=ROUNDDOWN([.F11]*[.F$26]*[.F$32];0)" office:value-type="float" office:value="11">
            <text:p>11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7]*[.C$32];0)" office:value-type="float" office:value="1">
            <text:p>1</text:p>
          </table:table-cell>
          <table:table-cell table:style-name="ce239" table:formula="of:=ROUNDDOWN([.D11]*[.D$27]*[.D$32];0)" office:value-type="float" office:value="1">
            <text:p>1</text:p>
          </table:table-cell>
          <table:table-cell table:style-name="ce239" table:formula="of:=ROUNDDOWN([.E11]*[.E$27]*[.E$32];0)" office:value-type="float" office:value="0">
            <text:p>0</text:p>
          </table:table-cell>
          <table:table-cell table:style-name="ce239" table:formula="of:=ROUNDDOWN([.F11]*[.F$27]*[.F$32];0)" office:value-type="float" office:value="9">
            <text:p>9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8]*[.C$32];0)" office:value-type="float" office:value="1">
            <text:p>1</text:p>
          </table:table-cell>
          <table:table-cell table:style-name="ce239" table:formula="of:=ROUNDDOWN([.D11]*[.D$28]*[.D$32];0)" office:value-type="float" office:value="1">
            <text:p>1</text:p>
          </table:table-cell>
          <table:table-cell table:style-name="ce239" table:formula="of:=ROUNDDOWN([.E11]*[.E$28]*[.E$32];0)" office:value-type="float" office:value="0">
            <text:p>0</text:p>
          </table:table-cell>
          <table:table-cell table:style-name="ce239" table:formula="of:=ROUNDDOWN([.F11]*[.F$28]*[.F$32];0)" office:value-type="float" office:value="7">
            <text:p>7</text:p>
          </table:table-cell>
          <table:table-cell table:style-name="ce333"/>
          <table:table-cell table:style-name="ce88" table:formula="of:=[.Z33]+1" office:value-type="float" office:value="32">
            <text:p>32</text:p>
          </table:table-cell>
          <table:table-cell table:style-name="ce88" table:formula="of:=ROUNDUP(2*POWER([.Z34]/10;2);0)" office:value-type="float" office:value="21">
            <text:p>21</text:p>
          </table:table-cell>
          <table:table-cell table:style-name="ce88" table:formula="of:=ROUNDDOWN([.Z34]/100*30-10;0)" office:value-type="float" office:value="-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9">
            <text:p>9</text:p>
          </table:table-cell>
          <table:table-cell table:style-name="ce239" table:formula="of:=ROUNDDOWN([.C12]*[.C$26]*[.C$32];0)" office:value-type="float" office:value="7">
            <text:p>7</text:p>
          </table:table-cell>
          <table:table-cell table:style-name="ce239" table:formula="of:=ROUNDDOWN([.D12]*[.D$26]*[.D$32];0)" office:value-type="float" office:value="0">
            <text:p>0</text:p>
          </table:table-cell>
          <table:table-cell table:style-name="ce239" table:formula="of:=ROUNDDOWN([.E12]*[.E$26]*[.E$32];0)" office:value-type="float" office:value="4">
            <text:p>4</text:p>
          </table:table-cell>
          <table:table-cell table:style-name="ce239" table:formula="of:=ROUNDDOWN([.F12]*[.F$26]*[.F$32];0)" office:value-type="float" office:value="11">
            <text:p>11</text:p>
          </table:table-cell>
          <table:table-cell table:style-name="ce103"/>
          <table:table-cell table:style-name="ce239" office:value-type="float" office:value="9">
            <text:p>9</text:p>
          </table:table-cell>
          <table:table-cell table:style-name="ce239" table:formula="of:=ROUNDDOWN([.C12]*[.C$27]*[.C$32];0)" office:value-type="float" office:value="7">
            <text:p>7</text:p>
          </table:table-cell>
          <table:table-cell table:style-name="ce239" table:formula="of:=ROUNDDOWN([.D12]*[.D$27]*[.D$32];0)" office:value-type="float" office:value="0">
            <text:p>0</text:p>
          </table:table-cell>
          <table:table-cell table:style-name="ce239" table:formula="of:=ROUNDDOWN([.E12]*[.E$27]*[.E$32];0)" office:value-type="float" office:value="5">
            <text:p>5</text:p>
          </table:table-cell>
          <table:table-cell table:style-name="ce239" table:formula="of:=ROUNDDOWN([.F12]*[.F$27]*[.F$32];0)" office:value-type="float" office:value="9">
            <text:p>9</text:p>
          </table:table-cell>
          <table:table-cell table:style-name="ce332"/>
          <table:table-cell table:style-name="ce239" office:value-type="float" office:value="9">
            <text:p>9</text:p>
          </table:table-cell>
          <table:table-cell table:style-name="ce239" table:formula="of:=ROUNDDOWN([.C12]*[.C$28]*[.C$32];0)" office:value-type="float" office:value="7">
            <text:p>7</text:p>
          </table:table-cell>
          <table:table-cell table:style-name="ce239" table:formula="of:=ROUNDDOWN([.D12]*[.D$28]*[.D$32];0)" office:value-type="float" office:value="0">
            <text:p>0</text:p>
          </table:table-cell>
          <table:table-cell table:style-name="ce239" table:formula="of:=ROUNDDOWN([.E12]*[.E$28]*[.E$32];0)" office:value-type="float" office:value="7">
            <text:p>7</text:p>
          </table:table-cell>
          <table:table-cell table:style-name="ce239" table:formula="of:=ROUNDDOWN([.F12]*[.F$28]*[.F$32];0)" office:value-type="float" office:value="7">
            <text:p>7</text:p>
          </table:table-cell>
          <table:table-cell table:style-name="ce333"/>
          <table:table-cell table:style-name="ce88" table:formula="of:=[.Z34]+1" office:value-type="float" office:value="33">
            <text:p>33</text:p>
          </table:table-cell>
          <table:table-cell table:style-name="ce88" table:formula="of:=ROUNDUP(2*POWER([.Z35]/10;2);0)" office:value-type="float" office:value="22">
            <text:p>22</text:p>
          </table:table-cell>
          <table:table-cell table:style-name="ce88" table:formula="of:=ROUNDDOWN([.Z35]/100*30-10;0)" office:value-type="float" office:value="-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10">
            <text:p>10</text:p>
          </table:table-cell>
          <table:table-cell table:style-name="ce331" table:formula="of:=ROUNDDOWN([.C13]*[.C$26]*[.C$32];0)" office:value-type="float" office:value="15">
            <text:p>15</text:p>
          </table:table-cell>
          <table:table-cell table:style-name="ce331" table:formula="of:=ROUNDDOWN([.D13]*[.D$26]*[.D$32];0)" office:value-type="float" office:value="2">
            <text:p>2</text:p>
          </table:table-cell>
          <table:table-cell table:style-name="ce331" table:formula="of:=ROUNDDOWN([.E13]*[.E$26]*[.E$32];0)" office:value-type="float" office:value="0">
            <text:p>0</text:p>
          </table:table-cell>
          <table:table-cell table:style-name="ce331" table:formula="of:=ROUNDDOWN([.F13]*[.F$26]*[.F$32];0)" office:value-type="float" office:value="22">
            <text:p>22</text:p>
          </table:table-cell>
          <table:table-cell table:style-name="ce332"/>
          <table:table-cell table:style-name="ce331" office:value-type="float" office:value="10">
            <text:p>10</text:p>
          </table:table-cell>
          <table:table-cell table:style-name="ce331" table:formula="of:=ROUNDDOWN([.C13]*[.C$27]*[.C$32];0)" office:value-type="float" office:value="15">
            <text:p>15</text:p>
          </table:table-cell>
          <table:table-cell table:style-name="ce331" table:formula="of:=ROUNDDOWN([.D13]*[.D$27]*[.D$32];0)" office:value-type="float" office:value="2">
            <text:p>2</text:p>
          </table:table-cell>
          <table:table-cell table:style-name="ce331" table:formula="of:=ROUNDDOWN([.E13]*[.E$27]*[.E$32];0)" office:value-type="float" office:value="0">
            <text:p>0</text:p>
          </table:table-cell>
          <table:table-cell table:style-name="ce331" table:formula="of:=ROUNDDOWN([.F13]*[.F$27]*[.F$32];0)" office:value-type="float" office:value="18">
            <text:p>18</text:p>
          </table:table-cell>
          <table:table-cell table:style-name="ce332"/>
          <table:table-cell table:style-name="ce331" office:value-type="float" office:value="10">
            <text:p>10</text:p>
          </table:table-cell>
          <table:table-cell table:style-name="ce331" table:formula="of:=ROUNDDOWN([.C13]*[.C$28]*[.C$32];0)" office:value-type="float" office:value="15">
            <text:p>15</text:p>
          </table:table-cell>
          <table:table-cell table:style-name="ce331" table:formula="of:=ROUNDDOWN([.D13]*[.D$28]*[.D$32];0)" office:value-type="float" office:value="2">
            <text:p>2</text:p>
          </table:table-cell>
          <table:table-cell table:style-name="ce331" table:formula="of:=ROUNDDOWN([.E13]*[.E$28]*[.E$32];0)" office:value-type="float" office:value="0">
            <text:p>0</text:p>
          </table:table-cell>
          <table:table-cell table:style-name="ce331" table:formula="of:=ROUNDDOWN([.F13]*[.F$28]*[.F$32];0)" office:value-type="float" office:value="15">
            <text:p>15</text:p>
          </table:table-cell>
          <table:table-cell table:style-name="ce333"/>
          <table:table-cell table:style-name="ce88" table:formula="of:=[.Z35]+1" office:value-type="float" office:value="34">
            <text:p>34</text:p>
          </table:table-cell>
          <table:table-cell table:style-name="ce88" table:formula="of:=ROUNDUP(2*POWER([.Z36]/10;2);0)" office:value-type="float" office:value="24">
            <text:p>24</text:p>
          </table:table-cell>
          <table:table-cell table:style-name="ce88" table:formula="of:=ROUNDDOWN([.Z36]/100*30-10;0)" office:value-type="float" office:value="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1">
            <text:p>11</text:p>
          </table:table-cell>
          <table:table-cell table:style-name="ce239" table:formula="of:=ROUNDDOWN([.C14]*[.C$26]*[.C$32];0)" office:value-type="float" office:value="7">
            <text:p>7</text:p>
          </table:table-cell>
          <table:table-cell table:style-name="ce239" table:formula="of:=ROUNDDOWN([.D14]*[.D$26]*[.D$32];0)" office:value-type="float" office:value="0">
            <text:p>0</text:p>
          </table:table-cell>
          <table:table-cell table:style-name="ce239" table:formula="of:=ROUNDDOWN([.E14]*[.E$26]*[.E$32];0)" office:value-type="float" office:value="2">
            <text:p>2</text:p>
          </table:table-cell>
          <table:table-cell table:style-name="ce239" table:formula="of:=ROUNDDOWN([.F14]*[.F$26]*[.F$32];0)" office:value-type="float" office:value="18">
            <text:p>18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7]*[.C$32];0)" office:value-type="float" office:value="7">
            <text:p>7</text:p>
          </table:table-cell>
          <table:table-cell table:style-name="ce239" table:formula="of:=ROUNDDOWN([.D14]*[.D$27]*[.D$32];0)" office:value-type="float" office:value="0">
            <text:p>0</text:p>
          </table:table-cell>
          <table:table-cell table:style-name="ce239" table:formula="of:=ROUNDDOWN([.E14]*[.E$27]*[.E$32];0)" office:value-type="float" office:value="2">
            <text:p>2</text:p>
          </table:table-cell>
          <table:table-cell table:style-name="ce239" table:formula="of:=ROUNDDOWN([.F14]*[.F$27]*[.F$32];0)" office:value-type="float" office:value="14">
            <text:p>14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8]*[.C$32];0)" office:value-type="float" office:value="7">
            <text:p>7</text:p>
          </table:table-cell>
          <table:table-cell table:style-name="ce239" table:formula="of:=ROUNDDOWN([.D14]*[.D$28]*[.D$32];0)" office:value-type="float" office:value="0">
            <text:p>0</text:p>
          </table:table-cell>
          <table:table-cell table:style-name="ce239" table:formula="of:=ROUNDDOWN([.E14]*[.E$28]*[.E$32];0)" office:value-type="float" office:value="3">
            <text:p>3</text:p>
          </table:table-cell>
          <table:table-cell table:style-name="ce239" table:formula="of:=ROUNDDOWN([.F14]*[.F$28]*[.F$32];0)" office:value-type="float" office:value="12">
            <text:p>12</text:p>
          </table:table-cell>
          <table:table-cell table:style-name="ce333"/>
          <table:table-cell table:style-name="ce88" table:formula="of:=[.Z36]+1" office:value-type="float" office:value="35">
            <text:p>35</text:p>
          </table:table-cell>
          <table:table-cell table:style-name="ce88" table:formula="of:=ROUNDUP(2*POWER([.Z37]/10;2);0)" office:value-type="float" office:value="25">
            <text:p>25</text:p>
          </table:table-cell>
          <table:table-cell table:style-name="ce88" table:formula="of:=ROUNDDOWN([.Z37]/100*30-10;0)" office:value-type="float" office:value="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2">
            <text:p>12</text:p>
          </table:table-cell>
          <table:table-cell table:style-name="ce239" table:formula="of:=ROUNDDOWN([.C15]*[.C$26]*[.C$32];0)" office:value-type="float" office:value="15">
            <text:p>15</text:p>
          </table:table-cell>
          <table:table-cell table:style-name="ce239" table:formula="of:=ROUNDDOWN([.D15]*[.D$26]*[.D$32];0)" office:value-type="float" office:value="0">
            <text:p>0</text:p>
          </table:table-cell>
          <table:table-cell table:style-name="ce239" table:formula="of:=ROUNDDOWN([.E15]*[.E$26]*[.E$32];0)" office:value-type="float" office:value="6">
            <text:p>6</text:p>
          </table:table-cell>
          <table:table-cell table:style-name="ce239" table:formula="of:=ROUNDDOWN([.F15]*[.F$26]*[.F$32];0)" office:value-type="float" office:value="15">
            <text:p>15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7]*[.C$32];0)" office:value-type="float" office:value="15">
            <text:p>15</text:p>
          </table:table-cell>
          <table:table-cell table:style-name="ce239" table:formula="of:=ROUNDDOWN([.D15]*[.D$27]*[.D$32];0)" office:value-type="float" office:value="0">
            <text:p>0</text:p>
          </table:table-cell>
          <table:table-cell table:style-name="ce239" table:formula="of:=ROUNDDOWN([.E15]*[.E$27]*[.E$32];0)" office:value-type="float" office:value="7">
            <text:p>7</text:p>
          </table:table-cell>
          <table:table-cell table:style-name="ce239" table:formula="of:=ROUNDDOWN([.F15]*[.F$27]*[.F$32];0)" office:value-type="float" office:value="12">
            <text:p>12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8]*[.C$32];0)" office:value-type="float" office:value="15">
            <text:p>15</text:p>
          </table:table-cell>
          <table:table-cell table:style-name="ce239" table:formula="of:=ROUNDDOWN([.D15]*[.D$28]*[.D$32];0)" office:value-type="float" office:value="0">
            <text:p>0</text:p>
          </table:table-cell>
          <table:table-cell table:style-name="ce239" table:formula="of:=ROUNDDOWN([.E15]*[.E$28]*[.E$32];0)" office:value-type="float" office:value="9">
            <text:p>9</text:p>
          </table:table-cell>
          <table:table-cell table:style-name="ce239" table:formula="of:=ROUNDDOWN([.F15]*[.F$28]*[.F$32];0)" office:value-type="float" office:value="10">
            <text:p>10</text:p>
          </table:table-cell>
          <table:table-cell table:style-name="ce333"/>
          <table:table-cell table:style-name="ce88" table:formula="of:=[.Z37]+1" office:value-type="float" office:value="36">
            <text:p>36</text:p>
          </table:table-cell>
          <table:table-cell table:style-name="ce88" table:formula="of:=ROUNDUP(2*POWER([.Z38]/10;2);0)" office:value-type="float" office:value="26">
            <text:p>26</text:p>
          </table:table-cell>
          <table:table-cell table:style-name="ce88" table:formula="of:=ROUNDDOWN([.Z38]/100*30-10;0)" office:value-type="float" office:value="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3">
            <text:p>13</text:p>
          </table:table-cell>
          <table:table-cell table:style-name="ce239" table:formula="of:=ROUNDDOWN([.C16]*[.C$26]*[.C$32];0)" office:value-type="float" office:value="7">
            <text:p>7</text:p>
          </table:table-cell>
          <table:table-cell table:style-name="ce239" table:formula="of:=ROUNDDOWN([.D16]*[.D$26]*[.D$32];0)" office:value-type="float" office:value="2">
            <text:p>2</text:p>
          </table:table-cell>
          <table:table-cell table:style-name="ce239" table:formula="of:=ROUNDDOWN([.E16]*[.E$26]*[.E$32];0)" office:value-type="float" office:value="0">
            <text:p>0</text:p>
          </table:table-cell>
          <table:table-cell table:style-name="ce239" table:formula="of:=ROUNDDOWN([.F16]*[.F$26]*[.F$32];0)" office:value-type="float" office:value="22">
            <text:p>22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7]*[.C$32];0)" office:value-type="float" office:value="7">
            <text:p>7</text:p>
          </table:table-cell>
          <table:table-cell table:style-name="ce239" table:formula="of:=ROUNDDOWN([.D16]*[.D$27]*[.D$32];0)" office:value-type="float" office:value="2">
            <text:p>2</text:p>
          </table:table-cell>
          <table:table-cell table:style-name="ce239" table:formula="of:=ROUNDDOWN([.E16]*[.E$27]*[.E$32];0)" office:value-type="float" office:value="0">
            <text:p>0</text:p>
          </table:table-cell>
          <table:table-cell table:style-name="ce239" table:formula="of:=ROUNDDOWN([.F16]*[.F$27]*[.F$32];0)" office:value-type="float" office:value="18">
            <text:p>18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8]*[.C$32];0)" office:value-type="float" office:value="7">
            <text:p>7</text:p>
          </table:table-cell>
          <table:table-cell table:style-name="ce239" table:formula="of:=ROUNDDOWN([.D16]*[.D$28]*[.D$32];0)" office:value-type="float" office:value="2">
            <text:p>2</text:p>
          </table:table-cell>
          <table:table-cell table:style-name="ce239" table:formula="of:=ROUNDDOWN([.E16]*[.E$28]*[.E$32];0)" office:value-type="float" office:value="0">
            <text:p>0</text:p>
          </table:table-cell>
          <table:table-cell table:style-name="ce239" table:formula="of:=ROUNDDOWN([.F16]*[.F$28]*[.F$32];0)" office:value-type="float" office:value="15">
            <text:p>15</text:p>
          </table:table-cell>
          <table:table-cell table:style-name="ce333"/>
          <table:table-cell table:style-name="ce88" table:formula="of:=[.Z38]+1" office:value-type="float" office:value="37">
            <text:p>37</text:p>
          </table:table-cell>
          <table:table-cell table:style-name="ce88" table:formula="of:=ROUNDUP(2*POWER([.Z39]/10;2);0)" office:value-type="float" office:value="28">
            <text:p>28</text:p>
          </table:table-cell>
          <table:table-cell table:style-name="ce88" table:formula="of:=ROUNDDOWN([.Z39]/100*30-10;0)" office:value-type="float" office:value="1">
            <text:p>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4">
            <text:p>14</text:p>
          </table:table-cell>
          <table:table-cell table:style-name="ce239" table:formula="of:=ROUNDDOWN([.C17]*[.C$26]*[.C$32];0)" office:value-type="float" office:value="15">
            <text:p>15</text:p>
          </table:table-cell>
          <table:table-cell table:style-name="ce239" table:formula="of:=ROUNDDOWN([.D17]*[.D$26]*[.D$32];0)" office:value-type="float" office:value="0">
            <text:p>0</text:p>
          </table:table-cell>
          <table:table-cell table:style-name="ce239" table:formula="of:=ROUNDDOWN([.E17]*[.E$26]*[.E$32];0)" office:value-type="float" office:value="7">
            <text:p>7</text:p>
          </table:table-cell>
          <table:table-cell table:style-name="ce239" table:formula="of:=ROUNDDOWN([.F17]*[.F$26]*[.F$32];0)" office:value-type="float" office:value="22">
            <text:p>22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7]*[.C$32];0)" office:value-type="float" office:value="15">
            <text:p>15</text:p>
          </table:table-cell>
          <table:table-cell table:style-name="ce239" table:formula="of:=ROUNDDOWN([.D17]*[.D$27]*[.D$32];0)" office:value-type="float" office:value="0">
            <text:p>0</text:p>
          </table:table-cell>
          <table:table-cell table:style-name="ce239" table:formula="of:=ROUNDDOWN([.E17]*[.E$27]*[.E$32];0)" office:value-type="float" office:value="8">
            <text:p>8</text:p>
          </table:table-cell>
          <table:table-cell table:style-name="ce239" table:formula="of:=ROUNDDOWN([.F17]*[.F$27]*[.F$32];0)" office:value-type="float" office:value="18">
            <text:p>18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8]*[.C$32];0)" office:value-type="float" office:value="15">
            <text:p>15</text:p>
          </table:table-cell>
          <table:table-cell table:style-name="ce239" table:formula="of:=ROUNDDOWN([.D17]*[.D$28]*[.D$32];0)" office:value-type="float" office:value="0">
            <text:p>0</text:p>
          </table:table-cell>
          <table:table-cell table:style-name="ce239" table:formula="of:=ROUNDDOWN([.E17]*[.E$28]*[.E$32];0)" office:value-type="float" office:value="10">
            <text:p>10</text:p>
          </table:table-cell>
          <table:table-cell table:style-name="ce239" table:formula="of:=ROUNDDOWN([.F17]*[.F$28]*[.F$32];0)" office:value-type="float" office:value="15">
            <text:p>15</text:p>
          </table:table-cell>
          <table:table-cell table:style-name="ce333"/>
          <table:table-cell table:style-name="ce88" table:formula="of:=[.Z39]+1" office:value-type="float" office:value="38">
            <text:p>38</text:p>
          </table:table-cell>
          <table:table-cell table:style-name="ce88" table:formula="of:=ROUNDUP(2*POWER([.Z40]/10;2);0)" office:value-type="float" office:value="29">
            <text:p>29</text:p>
          </table:table-cell>
          <table:table-cell table:style-name="ce88" table:formula="of:=ROUNDDOWN([.Z40]/100*30-10;0)" office:value-type="float" office:value="1">
            <text:p>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15">
            <text:p>15</text:p>
          </table:table-cell>
          <table:table-cell table:style-name="ce331" table:formula="of:=ROUNDDOWN([.C18]*[.C$26]*[.C$32];0)" office:value-type="float" office:value="22">
            <text:p>22</text:p>
          </table:table-cell>
          <table:table-cell table:style-name="ce331" table:formula="of:=ROUNDDOWN([.D18]*[.D$26]*[.D$32];0)" office:value-type="float" office:value="3">
            <text:p>3</text:p>
          </table:table-cell>
          <table:table-cell table:style-name="ce331" table:formula="of:=ROUNDDOWN([.E18]*[.E$26]*[.E$32];0)" office:value-type="float" office:value="0">
            <text:p>0</text:p>
          </table:table-cell>
          <table:table-cell table:style-name="ce331" table:formula="of:=ROUNDDOWN([.F18]*[.F$26]*[.F$32];0)" office:value-type="float" office:value="33">
            <text:p>33</text:p>
          </table:table-cell>
          <table:table-cell table:style-name="ce332"/>
          <table:table-cell table:style-name="ce331" office:value-type="float" office:value="15">
            <text:p>15</text:p>
          </table:table-cell>
          <table:table-cell table:style-name="ce331" table:formula="of:=ROUNDDOWN([.C18]*[.C$27]*[.C$32];0)" office:value-type="float" office:value="22">
            <text:p>22</text:p>
          </table:table-cell>
          <table:table-cell table:style-name="ce331" table:formula="of:=ROUNDDOWN([.D18]*[.D$27]*[.D$32];0)" office:value-type="float" office:value="3">
            <text:p>3</text:p>
          </table:table-cell>
          <table:table-cell table:style-name="ce331" table:formula="of:=ROUNDDOWN([.E18]*[.E$27]*[.E$32];0)" office:value-type="float" office:value="0">
            <text:p>0</text:p>
          </table:table-cell>
          <table:table-cell table:style-name="ce331" table:formula="of:=ROUNDDOWN([.F18]*[.F$27]*[.F$32];0)" office:value-type="float" office:value="27">
            <text:p>27</text:p>
          </table:table-cell>
          <table:table-cell table:style-name="ce332"/>
          <table:table-cell table:style-name="ce331" office:value-type="float" office:value="15">
            <text:p>15</text:p>
          </table:table-cell>
          <table:table-cell table:style-name="ce331" table:formula="of:=ROUNDDOWN([.C18]*[.C$28]*[.C$32];0)" office:value-type="float" office:value="22">
            <text:p>22</text:p>
          </table:table-cell>
          <table:table-cell table:style-name="ce331" table:formula="of:=ROUNDDOWN([.D18]*[.D$28]*[.D$32];0)" office:value-type="float" office:value="3">
            <text:p>3</text:p>
          </table:table-cell>
          <table:table-cell table:style-name="ce331" table:formula="of:=ROUNDDOWN([.E18]*[.E$28]*[.E$32];0)" office:value-type="float" office:value="0">
            <text:p>0</text:p>
          </table:table-cell>
          <table:table-cell table:style-name="ce331" table:formula="of:=ROUNDDOWN([.F18]*[.F$28]*[.F$32];0)" office:value-type="float" office:value="22">
            <text:p>22</text:p>
          </table:table-cell>
          <table:table-cell table:style-name="ce333"/>
          <table:table-cell table:style-name="ce88" table:formula="of:=[.Z40]+1" office:value-type="float" office:value="39">
            <text:p>39</text:p>
          </table:table-cell>
          <table:table-cell table:style-name="ce88" table:formula="of:=ROUNDUP(2*POWER([.Z41]/10;2);0)" office:value-type="float" office:value="31">
            <text:p>31</text:p>
          </table:table-cell>
          <table:table-cell table:style-name="ce88" table:formula="of:=ROUNDDOWN([.Z41]/100*30-10;0)" office:value-type="float" office:value="1">
            <text:p>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6">
            <text:p>16</text:p>
          </table:table-cell>
          <table:table-cell table:style-name="ce239" table:formula="of:=ROUNDDOWN([.C19]*[.C$26]*[.C$32];0)" office:value-type="float" office:value="15">
            <text:p>15</text:p>
          </table:table-cell>
          <table:table-cell table:style-name="ce239" table:formula="of:=ROUNDDOWN([.D19]*[.D$26]*[.D$32];0)" office:value-type="float" office:value="0">
            <text:p>0</text:p>
          </table:table-cell>
          <table:table-cell table:style-name="ce239" table:formula="of:=ROUNDDOWN([.E19]*[.E$26]*[.E$32];0)" office:value-type="float" office:value="4">
            <text:p>4</text:p>
          </table:table-cell>
          <table:table-cell table:style-name="ce239" table:formula="of:=ROUNDDOWN([.F19]*[.F$26]*[.F$32];0)" office:value-type="float" office:value="31">
            <text:p>31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7]*[.C$32];0)" office:value-type="float" office:value="15">
            <text:p>15</text:p>
          </table:table-cell>
          <table:table-cell table:style-name="ce239" table:formula="of:=ROUNDDOWN([.D19]*[.D$27]*[.D$32];0)" office:value-type="float" office:value="0">
            <text:p>0</text:p>
          </table:table-cell>
          <table:table-cell table:style-name="ce239" table:formula="of:=ROUNDDOWN([.E19]*[.E$27]*[.E$32];0)" office:value-type="float" office:value="5">
            <text:p>5</text:p>
          </table:table-cell>
          <table:table-cell table:style-name="ce239" table:formula="of:=ROUNDDOWN([.F19]*[.F$27]*[.F$32];0)" office:value-type="float" office:value="25">
            <text:p>25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8]*[.C$32];0)" office:value-type="float" office:value="15">
            <text:p>15</text:p>
          </table:table-cell>
          <table:table-cell table:style-name="ce239" table:formula="of:=ROUNDDOWN([.D19]*[.D$28]*[.D$32];0)" office:value-type="float" office:value="0">
            <text:p>0</text:p>
          </table:table-cell>
          <table:table-cell table:style-name="ce239" table:formula="of:=ROUNDDOWN([.E19]*[.E$28]*[.E$32];0)" office:value-type="float" office:value="7">
            <text:p>7</text:p>
          </table:table-cell>
          <table:table-cell table:style-name="ce239" table:formula="of:=ROUNDDOWN([.F19]*[.F$28]*[.F$32];0)" office:value-type="float" office:value="21">
            <text:p>21</text:p>
          </table:table-cell>
          <table:table-cell table:style-name="ce333"/>
          <table:table-cell table:style-name="ce89" table:formula="of:=[.Z41]+1" office:value-type="float" office:value="40">
            <text:p>40</text:p>
          </table:table-cell>
          <table:table-cell table:style-name="ce89" table:formula="of:=ROUNDUP(2*POWER([.Z42]/10;2);0)" office:value-type="float" office:value="32">
            <text:p>32</text:p>
          </table:table-cell>
          <table:table-cell table:style-name="ce89" table:formula="of:=ROUNDDOWN([.Z42]/100*30-10;0)" office:value-type="float" office:value="2">
            <text:p>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7">
            <text:p>17</text:p>
          </table:table-cell>
          <table:table-cell table:style-name="ce239" table:formula="of:=ROUNDDOWN([.C20]*[.C$26]*[.C$32];0)" office:value-type="float" office:value="22">
            <text:p>22</text:p>
          </table:table-cell>
          <table:table-cell table:style-name="ce239" table:formula="of:=ROUNDDOWN([.D20]*[.D$26]*[.D$32];0)" office:value-type="float" office:value="0">
            <text:p>0</text:p>
          </table:table-cell>
          <table:table-cell table:style-name="ce239" table:formula="of:=ROUNDDOWN([.E20]*[.E$26]*[.E$32];0)" office:value-type="float" office:value="9">
            <text:p>9</text:p>
          </table:table-cell>
          <table:table-cell table:style-name="ce239" table:formula="of:=ROUNDDOWN([.F20]*[.F$26]*[.F$32];0)" office:value-type="float" office:value="27">
            <text:p>27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7]*[.C$32];0)" office:value-type="float" office:value="22">
            <text:p>22</text:p>
          </table:table-cell>
          <table:table-cell table:style-name="ce239" table:formula="of:=ROUNDDOWN([.D20]*[.D$27]*[.D$32];0)" office:value-type="float" office:value="0">
            <text:p>0</text:p>
          </table:table-cell>
          <table:table-cell table:style-name="ce239" table:formula="of:=ROUNDDOWN([.E20]*[.E$27]*[.E$32];0)" office:value-type="float" office:value="11">
            <text:p>11</text:p>
          </table:table-cell>
          <table:table-cell table:style-name="ce239" table:formula="of:=ROUNDDOWN([.F20]*[.F$27]*[.F$32];0)" office:value-type="float" office:value="21">
            <text:p>21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8]*[.C$32];0)" office:value-type="float" office:value="22">
            <text:p>22</text:p>
          </table:table-cell>
          <table:table-cell table:style-name="ce239" table:formula="of:=ROUNDDOWN([.D20]*[.D$28]*[.D$32];0)" office:value-type="float" office:value="0">
            <text:p>0</text:p>
          </table:table-cell>
          <table:table-cell table:style-name="ce239" table:formula="of:=ROUNDDOWN([.E20]*[.E$28]*[.E$32];0)" office:value-type="float" office:value="14">
            <text:p>14</text:p>
          </table:table-cell>
          <table:table-cell table:style-name="ce239" table:formula="of:=ROUNDDOWN([.F20]*[.F$28]*[.F$32];0)" office:value-type="float" office:value="18">
            <text:p>18</text:p>
          </table:table-cell>
          <table:table-cell table:style-name="ce333"/>
          <table:table-cell table:style-name="ce88" table:formula="of:=[.Z42]+1" office:value-type="float" office:value="41">
            <text:p>41</text:p>
          </table:table-cell>
          <table:table-cell table:style-name="ce88" table:formula="of:=ROUNDUP(2*POWER([.Z43]/10;2);0)" office:value-type="float" office:value="34">
            <text:p>34</text:p>
          </table:table-cell>
          <table:table-cell table:style-name="ce88" table:formula="of:=ROUNDDOWN([.Z43]/100*30-10;0)" office:value-type="float" office:value="2">
            <text:p>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8">
            <text:p>18</text:p>
          </table:table-cell>
          <table:table-cell table:style-name="ce239" table:formula="of:=ROUNDDOWN([.C21]*[.C$26]*[.C$32];0)" office:value-type="float" office:value="15">
            <text:p>15</text:p>
          </table:table-cell>
          <table:table-cell table:style-name="ce239" table:formula="of:=ROUNDDOWN([.D21]*[.D$26]*[.D$32];0)" office:value-type="float" office:value="3">
            <text:p>3</text:p>
          </table:table-cell>
          <table:table-cell table:style-name="ce239" table:formula="of:=ROUNDDOWN([.E21]*[.E$26]*[.E$32];0)" office:value-type="float" office:value="0">
            <text:p>0</text:p>
          </table:table-cell>
          <table:table-cell table:style-name="ce239" table:formula="of:=ROUNDDOWN([.F21]*[.F$26]*[.F$32];0)" office:value-type="float" office:value="36">
            <text:p>36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7]*[.C$32];0)" office:value-type="float" office:value="15">
            <text:p>15</text:p>
          </table:table-cell>
          <table:table-cell table:style-name="ce239" table:formula="of:=ROUNDDOWN([.D21]*[.D$27]*[.D$32];0)" office:value-type="float" office:value="3">
            <text:p>3</text:p>
          </table:table-cell>
          <table:table-cell table:style-name="ce239" table:formula="of:=ROUNDDOWN([.E21]*[.E$27]*[.E$32];0)" office:value-type="float" office:value="0">
            <text:p>0</text:p>
          </table:table-cell>
          <table:table-cell table:style-name="ce239" table:formula="of:=ROUNDDOWN([.F21]*[.F$27]*[.F$32];0)" office:value-type="float" office:value="28">
            <text:p>28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8]*[.C$32];0)" office:value-type="float" office:value="15">
            <text:p>15</text:p>
          </table:table-cell>
          <table:table-cell table:style-name="ce239" table:formula="of:=ROUNDDOWN([.D21]*[.D$28]*[.D$32];0)" office:value-type="float" office:value="3">
            <text:p>3</text:p>
          </table:table-cell>
          <table:table-cell table:style-name="ce239" table:formula="of:=ROUNDDOWN([.E21]*[.E$28]*[.E$32];0)" office:value-type="float" office:value="0">
            <text:p>0</text:p>
          </table:table-cell>
          <table:table-cell table:style-name="ce239" table:formula="of:=ROUNDDOWN([.F21]*[.F$28]*[.F$32];0)" office:value-type="float" office:value="24">
            <text:p>24</text:p>
          </table:table-cell>
          <table:table-cell table:style-name="ce333"/>
          <table:table-cell table:style-name="ce88" table:formula="of:=[.Z43]+1" office:value-type="float" office:value="42">
            <text:p>42</text:p>
          </table:table-cell>
          <table:table-cell table:style-name="ce88" table:formula="of:=ROUNDUP(2*POWER([.Z44]/10;2);0)" office:value-type="float" office:value="36">
            <text:p>36</text:p>
          </table:table-cell>
          <table:table-cell table:style-name="ce88" table:formula="of:=ROUNDDOWN([.Z44]/100*30-10;0)" office:value-type="float" office:value="2">
            <text:p>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9">
            <text:p>19</text:p>
          </table:table-cell>
          <table:table-cell table:style-name="ce239" table:formula="of:=ROUNDDOWN([.C22]*[.C$26]*[.C$32];0)" office:value-type="float" office:value="22">
            <text:p>22</text:p>
          </table:table-cell>
          <table:table-cell table:style-name="ce239" table:formula="of:=ROUNDDOWN([.D22]*[.D$26]*[.D$32];0)" office:value-type="float" office:value="0">
            <text:p>0</text:p>
          </table:table-cell>
          <table:table-cell table:style-name="ce239" table:formula="of:=ROUNDDOWN([.E22]*[.E$26]*[.E$32];0)" office:value-type="float" office:value="10">
            <text:p>10</text:p>
          </table:table-cell>
          <table:table-cell table:style-name="ce239" table:formula="of:=ROUNDDOWN([.F22]*[.F$26]*[.F$32];0)" office:value-type="float" office:value="33">
            <text:p>33</text:p>
          </table:table-cell>
          <table:table-cell table:style-name="ce103"/>
          <table:table-cell table:style-name="ce239" office:value-type="float" office:value="19">
            <text:p>19</text:p>
          </table:table-cell>
          <table:table-cell table:style-name="ce239" table:formula="of:=ROUNDDOWN([.C22]*[.C$27]*[.C$32];0)" office:value-type="float" office:value="22">
            <text:p>22</text:p>
          </table:table-cell>
          <table:table-cell table:style-name="ce239" table:formula="of:=ROUNDDOWN([.D22]*[.D$27]*[.D$32];0)" office:value-type="float" office:value="0">
            <text:p>0</text:p>
          </table:table-cell>
          <table:table-cell table:style-name="ce239" table:formula="of:=ROUNDDOWN([.E22]*[.E$27]*[.E$32];0)" office:value-type="float" office:value="12">
            <text:p>12</text:p>
          </table:table-cell>
          <table:table-cell table:style-name="ce239" table:formula="of:=ROUNDDOWN([.F22]*[.F$27]*[.F$32];0)" office:value-type="float" office:value="27">
            <text:p>27</text:p>
          </table:table-cell>
          <table:table-cell table:style-name="ce332"/>
          <table:table-cell table:style-name="ce239" office:value-type="float" office:value="19">
            <text:p>19</text:p>
          </table:table-cell>
          <table:table-cell table:style-name="ce239" table:formula="of:=ROUNDDOWN([.C22]*[.C$28]*[.C$32];0)" office:value-type="float" office:value="22">
            <text:p>22</text:p>
          </table:table-cell>
          <table:table-cell table:style-name="ce239" table:formula="of:=ROUNDDOWN([.D22]*[.D$28]*[.D$32];0)" office:value-type="float" office:value="0">
            <text:p>0</text:p>
          </table:table-cell>
          <table:table-cell table:style-name="ce239" table:formula="of:=ROUNDDOWN([.E22]*[.E$28]*[.E$32];0)" office:value-type="float" office:value="16">
            <text:p>16</text:p>
          </table:table-cell>
          <table:table-cell table:style-name="ce239" table:formula="of:=ROUNDDOWN([.F22]*[.F$28]*[.F$32];0)" office:value-type="float" office:value="22">
            <text:p>22</text:p>
          </table:table-cell>
          <table:table-cell table:style-name="ce333"/>
          <table:table-cell table:style-name="ce88" table:formula="of:=[.Z44]+1" office:value-type="float" office:value="43">
            <text:p>43</text:p>
          </table:table-cell>
          <table:table-cell table:style-name="ce88" table:formula="of:=ROUNDUP(2*POWER([.Z45]/10;2);0)" office:value-type="float" office:value="37">
            <text:p>37</text:p>
          </table:table-cell>
          <table:table-cell table:style-name="ce88" table:formula="of:=ROUNDDOWN([.Z45]/100*30-10;0)" office:value-type="float" office:value="2">
            <text:p>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20">
            <text:p>20</text:p>
          </table:table-cell>
          <table:table-cell table:style-name="ce331" table:formula="of:=ROUNDDOWN([.C23]*[.C$26]*[.C$32];0)" office:value-type="float" office:value="30">
            <text:p>30</text:p>
          </table:table-cell>
          <table:table-cell table:style-name="ce331" table:formula="of:=ROUNDDOWN([.D23]*[.D$26]*[.D$32];0)" office:value-type="float" office:value="4">
            <text:p>4</text:p>
          </table:table-cell>
          <table:table-cell table:style-name="ce331" table:formula="of:=ROUNDDOWN([.E23]*[.E$26]*[.E$32];0)" office:value-type="float" office:value="0">
            <text:p>0</text:p>
          </table:table-cell>
          <table:table-cell table:style-name="ce331" table:formula="of:=ROUNDDOWN([.F23]*[.F$26]*[.F$32];0)" office:value-type="float" office:value="45">
            <text:p>45</text:p>
          </table:table-cell>
          <table:table-cell table:style-name="ce332"/>
          <table:table-cell table:style-name="ce331" office:value-type="float" office:value="20">
            <text:p>20</text:p>
          </table:table-cell>
          <table:table-cell table:style-name="ce331" table:formula="of:=ROUNDDOWN([.C23]*[.C$27]*[.C$32];0)" office:value-type="float" office:value="30">
            <text:p>30</text:p>
          </table:table-cell>
          <table:table-cell table:style-name="ce331" table:formula="of:=ROUNDDOWN([.D23]*[.D$27]*[.D$32];0)" office:value-type="float" office:value="4">
            <text:p>4</text:p>
          </table:table-cell>
          <table:table-cell table:style-name="ce331" table:formula="of:=ROUNDDOWN([.E23]*[.E$27]*[.E$32];0)" office:value-type="float" office:value="0">
            <text:p>0</text:p>
          </table:table-cell>
          <table:table-cell table:style-name="ce331" table:formula="of:=ROUNDDOWN([.F23]*[.F$27]*[.F$32];0)" office:value-type="float" office:value="36">
            <text:p>36</text:p>
          </table:table-cell>
          <table:table-cell table:style-name="ce332"/>
          <table:table-cell table:style-name="ce331" office:value-type="float" office:value="20">
            <text:p>20</text:p>
          </table:table-cell>
          <table:table-cell table:style-name="ce331" table:formula="of:=ROUNDDOWN([.C23]*[.C$28]*[.C$32];0)" office:value-type="float" office:value="30">
            <text:p>30</text:p>
          </table:table-cell>
          <table:table-cell table:style-name="ce331" table:formula="of:=ROUNDDOWN([.D23]*[.D$28]*[.D$32];0)" office:value-type="float" office:value="4">
            <text:p>4</text:p>
          </table:table-cell>
          <table:table-cell table:style-name="ce331" table:formula="of:=ROUNDDOWN([.E23]*[.E$28]*[.E$32];0)" office:value-type="float" office:value="0">
            <text:p>0</text:p>
          </table:table-cell>
          <table:table-cell table:style-name="ce331" table:formula="of:=ROUNDDOWN([.F23]*[.F$28]*[.F$32];0)" office:value-type="float" office:value="30">
            <text:p>30</text:p>
          </table:table-cell>
          <table:table-cell table:style-name="ce333"/>
          <table:table-cell table:style-name="ce88" table:formula="of:=[.Z45]+1" office:value-type="float" office:value="44">
            <text:p>44</text:p>
          </table:table-cell>
          <table:table-cell table:style-name="ce88" table:formula="of:=ROUNDUP(2*POWER([.Z46]/10;2);0)" office:value-type="float" office:value="39">
            <text:p>39</text:p>
          </table:table-cell>
          <table:table-cell table:style-name="ce88" table:formula="of:=ROUNDDOWN([.Z46]/100*30-10;0)" office:value-type="float" office:value="3">
            <text:p>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24"/>
          <table:table-cell table:style-name="ce333"/>
          <table:table-cell table:style-name="ce88" table:formula="of:=[.Z46]+1" office:value-type="float" office:value="45">
            <text:p>45</text:p>
          </table:table-cell>
          <table:table-cell table:style-name="ce88" table:formula="of:=ROUNDUP(2*POWER([.Z47]/10;2);0)" office:value-type="float" office:value="41">
            <text:p>41</text:p>
          </table:table-cell>
          <table:table-cell table:style-name="ce88" table:formula="of:=ROUNDDOWN([.Z47]/100*30-10;0)" office:value-type="float" office:value="3">
            <text:p>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 table:number-columns-repeated="7"/>
          <table:table-cell table:style-name="ce239" office:value-type="string" table:number-columns-spanned="5" table:number-rows-spanned="1">
            <text:p>Corp - K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Corp - T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Corp - P</text:p>
          </table:table-cell>
          <table:covered-table-cell table:number-columns-repeated="4" table:style-name="ce239"/>
          <table:table-cell table:style-name="ce333"/>
          <table:table-cell table:style-name="ce88" table:formula="of:=[.Z47]+1" office:value-type="float" office:value="46">
            <text:p>46</text:p>
          </table:table-cell>
          <table:table-cell table:style-name="ce88" table:formula="of:=ROUNDUP(2*POWER([.Z48]/10;2);0)" office:value-type="float" office:value="43">
            <text:p>43</text:p>
          </table:table-cell>
          <table:table-cell table:style-name="ce88" table:formula="of:=ROUNDDOWN([.Z48]/100*30-10;0)" office:value-type="float" office:value="3">
            <text:p>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 table:number-columns-repeated="7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333"/>
          <table:table-cell table:style-name="ce88" table:formula="of:=[.Z48]+1" office:value-type="float" office:value="47">
            <text:p>47</text:p>
          </table:table-cell>
          <table:table-cell table:style-name="ce88" table:formula="of:=ROUNDUP(2*POWER([.Z49]/10;2);0)" office:value-type="float" office:value="45">
            <text:p>45</text:p>
          </table:table-cell>
          <table:table-cell table:style-name="ce88" table:formula="of:=ROUNDDOWN([.Z49]/100*30-10;0)" office:value-type="float" office:value="4">
            <text:p>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">
            <text:p>1</text:p>
          </table:table-cell>
          <table:table-cell table:style-name="ce239" table:formula="of:=ROUNDDOWN([.C4]*[.C$26]*[.C$32];0)" office:value-type="float" office:value="0">
            <text:p>0</text:p>
          </table:table-cell>
          <table:table-cell table:style-name="ce239" table:formula="of:=ROUNDDOWN([.D4]*[.D$26]*[.D$32];0)" office:value-type="float" office:value="0">
            <text:p>0</text:p>
          </table:table-cell>
          <table:table-cell table:style-name="ce239" table:formula="of:=ROUNDDOWN([.E4]*[.E$26]*[.E$32];0)" office:value-type="float" office:value="0">
            <text:p>0</text:p>
          </table:table-cell>
          <table:table-cell table:style-name="ce239" table:formula="of:=ROUNDDOWN([.F4]*[.F$26]*[.F$32];0)" office:value-type="float" office:value="2">
            <text:p>2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7]*[.C$32];0)" office:value-type="float" office:value="0">
            <text:p>0</text:p>
          </table:table-cell>
          <table:table-cell table:style-name="ce239" table:formula="of:=ROUNDDOWN([.D4]*[.D$27]*[.D$32];0)" office:value-type="float" office:value="0">
            <text:p>0</text:p>
          </table:table-cell>
          <table:table-cell table:style-name="ce239" table:formula="of:=ROUNDDOWN([.E4]*[.E$27]*[.E$32];0)" office:value-type="float" office:value="0">
            <text:p>0</text:p>
          </table:table-cell>
          <table:table-cell table:style-name="ce239" table:formula="of:=ROUNDDOWN([.F4]*[.F$27]*[.F$32];0)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8]*[.C$32];0)" office:value-type="float" office:value="0">
            <text:p>0</text:p>
          </table:table-cell>
          <table:table-cell table:style-name="ce239" table:formula="of:=ROUNDDOWN([.D4]*[.D$28]*[.D$32];0)" office:value-type="float" office:value="0">
            <text:p>0</text:p>
          </table:table-cell>
          <table:table-cell table:style-name="ce239" table:formula="of:=ROUNDDOWN([.E4]*[.E$28]*[.E$32];0)" office:value-type="float" office:value="0">
            <text:p>0</text:p>
          </table:table-cell>
          <table:table-cell table:style-name="ce239" table:formula="of:=ROUNDDOWN([.F4]*[.F$28]*[.F$32];0)" office:value-type="float" office:value="1">
            <text:p>1</text:p>
          </table:table-cell>
          <table:table-cell table:style-name="ce333"/>
          <table:table-cell table:style-name="ce88" table:formula="of:=[.Z49]+1" office:value-type="float" office:value="48">
            <text:p>48</text:p>
          </table:table-cell>
          <table:table-cell table:style-name="ce88" table:formula="of:=ROUNDUP(2*POWER([.Z50]/10;2);0)" office:value-type="float" office:value="47">
            <text:p>47</text:p>
          </table:table-cell>
          <table:table-cell table:style-name="ce88" table:formula="of:=ROUNDDOWN([.Z50]/100*30-10;0)" office:value-type="float" office:value="4">
            <text:p>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2">
            <text:p>2</text:p>
          </table:table-cell>
          <table:table-cell table:style-name="ce239" table:formula="of:=ROUNDDOWN([.C5]*[.C$26]*[.C$32];0)" office:value-type="float" office:value="1">
            <text:p>1</text:p>
          </table:table-cell>
          <table:table-cell table:style-name="ce239" table:formula="of:=ROUNDDOWN([.D5]*[.D$26]*[.D$32];0)" office:value-type="float" office:value="0">
            <text:p>0</text:p>
          </table:table-cell>
          <table:table-cell table:style-name="ce239" table:formula="of:=ROUNDDOWN([.E5]*[.E$26]*[.E$32];0)" office:value-type="float" office:value="1">
            <text:p>1</text:p>
          </table:table-cell>
          <table:table-cell table:style-name="ce239" table:formula="of:=ROUNDDOWN([.F5]*[.F$26]*[.F$32];0)" office:value-type="float" office:value="2">
            <text:p>2</text:p>
          </table:table-cell>
          <table:table-cell table:style-name="ce332"/>
          <table:table-cell table:style-name="ce239" office:value-type="float" office:value="2">
            <text:p>2</text:p>
          </table:table-cell>
          <table:table-cell table:style-name="ce239" table:formula="of:=ROUNDDOWN([.C5]*[.C$27]*[.C$32];0)" office:value-type="float" office:value="1">
            <text:p>1</text:p>
          </table:table-cell>
          <table:table-cell table:style-name="ce239" table:formula="of:=ROUNDDOWN([.D5]*[.D$27]*[.D$32];0)" office:value-type="float" office:value="0">
            <text:p>0</text:p>
          </table:table-cell>
          <table:table-cell table:style-name="ce239" table:formula="of:=ROUNDDOWN([.E5]*[.E$27]*[.E$32];0)" office:value-type="float" office:value="1">
            <text:p>1</text:p>
          </table:table-cell>
          <table:table-cell table:style-name="ce239" table:formula="of:=ROUNDDOWN([.F5]*[.F$27]*[.F$32];0)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8]*[.C$32];0)" office:value-type="float" office:value="1">
            <text:p>1</text:p>
          </table:table-cell>
          <table:table-cell table:style-name="ce239" table:formula="of:=ROUNDDOWN([.D5]*[.D$28]*[.D$32];0)" office:value-type="float" office:value="0">
            <text:p>0</text:p>
          </table:table-cell>
          <table:table-cell table:style-name="ce239" table:formula="of:=ROUNDDOWN([.E5]*[.E$28]*[.E$32];0)" office:value-type="float" office:value="1">
            <text:p>1</text:p>
          </table:table-cell>
          <table:table-cell table:style-name="ce239" table:formula="of:=ROUNDDOWN([.F5]*[.F$28]*[.F$32];0)" office:value-type="float" office:value="1">
            <text:p>1</text:p>
          </table:table-cell>
          <table:table-cell table:style-name="ce333"/>
          <table:table-cell table:style-name="ce88" table:formula="of:=[.Z50]+1" office:value-type="float" office:value="49">
            <text:p>49</text:p>
          </table:table-cell>
          <table:table-cell table:style-name="ce88" table:formula="of:=ROUNDUP(2*POWER([.Z51]/10;2);0)" office:value-type="float" office:value="49">
            <text:p>49</text:p>
          </table:table-cell>
          <table:table-cell table:style-name="ce88" table:formula="of:=ROUNDDOWN([.Z51]/100*30-10;0)" office:value-type="float" office:value="4">
            <text:p>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3">
            <text:p>3</text:p>
          </table:table-cell>
          <table:table-cell table:style-name="ce239" table:formula="of:=ROUNDDOWN([.C6]*[.C$26]*[.C$32];0)" office:value-type="float" office:value="0">
            <text:p>0</text:p>
          </table:table-cell>
          <table:table-cell table:style-name="ce239" table:formula="of:=ROUNDDOWN([.D6]*[.D$26]*[.D$32];0)" office:value-type="float" office:value="0">
            <text:p>0</text:p>
          </table:table-cell>
          <table:table-cell table:style-name="ce239" table:formula="of:=ROUNDDOWN([.E6]*[.E$26]*[.E$32];0)" office:value-type="float" office:value="0">
            <text:p>0</text:p>
          </table:table-cell>
          <table:table-cell table:style-name="ce239" table:formula="of:=ROUNDDOWN([.F6]*[.F$26]*[.F$32];0)" office:value-type="float" office:value="4">
            <text:p>4</text:p>
          </table:table-cell>
          <table:table-cell table:style-name="ce332"/>
          <table:table-cell table:style-name="ce239" office:value-type="float" office:value="3">
            <text:p>3</text:p>
          </table:table-cell>
          <table:table-cell table:style-name="ce239" table:formula="of:=ROUNDDOWN([.C6]*[.C$27]*[.C$32];0)" office:value-type="float" office:value="0">
            <text:p>0</text:p>
          </table:table-cell>
          <table:table-cell table:style-name="ce239" table:formula="of:=ROUNDDOWN([.D6]*[.D$27]*[.D$32];0)" office:value-type="float" office:value="0">
            <text:p>0</text:p>
          </table:table-cell>
          <table:table-cell table:style-name="ce239" table:formula="of:=ROUNDDOWN([.E6]*[.E$27]*[.E$32];0)" office:value-type="float" office:value="0">
            <text:p>0</text:p>
          </table:table-cell>
          <table:table-cell table:style-name="ce239" table:formula="of:=ROUNDDOWN([.F6]*[.F$27]*[.F$32];0)" office:value-type="float" office:value="3">
            <text:p>3</text:p>
          </table:table-cell>
          <table:table-cell table:style-name="ce332"/>
          <table:table-cell table:style-name="ce239" office:value-type="float" office:value="3">
            <text:p>3</text:p>
          </table:table-cell>
          <table:table-cell table:style-name="ce239" table:formula="of:=ROUNDDOWN([.C6]*[.C$28]*[.C$32];0)" office:value-type="float" office:value="0">
            <text:p>0</text:p>
          </table:table-cell>
          <table:table-cell table:style-name="ce239" table:formula="of:=ROUNDDOWN([.D6]*[.D$28]*[.D$32];0)" office:value-type="float" office:value="0">
            <text:p>0</text:p>
          </table:table-cell>
          <table:table-cell table:style-name="ce239" table:formula="of:=ROUNDDOWN([.E6]*[.E$28]*[.E$32];0)" office:value-type="float" office:value="0">
            <text:p>0</text:p>
          </table:table-cell>
          <table:table-cell table:style-name="ce239" table:formula="of:=ROUNDDOWN([.F6]*[.F$28]*[.F$32];0)" office:value-type="float" office:value="3">
            <text:p>3</text:p>
          </table:table-cell>
          <table:table-cell table:style-name="ce333"/>
          <table:table-cell table:style-name="ce89" table:formula="of:=[.Z51]+1" office:value-type="float" office:value="50">
            <text:p>50</text:p>
          </table:table-cell>
          <table:table-cell table:style-name="ce89" table:formula="of:=ROUNDUP(2*POWER([.Z52]/10;2);0)" office:value-type="float" office:value="50">
            <text:p>50</text:p>
          </table:table-cell>
          <table:table-cell table:style-name="ce89" table:formula="of:=ROUNDDOWN([.Z52]/100*30-10;0)" office:value-type="float" office:value="5">
            <text:p>5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4">
            <text:p>4</text:p>
          </table:table-cell>
          <table:table-cell table:style-name="ce239" table:formula="of:=ROUNDDOWN([.C7]*[.C$26]*[.C$32];0)" office:value-type="float" office:value="1">
            <text:p>1</text:p>
          </table:table-cell>
          <table:table-cell table:style-name="ce239" table:formula="of:=ROUNDDOWN([.D7]*[.D$26]*[.D$32];0)" office:value-type="float" office:value="0">
            <text:p>0</text:p>
          </table:table-cell>
          <table:table-cell table:style-name="ce239" table:formula="of:=ROUNDDOWN([.E7]*[.E$26]*[.E$32];0)" office:value-type="float" office:value="2">
            <text:p>2</text:p>
          </table:table-cell>
          <table:table-cell table:style-name="ce239" table:formula="of:=ROUNDDOWN([.F7]*[.F$26]*[.F$32];0)" office:value-type="float" office:value="4">
            <text:p>4</text:p>
          </table:table-cell>
          <table:table-cell table:style-name="ce332"/>
          <table:table-cell table:style-name="ce239" office:value-type="float" office:value="4">
            <text:p>4</text:p>
          </table:table-cell>
          <table:table-cell table:style-name="ce239" table:formula="of:=ROUNDDOWN([.C7]*[.C$27]*[.C$32];0)" office:value-type="float" office:value="1">
            <text:p>1</text:p>
          </table:table-cell>
          <table:table-cell table:style-name="ce239" table:formula="of:=ROUNDDOWN([.D7]*[.D$27]*[.D$32];0)" office:value-type="float" office:value="0">
            <text:p>0</text:p>
          </table:table-cell>
          <table:table-cell table:style-name="ce239" table:formula="of:=ROUNDDOWN([.E7]*[.E$27]*[.E$32];0)" office:value-type="float" office:value="2">
            <text:p>2</text:p>
          </table:table-cell>
          <table:table-cell table:style-name="ce239" table:formula="of:=ROUNDDOWN([.F7]*[.F$27]*[.F$32];0)" office:value-type="float" office:value="3">
            <text:p>3</text:p>
          </table:table-cell>
          <table:table-cell table:style-name="ce332"/>
          <table:table-cell table:style-name="ce239" office:value-type="float" office:value="4">
            <text:p>4</text:p>
          </table:table-cell>
          <table:table-cell table:style-name="ce239" table:formula="of:=ROUNDDOWN([.C7]*[.C$28]*[.C$32];0)" office:value-type="float" office:value="1">
            <text:p>1</text:p>
          </table:table-cell>
          <table:table-cell table:style-name="ce239" table:formula="of:=ROUNDDOWN([.D7]*[.D$28]*[.D$32];0)" office:value-type="float" office:value="0">
            <text:p>0</text:p>
          </table:table-cell>
          <table:table-cell table:style-name="ce239" table:formula="of:=ROUNDDOWN([.E7]*[.E$28]*[.E$32];0)" office:value-type="float" office:value="3">
            <text:p>3</text:p>
          </table:table-cell>
          <table:table-cell table:style-name="ce239" table:formula="of:=ROUNDDOWN([.F7]*[.F$28]*[.F$32];0)" office:value-type="float" office:value="3">
            <text:p>3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5">
            <text:p>5</text:p>
          </table:table-cell>
          <table:table-cell table:style-name="ce331" table:formula="of:=ROUNDDOWN([.C8]*[.C$26]*[.C$32];0)" office:value-type="float" office:value="7">
            <text:p>7</text:p>
          </table:table-cell>
          <table:table-cell table:style-name="ce331" table:formula="of:=ROUNDDOWN([.D8]*[.D$26]*[.D$32];0)" office:value-type="float" office:value="1">
            <text:p>1</text:p>
          </table:table-cell>
          <table:table-cell table:style-name="ce331" table:formula="of:=ROUNDDOWN([.E8]*[.E$26]*[.E$32];0)" office:value-type="float" office:value="0">
            <text:p>0</text:p>
          </table:table-cell>
          <table:table-cell table:style-name="ce331" table:formula="of:=ROUNDDOWN([.F8]*[.F$26]*[.F$32];0)" office:value-type="float" office:value="11">
            <text:p>11</text:p>
          </table:table-cell>
          <table:table-cell table:style-name="ce332"/>
          <table:table-cell table:style-name="ce331" office:value-type="float" office:value="5">
            <text:p>5</text:p>
          </table:table-cell>
          <table:table-cell table:style-name="ce331" table:formula="of:=ROUNDDOWN([.C8]*[.C$27]*[.C$32];0)" office:value-type="float" office:value="7">
            <text:p>7</text:p>
          </table:table-cell>
          <table:table-cell table:style-name="ce331" table:formula="of:=ROUNDDOWN([.D8]*[.D$27]*[.D$32];0)" office:value-type="float" office:value="1">
            <text:p>1</text:p>
          </table:table-cell>
          <table:table-cell table:style-name="ce331" table:formula="of:=ROUNDDOWN([.E8]*[.E$27]*[.E$32];0)" office:value-type="float" office:value="0">
            <text:p>0</text:p>
          </table:table-cell>
          <table:table-cell table:style-name="ce331" table:formula="of:=ROUNDDOWN([.F8]*[.F$27]*[.F$32];0)" office:value-type="float" office:value="9">
            <text:p>9</text:p>
          </table:table-cell>
          <table:table-cell table:style-name="ce332"/>
          <table:table-cell table:style-name="ce331" office:value-type="float" office:value="5">
            <text:p>5</text:p>
          </table:table-cell>
          <table:table-cell table:style-name="ce331" table:formula="of:=ROUNDDOWN([.C8]*[.C$28]*[.C$32];0)" office:value-type="float" office:value="7">
            <text:p>7</text:p>
          </table:table-cell>
          <table:table-cell table:style-name="ce331" table:formula="of:=ROUNDDOWN([.D8]*[.D$28]*[.D$32];0)" office:value-type="float" office:value="1">
            <text:p>1</text:p>
          </table:table-cell>
          <table:table-cell table:style-name="ce331" table:formula="of:=ROUNDDOWN([.E8]*[.E$28]*[.E$32];0)" office:value-type="float" office:value="0">
            <text:p>0</text:p>
          </table:table-cell>
          <table:table-cell table:style-name="ce331" table:formula="of:=ROUNDDOWN([.F8]*[.F$28]*[.F$32];0)" office:value-type="float" office:value="7">
            <text:p>7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6">
            <text:p>6</text:p>
          </table:table-cell>
          <table:table-cell table:style-name="ce239" table:formula="of:=ROUNDDOWN([.C9]*[.C$26]*[.C$32];0)" office:value-type="float" office:value="1">
            <text:p>1</text:p>
          </table:table-cell>
          <table:table-cell table:style-name="ce239" table:formula="of:=ROUNDDOWN([.D9]*[.D$26]*[.D$32];0)" office:value-type="float" office:value="0">
            <text:p>0</text:p>
          </table:table-cell>
          <table:table-cell table:style-name="ce239" table:formula="of:=ROUNDDOWN([.E9]*[.E$26]*[.E$32];0)" office:value-type="float" office:value="2">
            <text:p>2</text:p>
          </table:table-cell>
          <table:table-cell table:style-name="ce239" table:formula="of:=ROUNDDOWN([.F9]*[.F$26]*[.F$32];0)" office:value-type="float" office:value="9">
            <text:p>9</text:p>
          </table:table-cell>
          <table:table-cell table:style-name="ce332"/>
          <table:table-cell table:style-name="ce239" office:value-type="float" office:value="6">
            <text:p>6</text:p>
          </table:table-cell>
          <table:table-cell table:style-name="ce239" table:formula="of:=ROUNDDOWN([.C9]*[.C$27]*[.C$32];0)" office:value-type="float" office:value="1">
            <text:p>1</text:p>
          </table:table-cell>
          <table:table-cell table:style-name="ce239" table:formula="of:=ROUNDDOWN([.D9]*[.D$27]*[.D$32];0)" office:value-type="float" office:value="0">
            <text:p>0</text:p>
          </table:table-cell>
          <table:table-cell table:style-name="ce239" table:formula="of:=ROUNDDOWN([.E9]*[.E$27]*[.E$32];0)" office:value-type="float" office:value="2">
            <text:p>2</text:p>
          </table:table-cell>
          <table:table-cell table:style-name="ce239" table:formula="of:=ROUNDDOWN([.F9]*[.F$27]*[.F$32];0)" office:value-type="float" office:value="7">
            <text:p>7</text:p>
          </table:table-cell>
          <table:table-cell table:style-name="ce332"/>
          <table:table-cell table:style-name="ce239" office:value-type="float" office:value="6">
            <text:p>6</text:p>
          </table:table-cell>
          <table:table-cell table:style-name="ce239" table:formula="of:=ROUNDDOWN([.C9]*[.C$28]*[.C$32];0)" office:value-type="float" office:value="1">
            <text:p>1</text:p>
          </table:table-cell>
          <table:table-cell table:style-name="ce239" table:formula="of:=ROUNDDOWN([.D9]*[.D$28]*[.D$32];0)" office:value-type="float" office:value="0">
            <text:p>0</text:p>
          </table:table-cell>
          <table:table-cell table:style-name="ce239" table:formula="of:=ROUNDDOWN([.E9]*[.E$28]*[.E$32];0)" office:value-type="float" office:value="3">
            <text:p>3</text:p>
          </table:table-cell>
          <table:table-cell table:style-name="ce239" table:formula="of:=ROUNDDOWN([.F9]*[.F$28]*[.F$32];0)" office:value-type="float" office:value="6">
            <text:p>6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7">
            <text:p>7</text:p>
          </table:table-cell>
          <table:table-cell table:style-name="ce239" table:formula="of:=ROUNDDOWN([.C10]*[.C$26]*[.C$32];0)" office:value-type="float" office:value="7">
            <text:p>7</text:p>
          </table:table-cell>
          <table:table-cell table:style-name="ce239" table:formula="of:=ROUNDDOWN([.D10]*[.D$26]*[.D$32];0)" office:value-type="float" office:value="0">
            <text:p>0</text:p>
          </table:table-cell>
          <table:table-cell table:style-name="ce239" table:formula="of:=ROUNDDOWN([.E10]*[.E$26]*[.E$32];0)" office:value-type="float" office:value="3">
            <text:p>3</text:p>
          </table:table-cell>
          <table:table-cell table:style-name="ce239" table:formula="of:=ROUNDDOWN([.F10]*[.F$26]*[.F$32];0)" office:value-type="float" office:value="6">
            <text:p>6</text:p>
          </table:table-cell>
          <table:table-cell table:style-name="ce332"/>
          <table:table-cell table:style-name="ce239" office:value-type="float" office:value="7">
            <text:p>7</text:p>
          </table:table-cell>
          <table:table-cell table:style-name="ce239" table:formula="of:=ROUNDDOWN([.C10]*[.C$27]*[.C$32];0)" office:value-type="float" office:value="7">
            <text:p>7</text:p>
          </table:table-cell>
          <table:table-cell table:style-name="ce239" table:formula="of:=ROUNDDOWN([.D10]*[.D$27]*[.D$32];0)" office:value-type="float" office:value="0">
            <text:p>0</text:p>
          </table:table-cell>
          <table:table-cell table:style-name="ce239" table:formula="of:=ROUNDDOWN([.E10]*[.E$27]*[.E$32];0)" office:value-type="float" office:value="4">
            <text:p>4</text:p>
          </table:table-cell>
          <table:table-cell table:style-name="ce239" table:formula="of:=ROUNDDOWN([.F10]*[.F$27]*[.F$32];0)" office:value-type="float" office:value="5">
            <text:p>5</text:p>
          </table:table-cell>
          <table:table-cell table:style-name="ce332"/>
          <table:table-cell table:style-name="ce239" office:value-type="float" office:value="7">
            <text:p>7</text:p>
          </table:table-cell>
          <table:table-cell table:style-name="ce239" table:formula="of:=ROUNDDOWN([.C10]*[.C$28]*[.C$32];0)" office:value-type="float" office:value="7">
            <text:p>7</text:p>
          </table:table-cell>
          <table:table-cell table:style-name="ce239" table:formula="of:=ROUNDDOWN([.D10]*[.D$28]*[.D$32];0)" office:value-type="float" office:value="0">
            <text:p>0</text:p>
          </table:table-cell>
          <table:table-cell table:style-name="ce239" table:formula="of:=ROUNDDOWN([.E10]*[.E$28]*[.E$32];0)" office:value-type="float" office:value="5">
            <text:p>5</text:p>
          </table:table-cell>
          <table:table-cell table:style-name="ce239" table:formula="of:=ROUNDDOWN([.F10]*[.F$28]*[.F$32];0)" office:value-type="float" office:value="4">
            <text:p>4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8">
            <text:p>8</text:p>
          </table:table-cell>
          <table:table-cell table:style-name="ce239" table:formula="of:=ROUNDDOWN([.C11]*[.C$26]*[.C$32];0)" office:value-type="float" office:value="1">
            <text:p>1</text:p>
          </table:table-cell>
          <table:table-cell table:style-name="ce239" table:formula="of:=ROUNDDOWN([.D11]*[.D$26]*[.D$32];0)" office:value-type="float" office:value="1">
            <text:p>1</text:p>
          </table:table-cell>
          <table:table-cell table:style-name="ce239" table:formula="of:=ROUNDDOWN([.E11]*[.E$26]*[.E$32];0)" office:value-type="float" office:value="0">
            <text:p>0</text:p>
          </table:table-cell>
          <table:table-cell table:style-name="ce239" table:formula="of:=ROUNDDOWN([.F11]*[.F$26]*[.F$32];0)" office:value-type="float" office:value="11">
            <text:p>11</text:p>
          </table:table-cell>
          <table:table-cell table:style-name="ce332"/>
          <table:table-cell table:style-name="ce239" office:value-type="float" office:value="8">
            <text:p>8</text:p>
          </table:table-cell>
          <table:table-cell table:style-name="ce239" table:formula="of:=ROUNDDOWN([.C11]*[.C$27]*[.C$32];0)" office:value-type="float" office:value="1">
            <text:p>1</text:p>
          </table:table-cell>
          <table:table-cell table:style-name="ce239" table:formula="of:=ROUNDDOWN([.D11]*[.D$27]*[.D$32];0)" office:value-type="float" office:value="1">
            <text:p>1</text:p>
          </table:table-cell>
          <table:table-cell table:style-name="ce239" table:formula="of:=ROUNDDOWN([.E11]*[.E$27]*[.E$32];0)" office:value-type="float" office:value="0">
            <text:p>0</text:p>
          </table:table-cell>
          <table:table-cell table:style-name="ce239" table:formula="of:=ROUNDDOWN([.F11]*[.F$27]*[.F$32];0)" office:value-type="float" office:value="9">
            <text:p>9</text:p>
          </table:table-cell>
          <table:table-cell table:style-name="ce332"/>
          <table:table-cell table:style-name="ce239" office:value-type="float" office:value="8">
            <text:p>8</text:p>
          </table:table-cell>
          <table:table-cell table:style-name="ce239" table:formula="of:=ROUNDDOWN([.C11]*[.C$28]*[.C$32];0)" office:value-type="float" office:value="1">
            <text:p>1</text:p>
          </table:table-cell>
          <table:table-cell table:style-name="ce239" table:formula="of:=ROUNDDOWN([.D11]*[.D$28]*[.D$32];0)" office:value-type="float" office:value="1">
            <text:p>1</text:p>
          </table:table-cell>
          <table:table-cell table:style-name="ce239" table:formula="of:=ROUNDDOWN([.E11]*[.E$28]*[.E$32];0)" office:value-type="float" office:value="0">
            <text:p>0</text:p>
          </table:table-cell>
          <table:table-cell table:style-name="ce239" table:formula="of:=ROUNDDOWN([.F11]*[.F$28]*[.F$32];0)" office:value-type="float" office:value="7">
            <text:p>7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9">
            <text:p>9</text:p>
          </table:table-cell>
          <table:table-cell table:style-name="ce239" table:formula="of:=ROUNDDOWN([.C12]*[.C$26]*[.C$32];0)" office:value-type="float" office:value="7">
            <text:p>7</text:p>
          </table:table-cell>
          <table:table-cell table:style-name="ce239" table:formula="of:=ROUNDDOWN([.D12]*[.D$26]*[.D$32];0)" office:value-type="float" office:value="0">
            <text:p>0</text:p>
          </table:table-cell>
          <table:table-cell table:style-name="ce239" table:formula="of:=ROUNDDOWN([.E12]*[.E$26]*[.E$32];0)" office:value-type="float" office:value="4">
            <text:p>4</text:p>
          </table:table-cell>
          <table:table-cell table:style-name="ce239" table:formula="of:=ROUNDDOWN([.F12]*[.F$26]*[.F$32];0)" office:value-type="float" office:value="11">
            <text:p>11</text:p>
          </table:table-cell>
          <table:table-cell table:style-name="ce332"/>
          <table:table-cell table:style-name="ce239" office:value-type="float" office:value="9">
            <text:p>9</text:p>
          </table:table-cell>
          <table:table-cell table:style-name="ce239" table:formula="of:=ROUNDDOWN([.C12]*[.C$27]*[.C$32];0)" office:value-type="float" office:value="7">
            <text:p>7</text:p>
          </table:table-cell>
          <table:table-cell table:style-name="ce239" table:formula="of:=ROUNDDOWN([.D12]*[.D$27]*[.D$32];0)" office:value-type="float" office:value="0">
            <text:p>0</text:p>
          </table:table-cell>
          <table:table-cell table:style-name="ce239" table:formula="of:=ROUNDDOWN([.E12]*[.E$27]*[.E$32];0)" office:value-type="float" office:value="5">
            <text:p>5</text:p>
          </table:table-cell>
          <table:table-cell table:style-name="ce239" table:formula="of:=ROUNDDOWN([.F12]*[.F$27]*[.F$32];0)" office:value-type="float" office:value="9">
            <text:p>9</text:p>
          </table:table-cell>
          <table:table-cell table:style-name="ce332"/>
          <table:table-cell table:style-name="ce239" office:value-type="float" office:value="9">
            <text:p>9</text:p>
          </table:table-cell>
          <table:table-cell table:style-name="ce239" table:formula="of:=ROUNDDOWN([.C12]*[.C$28]*[.C$32];0)" office:value-type="float" office:value="7">
            <text:p>7</text:p>
          </table:table-cell>
          <table:table-cell table:style-name="ce239" table:formula="of:=ROUNDDOWN([.D12]*[.D$28]*[.D$32];0)" office:value-type="float" office:value="0">
            <text:p>0</text:p>
          </table:table-cell>
          <table:table-cell table:style-name="ce239" table:formula="of:=ROUNDDOWN([.E12]*[.E$28]*[.E$32];0)" office:value-type="float" office:value="7">
            <text:p>7</text:p>
          </table:table-cell>
          <table:table-cell table:style-name="ce239" table:formula="of:=ROUNDDOWN([.F12]*[.F$28]*[.F$32];0)" office:value-type="float" office:value="7">
            <text:p>7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10">
            <text:p>10</text:p>
          </table:table-cell>
          <table:table-cell table:style-name="ce331" table:formula="of:=ROUNDDOWN([.C13]*[.C$26]*[.C$32];0)" office:value-type="float" office:value="15">
            <text:p>15</text:p>
          </table:table-cell>
          <table:table-cell table:style-name="ce331" table:formula="of:=ROUNDDOWN([.D13]*[.D$26]*[.D$32];0)" office:value-type="float" office:value="2">
            <text:p>2</text:p>
          </table:table-cell>
          <table:table-cell table:style-name="ce331" table:formula="of:=ROUNDDOWN([.E13]*[.E$26]*[.E$32];0)" office:value-type="float" office:value="0">
            <text:p>0</text:p>
          </table:table-cell>
          <table:table-cell table:style-name="ce331" table:formula="of:=ROUNDDOWN([.F13]*[.F$26]*[.F$32];0)" office:value-type="float" office:value="22">
            <text:p>22</text:p>
          </table:table-cell>
          <table:table-cell table:style-name="ce332"/>
          <table:table-cell table:style-name="ce331" office:value-type="float" office:value="10">
            <text:p>10</text:p>
          </table:table-cell>
          <table:table-cell table:style-name="ce331" table:formula="of:=ROUNDDOWN([.C13]*[.C$27]*[.C$32];0)" office:value-type="float" office:value="15">
            <text:p>15</text:p>
          </table:table-cell>
          <table:table-cell table:style-name="ce331" table:formula="of:=ROUNDDOWN([.D13]*[.D$27]*[.D$32];0)" office:value-type="float" office:value="2">
            <text:p>2</text:p>
          </table:table-cell>
          <table:table-cell table:style-name="ce331" table:formula="of:=ROUNDDOWN([.E13]*[.E$27]*[.E$32];0)" office:value-type="float" office:value="0">
            <text:p>0</text:p>
          </table:table-cell>
          <table:table-cell table:style-name="ce331" table:formula="of:=ROUNDDOWN([.F13]*[.F$27]*[.F$32];0)" office:value-type="float" office:value="18">
            <text:p>18</text:p>
          </table:table-cell>
          <table:table-cell table:style-name="ce332"/>
          <table:table-cell table:style-name="ce331" office:value-type="float" office:value="10">
            <text:p>10</text:p>
          </table:table-cell>
          <table:table-cell table:style-name="ce331" table:formula="of:=ROUNDDOWN([.C13]*[.C$28]*[.C$32];0)" office:value-type="float" office:value="15">
            <text:p>15</text:p>
          </table:table-cell>
          <table:table-cell table:style-name="ce331" table:formula="of:=ROUNDDOWN([.D13]*[.D$28]*[.D$32];0)" office:value-type="float" office:value="2">
            <text:p>2</text:p>
          </table:table-cell>
          <table:table-cell table:style-name="ce331" table:formula="of:=ROUNDDOWN([.E13]*[.E$28]*[.E$32];0)" office:value-type="float" office:value="0">
            <text:p>0</text:p>
          </table:table-cell>
          <table:table-cell table:style-name="ce331" table:formula="of:=ROUNDDOWN([.F13]*[.F$28]*[.F$32];0)" office:value-type="float" office:value="15">
            <text:p>15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1">
            <text:p>11</text:p>
          </table:table-cell>
          <table:table-cell table:style-name="ce239" table:formula="of:=ROUNDDOWN([.C14]*[.C$26]*[.C$32];0)" office:value-type="float" office:value="7">
            <text:p>7</text:p>
          </table:table-cell>
          <table:table-cell table:style-name="ce239" table:formula="of:=ROUNDDOWN([.D14]*[.D$26]*[.D$32];0)" office:value-type="float" office:value="0">
            <text:p>0</text:p>
          </table:table-cell>
          <table:table-cell table:style-name="ce239" table:formula="of:=ROUNDDOWN([.E14]*[.E$26]*[.E$32];0)" office:value-type="float" office:value="2">
            <text:p>2</text:p>
          </table:table-cell>
          <table:table-cell table:style-name="ce239" table:formula="of:=ROUNDDOWN([.F14]*[.F$26]*[.F$32];0)" office:value-type="float" office:value="18">
            <text:p>18</text:p>
          </table:table-cell>
          <table:table-cell table:style-name="ce332"/>
          <table:table-cell table:style-name="ce239" office:value-type="float" office:value="11">
            <text:p>11</text:p>
          </table:table-cell>
          <table:table-cell table:style-name="ce239" table:formula="of:=ROUNDDOWN([.C14]*[.C$27]*[.C$32];0)" office:value-type="float" office:value="7">
            <text:p>7</text:p>
          </table:table-cell>
          <table:table-cell table:style-name="ce239" table:formula="of:=ROUNDDOWN([.D14]*[.D$27]*[.D$32];0)" office:value-type="float" office:value="0">
            <text:p>0</text:p>
          </table:table-cell>
          <table:table-cell table:style-name="ce239" table:formula="of:=ROUNDDOWN([.E14]*[.E$27]*[.E$32];0)" office:value-type="float" office:value="2">
            <text:p>2</text:p>
          </table:table-cell>
          <table:table-cell table:style-name="ce239" table:formula="of:=ROUNDDOWN([.F14]*[.F$27]*[.F$32];0)" office:value-type="float" office:value="14">
            <text:p>14</text:p>
          </table:table-cell>
          <table:table-cell table:style-name="ce332"/>
          <table:table-cell table:style-name="ce239" office:value-type="float" office:value="11">
            <text:p>11</text:p>
          </table:table-cell>
          <table:table-cell table:style-name="ce239" table:formula="of:=ROUNDDOWN([.C14]*[.C$28]*[.C$32];0)" office:value-type="float" office:value="7">
            <text:p>7</text:p>
          </table:table-cell>
          <table:table-cell table:style-name="ce239" table:formula="of:=ROUNDDOWN([.D14]*[.D$28]*[.D$32];0)" office:value-type="float" office:value="0">
            <text:p>0</text:p>
          </table:table-cell>
          <table:table-cell table:style-name="ce239" table:formula="of:=ROUNDDOWN([.E14]*[.E$28]*[.E$32];0)" office:value-type="float" office:value="3">
            <text:p>3</text:p>
          </table:table-cell>
          <table:table-cell table:style-name="ce239" table:formula="of:=ROUNDDOWN([.F14]*[.F$28]*[.F$32];0)" office:value-type="float" office:value="12">
            <text:p>12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2">
            <text:p>12</text:p>
          </table:table-cell>
          <table:table-cell table:style-name="ce239" table:formula="of:=ROUNDDOWN([.C15]*[.C$26]*[.C$32];0)" office:value-type="float" office:value="15">
            <text:p>15</text:p>
          </table:table-cell>
          <table:table-cell table:style-name="ce239" table:formula="of:=ROUNDDOWN([.D15]*[.D$26]*[.D$32];0)" office:value-type="float" office:value="0">
            <text:p>0</text:p>
          </table:table-cell>
          <table:table-cell table:style-name="ce239" table:formula="of:=ROUNDDOWN([.E15]*[.E$26]*[.E$32];0)" office:value-type="float" office:value="6">
            <text:p>6</text:p>
          </table:table-cell>
          <table:table-cell table:style-name="ce239" table:formula="of:=ROUNDDOWN([.F15]*[.F$26]*[.F$32];0)" office:value-type="float" office:value="15">
            <text:p>15</text:p>
          </table:table-cell>
          <table:table-cell table:style-name="ce332"/>
          <table:table-cell table:style-name="ce239" office:value-type="float" office:value="12">
            <text:p>12</text:p>
          </table:table-cell>
          <table:table-cell table:style-name="ce239" table:formula="of:=ROUNDDOWN([.C15]*[.C$27]*[.C$32];0)" office:value-type="float" office:value="15">
            <text:p>15</text:p>
          </table:table-cell>
          <table:table-cell table:style-name="ce239" table:formula="of:=ROUNDDOWN([.D15]*[.D$27]*[.D$32];0)" office:value-type="float" office:value="0">
            <text:p>0</text:p>
          </table:table-cell>
          <table:table-cell table:style-name="ce239" table:formula="of:=ROUNDDOWN([.E15]*[.E$27]*[.E$32];0)" office:value-type="float" office:value="7">
            <text:p>7</text:p>
          </table:table-cell>
          <table:table-cell table:style-name="ce239" table:formula="of:=ROUNDDOWN([.F15]*[.F$27]*[.F$32];0)" office:value-type="float" office:value="12">
            <text:p>12</text:p>
          </table:table-cell>
          <table:table-cell table:style-name="ce332"/>
          <table:table-cell table:style-name="ce239" office:value-type="float" office:value="12">
            <text:p>12</text:p>
          </table:table-cell>
          <table:table-cell table:style-name="ce239" table:formula="of:=ROUNDDOWN([.C15]*[.C$28]*[.C$32];0)" office:value-type="float" office:value="15">
            <text:p>15</text:p>
          </table:table-cell>
          <table:table-cell table:style-name="ce239" table:formula="of:=ROUNDDOWN([.D15]*[.D$28]*[.D$32];0)" office:value-type="float" office:value="0">
            <text:p>0</text:p>
          </table:table-cell>
          <table:table-cell table:style-name="ce239" table:formula="of:=ROUNDDOWN([.E15]*[.E$28]*[.E$32];0)" office:value-type="float" office:value="9">
            <text:p>9</text:p>
          </table:table-cell>
          <table:table-cell table:style-name="ce239" table:formula="of:=ROUNDDOWN([.F15]*[.F$28]*[.F$32];0)" office:value-type="float" office:value="10">
            <text:p>10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3">
            <text:p>13</text:p>
          </table:table-cell>
          <table:table-cell table:style-name="ce239" table:formula="of:=ROUNDDOWN([.C16]*[.C$26]*[.C$32];0)" office:value-type="float" office:value="7">
            <text:p>7</text:p>
          </table:table-cell>
          <table:table-cell table:style-name="ce239" table:formula="of:=ROUNDDOWN([.D16]*[.D$26]*[.D$32];0)" office:value-type="float" office:value="2">
            <text:p>2</text:p>
          </table:table-cell>
          <table:table-cell table:style-name="ce239" table:formula="of:=ROUNDDOWN([.E16]*[.E$26]*[.E$32];0)" office:value-type="float" office:value="0">
            <text:p>0</text:p>
          </table:table-cell>
          <table:table-cell table:style-name="ce239" table:formula="of:=ROUNDDOWN([.F16]*[.F$26]*[.F$32];0)" office:value-type="float" office:value="22">
            <text:p>22</text:p>
          </table:table-cell>
          <table:table-cell table:style-name="ce332"/>
          <table:table-cell table:style-name="ce239" office:value-type="float" office:value="13">
            <text:p>13</text:p>
          </table:table-cell>
          <table:table-cell table:style-name="ce239" table:formula="of:=ROUNDDOWN([.C16]*[.C$27]*[.C$32];0)" office:value-type="float" office:value="7">
            <text:p>7</text:p>
          </table:table-cell>
          <table:table-cell table:style-name="ce239" table:formula="of:=ROUNDDOWN([.D16]*[.D$27]*[.D$32];0)" office:value-type="float" office:value="2">
            <text:p>2</text:p>
          </table:table-cell>
          <table:table-cell table:style-name="ce239" table:formula="of:=ROUNDDOWN([.E16]*[.E$27]*[.E$32];0)" office:value-type="float" office:value="0">
            <text:p>0</text:p>
          </table:table-cell>
          <table:table-cell table:style-name="ce239" table:formula="of:=ROUNDDOWN([.F16]*[.F$27]*[.F$32];0)" office:value-type="float" office:value="18">
            <text:p>18</text:p>
          </table:table-cell>
          <table:table-cell table:style-name="ce332"/>
          <table:table-cell table:style-name="ce239" office:value-type="float" office:value="13">
            <text:p>13</text:p>
          </table:table-cell>
          <table:table-cell table:style-name="ce239" table:formula="of:=ROUNDDOWN([.C16]*[.C$28]*[.C$32];0)" office:value-type="float" office:value="7">
            <text:p>7</text:p>
          </table:table-cell>
          <table:table-cell table:style-name="ce239" table:formula="of:=ROUNDDOWN([.D16]*[.D$28]*[.D$32];0)" office:value-type="float" office:value="2">
            <text:p>2</text:p>
          </table:table-cell>
          <table:table-cell table:style-name="ce239" table:formula="of:=ROUNDDOWN([.E16]*[.E$28]*[.E$32];0)" office:value-type="float" office:value="0">
            <text:p>0</text:p>
          </table:table-cell>
          <table:table-cell table:style-name="ce239" table:formula="of:=ROUNDDOWN([.F16]*[.F$28]*[.F$32];0)" office:value-type="float" office:value="15">
            <text:p>15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4">
            <text:p>14</text:p>
          </table:table-cell>
          <table:table-cell table:style-name="ce239" table:formula="of:=ROUNDDOWN([.C17]*[.C$26]*[.C$32];0)" office:value-type="float" office:value="15">
            <text:p>15</text:p>
          </table:table-cell>
          <table:table-cell table:style-name="ce239" table:formula="of:=ROUNDDOWN([.D17]*[.D$26]*[.D$32];0)" office:value-type="float" office:value="0">
            <text:p>0</text:p>
          </table:table-cell>
          <table:table-cell table:style-name="ce239" table:formula="of:=ROUNDDOWN([.E17]*[.E$26]*[.E$32];0)" office:value-type="float" office:value="7">
            <text:p>7</text:p>
          </table:table-cell>
          <table:table-cell table:style-name="ce239" table:formula="of:=ROUNDDOWN([.F17]*[.F$26]*[.F$32];0)" office:value-type="float" office:value="22">
            <text:p>22</text:p>
          </table:table-cell>
          <table:table-cell table:style-name="ce332"/>
          <table:table-cell table:style-name="ce239" office:value-type="float" office:value="14">
            <text:p>14</text:p>
          </table:table-cell>
          <table:table-cell table:style-name="ce239" table:formula="of:=ROUNDDOWN([.C17]*[.C$27]*[.C$32];0)" office:value-type="float" office:value="15">
            <text:p>15</text:p>
          </table:table-cell>
          <table:table-cell table:style-name="ce239" table:formula="of:=ROUNDDOWN([.D17]*[.D$27]*[.D$32];0)" office:value-type="float" office:value="0">
            <text:p>0</text:p>
          </table:table-cell>
          <table:table-cell table:style-name="ce239" table:formula="of:=ROUNDDOWN([.E17]*[.E$27]*[.E$32];0)" office:value-type="float" office:value="8">
            <text:p>8</text:p>
          </table:table-cell>
          <table:table-cell table:style-name="ce239" table:formula="of:=ROUNDDOWN([.F17]*[.F$27]*[.F$32];0)" office:value-type="float" office:value="18">
            <text:p>18</text:p>
          </table:table-cell>
          <table:table-cell table:style-name="ce332"/>
          <table:table-cell table:style-name="ce239" office:value-type="float" office:value="14">
            <text:p>14</text:p>
          </table:table-cell>
          <table:table-cell table:style-name="ce239" table:formula="of:=ROUNDDOWN([.C17]*[.C$28]*[.C$32];0)" office:value-type="float" office:value="15">
            <text:p>15</text:p>
          </table:table-cell>
          <table:table-cell table:style-name="ce239" table:formula="of:=ROUNDDOWN([.D17]*[.D$28]*[.D$32];0)" office:value-type="float" office:value="0">
            <text:p>0</text:p>
          </table:table-cell>
          <table:table-cell table:style-name="ce239" table:formula="of:=ROUNDDOWN([.E17]*[.E$28]*[.E$32];0)" office:value-type="float" office:value="10">
            <text:p>10</text:p>
          </table:table-cell>
          <table:table-cell table:style-name="ce239" table:formula="of:=ROUNDDOWN([.F17]*[.F$28]*[.F$32];0)" office:value-type="float" office:value="15">
            <text:p>15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15">
            <text:p>15</text:p>
          </table:table-cell>
          <table:table-cell table:style-name="ce331" table:formula="of:=ROUNDDOWN([.C18]*[.C$26]*[.C$32];0)" office:value-type="float" office:value="22">
            <text:p>22</text:p>
          </table:table-cell>
          <table:table-cell table:style-name="ce331" table:formula="of:=ROUNDDOWN([.D18]*[.D$26]*[.D$32];0)" office:value-type="float" office:value="3">
            <text:p>3</text:p>
          </table:table-cell>
          <table:table-cell table:style-name="ce331" table:formula="of:=ROUNDDOWN([.E18]*[.E$26]*[.E$32];0)" office:value-type="float" office:value="0">
            <text:p>0</text:p>
          </table:table-cell>
          <table:table-cell table:style-name="ce331" table:formula="of:=ROUNDDOWN([.F18]*[.F$26]*[.F$32];0)" office:value-type="float" office:value="33">
            <text:p>33</text:p>
          </table:table-cell>
          <table:table-cell table:style-name="ce332"/>
          <table:table-cell table:style-name="ce331" office:value-type="float" office:value="15">
            <text:p>15</text:p>
          </table:table-cell>
          <table:table-cell table:style-name="ce331" table:formula="of:=ROUNDDOWN([.C18]*[.C$27]*[.C$32];0)" office:value-type="float" office:value="22">
            <text:p>22</text:p>
          </table:table-cell>
          <table:table-cell table:style-name="ce331" table:formula="of:=ROUNDDOWN([.D18]*[.D$27]*[.D$32];0)" office:value-type="float" office:value="3">
            <text:p>3</text:p>
          </table:table-cell>
          <table:table-cell table:style-name="ce331" table:formula="of:=ROUNDDOWN([.E18]*[.E$27]*[.E$32];0)" office:value-type="float" office:value="0">
            <text:p>0</text:p>
          </table:table-cell>
          <table:table-cell table:style-name="ce331" table:formula="of:=ROUNDDOWN([.F18]*[.F$27]*[.F$32];0)" office:value-type="float" office:value="27">
            <text:p>27</text:p>
          </table:table-cell>
          <table:table-cell table:style-name="ce332"/>
          <table:table-cell table:style-name="ce331" office:value-type="float" office:value="15">
            <text:p>15</text:p>
          </table:table-cell>
          <table:table-cell table:style-name="ce331" table:formula="of:=ROUNDDOWN([.C18]*[.C$28]*[.C$32];0)" office:value-type="float" office:value="22">
            <text:p>22</text:p>
          </table:table-cell>
          <table:table-cell table:style-name="ce331" table:formula="of:=ROUNDDOWN([.D18]*[.D$28]*[.D$32];0)" office:value-type="float" office:value="3">
            <text:p>3</text:p>
          </table:table-cell>
          <table:table-cell table:style-name="ce331" table:formula="of:=ROUNDDOWN([.E18]*[.E$28]*[.E$32];0)" office:value-type="float" office:value="0">
            <text:p>0</text:p>
          </table:table-cell>
          <table:table-cell table:style-name="ce331" table:formula="of:=ROUNDDOWN([.F18]*[.F$28]*[.F$32];0)" office:value-type="float" office:value="22">
            <text:p>22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6">
            <text:p>16</text:p>
          </table:table-cell>
          <table:table-cell table:style-name="ce239" table:formula="of:=ROUNDDOWN([.C19]*[.C$26]*[.C$32];0)" office:value-type="float" office:value="15">
            <text:p>15</text:p>
          </table:table-cell>
          <table:table-cell table:style-name="ce239" table:formula="of:=ROUNDDOWN([.D19]*[.D$26]*[.D$32];0)" office:value-type="float" office:value="0">
            <text:p>0</text:p>
          </table:table-cell>
          <table:table-cell table:style-name="ce239" table:formula="of:=ROUNDDOWN([.E19]*[.E$26]*[.E$32];0)" office:value-type="float" office:value="4">
            <text:p>4</text:p>
          </table:table-cell>
          <table:table-cell table:style-name="ce239" table:formula="of:=ROUNDDOWN([.F19]*[.F$26]*[.F$32];0)" office:value-type="float" office:value="31">
            <text:p>31</text:p>
          </table:table-cell>
          <table:table-cell table:style-name="ce332"/>
          <table:table-cell table:style-name="ce239" office:value-type="float" office:value="16">
            <text:p>16</text:p>
          </table:table-cell>
          <table:table-cell table:style-name="ce239" table:formula="of:=ROUNDDOWN([.C19]*[.C$27]*[.C$32];0)" office:value-type="float" office:value="15">
            <text:p>15</text:p>
          </table:table-cell>
          <table:table-cell table:style-name="ce239" table:formula="of:=ROUNDDOWN([.D19]*[.D$27]*[.D$32];0)" office:value-type="float" office:value="0">
            <text:p>0</text:p>
          </table:table-cell>
          <table:table-cell table:style-name="ce239" table:formula="of:=ROUNDDOWN([.E19]*[.E$27]*[.E$32];0)" office:value-type="float" office:value="5">
            <text:p>5</text:p>
          </table:table-cell>
          <table:table-cell table:style-name="ce239" table:formula="of:=ROUNDDOWN([.F19]*[.F$27]*[.F$32];0)" office:value-type="float" office:value="25">
            <text:p>25</text:p>
          </table:table-cell>
          <table:table-cell table:style-name="ce332"/>
          <table:table-cell table:style-name="ce239" office:value-type="float" office:value="16">
            <text:p>16</text:p>
          </table:table-cell>
          <table:table-cell table:style-name="ce239" table:formula="of:=ROUNDDOWN([.C19]*[.C$28]*[.C$32];0)" office:value-type="float" office:value="15">
            <text:p>15</text:p>
          </table:table-cell>
          <table:table-cell table:style-name="ce239" table:formula="of:=ROUNDDOWN([.D19]*[.D$28]*[.D$32];0)" office:value-type="float" office:value="0">
            <text:p>0</text:p>
          </table:table-cell>
          <table:table-cell table:style-name="ce239" table:formula="of:=ROUNDDOWN([.E19]*[.E$28]*[.E$32];0)" office:value-type="float" office:value="7">
            <text:p>7</text:p>
          </table:table-cell>
          <table:table-cell table:style-name="ce239" table:formula="of:=ROUNDDOWN([.F19]*[.F$28]*[.F$32];0)" office:value-type="float" office:value="21">
            <text:p>21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7">
            <text:p>17</text:p>
          </table:table-cell>
          <table:table-cell table:style-name="ce239" table:formula="of:=ROUNDDOWN([.C20]*[.C$26]*[.C$32];0)" office:value-type="float" office:value="22">
            <text:p>22</text:p>
          </table:table-cell>
          <table:table-cell table:style-name="ce239" table:formula="of:=ROUNDDOWN([.D20]*[.D$26]*[.D$32];0)" office:value-type="float" office:value="0">
            <text:p>0</text:p>
          </table:table-cell>
          <table:table-cell table:style-name="ce239" table:formula="of:=ROUNDDOWN([.E20]*[.E$26]*[.E$32];0)" office:value-type="float" office:value="9">
            <text:p>9</text:p>
          </table:table-cell>
          <table:table-cell table:style-name="ce239" table:formula="of:=ROUNDDOWN([.F20]*[.F$26]*[.F$32];0)" office:value-type="float" office:value="27">
            <text:p>27</text:p>
          </table:table-cell>
          <table:table-cell table:style-name="ce332"/>
          <table:table-cell table:style-name="ce239" office:value-type="float" office:value="17">
            <text:p>17</text:p>
          </table:table-cell>
          <table:table-cell table:style-name="ce239" table:formula="of:=ROUNDDOWN([.C20]*[.C$27]*[.C$32];0)" office:value-type="float" office:value="22">
            <text:p>22</text:p>
          </table:table-cell>
          <table:table-cell table:style-name="ce239" table:formula="of:=ROUNDDOWN([.D20]*[.D$27]*[.D$32];0)" office:value-type="float" office:value="0">
            <text:p>0</text:p>
          </table:table-cell>
          <table:table-cell table:style-name="ce239" table:formula="of:=ROUNDDOWN([.E20]*[.E$27]*[.E$32];0)" office:value-type="float" office:value="11">
            <text:p>11</text:p>
          </table:table-cell>
          <table:table-cell table:style-name="ce239" table:formula="of:=ROUNDDOWN([.F20]*[.F$27]*[.F$32];0)" office:value-type="float" office:value="21">
            <text:p>21</text:p>
          </table:table-cell>
          <table:table-cell table:style-name="ce332"/>
          <table:table-cell table:style-name="ce239" office:value-type="float" office:value="17">
            <text:p>17</text:p>
          </table:table-cell>
          <table:table-cell table:style-name="ce239" table:formula="of:=ROUNDDOWN([.C20]*[.C$28]*[.C$32];0)" office:value-type="float" office:value="22">
            <text:p>22</text:p>
          </table:table-cell>
          <table:table-cell table:style-name="ce239" table:formula="of:=ROUNDDOWN([.D20]*[.D$28]*[.D$32];0)" office:value-type="float" office:value="0">
            <text:p>0</text:p>
          </table:table-cell>
          <table:table-cell table:style-name="ce239" table:formula="of:=ROUNDDOWN([.E20]*[.E$28]*[.E$32];0)" office:value-type="float" office:value="14">
            <text:p>14</text:p>
          </table:table-cell>
          <table:table-cell table:style-name="ce239" table:formula="of:=ROUNDDOWN([.F20]*[.F$28]*[.F$32];0)" office:value-type="float" office:value="18">
            <text:p>18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8">
            <text:p>18</text:p>
          </table:table-cell>
          <table:table-cell table:style-name="ce239" table:formula="of:=ROUNDDOWN([.C21]*[.C$26]*[.C$32];0)" office:value-type="float" office:value="15">
            <text:p>15</text:p>
          </table:table-cell>
          <table:table-cell table:style-name="ce239" table:formula="of:=ROUNDDOWN([.D21]*[.D$26]*[.D$32];0)" office:value-type="float" office:value="3">
            <text:p>3</text:p>
          </table:table-cell>
          <table:table-cell table:style-name="ce239" table:formula="of:=ROUNDDOWN([.E21]*[.E$26]*[.E$32];0)" office:value-type="float" office:value="0">
            <text:p>0</text:p>
          </table:table-cell>
          <table:table-cell table:style-name="ce239" table:formula="of:=ROUNDDOWN([.F21]*[.F$26]*[.F$32];0)" office:value-type="float" office:value="36">
            <text:p>36</text:p>
          </table:table-cell>
          <table:table-cell table:style-name="ce332"/>
          <table:table-cell table:style-name="ce239" office:value-type="float" office:value="18">
            <text:p>18</text:p>
          </table:table-cell>
          <table:table-cell table:style-name="ce239" table:formula="of:=ROUNDDOWN([.C21]*[.C$27]*[.C$32];0)" office:value-type="float" office:value="15">
            <text:p>15</text:p>
          </table:table-cell>
          <table:table-cell table:style-name="ce239" table:formula="of:=ROUNDDOWN([.D21]*[.D$27]*[.D$32];0)" office:value-type="float" office:value="3">
            <text:p>3</text:p>
          </table:table-cell>
          <table:table-cell table:style-name="ce239" table:formula="of:=ROUNDDOWN([.E21]*[.E$27]*[.E$32];0)" office:value-type="float" office:value="0">
            <text:p>0</text:p>
          </table:table-cell>
          <table:table-cell table:style-name="ce239" table:formula="of:=ROUNDDOWN([.F21]*[.F$27]*[.F$32];0)" office:value-type="float" office:value="28">
            <text:p>28</text:p>
          </table:table-cell>
          <table:table-cell table:style-name="ce332"/>
          <table:table-cell table:style-name="ce239" office:value-type="float" office:value="18">
            <text:p>18</text:p>
          </table:table-cell>
          <table:table-cell table:style-name="ce239" table:formula="of:=ROUNDDOWN([.C21]*[.C$28]*[.C$32];0)" office:value-type="float" office:value="15">
            <text:p>15</text:p>
          </table:table-cell>
          <table:table-cell table:style-name="ce239" table:formula="of:=ROUNDDOWN([.D21]*[.D$28]*[.D$32];0)" office:value-type="float" office:value="3">
            <text:p>3</text:p>
          </table:table-cell>
          <table:table-cell table:style-name="ce239" table:formula="of:=ROUNDDOWN([.E21]*[.E$28]*[.E$32];0)" office:value-type="float" office:value="0">
            <text:p>0</text:p>
          </table:table-cell>
          <table:table-cell table:style-name="ce239" table:formula="of:=ROUNDDOWN([.F21]*[.F$28]*[.F$32];0)" office:value-type="float" office:value="24">
            <text:p>24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9">
            <text:p>19</text:p>
          </table:table-cell>
          <table:table-cell table:style-name="ce239" table:formula="of:=ROUNDDOWN([.C22]*[.C$26]*[.C$32];0)" office:value-type="float" office:value="22">
            <text:p>22</text:p>
          </table:table-cell>
          <table:table-cell table:style-name="ce239" table:formula="of:=ROUNDDOWN([.D22]*[.D$26]*[.D$32];0)" office:value-type="float" office:value="0">
            <text:p>0</text:p>
          </table:table-cell>
          <table:table-cell table:style-name="ce239" table:formula="of:=ROUNDDOWN([.E22]*[.E$26]*[.E$32];0)" office:value-type="float" office:value="10">
            <text:p>10</text:p>
          </table:table-cell>
          <table:table-cell table:style-name="ce239" table:formula="of:=ROUNDDOWN([.F22]*[.F$26]*[.F$32];0)" office:value-type="float" office:value="33">
            <text:p>33</text:p>
          </table:table-cell>
          <table:table-cell table:style-name="ce332"/>
          <table:table-cell table:style-name="ce239" office:value-type="float" office:value="19">
            <text:p>19</text:p>
          </table:table-cell>
          <table:table-cell table:style-name="ce239" table:formula="of:=ROUNDDOWN([.C22]*[.C$27]*[.C$32];0)" office:value-type="float" office:value="22">
            <text:p>22</text:p>
          </table:table-cell>
          <table:table-cell table:style-name="ce239" table:formula="of:=ROUNDDOWN([.D22]*[.D$27]*[.D$32];0)" office:value-type="float" office:value="0">
            <text:p>0</text:p>
          </table:table-cell>
          <table:table-cell table:style-name="ce239" table:formula="of:=ROUNDDOWN([.E22]*[.E$27]*[.E$32];0)" office:value-type="float" office:value="12">
            <text:p>12</text:p>
          </table:table-cell>
          <table:table-cell table:style-name="ce239" table:formula="of:=ROUNDDOWN([.F22]*[.F$27]*[.F$32];0)" office:value-type="float" office:value="27">
            <text:p>27</text:p>
          </table:table-cell>
          <table:table-cell table:style-name="ce332"/>
          <table:table-cell table:style-name="ce239" office:value-type="float" office:value="19">
            <text:p>19</text:p>
          </table:table-cell>
          <table:table-cell table:style-name="ce239" table:formula="of:=ROUNDDOWN([.C22]*[.C$28]*[.C$32];0)" office:value-type="float" office:value="22">
            <text:p>22</text:p>
          </table:table-cell>
          <table:table-cell table:style-name="ce239" table:formula="of:=ROUNDDOWN([.D22]*[.D$28]*[.D$32];0)" office:value-type="float" office:value="0">
            <text:p>0</text:p>
          </table:table-cell>
          <table:table-cell table:style-name="ce239" table:formula="of:=ROUNDDOWN([.E22]*[.E$28]*[.E$32];0)" office:value-type="float" office:value="16">
            <text:p>16</text:p>
          </table:table-cell>
          <table:table-cell table:style-name="ce239" table:formula="of:=ROUNDDOWN([.F22]*[.F$28]*[.F$32];0)" office:value-type="float" office:value="22">
            <text:p>22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20">
            <text:p>20</text:p>
          </table:table-cell>
          <table:table-cell table:style-name="ce331" table:formula="of:=ROUNDDOWN([.C23]*[.C$26]*[.C$32];0)" office:value-type="float" office:value="30">
            <text:p>30</text:p>
          </table:table-cell>
          <table:table-cell table:style-name="ce331" table:formula="of:=ROUNDDOWN([.D23]*[.D$26]*[.D$32];0)" office:value-type="float" office:value="4">
            <text:p>4</text:p>
          </table:table-cell>
          <table:table-cell table:style-name="ce331" table:formula="of:=ROUNDDOWN([.E23]*[.E$26]*[.E$32];0)" office:value-type="float" office:value="0">
            <text:p>0</text:p>
          </table:table-cell>
          <table:table-cell table:style-name="ce331" table:formula="of:=ROUNDDOWN([.F23]*[.F$26]*[.F$32];0)" office:value-type="float" office:value="45">
            <text:p>45</text:p>
          </table:table-cell>
          <table:table-cell table:style-name="ce332"/>
          <table:table-cell table:style-name="ce331" office:value-type="float" office:value="20">
            <text:p>20</text:p>
          </table:table-cell>
          <table:table-cell table:style-name="ce331" table:formula="of:=ROUNDDOWN([.C23]*[.C$27]*[.C$32];0)" office:value-type="float" office:value="30">
            <text:p>30</text:p>
          </table:table-cell>
          <table:table-cell table:style-name="ce331" table:formula="of:=ROUNDDOWN([.D23]*[.D$27]*[.D$32];0)" office:value-type="float" office:value="4">
            <text:p>4</text:p>
          </table:table-cell>
          <table:table-cell table:style-name="ce331" table:formula="of:=ROUNDDOWN([.E23]*[.E$27]*[.E$32];0)" office:value-type="float" office:value="0">
            <text:p>0</text:p>
          </table:table-cell>
          <table:table-cell table:style-name="ce331" table:formula="of:=ROUNDDOWN([.F23]*[.F$27]*[.F$32];0)" office:value-type="float" office:value="36">
            <text:p>36</text:p>
          </table:table-cell>
          <table:table-cell table:style-name="ce332"/>
          <table:table-cell table:style-name="ce331" office:value-type="float" office:value="20">
            <text:p>20</text:p>
          </table:table-cell>
          <table:table-cell table:style-name="ce331" table:formula="of:=ROUNDDOWN([.C23]*[.C$28]*[.C$32];0)" office:value-type="float" office:value="30">
            <text:p>30</text:p>
          </table:table-cell>
          <table:table-cell table:style-name="ce331" table:formula="of:=ROUNDDOWN([.D23]*[.D$28]*[.D$32];0)" office:value-type="float" office:value="4">
            <text:p>4</text:p>
          </table:table-cell>
          <table:table-cell table:style-name="ce331" table:formula="of:=ROUNDDOWN([.E23]*[.E$28]*[.E$32];0)" office:value-type="float" office:value="0">
            <text:p>0</text:p>
          </table:table-cell>
          <table:table-cell table:style-name="ce331" table:formula="of:=ROUNDDOWN([.F23]*[.F$28]*[.F$32];0)" office:value-type="float" office:value="30">
            <text:p>30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12"/>
          <table:table-cell table:style-name="ce332"/>
          <table:table-cell table:style-name="ce103" table:number-columns-repeated="5"/>
          <table:table-cell table:style-name="ce332"/>
          <table:table-cell table:style-name="ce103" table:number-columns-repeated="5"/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 table:number-rows-repeated="65466">
          <table:table-cell table:style-name="ce103" table:number-columns-repeated="24"/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Attaque_old" table:style-name="ta5" table:print="false">
        <office:forms form:automatic-focus="false" form:apply-design-mode="false"/>
        <table:table-column table:style-name="co17" table:default-cell-style-name="ce85"/>
        <table:table-column table:style-name="co60" table:default-cell-style-name="ce85"/>
        <table:table-column table:style-name="co25" table:number-columns-repeated="3" table:default-cell-style-name="ce85"/>
        <table:table-column table:style-name="co61" table:default-cell-style-name="ce85"/>
        <table:table-column table:style-name="co36" table:default-cell-style-name="ce85"/>
        <table:table-column table:style-name="co61" table:default-cell-style-name="ce85"/>
        <table:table-column table:style-name="co62" table:default-cell-style-name="ce85"/>
        <table:table-column table:style-name="co63" table:number-columns-repeated="13" table:default-cell-style-name="ce85"/>
        <table:table-column table:style-name="co28" table:number-columns-repeated="1002" table:default-cell-style-name="ce85"/>
        <table:table-row table:style-name="ro1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40"/>
          <table:table-cell table:style-name="ce341" office:value-type="string">
            <text:p>Nom de l'attaque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o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40" table:number-columns-repeated="3"/>
          <table:table-cell table:style-name="ce361"/>
          <table:table-cell table:style-name="ce366" office:value-type="string">
            <text:p>N</text:p>
          </table:table-cell>
          <table:table-cell table:style-name="ce367" office:value-type="string">
            <text:p>Pi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Te</text:p>
          </table:table-cell>
          <table:table-cell table:style-name="ce367" office:value-type="string">
            <text:p>Co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Jb</text:p>
          </table:table-cell>
          <table:table-cell table:style-name="ce367" office:value-type="string">
            <text:p>Fi</text:p>
          </table:table-cell>
          <table:table-cell table:style-name="ce367" office:value-type="string">
            <text:p>Da</text:p>
          </table:table-cell>
          <table:table-cell table:style-name="ce367" office:value-type="string">
            <text:p>Dq</text:p>
          </table:table-cell>
          <table:table-cell table:style-name="ce367" office:value-type="string">
            <text:p>Rp</text:p>
          </table:table-cell>
          <table:table-cell table:style-name="ce368" office:value-type="string">
            <text:p>Se</text:p>
          </table:table-cell>
          <table:table-cell table:style-name="ce340" table:number-columns-repeated="1002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 table:number-columns-repeated="3"/>
          <table:table-cell table:style-name="ce362" office:value-type="string">
            <text:p>N</text:p>
          </table:table-cell>
          <table:table-cell table:style-name="ce347" office:value-type="float" office:value="0">
            <text:p>0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Ripost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Seulement dans le cas d'une parade riposte</text:p>
          </table:table-cell>
          <table:table-cell table:style-name="ce339" table:number-columns-repeated="3"/>
          <table:table-cell table:style-name="ce362"/>
          <table:table-cell table:style-name="ce347" table:number-columns-repeated="11"/>
          <table:table-cell table:style-name="ce369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Vicieux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56" office:value-type="string">
            <text:p>L'adversaire doit faire ça parade avec mD -5</text:p>
          </table:table-cell>
          <table:table-cell table:style-name="ce339" table:number-columns-repeated="3"/>
          <table:table-cell table:style-name="ce363" office:value-type="string">
            <text:p>Vi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number-columns-repeated="4" table:style-name="ce347" office:value-type="string">
            <text:p>0</text:p>
          </table:table-cell>
          <table:table-cell table:number-columns-repeated="2" table:style-name="ce347" office:value-type="string">
            <text:p>+2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style-name="ce369" office:value-type="string">
            <text:p>+1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 table:number-columns-repeated="3"/>
          <table:table-cell table:style-name="ce363" office:value-type="string">
            <text:p>Pi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3"/>
          <table:table-cell table:style-name="ce363" office:value-type="string">
            <text:p>Br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récis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Modifie les malus de viser (-2) donc Tete = -2, Corps, Bras, Jambes = 0.</text:p>
          </table:table-cell>
          <table:table-cell table:style-name="ce339" table:number-columns-repeated="3"/>
          <table:table-cell table:style-name="ce363" office:value-type="string">
            <text:p>Pr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erce armur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e mBd de l'armure est divise par 2.</text:p>
          </table:table-cell>
          <table:table-cell table:style-name="ce339" table:number-columns-repeated="3"/>
          <table:table-cell table:style-name="ce363" office:value-type="string">
            <text:p>P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istance</text:p>
          </table:table-cell>
          <table:table-cell table:style-name="ce347" table:number-columns-repeated="3"/>
          <table:table-cell table:style-name="ce356" office:value-type="string">
            <text:p>Le défenseur peux choisir de faire une attaque simultanée.</text:p>
          </table:table-cell>
          <table:table-cell table:style-name="ce339" table:number-columns-repeated="3"/>
          <table:table-cell table:style-name="ce363" office:value-type="string">
            <text:p>Di</text:p>
          </table:table-cell>
          <table:table-cell table:number-columns-repeated="2"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style-name="ce369" office:value-type="float" office:value="-1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harge</text:p>
          </table:table-cell>
          <table:table-cell table:style-name="ce347" table:number-columns-repeated="3"/>
          <table:table-cell table:style-name="ce356" office:value-type="string">
            <text:p>(voir Attaque à distance) Si le défenseur réussi son attaque, alors son Bo est x1.5.</text:p>
          </table:table-cell>
          <table:table-cell table:style-name="ce339" table:number-columns-repeated="3"/>
          <table:table-cell table:style-name="ce363" office:value-type="string">
            <text:p>Cg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Fuite</text:p>
          </table:table-cell>
          <table:table-cell table:style-name="ce348" table:number-columns-repeated="3"/>
          <table:table-cell table:style-name="ce357" office:value-type="string">
            <text:p>Attaque en se mettant hors de portée</text:p>
          </table:table-cell>
          <table:table-cell table:style-name="ce339" table:number-columns-repeated="3"/>
          <table:table-cell table:style-name="ce363" office:value-type="string">
            <text:p>Fi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Pousse</text:p>
          </table:table-cell>
          <table:table-cell table:style-name="ce348" office:value-type="string">
            <text:p>-2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(Bo - Bd) / 10 = Nb de m de recule. L'Att doit avancer en même temps.</text:p>
          </table:table-cell>
          <table:table-cell table:style-name="ce339" table:number-columns-repeated="3"/>
          <table:table-cell table:style-name="ce363" office:value-type="string">
            <text:p>Ps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Assommant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éussi ? Con ND-1 ? -1 pour 2d10-Con Rds : Coma.</text:p>
          </table:table-cell>
          <table:table-cell table:style-name="ce339" table:number-columns-repeated="3"/>
          <table:table-cell table:style-name="ce363" office:value-type="string">
            <text:p>As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ésarmant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éussi ? For ND-1 ? 2d10-For = Malus pour ce rd : Lache son arme.</text:p>
          </table:table-cell>
          <table:table-cell table:style-name="ce339" table:number-columns-repeated="3"/>
          <table:table-cell table:style-name="ce363" office:value-type="string">
            <text:p>D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Déséquilibre</text:p>
          </table:table-cell>
          <table:table-cell table:style-name="ce348" office:value-type="string">
            <text:p>-3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Coup réussi ? Dex ND-1 ? 2d10-Dex = Malus pour ce rd : Tombe au sol</text:p>
          </table:table-cell>
          <table:table-cell table:style-name="ce339" table:number-columns-repeated="3"/>
          <table:table-cell table:style-name="ce363" office:value-type="string">
            <text:p>Dq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que</text:p>
          </table:table-cell>
          <table:table-cell table:style-name="ce348" office:value-type="string">
            <text:p>-3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3</text:p>
          </table:table-cell>
          <table:table-cell table:style-name="ce356" office:value-type="string">
            <text:p>Coup réussi ? For ND ? 2d10-For = Malus pour ce rd : L'arme est bloqué.</text:p>
          </table:table-cell>
          <table:table-cell table:style-name="ce339" table:number-columns-repeated="3"/>
          <table:table-cell table:style-name="ce363"/>
          <table:table-cell table:style-name="ce347" table:number-columns-repeated="11"/>
          <table:table-cell table:style-name="ce369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Lancé</text:p>
          </table:table-cell>
          <table:table-cell table:style-name="ce348" office:value-type="string">
            <text:p>0*</text:p>
          </table:table-cell>
          <table:table-cell table:style-name="ce348" office:value-type="string">
            <text:p>x1*</text:p>
          </table:table-cell>
          <table:table-cell table:style-name="ce348" office:value-type="string">
            <text:p>2</text:p>
          </table:table-cell>
          <table:table-cell table:style-name="ce357" office:value-type="string">
            <text:p>Permet de ne pas avoir de malus de lancé pour les armes de contact</text:p>
          </table:table-cell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Coup double</text:p>
          </table:table-cell>
          <table:table-cell table:style-name="ce348" office:value-type="string">
            <text:p>-5</text:p>
          </table:table-cell>
          <table:table-cell table:style-name="ce348" office:value-type="string">
            <text:p>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Permet de donner deux coup consécutif sur un ou plusieurs adv a porté</text:p>
          </table:table-cell>
          <table:table-cell table:style-name="ce339" table:number-columns-repeated="3"/>
          <table:table-cell table:style-name="ce364" office:value-type="string">
            <text:p>Ra</text:p>
          </table:table-cell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Coup triple</text:p>
          </table:table-cell>
          <table:table-cell table:style-name="ce348" office:value-type="string">
            <text:p>-10</text:p>
          </table:table-cell>
          <table:table-cell table:style-name="ce348" office:value-type="string">
            <text:p>0.5</text:p>
          </table:table-cell>
          <table:table-cell table:style-name="ce348" office:value-type="string">
            <text:p>5</text:p>
          </table:table-cell>
          <table:table-cell table:style-name="ce357" office:value-type="string">
            <text:p>Permet de donner trois coup consécutif sur un ou plusieurs adv a porté</text:p>
          </table:table-cell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Coup perforant</text:p>
          </table:table-cell>
          <table:table-cell table:style-name="ce348" table:number-columns-repeated="3"/>
          <table:table-cell table:style-name="ce357"/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Coup taillant</text:p>
          </table:table-cell>
          <table:table-cell table:style-name="ce348" table:number-columns-repeated="3"/>
          <table:table-cell table:style-name="ce357"/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Coup contusionant (k)</text:p>
          </table:table-cell>
          <table:table-cell table:style-name="ce348" table:number-columns-repeated="3"/>
          <table:table-cell table:style-name="ce357"/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1</text:p>
          </table:table-cell>
          <table:table-cell table:style-name="ce358"/>
          <table:table-cell table:style-name="ce339" table:number-columns-repeated="3"/>
          <table:table-cell table:style-name="ce365" office:value-type="string">
            <text:p>Se</text:p>
          </table:table-cell>
          <table:table-cell table:number-columns-repeated="2"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number-columns-repeated="4" table:style-name="ce349" office:value-type="string">
            <text:p>-1</text:p>
          </table:table-cell>
          <table:table-cell table:number-columns-repeated="2" table:style-name="ce349" office:value-type="string">
            <text:p>+1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style-name="ce371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 table:number-columns-repeated="5"/>
          <table:table-cell table:style-name="ce359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a defence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d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Brutal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Tête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à la tête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opr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 corp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a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x bra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Jambe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x jambe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Fuite</text:p>
          </table:table-cell>
          <table:table-cell table:style-name="ce347" table:number-columns-repeated="3"/>
          <table:table-cell table:style-name="ce356" office:value-type="string">
            <text:p>Pare en se mettant hors de porte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Prd reussi ? For ND-1 ? Plus d'Att ce Rd : Lache son arm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equilibre</text:p>
          </table:table-cell>
          <table:table-cell table:style-name="ce348" office:value-type="string">
            <text:p>-3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6" office:value-type="string">
            <text:p>Prd reussi ? Dex ND-1 ? Plus d'Att ce Rd : Tombe au sol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Riposte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Si Prd reussi + pas d'autre action ce rd, le def peux faire une attaque riposte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que</text:p>
          </table:table-cell>
          <table:table-cell table:style-name="ce348" office:value-type="string">
            <text:p>-3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3</text:p>
          </table:table-cell>
          <table:table-cell table:style-name="ce356" office:value-type="string">
            <text:p>Coup reussi ? For ND ? 2d10-For = Malus pour ce rd : L'arme est bloqué.</text:p>
          </table:table-cell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1</text:p>
          </table:table-cell>
          <table:table-cell table:style-name="ce358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 table:number-columns-repeated="5"/>
          <table:table-cell table:style-name="ce359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5" office:value-type="string">
            <text:p>Esquive sur place</text:p>
          </table:table-cell>
          <table:table-cell table:style-name="ce350" office:value-type="string">
            <text:p>-5</text:p>
          </table:table-cell>
          <table:table-cell table:style-name="ce350" office:value-type="string">
            <text:p>-</text:p>
          </table:table-cell>
          <table:table-cell table:style-name="ce350" office:value-type="string">
            <text:p>3</text:p>
          </table:table-cell>
          <table:table-cell table:style-name="ce360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4" office:value-type="string">
            <text:p>Esquive en mouvemen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-</text:p>
          </table:table-cell>
          <table:table-cell table:style-name="ce349" office:value-type="string">
            <text:p>5</text:p>
          </table:table-cell>
          <table:table-cell table:style-name="ce358" office:value-type="string">
            <text:p>Il faut au moin 2m de libre.</text:p>
          </table:table-cell>
          <table:table-cell table:style-name="ce339" table:number-columns-repeated="251"/>
          <table:table-cell table:number-columns-repeated="767"/>
        </table:table-row>
        <table:table-row table:style-name="ro1" table:number-rows-repeated="3">
          <table:table-cell table:style-name="ce339" table:number-columns-repeated="6"/>
          <table:table-cell table:style-name="ce359"/>
          <table:table-cell table:style-name="ce339" table:number-columns-repeated="250"/>
          <table:table-cell table:number-columns-repeated="767"/>
        </table:table-row>
        <table:table-row table:style-name="ro2">
          <table:table-cell table:style-name="ce340"/>
          <table:table-cell table:style-name="ce341" office:value-type="string">
            <text:p>Nom de l'attaque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o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40" table:number-columns-repeated="3"/>
          <table:table-cell table:style-name="ce361"/>
          <table:table-cell table:style-name="ce366" office:value-type="string">
            <text:p>N</text:p>
          </table:table-cell>
          <table:table-cell table:style-name="ce367" office:value-type="string">
            <text:p>Pi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Te</text:p>
          </table:table-cell>
          <table:table-cell table:style-name="ce367" office:value-type="string">
            <text:p>Co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Jb</text:p>
          </table:table-cell>
          <table:table-cell table:style-name="ce367" office:value-type="string">
            <text:p>Fi</text:p>
          </table:table-cell>
          <table:table-cell table:style-name="ce367" office:value-type="string">
            <text:p>Da</text:p>
          </table:table-cell>
          <table:table-cell table:style-name="ce367" office:value-type="string">
            <text:p>Dq</text:p>
          </table:table-cell>
          <table:table-cell table:style-name="ce367" office:value-type="string">
            <text:p>Rp</text:p>
          </table:table-cell>
          <table:table-cell table:style-name="ce368" office:value-type="string">
            <text:p>Se</text:p>
          </table:table-cell>
          <table:table-cell table:style-name="ce340" table:number-columns-repeated="1002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 table:number-columns-repeated="3"/>
          <table:table-cell table:style-name="ce362" office:value-type="string">
            <text:p>N</text:p>
          </table:table-cell>
          <table:table-cell table:style-name="ce347" office:value-type="float" office:value="0">
            <text:p>0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Viscieux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'adversaire doit faire ça parade à ND + 1</text:p>
          </table:table-cell>
          <table:table-cell table:style-name="ce339" table:number-columns-repeated="3"/>
          <table:table-cell table:style-name="ce363" office:value-type="string">
            <text:p>Vi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number-columns-repeated="4" table:style-name="ce347" office:value-type="string">
            <text:p>0</text:p>
          </table:table-cell>
          <table:table-cell table:number-columns-repeated="2" table:style-name="ce347" office:value-type="string">
            <text:p>+2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style-name="ce369" office:value-type="string">
            <text:p>+1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 table:number-columns-repeated="3"/>
          <table:table-cell table:style-name="ce363" office:value-type="string">
            <text:p>Pi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3"/>
          <table:table-cell table:style-name="ce363" office:value-type="string">
            <text:p>Br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recis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Modifie les malus de viser (-2) donc Tete = -2, Corps, Bras, Jambes = 0.</text:p>
          </table:table-cell>
          <table:table-cell table:style-name="ce339" table:number-columns-repeated="3"/>
          <table:table-cell table:style-name="ce363" office:value-type="string">
            <text:p>Pr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erce armur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e mBd de l'armure est divise par 2.</text:p>
          </table:table-cell>
          <table:table-cell table:style-name="ce339" table:number-columns-repeated="3"/>
          <table:table-cell table:style-name="ce363" office:value-type="string">
            <text:p>P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istanc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Le defenseur peux choisir de faire une attaque simultanée.</text:p>
          </table:table-cell>
          <table:table-cell table:style-name="ce339" table:number-columns-repeated="3"/>
          <table:table-cell table:style-name="ce363" office:value-type="string">
            <text:p>Di</text:p>
          </table:table-cell>
          <table:table-cell table:number-columns-repeated="2"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style-name="ce369" office:value-type="float" office:value="-1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harg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(voir Attaque à distance) Si le defenseur reussi son attaque, alors son Bo est x1.5.</text:p>
          </table:table-cell>
          <table:table-cell table:style-name="ce339" table:number-columns-repeated="3"/>
          <table:table-cell table:style-name="ce363" office:value-type="string">
            <text:p>Cg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Fuite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5</text:p>
          </table:table-cell>
          <table:table-cell table:style-name="ce357" office:value-type="string">
            <text:p>Attaque en se mettant hors de portee.</text:p>
          </table:table-cell>
          <table:table-cell table:style-name="ce339" table:number-columns-repeated="3"/>
          <table:table-cell table:style-name="ce363" office:value-type="string">
            <text:p>Fi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Pousse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(Bo - Bd) / 10 = Nb de m de recule. L'Att doit avancer en même temps.</text:p>
          </table:table-cell>
          <table:table-cell table:style-name="ce339" table:number-columns-repeated="3"/>
          <table:table-cell table:style-name="ce363" office:value-type="string">
            <text:p>Ps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Assomant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eussi ? Con ND-1 ? -1 pour 2d10-Con Rds : Coma.</text:p>
          </table:table-cell>
          <table:table-cell table:style-name="ce339" table:number-columns-repeated="3"/>
          <table:table-cell table:style-name="ce363" office:value-type="string">
            <text:p>As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eussi ? For ND-1 ? 2d10-For = Malus pour ce rd : Lache son arme.</text:p>
          </table:table-cell>
          <table:table-cell table:style-name="ce339" table:number-columns-repeated="3"/>
          <table:table-cell table:style-name="ce363" office:value-type="string">
            <text:p>D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Desequilibre</text:p>
          </table:table-cell>
          <table:table-cell table:style-name="ce348" office:value-type="string">
            <text:p>-2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Coup reussi ? Dex ND-1 ? 2d10-Dex = Malus pour ce rd : Tombe au sol</text:p>
          </table:table-cell>
          <table:table-cell table:style-name="ce339" table:number-columns-repeated="3"/>
          <table:table-cell table:style-name="ce363" office:value-type="string">
            <text:p>Dq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que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2</text:p>
          </table:table-cell>
          <table:table-cell table:style-name="ce356" office:value-type="string">
            <text:p>Coup reussi ? For ND ? 2d10-For = Malus pour ce rd : L'arme est bloqué.</text:p>
          </table:table-cell>
          <table:table-cell table:style-name="ce339" table:number-columns-repeated="3"/>
          <table:table-cell table:style-name="ce363"/>
          <table:table-cell table:style-name="ce347" table:number-columns-repeated="11"/>
          <table:table-cell table:style-name="ce369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Rapide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 table:number-columns-repeated="3"/>
          <table:table-cell table:style-name="ce364" office:value-type="string">
            <text:p>Ra</text:p>
          </table:table-cell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Eclaire*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1</text:p>
          </table:table-cell>
          <table:table-cell table:style-name="ce358"/>
          <table:table-cell table:style-name="ce339" table:number-columns-repeated="3"/>
          <table:table-cell table:style-name="ce365" office:value-type="string">
            <text:p>Se</text:p>
          </table:table-cell>
          <table:table-cell table:number-columns-repeated="2"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number-columns-repeated="4" table:style-name="ce349" office:value-type="string">
            <text:p>-1</text:p>
          </table:table-cell>
          <table:table-cell table:number-columns-repeated="2" table:style-name="ce349" office:value-type="string">
            <text:p>+1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style-name="ce371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 table:number-columns-repeated="5"/>
          <table:table-cell table:style-name="ce359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a defence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d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Brutal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Tête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à la tête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opr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 corp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a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x bra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Jambe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x jambe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Fuite</text:p>
          </table:table-cell>
          <table:table-cell table:style-name="ce347"/>
          <table:table-cell table:style-name="ce347" office:value-type="string">
            <text:p>x1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Pare en se mettant hors de porte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Prd reussi ? For ND-1 ? Plus d'Att ce Rd : Lache son arm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equilibre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56" office:value-type="string">
            <text:p>Prd reussi ? Dex ND-1 ? Plus d'Att ce Rd : Tombe au sol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Ripost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Si la Prd est reussi, le def peux faire une attaque ripost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ck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Sans effort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1</text:p>
          </table:table-cell>
          <table:table-cell table:style-name="ce357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3"/>
          <table:table-cell table:style-name="ce348" table:number-columns-repeated="3"/>
          <table:table-cell table:style-name="ce357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Esquive sur place</text:p>
          </table:table-cell>
          <table:table-cell table:style-name="ce348" office:value-type="string">
            <text:p>-5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3</text:p>
          </table:table-cell>
          <table:table-cell table:style-name="ce357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4" office:value-type="string">
            <text:p>Esquive en mouvemen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-</text:p>
          </table:table-cell>
          <table:table-cell table:style-name="ce349" office:value-type="string">
            <text:p>5</text:p>
          </table:table-cell>
          <table:table-cell table:style-name="ce358" office:value-type="string">
            <text:p>Il faut au moin 2m de libre.</text:p>
          </table:table-cell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 table:number-columns-repeated="6"/>
          <table:table-cell table:style-name="ce359"/>
          <table:table-cell table:style-name="ce339" table:number-columns-repeated="250"/>
          <table:table-cell table:number-columns-repeated="767"/>
        </table:table-row>
        <table:table-row table:style-name="ro1" table:number-rows-repeated="2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40"/>
          <table:table-cell table:style-name="ce341" office:value-type="string">
            <text:p>Nom de l'attaque</text:p>
          </table:table-cell>
          <table:table-cell table:style-name="ce351" office:value-type="string">
            <text:p>Abr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o</text:p>
          </table:table-cell>
          <table:table-cell table:style-name="ce346" office:value-type="string">
            <text:p>Pa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40"/>
          <table:table-cell table:style-name="ce361"/>
          <table:table-cell table:style-name="ce366" office:value-type="string">
            <text:p>N</text:p>
          </table:table-cell>
          <table:table-cell table:style-name="ce367" office:value-type="string">
            <text:p>Pi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Te</text:p>
          </table:table-cell>
          <table:table-cell table:style-name="ce367" office:value-type="string">
            <text:p>Co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Jb</text:p>
          </table:table-cell>
          <table:table-cell table:style-name="ce367" office:value-type="string">
            <text:p>Fi</text:p>
          </table:table-cell>
          <table:table-cell table:style-name="ce367" office:value-type="string">
            <text:p>Da</text:p>
          </table:table-cell>
          <table:table-cell table:style-name="ce367" office:value-type="string">
            <text:p>Dq</text:p>
          </table:table-cell>
          <table:table-cell table:style-name="ce367" office:value-type="string">
            <text:p>Rp</text:p>
          </table:table-cell>
          <table:table-cell table:style-name="ce368" office:value-type="string">
            <text:p>Se</text:p>
          </table:table-cell>
          <table:table-cell table:style-name="ce340" table:number-columns-repeated="1002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52" office:value-type="string">
            <text:p>N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/>
          <table:table-cell table:style-name="ce362" office:value-type="string">
            <text:p>N</text:p>
          </table:table-cell>
          <table:table-cell table:style-name="ce347" office:value-type="float" office:value="0">
            <text:p>0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Viscieux</text:p>
          </table:table-cell>
          <table:table-cell table:style-name="ce352" office:value-type="string">
            <text:p>Vi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'adversaire doit faire ça parade à ND + 1</text:p>
          </table:table-cell>
          <table:table-cell table:style-name="ce339"/>
          <table:table-cell table:style-name="ce363" office:value-type="string">
            <text:p>Vi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number-columns-repeated="4" table:style-name="ce347" office:value-type="string">
            <text:p>0</text:p>
          </table:table-cell>
          <table:table-cell table:number-columns-repeated="2" table:style-name="ce347" office:value-type="string">
            <text:p>+2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style-name="ce369" office:value-type="string">
            <text:p>+1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52" office:value-type="string">
            <text:p>Pi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4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/>
          <table:table-cell table:style-name="ce363" office:value-type="string">
            <text:p>Pi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4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/>
          <table:table-cell table:style-name="ce363" office:value-type="string">
            <text:p>Br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recis</text:p>
          </table:table-cell>
          <table:table-cell table:style-name="ce352" office:value-type="string">
            <text:p>Pr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Modifie les malus de viser (-2) donc Tete = -2, Corps, Bras, Jambes = 0.</text:p>
          </table:table-cell>
          <table:table-cell table:style-name="ce339"/>
          <table:table-cell table:style-name="ce363" office:value-type="string">
            <text:p>Pr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erce armure</text:p>
          </table:table-cell>
          <table:table-cell table:style-name="ce352" office:value-type="string">
            <text:p>Pa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e mBd de l'armure est divise par 2.</text:p>
          </table:table-cell>
          <table:table-cell table:style-name="ce339"/>
          <table:table-cell table:style-name="ce363" office:value-type="string">
            <text:p>P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istance</text:p>
          </table:table-cell>
          <table:table-cell table:style-name="ce352" office:value-type="string">
            <text:p>Di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Le defenseur peux choisir de faire une attaque simultanée.</text:p>
          </table:table-cell>
          <table:table-cell table:style-name="ce339"/>
          <table:table-cell table:style-name="ce363" office:value-type="string">
            <text:p>Di</text:p>
          </table:table-cell>
          <table:table-cell table:number-columns-repeated="2"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style-name="ce369" office:value-type="float" office:value="-1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harge</text:p>
          </table:table-cell>
          <table:table-cell table:style-name="ce352" office:value-type="string">
            <text:p>Cg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(voir Attaque à distance) Si le defenseur reussi son attaque, alors son Bo est x1.5.</text:p>
          </table:table-cell>
          <table:table-cell table:style-name="ce339"/>
          <table:table-cell table:style-name="ce363" office:value-type="string">
            <text:p>Cg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Fuite</text:p>
          </table:table-cell>
          <table:table-cell table:style-name="ce353" office:value-type="string">
            <text:p>Fi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3</text:p>
          </table:table-cell>
          <table:table-cell table:style-name="ce348" office:value-type="string">
            <text:p>5</text:p>
          </table:table-cell>
          <table:table-cell table:style-name="ce357" office:value-type="string">
            <text:p>Attaque en se mettant hors de portee.</text:p>
          </table:table-cell>
          <table:table-cell table:style-name="ce339"/>
          <table:table-cell table:style-name="ce363" office:value-type="string">
            <text:p>Fi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Pousse</text:p>
          </table:table-cell>
          <table:table-cell table:style-name="ce353" office:value-type="string">
            <text:p>Ps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number-columns-repeated="2" table:style-name="ce348" office:value-type="string">
            <text:p>3</text:p>
          </table:table-cell>
          <table:table-cell table:style-name="ce357" office:value-type="string">
            <text:p>(Bo - Bd) / 10 = Nb de m de recule. L'Att doit avancer en même temps.</text:p>
          </table:table-cell>
          <table:table-cell table:style-name="ce339"/>
          <table:table-cell table:style-name="ce363" office:value-type="string">
            <text:p>Ps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Assomant</text:p>
          </table:table-cell>
          <table:table-cell table:style-name="ce352" office:value-type="string">
            <text:p>As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eussi ? Con ND-1 ? -1 pour 2d10-Con Rds : Coma.</text:p>
          </table:table-cell>
          <table:table-cell table:style-name="ce339"/>
          <table:table-cell table:style-name="ce363" office:value-type="string">
            <text:p>As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52" office:value-type="string">
            <text:p>Da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eussi ? For ND-1 ? 2d10-For = Malus pour ce rd : Lache son arme.</text:p>
          </table:table-cell>
          <table:table-cell table:style-name="ce339"/>
          <table:table-cell table:style-name="ce363" office:value-type="string">
            <text:p>D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Desequilibre</text:p>
          </table:table-cell>
          <table:table-cell table:style-name="ce353" office:value-type="string">
            <text:p>Dq</text:p>
          </table:table-cell>
          <table:table-cell table:style-name="ce348" office:value-type="string">
            <text:p>-2</text:p>
          </table:table-cell>
          <table:table-cell table:style-name="ce348" office:value-type="string">
            <text:p>x0.5</text:p>
          </table:table-cell>
          <table:table-cell table:number-columns-repeated="2" table:style-name="ce348" office:value-type="string">
            <text:p>3</text:p>
          </table:table-cell>
          <table:table-cell table:style-name="ce357" office:value-type="string">
            <text:p>Coup reussi ? Dex ND-1 ? 2d10-Dex = Malus pour ce rd : Tombe au sol</text:p>
          </table:table-cell>
          <table:table-cell table:style-name="ce339"/>
          <table:table-cell table:style-name="ce363" office:value-type="string">
            <text:p>Dq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que</text:p>
          </table:table-cell>
          <table:table-cell table:style-name="ce353" office:value-type="string">
            <text:p>Bl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3</text:p>
          </table:table-cell>
          <table:table-cell table:style-name="ce348" office:value-type="string">
            <text:p>2</text:p>
          </table:table-cell>
          <table:table-cell table:style-name="ce356" office:value-type="string">
            <text:p>Coup reussi ? For ND ? 2d10-For = Malus pour ce rd : L'arme est bloqué.</text:p>
          </table:table-cell>
          <table:table-cell table:style-name="ce339"/>
          <table:table-cell table:style-name="ce363"/>
          <table:table-cell table:style-name="ce347" table:number-columns-repeated="11"/>
          <table:table-cell table:style-name="ce369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Rapide</text:p>
          </table:table-cell>
          <table:table-cell table:style-name="ce353" office:value-type="string">
            <text:p>Rp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number-columns-repeated="2" table:style-name="ce348" office:value-type="string">
            <text:p>2</text:p>
          </table:table-cell>
          <table:table-cell table:style-name="ce357"/>
          <table:table-cell table:style-name="ce339"/>
          <table:table-cell table:style-name="ce364" office:value-type="string">
            <text:p>Ra</text:p>
          </table:table-cell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Eclaire*</text:p>
          </table:table-cell>
          <table:table-cell table:style-name="ce353" office:value-type="string">
            <text:p>Ec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54" office:value-type="string">
            <text:p>Se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3</text:p>
          </table:table-cell>
          <table:table-cell table:style-name="ce349" office:value-type="string">
            <text:p>1</text:p>
          </table:table-cell>
          <table:table-cell table:style-name="ce358"/>
          <table:table-cell table:style-name="ce339"/>
          <table:table-cell table:style-name="ce365" office:value-type="string">
            <text:p>Se</text:p>
          </table:table-cell>
          <table:table-cell table:number-columns-repeated="2"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number-columns-repeated="4" table:style-name="ce349" office:value-type="string">
            <text:p>-1</text:p>
          </table:table-cell>
          <table:table-cell table:number-columns-repeated="2" table:style-name="ce349" office:value-type="string">
            <text:p>+1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style-name="ce371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a defence</text:p>
          </table:table-cell>
          <table:table-cell table:style-name="ce351" office:value-type="string">
            <text:p>Abr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d</text:p>
          </table:table-cell>
          <table:table-cell table:style-name="ce346" office:value-type="string">
            <text:p>Pa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52" office:value-type="string">
            <text:p>N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52" office:value-type="string">
            <text:p>Pi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1.5</text:p>
          </table:table-cell>
          <table:table-cell table:number-columns-repeated="2" table:style-name="ce347" office:value-type="string">
            <text:p>3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Tête</text:p>
          </table:table-cell>
          <table:table-cell table:style-name="ce352" office:value-type="string">
            <text:p>Te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Att à la tête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oprs</text:p>
          </table:table-cell>
          <table:table-cell table:style-name="ce352" office:value-type="string">
            <text:p>Co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Att au corp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as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Att aux bra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Jambes</text:p>
          </table:table-cell>
          <table:table-cell table:style-name="ce352" office:value-type="string">
            <text:p>Jb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Att aux jambe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Fuite</text:p>
          </table:table-cell>
          <table:table-cell table:style-name="ce352" office:value-type="string">
            <text:p>Fi</text:p>
          </table:table-cell>
          <table:table-cell table:style-name="ce347"/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Pare en se mettant hors de porte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52" office:value-type="string">
            <text:p>Da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0.5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Prd reussi ? For ND-1 ? Plus d'Att ce Rd : Lache son arm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equilibre</text:p>
          </table:table-cell>
          <table:table-cell table:style-name="ce352" office:value-type="string">
            <text:p>Dq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47" office:value-type="string">
            <text:p>3</text:p>
          </table:table-cell>
          <table:table-cell table:style-name="ce356" office:value-type="string">
            <text:p>Prd reussi ? Dex ND-1 ? Plus d'Att ce Rd : Tombe au sol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Riposte</text:p>
          </table:table-cell>
          <table:table-cell table:style-name="ce352" office:value-type="string">
            <text:p>Ri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Si la Prd est reussi, le def peux faire une attaque ripost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ck</text:p>
          </table:table-cell>
          <table:table-cell table:style-name="ce353" office:value-type="string">
            <text:p>Bl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Sans effort</text:p>
          </table:table-cell>
          <table:table-cell table:style-name="ce353" office:value-type="string">
            <text:p>Se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2</text:p>
          </table:table-cell>
          <table:table-cell table:style-name="ce348" office:value-type="string">
            <text:p>1</text:p>
          </table:table-cell>
          <table:table-cell table:style-name="ce357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3"/>
          <table:table-cell table:style-name="ce353"/>
          <table:table-cell table:style-name="ce348" table:number-columns-repeated="4"/>
          <table:table-cell table:style-name="ce357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Esquive sur place</text:p>
          </table:table-cell>
          <table:table-cell table:style-name="ce353" office:value-type="string">
            <text:p>EI</text:p>
          </table:table-cell>
          <table:table-cell table:style-name="ce348" office:value-type="string">
            <text:p>-5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3</text:p>
          </table:table-cell>
          <table:table-cell table:style-name="ce357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4" office:value-type="string">
            <text:p>Esquive en mouvement</text:p>
          </table:table-cell>
          <table:table-cell table:style-name="ce354" office:value-type="string">
            <text:p>EM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-</text:p>
          </table:table-cell>
          <table:table-cell table:style-name="ce349" office:value-type="string">
            <text:p>3</text:p>
          </table:table-cell>
          <table:table-cell table:style-name="ce349" office:value-type="string">
            <text:p>5</text:p>
          </table:table-cell>
          <table:table-cell table:style-name="ce358" office:value-type="string">
            <text:p>Il faut au moin 2m de libre.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 table:number-columns-repeated="5"/>
          <table:table-cell table:style-name="ce339" office:value-type="string">
            <text:p>Pa = Dex/2</text:p>
          </table:table-cell>
          <table:table-cell table:style-name="ce339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1" table:number-rows-repeated="4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'attaque</text:p>
          </table:table-cell>
          <table:table-cell table:style-name="ce351" office:value-type="string">
            <text:p>Abr</text:p>
          </table:table-cell>
          <table:table-cell table:style-name="ce346" office:value-type="string">
            <text:p>mND</text:p>
          </table:table-cell>
          <table:table-cell table:style-name="ce346" office:value-type="string">
            <text:p>mBo</text:p>
          </table:table-cell>
          <table:table-cell table:style-name="ce346" office:value-type="string">
            <text:p>Max</text:p>
          </table:table-cell>
          <table:table-cell table:style-name="ce346" office:value-type="string">
            <text:p>mPf</text:p>
          </table:table-cell>
          <table:table-cell table:style-name="ce355" office:value-type="string">
            <text:p>Speciale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52" office:value-type="string">
            <text:p>N</text:p>
          </table:table-cell>
          <table:table-cell table:style-name="ce347" office:value-type="float" office:value="0">
            <text:p>0</text:p>
          </table:table-cell>
          <table:table-cell table:style-name="ce347" office:value-type="string">
            <text:p>x1</text:p>
          </table:table-cell>
          <table:table-cell table:style-name="ce347" office:value-type="float" office:value="1">
            <text:p>1</text:p>
          </table:table-cell>
          <table:table-cell table:style-name="ce347" office:value-type="float" office:value="0">
            <text:p>0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Viscieux</text:p>
          </table:table-cell>
          <table:table-cell table:style-name="ce352" office:value-type="string">
            <text:p>Vi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52" office:value-type="string">
            <text:p>Pi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+1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+2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recis</text:p>
          </table:table-cell>
          <table:table-cell table:style-name="ce352" office:value-type="string">
            <text:p>Pr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Modifie les malus de viser (-2) donc Tete = -2, Corps, Bras, Jambes = 0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erce armure</text:p>
          </table:table-cell>
          <table:table-cell table:style-name="ce352" office:value-type="string">
            <text:p>Pa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Le mBd de l'armure est divise par 2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Multiple</text:p>
          </table:table-cell>
          <table:table-cell table:style-name="ce352" office:value-type="string">
            <text:p>Mu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Les Pf sont retire pour chaque coup. 2 Adv peuvent être touch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istance</text:p>
          </table:table-cell>
          <table:table-cell table:style-name="ce352" office:value-type="string">
            <text:p>Di</text:p>
          </table:table-cell>
          <table:table-cell table:style-name="ce347" office:value-type="float" office:value="-1">
            <text:p>-1</text:p>
          </table:table-cell>
          <table:table-cell table:style-name="ce347" office:value-type="string">
            <text:p>x1</text:p>
          </table:table-cell>
          <table:table-cell table:style-name="ce347" office:value-type="float" office:value="1">
            <text:p>1</text:p>
          </table:table-cell>
          <table:table-cell table:style-name="ce347" office:value-type="string">
            <text:p>+1</text:p>
          </table:table-cell>
          <table:table-cell table:style-name="ce356" office:value-type="string">
            <text:p>Le defenseur peux choisir de faire une attaque simultané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harge</text:p>
          </table:table-cell>
          <table:table-cell table:style-name="ce352" office:value-type="string">
            <text:p>Cg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+2</text:p>
          </table:table-cell>
          <table:table-cell table:style-name="ce356" office:value-type="string">
            <text:p>(voir Attaque à distance) Si le defenseur reussi son attaque, alors son Bo est x1.5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Fuite</text:p>
          </table:table-cell>
          <table:table-cell table:style-name="ce353" office:value-type="string">
            <text:p>Fi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+1</text:p>
          </table:table-cell>
          <table:table-cell table:style-name="ce357" office:value-type="string">
            <text:p>Attaque en se mettant hors de porte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Pousse</text:p>
          </table:table-cell>
          <table:table-cell table:style-name="ce353" office:value-type="string">
            <text:p>Ps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+1</text:p>
          </table:table-cell>
          <table:table-cell table:style-name="ce357" office:value-type="string">
            <text:p>(Bo - Bd) / 10 = Nb de m de recule. L'Att doit avancer en même temps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Assomant</text:p>
          </table:table-cell>
          <table:table-cell table:style-name="ce352" office:value-type="string">
            <text:p>As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Coup reussi ? Con ND-1 ? -1 pour 2d10-Con Rds : Coma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52" office:value-type="string">
            <text:p>Da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Coup reussi ? For ND-1 ? Plus d'Att ce Rd : Lache son arm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Desequilibre</text:p>
          </table:table-cell>
          <table:table-cell table:style-name="ce353" office:value-type="string">
            <text:p>Dq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+1</text:p>
          </table:table-cell>
          <table:table-cell table:style-name="ce357" office:value-type="string">
            <text:p>Coup reussi ? Dex ND-1 ? Plus d'Att ce Rd : Tombe au sol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Enchainement poing</text:p>
          </table:table-cell>
          <table:table-cell table:style-name="ce353" office:value-type="string">
            <text:p>Ep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0</text:p>
          </table:table-cell>
          <table:table-cell table:style-name="ce357" office:value-type="string">
            <text:p>Si le Def fait un Prd, il doit pare le coup de poing avec ND+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Enchainement pieds</text:p>
          </table:table-cell>
          <table:table-cell table:style-name="ce353" office:value-type="string">
            <text:p>Ed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0</text:p>
          </table:table-cell>
          <table:table-cell table:style-name="ce357" office:value-type="string">
            <text:p>Si le Def fait un Prd, il doit pare le coup de pieds avec ND+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Riposte</text:p>
          </table:table-cell>
          <table:table-cell table:style-name="ce353" office:value-type="string">
            <text:p>Rp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0</text:p>
          </table:table-cell>
          <table:table-cell table:style-name="ce357" office:value-type="string">
            <text:p>Seulment dans le cas d'une parade-riposte reussi.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54" office:value-type="string">
            <text:p>Se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1</text:p>
          </table:table-cell>
          <table:table-cell table:style-name="ce349" office:value-type="string">
            <text:p>-1</text:p>
          </table:table-cell>
          <table:table-cell table:style-name="ce358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a defence</text:p>
          </table:table-cell>
          <table:table-cell table:style-name="ce351" office:value-type="string">
            <text:p>Abr</text:p>
          </table:table-cell>
          <table:table-cell table:style-name="ce346" office:value-type="string">
            <text:p>mND</text:p>
          </table:table-cell>
          <table:table-cell table:style-name="ce346" office:value-type="string">
            <text:p>mBd</text:p>
          </table:table-cell>
          <table:table-cell table:style-name="ce346"/>
          <table:table-cell table:style-name="ce346" office:value-type="string">
            <text:p>mPf</text:p>
          </table:table-cell>
          <table:table-cell table:style-name="ce355" office:value-type="string">
            <text:p>Speciale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52" office:value-type="string">
            <text:p>N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52" office:value-type="string">
            <text:p>Pi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.5</text:p>
          </table:table-cell>
          <table:table-cell table:style-name="ce347"/>
          <table:table-cell table:style-name="ce347" office:value-type="string">
            <text:p>+1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2</text:p>
          </table:table-cell>
          <table:table-cell table:style-name="ce347"/>
          <table:table-cell table:style-name="ce347" office:value-type="string">
            <text:p>+2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Tête</text:p>
          </table:table-cell>
          <table:table-cell table:style-name="ce352" office:value-type="string">
            <text:p>Te</text:p>
          </table:table-cell>
          <table:table-cell table:style-name="ce347" office:value-type="string">
            <text:p>Spe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Att à la tête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oprs</text:p>
          </table:table-cell>
          <table:table-cell table:style-name="ce352" office:value-type="string">
            <text:p>Co</text:p>
          </table:table-cell>
          <table:table-cell table:style-name="ce347" office:value-type="string">
            <text:p>Spe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Att au corp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as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Spe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Att aux bra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Jambes</text:p>
          </table:table-cell>
          <table:table-cell table:style-name="ce352" office:value-type="string">
            <text:p>Jb</text:p>
          </table:table-cell>
          <table:table-cell table:style-name="ce347" office:value-type="string">
            <text:p>Spe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Att aux jambe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Fuite</text:p>
          </table:table-cell>
          <table:table-cell table:style-name="ce352" office:value-type="string">
            <text:p>Fi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+1</text:p>
          </table:table-cell>
          <table:table-cell table:style-name="ce356" office:value-type="string">
            <text:p>Pare en se mettant hors de porte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52" office:value-type="string">
            <text:p>Da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Prd reussi ? For ND-1 ? Plus d'Att ce Rd : Lache son arm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equilibre</text:p>
          </table:table-cell>
          <table:table-cell table:style-name="ce352" office:value-type="string">
            <text:p>Dq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+1</text:p>
          </table:table-cell>
          <table:table-cell table:style-name="ce356" office:value-type="string">
            <text:p>Prd reussi ? Dex ND-1 ? Plus d'Att ce Rd : Tombe au sol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Riposte</text:p>
          </table:table-cell>
          <table:table-cell table:style-name="ce352" office:value-type="string">
            <text:p>Rp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0.5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Si la Prd est reussi, le def peux faire une attaque riposte.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54" office:value-type="string">
            <text:p>Se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/>
          <table:table-cell table:style-name="ce349" office:value-type="string">
            <text:p>-1</text:p>
          </table:table-cell>
          <table:table-cell table:style-name="ce358"/>
          <table:table-cell table:style-name="ce339" table:number-columns-repeated="249"/>
          <table:table-cell table:number-columns-repeated="767"/>
        </table:table-row>
        <table:table-row table:style-name="ro1" table:number-rows-repeated="65377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erso" table:style-name="ta12">
        <table:table-column table:style-name="co90" table:default-cell-style-name="ce85"/>
        <table:table-column table:style-name="co91" table:default-cell-style-name="ce85"/>
        <table:table-column table:style-name="co25" table:number-columns-repeated="10" table:default-cell-style-name="ce85"/>
        <table:table-column table:style-name="co92" table:default-cell-style-name="ce85"/>
        <table:table-column table:style-name="co93" table:default-cell-style-name="ce85"/>
        <table:table-column table:style-name="co28" table:number-columns-repeated="1010" table:default-cell-style-name="ce85"/>
        <table:table-row table:style-name="ro1">
          <table:table-cell table:style-name="ce543" table:number-columns-repeated="1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4"/>
          <table:table-cell table:style-name="ce544" office:value-type="string">
            <text:p>Charac</text:p>
          </table:table-cell>
          <table:table-cell table:style-name="ce544" office:value-type="float" office:value="1">
            <text:p>1</text:p>
          </table:table-cell>
          <table:table-cell table:style-name="ce544" office:value-type="float" office:value="2">
            <text:p>2</text:p>
          </table:table-cell>
          <table:table-cell table:style-name="ce544" office:value-type="float" office:value="3">
            <text:p>3</text:p>
          </table:table-cell>
          <table:table-cell table:style-name="ce544" office:value-type="float" office:value="4">
            <text:p>4</text:p>
          </table:table-cell>
          <table:table-cell table:style-name="ce544" office:value-type="float" office:value="5">
            <text:p>5</text:p>
          </table:table-cell>
          <table:table-cell table:style-name="ce544" office:value-type="string">
            <text:p>Hom</text:p>
          </table:table-cell>
          <table:table-cell table:style-name="ce544" office:value-type="string">
            <text:p>Hero</text:p>
          </table:table-cell>
          <table:table-cell table:style-name="ce544" office:value-type="string">
            <text:p>Geant</text:p>
          </table:table-cell>
          <table:table-cell table:style-name="ce544" office:value-type="string">
            <text:p>Test</text:p>
          </table:table-cell>
          <table:table-cell table:style-name="ce544"/>
          <table:table-cell table:style-name="ce546"/>
          <table:table-cell table:style-name="ce544" table:number-columns-repeated="1011"/>
        </table:table-row>
        <table:table-row table:style-name="ro1">
          <table:table-cell table:style-name="ce543"/>
          <table:table-cell table:style-name="ce543" office:value-type="string">
            <text:p>For</text:p>
          </table:table-cell>
          <table:table-cell table:style-name="ce543" table:formula="of:=5+ROUNDDOWN(6*RAND();0)+ROUNDDOWN(6*RAND();0)" office:value-type="float" office:value="7">
            <text:p>7</text:p>
          </table:table-cell>
          <table:table-cell table:style-name="ce543" table:formula="of:=5+ROUNDDOWN(6*RAND();0)+ROUNDDOWN(6*RAND();0)" office:value-type="float" office:value="13">
            <text:p>13</text:p>
          </table:table-cell>
          <table:table-cell table:style-name="ce543" table:formula="of:=5+ROUNDDOWN(6*RAND();0)+ROUNDDOWN(6*RAND();0)" office:value-type="float" office:value="11">
            <text:p>11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table:formula="of:=5+ROUNDDOWN(6*RAND();0)+ROUNDDOWN(6*RAND();0)" office:value-type="float" office:value="13">
            <text:p>13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30">
            <text:p>30</text:p>
          </table:table-cell>
          <table:table-cell table:style-name="ce543" office:value-type="float" office:value="8">
            <text:p>8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string">
            <text:p>Con</text:p>
          </table:table-cell>
          <table:table-cell table:style-name="ce543" table:formula="of:=5+ROUNDDOWN(6*RAND();0)+ROUNDDOWN(6*RAND();0)" office:value-type="float" office:value="14">
            <text:p>14</text:p>
          </table:table-cell>
          <table:table-cell table:style-name="ce543" table:formula="of:=5+ROUNDDOWN(6*RAND();0)+ROUNDDOWN(6*RAND();0)" office:value-type="float" office:value="11">
            <text:p>11</text:p>
          </table:table-cell>
          <table:table-cell table:style-name="ce543" table:formula="of:=5+ROUNDDOWN(6*RAND();0)+ROUNDDOWN(6*RAND();0)" office:value-type="float" office:value="10">
            <text:p>10</text:p>
          </table:table-cell>
          <table:table-cell table:style-name="ce543" table:formula="of:=5+ROUNDDOWN(6*RAND();0)+ROUNDDOWN(6*RAND();0)" office:value-type="float" office:value="8">
            <text:p>8</text:p>
          </table:table-cell>
          <table:table-cell table:style-name="ce543" table:formula="of:=5+ROUNDDOWN(6*RAND();0)+ROUNDDOWN(6*RAND();0)" office:value-type="float" office:value="8">
            <text:p>8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30">
            <text:p>30</text:p>
          </table:table-cell>
          <table:table-cell table:style-name="ce543" office:value-type="float" office:value="8">
            <text:p>8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End</text:p>
          </table:table-cell>
          <table:table-cell table:style-name="ce543" table:formula="of:=5+ROUNDDOWN(6*RAND();0)+ROUNDDOWN(6*RAND();0)" office:value-type="float" office:value="14">
            <text:p>14</text:p>
          </table:table-cell>
          <table:table-cell table:style-name="ce543" table:formula="of:=5+ROUNDDOWN(6*RAND();0)+ROUNDDOWN(6*RAND();0)" office:value-type="float" office:value="8">
            <text:p>8</text:p>
          </table:table-cell>
          <table:table-cell table:style-name="ce543" table:formula="of:=5+ROUNDDOWN(6*RAND();0)+ROUNDDOWN(6*RAND();0)" office:value-type="float" office:value="10">
            <text:p>10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table:formula="of:=5+ROUNDDOWN(6*RAND();0)+ROUNDDOWN(6*RAND();0)" office:value-type="float" office:value="14">
            <text:p>14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20">
            <text:p>20</text:p>
          </table:table-cell>
          <table:table-cell table:style-name="ce543" office:value-type="float" office:value="15">
            <text:p>15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Int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table:formula="of:=5+ROUNDDOWN(6*RAND();0)+ROUNDDOWN(6*RAND();0)" office:value-type="float" office:value="10">
            <text:p>10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table:formula="of:=5+ROUNDDOWN(6*RAND();0)+ROUNDDOWN(6*RAND();0)" office:value-type="float" office:value="12">
            <text:p>12</text:p>
          </table:table-cell>
          <table:table-cell table:style-name="ce543" table:formula="of:=5+ROUNDDOWN(6*RAND();0)+ROUNDDOWN(6*RAND();0)" office:value-type="float" office:value="11">
            <text:p>11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string">
            <text:p>Vol</text:p>
          </table:table-cell>
          <table:table-cell table:style-name="ce543" table:formula="of:=5+ROUNDDOWN(6*RAND();0)+ROUNDDOWN(6*RAND();0)" office:value-type="float" office:value="14">
            <text:p>14</text:p>
          </table:table-cell>
          <table:table-cell table:style-name="ce543" table:formula="of:=5+ROUNDDOWN(6*RAND();0)+ROUNDDOWN(6*RAND();0)" office:value-type="float" office:value="13">
            <text:p>13</text:p>
          </table:table-cell>
          <table:table-cell table:style-name="ce543" table:formula="of:=5+ROUNDDOWN(6*RAND();0)+ROUNDDOWN(6*RAND();0)" office:value-type="float" office:value="8">
            <text:p>8</text:p>
          </table:table-cell>
          <table:table-cell table:style-name="ce543" table:formula="of:=5+ROUNDDOWN(6*RAND();0)+ROUNDDOWN(6*RAND();0)" office:value-type="float" office:value="8">
            <text:p>8</text:p>
          </table:table-cell>
          <table:table-cell table:style-name="ce543" table:formula="of:=5+ROUNDDOWN(6*RAND();0)+ROUNDDOWN(6*RAND();0)" office:value-type="float" office:value="7">
            <text:p>7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2">
            <text:p>12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Mag</text:p>
          </table:table-cell>
          <table:table-cell table:style-name="ce543" table:formula="of:=5+ROUNDDOWN(6*RAND();0)+ROUNDDOWN(6*RAND();0)" office:value-type="float" office:value="14">
            <text:p>14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table:formula="of:=5+ROUNDDOWN(6*RAND();0)+ROUNDDOWN(6*RAND();0)" office:value-type="float" office:value="10">
            <text:p>10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string">
            <text:p>Agi</text:p>
          </table:table-cell>
          <table:table-cell table:style-name="ce543" table:formula="of:=5+ROUNDDOWN(6*RAND();0)+ROUNDDOWN(6*RAND();0)" office:value-type="float" office:value="10">
            <text:p>10</text:p>
          </table:table-cell>
          <table:table-cell table:style-name="ce543" table:formula="of:=5+ROUNDDOWN(6*RAND();0)+ROUNDDOWN(6*RAND();0)" office:value-type="float" office:value="13">
            <text:p>13</text:p>
          </table:table-cell>
          <table:table-cell table:style-name="ce543" table:formula="of:=5+ROUNDDOWN(6*RAND();0)+ROUNDDOWN(6*RAND();0)" office:value-type="float" office:value="5">
            <text:p>5</text:p>
          </table:table-cell>
          <table:table-cell table:style-name="ce543" table:formula="of:=5+ROUNDDOWN(6*RAND();0)+ROUNDDOWN(6*RAND();0)" office:value-type="float" office:value="12">
            <text:p>12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3">
            <text:p>13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string">
            <text:p>Rap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table:formula="of:=5+ROUNDDOWN(6*RAND();0)+ROUNDDOWN(6*RAND();0)" office:value-type="float" office:value="14">
            <text:p>14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table:formula="of:=5+ROUNDDOWN(6*RAND();0)+ROUNDDOWN(6*RAND();0)" office:value-type="float" office:value="10">
            <text:p>10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2">
            <text:p>12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string">
            <text:p>Soc</text:p>
          </table:table-cell>
          <table:table-cell table:style-name="ce543" table:formula="of:=5+ROUNDDOWN(6*RAND();0)+ROUNDDOWN(6*RAND();0)" office:value-type="float" office:value="14">
            <text:p>14</text:p>
          </table:table-cell>
          <table:table-cell table:style-name="ce543" table:formula="of:=5+ROUNDDOWN(6*RAND();0)+ROUNDDOWN(6*RAND();0)" office:value-type="float" office:value="12">
            <text:p>12</text:p>
          </table:table-cell>
          <table:table-cell table:style-name="ce543" table:formula="of:=5+ROUNDDOWN(6*RAND();0)+ROUNDDOWN(6*RAND();0)" office:value-type="float" office:value="10">
            <text:p>10</text:p>
          </table:table-cell>
          <table:table-cell table:style-name="ce543" table:formula="of:=5+ROUNDDOWN(6*RAND();0)+ROUNDDOWN(6*RAND();0)" office:value-type="float" office:value="6">
            <text:p>6</text:p>
          </table:table-cell>
          <table:table-cell table:style-name="ce543" table:formula="of:=5+ROUNDDOWN(6*RAND();0)+ROUNDDOWN(6*RAND();0)" office:value-type="float" office:value="12">
            <text:p>12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number-columns-repeated="2" table:style-name="ce543" office:value-type="float" office:value="10">
            <text:p>10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Cmd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table:formula="of:=5+ROUNDDOWN(6*RAND();0)+ROUNDDOWN(6*RAND();0)" office:value-type="float" office:value="11">
            <text:p>11</text:p>
          </table:table-cell>
          <table:table-cell table:style-name="ce543" table:formula="of:=5+ROUNDDOWN(6*RAND();0)+ROUNDDOWN(6*RAND();0)" office:value-type="float" office:value="10">
            <text:p>10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number-columns-repeated="2" table:style-name="ce543" office:value-type="float" office:value="10">
            <text:p>10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1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Tai</text:p>
          </table:table-cell>
          <table:table-cell table:style-name="ce543" table:formula="of:=5+ROUNDDOWN(6*RAND();0)+ROUNDDOWN(6*RAND();0)" office:value-type="float" office:value="7">
            <text:p>7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table:formula="of:=5+ROUNDDOWN(6*RAND();0)+ROUNDDOWN(6*RAND();0)" office:value-type="float" office:value="11">
            <text:p>11</text:p>
          </table:table-cell>
          <table:table-cell table:style-name="ce543" table:formula="of:=5+ROUNDDOWN(6*RAND();0)+ROUNDDOWN(6*RAND();0)" office:value-type="float" office:value="8">
            <text:p>8</text:p>
          </table:table-cell>
          <table:table-cell table:number-columns-repeated="2" table:style-name="ce543" office:value-type="float" office:value="10">
            <text:p>10</text:p>
          </table:table-cell>
          <table:table-cell table:style-name="ce543" office:value-type="float" office:value="30">
            <text:p>30</text:p>
          </table:table-cell>
          <table:table-cell table:style-name="ce543" office:value-type="float" office:value="15">
            <text:p>15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Poi</text:p>
          </table:table-cell>
          <table:table-cell table:style-name="ce543" table:formula="of:=5+ROUNDDOWN(6*RAND();0)+ROUNDDOWN(6*RAND();0)" office:value-type="float" office:value="14">
            <text:p>14</text:p>
          </table:table-cell>
          <table:table-cell table:style-name="ce543" table:formula="of:=5+ROUNDDOWN(6*RAND();0)+ROUNDDOWN(6*RAND();0)" office:value-type="float" office:value="12">
            <text:p>12</text:p>
          </table:table-cell>
          <table:table-cell table:style-name="ce543" table:formula="of:=5+ROUNDDOWN(6*RAND();0)+ROUNDDOWN(6*RAND();0)" office:value-type="float" office:value="5">
            <text:p>5</text:p>
          </table:table-cell>
          <table:table-cell table:style-name="ce543" table:formula="of:=5+ROUNDDOWN(6*RAND();0)+ROUNDDOWN(6*RAND();0)" office:value-type="float" office:value="8">
            <text:p>8</text:p>
          </table:table-cell>
          <table:table-cell table:style-name="ce543" table:formula="of:=5+ROUNDDOWN(6*RAND();0)+ROUNDDOWN(6*RAND();0)" office:value-type="float" office:value="6">
            <text:p>6</text:p>
          </table:table-cell>
          <table:table-cell table:number-columns-repeated="2" table:style-name="ce543" office:value-type="float" office:value="10">
            <text:p>10</text:p>
          </table:table-cell>
          <table:table-cell table:style-name="ce543" office:value-type="float" office:value="30">
            <text:p>30</text:p>
          </table:table-cell>
          <table:table-cell table:style-name="ce543" office:value-type="float" office:value="8">
            <text:p>8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1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4" office:value-type="string">
            <text:p>OPT1</text:p>
          </table:table-cell>
          <table:table-cell table:style-name="ce543" table:number-columns-repeated="10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Pv</text:p>
          </table:table-cell>
          <table:table-cell table:style-name="ce543" table:formula="of:=ROUNDDOWN([.C4]*2+([.C14]+[.C15])/2;0)" office:value-type="float" office:value="38">
            <text:p>38</text:p>
          </table:table-cell>
          <table:table-cell table:style-name="ce543" table:formula="of:=ROUNDDOWN([.D4]*2+([.D14]+[.D15])/2;0)" office:value-type="float" office:value="32">
            <text:p>32</text:p>
          </table:table-cell>
          <table:table-cell table:style-name="ce543" table:formula="of:=ROUNDDOWN([.E4]*2+([.E14]+[.E15])/2;0)" office:value-type="float" office:value="27">
            <text:p>27</text:p>
          </table:table-cell>
          <table:table-cell table:style-name="ce543" table:formula="of:=ROUNDDOWN([.F4]*2+([.F14]+[.F15])/2;0)" office:value-type="float" office:value="25">
            <text:p>25</text:p>
          </table:table-cell>
          <table:table-cell table:style-name="ce543" table:formula="of:=ROUNDDOWN([.G4]*2+([.G14]+[.G15])/2;0)" office:value-type="float" office:value="23">
            <text:p>23</text:p>
          </table:table-cell>
          <table:table-cell table:style-name="ce543" table:formula="of:=ROUNDDOWN([.H4]*2+([.H14]+[.H15])/2;0)" office:value-type="float" office:value="30">
            <text:p>30</text:p>
          </table:table-cell>
          <table:table-cell table:style-name="ce543" table:formula="of:=ROUNDDOWN([.I4]*2+([.I14]+[.I15])/2;0)" office:value-type="float" office:value="40">
            <text:p>40</text:p>
          </table:table-cell>
          <table:table-cell table:style-name="ce543" table:formula="of:=ROUNDDOWN([.J4]*2+([.J14]+[.J15])/2;0)" office:value-type="float" office:value="90">
            <text:p>90</text:p>
          </table:table-cell>
          <table:table-cell table:style-name="ce543" table:formula="of:=ROUNDDOWN([.K4]*2+([.K14]+[.K15])/2;0)" office:value-type="float" office:value="27">
            <text:p>27</text:p>
          </table:table-cell>
          <table:table-cell table:style-name="ce543"/>
          <table:table-cell table:style-name="ce545" office:value-type="string">
            <text:p>Con*2+(Tai+Poi)/2</text:p>
          </table:table-cell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Pf</text:p>
          </table:table-cell>
          <table:table-cell table:style-name="ce543" table:formula="of:=[.C5]*2" office:value-type="float" office:value="28">
            <text:p>28</text:p>
          </table:table-cell>
          <table:table-cell table:style-name="ce543" table:formula="of:=[.D5]*2" office:value-type="float" office:value="16">
            <text:p>16</text:p>
          </table:table-cell>
          <table:table-cell table:style-name="ce543" table:formula="of:=[.E5]*2" office:value-type="float" office:value="20">
            <text:p>20</text:p>
          </table:table-cell>
          <table:table-cell table:style-name="ce543" table:formula="of:=[.F5]*2" office:value-type="float" office:value="18">
            <text:p>18</text:p>
          </table:table-cell>
          <table:table-cell table:style-name="ce543" table:formula="of:=[.G5]*2" office:value-type="float" office:value="28">
            <text:p>28</text:p>
          </table:table-cell>
          <table:table-cell table:style-name="ce543" table:formula="of:=[.H5]*2" office:value-type="float" office:value="20">
            <text:p>20</text:p>
          </table:table-cell>
          <table:table-cell table:style-name="ce543" table:formula="of:=[.I5]*2" office:value-type="float" office:value="30">
            <text:p>30</text:p>
          </table:table-cell>
          <table:table-cell table:style-name="ce543" table:formula="of:=[.J5]*2" office:value-type="float" office:value="40">
            <text:p>40</text:p>
          </table:table-cell>
          <table:table-cell table:style-name="ce543" table:formula="of:=[.K5]*2" office:value-type="float" office:value="30">
            <text:p>30</text:p>
          </table:table-cell>
          <table:table-cell table:style-name="ce543"/>
          <table:table-cell table:style-name="ce545" office:value-type="string">
            <text:p>End*2</text:p>
          </table:table-cell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Pm</text:p>
          </table:table-cell>
          <table:table-cell table:style-name="ce543" table:formula="of:=[.C8]*2" office:value-type="float" office:value="28">
            <text:p>28</text:p>
          </table:table-cell>
          <table:table-cell table:style-name="ce543" table:formula="of:=[.D8]*2" office:value-type="float" office:value="18">
            <text:p>18</text:p>
          </table:table-cell>
          <table:table-cell table:style-name="ce543" table:formula="of:=[.E8]*2" office:value-type="float" office:value="18">
            <text:p>18</text:p>
          </table:table-cell>
          <table:table-cell table:style-name="ce543" table:formula="of:=[.F8]*2" office:value-type="float" office:value="20">
            <text:p>20</text:p>
          </table:table-cell>
          <table:table-cell table:style-name="ce543" table:formula="of:=[.G8]*2" office:value-type="float" office:value="18">
            <text:p>18</text:p>
          </table:table-cell>
          <table:table-cell table:style-name="ce543" table:formula="of:=[.H8]*2" office:value-type="float" office:value="20">
            <text:p>20</text:p>
          </table:table-cell>
          <table:table-cell table:style-name="ce543" table:formula="of:=[.I8]*2" office:value-type="float" office:value="30">
            <text:p>30</text:p>
          </table:table-cell>
          <table:table-cell table:style-name="ce543" table:formula="of:=[.J8]*2" office:value-type="float" office:value="20">
            <text:p>20</text:p>
          </table:table-cell>
          <table:table-cell table:style-name="ce543" table:formula="of:=[.K8]*2" office:value-type="float" office:value="30">
            <text:p>30</text:p>
          </table:table-cell>
          <table:table-cell table:style-name="ce543"/>
          <table:table-cell table:style-name="ce545" office:value-type="string">
            <text:p>Mag*2</text:p>
          </table:table-cell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1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4" office:value-type="string">
            <text:p>OPT2</text:p>
          </table:table-cell>
          <table:table-cell table:style-name="ce543" table:number-columns-repeated="10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Pv</text:p>
          </table:table-cell>
          <table:table-cell table:style-name="ce543" table:formula="of:=INT([.C4]+[.C7]+([.C14]+[.C15])/2)" office:value-type="float" office:value="38">
            <text:p>38</text:p>
          </table:table-cell>
          <table:table-cell table:style-name="ce543" table:formula="of:=INT([.D4]+[.D7]+([.D14]+[.D15])/2)" office:value-type="float" office:value="34">
            <text:p>34</text:p>
          </table:table-cell>
          <table:table-cell table:style-name="ce543" table:formula="of:=INT([.E4]+[.E7]+([.E14]+[.E15])/2)" office:value-type="float" office:value="25">
            <text:p>25</text:p>
          </table:table-cell>
          <table:table-cell table:style-name="ce543" table:formula="of:=INT([.F4]+[.F7]+([.F14]+[.F15])/2)" office:value-type="float" office:value="25">
            <text:p>25</text:p>
          </table:table-cell>
          <table:table-cell table:style-name="ce543" table:formula="of:=INT([.G4]+[.G7]+([.G14]+[.G15])/2)" office:value-type="float" office:value="22">
            <text:p>22</text:p>
          </table:table-cell>
          <table:table-cell table:style-name="ce543" table:formula="of:=INT([.H4]+[.H7]+([.H14]+[.H15])/2)" office:value-type="float" office:value="30">
            <text:p>30</text:p>
          </table:table-cell>
          <table:table-cell table:style-name="ce543" table:formula="of:=INT([.I4]+[.I7]+([.I14]+[.I15])/2)" office:value-type="float" office:value="40">
            <text:p>40</text:p>
          </table:table-cell>
          <table:table-cell table:style-name="ce543" table:formula="of:=INT([.J4]+[.J7]+([.J14]+[.J15])/2)" office:value-type="float" office:value="70">
            <text:p>70</text:p>
          </table:table-cell>
          <table:table-cell table:style-name="ce543" table:formula="of:=INT([.K4]+[.K7]+([.K14]+[.K15])/2)" office:value-type="float" office:value="31">
            <text:p>31</text:p>
          </table:table-cell>
          <table:table-cell table:style-name="ce543"/>
          <table:table-cell table:style-name="ce545" office:value-type="string">
            <text:p>Con+Vol+(Tai+Poi)/2</text:p>
          </table:table-cell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Pf</text:p>
          </table:table-cell>
          <table:table-cell table:style-name="ce543" table:formula="of:=INT([.C5]+(40-[.C14]-[.C15])/2)" office:value-type="float" office:value="23">
            <text:p>23</text:p>
          </table:table-cell>
          <table:table-cell table:style-name="ce543" table:formula="of:=INT([.D5]+(40-[.D14]-[.D15])/2)" office:value-type="float" office:value="17">
            <text:p>17</text:p>
          </table:table-cell>
          <table:table-cell table:style-name="ce543" table:formula="of:=INT([.E5]+(40-[.E14]-[.E15])/2)" office:value-type="float" office:value="23">
            <text:p>23</text:p>
          </table:table-cell>
          <table:table-cell table:style-name="ce543" table:formula="of:=INT([.F5]+(40-[.F14]-[.F15])/2)" office:value-type="float" office:value="19">
            <text:p>19</text:p>
          </table:table-cell>
          <table:table-cell table:style-name="ce543" table:formula="of:=INT([.G5]+(40-[.G14]-[.G15])/2)" office:value-type="float" office:value="27">
            <text:p>27</text:p>
          </table:table-cell>
          <table:table-cell table:style-name="ce543" table:formula="of:=INT([.H5]+(40-[.H14]-[.H15])/2)" office:value-type="float" office:value="20">
            <text:p>20</text:p>
          </table:table-cell>
          <table:table-cell table:style-name="ce543" table:formula="of:=INT([.I5]+(40-[.I14]-[.I15])/2)" office:value-type="float" office:value="25">
            <text:p>25</text:p>
          </table:table-cell>
          <table:table-cell table:style-name="ce543" table:formula="of:=INT([.J5]+(40-[.J14]-[.J15])/2)" office:value-type="float" office:value="10">
            <text:p>10</text:p>
          </table:table-cell>
          <table:table-cell table:style-name="ce543" table:formula="of:=INT([.K5]+(40-[.K14]-[.K15])/2)" office:value-type="float" office:value="23">
            <text:p>23</text:p>
          </table:table-cell>
          <table:table-cell table:style-name="ce543"/>
          <table:table-cell table:style-name="ce545" office:value-type="string">
            <text:p>End+(40-Tai-Poi)/2</text:p>
          </table:table-cell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Pm</text:p>
          </table:table-cell>
          <table:table-cell table:style-name="ce543" table:formula="of:=INT([.C8]+([.C7]+[.C6])/2)" office:value-type="float" office:value="25">
            <text:p>25</text:p>
          </table:table-cell>
          <table:table-cell table:style-name="ce543" table:formula="of:=INT([.D8]+([.D7]+[.D6])/2)" office:value-type="float" office:value="20">
            <text:p>20</text:p>
          </table:table-cell>
          <table:table-cell table:style-name="ce543" table:formula="of:=INT([.E8]+([.E7]+[.E6])/2)" office:value-type="float" office:value="17">
            <text:p>17</text:p>
          </table:table-cell>
          <table:table-cell table:style-name="ce543" table:formula="of:=INT([.F8]+([.F7]+[.F6])/2)" office:value-type="float" office:value="20">
            <text:p>20</text:p>
          </table:table-cell>
          <table:table-cell table:style-name="ce543" table:formula="of:=INT([.G8]+([.G7]+[.G6])/2)" office:value-type="float" office:value="18">
            <text:p>18</text:p>
          </table:table-cell>
          <table:table-cell table:style-name="ce543" table:formula="of:=INT([.H8]+([.H7]+[.H6])/2)" office:value-type="float" office:value="20">
            <text:p>20</text:p>
          </table:table-cell>
          <table:table-cell table:style-name="ce543" table:formula="of:=INT([.I8]+([.I7]+[.I6])/2)" office:value-type="float" office:value="30">
            <text:p>30</text:p>
          </table:table-cell>
          <table:table-cell table:style-name="ce543" table:formula="of:=INT([.J8]+([.J7]+[.J6])/2)" office:value-type="float" office:value="20">
            <text:p>20</text:p>
          </table:table-cell>
          <table:table-cell table:style-name="ce543" table:formula="of:=INT([.K8]+([.K7]+[.K6])/2)" office:value-type="float" office:value="28">
            <text:p>28</text:p>
          </table:table-cell>
          <table:table-cell table:style-name="ce543"/>
          <table:table-cell table:style-name="ce545" office:value-type="string">
            <text:p>Mag+(Vol+Int)/2</text:p>
          </table:table-cell>
          <table:table-cell table:style-name="ce543" table:number-columns-repeated="244"/>
          <table:table-cell table:number-columns-repeated="767"/>
        </table:table-row>
        <table:table-row table:style-name="ro1" table:number-rows-repeated="4">
          <table:table-cell table:style-name="ce543" table:number-columns-repeated="1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4" office:value-type="string">
            <text:p>C</text:p>
          </table:table-cell>
          <table:table-cell table:style-name="ce544" office:value-type="string">
            <text:p>Taille</text:p>
          </table:table-cell>
          <table:table-cell table:style-name="ce544" office:value-type="string">
            <text:p>Poids</text:p>
          </table:table-cell>
          <table:table-cell table:style-name="ce543" table:number-columns-repeated="2"/>
          <table:table-cell table:style-name="ce543" office:value-type="string">
            <text:p>BoF</text:p>
          </table:table-cell>
          <table:table-cell table:style-name="ce543" office:value-type="string">
            <text:p>BoA</text:p>
          </table:table-cell>
          <table:table-cell table:style-name="ce543" office:value-type="string">
            <text:p>2d10</text:p>
          </table:table-cell>
          <table:table-cell table:style-name="ce543" office:value-type="string">
            <text:p>Tot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">
            <text:p>1</text:p>
          </table:table-cell>
          <table:table-cell table:style-name="ce543" office:value-type="string">
            <text:p>10cm</text:p>
          </table:table-cell>
          <table:table-cell table:style-name="ce543" table:number-columns-repeated="3"/>
          <table:table-cell table:style-name="ce543" office:value-type="float" office:value="5">
            <text:p>5</text:p>
          </table:table-cell>
          <table:table-cell table:number-columns-repeated="2" table:style-name="ce543" office:value-type="float" office:value="0">
            <text:p>0</text:p>
          </table:table-cell>
          <table:table-cell table:style-name="ce543" table:formula="of:=[.G31]+[.H31]+[.I31]" office:value-type="float" office:value="5">
            <text:p>5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2">
            <text:p>2</text:p>
          </table:table-cell>
          <table:table-cell table:style-name="ce543" office:value-type="string">
            <text:p>50cm</text:p>
          </table:table-cell>
          <table:table-cell table:style-name="ce543" table:number-columns-repeated="3"/>
          <table:table-cell table:style-name="ce543" office:value-type="float" office:value="10">
            <text:p>10</text:p>
          </table:table-cell>
          <table:table-cell table:number-columns-repeated="2" table:style-name="ce543" office:value-type="float" office:value="0">
            <text:p>0</text:p>
          </table:table-cell>
          <table:table-cell table:style-name="ce543" table:formula="of:=[.G32]+[.H32]+[.I32]" office:value-type="float" office:value="10">
            <text:p>10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3">
            <text:p>3</text:p>
          </table:table-cell>
          <table:table-cell table:style-name="ce543" office:value-type="string">
            <text:p>1m</text:p>
          </table:table-cell>
          <table:table-cell table:style-name="ce543" table:number-columns-repeated="3"/>
          <table:table-cell table:style-name="ce543" office:value-type="float" office:value="5">
            <text:p>5</text:p>
          </table:table-cell>
          <table:table-cell table:style-name="ce543" office:value-type="float" office:value="0">
            <text:p>0</text:p>
          </table:table-cell>
          <table:table-cell table:style-name="ce543" office:value-type="float" office:value="9">
            <text:p>9</text:p>
          </table:table-cell>
          <table:table-cell table:style-name="ce543" table:formula="of:=[.G33]+[.H33]+[.I33]" office:value-type="float" office:value="14">
            <text:p>14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4">
            <text:p>4</text:p>
          </table:table-cell>
          <table:table-cell table:style-name="ce543" office:value-type="string">
            <text:p>1m20</text:p>
          </table:table-cell>
          <table:table-cell table:style-name="ce543" table:number-columns-repeated="3"/>
          <table:table-cell table:style-name="ce543" office:value-type="float" office:value="15">
            <text:p>15</text:p>
          </table:table-cell>
          <table:table-cell table:number-columns-repeated="2" table:style-name="ce543" office:value-type="float" office:value="0">
            <text:p>0</text:p>
          </table:table-cell>
          <table:table-cell table:style-name="ce543" table:formula="of:=[.G34]+[.H34]+[.I34]" office:value-type="float" office:value="15">
            <text:p>15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5">
            <text:p>5</text:p>
          </table:table-cell>
          <table:table-cell table:style-name="ce543" office:value-type="string">
            <text:p>1m40</text:p>
          </table:table-cell>
          <table:table-cell table:style-name="ce543" table:number-columns-repeated="3"/>
          <table:table-cell table:style-name="ce543" office:value-type="float" office:value="10">
            <text:p>10</text:p>
          </table:table-cell>
          <table:table-cell table:style-name="ce543" office:value-type="float" office:value="0">
            <text:p>0</text:p>
          </table:table-cell>
          <table:table-cell table:style-name="ce543" office:value-type="float" office:value="9">
            <text:p>9</text:p>
          </table:table-cell>
          <table:table-cell table:style-name="ce543" table:formula="of:=[.G35]+[.H35]+[.I35]" office:value-type="float" office:value="19">
            <text:p>19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6">
            <text:p>6</text:p>
          </table:table-cell>
          <table:table-cell table:style-name="ce543" office:value-type="string">
            <text:p>1m50</text:p>
          </table:table-cell>
          <table:table-cell table:style-name="ce543" table:number-columns-repeated="3"/>
          <table:table-cell table:style-name="ce543" office:value-type="float" office:value="5">
            <text:p>5</text:p>
          </table:table-cell>
          <table:table-cell table:style-name="ce543" office:value-type="float" office:value="0">
            <text:p>0</text:p>
          </table:table-cell>
          <table:table-cell table:style-name="ce543" office:value-type="float" office:value="18">
            <text:p>18</text:p>
          </table:table-cell>
          <table:table-cell table:style-name="ce543" table:formula="of:=[.G36]+[.H36]+[.I36]" office:value-type="float" office:value="23">
            <text:p>23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7">
            <text:p>7</text:p>
          </table:table-cell>
          <table:table-cell table:style-name="ce543" office:value-type="string">
            <text:p>1m55</text:p>
          </table:table-cell>
          <table:table-cell table:style-name="ce543" table:number-columns-repeated="3"/>
          <table:table-cell table:style-name="ce543" office:value-type="float" office:value="15">
            <text:p>15</text:p>
          </table:table-cell>
          <table:table-cell table:style-name="ce543" office:value-type="float" office:value="0">
            <text:p>0</text:p>
          </table:table-cell>
          <table:table-cell table:style-name="ce543" office:value-type="float" office:value="9">
            <text:p>9</text:p>
          </table:table-cell>
          <table:table-cell table:style-name="ce543" table:formula="of:=[.G37]+[.H37]+[.I37]" office:value-type="float" office:value="24">
            <text:p>24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8">
            <text:p>8</text:p>
          </table:table-cell>
          <table:table-cell table:style-name="ce543" office:value-type="string">
            <text:p>1m60</text:p>
          </table:table-cell>
          <table:table-cell table:style-name="ce543" table:number-columns-repeated="3"/>
          <table:table-cell table:style-name="ce543" office:value-type="float" office:value="10">
            <text:p>10</text:p>
          </table:table-cell>
          <table:table-cell table:style-name="ce543" office:value-type="float" office:value="0">
            <text:p>0</text:p>
          </table:table-cell>
          <table:table-cell table:style-name="ce543" office:value-type="float" office:value="18">
            <text:p>18</text:p>
          </table:table-cell>
          <table:table-cell table:style-name="ce543" table:formula="of:=[.G38]+[.H38]+[.I38]" office:value-type="float" office:value="28">
            <text:p>28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9">
            <text:p>9</text:p>
          </table:table-cell>
          <table:table-cell table:style-name="ce543" office:value-type="string">
            <text:p>1m65</text:p>
          </table:table-cell>
          <table:table-cell table:style-name="ce543" table:number-columns-repeated="3"/>
          <table:table-cell table:style-name="ce543" office:value-type="float" office:value="15">
            <text:p>15</text:p>
          </table:table-cell>
          <table:table-cell table:style-name="ce543" office:value-type="float" office:value="0">
            <text:p>0</text:p>
          </table:table-cell>
          <table:table-cell table:style-name="ce543" office:value-type="float" office:value="18">
            <text:p>18</text:p>
          </table:table-cell>
          <table:table-cell table:style-name="ce543" table:formula="of:=[.G39]+[.H39]+[.I39]" office:value-type="float" office:value="33">
            <text:p>33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0">
            <text:p>10</text:p>
          </table:table-cell>
          <table:table-cell table:style-name="ce543" office:value-type="string">
            <text:p>1m70</text:p>
          </table:table-cell>
          <table:table-cell table:style-name="ce543" table:number-columns-repeated="3"/>
          <table:table-cell table:style-name="ce543" office:value-type="float" office:value="5">
            <text:p>5</text:p>
          </table:table-cell>
          <table:table-cell table:style-name="ce543" office:value-type="float" office:value="8">
            <text:p>8</text:p>
          </table:table-cell>
          <table:table-cell table:style-name="ce543" office:value-type="float" office:value="0">
            <text:p>0</text:p>
          </table:table-cell>
          <table:table-cell table:style-name="ce543" table:formula="of:=[.G40]+[.H40]+[.I40]" office:value-type="float" office:value="13">
            <text:p>13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1">
            <text:p>11</text:p>
          </table:table-cell>
          <table:table-cell table:style-name="ce543" office:value-type="string">
            <text:p>1m73</text:p>
          </table:table-cell>
          <table:table-cell table:style-name="ce543" table:number-columns-repeated="3"/>
          <table:table-cell table:style-name="ce543" office:value-type="float" office:value="10">
            <text:p>10</text:p>
          </table:table-cell>
          <table:table-cell table:style-name="ce543" office:value-type="float" office:value="8">
            <text:p>8</text:p>
          </table:table-cell>
          <table:table-cell table:style-name="ce543" office:value-type="float" office:value="0">
            <text:p>0</text:p>
          </table:table-cell>
          <table:table-cell table:style-name="ce543" table:formula="of:=[.G41]+[.H41]+[.I41]" office:value-type="float" office:value="18">
            <text:p>18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2">
            <text:p>12</text:p>
          </table:table-cell>
          <table:table-cell table:style-name="ce543" office:value-type="string">
            <text:p>1m76</text:p>
          </table:table-cell>
          <table:table-cell table:style-name="ce543" table:number-columns-repeated="3"/>
          <table:table-cell table:style-name="ce543" office:value-type="float" office:value="5">
            <text:p>5</text:p>
          </table:table-cell>
          <table:table-cell table:style-name="ce543" office:value-type="float" office:value="8">
            <text:p>8</text:p>
          </table:table-cell>
          <table:table-cell table:style-name="ce543" office:value-type="float" office:value="9">
            <text:p>9</text:p>
          </table:table-cell>
          <table:table-cell table:style-name="ce543" table:formula="of:=[.G42]+[.H42]+[.I42]" office:value-type="float" office:value="22">
            <text:p>22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3">
            <text:p>13</text:p>
          </table:table-cell>
          <table:table-cell table:style-name="ce543" office:value-type="string">
            <text:p>1m79</text:p>
          </table:table-cell>
          <table:table-cell table:style-name="ce543" table:number-columns-repeated="3"/>
          <table:table-cell table:style-name="ce543" office:value-type="float" office:value="15">
            <text:p>15</text:p>
          </table:table-cell>
          <table:table-cell table:style-name="ce543" office:value-type="float" office:value="8">
            <text:p>8</text:p>
          </table:table-cell>
          <table:table-cell table:style-name="ce543" office:value-type="float" office:value="0">
            <text:p>0</text:p>
          </table:table-cell>
          <table:table-cell table:style-name="ce543" table:formula="of:=[.G43]+[.H43]+[.I43]" office:value-type="float" office:value="23">
            <text:p>23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4">
            <text:p>14</text:p>
          </table:table-cell>
          <table:table-cell table:style-name="ce543" office:value-type="string">
            <text:p>1m82</text:p>
          </table:table-cell>
          <table:table-cell table:style-name="ce543" table:number-columns-repeated="3"/>
          <table:table-cell table:style-name="ce543" office:value-type="float" office:value="10">
            <text:p>10</text:p>
          </table:table-cell>
          <table:table-cell table:style-name="ce543" office:value-type="float" office:value="8">
            <text:p>8</text:p>
          </table:table-cell>
          <table:table-cell table:style-name="ce543" office:value-type="float" office:value="9">
            <text:p>9</text:p>
          </table:table-cell>
          <table:table-cell table:style-name="ce543" table:formula="of:=[.G44]+[.H44]+[.I44]" office:value-type="float" office:value="27">
            <text:p>27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5">
            <text:p>15</text:p>
          </table:table-cell>
          <table:table-cell table:style-name="ce543" office:value-type="string">
            <text:p>1m85</text:p>
          </table:table-cell>
          <table:table-cell table:style-name="ce543" table:number-columns-repeated="3"/>
          <table:table-cell table:style-name="ce543" office:value-type="float" office:value="5">
            <text:p>5</text:p>
          </table:table-cell>
          <table:table-cell table:style-name="ce543" office:value-type="float" office:value="8">
            <text:p>8</text:p>
          </table:table-cell>
          <table:table-cell table:style-name="ce543" office:value-type="float" office:value="18">
            <text:p>18</text:p>
          </table:table-cell>
          <table:table-cell table:style-name="ce543" table:formula="of:=[.G45]+[.H45]+[.I45]" office:value-type="float" office:value="31">
            <text:p>31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6">
            <text:p>16</text:p>
          </table:table-cell>
          <table:table-cell table:style-name="ce543" office:value-type="string">
            <text:p>1m88</text:p>
          </table:table-cell>
          <table:table-cell table:style-name="ce543" table:number-columns-repeated="3"/>
          <table:table-cell table:style-name="ce543" office:value-type="float" office:value="15">
            <text:p>15</text:p>
          </table:table-cell>
          <table:table-cell table:style-name="ce543" office:value-type="float" office:value="8">
            <text:p>8</text:p>
          </table:table-cell>
          <table:table-cell table:style-name="ce543" office:value-type="float" office:value="9">
            <text:p>9</text:p>
          </table:table-cell>
          <table:table-cell table:style-name="ce543" table:formula="of:=[.G46]+[.H46]+[.I46]" office:value-type="float" office:value="32">
            <text:p>32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7">
            <text:p>17</text:p>
          </table:table-cell>
          <table:table-cell table:style-name="ce543" office:value-type="string">
            <text:p>1m91</text:p>
          </table:table-cell>
          <table:table-cell table:style-name="ce543" table:number-columns-repeated="3"/>
          <table:table-cell table:style-name="ce543" office:value-type="float" office:value="10">
            <text:p>10</text:p>
          </table:table-cell>
          <table:table-cell table:style-name="ce543" office:value-type="float" office:value="8">
            <text:p>8</text:p>
          </table:table-cell>
          <table:table-cell table:style-name="ce543" office:value-type="float" office:value="18">
            <text:p>18</text:p>
          </table:table-cell>
          <table:table-cell table:style-name="ce543" table:formula="of:=[.G47]+[.H47]+[.I47]" office:value-type="float" office:value="36">
            <text:p>36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8">
            <text:p>18</text:p>
          </table:table-cell>
          <table:table-cell table:style-name="ce543" office:value-type="string">
            <text:p>1m94</text:p>
          </table:table-cell>
          <table:table-cell table:style-name="ce543" table:number-columns-repeated="3"/>
          <table:table-cell table:style-name="ce543" office:value-type="float" office:value="15">
            <text:p>15</text:p>
          </table:table-cell>
          <table:table-cell table:style-name="ce543" office:value-type="float" office:value="8">
            <text:p>8</text:p>
          </table:table-cell>
          <table:table-cell table:style-name="ce543" office:value-type="float" office:value="18">
            <text:p>18</text:p>
          </table:table-cell>
          <table:table-cell table:style-name="ce543" table:formula="of:=[.G48]+[.H48]+[.I48]" office:value-type="float" office:value="41">
            <text:p>41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9">
            <text:p>19</text:p>
          </table:table-cell>
          <table:table-cell table:style-name="ce543" office:value-type="string">
            <text:p>1m97</text:p>
          </table:table-cell>
          <table:table-cell table:style-name="ce543" table:number-columns-repeated="3"/>
          <table:table-cell table:style-name="ce543" office:value-type="float" office:value="5">
            <text:p>5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0">
            <text:p>0</text:p>
          </table:table-cell>
          <table:table-cell table:style-name="ce543" table:formula="of:=[.G49]+[.H49]+[.I49]" office:value-type="float" office:value="20">
            <text:p>20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20">
            <text:p>20</text:p>
          </table:table-cell>
          <table:table-cell table:style-name="ce543" office:value-type="string">
            <text:p>2m00</text:p>
          </table:table-cell>
          <table:table-cell table:style-name="ce543" table:number-columns-repeated="3"/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0">
            <text:p>0</text:p>
          </table:table-cell>
          <table:table-cell table:style-name="ce543" table:formula="of:=[.G50]+[.H50]+[.I50]" office:value-type="float" office:value="25">
            <text:p>25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style-name="ce543" office:value-type="float" office:value="5">
            <text:p>5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9">
            <text:p>9</text:p>
          </table:table-cell>
          <table:table-cell table:style-name="ce543" table:formula="of:=[.G51]+[.H51]+[.I51]" office:value-type="float" office:value="29">
            <text:p>29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number-columns-repeated="2" table:style-name="ce543" office:value-type="float" office:value="15">
            <text:p>15</text:p>
          </table:table-cell>
          <table:table-cell table:style-name="ce543" office:value-type="float" office:value="0">
            <text:p>0</text:p>
          </table:table-cell>
          <table:table-cell table:style-name="ce543" table:formula="of:=[.G52]+[.H52]+[.I52]" office:value-type="float" office:value="30">
            <text:p>30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9">
            <text:p>9</text:p>
          </table:table-cell>
          <table:table-cell table:style-name="ce543" table:formula="of:=[.G53]+[.H53]+[.I53]" office:value-type="float" office:value="34">
            <text:p>34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style-name="ce543" office:value-type="float" office:value="5">
            <text:p>5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18">
            <text:p>18</text:p>
          </table:table-cell>
          <table:table-cell table:style-name="ce543" table:formula="of:=[.G54]+[.H54]+[.I54]" office:value-type="float" office:value="38">
            <text:p>38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number-columns-repeated="2" table:style-name="ce543" office:value-type="float" office:value="15">
            <text:p>15</text:p>
          </table:table-cell>
          <table:table-cell table:style-name="ce543" office:value-type="float" office:value="9">
            <text:p>9</text:p>
          </table:table-cell>
          <table:table-cell table:style-name="ce543" table:formula="of:=[.G55]+[.H55]+[.I55]" office:value-type="float" office:value="39">
            <text:p>39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18">
            <text:p>18</text:p>
          </table:table-cell>
          <table:table-cell table:style-name="ce543" table:formula="of:=[.G56]+[.H56]+[.I56]" office:value-type="float" office:value="43">
            <text:p>43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number-columns-repeated="2" table:style-name="ce543" office:value-type="float" office:value="15">
            <text:p>15</text:p>
          </table:table-cell>
          <table:table-cell table:style-name="ce543" office:value-type="float" office:value="18">
            <text:p>18</text:p>
          </table:table-cell>
          <table:table-cell table:style-name="ce543" table:formula="of:=[.G57]+[.H57]+[.I57]" office:value-type="float" office:value="48">
            <text:p>48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1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style-name="ce545" office:value-type="string">
            <text:p>Moyenne global</text:p>
          </table:table-cell>
          <table:table-cell table:style-name="ce543" table:number-columns-repeated="2"/>
          <table:table-cell table:style-name="ce543" table:formula="of:=AVERAGE([.J31:.J57])" office:value-type="float" office:value="26.6666666666667">
            <text:p>26,67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1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 table:number-columns-repeated="6"/>
          <table:table-cell table:style-name="ce545" office:value-type="string">
            <text:p>Moyenne BoF=5</text:p>
          </table:table-cell>
          <table:table-cell table:style-name="ce543" table:number-columns-repeated="2"/>
          <table:table-cell table:style-name="ce543" table:formula="of:=AVERAGE([.J31:.J39])" office:value-type="float" office:value="19">
            <text:p>19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 table:number-columns-repeated="6"/>
          <table:table-cell table:style-name="ce545" office:value-type="string">
            <text:p>Moyenne BoF=10</text:p>
          </table:table-cell>
          <table:table-cell table:style-name="ce543" table:number-columns-repeated="2"/>
          <table:table-cell table:style-name="ce543" table:formula="of:=AVERAGE([.J40:.J48])" office:value-type="float" office:value="27">
            <text:p>27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 table:number-columns-repeated="6"/>
          <table:table-cell table:style-name="ce545" office:value-type="string">
            <text:p>Moyenne BoF=15</text:p>
          </table:table-cell>
          <table:table-cell table:style-name="ce543" table:number-columns-repeated="2"/>
          <table:table-cell table:style-name="ce543" table:formula="of:=AVERAGE([.J49:.J57])" office:value-type="float" office:value="34">
            <text:p>34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 table:number-columns-repeated="6"/>
          <table:table-cell table:style-name="ce545" office:value-type="string">
            <text:p>Moyenne BoF</text:p>
          </table:table-cell>
          <table:table-cell table:style-name="ce543" table:number-columns-repeated="2"/>
          <table:table-cell table:style-name="ce543" table:formula="of:=([.J61]+[.J62]+[.J63])/3" office:value-type="float" office:value="26.6666666666667">
            <text:p>26,67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1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 table:number-columns-repeated="6"/>
          <table:table-cell table:style-name="ce545" office:value-type="string">
            <text:p>Moyenne BoA=0</text:p>
          </table:table-cell>
          <table:table-cell table:style-name="ce543" table:number-columns-repeated="2"/>
          <table:table-cell table:style-name="ce543" table:formula="of:=([.J51]+[.J50]+[.J49]+[.J42]+[.J41]+[.J40]+[.J33]+[.J32]+[.J31])/9" office:value-type="float" office:value="17.3333333333333">
            <text:p>17,33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 table:number-columns-repeated="6"/>
          <table:table-cell table:style-name="ce545" office:value-type="string">
            <text:p>Moyenne BoA=8</text:p>
          </table:table-cell>
          <table:table-cell table:style-name="ce543" table:number-columns-repeated="2"/>
          <table:table-cell table:style-name="ce543" table:formula="of:=([.J54]+[.J53]+[.J52]+[.J45]+[.J44]+[.J43]+[.J36]+[.J35]+[.J34])/9" office:value-type="float" office:value="26.6666666666667">
            <text:p>26,67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 table:number-columns-repeated="6"/>
          <table:table-cell table:style-name="ce545" office:value-type="string">
            <text:p>Moyenne BoA=15</text:p>
          </table:table-cell>
          <table:table-cell table:style-name="ce543" table:number-columns-repeated="2"/>
          <table:table-cell table:style-name="ce543" table:formula="of:=([.J57]+[.J56]+[.J55]+[.J48]+[.J47]+[.J46]+[.J39]+[.J38]+[.J37])/9" office:value-type="float" office:value="36">
            <text:p>36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 table:number-columns-repeated="6"/>
          <table:table-cell table:style-name="ce545" office:value-type="string">
            <text:p>Moyenne BoA</text:p>
          </table:table-cell>
          <table:table-cell table:style-name="ce543" table:number-columns-repeated="2"/>
          <table:table-cell table:style-name="ce543" table:formula="of:=([.J66]+[.J67]+[.J68])/3" office:value-type="float" office:value="26.6666666666667">
            <text:p>26,67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1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style-name="ce545" office:value-type="string">
            <text:p>Moyenne 2d9=0</text:p>
          </table:table-cell>
          <table:table-cell table:style-name="ce543" table:number-columns-repeated="2"/>
          <table:table-cell table:style-name="ce543" table:formula="of:=([.J55]+[.J52]+[.J49]+[.J46]+[.J43]+[.J40]+[.J37]+[.J34]+[.J31])/9" office:value-type="float" office:value="22.3333333333333">
            <text:p>22,33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style-name="ce545" office:value-type="string">
            <text:p>Moyenne 2d9=9</text:p>
          </table:table-cell>
          <table:table-cell table:style-name="ce543" table:number-columns-repeated="2"/>
          <table:table-cell table:style-name="ce543" table:formula="of:=([.J56]+[.J53]+[.J50]+[.J47]+[.J44]+[.J41]+[.J38]+[.J35]+[.J32])/9" office:value-type="float" office:value="26.6666666666667">
            <text:p>26,67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style-name="ce545" office:value-type="string">
            <text:p>Moyenne 2d9=18</text:p>
          </table:table-cell>
          <table:table-cell table:style-name="ce543" table:number-columns-repeated="2"/>
          <table:table-cell table:style-name="ce543" table:formula="of:=([.J57]+[.J54]+[.J51]+[.J48]+[.J45]+[.J42]+[.J39]+[.J36]+[.J33])/9" office:value-type="float" office:value="31">
            <text:p>31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style-name="ce545" office:value-type="string">
            <text:p>Moyenne 2d9</text:p>
          </table:table-cell>
          <table:table-cell table:style-name="ce543" table:number-columns-repeated="2"/>
          <table:table-cell table:style-name="ce543" table:formula="of:=([.J71]+[.J72]+[.J73])/3" office:value-type="float" office:value="26.6666666666667">
            <text:p>26,67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 table:number-rows-repeated="65462">
          <table:table-cell table:style-name="ce543" table:number-columns-repeated="1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Test" table:style-name="ta13" table:print-ranges="'~Test'.F2:'~Test'.J32">
        <table:table-column table:style-name="co90" table:default-cell-style-name="ce85"/>
        <table:table-column table:style-name="co62" table:number-columns-repeated="2" table:default-cell-style-name="ce85"/>
        <table:table-column table:style-name="co94" table:default-cell-style-name="ce85"/>
        <table:table-column table:style-name="co62" table:default-cell-style-name="ce85"/>
        <table:table-column table:style-name="co95" table:number-columns-repeated="5" table:default-cell-style-name="ce85"/>
        <table:table-column table:style-name="co62" table:default-cell-style-name="ce85"/>
        <table:table-column table:style-name="co96" table:default-cell-style-name="ce85"/>
        <table:table-column table:style-name="co62" table:number-columns-repeated="1012" table:default-cell-style-name="ce85"/>
        <table:table-row table:style-name="ro1">
          <table:table-cell table:style-name="ce547" table:number-columns-repeated="2"/>
          <table:table-cell table:style-name="ce548"/>
          <table:table-cell table:style-name="ce549"/>
          <table:table-cell table:style-name="ce547" table:number-columns-repeated="2"/>
          <table:table-cell table:style-name="ce548" table:number-columns-repeated="4"/>
          <table:table-cell table:style-name="ce547"/>
          <table:table-cell table:style-name="ce557"/>
          <table:table-cell table:style-name="ce547" table:number-columns-repeated="245"/>
          <table:table-cell table:number-columns-repeated="767"/>
        </table:table-row>
        <table:table-row table:style-name="ro2">
          <table:table-cell table:style-name="ce547" table:number-columns-repeated="2"/>
          <table:table-cell table:style-name="ce548" office:value-type="string">
            <text:p>Taille</text:p>
          </table:table-cell>
          <table:table-cell table:style-name="ce549" office:value-type="string">
            <text:p>Poids</text:p>
          </table:table-cell>
          <table:table-cell table:style-name="ce547"/>
          <table:table-cell table:style-name="ce550" office:value-type="string">
            <text:p>Survie</text:p>
          </table:table-cell>
          <table:table-cell table:style-name="ce552" office:value-type="string">
            <text:p>Rd</text:p>
          </table:table-cell>
          <table:table-cell table:style-name="ce552" office:value-type="string">
            <text:p>Min</text:p>
          </table:table-cell>
          <table:table-cell table:style-name="ce552" office:value-type="string">
            <text:p>Heu</text:p>
          </table:table-cell>
          <table:table-cell table:style-name="ce552" office:value-type="string">
            <text:p>Jour</text:p>
          </table:table-cell>
          <table:table-cell table:style-name="ce547"/>
          <table:table-cell table:style-name="ce558" office:value-type="string">
            <text:p>Sec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0">
            <text:p>0</text:p>
          </table:table-cell>
          <table:table-cell table:style-name="ce548" table:formula="of:=3.4-[.C23]" office:value-type="float" office:value="0">
            <text:p>0,00</text:p>
          </table:table-cell>
          <table:table-cell table:style-name="ce549" table:formula="of:=[.B3]/0.15" office:value-type="float" office:value="0">
            <text:p>0</text:p>
          </table:table-cell>
          <table:table-cell table:style-name="ce548"/>
          <table:table-cell table:style-name="ce551" office:value-type="float" office:value="29">
            <text:p>29</text:p>
          </table:table-cell>
          <table:table-cell table:style-name="ce553" table:formula="of:=ROUNDDOWN([.L3]/6)" office:value-type="float" office:value="85222">
            <text:p>85222</text:p>
          </table:table-cell>
          <table:table-cell table:style-name="ce553" table:formula="of:=ROUNDDOWN([.L3]/60)" office:value-type="float" office:value="8522">
            <text:p>8522</text:p>
          </table:table-cell>
          <table:table-cell table:style-name="ce553" table:formula="of:=ROUNDDOWN([.L3]/60/60)" office:value-type="float" office:value="142">
            <text:p>142</text:p>
          </table:table-cell>
          <table:table-cell table:style-name="ce553" table:formula="of:=ROUNDDOWN([.L3]/60/60/24)" office:value-type="float" office:value="5">
            <text:p>5</text:p>
          </table:table-cell>
          <table:table-cell table:style-name="ce547"/>
          <table:table-cell table:style-name="ce559" table:formula="of:=[.L4]*1.5" office:value-type="float" office:value="511336.157954358">
            <text:p>511336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">
            <text:p>1</text:p>
          </table:table-cell>
          <table:table-cell table:style-name="ce548" table:formula="of:=3.4-[.C22]" office:value-type="float" office:value="0.393663098584442">
            <text:p>0,39</text:p>
          </table:table-cell>
          <table:table-cell table:style-name="ce549" table:formula="of:=[.B4]/0.15" office:value-type="float" office:value="6.66666666666667">
            <text:p>7</text:p>
          </table:table-cell>
          <table:table-cell table:style-name="ce548"/>
          <table:table-cell table:style-name="ce551" office:value-type="float" office:value="28">
            <text:p>28</text:p>
          </table:table-cell>
          <table:table-cell table:style-name="ce553" table:formula="of:=ROUNDDOWN([.L4]/6)" office:value-type="float" office:value="56815">
            <text:p>56815</text:p>
          </table:table-cell>
          <table:table-cell table:style-name="ce553" table:formula="of:=ROUNDDOWN([.L4]/60)" office:value-type="float" office:value="5681">
            <text:p>5681</text:p>
          </table:table-cell>
          <table:table-cell table:style-name="ce553" table:formula="of:=ROUNDDOWN([.L4]/60/60)" office:value-type="float" office:value="94">
            <text:p>94</text:p>
          </table:table-cell>
          <table:table-cell table:style-name="ce553" table:formula="of:=ROUNDDOWN([.L4]/60/60/24)" office:value-type="float" office:value="3">
            <text:p>3</text:p>
          </table:table-cell>
          <table:table-cell table:style-name="ce547"/>
          <table:table-cell table:style-name="ce559" table:formula="of:=[.L5]*1.5" office:value-type="float" office:value="340890.771969572">
            <text:p>340891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2">
            <text:p>2</text:p>
          </table:table-cell>
          <table:table-cell table:style-name="ce548" table:formula="of:=3.4-[.C21]" office:value-type="float" office:value="0.726863216192091">
            <text:p>0,73</text:p>
          </table:table-cell>
          <table:table-cell table:style-name="ce549" table:formula="of:=[.B5]/0.15" office:value-type="float" office:value="13.3333333333333">
            <text:p>13</text:p>
          </table:table-cell>
          <table:table-cell table:style-name="ce548"/>
          <table:table-cell table:style-name="ce551" office:value-type="float" office:value="27">
            <text:p>27</text:p>
          </table:table-cell>
          <table:table-cell table:style-name="ce553" table:formula="of:=ROUNDDOWN([.L5]/6)" office:value-type="float" office:value="37876">
            <text:p>37876</text:p>
          </table:table-cell>
          <table:table-cell table:style-name="ce553" table:formula="of:=ROUNDDOWN([.L5]/60)" office:value-type="float" office:value="3787">
            <text:p>3787</text:p>
          </table:table-cell>
          <table:table-cell table:style-name="ce553" table:formula="of:=ROUNDDOWN([.L5]/60/60)" office:value-type="float" office:value="63">
            <text:p>63</text:p>
          </table:table-cell>
          <table:table-cell table:style-name="ce553" table:formula="of:=ROUNDDOWN([.L5]/60/60/24)" office:value-type="float" office:value="2">
            <text:p>2</text:p>
          </table:table-cell>
          <table:table-cell table:style-name="ce547"/>
          <table:table-cell table:style-name="ce559" table:formula="of:=[.L6]*1.5" office:value-type="float" office:value="227260.514646381">
            <text:p>227261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3">
            <text:p>3</text:p>
          </table:table-cell>
          <table:table-cell table:style-name="ce548" table:formula="of:=3.4-[.C20]" office:value-type="float" office:value="1.00306219789712">
            <text:p>1,00</text:p>
          </table:table-cell>
          <table:table-cell table:style-name="ce549" table:formula="of:=[.B6]/0.15" office:value-type="float" office:value="20">
            <text:p>20</text:p>
          </table:table-cell>
          <table:table-cell table:style-name="ce548"/>
          <table:table-cell table:style-name="ce551" office:value-type="float" office:value="26">
            <text:p>26</text:p>
          </table:table-cell>
          <table:table-cell table:style-name="ce553" table:formula="of:=ROUNDDOWN([.L6]/6)" office:value-type="float" office:value="25251">
            <text:p>25251</text:p>
          </table:table-cell>
          <table:table-cell table:style-name="ce553" table:formula="of:=ROUNDDOWN([.L6]/60)" office:value-type="float" office:value="2525">
            <text:p>2525</text:p>
          </table:table-cell>
          <table:table-cell table:style-name="ce553" table:formula="of:=ROUNDDOWN([.L6]/60/60)" office:value-type="float" office:value="42">
            <text:p>42</text:p>
          </table:table-cell>
          <table:table-cell table:style-name="ce553" table:formula="of:=ROUNDDOWN([.L6]/60/60/24)" office:value-type="float" office:value="1">
            <text:p>1</text:p>
          </table:table-cell>
          <table:table-cell table:style-name="ce547"/>
          <table:table-cell table:style-name="ce559" table:formula="of:=[.L7]*1.5" office:value-type="float" office:value="151507.009764254">
            <text:p>151507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4">
            <text:p>4</text:p>
          </table:table-cell>
          <table:table-cell table:style-name="ce548" table:formula="of:=3.4-[.C19]" office:value-type="float" office:value="1.22594683842421">
            <text:p>1,23</text:p>
          </table:table-cell>
          <table:table-cell table:style-name="ce549" table:formula="of:=[.B7]/0.15" office:value-type="float" office:value="26.6666666666667">
            <text:p>27</text:p>
          </table:table-cell>
          <table:table-cell table:style-name="ce548"/>
          <table:table-cell table:style-name="ce551" office:value-type="float" office:value="25">
            <text:p>25</text:p>
          </table:table-cell>
          <table:table-cell table:style-name="ce553" table:formula="of:=ROUNDDOWN([.L7]/6)" office:value-type="float" office:value="16834">
            <text:p>16834</text:p>
          </table:table-cell>
          <table:table-cell table:style-name="ce553" table:formula="of:=ROUNDDOWN([.L7]/60)" office:value-type="float" office:value="1683">
            <text:p>1683</text:p>
          </table:table-cell>
          <table:table-cell table:style-name="ce553" table:formula="of:=ROUNDDOWN([.L7]/60/60)" office:value-type="float" office:value="28">
            <text:p>28</text:p>
          </table:table-cell>
          <table:table-cell table:style-name="ce553" table:formula="of:=ROUNDDOWN([.L7]/60/60/24)" office:value-type="float" office:value="1">
            <text:p>1</text:p>
          </table:table-cell>
          <table:table-cell table:style-name="ce547"/>
          <table:table-cell table:style-name="ce559" table:formula="of:=[.L8]*1.5" office:value-type="float" office:value="101004.673176169">
            <text:p>101005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5">
            <text:p>5</text:p>
          </table:table-cell>
          <table:table-cell table:style-name="ce548" table:formula="of:=3.4-[.C18]" office:value-type="float" office:value="1.39947961799572">
            <text:p>1,40</text:p>
          </table:table-cell>
          <table:table-cell table:style-name="ce549" table:formula="of:=[.B8]/0.15" office:value-type="float" office:value="33.3333333333333">
            <text:p>33</text:p>
          </table:table-cell>
          <table:table-cell table:style-name="ce548"/>
          <table:table-cell table:style-name="ce551" office:value-type="float" office:value="24">
            <text:p>24</text:p>
          </table:table-cell>
          <table:table-cell table:style-name="ce553" table:formula="of:=ROUNDDOWN([.L8]/6)" office:value-type="float" office:value="11222">
            <text:p>11222</text:p>
          </table:table-cell>
          <table:table-cell table:style-name="ce553" table:formula="of:=ROUNDDOWN([.L8]/60)" office:value-type="float" office:value="1122">
            <text:p>1122</text:p>
          </table:table-cell>
          <table:table-cell table:style-name="ce553" table:formula="of:=ROUNDDOWN([.L8]/60/60)" office:value-type="float" office:value="18">
            <text:p>18</text:p>
          </table:table-cell>
          <table:table-cell table:style-name="ce553" table:formula="of:=ROUNDDOWN([.L8]/60/60/24)" office:value-type="float" office:value="0">
            <text:p>0</text:p>
          </table:table-cell>
          <table:table-cell table:style-name="ce547"/>
          <table:table-cell table:style-name="ce559" table:formula="of:=[.L9]*1.5" office:value-type="float" office:value="67336.4487841129">
            <text:p>67336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6">
            <text:p>6</text:p>
          </table:table-cell>
          <table:table-cell table:style-name="ce548" table:formula="of:=3.4-[.C17]" office:value-type="float" office:value="1.52797209528684">
            <text:p>1,53</text:p>
          </table:table-cell>
          <table:table-cell table:style-name="ce549" table:formula="of:=[.B9]/0.15" office:value-type="float" office:value="40">
            <text:p>40</text:p>
          </table:table-cell>
          <table:table-cell table:style-name="ce548"/>
          <table:table-cell table:style-name="ce551" office:value-type="float" office:value="23">
            <text:p>23</text:p>
          </table:table-cell>
          <table:table-cell table:style-name="ce553" table:formula="of:=ROUNDDOWN([.L9]/6)" office:value-type="float" office:value="7481">
            <text:p>7481</text:p>
          </table:table-cell>
          <table:table-cell table:style-name="ce553" table:formula="of:=ROUNDDOWN([.L9]/60)" office:value-type="float" office:value="748">
            <text:p>748</text:p>
          </table:table-cell>
          <table:table-cell table:style-name="ce553" table:formula="of:=ROUNDDOWN([.L9]/60/60)" office:value-type="float" office:value="12">
            <text:p>12</text:p>
          </table:table-cell>
          <table:table-cell table:style-name="ce553" table:formula="of:=ROUNDDOWN([.L9]/60/60/24)" office:value-type="float" office:value="0">
            <text:p>0</text:p>
          </table:table-cell>
          <table:table-cell table:style-name="ce547"/>
          <table:table-cell table:style-name="ce559" table:formula="of:=[.L10]*1.5" office:value-type="float" office:value="44890.9658560753">
            <text:p>44891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7">
            <text:p>7</text:p>
          </table:table-cell>
          <table:table-cell table:style-name="ce548" table:formula="of:=3.4-[.C16]" office:value-type="float" office:value="1.61619844870171">
            <text:p>1,62</text:p>
          </table:table-cell>
          <table:table-cell table:style-name="ce549" table:formula="of:=[.B10]/0.15" office:value-type="float" office:value="46.6666666666667">
            <text:p>47</text:p>
          </table:table-cell>
          <table:table-cell table:style-name="ce548"/>
          <table:table-cell table:style-name="ce551" office:value-type="float" office:value="22">
            <text:p>22</text:p>
          </table:table-cell>
          <table:table-cell table:style-name="ce553" table:formula="of:=ROUNDDOWN([.L10]/6)" office:value-type="float" office:value="4987">
            <text:p>4987</text:p>
          </table:table-cell>
          <table:table-cell table:style-name="ce553" table:formula="of:=ROUNDDOWN([.L10]/60)" office:value-type="float" office:value="498">
            <text:p>498</text:p>
          </table:table-cell>
          <table:table-cell table:style-name="ce553" table:formula="of:=ROUNDDOWN([.L10]/60/60)" office:value-type="float" office:value="8">
            <text:p>8</text:p>
          </table:table-cell>
          <table:table-cell table:style-name="ce553" table:formula="of:=ROUNDDOWN([.L10]/60/60/24)" office:value-type="float" office:value="0">
            <text:p>0</text:p>
          </table:table-cell>
          <table:table-cell table:style-name="ce547"/>
          <table:table-cell table:style-name="ce559" table:formula="of:=[.L11]*1.5" office:value-type="float" office:value="29927.3105707169">
            <text:p>29927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8">
            <text:p>8</text:p>
          </table:table-cell>
          <table:table-cell table:style-name="ce548" table:formula="of:=3.4-[.C15]" office:value-type="float" office:value="1.669589475506">
            <text:p>1,67</text:p>
          </table:table-cell>
          <table:table-cell table:style-name="ce549" table:formula="of:=[.B11]/0.15" office:value-type="float" office:value="53.3333333333333">
            <text:p>53</text:p>
          </table:table-cell>
          <table:table-cell table:style-name="ce548"/>
          <table:table-cell table:style-name="ce551" office:value-type="float" office:value="21">
            <text:p>21</text:p>
          </table:table-cell>
          <table:table-cell table:style-name="ce553" table:formula="of:=ROUNDDOWN([.L11]/6)" office:value-type="float" office:value="3325">
            <text:p>3325</text:p>
          </table:table-cell>
          <table:table-cell table:style-name="ce553" table:formula="of:=ROUNDDOWN([.L11]/60)" office:value-type="float" office:value="332">
            <text:p>332</text:p>
          </table:table-cell>
          <table:table-cell table:style-name="ce553" table:formula="of:=ROUNDDOWN([.L11]/60/60)" office:value-type="float" office:value="5">
            <text:p>5</text:p>
          </table:table-cell>
          <table:table-cell table:style-name="ce553" table:formula="of:=ROUNDDOWN([.L11]/60/60/24)" office:value-type="float" office:value="0">
            <text:p>0</text:p>
          </table:table-cell>
          <table:table-cell table:style-name="ce547"/>
          <table:table-cell table:style-name="ce559" table:formula="of:=[.L12]*1.5" office:value-type="float" office:value="19951.5403804779">
            <text:p>19952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9">
            <text:p>9</text:p>
          </table:table-cell>
          <table:table-cell table:style-name="ce548" table:formula="of:=3.4-[.C14]" office:value-type="float" office:value="1.69462412797771">
            <text:p>1,69</text:p>
          </table:table-cell>
          <table:table-cell table:style-name="ce549" table:formula="of:=[.B12]/0.15" office:value-type="float" office:value="60">
            <text:p>60</text:p>
          </table:table-cell>
          <table:table-cell table:style-name="ce548"/>
          <table:table-cell table:style-name="ce551" office:value-type="float" office:value="20">
            <text:p>20</text:p>
          </table:table-cell>
          <table:table-cell table:style-name="ce553" table:formula="of:=ROUNDDOWN([.L12]/6)" office:value-type="float" office:value="2216">
            <text:p>2216</text:p>
          </table:table-cell>
          <table:table-cell table:style-name="ce553" table:formula="of:=ROUNDDOWN([.L12]/60)" office:value-type="float" office:value="221">
            <text:p>221</text:p>
          </table:table-cell>
          <table:table-cell table:style-name="ce553" table:formula="of:=ROUNDDOWN([.L12]/60/60)" office:value-type="float" office:value="3">
            <text:p>3</text:p>
          </table:table-cell>
          <table:table-cell table:style-name="ce553" table:formula="of:=ROUNDDOWN([.L12]/60/60/24)" office:value-type="float" office:value="0">
            <text:p>0</text:p>
          </table:table-cell>
          <table:table-cell table:style-name="ce547"/>
          <table:table-cell table:style-name="ce559" table:formula="of:=[.L13]*1.5" office:value-type="float" office:value="13301.0269203186">
            <text:p>13301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0">
            <text:p>10</text:p>
          </table:table-cell>
          <table:table-cell table:style-name="ce548" table:formula="of:=1.7+POWER(([.B13]-10)/10;2.5)*1.7" office:value-type="float" office:value="1.7">
            <text:p>1,70</text:p>
          </table:table-cell>
          <table:table-cell table:style-name="ce549" table:formula="of:=[.B13]/0.15" office:value-type="float" office:value="66.6666666666667">
            <text:p>67</text:p>
          </table:table-cell>
          <table:table-cell table:style-name="ce548"/>
          <table:table-cell table:style-name="ce551" office:value-type="float" office:value="19">
            <text:p>19</text:p>
          </table:table-cell>
          <table:table-cell table:style-name="ce553" table:formula="of:=ROUNDDOWN([.L13]/6)" office:value-type="float" office:value="1477">
            <text:p>1477</text:p>
          </table:table-cell>
          <table:table-cell table:style-name="ce553" table:formula="of:=ROUNDDOWN([.L13]/60)" office:value-type="float" office:value="147">
            <text:p>147</text:p>
          </table:table-cell>
          <table:table-cell table:style-name="ce553" table:formula="of:=ROUNDDOWN([.L13]/60/60)" office:value-type="float" office:value="2">
            <text:p>2</text:p>
          </table:table-cell>
          <table:table-cell table:style-name="ce553" table:formula="of:=ROUNDDOWN([.L13]/60/60/24)" office:value-type="float" office:value="0">
            <text:p>0</text:p>
          </table:table-cell>
          <table:table-cell table:style-name="ce547"/>
          <table:table-cell table:style-name="ce559" table:formula="of:=[.L14]*1.5" office:value-type="float" office:value="8867.3512802124">
            <text:p>8867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1">
            <text:p>11</text:p>
          </table:table-cell>
          <table:table-cell table:style-name="ce548" table:formula="of:=1.7+POWER(([.B14]-10)/10;2.5)*1.7" office:value-type="float" office:value="1.70537587202229">
            <text:p>1,71</text:p>
          </table:table-cell>
          <table:table-cell table:style-name="ce549" table:formula="of:=[.B14]/0.15" office:value-type="float" office:value="73.3333333333333">
            <text:p>73</text:p>
          </table:table-cell>
          <table:table-cell table:style-name="ce548"/>
          <table:table-cell table:style-name="ce551" office:value-type="float" office:value="18">
            <text:p>18</text:p>
          </table:table-cell>
          <table:table-cell table:style-name="ce553" table:formula="of:=ROUNDDOWN([.L14]/6)" office:value-type="float" office:value="985">
            <text:p>985</text:p>
          </table:table-cell>
          <table:table-cell table:style-name="ce553" table:formula="of:=ROUNDDOWN([.L14]/60)" office:value-type="float" office:value="98">
            <text:p>98</text:p>
          </table:table-cell>
          <table:table-cell table:style-name="ce553" table:formula="of:=ROUNDDOWN([.L14]/60/60)" office:value-type="float" office:value="1">
            <text:p>1</text:p>
          </table:table-cell>
          <table:table-cell table:style-name="ce553" table:formula="of:=ROUNDDOWN([.L14]/60/60/24)" office:value-type="float" office:value="0">
            <text:p>0</text:p>
          </table:table-cell>
          <table:table-cell table:style-name="ce547"/>
          <table:table-cell table:style-name="ce559" table:formula="of:=[.L15]*1.5" office:value-type="float" office:value="5911.5675201416">
            <text:p>5912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2">
            <text:p>12</text:p>
          </table:table-cell>
          <table:table-cell table:style-name="ce548" table:formula="of:=1.7+POWER(([.B15]-10)/10;2.5)*1.7" office:value-type="float" office:value="1.730410524494">
            <text:p>1,73</text:p>
          </table:table-cell>
          <table:table-cell table:style-name="ce549" table:formula="of:=[.B15]/0.15" office:value-type="float" office:value="80">
            <text:p>80</text:p>
          </table:table-cell>
          <table:table-cell table:style-name="ce548"/>
          <table:table-cell table:style-name="ce551" office:value-type="float" office:value="17">
            <text:p>17</text:p>
          </table:table-cell>
          <table:table-cell table:style-name="ce553" table:formula="of:=ROUNDDOWN([.L15]/6)" office:value-type="float" office:value="656">
            <text:p>656</text:p>
          </table:table-cell>
          <table:table-cell table:style-name="ce553" table:formula="of:=ROUNDDOWN([.L15]/60)" office:value-type="float" office:value="65">
            <text:p>65</text:p>
          </table:table-cell>
          <table:table-cell table:style-name="ce553" table:formula="of:=ROUNDDOWN([.L15]/60/60)" office:value-type="float" office:value="1">
            <text:p>1</text:p>
          </table:table-cell>
          <table:table-cell table:style-name="ce553" table:formula="of:=ROUNDDOWN([.L15]/60/60/24)" office:value-type="float" office:value="0">
            <text:p>0</text:p>
          </table:table-cell>
          <table:table-cell table:style-name="ce547"/>
          <table:table-cell table:style-name="ce559" table:formula="of:=[.L16]*1.5" office:value-type="float" office:value="3941.04501342773">
            <text:p>3941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3">
            <text:p>13</text:p>
          </table:table-cell>
          <table:table-cell table:style-name="ce548" table:formula="of:=1.7+POWER(([.B16]-10)/10;2.5)*1.7" office:value-type="float" office:value="1.78380155129829">
            <text:p>1,78</text:p>
          </table:table-cell>
          <table:table-cell table:style-name="ce549" table:formula="of:=[.B16]/0.15" office:value-type="float" office:value="86.6666666666667">
            <text:p>87</text:p>
          </table:table-cell>
          <table:table-cell table:style-name="ce548"/>
          <table:table-cell table:style-name="ce551" office:value-type="float" office:value="16">
            <text:p>16</text:p>
          </table:table-cell>
          <table:table-cell table:style-name="ce553" table:formula="of:=ROUNDDOWN([.L16]/6)" office:value-type="float" office:value="437">
            <text:p>437</text:p>
          </table:table-cell>
          <table:table-cell table:style-name="ce553" table:formula="of:=ROUNDDOWN([.L16]/60)" office:value-type="float" office:value="43">
            <text:p>43</text:p>
          </table:table-cell>
          <table:table-cell table:style-name="ce553" table:formula="of:=ROUNDDOWN([.L16]/60/60)" office:value-type="float" office:value="0">
            <text:p>0</text:p>
          </table:table-cell>
          <table:table-cell table:style-name="ce553" table:formula="of:=ROUNDDOWN([.L16]/60/60/24)" office:value-type="float" office:value="0">
            <text:p>0</text:p>
          </table:table-cell>
          <table:table-cell table:style-name="ce547"/>
          <table:table-cell table:style-name="ce559" table:formula="of:=[.L17]*1.5" office:value-type="float" office:value="2627.36334228516">
            <text:p>2627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4">
            <text:p>14</text:p>
          </table:table-cell>
          <table:table-cell table:style-name="ce548" table:formula="of:=1.7+POWER(([.B17]-10)/10;2.5)*1.7" office:value-type="float" office:value="1.87202790471316">
            <text:p>1,87</text:p>
          </table:table-cell>
          <table:table-cell table:style-name="ce549" table:formula="of:=[.B17]/0.15" office:value-type="float" office:value="93.3333333333333">
            <text:p>93</text:p>
          </table:table-cell>
          <table:table-cell table:style-name="ce548"/>
          <table:table-cell table:style-name="ce551" office:value-type="float" office:value="15">
            <text:p>15</text:p>
          </table:table-cell>
          <table:table-cell table:style-name="ce553" table:formula="of:=ROUNDDOWN([.L17]/6)" office:value-type="float" office:value="291">
            <text:p>291</text:p>
          </table:table-cell>
          <table:table-cell table:style-name="ce553" table:formula="of:=ROUNDDOWN([.L17]/60)" office:value-type="float" office:value="29">
            <text:p>29</text:p>
          </table:table-cell>
          <table:table-cell table:style-name="ce553" table:formula="of:=ROUNDDOWN([.L17]/60/60)" office:value-type="float" office:value="0">
            <text:p>0</text:p>
          </table:table-cell>
          <table:table-cell table:style-name="ce553" table:formula="of:=ROUNDDOWN([.L17]/60/60/24)" office:value-type="float" office:value="0">
            <text:p>0</text:p>
          </table:table-cell>
          <table:table-cell table:style-name="ce547"/>
          <table:table-cell table:style-name="ce559" table:formula="of:=[.L18]*1.5" office:value-type="float" office:value="1751.57556152344">
            <text:p>1752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5">
            <text:p>15</text:p>
          </table:table-cell>
          <table:table-cell table:style-name="ce548" table:formula="of:=1.7+POWER(([.B18]-10)/10;2.5)*1.7" office:value-type="float" office:value="2.00052038200428">
            <text:p>2,00</text:p>
          </table:table-cell>
          <table:table-cell table:style-name="ce549" table:formula="of:=[.B18]/0.15" office:value-type="float" office:value="100">
            <text:p>100</text:p>
          </table:table-cell>
          <table:table-cell table:style-name="ce548"/>
          <table:table-cell table:style-name="ce551" office:value-type="float" office:value="14">
            <text:p>14</text:p>
          </table:table-cell>
          <table:table-cell table:style-name="ce553" table:formula="of:=ROUNDDOWN([.L18]/6)" office:value-type="float" office:value="194">
            <text:p>194</text:p>
          </table:table-cell>
          <table:table-cell table:style-name="ce553" table:formula="of:=ROUNDDOWN([.L18]/60)" office:value-type="float" office:value="19">
            <text:p>19</text:p>
          </table:table-cell>
          <table:table-cell table:style-name="ce553" table:formula="of:=ROUNDDOWN([.L18]/60/60)" office:value-type="float" office:value="0">
            <text:p>0</text:p>
          </table:table-cell>
          <table:table-cell table:style-name="ce553" table:formula="of:=ROUNDDOWN([.L18]/60/60/24)" office:value-type="float" office:value="0">
            <text:p>0</text:p>
          </table:table-cell>
          <table:table-cell table:style-name="ce547"/>
          <table:table-cell table:style-name="ce559" table:formula="of:=[.L19]*1.5" office:value-type="float" office:value="1167.71704101563">
            <text:p>1168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6">
            <text:p>16</text:p>
          </table:table-cell>
          <table:table-cell table:style-name="ce548" table:formula="of:=1.7+POWER(([.B19]-10)/10;2.5)*1.7" office:value-type="float" office:value="2.17405316157579">
            <text:p>2,17</text:p>
          </table:table-cell>
          <table:table-cell table:style-name="ce549" table:formula="of:=[.B19]/0.15" office:value-type="float" office:value="106.666666666667">
            <text:p>107</text:p>
          </table:table-cell>
          <table:table-cell table:style-name="ce548"/>
          <table:table-cell table:style-name="ce551" office:value-type="float" office:value="13">
            <text:p>13</text:p>
          </table:table-cell>
          <table:table-cell table:style-name="ce553" table:formula="of:=ROUNDDOWN([.L19]/6)" office:value-type="float" office:value="129">
            <text:p>129</text:p>
          </table:table-cell>
          <table:table-cell table:style-name="ce553" table:formula="of:=ROUNDDOWN([.L19]/60)" office:value-type="float" office:value="12">
            <text:p>12</text:p>
          </table:table-cell>
          <table:table-cell table:style-name="ce553" table:formula="of:=ROUNDDOWN([.L19]/60/60)" office:value-type="float" office:value="0">
            <text:p>0</text:p>
          </table:table-cell>
          <table:table-cell table:style-name="ce553" table:formula="of:=ROUNDDOWN([.L19]/60/60/24)" office:value-type="float" office:value="0">
            <text:p>0</text:p>
          </table:table-cell>
          <table:table-cell table:style-name="ce547"/>
          <table:table-cell table:style-name="ce559" table:formula="of:=[.L20]*1.5" office:value-type="float" office:value="778.47802734375">
            <text:p>778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7">
            <text:p>17</text:p>
          </table:table-cell>
          <table:table-cell table:style-name="ce548" table:formula="of:=1.7+POWER(([.B20]-10)/10;2.5)*1.7" office:value-type="float" office:value="2.39693780210288">
            <text:p>2,40</text:p>
          </table:table-cell>
          <table:table-cell table:style-name="ce549" table:formula="of:=[.B20]/0.15" office:value-type="float" office:value="113.333333333333">
            <text:p>113</text:p>
          </table:table-cell>
          <table:table-cell table:style-name="ce548"/>
          <table:table-cell table:style-name="ce551" office:value-type="float" office:value="12">
            <text:p>12</text:p>
          </table:table-cell>
          <table:table-cell table:style-name="ce553" table:formula="of:=ROUNDDOWN([.L20]/6)" office:value-type="float" office:value="86">
            <text:p>86</text:p>
          </table:table-cell>
          <table:table-cell table:style-name="ce553" table:formula="of:=ROUNDDOWN([.L20]/60)" office:value-type="float" office:value="8">
            <text:p>8</text:p>
          </table:table-cell>
          <table:table-cell table:style-name="ce553" table:formula="of:=ROUNDDOWN([.L20]/60/60)" office:value-type="float" office:value="0">
            <text:p>0</text:p>
          </table:table-cell>
          <table:table-cell table:style-name="ce553" table:formula="of:=ROUNDDOWN([.L20]/60/60/24)" office:value-type="float" office:value="0">
            <text:p>0</text:p>
          </table:table-cell>
          <table:table-cell table:style-name="ce547"/>
          <table:table-cell table:style-name="ce559" table:formula="of:=[.L21]*1.5" office:value-type="float" office:value="518.9853515625">
            <text:p>519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8">
            <text:p>18</text:p>
          </table:table-cell>
          <table:table-cell table:style-name="ce548" table:formula="of:=1.7+POWER(([.B21]-10)/10;2.5)*1.7" office:value-type="float" office:value="2.67313678380791">
            <text:p>2,67</text:p>
          </table:table-cell>
          <table:table-cell table:style-name="ce549" table:formula="of:=[.B21]/0.15" office:value-type="float" office:value="120">
            <text:p>120</text:p>
          </table:table-cell>
          <table:table-cell table:style-name="ce548"/>
          <table:table-cell table:style-name="ce551" office:value-type="float" office:value="11">
            <text:p>11</text:p>
          </table:table-cell>
          <table:table-cell table:style-name="ce553" table:formula="of:=ROUNDDOWN([.L21]/6)" office:value-type="float" office:value="57">
            <text:p>57</text:p>
          </table:table-cell>
          <table:table-cell table:style-name="ce553" table:formula="of:=ROUNDDOWN([.L21]/60)" office:value-type="float" office:value="5">
            <text:p>5</text:p>
          </table:table-cell>
          <table:table-cell table:style-name="ce553" table:formula="of:=ROUNDDOWN([.L21]/60/60)" office:value-type="float" office:value="0">
            <text:p>0</text:p>
          </table:table-cell>
          <table:table-cell table:style-name="ce553" table:formula="of:=ROUNDDOWN([.L21]/60/60/24)" office:value-type="float" office:value="0">
            <text:p>0</text:p>
          </table:table-cell>
          <table:table-cell table:style-name="ce547"/>
          <table:table-cell table:style-name="ce559" table:formula="of:=[.L22]*1.5" office:value-type="float" office:value="345.990234375">
            <text:p>346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9">
            <text:p>19</text:p>
          </table:table-cell>
          <table:table-cell table:style-name="ce548" table:formula="of:=1.7+POWER(([.B22]-10)/10;2.5)*1.7" office:value-type="float" office:value="3.00633690141556">
            <text:p>3,01</text:p>
          </table:table-cell>
          <table:table-cell table:style-name="ce549" table:formula="of:=[.B22]/0.15" office:value-type="float" office:value="126.666666666667">
            <text:p>127</text:p>
          </table:table-cell>
          <table:table-cell table:style-name="ce548"/>
          <table:table-cell table:style-name="ce551" office:value-type="float" office:value="10">
            <text:p>10</text:p>
          </table:table-cell>
          <table:table-cell table:style-name="ce553" table:formula="of:=ROUNDDOWN([.L22]/6)" office:value-type="float" office:value="38">
            <text:p>38</text:p>
          </table:table-cell>
          <table:table-cell table:style-name="ce553" table:formula="of:=ROUNDDOWN([.L22]/60)" office:value-type="float" office:value="3">
            <text:p>3</text:p>
          </table:table-cell>
          <table:table-cell table:style-name="ce553" table:formula="of:=ROUNDDOWN([.L22]/60/60)" office:value-type="float" office:value="0">
            <text:p>0</text:p>
          </table:table-cell>
          <table:table-cell table:style-name="ce553" table:formula="of:=ROUNDDOWN([.L22]/60/60/24)" office:value-type="float" office:value="0">
            <text:p>0</text:p>
          </table:table-cell>
          <table:table-cell table:style-name="ce547"/>
          <table:table-cell table:style-name="ce559" table:formula="of:=[.L23]*1.5" office:value-type="float" office:value="230.66015625">
            <text:p>231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20">
            <text:p>20</text:p>
          </table:table-cell>
          <table:table-cell table:style-name="ce548" table:formula="of:=1.7+POWER(([.B23]-10)/10;2.5)*1.7" office:value-type="float" office:value="3.4">
            <text:p>3,40</text:p>
          </table:table-cell>
          <table:table-cell table:style-name="ce549" table:formula="of:=[.B23]/0.15" office:value-type="float" office:value="133.333333333333">
            <text:p>133</text:p>
          </table:table-cell>
          <table:table-cell table:style-name="ce548"/>
          <table:table-cell table:style-name="ce551" office:value-type="float" office:value="9">
            <text:p>9</text:p>
          </table:table-cell>
          <table:table-cell table:style-name="ce553" table:formula="of:=ROUNDDOWN([.L23]/6)" office:value-type="float" office:value="25">
            <text:p>25</text:p>
          </table:table-cell>
          <table:table-cell table:style-name="ce553" table:formula="of:=ROUNDDOWN([.L23]/60)" office:value-type="float" office:value="2">
            <text:p>2</text:p>
          </table:table-cell>
          <table:table-cell table:style-name="ce553" table:formula="of:=ROUNDDOWN([.L23]/60/60)" office:value-type="float" office:value="0">
            <text:p>0</text:p>
          </table:table-cell>
          <table:table-cell table:style-name="ce553" table:formula="of:=ROUNDDOWN([.L23]/60/60/24)" office:value-type="float" office:value="0">
            <text:p>0</text:p>
          </table:table-cell>
          <table:table-cell table:style-name="ce547"/>
          <table:table-cell table:style-name="ce559" table:formula="of:=[.L24]*1.5" office:value-type="float" office:value="153.7734375">
            <text:p>154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 table:number-columns-repeated="2"/>
          <table:table-cell table:style-name="ce548"/>
          <table:table-cell table:style-name="ce549"/>
          <table:table-cell table:style-name="ce547"/>
          <table:table-cell table:style-name="ce551" office:value-type="float" office:value="8">
            <text:p>8</text:p>
          </table:table-cell>
          <table:table-cell table:style-name="ce553" table:formula="of:=ROUNDDOWN([.L24]/6)" office:value-type="float" office:value="17">
            <text:p>17</text:p>
          </table:table-cell>
          <table:table-cell table:style-name="ce553" table:formula="of:=ROUNDDOWN([.L24]/60)" office:value-type="float" office:value="1">
            <text:p>1</text:p>
          </table:table-cell>
          <table:table-cell table:style-name="ce553" table:formula="of:=ROUNDDOWN([.L24]/60/60)" office:value-type="float" office:value="0">
            <text:p>0</text:p>
          </table:table-cell>
          <table:table-cell table:style-name="ce553" table:formula="of:=ROUNDDOWN([.L24]/60/60/24)" office:value-type="float" office:value="0">
            <text:p>0</text:p>
          </table:table-cell>
          <table:table-cell table:style-name="ce547"/>
          <table:table-cell table:style-name="ce559" table:formula="of:=[.L25]*1.5" office:value-type="float" office:value="102.515625">
            <text:p>103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 table:number-columns-repeated="2"/>
          <table:table-cell table:style-name="ce548"/>
          <table:table-cell table:style-name="ce549"/>
          <table:table-cell table:style-name="ce547"/>
          <table:table-cell table:style-name="ce551" office:value-type="float" office:value="7">
            <text:p>7</text:p>
          </table:table-cell>
          <table:table-cell table:style-name="ce553" table:formula="of:=ROUNDDOWN([.L25]/6)" office:value-type="float" office:value="11">
            <text:p>11</text:p>
          </table:table-cell>
          <table:table-cell table:style-name="ce553" table:formula="of:=ROUNDDOWN([.L25]/60)" office:value-type="float" office:value="1">
            <text:p>1</text:p>
          </table:table-cell>
          <table:table-cell table:style-name="ce553" table:formula="of:=ROUNDDOWN([.L25]/60/60)" office:value-type="float" office:value="0">
            <text:p>0</text:p>
          </table:table-cell>
          <table:table-cell table:style-name="ce553" table:formula="of:=ROUNDDOWN([.L25]/60/60/24)" office:value-type="float" office:value="0">
            <text:p>0</text:p>
          </table:table-cell>
          <table:table-cell table:style-name="ce547"/>
          <table:table-cell table:style-name="ce559" table:formula="of:=[.L26]*1.5" office:value-type="float" office:value="68.34375">
            <text:p>68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 table:number-columns-repeated="2"/>
          <table:table-cell table:style-name="ce548"/>
          <table:table-cell table:style-name="ce549"/>
          <table:table-cell table:style-name="ce547"/>
          <table:table-cell table:style-name="ce551" office:value-type="float" office:value="6">
            <text:p>6</text:p>
          </table:table-cell>
          <table:table-cell table:style-name="ce553" table:formula="of:=ROUNDDOWN([.L26]/6)" office:value-type="float" office:value="7">
            <text:p>7</text:p>
          </table:table-cell>
          <table:table-cell table:style-name="ce553" table:formula="of:=ROUNDDOWN([.L26]/60)" office:value-type="float" office:value="0">
            <text:p>0</text:p>
          </table:table-cell>
          <table:table-cell table:style-name="ce553" table:formula="of:=ROUNDDOWN([.L26]/60/60)" office:value-type="float" office:value="0">
            <text:p>0</text:p>
          </table:table-cell>
          <table:table-cell table:style-name="ce553" table:formula="of:=ROUNDDOWN([.L26]/60/60/24)" office:value-type="float" office:value="0">
            <text:p>0</text:p>
          </table:table-cell>
          <table:table-cell table:style-name="ce547"/>
          <table:table-cell table:style-name="ce559" table:formula="of:=[.L27]*1.5" office:value-type="float" office:value="45.5625">
            <text:p>46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 table:number-columns-repeated="2"/>
          <table:table-cell table:style-name="ce548"/>
          <table:table-cell table:style-name="ce549"/>
          <table:table-cell table:style-name="ce547"/>
          <table:table-cell table:style-name="ce551" office:value-type="float" office:value="5">
            <text:p>5</text:p>
          </table:table-cell>
          <table:table-cell table:style-name="ce553" table:formula="of:=ROUNDDOWN([.L27]/6)" office:value-type="float" office:value="5">
            <text:p>5</text:p>
          </table:table-cell>
          <table:table-cell table:style-name="ce553" table:formula="of:=ROUNDDOWN([.L27]/60)" office:value-type="float" office:value="0">
            <text:p>0</text:p>
          </table:table-cell>
          <table:table-cell table:style-name="ce553" table:formula="of:=ROUNDDOWN([.L27]/60/60)" office:value-type="float" office:value="0">
            <text:p>0</text:p>
          </table:table-cell>
          <table:table-cell table:style-name="ce553" table:formula="of:=ROUNDDOWN([.L27]/60/60/24)" office:value-type="float" office:value="0">
            <text:p>0</text:p>
          </table:table-cell>
          <table:table-cell table:style-name="ce547"/>
          <table:table-cell table:style-name="ce559" table:formula="of:=[.L28]*1.5" office:value-type="float" office:value="30.375">
            <text:p>30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 table:number-columns-repeated="2"/>
          <table:table-cell table:style-name="ce548"/>
          <table:table-cell table:style-name="ce549"/>
          <table:table-cell table:style-name="ce547"/>
          <table:table-cell table:style-name="ce551" office:value-type="float" office:value="4">
            <text:p>4</text:p>
          </table:table-cell>
          <table:table-cell table:style-name="ce553" table:formula="of:=ROUNDDOWN([.L28]/6)" office:value-type="float" office:value="3">
            <text:p>3</text:p>
          </table:table-cell>
          <table:table-cell table:style-name="ce553" table:formula="of:=ROUNDDOWN([.L28]/60)" office:value-type="float" office:value="0">
            <text:p>0</text:p>
          </table:table-cell>
          <table:table-cell table:style-name="ce553" table:formula="of:=ROUNDDOWN([.L28]/60/60)" office:value-type="float" office:value="0">
            <text:p>0</text:p>
          </table:table-cell>
          <table:table-cell table:style-name="ce553" table:formula="of:=ROUNDDOWN([.L28]/60/60/24)" office:value-type="float" office:value="0">
            <text:p>0</text:p>
          </table:table-cell>
          <table:table-cell table:style-name="ce547"/>
          <table:table-cell table:style-name="ce559" table:formula="of:=[.L29]*1.5" office:value-type="float" office:value="20.25">
            <text:p>20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 table:number-columns-repeated="2"/>
          <table:table-cell table:style-name="ce548"/>
          <table:table-cell table:style-name="ce549"/>
          <table:table-cell table:style-name="ce547"/>
          <table:table-cell table:style-name="ce551" office:value-type="float" office:value="3">
            <text:p>3</text:p>
          </table:table-cell>
          <table:table-cell table:style-name="ce553" table:formula="of:=ROUNDDOWN([.L29]/6)" office:value-type="float" office:value="2">
            <text:p>2</text:p>
          </table:table-cell>
          <table:table-cell table:style-name="ce553" table:formula="of:=ROUNDDOWN([.L29]/60)" office:value-type="float" office:value="0">
            <text:p>0</text:p>
          </table:table-cell>
          <table:table-cell table:style-name="ce553" table:formula="of:=ROUNDDOWN([.L29]/60/60)" office:value-type="float" office:value="0">
            <text:p>0</text:p>
          </table:table-cell>
          <table:table-cell table:style-name="ce553" table:formula="of:=ROUNDDOWN([.L29]/60/60/24)" office:value-type="float" office:value="0">
            <text:p>0</text:p>
          </table:table-cell>
          <table:table-cell table:style-name="ce547"/>
          <table:table-cell table:style-name="ce559" table:formula="of:=[.L30]*1.5" office:value-type="float" office:value="13.5">
            <text:p>14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 table:number-columns-repeated="2"/>
          <table:table-cell table:style-name="ce548"/>
          <table:table-cell table:style-name="ce549"/>
          <table:table-cell table:style-name="ce547"/>
          <table:table-cell table:style-name="ce551" office:value-type="float" office:value="2">
            <text:p>2</text:p>
          </table:table-cell>
          <table:table-cell table:style-name="ce553" table:formula="of:=ROUNDDOWN([.L30]/6)" office:value-type="float" office:value="1">
            <text:p>1</text:p>
          </table:table-cell>
          <table:table-cell table:style-name="ce553" table:formula="of:=ROUNDDOWN([.L30]/60)" office:value-type="float" office:value="0">
            <text:p>0</text:p>
          </table:table-cell>
          <table:table-cell table:style-name="ce553" table:formula="of:=ROUNDDOWN([.L30]/60/60)" office:value-type="float" office:value="0">
            <text:p>0</text:p>
          </table:table-cell>
          <table:table-cell table:style-name="ce553" table:formula="of:=ROUNDDOWN([.L30]/60/60/24)" office:value-type="float" office:value="0">
            <text:p>0</text:p>
          </table:table-cell>
          <table:table-cell table:style-name="ce547"/>
          <table:table-cell table:style-name="ce559" table:formula="of:=[.L31]*1.5" office:value-type="float" office:value="9">
            <text:p>9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 table:number-columns-repeated="2"/>
          <table:table-cell table:style-name="ce548"/>
          <table:table-cell table:style-name="ce549"/>
          <table:table-cell table:style-name="ce547"/>
          <table:table-cell table:style-name="ce551" office:value-type="float" office:value="1">
            <text:p>1</text:p>
          </table:table-cell>
          <table:table-cell table:style-name="ce553" table:formula="of:=ROUNDDOWN([.L31]/6)" office:value-type="float" office:value="1">
            <text:p>1</text:p>
          </table:table-cell>
          <table:table-cell table:style-name="ce553" table:formula="of:=ROUNDDOWN([.L31]/60)" office:value-type="float" office:value="0">
            <text:p>0</text:p>
          </table:table-cell>
          <table:table-cell table:style-name="ce553" table:formula="of:=ROUNDDOWN([.L31]/60/60)" office:value-type="float" office:value="0">
            <text:p>0</text:p>
          </table:table-cell>
          <table:table-cell table:style-name="ce553" table:formula="of:=ROUNDDOWN([.L31]/60/60/24)" office:value-type="float" office:value="0">
            <text:p>0</text:p>
          </table:table-cell>
          <table:table-cell table:style-name="ce547"/>
          <table:table-cell table:style-name="ce559" office:value-type="float" office:value="6">
            <text:p>6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 table:number-columns-repeated="2"/>
          <table:table-cell table:style-name="ce548"/>
          <table:table-cell table:style-name="ce549"/>
          <table:table-cell table:style-name="ce547"/>
          <table:table-cell table:style-name="ce551" office:value-type="float" office:value="0">
            <text:p>0</text:p>
          </table:table-cell>
          <table:table-cell table:style-name="ce554" office:value-type="string" table:number-columns-spanned="4" table:number-rows-spanned="1">
            <text:p>Mort !!!</text:p>
          </table:table-cell>
          <table:covered-table-cell table:number-columns-repeated="2" table:style-name="ce555"/>
          <table:covered-table-cell table:style-name="ce556"/>
          <table:table-cell table:style-name="ce547"/>
          <table:table-cell table:style-name="ce557"/>
          <table:table-cell table:style-name="ce547" table:number-columns-repeated="245"/>
          <table:table-cell table:number-columns-repeated="767"/>
        </table:table-row>
        <table:table-row table:style-name="ro1" table:number-rows-repeated="65504">
          <table:table-cell table:style-name="ce547" table:number-columns-repeated="2"/>
          <table:table-cell table:style-name="ce548"/>
          <table:table-cell table:style-name="ce549"/>
          <table:table-cell table:style-name="ce547" table:number-columns-repeated="2"/>
          <table:table-cell table:style-name="ce548" table:number-columns-repeated="4"/>
          <table:table-cell table:style-name="ce547"/>
          <table:table-cell table:style-name="ce557"/>
          <table:table-cell table:style-name="ce547" table:number-columns-repeated="245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ge" table:base-cell-address="$Carac.$A$1" table:cell-range-address="$Calcul.$C$14"/>
        <table:named-range table:name="agi" table:base-cell-address="$Carac.$A$1" table:cell-range-address="$Calcul.$C$8"/>
        <table:named-range table:name="bd" table:base-cell-address="$Carac.$A$1" table:cell-range-address="$Calcul.$G$27"/>
        <table:named-range table:name="bo" table:base-cell-address="$Carac.$A$1" table:cell-range-address="$Calcul.$G$26"/>
        <table:named-range table:name="cmd" table:base-cell-address="$Carac.$A$1" table:cell-range-address="$Calcul.$C$11"/>
        <table:named-range table:name="co" table:base-cell-address="$Carac.$A$1" table:cell-range-address="$Calcul.$H$3"/>
        <table:named-expression table:name="comp" table:base-cell-address="$Carac.$A$1" table:expression="$comp.$#ref !#ref !#ref !#ref !#ref !#ref !#ref !#ref !#ref !#ref !#ref !#ref !#ref !#ref !#ref !#ref !#ref !#ref !#ref !#REF !$2:$#REF !$36"/>
        <table:named-range table:name="con" table:base-cell-address="$Carac.$A$1" table:cell-range-address="$Calcul.$C$3"/>
        <table:named-range table:name="end" table:base-cell-address="$Carac.$A$1" table:cell-range-address="$Calcul.$C$4"/>
        <table:named-range table:name="for" table:base-cell-address="$Carac.$A$1" table:cell-range-address="$Calcul.$C$2"/>
        <table:named-range table:name="int" table:base-cell-address="$Carac.$A$1" table:cell-range-address="$Calcul.$C$5"/>
        <table:named-range table:name="ma" table:base-cell-address="$Carac.$A$1" table:cell-range-address="$Calcul.$G$3"/>
        <table:named-range table:name="mag" table:base-cell-address="$Carac.$A$1" table:cell-range-address="$Calcul.$C$7"/>
        <table:named-range table:name="pf" table:base-cell-address="$Carac.$A$1" table:cell-range-address="$Calcul.$N$11"/>
        <table:named-range table:name="pm" table:base-cell-address="$Carac.$A$1" table:cell-range-address="$Calcul.$N$14"/>
        <table:named-range table:name="pmax" table:base-cell-address="$Carac.$A$1" table:cell-range-address="$Calcul.$J$3"/>
        <table:named-range table:name="poi" table:base-cell-address="$Carac.$A$1" table:cell-range-address="$Calcul.$C$13"/>
        <table:named-range table:name="pv" table:base-cell-address="$Carac.$A$1" table:cell-range-address="$Calcul.$N$8"/>
        <table:named-range table:name="rap" table:base-cell-address="$Carac.$A$1" table:cell-range-address="$Calcul.$C$9"/>
        <table:named-range table:name="soc" table:base-cell-address="$Carac.$A$1" table:cell-range-address="$Calcul.$C$10"/>
        <table:named-range table:name="sp" table:base-cell-address="$Carac.$A$1" table:cell-range-address="$Calcul.$I$3"/>
        <table:named-range table:name="t" table:base-cell-address="$Carac.$A$1" table:cell-range-address="$'~Perso'.$G$30:.$J$57"/>
        <table:named-range table:name="Tab" table:base-cell-address="$Carac.$A$1" table:cell-range-address="$'~Perso'.$N$2:.$O$22"/>
        <table:named-range table:name="tab1" table:base-cell-address="$Carac.$A$1" table:cell-range-address="$Calcul.$AK$2:.$AM$23"/>
        <table:named-range table:name="tai" table:base-cell-address="$Carac.$A$1" table:cell-range-address="$Calcul.$C$12"/>
        <table:named-range table:name="vol" table:base-cell-address="$Carac.$A$1" table:cell-range-address="$Calcul.$C$6"/>
        <table:named-range table:name="Excel_BuiltIn_Print_Area_2" table:base-cell-address="$Carac.$A$1" table:cell-range-address="$Armes.$B$4:.$M$74" table:range-usable-as="print-range"/>
        <table:named-range table:name="Excel_BuiltIn_Print_Area_5" table:base-cell-address="$Carac.$A$1" table:cell-range-address="$Attaque.$B$4:.$G$5" table:range-usable-as="print-range"/>
        <table:named-range table:name="Excel_BuiltIn_Print_Area_1" table:base-cell-address="$Carac.$A$1" table:cell-range-address="$BO.$B$25:.$D$75" table:range-usable-as="print-range"/>
        <table:named-expression table:name="Excel_BuiltIn_Print_Area_3" table:base-cell-address="$Carac.$A$1" table:expression="$cc.$#ref !#ref !#ref !#ref !#ref !#ref !#ref !#ref !#ref !#ref !#ref !#ref !#ref !#ref !#ref !#ref !#ref !#ref ![.#REF !$1]:$#REF !$68"/>
        <table:named-range table:name="Excel_BuiltIn_Print_Area_6" table:base-cell-address="$Carac.$A$1" table:cell-range-address="$'~PJ'.$H$2:.$AB$69" table:range-usable-as="print-range"/>
        <table:named-range table:name="Excel_BuiltIn_Print_Area_7" table:base-cell-address="$Carac.$A$1" table:cell-range-address="$'~Test'.$F$2:.$J$32" table:range-usable-as="print-range"/>
        <table:named-range table:name="Excel_BuiltIn_Print_Area_8" table:base-cell-address="$Carac.$A$1" table:cell-range-address="$Xp.$B$2:.$Y$27" table:range-usable-as="print-range"/>
        <table:named-range table:name="comp_tab" table:base-cell-address="$Tab.$E$70" table:cell-range-address="$Comp.$B$2:.$F$125"/>
        <table:named-range table:name="bo_tab" table:base-cell-address="$Comp.$B$26" table:cell-range-address="$BO.$B$26:.$D$125"/>
        <table:named-range table:name="bo_mul" table:base-cell-address="$Comp.$G$25" table:cell-range-address="$BO.$K$26"/>
        <table:named-range table:name="bo_add" table:base-cell-address="$Comp.$G$26" table:cell-range-address="$BO.$K$27"/>
      </table:named-expressions>
      <table:database-ranges>
        <table:database-range table:target-range-address="'~Simu'.E7:'~Simu'.E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-X="1" style:scale-to-Y="1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0cm" fo:margin-bottom="0cm" fo:margin-left="0cm" fo:margin-right="0cm" style:shadow="none" fo:background-color="transparent" style:first-page-number="continue" style:scale-to-pages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8">
      <style:page-layout-properties fo:page-width="29.7cm" fo:page-height="21.001cm" style:num-format="1" style:print-orientation="landscape" fo:margin-top="2.499cm" fo:margin-bottom="2.499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9">
      <style:page-layout-properties style:num-format="1" style:print-orientation="portrait" fo:margin-top="1cm" fo:margin-bottom="1cm" fo:margin-left="1cm" fo:margin-right="1cm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0">20/08/2011</text:date>, <text:time>18:1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" style:display-name="PageStyle_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mes" style:display-name="PageStyle_Ar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" style:display-name="PageStyle_C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so" style:display-name="PageStyle_Pers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ttaque" style:display-name="PageStyle_Attaqu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J" style:display-name="PageStyle_P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Xp" style:display-name="PageStyle_Xp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alcul" style:display-name="PageStyle_Calcu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mp" style:display-name="PageStyle_Comp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aume Blanchard</meta:initial-creator>
    <meta:creation-date>2000-12-18T13:17:52</meta:creation-date>
    <dc:creator>Guillaume Blanchard</dc:creator>
    <dc:date>2011-08-20T18:13:39.45</dc:date>
    <meta:print-date>2010-08-15T15:07:13.06</meta:print-date>
    <meta:generator>OpenOffice.org/3.3$Win32 OpenOffice.org_project/330m20$Build-9567</meta:generator>
    <meta:editing-duration>P3DT9H36M41S</meta:editing-duration>
    <meta:editing-cycles>317</meta:editing-cycles>
    <meta:printed-by>Guillaume Blanchard</meta:printed-by>
    <meta:document-statistic meta:table-count="17" meta:cell-count="7978" meta:object-count="0"/>
  </office:meta>
</office:document-meta>
</file>

<file path=Basic/Standard/Feuil1.xml><?xml version="1.0" encoding="utf-8"?>
<!DOCTYPE module  PUBLIC '-//OpenOffice.org//DTD OfficeDocument 1.0//EN'  'module.dtd'>
<script:module xmlns:script="http://openoffice.org/2000/script" script:name="Feuil1" script:language="StarBasic">Rem Attribute VBA_ModuleType=VBADocumentModule
Sub Feuil1
Rem 
End Sub</script:module>
</file>

<file path=Basic/Standard/Feuil2.xml><?xml version="1.0" encoding="utf-8"?>
<!DOCTYPE module  PUBLIC '-//OpenOffice.org//DTD OfficeDocument 1.0//EN'  'module.dtd'>
<script:module xmlns:script="http://openoffice.org/2000/script" script:name="Feuil2" script:language="StarBasic">Rem Attribute VBA_ModuleType=VBADocumentModule
Sub Feuil2
Rem 
End Sub</script:module>
</file>

<file path=Basic/Standard/Feuil3.xml><?xml version="1.0" encoding="utf-8"?>
<!DOCTYPE module  PUBLIC '-//OpenOffice.org//DTD OfficeDocument 1.0//EN'  'module.dtd'>
<script:module xmlns:script="http://openoffice.org/2000/script" script:name="Feuil3" script:language="StarBasic">Rem Attribute VBA_ModuleType=VBADocumentModule
Sub Feuil3
Rem 
End Sub</script:module>
</file>

<file path=Basic/Standard/Feuil4.xml><?xml version="1.0" encoding="utf-8"?>
<!DOCTYPE module  PUBLIC '-//OpenOffice.org//DTD OfficeDocument 1.0//EN'  'module.dtd'>
<script:module xmlns:script="http://openoffice.org/2000/script" script:name="Feuil4" script:language="StarBasic">Rem Attribute VBA_ModuleType=VBADocumentModule
Sub Feuil4
Rem 
End Sub</script:module>
</file>

<file path=Basic/Standard/Feuil5.xml><?xml version="1.0" encoding="utf-8"?>
<!DOCTYPE module  PUBLIC '-//OpenOffice.org//DTD OfficeDocument 1.0//EN'  'module.dtd'>
<script:module xmlns:script="http://openoffice.org/2000/script" script:name="Feuil5" script:language="StarBasic">Rem Attribute VBA_ModuleType=VBADocumentModule
Sub Feuil5
Rem 
End Sub</script:module>
</file>

<file path=Basic/Standard/Feuil6.xml><?xml version="1.0" encoding="utf-8"?>
<!DOCTYPE module  PUBLIC '-//OpenOffice.org//DTD OfficeDocument 1.0//EN'  'module.dtd'>
<script:module xmlns:script="http://openoffice.org/2000/script" script:name="Feuil6" script:language="StarBasic">Rem Attribute VBA_ModuleType=VBADocumentModule
Sub Feuil6
Rem 
End Sub</script:module>
</file>

<file path=Basic/Standard/Feuil7.xml><?xml version="1.0" encoding="utf-8"?>
<!DOCTYPE module  PUBLIC '-//OpenOffice.org//DTD OfficeDocument 1.0//EN'  'module.dtd'>
<script:module xmlns:script="http://openoffice.org/2000/script" script:name="Feuil7" script:language="StarBasic">Rem Attribute VBA_ModuleType=VBADocumentModule
Sub Feuil7
Rem 
End Sub</script:module>
</file>

<file path=Basic/Standard/Feuil8.xml><?xml version="1.0" encoding="utf-8"?>
<!DOCTYPE module  PUBLIC '-//OpenOffice.org//DTD OfficeDocument 1.0//EN'  'module.dtd'>
<script:module xmlns:script="http://openoffice.org/2000/script" script:name="Feuil8" script:language="StarBasic">Rem Attribute VBA_ModuleType=VBADocumentModule
Sub Feuil8
Rem 
End Sub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yo()
Rem End Sub
Rem Sub Macro1()
Rem '
Rem ' Macro1 Macro
Rem ' Macro enregistrée le 01/03/01 par Guillaume Blanchard
Rem '
Rem ' Touche de raccourci du clavier: Ctrl+c
Rem '
Rem     Range("B65").Select
Rem     Application.CommandBars("Stop Recording").Visible = False
Rem End Sub
Rem Sub Macro2()
Rem '
Rem ' Macro2 Macro
Rem ' Macro enregistrée le 01/03/01 par Guillaume Blanchard
Rem '
Rem ' Touche de raccourci du clavier: Ctrl+w
Rem '
Rem     With Selection
Rem         .HorizontalAlignment = xlCenter
Rem         .VerticalAlignment = xlBottom
Rem         .WrapText = False
Rem         .Orientation = 0
Rem         .ShrinkToFit = False
Rem         .MergeCells = False
Rem     End With
Rem     Selection.Merge
Rem End Sub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Feuil1"/>
  <library:element library:name="Feuil2"/>
  <library:element library:name="Feuil3"/>
  <library:element library:name="Feuil4"/>
  <library:element library:name="Feuil5"/>
  <library:element library:name="Feuil6"/>
  <library:element library:name="Feuil7"/>
  <library:element library:name="Feuil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